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6.47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5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2cm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seg0">
      <style:table-cell-properties style:text-align-source="value-type" style:repeat-content="false" fo:border="none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none" fo:border-right="none" fo:border-top="0.002cm solid #000000"/>
    </style:style>
    <style:style style:name="ce21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color="#999999" style:font-name="Arial" fo:font-size="10pt" fo:font-style="italic" style:font-size-asian="10pt" style:font-style-asian="italic" style:font-size-complex="10pt" style:font-style-complex="italic"/>
    </style:style>
    <style:style style:name="ce22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23" style:family="table-cell" style:parent-style-name="Default" style:data-style-name="N1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color="#999999" style:font-name="Arial"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808080" style:font-name="Arial" fo:font-size="8pt" fo:font-style="italic" style:font-size-asian="8pt" style:font-style-asian="italic" style:font-size-complex="8pt" style:font-style-complex="italic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4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999999" style:font-name="Arial" fo:font-size="8pt" fo:font-style="italic" style:font-size-asian="8pt" style:font-style-asian="italic" style:font-size-complex="8pt" style:font-style-complex="italic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4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02cm solid #000000" fo:border-left="none" fo:border-right="none" fo:border-top="none"/>
    </style:style>
    <style:style style:name="ce51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>
      <style:table-cell-properties fo:border-bottom="none" fo:border-left="0.002cm solid #000000" fo:border-right="0.002cm solid #000000" fo:border-top="none"/>
    </style:style>
    <style:style style:name="ce5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6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f9966" style:text-align-source="fix" style:repeat-content="false" fo:border-left="0.002cm solid #000000" fo:border-right="none" fo:border-top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58" style:family="table-cell" style:parent-style-name="Default">
      <style:table-cell-properties fo:background-color="#00ff00" style:text-align-source="fix" style:repeat-content="false" fo:border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fo:border-bottom="none" fo:background-color="#00ffff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-bottom="none" fo:border-left="none" fo:border-right="0.002cm solid #000000" fo:border-top="0.002cm solid #000000"/>
    </style:style>
    <style:style style:name="ce61" style:family="table-cell" style:parent-style-name="Default">
      <style:table-cell-properties fo:border-bottom="0.002cm solid #000000" fo:border-left="none" fo:border-right="0.002cm solid #000000" fo:border-top="none"/>
    </style:style>
    <style:style style:name="ce62" style:family="table-cell" style:parent-style-name="Default" style:data-style-name="N127">
      <style:table-cell-properties style:text-align-source="fix" style:repeat-content="false" fo:border="none"/>
      <style:paragraph-properties fo:text-align="center" fo:margin-left="0cm"/>
    </style:style>
    <style:style style:name="ce63" style:family="table-cell" style:parent-style-name="Default">
      <style:table-cell-properties fo:background-color="#00ff00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4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65" style:family="table-cell" style:parent-style-name="Default" style:data-style-name="N125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66" style:family="table-cell" style:parent-style-name="Default">
      <style:table-cell-properties fo:background-color="#00ffff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7" style:family="table-cell" style:parent-style-name="Default">
      <style:table-cell-properties fo:background-color="#ff9966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66cc" style:text-align-source="fix" style:repeat-content="false" fo:border="none" style:vertical-align="middle"/>
      <style:paragraph-properties fo:text-align="center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0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style:rotation-angle="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order-left="0.002cm solid #000000" fo:border-right="none" fo:border-top="none"/>
    </style:style>
    <style:style style:name="ce72" style:family="table-cell" style:parent-style-name="Default">
      <style:table-cell-properties fo:border-bottom="0.002cm solid #000000" fo:border-left="0.002cm solid #000000" fo:border-right="none" fo:border-top="none"/>
    </style:style>
    <style:style style:name="ce73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order-bottom="none" fo:border-left="0.002cm solid #000000" fo:border-right="none" fo:border-top="none"/>
      <style:text-properties style:font-name="Arial" fo:font-size="10pt" style:font-size-asian="10pt" style:font-size-complex="10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fo:border-bottom="none" fo:border-left="none" fo:border-right="0.002cm solid #000000" fo:border-top="none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80" style:family="table-cell" style:parent-style-name="SegBG">
      <style:table-cell-properties fo:border-bottom="none" fo:border-left="0.002cm solid #000000" fo:border-right="0.002cm solid #000000" fo:border-top="none"/>
    </style:style>
    <style:style style:name="ce81" style:family="table-cell" style:parent-style-name="SegBG">
      <style:table-cell-properties fo:border-bottom="none" fo:border-left="0.002cm solid #000000" fo:border-right="none" fo:border-top="none"/>
    </style:style>
    <style:style style:name="ce82" style:family="table-cell" style:parent-style-name="Default">
      <style:table-cell-properties fo:border-bottom="none" fo:border-left="0.002cm solid #000000" fo:border-right="none" fo:border-top="none" style:vertical-align="middle"/>
      <style:text-properties style:font-name="Arial" fo:font-size="10pt" style:font-size-asian="10pt" style:font-size-complex="10pt"/>
    </style:style>
    <style:style style:name="ce83" style:family="table-cell" style:parent-style-name="SegBG">
      <style:table-cell-properties fo:border-bottom="0.002cm solid #000000" fo:border-left="0.002cm solid #000000" fo:border-right="0.002cm solid #000000" fo:border-top="none"/>
    </style:style>
    <style:style style:name="ce8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fo:border-bottom="none" fo:background-color="#cccccc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86" style:family="table-cell" style:parent-style-name="Default">
      <style:table-cell-properties fo:border-bottom="none" fo:background-color="#ff00ff" style:text-align-source="fix" style:repeat-content="false" fo:border-left="0.002cm solid #000000" fo:border-right="none" fo:border-top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fo:background-color="#94bd5e" style:text-align-source="fix" style:repeat-content="false" fo:border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fo:border-bottom="none" fo:background-color="#ccffff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order-left="none" fo:border-right="none" fo:border-top="0.002cm solid #000000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fo:border-bottom="none" fo:border-left="none" fo:border-right="none" fo:border-top="0.002cm solid #000000" style:vertical-align="middle"/>
    </style:style>
    <style:style style:name="ce92" style:family="table-cell" style:parent-style-name="Default">
      <style:table-cell-properties style:vertical-align="middle"/>
    </style:style>
    <style:style style:name="ce9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fo:background-color="#94bd5e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fo:background-color="#ff00ff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9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order-bottom="none" fo:border-left="none" fo:border-right="0.002cm solid #000000" fo:border-top="0.002cm solid #000000" style:vertical-align="middle"/>
    </style:style>
    <style:style style:name="ce102" style:family="table-cell" style:parent-style-name="Default">
      <style:table-cell-properties fo:border-bottom="none" fo:border-left="none" fo:border-right="0.002cm solid #000000" fo:border-top="none" style:vertical-align="middle"/>
    </style:style>
    <style:style style:name="ce103" style:family="table-cell" style:parent-style-name="SegBG">
      <style:table-cell-properties fo:border-bottom="none" fo:border-left="none" fo:border-right="0.002cm solid #000000" fo:border-top="none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111" style:family="table-cell" style:parent-style-name="Default">
      <style:table-cell-properties fo:border-bottom="none" fo:background-color="#ff3366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fo:border-bottom="none" fo:background-color="#9966cc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114" style:family="table-cell" style:parent-style-name="Default">
      <style:table-cell-properties fo:border-bottom="none" fo:background-color="#e6ff0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115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fo:color="#999999" style:font-name="Arial" fo:font-size="10pt" fo:font-style="italic" style:font-size-asian="10pt" style:font-style-asian="italic" style:font-size-complex="10pt" style:font-style-complex="italic"/>
    </style:style>
    <style:style style:name="ce116" style:family="table-cell" style:parent-style-name="Default">
      <style:table-cell-properties fo:background-color="#9966cc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background-color="#9999ff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18" style:family="table-cell" style:parent-style-name="Default">
      <style:table-cell-properties fo:background-color="#e6ff00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19" style:family="table-cell" style:parent-style-name="Default" style:data-style-name="N1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color="#999999" style:font-name="Arial" fo:font-size="8pt" fo:font-style="italic" style:font-size-asian="8pt" style:font-style-asian="italic" style:font-size-complex="8pt" style:font-style-complex="italic"/>
    </style:style>
    <style:style style:name="ce12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21" style:family="table-cell" style:parent-style-name="Default">
      <style:table-cell-properties fo:background-color="#ff3366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2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rial" fo:font-size="10pt" style:font-size-asian="10pt" style:font-size-complex="10pt"/>
    </style:style>
    <style:style style:name="ce124" style:family="table-cell" style:parent-style-name="Default" style:data-style-name="N1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color="#e6e6e6" style:font-name="Arial" fo:font-size="8pt" fo:font-style="italic" style:font-size-asian="8pt" style:font-style-asian="italic" style:font-size-complex="8pt" style:font-style-complex="italic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e6e6e6" style:font-name="Arial" fo:font-size="10pt" style:font-size-asian="10pt" style:font-size-complex="10pt"/>
    </style:style>
    <style:style style:name="ce126" style:family="table-cell" style:parent-style-name="Default">
      <style:table-cell-properties fo:background-color="#ffd320" style:text-align-source="fix" style:repeat-content="false" fo:border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27" style:family="table-cell" style:parent-style-name="Default">
      <style:table-cell-properties fo:border-bottom="none" fo:background-color="transparent" fo:border-left="0.002cm solid #000000" fo:border-right="none" fo:border-top="none" style:vertical-align="middle"/>
      <style:text-properties fo:color="#cccccc" style:font-name="Arial" fo:font-size="10pt" style:font-size-asian="10pt" style:font-size-complex="10pt"/>
    </style:style>
    <style:style style:name="ce128" style:family="table-cell" style:parent-style-name="Default">
      <style:table-cell-properties fo:border-bottom="none" fo:background-color="#cccccc" fo:border-left="0.002cm solid #000000" fo:border-right="none" fo:border-top="none" style:vertical-align="middle"/>
      <style:text-properties fo:color="#e6e6e6" style:font-name="Arial" fo:font-size="10pt" style:font-size-asian="10pt" style:font-size-complex="10pt"/>
    </style:style>
    <style:style style:name="ce129" style:family="table-cell" style:parent-style-name="Default">
      <style:table-cell-properties fo:background-color="#ffd320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30" style:family="table-cell" style:parent-style-name="Default">
      <style:table-cell-properties fo:border-bottom="none" fo:border-left="0.002cm solid #000000" fo:border-right="0.002cm solid #000000" fo:border-top="none"/>
      <style:text-properties style:font-name="Arial" fo:font-size="10pt" style:font-size-asian="10pt" style:font-size-complex="10pt"/>
    </style:style>
    <style:style style:name="ce13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Arial" fo:font-size="10pt" style:font-size-asian="10pt" style:font-size-complex="10pt"/>
    </style:style>
    <style:style style:name="ce13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133" style:family="table-cell" style:parent-style-name="Default" style:data-style-name="N125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34" style:family="table-cell" style:parent-style-name="Default">
      <style:table-cell-properties fo:border-bottom="none" fo:background-color="#00ffff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border-bottom="none" fo:border-left="0.039cm double #000000" style:border-line-width-left="0.002cm 0.035cm 0.002cm" fo:border-right="none" fo:border-top="0.002cm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order-bottom="0.002cm solid #000000" fo:border-left="0.039cm double #000000" style:border-line-width-left="0.002cm 0.035cm 0.002cm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fo:border-bottom="0.002cm solid #000000" fo:border-left="none" fo:border-right="none" fo:border-top="none"/>
      <style:text-properties style:font-name="Arial" fo:font-size="10pt" style:font-size-asian="10pt" style:font-size-complex="10pt"/>
    </style:style>
    <style:style style:name="ce14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14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ce14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14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144" style:family="table-cell" style:parent-style-name="Default">
      <style:table-cell-properties style:text-align-source="fix" style:repeat-content="false" style:rotation-angle="270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fo:wrap-option="wrap" fo:border="none" style:vertical-align="top"/>
      <style:text-properties fo:font-size="11pt" fo:font-weight="bold" style:font-size-asian="11pt" style:font-weight-asian="bold" style:font-size-complex="11pt" style:font-weight-complex="bold"/>
    </style:style>
    <style:style style:name="ce146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47" style:family="table-cell" style:parent-style-name="Default">
      <style:table-cell-properties fo:border="none" style:vertical-align="middle"/>
    </style:style>
    <style:style style:name="ce148" style:family="table-cell" style:parent-style-name="Default">
      <style:table-cell-properties fo:border="0.002cm solid #000000"/>
    </style:style>
    <style:style style:name="ce149" style:family="table-cell" style:parent-style-name="Default">
      <style:table-cell-properties fo:border-bottom="none" fo:background-color="#ff9966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number-columns-repeated="2"/>
          <table:table-cell table:style-name="ce2" table:number-columns-repeated="5"/>
        </table:table-row>
        <table:table-row table:style-name="ro1">
          <table:table-cell/>
          <table:table-cell table:style-name="ce1" office:value-type="string">
            <text:p>sheet</text:p>
          </table:table-cell>
          <table:table-cell table:style-name="ce1" office:value-type="string">
            <text:p>title</text:p>
          </table:table-cell>
          <table:table-cell table:style-name="ce3" office:value-type="string" table:number-columns-spanned="2" table:number-rows-spanned="1">
            <text:p>transistors</text:p>
          </table:table-cell>
          <table:covered-table-cell table:style-name="ce3"/>
          <table:table-cell table:style-name="ce3" office:value-type="string" table:number-columns-spanned="2" table:number-rows-spanned="1">
            <text:p>gates</text:p>
          </table:table-cell>
          <table:covered-table-cell table:style-name="ce3"/>
        </table:table-row>
        <table:table-row table:style-name="ro2">
          <table:table-cell/>
          <table:table-cell table:formula="of:=MID(FORMULA([.C3]);2;100)" office:value-type="string" office:string-value="'0-F (upper c)'.$B$1">
            <text:p>'0-F (upper c)'.$B$1</text:p>
          </table:table-cell>
          <table:table-cell table:formula="of:=['0-F (upper c)'.$B$1]" office:value-type="string" office:string-value="4 bit to 7-segment, digits 0-F (upper c)">
            <text:p>4 bit to 7-segment, digits 0-F (upper c)</text:p>
          </table:table-cell>
          <table:table-cell table:formula="of:=OFFSET(INDIRECT([.B3]);47;63)" office:value-type="float" office:value="85">
            <text:p>85</text:p>
          </table:table-cell>
          <table:table-cell/>
          <table:table-cell table:formula="of:=OFFSET(INDIRECT([.B3]);48;63)" office:value-type="float" office:value="26">
            <text:p>26</text:p>
          </table:table-cell>
          <table:table-cell/>
        </table:table-row>
        <table:table-row table:style-name="ro2">
          <table:table-cell/>
          <table:table-cell table:formula="of:=MID(FORMULA([.C4]);2;100)" office:value-type="string" office:string-value="'0-F (lower c)'.$B$1">
            <text:p>'0-F (lower c)'.$B$1</text:p>
          </table:table-cell>
          <table:table-cell table:formula="of:=['0-F (lower c)'.$B$1]" office:value-type="string" office:string-value="4 bit to 7-segment, digits 0-F (lower c)">
            <text:p>4 bit to 7-segment, digits 0-F (lower c)</text:p>
          </table:table-cell>
          <table:table-cell table:formula="of:=OFFSET(INDIRECT([.B4]);47;62)" office:value-type="float" office:value="81">
            <text:p>81</text:p>
          </table:table-cell>
          <table:table-cell/>
          <table:table-cell table:formula="of:=OFFSET(INDIRECT([.B4]);48;62)" office:value-type="float" office:value="25">
            <text:p>25</text:p>
          </table:table-cell>
          <table:table-cell/>
        </table:table-row>
        <table:table-row table:style-name="ro2">
          <table:table-cell/>
          <table:table-cell table:formula="of:=MID(FORMULA([.C5]);2;100)" office:value-type="string" office:string-value="'digits 0-9'.$B$1">
            <text:p>'digits 0-9'.$B$1</text:p>
          </table:table-cell>
          <table:table-cell table:formula="of:=['digits 0-9'.$B$1]" office:value-type="string" office:string-value="4 bit to 7-segment, digits 0-9">
            <text:p>4 bit to 7-segment, digits 0-9</text:p>
          </table:table-cell>
          <table:table-cell table:formula="of:=OFFSET(INDIRECT([.B5]);47;62)" office:value-type="float" office:value="42">
            <text:p>42</text:p>
          </table:table-cell>
          <table:table-cell office:value-type="float" office:value="72">
            <text:p>72</text:p>
          </table:table-cell>
          <table:table-cell table:formula="of:=OFFSET(INDIRECT([.B5]);48;62)" office:value-type="float" office:value="18">
            <text:p>18</text:p>
          </table:table-cell>
          <table:table-cell/>
        </table:table-row>
        <table:table-row table:style-name="ro2">
          <table:table-cell/>
          <table:table-cell table:formula="of:=MID(FORMULA([.C6]);2;100)" office:value-type="string" office:string-value="'digits 0-7'.$B$1">
            <text:p>'digits 0-7'.$B$1</text:p>
          </table:table-cell>
          <table:table-cell table:formula="of:=['digits 0-7'.$B$1]" office:value-type="string" office:string-value="3 bit to 7-segment, digits 0-7">
            <text:p>3 bit to 7-segment, digits 0-7</text:p>
          </table:table-cell>
          <table:table-cell table:formula="of:=OFFSET(INDIRECT([.B6]);47;62)" office:value-type="float" office:value="40">
            <text:p>40</text:p>
          </table:table-cell>
          <table:table-cell office:value-type="float" office:value="56">
            <text:p>56</text:p>
          </table:table-cell>
          <table:table-cell table:formula="of:=OFFSET(INDIRECT([.B6]);48;62)" office:value-type="float" office:value="18">
            <text:p>18</text:p>
          </table:table-cell>
          <table:table-cell/>
        </table:table-row>
        <table:table-row table:style-name="ro2">
          <table:table-cell/>
          <table:table-cell table:formula="of:=MID(FORMULA([.C7]);2;100)" office:value-type="string" office:string-value="'digits 0-5'.$B$1">
            <text:p>'digits 0-5'.$B$1</text:p>
          </table:table-cell>
          <table:table-cell table:formula="of:=['digits 0-5'.$B$1]" office:value-type="string" office:string-value="3 bit to 7-segment, digits 0-5">
            <text:p>3 bit to 7-segment, digits 0-5</text:p>
          </table:table-cell>
          <table:table-cell table:formula="of:=OFFSET(INDIRECT([.B7]);47;62)" office:value-type="float" office:value="23">
            <text:p>23</text:p>
          </table:table-cell>
          <table:table-cell/>
          <table:table-cell table:formula="of:=OFFSET(INDIRECT([.B7]);48;62)" office:value-type="float" office:value="14">
            <text:p>14</text:p>
          </table:table-cell>
          <table:table-cell/>
        </table:table-row>
        <table:table-row table:style-name="ro2">
          <table:table-cell/>
          <table:table-cell table:formula="of:=MID(FORMULA([.C8]);2;100)" office:value-type="string" office:string-value="'digits 0-3'.$B$1">
            <text:p>'digits 0-3'.$B$1</text:p>
          </table:table-cell>
          <table:table-cell table:formula="of:=['digits 0-3'.$B$1]" office:value-type="string" office:string-value="2 bit to 7-segment, digits 0-3">
            <text:p>2 bit to 7-segment, digits 0-3</text:p>
          </table:table-cell>
          <table:table-cell table:formula="of:=OFFSET(INDIRECT([.B8]);47;62)"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OFFSET(INDIRECT([.B8]);48;62)" office:value-type="float" office:value="7">
            <text:p>7</text:p>
          </table:table-cell>
          <table:table-cell/>
        </table:table-row>
        <table:table-row table:style-name="ro2">
          <table:table-cell/>
          <table:table-cell table:formula="of:=MID(FORMULA([.C9]);2;100)" office:value-type="string" office:string-value="'digits 0-2'.$B$1">
            <text:p>'digits 0-2'.$B$1</text:p>
          </table:table-cell>
          <table:table-cell table:formula="of:=['digits 0-2'.$B$1]" office:value-type="string" office:string-value="2 bit to 7-segment, digits 0-2">
            <text:p>2 bit to 7-segment, digits 0-2</text:p>
          </table:table-cell>
          <table:table-cell table:formula="of:=OFFSET(INDIRECT([.B9]);47;62)" office:value-type="float" office:value="4">
            <text:p>4</text:p>
          </table:table-cell>
          <table:table-cell/>
          <table:table-cell table:formula="of:=OFFSET(INDIRECT([.B9]);48;62)" office:value-type="float" office:value="3">
            <text:p>3</text:p>
          </table:table-cell>
          <table:table-cell/>
        </table:table-row>
        <table:table-row table:style-name="ro2">
          <table:table-cell/>
          <table:table-cell table:formula="of:=MID(FORMULA([.C10]);2;100)" office:value-type="string" office:string-value="'digits 1-2 (0 off)'.$B$1">
            <text:p>'digits 1-2 (0 off)'.$B$1</text:p>
          </table:table-cell>
          <table:table-cell table:formula="of:=['digits 1-2 (0 off)'.$B$1]" office:value-type="string" office:string-value="2 bit to 7-segment, digits 1-2 (0 off)">
            <text:p>2 bit to 7-segment, digits 1-2 (0 off)</text:p>
          </table:table-cell>
          <table:table-cell table:formula="of:=OFFSET(INDIRECT([.B10]);47;62)" office:value-type="float" office:value="3">
            <text:p>3</text:p>
          </table:table-cell>
          <table:table-cell/>
          <table:table-cell table:formula="of:=OFFSET(INDIRECT([.B10]);48;62)" office:value-type="float" office:value="2">
            <text:p>2</text:p>
          </table:table-cell>
          <table:table-cell/>
        </table:table-row>
        <table:named-expressions/>
      </table:table>
      <table:table table:name="0-F (upper c)" table:style-name="ta1" table:print="false">
        <table:table-column table:style-name="co6" table:default-cell-style-name="ce5"/>
        <table:table-column table:style-name="co6" table:number-columns-repeated="13" table:default-cell-style-name="ce29"/>
        <table:table-column table:style-name="co6" table:default-cell-style-name="ce5"/>
        <table:table-column table:style-name="co6" table:default-cell-style-name="ce29"/>
        <table:table-column table:style-name="co6" table:number-columns-repeated="974" table:default-cell-style-name="ce5"/>
        <table:table-column table:style-name="co6" table:number-columns-repeated="34" table:default-cell-style-name="Default"/>
        <table:table-row table:style-name="ro3">
          <table:table-cell table:style-name="ce4"/>
          <table:table-cell table:style-name="ce4" office:value-type="string" table:number-columns-spanned="63" table:number-rows-spanned="1">
            <text:p>4 bit to 7-segment, digits 0-F (upper c)</text:p>
          </table:table-cell>
          <table:covered-table-cell table:style-name="ce30"/>
          <table:covered-table-cell table:number-columns-repeated="11" table:style-name="ce15"/>
          <table:covered-table-cell table:number-columns-repeated="50"/>
          <table:table-cell table:number-columns-repeated="960"/>
        </table:table-row>
        <table:table-row table:style-name="ro4">
          <table:table-cell/>
          <table:table-cell table:style-name="ce14" office:value-type="string" table:number-columns-spanned="13" table:number-rows-spanned="2">
            <text:p>Truth table</text:p>
          </table:table-cell>
          <table:covered-table-cell table:style-name="ce30"/>
          <table:covered-table-cell table:number-columns-repeated="11" table:style-name="ce15"/>
          <table:table-cell table:number-columns-repeated="2"/>
          <table:table-cell table:style-name="ce78" office:value-type="string" table:number-columns-spanned="48" table:number-rows-spanned="1">
            <text:p>7-segment display as defined by truth table</text:p>
          </table:table-cell>
          <table:covered-table-cell table:number-columns-repeated="47"/>
          <table:table-cell table:number-columns-repeated="960"/>
        </table:table-row>
        <table:table-row table:style-name="ro4">
          <table:table-cell/>
          <table:covered-table-cell table:number-columns-repeated="13" table:style-name="ce15"/>
          <table:table-cell table:number-columns-repeated="2"/>
          <table:table-cell table:style-name="ce79" office:value-type="float" office:value="0" table:number-columns-spanned="6" table:number-rows-spanned="1">
            <text:p>0</text:p>
          </table:table-cell>
          <table:covered-table-cell table:number-columns-repeated="4" table:style-name="ce91"/>
          <table:covered-table-cell table:style-name="ce101"/>
          <table:table-cell table:style-name="ce79" table:formula="of:=[.Q3]+1" office:value-type="float" office:value="1" table:number-columns-spanned="6" table:number-rows-spanned="1">
            <text:p>1</text:p>
          </table:table-cell>
          <table:covered-table-cell table:number-columns-repeated="4" table:style-name="ce91"/>
          <table:covered-table-cell table:style-name="ce101"/>
          <table:table-cell table:style-name="ce79" table:formula="of:=[.W3]+1" office:value-type="float" office:value="2" table:number-columns-spanned="6" table:number-rows-spanned="1">
            <text:p>2</text:p>
          </table:table-cell>
          <table:covered-table-cell table:number-columns-repeated="4" table:style-name="ce91"/>
          <table:covered-table-cell table:style-name="ce101"/>
          <table:table-cell table:style-name="ce79" table:formula="of:=[.AC3]+1" office:value-type="float" office:value="3" table:number-columns-spanned="6" table:number-rows-spanned="1">
            <text:p>3</text:p>
          </table:table-cell>
          <table:covered-table-cell table:number-columns-repeated="4" table:style-name="ce91"/>
          <table:covered-table-cell table:style-name="ce101"/>
          <table:table-cell table:style-name="ce79" table:formula="of:=[.AI3]+1" office:value-type="float" office:value="4" table:number-columns-spanned="6" table:number-rows-spanned="1">
            <text:p>4</text:p>
          </table:table-cell>
          <table:covered-table-cell table:number-columns-repeated="4" table:style-name="ce91"/>
          <table:covered-table-cell table:style-name="ce101"/>
          <table:table-cell table:style-name="ce79" table:formula="of:=[.AO3]+1" office:value-type="float" office:value="5" table:number-columns-spanned="6" table:number-rows-spanned="1">
            <text:p>5</text:p>
          </table:table-cell>
          <table:covered-table-cell table:number-columns-repeated="4" table:style-name="ce91"/>
          <table:covered-table-cell table:style-name="ce101"/>
          <table:table-cell table:style-name="ce79" table:formula="of:=[.AU3]+1" office:value-type="float" office:value="6" table:number-columns-spanned="6" table:number-rows-spanned="1">
            <text:p>6</text:p>
          </table:table-cell>
          <table:covered-table-cell table:number-columns-repeated="4" table:style-name="ce91"/>
          <table:covered-table-cell table:style-name="ce101"/>
          <table:table-cell table:style-name="ce79" table:formula="of:=[.BA3]+1" office:value-type="float" office:value="7" table:number-columns-spanned="6" table:number-rows-spanned="1">
            <text:p>7</text:p>
          </table:table-cell>
          <table:covered-table-cell table:number-columns-repeated="4" table:style-name="ce91"/>
          <table:covered-table-cell table:style-name="ce101"/>
          <table:table-cell table:number-columns-repeated="960"/>
        </table:table-row>
        <table:table-row table:style-name="ro4">
          <table:table-cell/>
          <table:table-cell table:style-name="ce16" office:value-type="string" table:number-columns-spanned="5" table:number-rows-spanned="1">
            <text:p>Inputs</text:p>
          </table:table-cell>
          <table:covered-table-cell table:number-columns-repeated="2" table:style-name="ce20"/>
          <table:covered-table-cell table:style-name="ce39"/>
          <table:covered-table-cell table:style-name="ce42"/>
          <table:table-cell table:style-name="ce51" office:value-type="string" table:number-columns-spanned="8" table:number-rows-spanned="1">
            <text:p>Outputs</text:p>
          </table:table-cell>
          <table:covered-table-cell table:number-columns-repeated="6" table:style-name="ce39"/>
          <table:covered-table-cell table:style-name="ce42"/>
          <table:table-cell table:style-name="ce73"/>
          <table:table-cell table:style-name="ce5"/>
          <table:table-cell table:style-name="ce80" table:formula="of:=MATCH([.Q3];[.$B$7:.$B$22];0)+2" office:value-type="float" office:value="3" table:number-columns-spanned="6" table:number-rows-spanned="1">
            <text:p>3</text:p>
          </table:table-cell>
          <table:covered-table-cell table:number-columns-repeated="4" table:style-name="ce92"/>
          <table:covered-table-cell table:style-name="ce102"/>
          <table:table-cell table:style-name="ce80" table:formula="of:=MATCH([.W3];[.$B$7:.$B$22];0)+2" office:value-type="float" office:value="4" table:number-columns-spanned="6" table:number-rows-spanned="1">
            <text:p>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C3];[.$B$7:.$B$22];0)+2" office:value-type="float" office:value="5" table:number-columns-spanned="6" table:number-rows-spanned="1">
            <text:p>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I3];[.$B$7:.$B$22];0)+2" office:value-type="float" office:value="6" table:number-columns-spanned="6" table:number-rows-spanned="1">
            <text:p>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O3];[.$B$7:.$B$22];0)+2" office:value-type="float" office:value="7" table:number-columns-spanned="6" table:number-rows-spanned="1">
            <text:p>7</text:p>
          </table:table-cell>
          <table:covered-table-cell table:number-columns-repeated="4" table:style-name="ce92"/>
          <table:covered-table-cell table:style-name="ce102"/>
          <table:table-cell table:style-name="ce80" table:formula="of:=MATCH([.AU3];[.$B$7:.$B$22];0)+2" office:value-type="float" office:value="8" table:number-columns-spanned="6" table:number-rows-spanned="1">
            <text:p>8</text:p>
          </table:table-cell>
          <table:covered-table-cell table:number-columns-repeated="4" table:style-name="ce92"/>
          <table:covered-table-cell table:style-name="ce102"/>
          <table:table-cell table:style-name="ce80" table:formula="of:=MATCH([.BA3];[.$B$7:.$B$22];0)+2" office:value-type="float" office:value="9" table:number-columns-spanned="6" table:number-rows-spanned="1">
            <text:p>9</text:p>
          </table:table-cell>
          <table:covered-table-cell table:number-columns-repeated="4" table:style-name="ce92"/>
          <table:covered-table-cell table:style-name="ce102"/>
          <table:table-cell table:style-name="ce80" table:formula="of:=MATCH([.BG3];[.$B$7:.$B$22];0)+2" office:value-type="float" office:value="10" table:number-columns-spanned="6" table:number-rows-spanned="1">
            <text:p>10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7" office:value-type="string" table:number-columns-spanned="1" table:number-rows-spanned="2">
            <text:p>#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52" office:value-type="string" table:number-columns-spanned="1" table:number-rows-spanned="2">
            <text:p>a</text:p>
          </table:table-cell>
          <table:table-cell table:style-name="ce56" office:value-type="string" table:number-columns-spanned="1" table:number-rows-spanned="2">
            <text:p>b</text:p>
          </table:table-cell>
          <table:table-cell table:style-name="ce56" office:value-type="string" table:number-columns-spanned="1" table:number-rows-spanned="2">
            <text:p>c</text:p>
          </table:table-cell>
          <table:table-cell table:style-name="ce56" office:value-type="string" table:number-columns-spanned="1" table:number-rows-spanned="2">
            <text:p>d</text:p>
          </table:table-cell>
          <table:table-cell table:style-name="ce56" office:value-type="string" table:number-columns-spanned="1" table:number-rows-spanned="2">
            <text:p>e</text:p>
          </table:table-cell>
          <table:table-cell table:style-name="ce56" office:value-type="string" table:number-columns-spanned="1" table:number-rows-spanned="2">
            <text:p>f</text:p>
          </table:table-cell>
          <table:table-cell table:style-name="ce68" office:value-type="string" table:number-columns-spanned="1" table:number-rows-spanned="2">
            <text:p>g</text:p>
          </table:table-cell>
          <table:table-cell table:style-name="ce70" office:value-type="string" table:number-columns-spanned="1" table:number-rows-spanned="2">
            <text:p>P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U5];[.$G$5:.$N$22];[.Q4];0)" office:value-type="float" office:value="1">
            <text:p>1</text:p>
          </table:table-cell>
          <table:table-cell table:style-name="seg1" table:formula="of:=[.U5]&amp;T(ORG.OPENOFFICE.STYLE(IF([.R5]=1;&quot;seg1&quot;;IF([.R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A5];[.$G$5:.$N$22];[.W4];0)" office:value-type="float" office:value="0">
            <text:p>0</text:p>
          </table:table-cell>
          <table:table-cell table:style-name="seg0" table:formula="of:=[.AA5]&amp;T(ORG.OPENOFFICE.STYLE(IF([.X5]=1;&quot;seg1&quot;;IF([.X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G5];[.$G$5:.$N$22];[.AC4];0)" office:value-type="float" office:value="1">
            <text:p>1</text:p>
          </table:table-cell>
          <table:table-cell table:style-name="seg1" table:formula="of:=[.AG5]&amp;T(ORG.OPENOFFICE.STYLE(IF([.AD5]=1;&quot;seg1&quot;;IF([.AD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M5];[.$G$5:.$N$22];[.AI4];0)" office:value-type="float" office:value="1">
            <text:p>1</text:p>
          </table:table-cell>
          <table:table-cell table:style-name="seg1" table:formula="of:=[.AM5]&amp;T(ORG.OPENOFFICE.STYLE(IF([.AJ5]=1;&quot;seg1&quot;;IF([.AJ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S5];[.$G$5:.$N$22];[.AO4];0)" office:value-type="float" office:value="0">
            <text:p>0</text:p>
          </table:table-cell>
          <table:table-cell table:style-name="seg0" table:formula="of:=[.AS5]&amp;T(ORG.OPENOFFICE.STYLE(IF([.AP5]=1;&quot;seg1&quot;;IF([.AP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Y5];[.$G$5:.$N$22];[.AU4];0)" office:value-type="float" office:value="1">
            <text:p>1</text:p>
          </table:table-cell>
          <table:table-cell table:style-name="seg1" table:formula="of:=[.AY5]&amp;T(ORG.OPENOFFICE.STYLE(IF([.AV5]=1;&quot;seg1&quot;;IF([.AV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E5];[.$G$5:.$N$22];[.BA4];0)" office:value-type="float" office:value="1">
            <text:p>1</text:p>
          </table:table-cell>
          <table:table-cell table:style-name="seg1" table:formula="of:=[.BE5]&amp;T(ORG.OPENOFFICE.STYLE(IF([.BB5]=1;&quot;seg1&quot;;IF([.BB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K5];[.$G$5:.$N$22];[.BG4];0)" office:value-type="float" office:value="1">
            <text:p>1</text:p>
          </table:table-cell>
          <table:table-cell table:style-name="seg1" table:formula="of:=[.BK5]&amp;T(ORG.OPENOFFICE.STYLE(IF([.BH5]=1;&quot;seg1&quot;;IF([.BH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covered-table-cell table:style-name="ce17"/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covered-table-cell table:style-name="ce52"/>
          <table:covered-table-cell table:number-columns-repeated="5" table:style-name="ce56"/>
          <table:covered-table-cell table:number-columns-repeated="2" table:style-name="ce68"/>
          <table:table-cell table:style-name="ce73"/>
          <table:table-cell table:style-name="ce5"/>
          <table:table-cell table:style-name="ce81" table:formula="of:=HLOOKUP([.S6];[.$G$5:.$N$22];[.Q4];0)" office:value-type="float" office:value="1" table:number-columns-spanned="1" table:number-rows-spanned="2">
            <text:p>1</text:p>
          </table:table-cell>
          <table:table-cell table:style-name="seg1" table:formula="of:=[.S6]&amp;T(ORG.OPENOFFICE.STYLE(IF([.Q6]=1;&quot;seg1&quot;;IF([.Q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V6];[.$G$5:.$N$22];[.Q4];0)" office:value-type="float" office:value="1" table:number-columns-spanned="1" table:number-rows-spanned="2">
            <text:p>1</text:p>
          </table:table-cell>
          <table:table-cell table:style-name="seg1" table:formula="of:=[.V6]&amp;T(ORG.OPENOFFICE.STYLE(IF([.T6]=1;&quot;seg1&quot;;IF([.T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Y6];[.$G$5:.$N$22];[.W4];0)" office:value-type="float" office:value="0" table:number-columns-spanned="1" table:number-rows-spanned="2">
            <text:p>0</text:p>
          </table:table-cell>
          <table:table-cell table:style-name="seg0" table:formula="of:=[.Y6]&amp;T(ORG.OPENOFFICE.STYLE(IF([.W6]=1;&quot;seg1&quot;;IF([.W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B6];[.$G$5:.$N$22];[.W4];0)" office:value-type="float" office:value="1" table:number-columns-spanned="1" table:number-rows-spanned="2">
            <text:p>1</text:p>
          </table:table-cell>
          <table:table-cell table:style-name="seg1" table:formula="of:=[.AB6]&amp;T(ORG.OPENOFFICE.STYLE(IF([.Z6]=1;&quot;seg1&quot;;IF([.Z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E6];[.$G$5:.$N$22];[.AC4];0)" office:value-type="float" office:value="0" table:number-columns-spanned="1" table:number-rows-spanned="2">
            <text:p>0</text:p>
          </table:table-cell>
          <table:table-cell table:style-name="seg0" table:formula="of:=[.AE6]&amp;T(ORG.OPENOFFICE.STYLE(IF([.AC6]=1;&quot;seg1&quot;;IF([.AC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H6];[.$G$5:.$N$22];[.AC4];0)" office:value-type="float" office:value="1" table:number-columns-spanned="1" table:number-rows-spanned="2">
            <text:p>1</text:p>
          </table:table-cell>
          <table:table-cell table:style-name="seg1" table:formula="of:=[.AH6]&amp;T(ORG.OPENOFFICE.STYLE(IF([.AF6]=1;&quot;seg1&quot;;IF([.AF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K6];[.$G$5:.$N$22];[.AI4];0)" office:value-type="float" office:value="0" table:number-columns-spanned="1" table:number-rows-spanned="2">
            <text:p>0</text:p>
          </table:table-cell>
          <table:table-cell table:style-name="seg0" table:formula="of:=[.AK6]&amp;T(ORG.OPENOFFICE.STYLE(IF([.AI6]=1;&quot;seg1&quot;;IF([.AI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N6];[.$G$5:.$N$22];[.AI4];0)" office:value-type="float" office:value="1" table:number-columns-spanned="1" table:number-rows-spanned="2">
            <text:p>1</text:p>
          </table:table-cell>
          <table:table-cell table:style-name="seg1" table:formula="of:=[.AN6]&amp;T(ORG.OPENOFFICE.STYLE(IF([.AL6]=1;&quot;seg1&quot;;IF([.AL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Q6];[.$G$5:.$N$22];[.AO4];0)" office:value-type="float" office:value="1" table:number-columns-spanned="1" table:number-rows-spanned="2">
            <text:p>1</text:p>
          </table:table-cell>
          <table:table-cell table:style-name="seg1" table:formula="of:=[.AQ6]&amp;T(ORG.OPENOFFICE.STYLE(IF([.AO6]=1;&quot;seg1&quot;;IF([.AO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T6];[.$G$5:.$N$22];[.AO4];0)" office:value-type="float" office:value="1" table:number-columns-spanned="1" table:number-rows-spanned="2">
            <text:p>1</text:p>
          </table:table-cell>
          <table:table-cell table:style-name="seg1" table:formula="of:=[.AT6]&amp;T(ORG.OPENOFFICE.STYLE(IF([.AR6]=1;&quot;seg1&quot;;IF([.AR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W6];[.$G$5:.$N$22];[.AU4];0)" office:value-type="float" office:value="1" table:number-columns-spanned="1" table:number-rows-spanned="2">
            <text:p>1</text:p>
          </table:table-cell>
          <table:table-cell table:style-name="seg1" table:formula="of:=[.AW6]&amp;T(ORG.OPENOFFICE.STYLE(IF([.AU6]=1;&quot;seg1&quot;;IF([.AU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Z6];[.$G$5:.$N$22];[.AU4];0)" office:value-type="float" office:value="0" table:number-columns-spanned="1" table:number-rows-spanned="2">
            <text:p>0</text:p>
          </table:table-cell>
          <table:table-cell table:style-name="seg0" table:formula="of:=[.AZ6]&amp;T(ORG.OPENOFFICE.STYLE(IF([.AX6]=1;&quot;seg1&quot;;IF([.AX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C6];[.$G$5:.$N$22];[.BA4];0)" office:value-type="float" office:value="1" table:number-columns-spanned="1" table:number-rows-spanned="2">
            <text:p>1</text:p>
          </table:table-cell>
          <table:table-cell table:style-name="seg1" table:formula="of:=[.BC6]&amp;T(ORG.OPENOFFICE.STYLE(IF([.BA6]=1;&quot;seg1&quot;;IF([.BA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F6];[.$G$5:.$N$22];[.BA4];0)" office:value-type="float" office:value="0" table:number-columns-spanned="1" table:number-rows-spanned="2">
            <text:p>0</text:p>
          </table:table-cell>
          <table:table-cell table:style-name="seg0" table:formula="of:=[.BF6]&amp;T(ORG.OPENOFFICE.STYLE(IF([.BD6]=1;&quot;seg1&quot;;IF([.BD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I6];[.$G$5:.$N$22];[.BG4];0)" office:value-type="float" office:value="0" table:number-columns-spanned="1" table:number-rows-spanned="2">
            <text:p>0</text:p>
          </table:table-cell>
          <table:table-cell table:style-name="seg0" table:formula="of:=[.BI6]&amp;T(ORG.OPENOFFICE.STYLE(IF([.BG6]=1;&quot;seg1&quot;;IF([.BG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L6];[.$G$5:.$N$22];[.BG4];0)" office:value-type="float" office:value="1" table:number-columns-spanned="1" table:number-rows-spanned="2">
            <text:p>1</text:p>
          </table:table-cell>
          <table:table-cell table:style-name="seg1" table:formula="of:=[.BL6]&amp;T(ORG.OPENOFFICE.STYLE(IF([.BJ6]=1;&quot;seg1&quot;;IF([.BJ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8" office:value-type="float" office:value="0">
            <text:p>0</text:p>
          </table:table-cell>
          <table:table-cell table:style-name="ce31" table:formula="of:=MOD(ROUNDDOWN([.$B7]/[.C$6]);2)" office:value-type="float" office:value="0">
            <text:p>0</text:p>
          </table:table-cell>
          <table:table-cell table:style-name="ce31" table:formula="of:=MOD(ROUNDDOWN([.$B7]/[.D$6]);2)" office:value-type="float" office:value="0">
            <text:p>0</text:p>
          </table:table-cell>
          <table:table-cell table:style-name="ce31" table:formula="of:=MOD(ROUNDDOWN([.$B7]/[.E$6]);2)" office:value-type="float" office:value="0">
            <text:p>0</text:p>
          </table:table-cell>
          <table:table-cell table:style-name="ce43" table:formula="of:=MOD(ROUNDDOWN([.$B7]/[.F$6]);2)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7]+1" office:value-type="float" office:value="1">
            <text:p>1</text:p>
          </table:table-cell>
          <table:table-cell table:style-name="ce31" table:formula="of:=MOD(ROUNDDOWN([.$B8]/[.C$6]);2)" office:value-type="float" office:value="0">
            <text:p>0</text:p>
          </table:table-cell>
          <table:table-cell table:style-name="ce31" table:formula="of:=MOD(ROUNDDOWN([.$B8]/[.D$6]);2)" office:value-type="float" office:value="0">
            <text:p>0</text:p>
          </table:table-cell>
          <table:table-cell table:style-name="ce31" table:formula="of:=MOD(ROUNDDOWN([.$B8]/[.E$6]);2)" office:value-type="float" office:value="0">
            <text:p>0</text:p>
          </table:table-cell>
          <table:table-cell table:style-name="ce43" table:formula="of:=MOD(ROUNDDOWN([.$B8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5"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U8];[.$G$5:.$N$22];[.Q4];0)" office:value-type="float" office:value="0">
            <text:p>0</text:p>
          </table:table-cell>
          <table:table-cell table:style-name="seg0" table:formula="of:=[.U8]&amp;T(ORG.OPENOFFICE.STYLE(IF([.R8]=1;&quot;seg1&quot;;IF([.R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A8];[.$G$5:.$N$22];[.W4];0)" office:value-type="float" office:value="0">
            <text:p>0</text:p>
          </table:table-cell>
          <table:table-cell table:style-name="seg0" table:formula="of:=[.AA8]&amp;T(ORG.OPENOFFICE.STYLE(IF([.X8]=1;&quot;seg1&quot;;IF([.X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G8];[.$G$5:.$N$22];[.AC4];0)" office:value-type="float" office:value="1">
            <text:p>1</text:p>
          </table:table-cell>
          <table:table-cell table:style-name="seg1" table:formula="of:=[.AG8]&amp;T(ORG.OPENOFFICE.STYLE(IF([.AD8]=1;&quot;seg1&quot;;IF([.AD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M8];[.$G$5:.$N$22];[.AI4];0)" office:value-type="float" office:value="1">
            <text:p>1</text:p>
          </table:table-cell>
          <table:table-cell table:style-name="seg1" table:formula="of:=[.AM8]&amp;T(ORG.OPENOFFICE.STYLE(IF([.AJ8]=1;&quot;seg1&quot;;IF([.AJ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S8];[.$G$5:.$N$22];[.AO4];0)" office:value-type="float" office:value="1">
            <text:p>1</text:p>
          </table:table-cell>
          <table:table-cell table:style-name="seg1" table:formula="of:=[.AS8]&amp;T(ORG.OPENOFFICE.STYLE(IF([.AP8]=1;&quot;seg1&quot;;IF([.AP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Y8];[.$G$5:.$N$22];[.AU4];0)" office:value-type="float" office:value="1">
            <text:p>1</text:p>
          </table:table-cell>
          <table:table-cell table:style-name="seg1" table:formula="of:=[.AY8]&amp;T(ORG.OPENOFFICE.STYLE(IF([.AV8]=1;&quot;seg1&quot;;IF([.AV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E8];[.$G$5:.$N$22];[.BA4];0)" office:value-type="float" office:value="1">
            <text:p>1</text:p>
          </table:table-cell>
          <table:table-cell table:style-name="seg1" table:formula="of:=[.BE8]&amp;T(ORG.OPENOFFICE.STYLE(IF([.BB8]=1;&quot;seg1&quot;;IF([.BB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K8];[.$G$5:.$N$22];[.BG4];0)" office:value-type="float" office:value="0">
            <text:p>0</text:p>
          </table:table-cell>
          <table:table-cell table:style-name="seg0" table:formula="of:=[.BK8]&amp;T(ORG.OPENOFFICE.STYLE(IF([.BH8]=1;&quot;seg1&quot;;IF([.BH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8]+1" office:value-type="float" office:value="2">
            <text:p>2</text:p>
          </table:table-cell>
          <table:table-cell table:style-name="ce31" table:formula="of:=MOD(ROUNDDOWN([.$B9]/[.C$6]);2)" office:value-type="float" office:value="0">
            <text:p>0</text:p>
          </table:table-cell>
          <table:table-cell table:style-name="ce31" table:formula="of:=MOD(ROUNDDOWN([.$B9]/[.D$6]);2)" office:value-type="float" office:value="0">
            <text:p>0</text:p>
          </table:table-cell>
          <table:table-cell table:style-name="ce31" table:formula="of:=MOD(ROUNDDOWN([.$B9]/[.E$6]);2)" office:value-type="float" office:value="1">
            <text:p>1</text:p>
          </table:table-cell>
          <table:table-cell table:style-name="ce43" table:formula="of:=MOD(ROUNDDOWN([.$B9]/[.F$6]);2)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 table:formula="of:=HLOOKUP([.S9];[.$G$5:.$N$22];[.Q4];0)" office:value-type="float" office:value="1" table:number-columns-spanned="1" table:number-rows-spanned="2">
            <text:p>1</text:p>
          </table:table-cell>
          <table:table-cell table:style-name="seg1" table:formula="of:=[.S9]&amp;T(ORG.OPENOFFICE.STYLE(IF([.Q9]=1;&quot;seg1&quot;;IF([.Q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V9];[.$G$5:.$N$22];[.Q4];0)" office:value-type="float" office:value="1" table:number-columns-spanned="1" table:number-rows-spanned="2">
            <text:p>1</text:p>
          </table:table-cell>
          <table:table-cell table:style-name="seg1" table:formula="of:=[.V9]&amp;T(ORG.OPENOFFICE.STYLE(IF([.T9]=1;&quot;seg1&quot;;IF([.T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Y9];[.$G$5:.$N$22];[.W4];0)" office:value-type="float" office:value="0" table:number-columns-spanned="1" table:number-rows-spanned="2">
            <text:p>0</text:p>
          </table:table-cell>
          <table:table-cell table:style-name="seg0" table:formula="of:=[.Y9]&amp;T(ORG.OPENOFFICE.STYLE(IF([.W9]=1;&quot;seg1&quot;;IF([.W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B9];[.$G$5:.$N$22];[.W4];0)" office:value-type="float" office:value="1" table:number-columns-spanned="1" table:number-rows-spanned="2">
            <text:p>1</text:p>
          </table:table-cell>
          <table:table-cell table:style-name="seg1" table:formula="of:=[.AB9]&amp;T(ORG.OPENOFFICE.STYLE(IF([.Z9]=1;&quot;seg1&quot;;IF([.Z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E9];[.$G$5:.$N$22];[.AC4];0)" office:value-type="float" office:value="1" table:number-columns-spanned="1" table:number-rows-spanned="2">
            <text:p>1</text:p>
          </table:table-cell>
          <table:table-cell table:style-name="seg1" table:formula="of:=[.AE9]&amp;T(ORG.OPENOFFICE.STYLE(IF([.AC9]=1;&quot;seg1&quot;;IF([.AC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H9];[.$G$5:.$N$22];[.AC4];0)" office:value-type="float" office:value="0" table:number-columns-spanned="1" table:number-rows-spanned="2">
            <text:p>0</text:p>
          </table:table-cell>
          <table:table-cell table:style-name="seg0" table:formula="of:=[.AH9]&amp;T(ORG.OPENOFFICE.STYLE(IF([.AF9]=1;&quot;seg1&quot;;IF([.AF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K9];[.$G$5:.$N$22];[.AI4];0)" office:value-type="float" office:value="0" table:number-columns-spanned="1" table:number-rows-spanned="2">
            <text:p>0</text:p>
          </table:table-cell>
          <table:table-cell table:style-name="seg0" table:formula="of:=[.AK9]&amp;T(ORG.OPENOFFICE.STYLE(IF([.AI9]=1;&quot;seg1&quot;;IF([.AI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N9];[.$G$5:.$N$22];[.AI4];0)" office:value-type="float" office:value="1" table:number-columns-spanned="1" table:number-rows-spanned="2">
            <text:p>1</text:p>
          </table:table-cell>
          <table:table-cell table:style-name="seg1" table:formula="of:=[.AN9]&amp;T(ORG.OPENOFFICE.STYLE(IF([.AL9]=1;&quot;seg1&quot;;IF([.AL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Q9];[.$G$5:.$N$22];[.AO4];0)" office:value-type="float" office:value="0" table:number-columns-spanned="1" table:number-rows-spanned="2">
            <text:p>0</text:p>
          </table:table-cell>
          <table:table-cell table:style-name="seg0" table:formula="of:=[.AQ9]&amp;T(ORG.OPENOFFICE.STYLE(IF([.AO9]=1;&quot;seg1&quot;;IF([.AO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T9];[.$G$5:.$N$22];[.AO4];0)" office:value-type="float" office:value="1" table:number-columns-spanned="1" table:number-rows-spanned="2">
            <text:p>1</text:p>
          </table:table-cell>
          <table:table-cell table:style-name="seg1" table:formula="of:=[.AT9]&amp;T(ORG.OPENOFFICE.STYLE(IF([.AR9]=1;&quot;seg1&quot;;IF([.AR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W9];[.$G$5:.$N$22];[.AU4];0)" office:value-type="float" office:value="0" table:number-columns-spanned="1" table:number-rows-spanned="2">
            <text:p>0</text:p>
          </table:table-cell>
          <table:table-cell table:style-name="seg0" table:formula="of:=[.AW9]&amp;T(ORG.OPENOFFICE.STYLE(IF([.AU9]=1;&quot;seg1&quot;;IF([.AU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Z9];[.$G$5:.$N$22];[.AU4];0)" office:value-type="float" office:value="1" table:number-columns-spanned="1" table:number-rows-spanned="2">
            <text:p>1</text:p>
          </table:table-cell>
          <table:table-cell table:style-name="seg1" table:formula="of:=[.AZ9]&amp;T(ORG.OPENOFFICE.STYLE(IF([.AX9]=1;&quot;seg1&quot;;IF([.AX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C9];[.$G$5:.$N$22];[.BA4];0)" office:value-type="float" office:value="1" table:number-columns-spanned="1" table:number-rows-spanned="2">
            <text:p>1</text:p>
          </table:table-cell>
          <table:table-cell table:style-name="seg1" table:formula="of:=[.BC9]&amp;T(ORG.OPENOFFICE.STYLE(IF([.BA9]=1;&quot;seg1&quot;;IF([.BA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F9];[.$G$5:.$N$22];[.BA4];0)" office:value-type="float" office:value="1" table:number-columns-spanned="1" table:number-rows-spanned="2">
            <text:p>1</text:p>
          </table:table-cell>
          <table:table-cell table:style-name="seg1" table:formula="of:=[.BF9]&amp;T(ORG.OPENOFFICE.STYLE(IF([.BD9]=1;&quot;seg1&quot;;IF([.BD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I9];[.$G$5:.$N$22];[.BG4];0)" office:value-type="float" office:value="0" table:number-columns-spanned="1" table:number-rows-spanned="2">
            <text:p>0</text:p>
          </table:table-cell>
          <table:table-cell table:style-name="seg0" table:formula="of:=[.BI9]&amp;T(ORG.OPENOFFICE.STYLE(IF([.BG9]=1;&quot;seg1&quot;;IF([.BG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L9];[.$G$5:.$N$22];[.BG4];0)" office:value-type="float" office:value="1" table:number-columns-spanned="1" table:number-rows-spanned="2">
            <text:p>1</text:p>
          </table:table-cell>
          <table:table-cell table:style-name="seg1" table:formula="of:=[.BL9]&amp;T(ORG.OPENOFFICE.STYLE(IF([.BJ9]=1;&quot;seg1&quot;;IF([.BJ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9]+1" office:value-type="float" office:value="3">
            <text:p>3</text:p>
          </table:table-cell>
          <table:table-cell table:style-name="ce31" table:formula="of:=MOD(ROUNDDOWN([.$B10]/[.C$6]);2)" office:value-type="float" office:value="0">
            <text:p>0</text:p>
          </table:table-cell>
          <table:table-cell table:style-name="ce31" table:formula="of:=MOD(ROUNDDOWN([.$B10]/[.D$6]);2)" office:value-type="float" office:value="0">
            <text:p>0</text:p>
          </table:table-cell>
          <table:table-cell table:style-name="ce31" table:formula="of:=MOD(ROUNDDOWN([.$B10]/[.E$6]);2)" office:value-type="float" office:value="1">
            <text:p>1</text:p>
          </table:table-cell>
          <table:table-cell table:style-name="ce43" table:formula="of:=MOD(ROUNDDOWN([.$B10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10]+1" office:value-type="float" office:value="4">
            <text:p>4</text:p>
          </table:table-cell>
          <table:table-cell table:style-name="ce31" table:formula="of:=MOD(ROUNDDOWN([.$B11]/[.C$6]);2)" office:value-type="float" office:value="0">
            <text:p>0</text:p>
          </table:table-cell>
          <table:table-cell table:style-name="ce31" table:formula="of:=MOD(ROUNDDOWN([.$B11]/[.D$6]);2)" office:value-type="float" office:value="1">
            <text:p>1</text:p>
          </table:table-cell>
          <table:table-cell table:style-name="ce31" table:formula="of:=MOD(ROUNDDOWN([.$B11]/[.E$6]);2)" office:value-type="float" office:value="0">
            <text:p>0</text:p>
          </table:table-cell>
          <table:table-cell table:style-name="ce43" table:formula="of:=MOD(ROUNDDOWN([.$B11]/[.F$6]);2)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U11];[.$G$5:.$N$22];[.Q4];0)" office:value-type="float" office:value="1">
            <text:p>1</text:p>
          </table:table-cell>
          <table:table-cell table:style-name="seg1" table:formula="of:=[.U11]&amp;T(ORG.OPENOFFICE.STYLE(IF([.R11]=1;&quot;seg1&quot;;IF([.R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A11];[.$G$5:.$N$22];[.W4];0)" office:value-type="float" office:value="0">
            <text:p>0</text:p>
          </table:table-cell>
          <table:table-cell table:style-name="seg0" table:formula="of:=[.AA11]&amp;T(ORG.OPENOFFICE.STYLE(IF([.X11]=1;&quot;seg1&quot;;IF([.X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G11];[.$G$5:.$N$22];[.AC4];0)" office:value-type="float" office:value="1">
            <text:p>1</text:p>
          </table:table-cell>
          <table:table-cell table:style-name="seg1" table:formula="of:=[.AG11]&amp;T(ORG.OPENOFFICE.STYLE(IF([.AD11]=1;&quot;seg1&quot;;IF([.AD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M11];[.$G$5:.$N$22];[.AI4];0)" office:value-type="float" office:value="1">
            <text:p>1</text:p>
          </table:table-cell>
          <table:table-cell table:style-name="seg1" table:formula="of:=[.AM11]&amp;T(ORG.OPENOFFICE.STYLE(IF([.AJ11]=1;&quot;seg1&quot;;IF([.AJ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S11];[.$G$5:.$N$22];[.AO4];0)" office:value-type="float" office:value="0">
            <text:p>0</text:p>
          </table:table-cell>
          <table:table-cell table:style-name="seg0" table:formula="of:=[.AS11]&amp;T(ORG.OPENOFFICE.STYLE(IF([.AP11]=1;&quot;seg1&quot;;IF([.AP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Y11];[.$G$5:.$N$22];[.AU4];0)" office:value-type="float" office:value="1">
            <text:p>1</text:p>
          </table:table-cell>
          <table:table-cell table:style-name="seg1" table:formula="of:=[.AY11]&amp;T(ORG.OPENOFFICE.STYLE(IF([.AV11]=1;&quot;seg1&quot;;IF([.AV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E11];[.$G$5:.$N$22];[.BA4];0)" office:value-type="float" office:value="1">
            <text:p>1</text:p>
          </table:table-cell>
          <table:table-cell table:style-name="seg1" table:formula="of:=[.BE11]&amp;T(ORG.OPENOFFICE.STYLE(IF([.BB11]=1;&quot;seg1&quot;;IF([.BB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K11];[.$G$5:.$N$22];[.BG4];0)" office:value-type="float" office:value="0">
            <text:p>0</text:p>
          </table:table-cell>
          <table:table-cell table:style-name="seg0" table:formula="of:=[.BK11]&amp;T(ORG.OPENOFFICE.STYLE(IF([.BH11]=1;&quot;seg1&quot;;IF([.BH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11]+1" office:value-type="float" office:value="5">
            <text:p>5</text:p>
          </table:table-cell>
          <table:table-cell table:style-name="ce31" table:formula="of:=MOD(ROUNDDOWN([.$B12]/[.C$6]);2)" office:value-type="float" office:value="0">
            <text:p>0</text:p>
          </table:table-cell>
          <table:table-cell table:style-name="ce31" table:formula="of:=MOD(ROUNDDOWN([.$B12]/[.D$6]);2)" office:value-type="float" office:value="1">
            <text:p>1</text:p>
          </table:table-cell>
          <table:table-cell table:style-name="ce31" table:formula="of:=MOD(ROUNDDOWN([.$B12]/[.E$6]);2)" office:value-type="float" office:value="0">
            <text:p>0</text:p>
          </table:table-cell>
          <table:table-cell table:style-name="ce43" table:formula="of:=MOD(ROUNDDOWN([.$B12]/[.F$6]);2)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12]+1" office:value-type="float" office:value="6">
            <text:p>6</text:p>
          </table:table-cell>
          <table:table-cell table:style-name="ce31" table:formula="of:=MOD(ROUNDDOWN([.$B13]/[.C$6]);2)" office:value-type="float" office:value="0">
            <text:p>0</text:p>
          </table:table-cell>
          <table:table-cell table:style-name="ce31" table:formula="of:=MOD(ROUNDDOWN([.$B13]/[.D$6]);2)" office:value-type="float" office:value="1">
            <text:p>1</text:p>
          </table:table-cell>
          <table:table-cell table:style-name="ce31" table:formula="of:=MOD(ROUNDDOWN([.$B13]/[.E$6]);2)" office:value-type="float" office:value="1">
            <text:p>1</text:p>
          </table:table-cell>
          <table:table-cell table:style-name="ce43" table:formula="of:=MOD(ROUNDDOWN([.$B13]/[.F$6]);2)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79" table:formula="of:=[.BG3]+1" office:value-type="float" office:value="8" table:number-columns-spanned="6" table:number-rows-spanned="1">
            <text:p>8</text:p>
          </table:table-cell>
          <table:covered-table-cell table:number-columns-repeated="4" table:style-name="ce91"/>
          <table:covered-table-cell table:style-name="ce101"/>
          <table:table-cell table:style-name="ce79" table:formula="of:=[.Q13]+1" office:value-type="float" office:value="9" table:number-columns-spanned="6" table:number-rows-spanned="1">
            <text:p>9</text:p>
          </table:table-cell>
          <table:covered-table-cell table:number-columns-repeated="4" table:style-name="ce91"/>
          <table:covered-table-cell table:style-name="ce101"/>
          <table:table-cell table:style-name="ce79" table:formula="of:=[.W13]+1" office:value-type="float" office:value="10" table:number-columns-spanned="6" table:number-rows-spanned="1">
            <text:p>10</text:p>
          </table:table-cell>
          <table:covered-table-cell table:number-columns-repeated="4" table:style-name="ce91"/>
          <table:covered-table-cell table:style-name="ce101"/>
          <table:table-cell table:style-name="ce79" table:formula="of:=[.AC13]+1" office:value-type="float" office:value="11" table:number-columns-spanned="6" table:number-rows-spanned="1">
            <text:p>11</text:p>
          </table:table-cell>
          <table:covered-table-cell table:number-columns-repeated="4" table:style-name="ce91"/>
          <table:covered-table-cell table:style-name="ce101"/>
          <table:table-cell table:style-name="ce79" table:formula="of:=[.AI13]+1" office:value-type="float" office:value="12" table:number-columns-spanned="6" table:number-rows-spanned="1">
            <text:p>12</text:p>
          </table:table-cell>
          <table:covered-table-cell table:number-columns-repeated="4" table:style-name="ce91"/>
          <table:covered-table-cell table:style-name="ce101"/>
          <table:table-cell table:style-name="ce79" table:formula="of:=[.AO13]+1" office:value-type="float" office:value="13" table:number-columns-spanned="6" table:number-rows-spanned="1">
            <text:p>13</text:p>
          </table:table-cell>
          <table:covered-table-cell table:number-columns-repeated="4" table:style-name="ce91"/>
          <table:covered-table-cell table:style-name="ce101"/>
          <table:table-cell table:style-name="ce79" table:formula="of:=[.AU13]+1" office:value-type="float" office:value="14" table:number-columns-spanned="6" table:number-rows-spanned="1">
            <text:p>14</text:p>
          </table:table-cell>
          <table:covered-table-cell table:number-columns-repeated="4" table:style-name="ce91"/>
          <table:covered-table-cell table:style-name="ce101"/>
          <table:table-cell table:style-name="ce79" table:formula="of:=[.BA13]+1" office:value-type="float" office:value="15" table:number-columns-spanned="6" table:number-rows-spanned="1">
            <text:p>15</text:p>
          </table:table-cell>
          <table:covered-table-cell table:number-columns-repeated="4" table:style-name="ce91"/>
          <table:covered-table-cell table:style-name="ce101"/>
          <table:table-cell table:number-columns-repeated="815"/>
          <table:table-cell table:style-name="Default" table:number-columns-repeated="111"/>
          <table:table-cell table:number-columns-repeated="34"/>
        </table:table-row>
        <table:table-row table:style-name="ro4">
          <table:table-cell/>
          <table:table-cell table:style-name="ce19" table:formula="of:=[.B13]+1" office:value-type="float" office:value="7">
            <text:p>7</text:p>
          </table:table-cell>
          <table:table-cell table:style-name="ce31" table:formula="of:=MOD(ROUNDDOWN([.$B14]/[.C$6]);2)" office:value-type="float" office:value="0">
            <text:p>0</text:p>
          </table:table-cell>
          <table:table-cell table:style-name="ce31" table:formula="of:=MOD(ROUNDDOWN([.$B14]/[.D$6]);2)" office:value-type="float" office:value="1">
            <text:p>1</text:p>
          </table:table-cell>
          <table:table-cell table:style-name="ce31" table:formula="of:=MOD(ROUNDDOWN([.$B14]/[.E$6]);2)" office:value-type="float" office:value="1">
            <text:p>1</text:p>
          </table:table-cell>
          <table:table-cell table:style-name="ce43" table:formula="of:=MOD(ROUNDDOWN([.$B14]/[.F$6]);2)" office:value-type="float" office:value="1">
            <text:p>1</text:p>
          </table:table-cell>
          <table:table-cell table:number-columns-repeated="3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0" table:formula="of:=MATCH([.Q13];[.$B$7:.$B$22];0)+2" office:value-type="float" office:value="11" table:number-columns-spanned="6" table:number-rows-spanned="1">
            <text:p>11</text:p>
          </table:table-cell>
          <table:covered-table-cell table:number-columns-repeated="4" table:style-name="ce92"/>
          <table:covered-table-cell table:style-name="ce102"/>
          <table:table-cell table:style-name="ce80" table:formula="of:=MATCH([.W13];[.$B$7:.$B$22];0)+2" office:value-type="float" office:value="12" table:number-columns-spanned="6" table:number-rows-spanned="1">
            <text:p>12</text:p>
          </table:table-cell>
          <table:covered-table-cell table:number-columns-repeated="4" table:style-name="ce92"/>
          <table:covered-table-cell table:style-name="ce102"/>
          <table:table-cell table:style-name="ce80" table:formula="of:=MATCH([.AC13];[.$B$7:.$B$22];0)+2" office:value-type="float" office:value="13" table:number-columns-spanned="6" table:number-rows-spanned="1">
            <text:p>13</text:p>
          </table:table-cell>
          <table:covered-table-cell table:number-columns-repeated="4" table:style-name="ce92"/>
          <table:covered-table-cell table:style-name="ce102"/>
          <table:table-cell table:style-name="ce80" table:formula="of:=MATCH([.AI13];[.$B$7:.$B$22];0)+2" office:value-type="float" office:value="14" table:number-columns-spanned="6" table:number-rows-spanned="1">
            <text:p>1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O13];[.$B$7:.$B$22];0)+2" office:value-type="float" office:value="15" table:number-columns-spanned="6" table:number-rows-spanned="1">
            <text:p>1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U13];[.$B$7:.$B$22];0)+2" office:value-type="float" office:value="16" table:number-columns-spanned="6" table:number-rows-spanned="1">
            <text:p>16</text:p>
          </table:table-cell>
          <table:covered-table-cell table:number-columns-repeated="4" table:style-name="ce92"/>
          <table:covered-table-cell table:style-name="ce102"/>
          <table:table-cell table:style-name="ce80" table:formula="of:=MATCH([.BA13];[.$B$7:.$B$22];0)+2" office:value-type="float" office:value="17" table:number-columns-spanned="6" table:number-rows-spanned="1">
            <text:p>17</text:p>
          </table:table-cell>
          <table:covered-table-cell table:number-columns-repeated="4" table:style-name="ce92"/>
          <table:covered-table-cell table:style-name="ce102"/>
          <table:table-cell table:style-name="ce80" table:formula="of:=MATCH([.BG13];[.$B$7:.$B$22];0)+2" office:value-type="float" office:value="18" table:number-columns-spanned="6" table:number-rows-spanned="1">
            <text:p>18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14]+1" office:value-type="float" office:value="8">
            <text:p>8</text:p>
          </table:table-cell>
          <table:table-cell table:style-name="ce31" table:formula="of:=MOD(ROUNDDOWN([.$B15]/[.C$6]);2)" office:value-type="float" office:value="1">
            <text:p>1</text:p>
          </table:table-cell>
          <table:table-cell table:style-name="ce31" table:formula="of:=MOD(ROUNDDOWN([.$B15]/[.D$6]);2)" office:value-type="float" office:value="0">
            <text:p>0</text:p>
          </table:table-cell>
          <table:table-cell table:style-name="ce31" table:formula="of:=MOD(ROUNDDOWN([.$B15]/[.E$6]);2)" office:value-type="float" office:value="0">
            <text:p>0</text:p>
          </table:table-cell>
          <table:table-cell table:style-name="ce43" table:formula="of:=MOD(ROUNDDOWN([.$B15]/[.F$6]);2)" office:value-type="float" office:value="0">
            <text:p>0</text:p>
          </table:table-cell>
          <table:table-cell table:number-columns-repeated="7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U15];[.$G$5:.$N$22];[.Q14];0)" office:value-type="float" office:value="1">
            <text:p>1</text:p>
          </table:table-cell>
          <table:table-cell table:style-name="seg1" table:formula="of:=[.U15]&amp;T(ORG.OPENOFFICE.STYLE(IF([.R15]=1;&quot;seg1&quot;;IF([.R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A15];[.$G$5:.$N$22];[.W14];0)" office:value-type="float" office:value="1">
            <text:p>1</text:p>
          </table:table-cell>
          <table:table-cell table:style-name="seg1" table:formula="of:=[.AA15]&amp;T(ORG.OPENOFFICE.STYLE(IF([.X15]=1;&quot;seg1&quot;;IF([.X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G15];[.$G$5:.$N$22];[.AC14];0)" office:value-type="float" office:value="1">
            <text:p>1</text:p>
          </table:table-cell>
          <table:table-cell table:style-name="seg1" table:formula="of:=[.AG15]&amp;T(ORG.OPENOFFICE.STYLE(IF([.AD15]=1;&quot;seg1&quot;;IF([.AD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M15];[.$G$5:.$N$22];[.AI14];0)" office:value-type="float" office:value="0">
            <text:p>0</text:p>
          </table:table-cell>
          <table:table-cell table:style-name="seg0" table:formula="of:=[.AM15]&amp;T(ORG.OPENOFFICE.STYLE(IF([.AJ15]=1;&quot;seg1&quot;;IF([.AJ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S15];[.$G$5:.$N$22];[.AO14];0)" office:value-type="float" office:value="1">
            <text:p>1</text:p>
          </table:table-cell>
          <table:table-cell table:style-name="seg1" table:formula="of:=[.AS15]&amp;T(ORG.OPENOFFICE.STYLE(IF([.AP15]=1;&quot;seg1&quot;;IF([.AP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Y15];[.$G$5:.$N$22];[.AU14];0)" office:value-type="float" office:value="0">
            <text:p>0</text:p>
          </table:table-cell>
          <table:table-cell table:style-name="seg0" table:formula="of:=[.AY15]&amp;T(ORG.OPENOFFICE.STYLE(IF([.AV15]=1;&quot;seg1&quot;;IF([.AV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E15];[.$G$5:.$N$22];[.BA14];0)" office:value-type="float" office:value="1">
            <text:p>1</text:p>
          </table:table-cell>
          <table:table-cell table:style-name="seg1" table:formula="of:=[.BE15]&amp;T(ORG.OPENOFFICE.STYLE(IF([.BB15]=1;&quot;seg1&quot;;IF([.BB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K15];[.$G$5:.$N$22];[.BG14];0)" office:value-type="float" office:value="1">
            <text:p>1</text:p>
          </table:table-cell>
          <table:table-cell table:style-name="seg1" table:formula="of:=[.BK15]&amp;T(ORG.OPENOFFICE.STYLE(IF([.BH15]=1;&quot;seg1&quot;;IF([.BH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15]+1" office:value-type="float" office:value="9">
            <text:p>9</text:p>
          </table:table-cell>
          <table:table-cell table:style-name="ce31" table:formula="of:=MOD(ROUNDDOWN([.$B16]/[.C$6]);2)" office:value-type="float" office:value="1">
            <text:p>1</text:p>
          </table:table-cell>
          <table:table-cell table:style-name="ce31" table:formula="of:=MOD(ROUNDDOWN([.$B16]/[.D$6]);2)" office:value-type="float" office:value="0">
            <text:p>0</text:p>
          </table:table-cell>
          <table:table-cell table:style-name="ce31" table:formula="of:=MOD(ROUNDDOWN([.$B16]/[.E$6]);2)" office:value-type="float" office:value="0">
            <text:p>0</text:p>
          </table:table-cell>
          <table:table-cell table:style-name="ce43" table:formula="of:=MOD(ROUNDDOWN([.$B16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4"/>
          <table:table-cell table:style-name="ce5"/>
          <table:table-cell table:style-name="ce81" table:formula="of:=HLOOKUP([.S16];[.$G$5:.$N$22];[.Q14];0)" office:value-type="float" office:value="1" table:number-columns-spanned="1" table:number-rows-spanned="2">
            <text:p>1</text:p>
          </table:table-cell>
          <table:table-cell table:style-name="seg1" table:formula="of:=[.S16]&amp;T(ORG.OPENOFFICE.STYLE(IF([.Q16]=1;&quot;seg1&quot;;IF([.Q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V16];[.$G$5:.$N$22];[.Q14];0)" office:value-type="float" office:value="1" table:number-columns-spanned="1" table:number-rows-spanned="2">
            <text:p>1</text:p>
          </table:table-cell>
          <table:table-cell table:style-name="seg1" table:formula="of:=[.V16]&amp;T(ORG.OPENOFFICE.STYLE(IF([.T16]=1;&quot;seg1&quot;;IF([.T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Y16];[.$G$5:.$N$22];[.W14];0)" office:value-type="float" office:value="1" table:number-columns-spanned="1" table:number-rows-spanned="2">
            <text:p>1</text:p>
          </table:table-cell>
          <table:table-cell table:style-name="seg1" table:formula="of:=[.Y16]&amp;T(ORG.OPENOFFICE.STYLE(IF([.W16]=1;&quot;seg1&quot;;IF([.W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B16];[.$G$5:.$N$22];[.W14];0)" office:value-type="float" office:value="1" table:number-columns-spanned="1" table:number-rows-spanned="2">
            <text:p>1</text:p>
          </table:table-cell>
          <table:table-cell table:style-name="seg1" table:formula="of:=[.AB16]&amp;T(ORG.OPENOFFICE.STYLE(IF([.Z16]=1;&quot;seg1&quot;;IF([.Z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E16];[.$G$5:.$N$22];[.AC14];0)" office:value-type="float" office:value="1" table:number-columns-spanned="1" table:number-rows-spanned="2">
            <text:p>1</text:p>
          </table:table-cell>
          <table:table-cell table:style-name="seg1" table:formula="of:=[.AE16]&amp;T(ORG.OPENOFFICE.STYLE(IF([.AC16]=1;&quot;seg1&quot;;IF([.AC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H16];[.$G$5:.$N$22];[.AC14];0)" office:value-type="float" office:value="1" table:number-columns-spanned="1" table:number-rows-spanned="2">
            <text:p>1</text:p>
          </table:table-cell>
          <table:table-cell table:style-name="seg1" table:formula="of:=[.AH16]&amp;T(ORG.OPENOFFICE.STYLE(IF([.AF16]=1;&quot;seg1&quot;;IF([.AF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K16];[.$G$5:.$N$22];[.AI14];0)" office:value-type="float" office:value="1" table:number-columns-spanned="1" table:number-rows-spanned="2">
            <text:p>1</text:p>
          </table:table-cell>
          <table:table-cell table:style-name="seg1" table:formula="of:=[.AK16]&amp;T(ORG.OPENOFFICE.STYLE(IF([.AI16]=1;&quot;seg1&quot;;IF([.AI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N16];[.$G$5:.$N$22];[.AI14];0)" office:value-type="float" office:value="0" table:number-columns-spanned="1" table:number-rows-spanned="2">
            <text:p>0</text:p>
          </table:table-cell>
          <table:table-cell table:style-name="seg0" table:formula="of:=[.AN16]&amp;T(ORG.OPENOFFICE.STYLE(IF([.AL16]=1;&quot;seg1&quot;;IF([.AL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Q16];[.$G$5:.$N$22];[.AO14];0)" office:value-type="float" office:value="1" table:number-columns-spanned="1" table:number-rows-spanned="2">
            <text:p>1</text:p>
          </table:table-cell>
          <table:table-cell table:style-name="seg1" table:formula="of:=[.AQ16]&amp;T(ORG.OPENOFFICE.STYLE(IF([.AO16]=1;&quot;seg1&quot;;IF([.AO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T16];[.$G$5:.$N$22];[.AO14];0)" office:value-type="float" office:value="0" table:number-columns-spanned="1" table:number-rows-spanned="2">
            <text:p>0</text:p>
          </table:table-cell>
          <table:table-cell table:style-name="seg0" table:formula="of:=[.AT16]&amp;T(ORG.OPENOFFICE.STYLE(IF([.AR16]=1;&quot;seg1&quot;;IF([.AR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W16];[.$G$5:.$N$22];[.AU14];0)" office:value-type="float" office:value="0" table:number-columns-spanned="1" table:number-rows-spanned="2">
            <text:p>0</text:p>
          </table:table-cell>
          <table:table-cell table:style-name="seg0" table:formula="of:=[.AW16]&amp;T(ORG.OPENOFFICE.STYLE(IF([.AU16]=1;&quot;seg1&quot;;IF([.AU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Z16];[.$G$5:.$N$22];[.AU14];0)" office:value-type="float" office:value="1" table:number-columns-spanned="1" table:number-rows-spanned="2">
            <text:p>1</text:p>
          </table:table-cell>
          <table:table-cell table:style-name="seg1" table:formula="of:=[.AZ16]&amp;T(ORG.OPENOFFICE.STYLE(IF([.AX16]=1;&quot;seg1&quot;;IF([.AX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C16];[.$G$5:.$N$22];[.BA14];0)" office:value-type="float" office:value="1" table:number-columns-spanned="1" table:number-rows-spanned="2">
            <text:p>1</text:p>
          </table:table-cell>
          <table:table-cell table:style-name="seg1" table:formula="of:=[.BC16]&amp;T(ORG.OPENOFFICE.STYLE(IF([.BA16]=1;&quot;seg1&quot;;IF([.BA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F16];[.$G$5:.$N$22];[.BA14];0)" office:value-type="float" office:value="0" table:number-columns-spanned="1" table:number-rows-spanned="2">
            <text:p>0</text:p>
          </table:table-cell>
          <table:table-cell table:style-name="seg0" table:formula="of:=[.BF16]&amp;T(ORG.OPENOFFICE.STYLE(IF([.BD16]=1;&quot;seg1&quot;;IF([.BD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I16];[.$G$5:.$N$22];[.BG14];0)" office:value-type="float" office:value="1" table:number-columns-spanned="1" table:number-rows-spanned="2">
            <text:p>1</text:p>
          </table:table-cell>
          <table:table-cell table:style-name="seg1" table:formula="of:=[.BI16]&amp;T(ORG.OPENOFFICE.STYLE(IF([.BG16]=1;&quot;seg1&quot;;IF([.BG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L16];[.$G$5:.$N$22];[.BG14];0)" office:value-type="float" office:value="0" table:number-columns-spanned="1" table:number-rows-spanned="2">
            <text:p>0</text:p>
          </table:table-cell>
          <table:table-cell table:style-name="seg0" table:formula="of:=[.BL16]&amp;T(ORG.OPENOFFICE.STYLE(IF([.BJ16]=1;&quot;seg1&quot;;IF([.BJ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16]+1" office:value-type="float" office:value="10">
            <text:p>10</text:p>
          </table:table-cell>
          <table:table-cell table:style-name="ce31" table:formula="of:=MOD(ROUNDDOWN([.$B17]/[.C$6]);2)" office:value-type="float" office:value="1">
            <text:p>1</text:p>
          </table:table-cell>
          <table:table-cell table:style-name="ce31" table:formula="of:=MOD(ROUNDDOWN([.$B17]/[.D$6]);2)" office:value-type="float" office:value="0">
            <text:p>0</text:p>
          </table:table-cell>
          <table:table-cell table:style-name="ce31" table:formula="of:=MOD(ROUNDDOWN([.$B17]/[.E$6]);2)" office:value-type="float" office:value="1">
            <text:p>1</text:p>
          </table:table-cell>
          <table:table-cell table:style-name="ce43" table:formula="of:=MOD(ROUNDDOWN([.$B17]/[.F$6]);2)" office:value-type="float" office:value="0">
            <text:p>0</text:p>
          </table:table-cell>
          <table:table-cell table:number-columns-repeated="3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3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17]+1" office:value-type="float" office:value="11">
            <text:p>11</text:p>
          </table:table-cell>
          <table:table-cell table:style-name="ce31" table:formula="of:=MOD(ROUNDDOWN([.$B18]/[.C$6]);2)" office:value-type="float" office:value="1">
            <text:p>1</text:p>
          </table:table-cell>
          <table:table-cell table:style-name="ce31" table:formula="of:=MOD(ROUNDDOWN([.$B18]/[.D$6]);2)" office:value-type="float" office:value="0">
            <text:p>0</text:p>
          </table:table-cell>
          <table:table-cell table:style-name="ce31" table:formula="of:=MOD(ROUNDDOWN([.$B18]/[.E$6]);2)" office:value-type="float" office:value="1">
            <text:p>1</text:p>
          </table:table-cell>
          <table:table-cell table:style-name="ce43" table:formula="of:=MOD(ROUNDDOWN([.$B18]/[.F$6]);2)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U18];[.$G$5:.$N$22];[.Q14];0)" office:value-type="float" office:value="1">
            <text:p>1</text:p>
          </table:table-cell>
          <table:table-cell table:style-name="seg1" table:formula="of:=[.U18]&amp;T(ORG.OPENOFFICE.STYLE(IF([.R18]=1;&quot;seg1&quot;;IF([.R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A18];[.$G$5:.$N$22];[.W14];0)" office:value-type="float" office:value="1">
            <text:p>1</text:p>
          </table:table-cell>
          <table:table-cell table:style-name="seg1" table:formula="of:=[.AA18]&amp;T(ORG.OPENOFFICE.STYLE(IF([.X18]=1;&quot;seg1&quot;;IF([.X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G18];[.$G$5:.$N$22];[.AC14];0)" office:value-type="float" office:value="1">
            <text:p>1</text:p>
          </table:table-cell>
          <table:table-cell table:style-name="seg1" table:formula="of:=[.AG18]&amp;T(ORG.OPENOFFICE.STYLE(IF([.AD18]=1;&quot;seg1&quot;;IF([.AD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M18];[.$G$5:.$N$22];[.AI14];0)" office:value-type="float" office:value="1">
            <text:p>1</text:p>
          </table:table-cell>
          <table:table-cell table:style-name="seg1" table:formula="of:=[.AM18]&amp;T(ORG.OPENOFFICE.STYLE(IF([.AJ18]=1;&quot;seg1&quot;;IF([.AJ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S18];[.$G$5:.$N$22];[.AO14];0)" office:value-type="float" office:value="0">
            <text:p>0</text:p>
          </table:table-cell>
          <table:table-cell table:style-name="seg0" table:formula="of:=[.AS18]&amp;T(ORG.OPENOFFICE.STYLE(IF([.AP18]=1;&quot;seg1&quot;;IF([.AP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Y18];[.$G$5:.$N$22];[.AU14];0)" office:value-type="float" office:value="1">
            <text:p>1</text:p>
          </table:table-cell>
          <table:table-cell table:style-name="seg1" table:formula="of:=[.AY18]&amp;T(ORG.OPENOFFICE.STYLE(IF([.AV18]=1;&quot;seg1&quot;;IF([.AV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E18];[.$G$5:.$N$22];[.BA14];0)" office:value-type="float" office:value="1">
            <text:p>1</text:p>
          </table:table-cell>
          <table:table-cell table:style-name="seg1" table:formula="of:=[.BE18]&amp;T(ORG.OPENOFFICE.STYLE(IF([.BB18]=1;&quot;seg1&quot;;IF([.BB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K18];[.$G$5:.$N$22];[.BG14];0)" office:value-type="float" office:value="1">
            <text:p>1</text:p>
          </table:table-cell>
          <table:table-cell table:style-name="seg1" table:formula="of:=[.BK18]&amp;T(ORG.OPENOFFICE.STYLE(IF([.BH18]=1;&quot;seg1&quot;;IF([.BH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18]+1" office:value-type="float" office:value="12">
            <text:p>12</text:p>
          </table:table-cell>
          <table:table-cell table:style-name="ce31" table:formula="of:=MOD(ROUNDDOWN([.$B19]/[.C$6]);2)" office:value-type="float" office:value="1">
            <text:p>1</text:p>
          </table:table-cell>
          <table:table-cell table:style-name="ce31" table:formula="of:=MOD(ROUNDDOWN([.$B19]/[.D$6]);2)" office:value-type="float" office:value="1">
            <text:p>1</text:p>
          </table:table-cell>
          <table:table-cell table:style-name="ce31" table:formula="of:=MOD(ROUNDDOWN([.$B19]/[.E$6]);2)" office:value-type="float" office:value="0">
            <text:p>0</text:p>
          </table:table-cell>
          <table:table-cell table:style-name="ce43" table:formula="of:=MOD(ROUNDDOWN([.$B19]/[.F$6]);2)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4"/>
          <table:table-cell table:style-name="ce5"/>
          <table:table-cell table:style-name="ce81" table:formula="of:=HLOOKUP([.S19];[.$G$5:.$N$22];[.Q14];0)" office:value-type="float" office:value="1" table:number-columns-spanned="1" table:number-rows-spanned="2">
            <text:p>1</text:p>
          </table:table-cell>
          <table:table-cell table:style-name="seg1" table:formula="of:=[.S19]&amp;T(ORG.OPENOFFICE.STYLE(IF([.Q19]=1;&quot;seg1&quot;;IF([.Q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V19];[.$G$5:.$N$22];[.Q14];0)" office:value-type="float" office:value="1" table:number-columns-spanned="1" table:number-rows-spanned="2">
            <text:p>1</text:p>
          </table:table-cell>
          <table:table-cell table:style-name="seg1" table:formula="of:=[.V19]&amp;T(ORG.OPENOFFICE.STYLE(IF([.T19]=1;&quot;seg1&quot;;IF([.T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Y19];[.$G$5:.$N$22];[.W14];0)" office:value-type="float" office:value="0" table:number-columns-spanned="1" table:number-rows-spanned="2">
            <text:p>0</text:p>
          </table:table-cell>
          <table:table-cell table:style-name="seg0" table:formula="of:=[.Y19]&amp;T(ORG.OPENOFFICE.STYLE(IF([.W19]=1;&quot;seg1&quot;;IF([.W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B19];[.$G$5:.$N$22];[.W14];0)" office:value-type="float" office:value="1" table:number-columns-spanned="1" table:number-rows-spanned="2">
            <text:p>1</text:p>
          </table:table-cell>
          <table:table-cell table:style-name="seg1" table:formula="of:=[.AB19]&amp;T(ORG.OPENOFFICE.STYLE(IF([.Z19]=1;&quot;seg1&quot;;IF([.Z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E19];[.$G$5:.$N$22];[.AC14];0)" office:value-type="float" office:value="1" table:number-columns-spanned="1" table:number-rows-spanned="2">
            <text:p>1</text:p>
          </table:table-cell>
          <table:table-cell table:style-name="seg1" table:formula="of:=[.AE19]&amp;T(ORG.OPENOFFICE.STYLE(IF([.AC19]=1;&quot;seg1&quot;;IF([.AC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H19];[.$G$5:.$N$22];[.AC14];0)" office:value-type="float" office:value="1" table:number-columns-spanned="1" table:number-rows-spanned="2">
            <text:p>1</text:p>
          </table:table-cell>
          <table:table-cell table:style-name="seg1" table:formula="of:=[.AH19]&amp;T(ORG.OPENOFFICE.STYLE(IF([.AF19]=1;&quot;seg1&quot;;IF([.AF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K19];[.$G$5:.$N$22];[.AI14];0)" office:value-type="float" office:value="1" table:number-columns-spanned="1" table:number-rows-spanned="2">
            <text:p>1</text:p>
          </table:table-cell>
          <table:table-cell table:style-name="seg1" table:formula="of:=[.AK19]&amp;T(ORG.OPENOFFICE.STYLE(IF([.AI19]=1;&quot;seg1&quot;;IF([.AI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N19];[.$G$5:.$N$22];[.AI14];0)" office:value-type="float" office:value="1" table:number-columns-spanned="1" table:number-rows-spanned="2">
            <text:p>1</text:p>
          </table:table-cell>
          <table:table-cell table:style-name="seg1" table:formula="of:=[.AN19]&amp;T(ORG.OPENOFFICE.STYLE(IF([.AL19]=1;&quot;seg1&quot;;IF([.AL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Q19];[.$G$5:.$N$22];[.AO14];0)" office:value-type="float" office:value="1" table:number-columns-spanned="1" table:number-rows-spanned="2">
            <text:p>1</text:p>
          </table:table-cell>
          <table:table-cell table:style-name="seg1" table:formula="of:=[.AQ19]&amp;T(ORG.OPENOFFICE.STYLE(IF([.AO19]=1;&quot;seg1&quot;;IF([.AO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T19];[.$G$5:.$N$22];[.AO14];0)" office:value-type="float" office:value="0" table:number-columns-spanned="1" table:number-rows-spanned="2">
            <text:p>0</text:p>
          </table:table-cell>
          <table:table-cell table:style-name="seg0" table:formula="of:=[.AT19]&amp;T(ORG.OPENOFFICE.STYLE(IF([.AR19]=1;&quot;seg1&quot;;IF([.AR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W19];[.$G$5:.$N$22];[.AU14];0)" office:value-type="float" office:value="1" table:number-columns-spanned="1" table:number-rows-spanned="2">
            <text:p>1</text:p>
          </table:table-cell>
          <table:table-cell table:style-name="seg1" table:formula="of:=[.AW19]&amp;T(ORG.OPENOFFICE.STYLE(IF([.AU19]=1;&quot;seg1&quot;;IF([.AU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Z19];[.$G$5:.$N$22];[.AU14];0)" office:value-type="float" office:value="1" table:number-columns-spanned="1" table:number-rows-spanned="2">
            <text:p>1</text:p>
          </table:table-cell>
          <table:table-cell table:style-name="seg1" table:formula="of:=[.AZ19]&amp;T(ORG.OPENOFFICE.STYLE(IF([.AX19]=1;&quot;seg1&quot;;IF([.AX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C19];[.$G$5:.$N$22];[.BA14];0)" office:value-type="float" office:value="1" table:number-columns-spanned="1" table:number-rows-spanned="2">
            <text:p>1</text:p>
          </table:table-cell>
          <table:table-cell table:style-name="seg1" table:formula="of:=[.BC19]&amp;T(ORG.OPENOFFICE.STYLE(IF([.BA19]=1;&quot;seg1&quot;;IF([.BA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F19];[.$G$5:.$N$22];[.BA14];0)" office:value-type="float" office:value="0" table:number-columns-spanned="1" table:number-rows-spanned="2">
            <text:p>0</text:p>
          </table:table-cell>
          <table:table-cell table:style-name="seg0" table:formula="of:=[.BF19]&amp;T(ORG.OPENOFFICE.STYLE(IF([.BD19]=1;&quot;seg1&quot;;IF([.BD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I19];[.$G$5:.$N$22];[.BG14];0)" office:value-type="float" office:value="1" table:number-columns-spanned="1" table:number-rows-spanned="2">
            <text:p>1</text:p>
          </table:table-cell>
          <table:table-cell table:style-name="seg1" table:formula="of:=[.BI19]&amp;T(ORG.OPENOFFICE.STYLE(IF([.BG19]=1;&quot;seg1&quot;;IF([.BG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L19];[.$G$5:.$N$22];[.BG14];0)" office:value-type="float" office:value="0" table:number-columns-spanned="1" table:number-rows-spanned="2">
            <text:p>0</text:p>
          </table:table-cell>
          <table:table-cell table:style-name="seg0" table:formula="of:=[.BL19]&amp;T(ORG.OPENOFFICE.STYLE(IF([.BJ19]=1;&quot;seg1&quot;;IF([.BJ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 table:style-name="Default"/>
          <table:table-cell table:style-name="ce19" table:formula="of:=[.B19]+1" office:value-type="float" office:value="13">
            <text:p>13</text:p>
          </table:table-cell>
          <table:table-cell table:style-name="ce31" table:formula="of:=MOD(ROUNDDOWN([.$B20]/[.C$6]);2)" office:value-type="float" office:value="1">
            <text:p>1</text:p>
          </table:table-cell>
          <table:table-cell table:style-name="ce31" table:formula="of:=MOD(ROUNDDOWN([.$B20]/[.D$6]);2)" office:value-type="float" office:value="1">
            <text:p>1</text:p>
          </table:table-cell>
          <table:table-cell table:style-name="ce31" table:formula="of:=MOD(ROUNDDOWN([.$B20]/[.E$6]);2)" office:value-type="float" office:value="0">
            <text:p>0</text:p>
          </table:table-cell>
          <table:table-cell table:style-name="ce43" table:formula="of:=MOD(ROUNDDOWN([.$B20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4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 table:style-name="Default"/>
          <table:table-cell table:style-name="ce19" table:formula="of:=[.B20]+1" office:value-type="float" office:value="14">
            <text:p>14</text:p>
          </table:table-cell>
          <table:table-cell table:style-name="ce31" table:formula="of:=MOD(ROUNDDOWN([.$B21]/[.C$6]);2)" office:value-type="float" office:value="1">
            <text:p>1</text:p>
          </table:table-cell>
          <table:table-cell table:style-name="ce31" table:formula="of:=MOD(ROUNDDOWN([.$B21]/[.D$6]);2)" office:value-type="float" office:value="1">
            <text:p>1</text:p>
          </table:table-cell>
          <table:table-cell table:style-name="ce31" table:formula="of:=MOD(ROUNDDOWN([.$B21]/[.E$6]);2)" office:value-type="float" office:value="1">
            <text:p>1</text:p>
          </table:table-cell>
          <table:table-cell table:style-name="ce43" table:formula="of:=MOD(ROUNDDOWN([.$B21]/[.F$6]);2)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4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U21];[.$G$5:.$N$22];[.Q14];0)" office:value-type="float" office:value="1">
            <text:p>1</text:p>
          </table:table-cell>
          <table:table-cell table:style-name="seg1" table:formula="of:=[.U21]&amp;T(ORG.OPENOFFICE.STYLE(IF([.R21]=1;&quot;seg1&quot;;IF([.R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A21];[.$G$5:.$N$22];[.W14];0)" office:value-type="float" office:value="1">
            <text:p>1</text:p>
          </table:table-cell>
          <table:table-cell table:style-name="seg1" table:formula="of:=[.AA21]&amp;T(ORG.OPENOFFICE.STYLE(IF([.X21]=1;&quot;seg1&quot;;IF([.X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G21];[.$G$5:.$N$22];[.AC14];0)" office:value-type="float" office:value="0">
            <text:p>0</text:p>
          </table:table-cell>
          <table:table-cell table:style-name="seg0" table:formula="of:=[.AG21]&amp;T(ORG.OPENOFFICE.STYLE(IF([.AD21]=1;&quot;seg1&quot;;IF([.AD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M21];[.$G$5:.$N$22];[.AI14];0)" office:value-type="float" office:value="1">
            <text:p>1</text:p>
          </table:table-cell>
          <table:table-cell table:style-name="seg1" table:formula="of:=[.AM21]&amp;T(ORG.OPENOFFICE.STYLE(IF([.AJ21]=1;&quot;seg1&quot;;IF([.AJ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S21];[.$G$5:.$N$22];[.AO14];0)" office:value-type="float" office:value="1">
            <text:p>1</text:p>
          </table:table-cell>
          <table:table-cell table:style-name="seg1" table:formula="of:=[.AS21]&amp;T(ORG.OPENOFFICE.STYLE(IF([.AP21]=1;&quot;seg1&quot;;IF([.AP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Y21];[.$G$5:.$N$22];[.AU14];0)" office:value-type="float" office:value="1">
            <text:p>1</text:p>
          </table:table-cell>
          <table:table-cell table:style-name="seg1" table:formula="of:=[.AY21]&amp;T(ORG.OPENOFFICE.STYLE(IF([.AV21]=1;&quot;seg1&quot;;IF([.AV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E21];[.$G$5:.$N$22];[.BA14];0)" office:value-type="float" office:value="1">
            <text:p>1</text:p>
          </table:table-cell>
          <table:table-cell table:style-name="seg1" table:formula="of:=[.BE21]&amp;T(ORG.OPENOFFICE.STYLE(IF([.BB21]=1;&quot;seg1&quot;;IF([.BB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K21];[.$G$5:.$N$22];[.BG14];0)" office:value-type="float" office:value="0">
            <text:p>0</text:p>
          </table:table-cell>
          <table:table-cell table:style-name="seg0" table:formula="of:=[.BK21]&amp;T(ORG.OPENOFFICE.STYLE(IF([.BH21]=1;&quot;seg1&quot;;IF([.BH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 table:style-name="Default"/>
          <table:table-cell table:style-name="ce17" table:formula="of:=[.B21]+1" office:value-type="float" office:value="15">
            <text:p>15</text:p>
          </table:table-cell>
          <table:table-cell table:style-name="ce31" table:formula="of:=MOD(ROUNDDOWN([.$B22]/[.C$6]);2)" office:value-type="float" office:value="1">
            <text:p>1</text:p>
          </table:table-cell>
          <table:table-cell table:style-name="ce31" table:formula="of:=MOD(ROUNDDOWN([.$B22]/[.D$6]);2)" office:value-type="float" office:value="1">
            <text:p>1</text:p>
          </table:table-cell>
          <table:table-cell table:style-name="ce31" table:formula="of:=MOD(ROUNDDOWN([.$B22]/[.E$6]);2)" office:value-type="float" office:value="1">
            <text:p>1</text:p>
          </table:table-cell>
          <table:table-cell table:style-name="ce43" table:formula="of:=MOD(ROUNDDOWN([.$B22]/[.F$6]);2)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4"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 table:style-name="Default"/>
          <table:table-cell table:style-name="ce20" table:number-columns-repeated="13"/>
          <table:table-cell table:style-name="Default"/>
          <table:table-cell table:style-name="ce5"/>
          <table:table-cell table:number-columns-repeated="914"/>
          <table:table-cell table:style-name="Default" table:number-columns-repeated="60"/>
          <table:table-cell table:number-columns-repeated="34"/>
        </table:table-row>
        <table:table-row table:style-name="ro4">
          <table:table-cell table:style-name="Default" table:number-columns-repeated="15"/>
          <table:table-cell/>
          <table:table-cell table:style-name="ce84" office:value-type="string" table:number-columns-spanned="48" table:number-rows-spanned="1">
            <text:p>Karnaugh-maps</text:p>
          </table:table-cell>
          <table:covered-table-cell table:number-columns-repeated="12" table:style-name="Default"/>
          <table:covered-table-cell table:style-name="ce29"/>
          <table:covered-table-cell table:number-columns-repeated="34"/>
          <table:table-cell table:number-columns-repeated="960"/>
        </table:table-row>
        <table:table-row table:style-name="ro4">
          <table:table-cell table:style-name="ce6" table:number-columns-spanned="2" table:number-rows-spanned="2"/>
          <table:covered-table-cell table:style-name="ce21" table:formula="of:=MATCH([.A25];[.$G$5:.$N$5])+5" office:value-type="float" office:value="0">
            <text:p>#NV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54"/>
          <table:table-cell table:style-name="ce6" office:value-type="string" table:number-columns-spanned="2" table:number-rows-spanned="2">
            <text:p>P</text:p>
          </table:table-cell>
          <table:covered-table-cell table:style-name="ce21" table:formula="of:=MATCH([.H25];[.$G$5:.$N$5])+5" office:value-type="float" office:value="13">
            <text:p>13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1"/>
          <table:table-cell table:style-name="Default"/>
          <table:table-cell table:style-name="ce75"/>
          <table:table-cell table:style-name="ce6" office:value-type="string" table:number-columns-spanned="2" table:number-rows-spanned="2">
            <text:p>a</text:p>
          </table:table-cell>
          <table:covered-table-cell table:style-name="ce21" table:formula="of:=MATCH([.Q25];[.$G$5:.$N$5])+5" office:value-type="float" office:value="6">
            <text:p>6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b</text:p>
          </table:table-cell>
          <table:covered-table-cell table:style-name="ce115" table:formula="of:=MATCH([.X25];[.$G$5:.$N$5])+5" office:value-type="float" office:value="7">
            <text:p>7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c</text:p>
          </table:table-cell>
          <table:covered-table-cell table:style-name="ce21" table:formula="of:=MATCH([.AE25];[.$G$5:.$N$5])+5" office:value-type="float" office:value="8">
            <text:p>8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d</text:p>
          </table:table-cell>
          <table:covered-table-cell table:style-name="ce21" table:formula="of:=MATCH([.AL25];[.$G$5:.$N$5])+5" office:value-type="float" office:value="9">
            <text:p>9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e</text:p>
          </table:table-cell>
          <table:covered-table-cell table:style-name="ce21" table:formula="of:=MATCH([.AS25];[.$G$5:.$N$5])+5" office:value-type="float" office:value="10">
            <text:p>10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f</text:p>
          </table:table-cell>
          <table:covered-table-cell table:style-name="ce21" table:formula="of:=MATCH([.AZ25];[.$G$5:.$N$5])+5" office:value-type="float" office:value="11">
            <text:p>11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g</text:p>
          </table:table-cell>
          <table:covered-table-cell table:style-name="ce21" table:formula="of:=MATCH([.BG25];[.$G$5:.$N$5])+5" office:value-type="float" office:value="12">
            <text:p>12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4"/>
          <table:table-cell table:number-columns-repeated="959"/>
        </table:table-row>
        <table:table-row table:style-name="ro4"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54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1"/>
          <table:table-cell table:style-name="Default"/>
          <table:table-cell table:style-name="ce75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110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4"/>
          <table:table-cell table:number-columns-repeated="959"/>
        </table:table-row>
        <table:table-row table:style-name="ro4"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C25];1;1);[.$C$5:.$F$6];2;0)*MID([.C26];1;1) + HLOOKUP(MID([.C25];2;1);[.$C$5:.$F$6];2;0)*MID([.C26];2;1)" office:value-type="float" office:value="0">
            <text:p>0</text:p>
          </table:table-cell>
          <table:table-cell table:style-name="ce34" table:formula="of:=HLOOKUP(MID([.C25];1;1);[.$C$5:.$F$6];2;0)*MID([.D26];1;1) + HLOOKUP(MID([.C25];2;1);[.$C$5:.$F$6];2;0)*MID([.D26];2;1)" office:value-type="float" office:value="1">
            <text:p>1</text:p>
          </table:table-cell>
          <table:table-cell table:style-name="ce34" table:formula="of:=HLOOKUP(MID([.C25];1;1);[.$C$5:.$F$6];2;0)*MID([.E26];1;1) + HLOOKUP(MID([.C25];2;1);[.$C$5:.$F$6];2;0)*MID([.E26];2;1)" office:value-type="float" office:value="3">
            <text:p>3</text:p>
          </table:table-cell>
          <table:table-cell table:style-name="ce34" table:formula="of:=HLOOKUP(MID([.C25];1;1);[.$C$5:.$F$6];2;0)*MID([.F26];1;1) + HLOOKUP(MID([.C25];2;1);[.$C$5:.$F$6];2;0)*MID([.F26];2;1)" office:value-type="float" office:value="2">
            <text:p>2</text:p>
          </table:table-cell>
          <table:table-cell table:style-name="ce54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J25];1;1);[.$C$5:.$F$6];2;0)*MID([.J26];1;1) + HLOOKUP(MID([.J25];2;1);[.$C$5:.$F$6];2;0)*MID([.J26];2;1)" office:value-type="float" office:value="0">
            <text:p>0</text:p>
          </table:table-cell>
          <table:table-cell table:style-name="ce34" table:formula="of:=HLOOKUP(MID([.J25];1;1);[.$C$5:.$F$6];2;0)*MID([.K26];1;1) + HLOOKUP(MID([.J25];2;1);[.$C$5:.$F$6];2;0)*MID([.K26];2;1)" office:value-type="float" office:value="1">
            <text:p>1</text:p>
          </table:table-cell>
          <table:table-cell table:style-name="ce34" table:formula="of:=HLOOKUP(MID([.J25];1;1);[.$C$5:.$F$6];2;0)*MID([.L26];1;1) + HLOOKUP(MID([.J25];2;1);[.$C$5:.$F$6];2;0)*MID([.L26];2;1)" office:value-type="float" office:value="3">
            <text:p>3</text:p>
          </table:table-cell>
          <table:table-cell table:style-name="ce34" table:formula="of:=HLOOKUP(MID([.J25];1;1);[.$C$5:.$F$6];2;0)*MID([.M26];1;1) + HLOOKUP(MID([.J25];2;1);[.$C$5:.$F$6];2;0)*MID([.M26];2;1)" office:value-type="float" office:value="2">
            <text:p>2</text:p>
          </table:table-cell>
          <table:table-cell table:style-name="ce71"/>
          <table:table-cell table:style-name="Default"/>
          <table:table-cell table:style-name="ce75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S25];1;1);[.$C$5:.$F$6];2;0)*MID([.S26];1;1) + HLOOKUP(MID([.S25];2;1);[.$C$5:.$F$6];2;0)*MID([.S26];2;1)" office:value-type="float" office:value="0">
            <text:p>0</text:p>
          </table:table-cell>
          <table:table-cell table:style-name="ce34" table:formula="of:=HLOOKUP(MID([.S25];1;1);[.$C$5:.$F$6];2;0)*MID([.T26];1;1) + HLOOKUP(MID([.S25];2;1);[.$C$5:.$F$6];2;0)*MID([.T26];2;1)" office:value-type="float" office:value="1">
            <text:p>1</text:p>
          </table:table-cell>
          <table:table-cell table:style-name="ce34" table:formula="of:=HLOOKUP(MID([.S25];1;1);[.$C$5:.$F$6];2;0)*MID([.U26];1;1) + HLOOKUP(MID([.S25];2;1);[.$C$5:.$F$6];2;0)*MID([.U26];2;1)" office:value-type="float" office:value="3">
            <text:p>3</text:p>
          </table:table-cell>
          <table:table-cell table:style-name="ce34" table:formula="of:=HLOOKUP(MID([.S25];1;1);[.$C$5:.$F$6];2;0)*MID([.V26];1;1) + HLOOKUP(MID([.S25];2;1);[.$C$5:.$F$6];2;0)*MID([.V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Z25];1;1);[.$C$5:.$F$6];2;0)*MID([.Z26];1;1) + HLOOKUP(MID([.Z25];2;1);[.$C$5:.$F$6];2;0)*MID([.Z26];2;1)" office:value-type="float" office:value="0">
            <text:p>0</text:p>
          </table:table-cell>
          <table:table-cell table:style-name="ce34" table:formula="of:=HLOOKUP(MID([.Z25];1;1);[.$C$5:.$F$6];2;0)*MID([.AA26];1;1) + HLOOKUP(MID([.Z25];2;1);[.$C$5:.$F$6];2;0)*MID([.AA26];2;1)" office:value-type="float" office:value="1">
            <text:p>1</text:p>
          </table:table-cell>
          <table:table-cell table:style-name="ce34" table:formula="of:=HLOOKUP(MID([.Z25];1;1);[.$C$5:.$F$6];2;0)*MID([.AB26];1;1) + HLOOKUP(MID([.Z25];2;1);[.$C$5:.$F$6];2;0)*MID([.AB26];2;1)" office:value-type="float" office:value="3">
            <text:p>3</text:p>
          </table:table-cell>
          <table:table-cell table:style-name="ce119" table:formula="of:=HLOOKUP(MID([.Z25];1;1);[.$C$5:.$F$6];2;0)*MID([.AC26];1;1) + HLOOKUP(MID([.Z25];2;1);[.$C$5:.$F$6];2;0)*MID([.AC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G25];1;1);[.$C$5:.$F$6];2;0)*MID([.AG26];1;1) + HLOOKUP(MID([.AG25];2;1);[.$C$5:.$F$6];2;0)*MID([.AG26];2;1)" office:value-type="float" office:value="0">
            <text:p>0</text:p>
          </table:table-cell>
          <table:table-cell table:style-name="ce34" table:formula="of:=HLOOKUP(MID([.AG25];1;1);[.$C$5:.$F$6];2;0)*MID([.AH26];1;1) + HLOOKUP(MID([.AG25];2;1);[.$C$5:.$F$6];2;0)*MID([.AH26];2;1)" office:value-type="float" office:value="1">
            <text:p>1</text:p>
          </table:table-cell>
          <table:table-cell table:style-name="ce34" table:formula="of:=HLOOKUP(MID([.AG25];1;1);[.$C$5:.$F$6];2;0)*MID([.AI26];1;1) + HLOOKUP(MID([.AG25];2;1);[.$C$5:.$F$6];2;0)*MID([.AI26];2;1)" office:value-type="float" office:value="3">
            <text:p>3</text:p>
          </table:table-cell>
          <table:table-cell table:style-name="ce34" table:formula="of:=HLOOKUP(MID([.AG25];1;1);[.$C$5:.$F$6];2;0)*MID([.AJ26];1;1) + HLOOKUP(MID([.AG25];2;1);[.$C$5:.$F$6];2;0)*MID([.AJ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N25];1;1);[.$C$5:.$F$6];2;0)*MID([.AN26];1;1) + HLOOKUP(MID([.AN25];2;1);[.$C$5:.$F$6];2;0)*MID([.AN26];2;1)" office:value-type="float" office:value="0">
            <text:p>0</text:p>
          </table:table-cell>
          <table:table-cell table:style-name="ce34" table:formula="of:=HLOOKUP(MID([.AN25];1;1);[.$C$5:.$F$6];2;0)*MID([.AO26];1;1) + HLOOKUP(MID([.AN25];2;1);[.$C$5:.$F$6];2;0)*MID([.AO26];2;1)" office:value-type="float" office:value="1">
            <text:p>1</text:p>
          </table:table-cell>
          <table:table-cell table:style-name="ce34" table:formula="of:=HLOOKUP(MID([.AN25];1;1);[.$C$5:.$F$6];2;0)*MID([.AP26];1;1) + HLOOKUP(MID([.AN25];2;1);[.$C$5:.$F$6];2;0)*MID([.AP26];2;1)" office:value-type="float" office:value="3">
            <text:p>3</text:p>
          </table:table-cell>
          <table:table-cell table:style-name="ce34" table:formula="of:=HLOOKUP(MID([.AN25];1;1);[.$C$5:.$F$6];2;0)*MID([.AQ26];1;1) + HLOOKUP(MID([.AN25];2;1);[.$C$5:.$F$6];2;0)*MID([.AQ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U25];1;1);[.$C$5:.$F$6];2;0)*MID([.AU26];1;1) + HLOOKUP(MID([.AU25];2;1);[.$C$5:.$F$6];2;0)*MID([.AU26];2;1)" office:value-type="float" office:value="0">
            <text:p>0</text:p>
          </table:table-cell>
          <table:table-cell table:style-name="ce34" table:formula="of:=HLOOKUP(MID([.AU25];1;1);[.$C$5:.$F$6];2;0)*MID([.AV26];1;1) + HLOOKUP(MID([.AU25];2;1);[.$C$5:.$F$6];2;0)*MID([.AV26];2;1)" office:value-type="float" office:value="1">
            <text:p>1</text:p>
          </table:table-cell>
          <table:table-cell table:style-name="ce34" table:formula="of:=HLOOKUP(MID([.AU25];1;1);[.$C$5:.$F$6];2;0)*MID([.AW26];1;1) + HLOOKUP(MID([.AU25];2;1);[.$C$5:.$F$6];2;0)*MID([.AW26];2;1)" office:value-type="float" office:value="3">
            <text:p>3</text:p>
          </table:table-cell>
          <table:table-cell table:style-name="ce34" table:formula="of:=HLOOKUP(MID([.AU25];1;1);[.$C$5:.$F$6];2;0)*MID([.AX26];1;1) + HLOOKUP(MID([.AU25];2;1);[.$C$5:.$F$6];2;0)*MID([.AX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B25];1;1);[.$C$5:.$F$6];2;0)*MID([.BB26];1;1) + HLOOKUP(MID([.BB25];2;1);[.$C$5:.$F$6];2;0)*MID([.BB26];2;1)" office:value-type="float" office:value="0">
            <text:p>0</text:p>
          </table:table-cell>
          <table:table-cell table:style-name="ce34" table:formula="of:=HLOOKUP(MID([.BB25];1;1);[.$C$5:.$F$6];2;0)*MID([.BC26];1;1) + HLOOKUP(MID([.BB25];2;1);[.$C$5:.$F$6];2;0)*MID([.BC26];2;1)" office:value-type="float" office:value="1">
            <text:p>1</text:p>
          </table:table-cell>
          <table:table-cell table:style-name="ce34" table:formula="of:=HLOOKUP(MID([.BB25];1;1);[.$C$5:.$F$6];2;0)*MID([.BD26];1;1) + HLOOKUP(MID([.BB25];2;1);[.$C$5:.$F$6];2;0)*MID([.BD26];2;1)" office:value-type="float" office:value="3">
            <text:p>3</text:p>
          </table:table-cell>
          <table:table-cell table:style-name="ce34" table:formula="of:=HLOOKUP(MID([.BB25];1;1);[.$C$5:.$F$6];2;0)*MID([.BE26];1;1) + HLOOKUP(MID([.BB25];2;1);[.$C$5:.$F$6];2;0)*MID([.BE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I25];1;1);[.$C$5:.$F$6];2;0)*MID([.BI26];1;1) + HLOOKUP(MID([.BI25];2;1);[.$C$5:.$F$6];2;0)*MID([.BI26];2;1)" office:value-type="float" office:value="0">
            <text:p>0</text:p>
          </table:table-cell>
          <table:table-cell table:style-name="ce34" table:formula="of:=HLOOKUP(MID([.BI25];1;1);[.$C$5:.$F$6];2;0)*MID([.BJ26];1;1) + HLOOKUP(MID([.BI25];2;1);[.$C$5:.$F$6];2;0)*MID([.BJ26];2;1)" office:value-type="float" office:value="1">
            <text:p>1</text:p>
          </table:table-cell>
          <table:table-cell table:style-name="ce34" table:formula="of:=HLOOKUP(MID([.BI25];1;1);[.$C$5:.$F$6];2;0)*MID([.BK26];1;1) + HLOOKUP(MID([.BI25];2;1);[.$C$5:.$F$6];2;0)*MID([.BK26];2;1)" office:value-type="float" office:value="3">
            <text:p>3</text:p>
          </table:table-cell>
          <table:table-cell table:style-name="ce34" table:formula="of:=HLOOKUP(MID([.BI25];1;1);[.$C$5:.$F$6];2;0)*MID([.BL26];1;1) + HLOOKUP(MID([.BI25];2;1);[.$C$5:.$F$6];2;0)*MID([.BL26];2;1)" office:value-type="float" office:value="2">
            <text:p>2</text:p>
          </table:table-cell>
          <table:table-cell table:style-name="ce74"/>
          <table:table-cell table:number-columns-repeated="959"/>
        </table:table-row>
        <table:table-row table:style-name="ro4">
          <table:table-cell table:style-name="ce9" office:value-type="string">
            <text:p>00</text:p>
          </table:table-cell>
          <table:table-cell table:style-name="ce23" table:formula="of:=HLOOKUP(MID([.A27];1;1);[.$C$5:.$F$6];2;0)*MID([.A28];1;1) + HLOOKUP(MID([.A27];2;1);[.$C$5:.$F$6];2;0)*MID([.A28];2;1)" office:value-type="float" office:value="0">
            <text:p>0</text:p>
          </table:table-cell>
          <table:table-cell table:style-name="ce35" table:formula="of:=VLOOKUP([.B28]+[.C27];[.$B$7:.$N$22];[.B25])" office:value-type="float" office:value="0">
            <text:p>#NV</text:p>
          </table:table-cell>
          <table:table-cell table:style-name="ce35" table:formula="of:=VLOOKUP([.B28]+[.D27];[.$B$7:.$N$22];[.B25])" office:value-type="float" office:value="0">
            <text:p>#NV</text:p>
          </table:table-cell>
          <table:table-cell table:style-name="ce35" table:formula="of:=VLOOKUP([.B28]+[.E27];[.$B$7:.$N$22];[.B25])" office:value-type="float" office:value="0">
            <text:p>#NV</text:p>
          </table:table-cell>
          <table:table-cell table:style-name="ce35" table:formula="of:=VLOOKUP([.B28]+[.F27];[.$B$7:.$N$22];[.B25])" office:value-type="float" office:value="0">
            <text:p>#NV</text:p>
          </table:table-cell>
          <table:table-cell table:style-name="ce54"/>
          <table:table-cell table:style-name="ce9" office:value-type="string">
            <text:p>00</text:p>
          </table:table-cell>
          <table:table-cell table:style-name="ce23" table:formula="of:=HLOOKUP(MID([.H27];1;1);[.$C$5:.$F$6];2;0)*MID([.H28];1;1) + HLOOKUP(MID([.H27];2;1);[.$C$5:.$F$6];2;0)*MID([.H28];2;1)" office:value-type="float" office:value="0">
            <text:p>0</text:p>
          </table:table-cell>
          <table:table-cell table:style-name="ce63" table:formula="of:=VLOOKUP([.I28]+[.J27];[.$B$7:.$N$22];[.I25])" office:value-type="float" office:value="0">
            <text:p>0</text:p>
          </table:table-cell>
          <table:table-cell table:style-name="ce63" table:formula="of:=VLOOKUP([.I28]+[.K27];[.$B$7:.$N$22];[.I25])" office:value-type="float" office:value="0">
            <text:p>0</text:p>
          </table:table-cell>
          <table:table-cell table:style-name="ce63" table:formula="of:=VLOOKUP([.I28]+[.L27];[.$B$7:.$N$22];[.I25])" office:value-type="float" office:value="0">
            <text:p>0</text:p>
          </table:table-cell>
          <table:table-cell table:style-name="ce63" table:formula="of:=VLOOKUP([.I28]+[.M27];[.$B$7:.$N$22];[.I25])" office:value-type="float" office:value="0">
            <text:p>0</text:p>
          </table:table-cell>
          <table:table-cell table:style-name="ce71"/>
          <table:table-cell table:style-name="Default"/>
          <table:table-cell table:style-name="ce76"/>
          <table:table-cell table:style-name="ce9" office:value-type="string">
            <text:p>00</text:p>
          </table:table-cell>
          <table:table-cell table:style-name="ce23" table:formula="of:=HLOOKUP(MID([.Q27];1;1);[.$C$5:.$F$6];2;0)*MID([.Q28];1;1) + HLOOKUP(MID([.Q27];2;1);[.$C$5:.$F$6];2;0)*MID([.Q28];2;1)" office:value-type="float" office:value="0">
            <text:p>0</text:p>
          </table:table-cell>
          <table:table-cell table:style-name="ce35" table:formula="of:=VLOOKUP([.R28]+[.S27];[.$B$7:.$N$22];[.R25])" office:value-type="float" office:value="1">
            <text:p>1</text:p>
          </table:table-cell>
          <table:table-cell table:style-name="ce98" table:formula="of:=VLOOKUP([.R28]+[.T27];[.$B$7:.$N$22];[.R25])" office:value-type="float" office:value="0">
            <text:p>0</text:p>
          </table:table-cell>
          <table:table-cell table:style-name="ce35" table:formula="of:=VLOOKUP([.R28]+[.U27];[.$B$7:.$N$22];[.R25])" office:value-type="float" office:value="1">
            <text:p>1</text:p>
          </table:table-cell>
          <table:table-cell table:style-name="ce35" table:formula="of:=VLOOKUP([.R28]+[.V27];[.$B$7:.$N$22];[.R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X27];1;1);[.$C$5:.$F$6];2;0)*MID([.X28];1;1) + HLOOKUP(MID([.X27];2;1);[.$C$5:.$F$6];2;0)*MID([.X28];2;1)" office:value-type="float" office:value="0">
            <text:p>0</text:p>
          </table:table-cell>
          <table:table-cell table:style-name="ce35" table:formula="of:=VLOOKUP([.Y28]+[.Z27];[.$B$7:.$N$22];[.Y25])" office:value-type="float" office:value="1">
            <text:p>1</text:p>
          </table:table-cell>
          <table:table-cell table:style-name="ce35" table:formula="of:=VLOOKUP([.Y28]+[.AA27];[.$B$7:.$N$22];[.Y25])" office:value-type="float" office:value="1">
            <text:p>1</text:p>
          </table:table-cell>
          <table:table-cell table:style-name="ce35" table:formula="of:=VLOOKUP([.Y28]+[.AB27];[.$B$7:.$N$22];[.Y25])" office:value-type="float" office:value="1">
            <text:p>1</text:p>
          </table:table-cell>
          <table:table-cell table:style-name="ce120" table:formula="of:=VLOOKUP([.Y28]+[.AC27];[.$B$7:.$N$22];[.Y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E27];1;1);[.$C$5:.$F$6];2;0)*MID([.AE28];1;1) + HLOOKUP(MID([.AE27];2;1);[.$C$5:.$F$6];2;0)*MID([.AE28];2;1)" office:value-type="float" office:value="0">
            <text:p>0</text:p>
          </table:table-cell>
          <table:table-cell table:style-name="ce35" table:formula="of:=VLOOKUP([.AF28]+[.AG27];[.$B$7:.$N$22];[.AF25])" office:value-type="float" office:value="1">
            <text:p>1</text:p>
          </table:table-cell>
          <table:table-cell table:style-name="ce35" table:formula="of:=VLOOKUP([.AF28]+[.AH27];[.$B$7:.$N$22];[.AF25])" office:value-type="float" office:value="1">
            <text:p>1</text:p>
          </table:table-cell>
          <table:table-cell table:style-name="ce35" table:formula="of:=VLOOKUP([.AF28]+[.AI27];[.$B$7:.$N$22];[.AF25])" office:value-type="float" office:value="1">
            <text:p>1</text:p>
          </table:table-cell>
          <table:table-cell table:style-name="ce129" table:formula="of:=VLOOKUP([.AF28]+[.AJ27];[.$B$7:.$N$22];[.AF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L27];1;1);[.$C$5:.$F$6];2;0)*MID([.AL28];1;1) + HLOOKUP(MID([.AL27];2;1);[.$C$5:.$F$6];2;0)*MID([.AL28];2;1)" office:value-type="float" office:value="0">
            <text:p>0</text:p>
          </table:table-cell>
          <table:table-cell table:style-name="ce35" table:formula="of:=VLOOKUP([.AM28]+[.AN27];[.$B$7:.$N$22];[.AM25])" office:value-type="float" office:value="1">
            <text:p>1</text:p>
          </table:table-cell>
          <table:table-cell table:style-name="ce98" table:formula="of:=VLOOKUP([.AM28]+[.AO27];[.$B$7:.$N$22];[.AM25])" office:value-type="float" office:value="0">
            <text:p>0</text:p>
          </table:table-cell>
          <table:table-cell table:style-name="ce35" table:formula="of:=VLOOKUP([.AM28]+[.AP27];[.$B$7:.$N$22];[.AM25])" office:value-type="float" office:value="1">
            <text:p>1</text:p>
          </table:table-cell>
          <table:table-cell table:style-name="ce35" table:formula="of:=VLOOKUP([.AM28]+[.AQ27];[.$B$7:.$N$22];[.AM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S27];1;1);[.$C$5:.$F$6];2;0)*MID([.AS28];1;1) + HLOOKUP(MID([.AS27];2;1);[.$C$5:.$F$6];2;0)*MID([.AS28];2;1)" office:value-type="float" office:value="0">
            <text:p>0</text:p>
          </table:table-cell>
          <table:table-cell table:style-name="ce35" table:formula="of:=VLOOKUP([.AT28]+[.AU27];[.$B$7:.$N$22];[.AT25])" office:value-type="float" office:value="1">
            <text:p>1</text:p>
          </table:table-cell>
          <table:table-cell table:style-name="ce121" table:formula="of:=VLOOKUP([.AT28]+[.AV27];[.$B$7:.$N$22];[.AT25])" office:value-type="float" office:value="0">
            <text:p>0</text:p>
          </table:table-cell>
          <table:table-cell table:style-name="ce63" table:formula="of:=VLOOKUP([.AT28]+[.AW27];[.$B$7:.$N$22];[.AT25])" office:value-type="float" office:value="0">
            <text:p>0</text:p>
          </table:table-cell>
          <table:table-cell table:style-name="ce35" table:formula="of:=VLOOKUP([.AT28]+[.AX27];[.$B$7:.$N$22];[.AT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Z27];1;1);[.$C$5:.$F$6];2;0)*MID([.AZ28];1;1) + HLOOKUP(MID([.AZ27];2;1);[.$C$5:.$F$6];2;0)*MID([.AZ28];2;1)" office:value-type="float" office:value="0">
            <text:p>0</text:p>
          </table:table-cell>
          <table:table-cell table:style-name="ce35" table:formula="of:=VLOOKUP([.BA28]+[.BB27];[.$B$7:.$N$22];[.BA25])" office:value-type="float" office:value="1">
            <text:p>1</text:p>
          </table:table-cell>
          <table:table-cell table:style-name="ce98" table:formula="of:=VLOOKUP([.BA28]+[.BC27];[.$B$7:.$N$22];[.BA25])" office:value-type="float" office:value="0">
            <text:p>0</text:p>
          </table:table-cell>
          <table:table-cell table:style-name="ce63" table:formula="of:=VLOOKUP([.BA28]+[.BD27];[.$B$7:.$N$22];[.BA25])" office:value-type="float" office:value="0">
            <text:p>0</text:p>
          </table:table-cell>
          <table:table-cell table:style-name="ce129" table:formula="of:=VLOOKUP([.BA28]+[.BE27];[.$B$7:.$N$22];[.BA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BG27];1;1);[.$C$5:.$F$6];2;0)*MID([.BG28];1;1) + HLOOKUP(MID([.BG27];2;1);[.$C$5:.$F$6];2;0)*MID([.BG28];2;1)" office:value-type="float" office:value="0">
            <text:p>0</text:p>
          </table:table-cell>
          <table:table-cell table:style-name="ce121" table:formula="of:=VLOOKUP([.BH28]+[.BI27];[.$B$7:.$N$22];[.BH25])" office:value-type="float" office:value="0">
            <text:p>0</text:p>
          </table:table-cell>
          <table:table-cell table:style-name="ce121" table:formula="of:=VLOOKUP([.BH28]+[.BJ27];[.$B$7:.$N$22];[.BH25])" office:value-type="float" office:value="0">
            <text:p>0</text:p>
          </table:table-cell>
          <table:table-cell table:style-name="ce35" table:formula="of:=VLOOKUP([.BH28]+[.BK27];[.$B$7:.$N$22];[.BH25])" office:value-type="float" office:value="1">
            <text:p>1</text:p>
          </table:table-cell>
          <table:table-cell table:style-name="ce35" table:formula="of:=VLOOKUP([.BH28]+[.BL27];[.$B$7:.$N$22];[.BH25])" office:value-type="float" office:value="1">
            <text:p>1</text:p>
          </table:table-cell>
          <table:table-cell table:style-name="ce74"/>
          <table:table-cell table:number-columns-repeated="959"/>
        </table:table-row>
        <table:table-row table:style-name="ro4">
          <table:table-cell table:style-name="ce9" office:value-type="string">
            <text:p>01</text:p>
          </table:table-cell>
          <table:table-cell table:style-name="ce23" table:formula="of:=HLOOKUP(MID([.A27];1;1);[.$C$5:.$F$6];2;0)*MID([.A29];1;1) + HLOOKUP(MID([.A27];2;1);[.$C$5:.$F$6];2;0)*MID([.A29];2;1)" office:value-type="float" office:value="4">
            <text:p>4</text:p>
          </table:table-cell>
          <table:table-cell table:style-name="ce35" table:formula="of:=VLOOKUP([.B29]+[.C27];[.$B$7:.$N$22];[.B25])" office:value-type="float" office:value="0">
            <text:p>#NV</text:p>
          </table:table-cell>
          <table:table-cell table:style-name="ce35" table:formula="of:=VLOOKUP([.B29]+[.D27];[.$B$7:.$N$22];[.B25])" office:value-type="float" office:value="0">
            <text:p>#NV</text:p>
          </table:table-cell>
          <table:table-cell table:style-name="ce35" table:formula="of:=VLOOKUP([.B29]+[.E27];[.$B$7:.$N$22];[.B25])" office:value-type="float" office:value="0">
            <text:p>#NV</text:p>
          </table:table-cell>
          <table:table-cell table:style-name="ce35" table:formula="of:=VLOOKUP([.B29]+[.F27];[.$B$7:.$N$22];[.B25])" office:value-type="float" office:value="0">
            <text:p>#NV</text:p>
          </table:table-cell>
          <table:table-cell table:style-name="ce54"/>
          <table:table-cell table:style-name="ce9" office:value-type="string">
            <text:p>01</text:p>
          </table:table-cell>
          <table:table-cell table:style-name="ce23" table:formula="of:=HLOOKUP(MID([.H27];1;1);[.$C$5:.$F$6];2;0)*MID([.H29];1;1) + HLOOKUP(MID([.H27];2;1);[.$C$5:.$F$6];2;0)*MID([.H29];2;1)" office:value-type="float" office:value="4">
            <text:p>4</text:p>
          </table:table-cell>
          <table:table-cell table:style-name="ce63" table:formula="of:=VLOOKUP([.I29]+[.J27];[.$B$7:.$N$22];[.I25])" office:value-type="float" office:value="0">
            <text:p>0</text:p>
          </table:table-cell>
          <table:table-cell table:style-name="ce63" table:formula="of:=VLOOKUP([.I29]+[.K27];[.$B$7:.$N$22];[.I25])" office:value-type="float" office:value="0">
            <text:p>0</text:p>
          </table:table-cell>
          <table:table-cell table:style-name="ce66" table:formula="of:=VLOOKUP([.I29]+[.L27];[.$B$7:.$N$22];[.I25])" office:value-type="float" office:value="1">
            <text:p>1</text:p>
          </table:table-cell>
          <table:table-cell table:style-name="ce63" table:formula="of:=VLOOKUP([.I29]+[.M27];[.$B$7:.$N$22];[.I25])" office:value-type="float" office:value="0">
            <text:p>0</text:p>
          </table:table-cell>
          <table:table-cell table:style-name="ce71"/>
          <table:table-cell table:style-name="Default"/>
          <table:table-cell table:style-name="ce76"/>
          <table:table-cell table:style-name="ce9" office:value-type="string">
            <text:p>01</text:p>
          </table:table-cell>
          <table:table-cell table:style-name="ce23" table:formula="of:=HLOOKUP(MID([.Q27];1;1);[.$C$5:.$F$6];2;0)*MID([.Q29];1;1) + HLOOKUP(MID([.Q27];2;1);[.$C$5:.$F$6];2;0)*MID([.Q29];2;1)" office:value-type="float" office:value="4">
            <text:p>4</text:p>
          </table:table-cell>
          <table:table-cell table:style-name="ce97" table:formula="of:=VLOOKUP([.R29]+[.S27];[.$B$7:.$N$22];[.R25])" office:value-type="float" office:value="0">
            <text:p>0</text:p>
          </table:table-cell>
          <table:table-cell table:style-name="ce35" table:formula="of:=VLOOKUP([.R29]+[.T27];[.$B$7:.$N$22];[.R25])" office:value-type="float" office:value="1">
            <text:p>1</text:p>
          </table:table-cell>
          <table:table-cell table:style-name="ce35" table:formula="of:=VLOOKUP([.R29]+[.U27];[.$B$7:.$N$22];[.R25])" office:value-type="float" office:value="1">
            <text:p>1</text:p>
          </table:table-cell>
          <table:table-cell table:style-name="ce35" table:formula="of:=VLOOKUP([.R29]+[.V27];[.$B$7:.$N$22];[.R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X27];1;1);[.$C$5:.$F$6];2;0)*MID([.X29];1;1) + HLOOKUP(MID([.X27];2;1);[.$C$5:.$F$6];2;0)*MID([.X29];2;1)" office:value-type="float" office:value="4">
            <text:p>4</text:p>
          </table:table-cell>
          <table:table-cell table:style-name="ce35" table:formula="of:=VLOOKUP([.Y29]+[.Z27];[.$B$7:.$N$22];[.Y25])" office:value-type="float" office:value="1">
            <text:p>1</text:p>
          </table:table-cell>
          <table:table-cell table:style-name="ce117" table:formula="of:=VLOOKUP([.Y29]+[.AA27];[.$B$7:.$N$22];[.Y25])" office:value-type="float" office:value="0">
            <text:p>0</text:p>
          </table:table-cell>
          <table:table-cell table:style-name="ce35" table:formula="of:=VLOOKUP([.Y29]+[.AB27];[.$B$7:.$N$22];[.Y25])" office:value-type="float" office:value="1">
            <text:p>1</text:p>
          </table:table-cell>
          <table:table-cell table:style-name="ce121" table:formula="of:=VLOOKUP([.Y29]+[.AC27];[.$B$7:.$N$22];[.Y25])" office:value-type="float" office:value="0">
            <text:p>0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E27];1;1);[.$C$5:.$F$6];2;0)*MID([.AE29];1;1) + HLOOKUP(MID([.AE27];2;1);[.$C$5:.$F$6];2;0)*MID([.AE29];2;1)" office:value-type="float" office:value="4">
            <text:p>4</text:p>
          </table:table-cell>
          <table:table-cell table:style-name="ce35" table:formula="of:=VLOOKUP([.AF29]+[.AG27];[.$B$7:.$N$22];[.AF25])" office:value-type="float" office:value="1">
            <text:p>1</text:p>
          </table:table-cell>
          <table:table-cell table:style-name="ce35" table:formula="of:=VLOOKUP([.AF29]+[.AH27];[.$B$7:.$N$22];[.AF25])" office:value-type="float" office:value="1">
            <text:p>1</text:p>
          </table:table-cell>
          <table:table-cell table:style-name="ce35" table:formula="of:=VLOOKUP([.AF29]+[.AI27];[.$B$7:.$N$22];[.AF25])" office:value-type="float" office:value="1">
            <text:p>1</text:p>
          </table:table-cell>
          <table:table-cell table:style-name="ce35" table:formula="of:=VLOOKUP([.AF29]+[.AJ27];[.$B$7:.$N$22];[.AF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L27];1;1);[.$C$5:.$F$6];2;0)*MID([.AL29];1;1) + HLOOKUP(MID([.AL27];2;1);[.$C$5:.$F$6];2;0)*MID([.AL29];2;1)" office:value-type="float" office:value="4">
            <text:p>4</text:p>
          </table:table-cell>
          <table:table-cell table:style-name="ce97" table:formula="of:=VLOOKUP([.AM29]+[.AN27];[.$B$7:.$N$22];[.AM25])" office:value-type="float" office:value="0">
            <text:p>0</text:p>
          </table:table-cell>
          <table:table-cell table:style-name="ce35" table:formula="of:=VLOOKUP([.AM29]+[.AO27];[.$B$7:.$N$22];[.AM25])" office:value-type="float" office:value="1">
            <text:p>1</text:p>
          </table:table-cell>
          <table:table-cell table:style-name="ce67" table:formula="of:=VLOOKUP([.AM29]+[.AP27];[.$B$7:.$N$22];[.AM25])" office:value-type="float" office:value="0">
            <text:p>0</text:p>
          </table:table-cell>
          <table:table-cell table:style-name="ce35" table:formula="of:=VLOOKUP([.AM29]+[.AQ27];[.$B$7:.$N$22];[.AM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S27];1;1);[.$C$5:.$F$6];2;0)*MID([.AS29];1;1) + HLOOKUP(MID([.AS27];2;1);[.$C$5:.$F$6];2;0)*MID([.AS29];2;1)" office:value-type="float" office:value="4">
            <text:p>4</text:p>
          </table:table-cell>
          <table:table-cell table:style-name="ce97" table:formula="of:=VLOOKUP([.AT29]+[.AU27];[.$B$7:.$N$22];[.AT25])" office:value-type="float" office:value="0">
            <text:p>0</text:p>
          </table:table-cell>
          <table:table-cell table:style-name="ce117" table:formula="of:=VLOOKUP([.AT29]+[.AV27];[.$B$7:.$N$22];[.AT25])" office:value-type="float" office:value="0">
            <text:p>0</text:p>
          </table:table-cell>
          <table:table-cell table:style-name="ce63" table:formula="of:=VLOOKUP([.AT29]+[.AW27];[.$B$7:.$N$22];[.AT25])" office:value-type="float" office:value="0">
            <text:p>0</text:p>
          </table:table-cell>
          <table:table-cell table:style-name="ce35" table:formula="of:=VLOOKUP([.AT29]+[.AX27];[.$B$7:.$N$22];[.AT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Z27];1;1);[.$C$5:.$F$6];2;0)*MID([.AZ29];1;1) + HLOOKUP(MID([.AZ27];2;1);[.$C$5:.$F$6];2;0)*MID([.AZ29];2;1)" office:value-type="float" office:value="4">
            <text:p>4</text:p>
          </table:table-cell>
          <table:table-cell table:style-name="ce35" table:formula="of:=VLOOKUP([.BA29]+[.BB27];[.$B$7:.$N$22];[.BA25])" office:value-type="float" office:value="1">
            <text:p>1</text:p>
          </table:table-cell>
          <table:table-cell table:style-name="ce35" table:formula="of:=VLOOKUP([.BA29]+[.BC27];[.$B$7:.$N$22];[.BA25])" office:value-type="float" office:value="1">
            <text:p>1</text:p>
          </table:table-cell>
          <table:table-cell table:style-name="ce63" table:formula="of:=VLOOKUP([.BA29]+[.BD27];[.$B$7:.$N$22];[.BA25])" office:value-type="float" office:value="0">
            <text:p>0</text:p>
          </table:table-cell>
          <table:table-cell table:style-name="ce35" table:formula="of:=VLOOKUP([.BA29]+[.BE27];[.$B$7:.$N$22];[.BA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BG27];1;1);[.$C$5:.$F$6];2;0)*MID([.BG29];1;1) + HLOOKUP(MID([.BG27];2;1);[.$C$5:.$F$6];2;0)*MID([.BG29];2;1)" office:value-type="float" office:value="4">
            <text:p>4</text:p>
          </table:table-cell>
          <table:table-cell table:style-name="ce35" table:formula="of:=VLOOKUP([.BH29]+[.BI27];[.$B$7:.$N$22];[.BH25])" office:value-type="float" office:value="1">
            <text:p>1</text:p>
          </table:table-cell>
          <table:table-cell table:style-name="ce35" table:formula="of:=VLOOKUP([.BH29]+[.BJ27];[.$B$7:.$N$22];[.BH25])" office:value-type="float" office:value="1">
            <text:p>1</text:p>
          </table:table-cell>
          <table:table-cell table:style-name="ce66" table:formula="of:=VLOOKUP([.BH29]+[.BK27];[.$B$7:.$N$22];[.BH25])" office:value-type="float" office:value="0">
            <text:p>0</text:p>
          </table:table-cell>
          <table:table-cell table:style-name="ce35" table:formula="of:=VLOOKUP([.BH29]+[.BL27];[.$B$7:.$N$22];[.BH25])" office:value-type="float" office:value="1">
            <text:p>1</text:p>
          </table:table-cell>
          <table:table-cell table:style-name="ce74"/>
          <table:table-cell table:number-columns-repeated="959"/>
        </table:table-row>
        <table:table-row table:style-name="ro4">
          <table:table-cell table:style-name="ce9" office:value-type="string">
            <text:p>11</text:p>
          </table:table-cell>
          <table:table-cell table:style-name="ce23" table:formula="of:=HLOOKUP(MID([.A27];1;1);[.$C$5:.$F$6];2;0)*MID([.A30];1;1) + HLOOKUP(MID([.A27];2;1);[.$C$5:.$F$6];2;0)*MID([.A30];2;1)" office:value-type="float" office:value="12">
            <text:p>12</text:p>
          </table:table-cell>
          <table:table-cell table:style-name="ce35" table:formula="of:=VLOOKUP([.B30]+[.C27];[.$B$7:.$N$22];[.B25])" office:value-type="float" office:value="0">
            <text:p>#NV</text:p>
          </table:table-cell>
          <table:table-cell table:style-name="ce35" table:formula="of:=VLOOKUP([.B30]+[.D27];[.$B$7:.$N$22];[.B25])" office:value-type="float" office:value="0">
            <text:p>#NV</text:p>
          </table:table-cell>
          <table:table-cell table:style-name="ce35" table:formula="of:=VLOOKUP([.B30]+[.E27];[.$B$7:.$N$22];[.B25])" office:value-type="float" office:value="0">
            <text:p>#NV</text:p>
          </table:table-cell>
          <table:table-cell table:style-name="ce35" table:formula="of:=VLOOKUP([.B30]+[.F27];[.$B$7:.$N$22];[.B25])" office:value-type="float" office:value="0">
            <text:p>#NV</text:p>
          </table:table-cell>
          <table:table-cell table:style-name="ce54"/>
          <table:table-cell table:style-name="ce9" office:value-type="string">
            <text:p>11</text:p>
          </table:table-cell>
          <table:table-cell table:style-name="ce23" table:formula="of:=HLOOKUP(MID([.H27];1;1);[.$C$5:.$F$6];2;0)*MID([.H30];1;1) + HLOOKUP(MID([.H27];2;1);[.$C$5:.$F$6];2;0)*MID([.H30];2;1)" office:value-type="float" office:value="12">
            <text:p>12</text:p>
          </table:table-cell>
          <table:table-cell table:style-name="ce35" table:formula="of:=VLOOKUP([.I30]+[.J27];[.$B$7:.$N$22];[.I25])" office:value-type="float" office:value="0">
            <text:p>0</text:p>
          </table:table-cell>
          <table:table-cell table:style-name="ce35" table:formula="of:=VLOOKUP([.I30]+[.K27];[.$B$7:.$N$22];[.I25])" office:value-type="float" office:value="0">
            <text:p>0</text:p>
          </table:table-cell>
          <table:table-cell table:style-name="ce67" table:formula="of:=VLOOKUP([.I30]+[.L27];[.$B$7:.$N$22];[.I25])" office:value-type="float" office:value="1">
            <text:p>1</text:p>
          </table:table-cell>
          <table:table-cell table:style-name="ce35" table:formula="of:=VLOOKUP([.I30]+[.M27];[.$B$7:.$N$22];[.I25])" office:value-type="float" office:value="0">
            <text:p>0</text:p>
          </table:table-cell>
          <table:table-cell table:style-name="ce71"/>
          <table:table-cell table:style-name="Default"/>
          <table:table-cell table:style-name="ce76"/>
          <table:table-cell table:style-name="ce9" office:value-type="string">
            <text:p>11</text:p>
          </table:table-cell>
          <table:table-cell table:style-name="ce23" table:formula="of:=HLOOKUP(MID([.Q27];1;1);[.$C$5:.$F$6];2;0)*MID([.Q30];1;1) + HLOOKUP(MID([.Q27];2;1);[.$C$5:.$F$6];2;0)*MID([.Q30];2;1)" office:value-type="float" office:value="12">
            <text:p>12</text:p>
          </table:table-cell>
          <table:table-cell table:style-name="ce53" table:formula="of:=VLOOKUP([.R30]+[.S27];[.$B$7:.$N$22];[.R25])" office:value-type="float" office:value="1">
            <text:p>1</text:p>
          </table:table-cell>
          <table:table-cell table:style-name="ce99" table:formula="of:=VLOOKUP([.R30]+[.T27];[.$B$7:.$N$22];[.R25])" office:value-type="float" office:value="0">
            <text:p>0</text:p>
          </table:table-cell>
          <table:table-cell table:style-name="ce35" table:formula="of:=VLOOKUP([.R30]+[.U27];[.$B$7:.$N$22];[.R25])" office:value-type="float" office:value="1">
            <text:p>1</text:p>
          </table:table-cell>
          <table:table-cell table:style-name="ce35" table:formula="of:=VLOOKUP([.R30]+[.V27];[.$B$7:.$N$22];[.R25])" office:value-type="float" office:value="1">
            <text:p>1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X27];1;1);[.$C$5:.$F$6];2;0)*MID([.X30];1;1) + HLOOKUP(MID([.X27];2;1);[.$C$5:.$F$6];2;0)*MID([.X30];2;1)" office:value-type="float" office:value="12">
            <text:p>12</text:p>
          </table:table-cell>
          <table:table-cell table:style-name="ce116" table:formula="of:=VLOOKUP([.Y30]+[.Z27];[.$B$7:.$N$22];[.Y25])" office:value-type="float" office:value="0">
            <text:p>0</text:p>
          </table:table-cell>
          <table:table-cell table:style-name="ce35" table:formula="of:=VLOOKUP([.Y30]+[.AA27];[.$B$7:.$N$22];[.Y25])" office:value-type="float" office:value="1">
            <text:p>1</text:p>
          </table:table-cell>
          <table:table-cell table:style-name="ce118" table:formula="of:=VLOOKUP([.Y30]+[.AB27];[.$B$7:.$N$22];[.Y25])" office:value-type="float" office:value="0">
            <text:p>0</text:p>
          </table:table-cell>
          <table:table-cell table:style-name="ce121" table:formula="of:=VLOOKUP([.Y30]+[.AC27];[.$B$7:.$N$22];[.Y25])" office:value-type="float" office:value="0">
            <text:p>0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E27];1;1);[.$C$5:.$F$6];2;0)*MID([.AE30];1;1) + HLOOKUP(MID([.AE27];2;1);[.$C$5:.$F$6];2;0)*MID([.AE30];2;1)" office:value-type="float" office:value="12">
            <text:p>12</text:p>
          </table:table-cell>
          <table:table-cell table:style-name="ce116" table:formula="of:=VLOOKUP([.AF30]+[.AG27];[.$B$7:.$N$22];[.AF25])" office:value-type="float" office:value="0">
            <text:p>0</text:p>
          </table:table-cell>
          <table:table-cell table:style-name="ce35" table:formula="of:=VLOOKUP([.AF30]+[.AH27];[.$B$7:.$N$22];[.AF25])" office:value-type="float" office:value="1">
            <text:p>1</text:p>
          </table:table-cell>
          <table:table-cell table:style-name="ce118" table:formula="of:=VLOOKUP([.AF30]+[.AI27];[.$B$7:.$N$22];[.AF25])" office:value-type="float" office:value="0">
            <text:p>0</text:p>
          </table:table-cell>
          <table:table-cell table:style-name="ce118" table:formula="of:=VLOOKUP([.AF30]+[.AJ27];[.$B$7:.$N$22];[.AF25])" office:value-type="float" office:value="0">
            <text:p>0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L27];1;1);[.$C$5:.$F$6];2;0)*MID([.AL30];1;1) + HLOOKUP(MID([.AL27];2;1);[.$C$5:.$F$6];2;0)*MID([.AL30];2;1)" office:value-type="float" office:value="12">
            <text:p>12</text:p>
          </table:table-cell>
          <table:table-cell table:style-name="ce35" table:formula="of:=VLOOKUP([.AM30]+[.AN27];[.$B$7:.$N$22];[.AM25])" office:value-type="float" office:value="1">
            <text:p>1</text:p>
          </table:table-cell>
          <table:table-cell table:style-name="ce35" table:formula="of:=VLOOKUP([.AM30]+[.AO27];[.$B$7:.$N$22];[.AM25])" office:value-type="float" office:value="1">
            <text:p>1</text:p>
          </table:table-cell>
          <table:table-cell table:style-name="ce67" table:formula="of:=VLOOKUP([.AM30]+[.AP27];[.$B$7:.$N$22];[.AM25])" office:value-type="float" office:value="0">
            <text:p>0</text:p>
          </table:table-cell>
          <table:table-cell table:style-name="ce35" table:formula="of:=VLOOKUP([.AM30]+[.AQ27];[.$B$7:.$N$22];[.AM25])" office:value-type="float" office:value="1">
            <text:p>1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S27];1;1);[.$C$5:.$F$6];2;0)*MID([.AS30];1;1) + HLOOKUP(MID([.AS27];2;1);[.$C$5:.$F$6];2;0)*MID([.AS30];2;1)" office:value-type="float" office:value="12">
            <text:p>12</text:p>
          </table:table-cell>
          <table:table-cell table:style-name="ce35" table:formula="of:=VLOOKUP([.AT30]+[.AU27];[.$B$7:.$N$22];[.AT25])" office:value-type="float" office:value="1">
            <text:p>1</text:p>
          </table:table-cell>
          <table:table-cell table:style-name="ce35" table:formula="of:=VLOOKUP([.AT30]+[.AV27];[.$B$7:.$N$22];[.AT25])" office:value-type="float" office:value="1">
            <text:p>1</text:p>
          </table:table-cell>
          <table:table-cell table:style-name="ce35" table:formula="of:=VLOOKUP([.AT30]+[.AW27];[.$B$7:.$N$22];[.AT25])" office:value-type="float" office:value="1">
            <text:p>1</text:p>
          </table:table-cell>
          <table:table-cell table:style-name="ce35" table:formula="of:=VLOOKUP([.AT30]+[.AX27];[.$B$7:.$N$22];[.AT25])" office:value-type="float" office:value="1">
            <text:p>1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Z27];1;1);[.$C$5:.$F$6];2;0)*MID([.AZ30];1;1) + HLOOKUP(MID([.AZ27];2;1);[.$C$5:.$F$6];2;0)*MID([.AZ30];2;1)" office:value-type="float" office:value="12">
            <text:p>12</text:p>
          </table:table-cell>
          <table:table-cell table:style-name="ce53" table:formula="of:=VLOOKUP([.BA30]+[.BB27];[.$B$7:.$N$22];[.BA25])" office:value-type="float" office:value="1">
            <text:p>1</text:p>
          </table:table-cell>
          <table:table-cell table:style-name="ce99" table:formula="of:=VLOOKUP([.BA30]+[.BC27];[.$B$7:.$N$22];[.BA25])" office:value-type="float" office:value="0">
            <text:p>0</text:p>
          </table:table-cell>
          <table:table-cell table:style-name="ce35" table:formula="of:=VLOOKUP([.BA30]+[.BD27];[.$B$7:.$N$22];[.BA25])" office:value-type="float" office:value="1">
            <text:p>1</text:p>
          </table:table-cell>
          <table:table-cell table:style-name="ce35" table:formula="of:=VLOOKUP([.BA30]+[.BE27];[.$B$7:.$N$22];[.BA25])" office:value-type="float" office:value="1">
            <text:p>1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BG27];1;1);[.$C$5:.$F$6];2;0)*MID([.BG30];1;1) + HLOOKUP(MID([.BG27];2;1);[.$C$5:.$F$6];2;0)*MID([.BG30];2;1)" office:value-type="float" office:value="12">
            <text:p>12</text:p>
          </table:table-cell>
          <table:table-cell table:style-name="ce69" table:formula="of:=VLOOKUP([.BH30]+[.BI27];[.$B$7:.$N$22];[.BH25])" office:value-type="float" office:value="0">
            <text:p>0</text:p>
          </table:table-cell>
          <table:table-cell table:style-name="ce35" table:formula="of:=VLOOKUP([.BH30]+[.BJ27];[.$B$7:.$N$22];[.BH25])" office:value-type="float" office:value="1">
            <text:p>1</text:p>
          </table:table-cell>
          <table:table-cell table:style-name="ce35" table:formula="of:=VLOOKUP([.BH30]+[.BK27];[.$B$7:.$N$22];[.BH25])" office:value-type="float" office:value="1">
            <text:p>1</text:p>
          </table:table-cell>
          <table:table-cell table:style-name="ce35" table:formula="of:=VLOOKUP([.BH30]+[.BL27];[.$B$7:.$N$22];[.BH25])" office:value-type="float" office:value="1">
            <text:p>1</text:p>
          </table:table-cell>
          <table:table-cell table:style-name="ce74"/>
          <table:table-cell table:number-columns-repeated="959"/>
        </table:table-row>
        <table:table-row table:style-name="ro4">
          <table:table-cell table:style-name="ce9" office:value-type="string">
            <text:p>10</text:p>
          </table:table-cell>
          <table:table-cell table:style-name="ce23" table:formula="of:=HLOOKUP(MID([.A27];1;1);[.$C$5:.$F$6];2;0)*MID([.A31];1;1) + HLOOKUP(MID([.A27];2;1);[.$C$5:.$F$6];2;0)*MID([.A31];2;1)" office:value-type="float" office:value="8">
            <text:p>8</text:p>
          </table:table-cell>
          <table:table-cell table:style-name="ce35" table:formula="of:=VLOOKUP([.B31]+[.C27];[.$B$7:.$N$22];[.B25])" office:value-type="float" office:value="0">
            <text:p>#NV</text:p>
          </table:table-cell>
          <table:table-cell table:style-name="ce35" table:formula="of:=VLOOKUP([.B31]+[.D27];[.$B$7:.$N$22];[.B25])" office:value-type="float" office:value="0">
            <text:p>#NV</text:p>
          </table:table-cell>
          <table:table-cell table:style-name="ce35" table:formula="of:=VLOOKUP([.B31]+[.E27];[.$B$7:.$N$22];[.B25])" office:value-type="float" office:value="0">
            <text:p>#NV</text:p>
          </table:table-cell>
          <table:table-cell table:style-name="ce35" table:formula="of:=VLOOKUP([.B31]+[.F27];[.$B$7:.$N$22];[.B25])" office:value-type="float" office:value="0">
            <text:p>#NV</text:p>
          </table:table-cell>
          <table:table-cell table:style-name="ce54"/>
          <table:table-cell table:style-name="ce9" office:value-type="string">
            <text:p>10</text:p>
          </table:table-cell>
          <table:table-cell table:style-name="ce23" table:formula="of:=HLOOKUP(MID([.H27];1;1);[.$C$5:.$F$6];2;0)*MID([.H31];1;1) + HLOOKUP(MID([.H27];2;1);[.$C$5:.$F$6];2;0)*MID([.H31];2;1)" office:value-type="float" office:value="8">
            <text:p>8</text:p>
          </table:table-cell>
          <table:table-cell table:style-name="ce35" table:formula="of:=VLOOKUP([.I31]+[.J27];[.$B$7:.$N$22];[.I25])" office:value-type="float" office:value="0">
            <text:p>0</text:p>
          </table:table-cell>
          <table:table-cell table:style-name="ce35" table:formula="of:=VLOOKUP([.I31]+[.K27];[.$B$7:.$N$22];[.I25])" office:value-type="float" office:value="0">
            <text:p>0</text:p>
          </table:table-cell>
          <table:table-cell table:style-name="ce35" table:formula="of:=VLOOKUP([.I31]+[.L27];[.$B$7:.$N$22];[.I25])" office:value-type="float" office:value="0">
            <text:p>0</text:p>
          </table:table-cell>
          <table:table-cell table:style-name="ce35" table:formula="of:=VLOOKUP([.I31]+[.M27];[.$B$7:.$N$22];[.I25])" office:value-type="float" office:value="0">
            <text:p>0</text:p>
          </table:table-cell>
          <table:table-cell table:style-name="ce71"/>
          <table:table-cell table:style-name="Default"/>
          <table:table-cell table:style-name="ce76"/>
          <table:table-cell table:style-name="ce9" office:value-type="string">
            <text:p>10</text:p>
          </table:table-cell>
          <table:table-cell table:style-name="ce23" table:formula="of:=HLOOKUP(MID([.Q27];1;1);[.$C$5:.$F$6];2;0)*MID([.Q31];1;1) + HLOOKUP(MID([.Q27];2;1);[.$C$5:.$F$6];2;0)*MID([.Q31];2;1)" office:value-type="float" office:value="8">
            <text:p>8</text:p>
          </table:table-cell>
          <table:table-cell table:style-name="ce35" table:formula="of:=VLOOKUP([.R31]+[.S27];[.$B$7:.$N$22];[.R25])" office:value-type="float" office:value="1">
            <text:p>1</text:p>
          </table:table-cell>
          <table:table-cell table:style-name="ce35" table:formula="of:=VLOOKUP([.R31]+[.T27];[.$B$7:.$N$22];[.R25])" office:value-type="float" office:value="1">
            <text:p>1</text:p>
          </table:table-cell>
          <table:table-cell table:style-name="ce100" table:formula="of:=VLOOKUP([.R31]+[.U27];[.$B$7:.$N$22];[.R25])" office:value-type="float" office:value="0">
            <text:p>0</text:p>
          </table:table-cell>
          <table:table-cell table:style-name="ce35" table:formula="of:=VLOOKUP([.R31]+[.V27];[.$B$7:.$N$22];[.R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X27];1;1);[.$C$5:.$F$6];2;0)*MID([.X31];1;1) + HLOOKUP(MID([.X27];2;1);[.$C$5:.$F$6];2;0)*MID([.X31];2;1)" office:value-type="float" office:value="8">
            <text:p>8</text:p>
          </table:table-cell>
          <table:table-cell table:style-name="ce35" table:formula="of:=VLOOKUP([.Y31]+[.Z27];[.$B$7:.$N$22];[.Y25])" office:value-type="float" office:value="1">
            <text:p>1</text:p>
          </table:table-cell>
          <table:table-cell table:style-name="ce35" table:formula="of:=VLOOKUP([.Y31]+[.AA27];[.$B$7:.$N$22];[.Y25])" office:value-type="float" office:value="1">
            <text:p>1</text:p>
          </table:table-cell>
          <table:table-cell table:style-name="ce100" table:formula="of:=VLOOKUP([.Y31]+[.AB27];[.$B$7:.$N$22];[.Y25])" office:value-type="float" office:value="0">
            <text:p>0</text:p>
          </table:table-cell>
          <table:table-cell table:style-name="ce120" table:formula="of:=VLOOKUP([.Y31]+[.AC27];[.$B$7:.$N$22];[.Y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E27];1;1);[.$C$5:.$F$6];2;0)*MID([.AE31];1;1) + HLOOKUP(MID([.AE27];2;1);[.$C$5:.$F$6];2;0)*MID([.AE31];2;1)" office:value-type="float" office:value="8">
            <text:p>8</text:p>
          </table:table-cell>
          <table:table-cell table:style-name="ce35" table:formula="of:=VLOOKUP([.AF31]+[.AG27];[.$B$7:.$N$22];[.AF25])" office:value-type="float" office:value="1">
            <text:p>1</text:p>
          </table:table-cell>
          <table:table-cell table:style-name="ce35" table:formula="of:=VLOOKUP([.AF31]+[.AH27];[.$B$7:.$N$22];[.AF25])" office:value-type="float" office:value="1">
            <text:p>1</text:p>
          </table:table-cell>
          <table:table-cell table:style-name="ce35" table:formula="of:=VLOOKUP([.AF31]+[.AI27];[.$B$7:.$N$22];[.AF25])" office:value-type="float" office:value="1">
            <text:p>1</text:p>
          </table:table-cell>
          <table:table-cell table:style-name="ce35" table:formula="of:=VLOOKUP([.AF31]+[.AJ27];[.$B$7:.$N$22];[.AF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L27];1;1);[.$C$5:.$F$6];2;0)*MID([.AL31];1;1) + HLOOKUP(MID([.AL27];2;1);[.$C$5:.$F$6];2;0)*MID([.AL31];2;1)" office:value-type="float" office:value="8">
            <text:p>8</text:p>
          </table:table-cell>
          <table:table-cell table:style-name="ce35" table:formula="of:=VLOOKUP([.AM31]+[.AN27];[.$B$7:.$N$22];[.AM25])" office:value-type="float" office:value="1">
            <text:p>1</text:p>
          </table:table-cell>
          <table:table-cell table:style-name="ce35" table:formula="of:=VLOOKUP([.AM31]+[.AO27];[.$B$7:.$N$22];[.AM25])" office:value-type="float" office:value="1">
            <text:p>1</text:p>
          </table:table-cell>
          <table:table-cell table:style-name="ce35" table:formula="of:=VLOOKUP([.AM31]+[.AP27];[.$B$7:.$N$22];[.AM25])" office:value-type="float" office:value="1">
            <text:p>1</text:p>
          </table:table-cell>
          <table:table-cell table:style-name="ce121" table:formula="of:=VLOOKUP([.AM31]+[.AQ27];[.$B$7:.$N$22];[.AM25])" office:value-type="float" office:value="0">
            <text:p>0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S27];1;1);[.$C$5:.$F$6];2;0)*MID([.AS31];1;1) + HLOOKUP(MID([.AS27];2;1);[.$C$5:.$F$6];2;0)*MID([.AS31];2;1)" office:value-type="float" office:value="8">
            <text:p>8</text:p>
          </table:table-cell>
          <table:table-cell table:style-name="ce35" table:formula="of:=VLOOKUP([.AT31]+[.AU27];[.$B$7:.$N$22];[.AT25])" office:value-type="float" office:value="1">
            <text:p>1</text:p>
          </table:table-cell>
          <table:table-cell table:style-name="ce121" table:formula="of:=VLOOKUP([.AT31]+[.AV27];[.$B$7:.$N$22];[.AT25])" office:value-type="float" office:value="0">
            <text:p>0</text:p>
          </table:table-cell>
          <table:table-cell table:style-name="ce35" table:formula="of:=VLOOKUP([.AT31]+[.AW27];[.$B$7:.$N$22];[.AT25])" office:value-type="float" office:value="1">
            <text:p>1</text:p>
          </table:table-cell>
          <table:table-cell table:style-name="ce35" table:formula="of:=VLOOKUP([.AT31]+[.AX27];[.$B$7:.$N$22];[.AT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Z27];1;1);[.$C$5:.$F$6];2;0)*MID([.AZ31];1;1) + HLOOKUP(MID([.AZ27];2;1);[.$C$5:.$F$6];2;0)*MID([.AZ31];2;1)" office:value-type="float" office:value="8">
            <text:p>8</text:p>
          </table:table-cell>
          <table:table-cell table:style-name="ce35" table:formula="of:=VLOOKUP([.BA31]+[.BB27];[.$B$7:.$N$22];[.BA25])" office:value-type="float" office:value="1">
            <text:p>1</text:p>
          </table:table-cell>
          <table:table-cell table:style-name="ce35" table:formula="of:=VLOOKUP([.BA31]+[.BC27];[.$B$7:.$N$22];[.BA25])" office:value-type="float" office:value="1">
            <text:p>1</text:p>
          </table:table-cell>
          <table:table-cell table:style-name="ce35" table:formula="of:=VLOOKUP([.BA31]+[.BD27];[.$B$7:.$N$22];[.BA25])" office:value-type="float" office:value="1">
            <text:p>1</text:p>
          </table:table-cell>
          <table:table-cell table:style-name="ce35" table:formula="of:=VLOOKUP([.BA31]+[.BE27];[.$B$7:.$N$22];[.BA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BG27];1;1);[.$C$5:.$F$6];2;0)*MID([.BG31];1;1) + HLOOKUP(MID([.BG27];2;1);[.$C$5:.$F$6];2;0)*MID([.BG31];2;1)" office:value-type="float" office:value="8">
            <text:p>8</text:p>
          </table:table-cell>
          <table:table-cell table:style-name="ce35" table:formula="of:=VLOOKUP([.BH31]+[.BI27];[.$B$7:.$N$22];[.BH25])" office:value-type="float" office:value="1">
            <text:p>1</text:p>
          </table:table-cell>
          <table:table-cell table:style-name="ce35" table:formula="of:=VLOOKUP([.BH31]+[.BJ27];[.$B$7:.$N$22];[.BH25])" office:value-type="float" office:value="1">
            <text:p>1</text:p>
          </table:table-cell>
          <table:table-cell table:style-name="ce35" table:formula="of:=VLOOKUP([.BH31]+[.BK27];[.$B$7:.$N$22];[.BH25])" office:value-type="float" office:value="1">
            <text:p>1</text:p>
          </table:table-cell>
          <table:table-cell table:style-name="ce35" table:formula="of:=VLOOKUP([.BH31]+[.BL27];[.$B$7:.$N$22];[.BH25])" office:value-type="float" office:value="1">
            <text:p>1</text:p>
          </table:table-cell>
          <table:table-cell table:style-name="ce74"/>
          <table:table-cell table:style-name="ce56" office:value-type="string">
            <text:p>D</text:p>
          </table:table-cell>
          <table:table-cell table:style-name="ce56" office:value-type="string">
            <text:p>C</text:p>
          </table:table-cell>
          <table:table-cell table:style-name="ce56" office:value-type="string">
            <text:p>B</text:p>
          </table:table-cell>
          <table:table-cell table:style-name="ce56" office:value-type="string">
            <text:p>A</text:p>
          </table:table-cell>
          <table:table-cell table:number-columns-repeated="955"/>
        </table:table-row>
        <table:table-row table:style-name="ro4"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54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1"/>
          <table:table-cell table:style-name="ce47" office:value-type="float" office:value="1">
            <text:p>1</text:p>
          </table:table-cell>
          <table:table-cell table:style-name="Default" office:value-type="string">
            <text:p>F</text:p>
          </table:table-cell>
          <table:table-cell table:style-name="ce85" office:value-type="string" table:number-columns-spanned="6" table:number-rows-spanned="1">
            <text:p>F = µ -D C -B -A</text:p>
          </table:table-cell>
          <table:covered-table-cell table:number-columns-repeated="4" table:style-name="ce24"/>
          <table:covered-table-cell table:style-name="ce46"/>
          <table:table-cell table:style-name="ce108"/>
          <table:table-cell table:style-name="ce85" office:value-type="string" table:number-columns-spanned="6" table:number-rows-spanned="1">
            <text:p>F = µ -D C -B -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4"/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955"/>
        </table:table-row>
        <table:table-row table:style-name="ro4"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54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1"/>
          <table:table-cell table:style-name="ce47" office:value-type="float" office:value="2">
            <text:p>2</text:p>
          </table:table-cell>
          <table:table-cell table:style-name="Default" office:value-type="string">
            <text:p>G</text:p>
          </table:table-cell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955"/>
        </table:table-row>
        <table:table-row table:style-name="ro4"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54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1"/>
          <table:table-cell table:style-name="ce47" office:value-type="float" office:value="3">
            <text:p>3</text:p>
          </table:table-cell>
          <table:table-cell table:style-name="ce77" office:value-type="string">
            <text:p>H</text:p>
          </table:table-cell>
          <table:table-cell table:style-name="ce87" office:value-type="string" table:number-columns-spanned="6" table:number-rows-spanned="1">
            <text:p>H = µ D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D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D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955"/>
        </table:table-row>
        <table:table-row table:style-name="ro4"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54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1"/>
          <table:table-cell table:style-name="ce47" office:value-type="float" office:value="4">
            <text:p>4</text:p>
          </table:table-cell>
          <table:table-cell table:style-name="Default" office:value-type="string">
            <text:p>I</text:p>
          </table:table-cell>
          <table:table-cell table:style-name="ce88" office:value-type="string" table:number-columns-spanned="6" table:number-rows-spanned="1">
            <text:p>I = µ -D -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8" office:value-type="string" table:number-columns-spanned="6" table:number-rows-spanned="1">
            <text:p>I = µ -D -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955"/>
        </table:table-row>
        <table:table-row table:style-name="ro4"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54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1"/>
          <table:table-cell table:style-name="ce47" office:value-type="float" office:value="5">
            <text:p>5</text:p>
          </table:table-cell>
          <table:table-cell table:style-name="Default" office:value-type="string">
            <text:p>J</text:p>
          </table:table-cell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1" office:value-type="string" table:number-columns-spanned="6" table:number-rows-spanned="1">
            <text:p>J = µ -C -B A</text:p>
          </table:table-cell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style-name="ce31" office:value-type="string">
            <text:p>X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955"/>
        </table:table-row>
        <table:table-row table:style-name="ro4"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54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1"/>
          <table:table-cell table:style-name="ce47" office:value-type="float" office:value="6">
            <text:p>6</text:p>
          </table:table-cell>
          <table:table-cell table:style-name="Default" office:value-type="string">
            <text:p>K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2" office:value-type="string" table:number-columns-spanned="6" table:number-rows-spanned="1">
            <text:p>K = µ D -C B -A</text:p>
          </table:table-cell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2" office:value-type="string" table:number-columns-spanned="6" table:number-rows-spanned="1">
            <text:p>K = µ D -C B -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955"/>
        </table:table-row>
        <table:table-row table:style-name="ro4"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54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1"/>
          <table:table-cell table:style-name="ce47" office:value-type="float" office:value="7">
            <text:p>7</text:p>
          </table:table-cell>
          <table:table-cell table:style-name="Default" office:value-type="string">
            <text:p>L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3" office:value-type="string" table:number-columns-spanned="6" table:number-rows-spanned="1">
            <text:p>L = µ -D -C 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13" office:value-type="string" table:number-columns-spanned="6" table:number-rows-spanned="1">
            <text:p>L = µ -D -C 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3" office:value-type="string" table:number-columns-spanned="6" table:number-rows-spanned="1">
            <text:p>L = µ -D -C B A</text:p>
          </table:table-cell>
          <table:covered-table-cell table:number-columns-repeated="4" table:style-name="ce26"/>
          <table:covered-table-cell table:style-name="ce47"/>
          <table:table-cell table:style-name="ce74"/>
          <table:table-cell table:number-columns-repeated="2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955"/>
        </table:table-row>
        <table:table-row table:style-name="ro4"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54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1"/>
          <table:table-cell table:style-name="ce47" office:value-type="float" office:value="8">
            <text:p>8</text:p>
          </table:table-cell>
          <table:table-cell table:style-name="Default" office:value-type="string">
            <text:p>M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4" office:value-type="string" table:number-columns-spanned="6" table:number-rows-spanned="1">
            <text:p>M = µ -D -C -B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4" office:value-type="string" table:number-columns-spanned="6" table:number-rows-spanned="1">
            <text:p>M = µ -D -C -B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3" table:style-name="ce31" office:value-type="float" office:value="1">
            <text:p>1</text:p>
          </table:table-cell>
          <table:table-cell table:style-name="ce31" office:value-type="string">
            <text:p>X</text:p>
          </table:table-cell>
          <table:table-cell table:number-columns-repeated="955"/>
        </table:table-row>
        <table:table-row table:style-name="ro4"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54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1"/>
          <table:table-cell table:style-name="ce47" office:value-type="float" office:value="9">
            <text:p>9</text:p>
          </table:table-cell>
          <table:table-cell table:style-name="Default" office:value-type="string">
            <text:p>N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D C -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D C -B 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955"/>
        </table:table-row>
        <table:table-row table:style-name="ro4"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54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1"/>
          <table:table-cell table:style-name="ce47" office:value-type="float" office:value="10">
            <text:p>10</text:p>
          </table:table-cell>
          <table:table-cell table:style-name="Default" office:value-type="string">
            <text:p>O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O = µ -D C -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955"/>
        </table:table-row>
        <table:table-row table:style-name="ro4"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54"/>
          <table:table-cell table:style-name="ce57" office:value-type="string" table:number-columns-spanned="6" table:number-rows-spanned="1">
            <text:p>P = µ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71"/>
          <table:table-cell table:style-name="ce47" office:value-type="float" office:value="11">
            <text:p>11</text:p>
          </table:table-cell>
          <table:table-cell table:style-name="Default" office:value-type="string">
            <text:p>P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57" office:value-type="string" table:number-columns-spanned="6" table:number-rows-spanned="1">
            <text:p>P = µ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style-name="ce31" office:value-type="string">
            <text:p>X</text:p>
          </table:table-cell>
          <table:table-cell table:number-columns-repeated="3" table:style-name="ce31" office:value-type="float" office:value="1">
            <text:p>1</text:p>
          </table:table-cell>
          <table:table-cell table:number-columns-repeated="955"/>
        </table:table-row>
        <table:table-row table:style-name="ro4"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54"/>
          <table:table-cell table:style-name="ce58" office:value-type="string" table:number-columns-spanned="6" table:number-rows-spanned="1">
            <text:p>-D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71"/>
          <table:table-cell table:style-name="ce47" office:value-type="float" office:value="12">
            <text:p>12</text:p>
          </table:table-cell>
          <table:table-cell table:style-name="Default" office:value-type="string">
            <text:p>Q</text:p>
          </table:table-cell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58" office:value-type="string" table:number-columns-spanned="6" table:number-rows-spanned="1">
            <text:p>Q = µ D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58" office:value-type="string" table:number-columns-spanned="6" table:number-rows-spanned="1">
            <text:p>Q = µ D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string">
            <text:p>X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955"/>
        </table:table-row>
        <table:table-row table:style-name="ro4">
          <table:table-cell table:style-name="ce12" table:number-columns-spanned="6" table:number-rows-spanned="1"/>
          <table:covered-table-cell table:number-columns-repeated="4" table:style-name="Default"/>
          <table:covered-table-cell table:style-name="ce5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 table:style-name="ce5"/>
          <table:table-cell table:style-name="ce71"/>
          <table:table-cell table:style-name="ce47" office:value-type="float" office:value="13">
            <text:p>13</text:p>
          </table:table-cell>
          <table:table-cell table:style-name="Default" office:value-type="string">
            <text:p>R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11" office:value-type="string" table:number-columns-spanned="6" table:number-rows-spanned="1">
            <text:p>R = µ C B -A</text:p>
          </table:table-cell>
          <table:covered-table-cell table:number-columns-repeated="5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5"/>
          <table:table-cell table:style-name="ce74"/>
          <table:table-cell table:style-name="ce31" office:value-type="string">
            <text:p>X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955"/>
        </table:table-row>
        <table:table-row table:style-name="ro4">
          <table:table-cell table:style-name="ce12" table:number-columns-spanned="6" table:number-rows-spanned="1"/>
          <table:covered-table-cell table:number-columns-repeated="4" table:style-name="Default"/>
          <table:covered-table-cell table:style-name="ce5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 table:style-name="ce5"/>
          <table:table-cell table:style-name="ce71"/>
          <table:table-cell table:style-name="ce47" office:value-type="float" office:value="14">
            <text:p>14</text:p>
          </table:table-cell>
          <table:table-cell table:style-name="Default" office:value-type="string">
            <text:p>S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S = µ D C B</text:p>
          </table:table-cell>
          <table:covered-table-cell table:number-columns-repeated="4" table:style-name="ce27"/>
          <table:covered-table-cell table:style-name="ce48"/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string">
            <text:p>X</text:p>
          </table:table-cell>
          <table:table-cell table:number-columns-repeated="955"/>
        </table:table-row>
        <table:table-row table:style-name="ro4"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1"/>
          <table:table-cell table:style-name="ce47" office:value-type="float" office:value="15">
            <text:p>15</text:p>
          </table:table-cell>
          <table:table-cell table:style-name="Default" office:value-type="string">
            <text:p>T</text:p>
          </table:table-cell>
          <table:table-cell table:style-name="ce12" table:number-columns-spanned="6" table:number-rows-spanned="1"/>
          <table:covered-table-cell table:number-columns-repeated="5" table:style-name="ce3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34" office:value-type="string" table:number-columns-spanned="6" table:number-rows-spanned="1">
            <text:p>T = µ D -C -B -A</text:p>
          </table:table-cell>
          <table:covered-table-cell table:number-columns-repeated="4" table:style-name="ce27"/>
          <table:covered-table-cell table:style-name="ce48"/>
          <table:table-cell table:style-name="ce74"/>
          <table:table-cell table:style-name="ce31" office:value-type="float" office:value="0">
            <text:p>0</text:p>
          </table:table-cell>
          <table:table-cell table:number-columns-repeated="3" table:style-name="ce31" office:value-type="float" office:value="1">
            <text:p>1</text:p>
          </table:table-cell>
          <table:table-cell table:number-columns-repeated="955"/>
        </table:table-row>
        <table:table-row table:style-name="ro4">
          <table:table-cell table:style-name="ce13" table:number-columns-spanned="6" table:number-rows-spanned="1"/>
          <table:covered-table-cell table:number-columns-repeated="4" table:style-name="ce28"/>
          <table:covered-table-cell table:style-name="ce49"/>
          <table:table-cell table:style-name="ce55"/>
          <table:table-cell table:style-name="ce59" office:value-type="string" table:number-columns-spanned="6" table:number-rows-spanned="1">
            <text:p>T = µ -P -D</text:p>
          </table:table-cell>
          <table:covered-table-cell table:number-columns-repeated="4" table:style-name="ce28"/>
          <table:covered-table-cell table:style-name="ce49"/>
          <table:table-cell table:style-name="ce72"/>
          <table:table-cell table:style-name="ce61" table:number-columns-repeated="2"/>
          <table:table-cell table:style-name="ce89" office:value-type="string" table:number-columns-spanned="6" table:number-rows-spanned="1">
            <text:p>a = µ F G H I</text:p>
          </table:table-cell>
          <table:covered-table-cell table:number-columns-repeated="5" table:style-name="ce95"/>
          <table:table-cell table:style-name="ce109"/>
          <table:table-cell table:style-name="ce13" office:value-type="string" table:number-columns-spanned="6" table:number-rows-spanned="1">
            <text:p>b = µ F J K L M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c = µ L M N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d = µ G H O P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e = µ H K Q R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f = µ G I N Q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g = µ L P S</text:p>
          </table:table-cell>
          <table:covered-table-cell table:number-columns-repeated="4" table:style-name="ce28"/>
          <table:covered-table-cell table:style-name="ce49"/>
          <table:table-cell table:style-name="ce135" office:value-type="string" table:number-columns-spanned="6" table:number-rows-spanned="1">
            <text:p>total</text:p>
          </table:table-cell>
          <table:covered-table-cell table:style-name="ce138"/>
          <table:covered-table-cell table:number-columns-repeated="4"/>
          <table:table-cell table:number-columns-repeated="954"/>
        </table:table-row>
        <table:table-row table:style-name="ro4">
          <table:table-cell table:style-name="Default" table:number-columns-repeated="3"/>
          <table:table-cell table:style-name="ce38"/>
          <table:table-cell table:style-name="ce40" office:value-type="string" table:number-columns-spanned="4" table:number-rows-spanned="1">
            <text:p>transistors:</text:p>
          </table:table-cell>
          <table:covered-table-cell table:number-columns-repeated="2" table:style-name="ce20"/>
          <table:covered-table-cell table:style-name="ce60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4"/>
          <table:table-cell table:style-name="ce64" table:number-columns-repeated="2"/>
          <table:table-cell table:style-name="ce62" office:value-type="float" office:value="20" table:number-columns-spanned="6" table:number-rows-spanned="1">
            <text:p>+2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19" table:number-columns-spanned="6" table:number-rows-spanned="1">
            <text:p>+19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7" table:number-columns-spanned="6" table:number-rows-spanned="1">
            <text:p>+7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11" table:number-columns-spanned="6" table:number-rows-spanned="1">
            <text:p>+11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10" table:number-columns-spanned="6" table:number-rows-spanned="1">
            <text:p>+1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4"/>
          <table:table-cell table:style-name="ce132"/>
          <table:table-cell table:style-name="ce62" office:value-type="float" office:value="10" table:number-columns-spanned="6" table:number-rows-spanned="1">
            <text:p>+10</text:p>
          </table:table-cell>
          <table:covered-table-cell table:number-columns-repeated="5" table:style-name="ce64"/>
          <table:table-cell table:style-name="ce136" table:formula="of:=SUM([.I48:.BL48])" office:value-type="float" office:value="85" table:number-columns-spanned="2" table:number-rows-spanned="1">
            <text:p>85</text:p>
          </table:table-cell>
          <table:covered-table-cell table:style-name="ce90"/>
          <table:table-cell table:style-name="ce140" office:value-type="string" table:number-columns-spanned="4" table:number-rows-spanned="1">
            <text:p><text:s/>transistors</text:p>
          </table:table-cell>
          <table:covered-table-cell table:number-columns-repeated="2" table:style-name="ce142"/>
          <table:covered-table-cell table:style-name="ce140"/>
          <table:table-cell table:style-name="ce144"/>
          <table:table-cell table:number-columns-repeated="953"/>
        </table:table-row>
        <table:table-row table:style-name="ro4">
          <table:table-cell table:style-name="Default" table:number-columns-repeated="4"/>
          <table:table-cell table:style-name="ce41" office:value-type="string" table:number-columns-spanned="4" table:number-rows-spanned="1">
            <text:p>gates:</text:p>
          </table:table-cell>
          <table:covered-table-cell table:number-columns-repeated="2" table:style-name="ce50"/>
          <table:covered-table-cell table:style-name="ce61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5"/>
          <table:table-cell table:style-name="ce65" table:number-columns-repeated="2"/>
          <table:table-cell table:style-name="ce62" office:value-type="float" office:value="5" table:number-columns-spanned="6" table:number-rows-spanned="1">
            <text:p>+5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5" table:number-columns-spanned="6" table:number-rows-spanned="1">
            <text:p>+5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1" table:number-columns-spanned="6" table:number-rows-spanned="1">
            <text:p>+1</text:p>
          </table:table-cell>
          <table:covered-table-cell table:number-columns-repeated="5" table:style-name="ce65"/>
          <table:table-cell table:style-name="ce133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137" table:formula="of:=SUM([.I49:.BL49])" office:value-type="float" office:value="26" table:number-columns-spanned="2" table:number-rows-spanned="1">
            <text:p>26</text:p>
          </table:table-cell>
          <table:covered-table-cell table:style-name="ce139"/>
          <table:table-cell table:style-name="ce141" office:value-type="string" table:number-columns-spanned="4" table:number-rows-spanned="1">
            <text:p><text:s/>gates</text:p>
          </table:table-cell>
          <table:covered-table-cell table:number-columns-repeated="2" table:style-name="ce143"/>
          <table:covered-table-cell table:style-name="ce141"/>
          <table:table-cell table:number-columns-repeated="954"/>
        </table:table-row>
        <table:table-row table:style-name="ro4">
          <table:table-cell table:style-name="Default" table:number-columns-repeated="4"/>
          <table:table-cell table:style-name="ce20" table:number-columns-repeated="11"/>
          <table:table-cell table:style-name="ce36"/>
          <table:table-cell table:style-name="ce90" table:number-columns-repeated="54"/>
          <table:table-cell table:number-columns-repeated="954"/>
        </table:table-row>
        <table:table-row table:style-name="ro4" table:number-rows-repeated="26">
          <table:table-cell table:style-name="Default" table:number-columns-repeated="15"/>
          <table:table-cell table:number-columns-repeated="1009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 table:number-rows-repeated="14">
          <table:table-cell table:style-name="Default"/>
          <table:table-cell table:number-columns-repeated="18"/>
          <table:table-cell table:style-name="Default" table:number-columns-repeated="17"/>
          <table:table-cell table:number-columns-repeated="988"/>
        </table:table-row>
        <table:table-row table:style-name="ro4" table:number-rows-repeated="2">
          <table:table-cell table:number-columns-repeated="19"/>
          <table:table-cell table:style-name="Default" table:number-columns-repeated="17"/>
          <table:table-cell table:number-columns-repeated="988"/>
        </table:table-row>
        <table:table-row table:style-name="ro4" table:number-rows-repeated="1048449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0-F (lower c)" table:style-name="ta1" table:print="false">
        <table:table-column table:style-name="co6" table:default-cell-style-name="ce5"/>
        <table:table-column table:style-name="co6" table:number-columns-repeated="12" table:default-cell-style-name="ce29"/>
        <table:table-column table:style-name="co6" table:default-cell-style-name="ce5"/>
        <table:table-column table:style-name="co6" table:default-cell-style-name="ce29"/>
        <table:table-column table:style-name="co6" table:number-columns-repeated="974" table:default-cell-style-name="ce5"/>
        <table:table-column table:style-name="co6" table:number-columns-repeated="35" table:default-cell-style-name="Default"/>
        <table:table-row table:style-name="ro3">
          <table:table-cell table:style-name="ce4"/>
          <table:table-cell table:style-name="ce4" office:value-type="string" table:number-columns-spanned="62" table:number-rows-spanned="1">
            <text:p>4 bit to 7-segment, digits 0-F (lower c)</text:p>
          </table:table-cell>
          <table:covered-table-cell table:style-name="ce30"/>
          <table:covered-table-cell table:number-columns-repeated="10" table:style-name="ce15"/>
          <table:covered-table-cell table:number-columns-repeated="50"/>
          <table:table-cell table:number-columns-repeated="961"/>
        </table:table-row>
        <table:table-row table:style-name="ro4">
          <table:table-cell/>
          <table:table-cell table:style-name="ce14" office:value-type="string" table:number-columns-spanned="12" table:number-rows-spanned="2">
            <text:p>Truth table</text:p>
          </table:table-cell>
          <table:covered-table-cell table:style-name="ce30"/>
          <table:covered-table-cell table:number-columns-repeated="10" table:style-name="ce15"/>
          <table:table-cell table:number-columns-repeated="2"/>
          <table:table-cell table:style-name="ce78" office:value-type="string" table:number-columns-spanned="48" table:number-rows-spanned="1">
            <text:p>7-segment display as defined by truth table</text:p>
          </table:table-cell>
          <table:covered-table-cell table:number-columns-repeated="47"/>
          <table:table-cell table:number-columns-repeated="961"/>
        </table:table-row>
        <table:table-row table:style-name="ro4">
          <table:table-cell/>
          <table:covered-table-cell table:number-columns-repeated="12" table:style-name="ce15"/>
          <table:table-cell table:number-columns-repeated="2"/>
          <table:table-cell table:style-name="ce79" office:value-type="float" office:value="0" table:number-columns-spanned="6" table:number-rows-spanned="1">
            <text:p>0</text:p>
          </table:table-cell>
          <table:covered-table-cell table:number-columns-repeated="4" table:style-name="ce91"/>
          <table:covered-table-cell table:style-name="ce101"/>
          <table:table-cell table:style-name="ce79" table:formula="of:=[.P3]+1" office:value-type="float" office:value="1" table:number-columns-spanned="6" table:number-rows-spanned="1">
            <text:p>1</text:p>
          </table:table-cell>
          <table:covered-table-cell table:number-columns-repeated="4" table:style-name="ce91"/>
          <table:covered-table-cell table:style-name="ce101"/>
          <table:table-cell table:style-name="ce79" table:formula="of:=[.V3]+1" office:value-type="float" office:value="2" table:number-columns-spanned="6" table:number-rows-spanned="1">
            <text:p>2</text:p>
          </table:table-cell>
          <table:covered-table-cell table:number-columns-repeated="4" table:style-name="ce91"/>
          <table:covered-table-cell table:style-name="ce101"/>
          <table:table-cell table:style-name="ce79" table:formula="of:=[.AB3]+1" office:value-type="float" office:value="3" table:number-columns-spanned="6" table:number-rows-spanned="1">
            <text:p>3</text:p>
          </table:table-cell>
          <table:covered-table-cell table:number-columns-repeated="4" table:style-name="ce91"/>
          <table:covered-table-cell table:style-name="ce101"/>
          <table:table-cell table:style-name="ce79" table:formula="of:=[.AH3]+1" office:value-type="float" office:value="4" table:number-columns-spanned="6" table:number-rows-spanned="1">
            <text:p>4</text:p>
          </table:table-cell>
          <table:covered-table-cell table:number-columns-repeated="4" table:style-name="ce91"/>
          <table:covered-table-cell table:style-name="ce101"/>
          <table:table-cell table:style-name="ce79" table:formula="of:=[.AN3]+1" office:value-type="float" office:value="5" table:number-columns-spanned="6" table:number-rows-spanned="1">
            <text:p>5</text:p>
          </table:table-cell>
          <table:covered-table-cell table:number-columns-repeated="4" table:style-name="ce91"/>
          <table:covered-table-cell table:style-name="ce101"/>
          <table:table-cell table:style-name="ce79" table:formula="of:=[.AT3]+1" office:value-type="float" office:value="6" table:number-columns-spanned="6" table:number-rows-spanned="1">
            <text:p>6</text:p>
          </table:table-cell>
          <table:covered-table-cell table:number-columns-repeated="4" table:style-name="ce91"/>
          <table:covered-table-cell table:style-name="ce101"/>
          <table:table-cell table:style-name="ce79" table:formula="of:=[.AZ3]+1" office:value-type="float" office:value="7" table:number-columns-spanned="6" table:number-rows-spanned="1">
            <text:p>7</text:p>
          </table:table-cell>
          <table:covered-table-cell table:number-columns-repeated="4" table:style-name="ce91"/>
          <table:covered-table-cell table:style-name="ce101"/>
          <table:table-cell table:number-columns-repeated="961"/>
        </table:table-row>
        <table:table-row table:style-name="ro4">
          <table:table-cell/>
          <table:table-cell table:style-name="ce16" office:value-type="string" table:number-columns-spanned="5" table:number-rows-spanned="1">
            <text:p>Inputs</text:p>
          </table:table-cell>
          <table:covered-table-cell table:number-columns-repeated="2" table:style-name="ce20"/>
          <table:covered-table-cell table:style-name="ce39"/>
          <table:covered-table-cell table:style-name="ce42"/>
          <table:table-cell table:style-name="ce51" office:value-type="string" table:number-columns-spanned="7" table:number-rows-spanned="1">
            <text:p>Outputs</text:p>
          </table:table-cell>
          <table:covered-table-cell table:number-columns-repeated="5" table:style-name="ce39"/>
          <table:covered-table-cell table:style-name="ce42"/>
          <table:table-cell table:style-name="ce73"/>
          <table:table-cell table:style-name="ce5"/>
          <table:table-cell table:style-name="ce80" table:formula="of:=MATCH([.P3];[.$B$7:.$B$22];0)+2" office:value-type="float" office:value="3" table:number-columns-spanned="6" table:number-rows-spanned="1">
            <text:p>3</text:p>
          </table:table-cell>
          <table:covered-table-cell table:number-columns-repeated="4" table:style-name="ce92"/>
          <table:covered-table-cell table:style-name="ce102"/>
          <table:table-cell table:style-name="ce80" table:formula="of:=MATCH([.V3];[.$B$7:.$B$22];0)+2" office:value-type="float" office:value="4" table:number-columns-spanned="6" table:number-rows-spanned="1">
            <text:p>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3];[.$B$7:.$B$22];0)+2" office:value-type="float" office:value="5" table:number-columns-spanned="6" table:number-rows-spanned="1">
            <text:p>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3];[.$B$7:.$B$22];0)+2" office:value-type="float" office:value="6" table:number-columns-spanned="6" table:number-rows-spanned="1">
            <text:p>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3];[.$B$7:.$B$22];0)+2" office:value-type="float" office:value="7" table:number-columns-spanned="6" table:number-rows-spanned="1">
            <text:p>7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3];[.$B$7:.$B$22];0)+2" office:value-type="float" office:value="8" table:number-columns-spanned="6" table:number-rows-spanned="1">
            <text:p>8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3];[.$B$7:.$B$22];0)+2" office:value-type="float" office:value="9" table:number-columns-spanned="6" table:number-rows-spanned="1">
            <text:p>9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3];[.$B$7:.$B$22];0)+2" office:value-type="float" office:value="10" table:number-columns-spanned="6" table:number-rows-spanned="1">
            <text:p>10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7" office:value-type="string" table:number-columns-spanned="1" table:number-rows-spanned="2">
            <text:p>#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52" office:value-type="string" table:number-columns-spanned="1" table:number-rows-spanned="2">
            <text:p>a</text:p>
          </table:table-cell>
          <table:table-cell table:style-name="ce56" office:value-type="string" table:number-columns-spanned="1" table:number-rows-spanned="2">
            <text:p>b</text:p>
          </table:table-cell>
          <table:table-cell table:style-name="ce56" office:value-type="string" table:number-columns-spanned="1" table:number-rows-spanned="2">
            <text:p>c</text:p>
          </table:table-cell>
          <table:table-cell table:style-name="ce56" office:value-type="string" table:number-columns-spanned="1" table:number-rows-spanned="2">
            <text:p>d</text:p>
          </table:table-cell>
          <table:table-cell table:style-name="ce56" office:value-type="string" table:number-columns-spanned="1" table:number-rows-spanned="2">
            <text:p>e</text:p>
          </table:table-cell>
          <table:table-cell table:style-name="ce56" office:value-type="string" table:number-columns-spanned="1" table:number-rows-spanned="2">
            <text:p>f</text:p>
          </table:table-cell>
          <table:table-cell table:style-name="ce68" office:value-type="string" table:number-columns-spanned="1" table:number-rows-spanned="2">
            <text:p>g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5];[.$G$5:.$M$22];[.P4];0)" office:value-type="float" office:value="1">
            <text:p>1</text:p>
          </table:table-cell>
          <table:table-cell table:style-name="seg1" table:formula="of:=[.T5]&amp;T(ORG.OPENOFFICE.STYLE(IF([.Q5]=1;&quot;seg1&quot;;IF([.Q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5];[.$G$5:.$M$22];[.V4];0)" office:value-type="float" office:value="0">
            <text:p>0</text:p>
          </table:table-cell>
          <table:table-cell table:style-name="seg0" table:formula="of:=[.Z5]&amp;T(ORG.OPENOFFICE.STYLE(IF([.W5]=1;&quot;seg1&quot;;IF([.W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5];[.$G$5:.$M$22];[.AB4];0)" office:value-type="float" office:value="1">
            <text:p>1</text:p>
          </table:table-cell>
          <table:table-cell table:style-name="seg1" table:formula="of:=[.AF5]&amp;T(ORG.OPENOFFICE.STYLE(IF([.AC5]=1;&quot;seg1&quot;;IF([.AC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5];[.$G$5:.$M$22];[.AH4];0)" office:value-type="float" office:value="1">
            <text:p>1</text:p>
          </table:table-cell>
          <table:table-cell table:style-name="seg1" table:formula="of:=[.AL5]&amp;T(ORG.OPENOFFICE.STYLE(IF([.AI5]=1;&quot;seg1&quot;;IF([.AI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5];[.$G$5:.$M$22];[.AN4];0)" office:value-type="float" office:value="0">
            <text:p>0</text:p>
          </table:table-cell>
          <table:table-cell table:style-name="seg0" table:formula="of:=[.AR5]&amp;T(ORG.OPENOFFICE.STYLE(IF([.AO5]=1;&quot;seg1&quot;;IF([.AO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5];[.$G$5:.$M$22];[.AT4];0)" office:value-type="float" office:value="1">
            <text:p>1</text:p>
          </table:table-cell>
          <table:table-cell table:style-name="seg1" table:formula="of:=[.AX5]&amp;T(ORG.OPENOFFICE.STYLE(IF([.AU5]=1;&quot;seg1&quot;;IF([.AU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5];[.$G$5:.$M$22];[.AZ4];0)" office:value-type="float" office:value="1">
            <text:p>1</text:p>
          </table:table-cell>
          <table:table-cell table:style-name="seg1" table:formula="of:=[.BD5]&amp;T(ORG.OPENOFFICE.STYLE(IF([.BA5]=1;&quot;seg1&quot;;IF([.BA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5];[.$G$5:.$M$22];[.BF4];0)" office:value-type="float" office:value="1">
            <text:p>1</text:p>
          </table:table-cell>
          <table:table-cell table:style-name="seg1" table:formula="of:=[.BJ5]&amp;T(ORG.OPENOFFICE.STYLE(IF([.BG5]=1;&quot;seg1&quot;;IF([.BG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covered-table-cell table:style-name="ce17"/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covered-table-cell table:style-name="ce52"/>
          <table:covered-table-cell table:number-columns-repeated="5" table:style-name="ce56"/>
          <table:covered-table-cell table:style-name="ce68"/>
          <table:table-cell table:style-name="ce73"/>
          <table:table-cell table:style-name="ce5"/>
          <table:table-cell table:style-name="ce81" table:formula="of:=HLOOKUP([.R6];[.$G$5:.$M$22];[.P4];0)" office:value-type="float" office:value="1" table:number-columns-spanned="1" table:number-rows-spanned="2">
            <text:p>1</text:p>
          </table:table-cell>
          <table:table-cell table:style-name="seg1" table:formula="of:=[.R6]&amp;T(ORG.OPENOFFICE.STYLE(IF([.P6]=1;&quot;seg1&quot;;IF([.P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6];[.$G$5:.$M$22];[.P4];0)" office:value-type="float" office:value="1" table:number-columns-spanned="1" table:number-rows-spanned="2">
            <text:p>1</text:p>
          </table:table-cell>
          <table:table-cell table:style-name="seg1" table:formula="of:=[.U6]&amp;T(ORG.OPENOFFICE.STYLE(IF([.S6]=1;&quot;seg1&quot;;IF([.S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6];[.$G$5:.$M$22];[.V4];0)" office:value-type="float" office:value="0" table:number-columns-spanned="1" table:number-rows-spanned="2">
            <text:p>0</text:p>
          </table:table-cell>
          <table:table-cell table:style-name="seg0" table:formula="of:=[.X6]&amp;T(ORG.OPENOFFICE.STYLE(IF([.V6]=1;&quot;seg1&quot;;IF([.V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6];[.$G$5:.$M$22];[.V4];0)" office:value-type="float" office:value="1" table:number-columns-spanned="1" table:number-rows-spanned="2">
            <text:p>1</text:p>
          </table:table-cell>
          <table:table-cell table:style-name="seg1" table:formula="of:=[.AA6]&amp;T(ORG.OPENOFFICE.STYLE(IF([.Y6]=1;&quot;seg1&quot;;IF([.Y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6];[.$G$5:.$M$22];[.AB4];0)" office:value-type="float" office:value="0" table:number-columns-spanned="1" table:number-rows-spanned="2">
            <text:p>0</text:p>
          </table:table-cell>
          <table:table-cell table:style-name="seg0" table:formula="of:=[.AD6]&amp;T(ORG.OPENOFFICE.STYLE(IF([.AB6]=1;&quot;seg1&quot;;IF([.AB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6];[.$G$5:.$M$22];[.AB4];0)" office:value-type="float" office:value="1" table:number-columns-spanned="1" table:number-rows-spanned="2">
            <text:p>1</text:p>
          </table:table-cell>
          <table:table-cell table:style-name="seg1" table:formula="of:=[.AG6]&amp;T(ORG.OPENOFFICE.STYLE(IF([.AE6]=1;&quot;seg1&quot;;IF([.AE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6];[.$G$5:.$M$22];[.AH4];0)" office:value-type="float" office:value="0" table:number-columns-spanned="1" table:number-rows-spanned="2">
            <text:p>0</text:p>
          </table:table-cell>
          <table:table-cell table:style-name="seg0" table:formula="of:=[.AJ6]&amp;T(ORG.OPENOFFICE.STYLE(IF([.AH6]=1;&quot;seg1&quot;;IF([.AH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6];[.$G$5:.$M$22];[.AH4];0)" office:value-type="float" office:value="1" table:number-columns-spanned="1" table:number-rows-spanned="2">
            <text:p>1</text:p>
          </table:table-cell>
          <table:table-cell table:style-name="seg1" table:formula="of:=[.AM6]&amp;T(ORG.OPENOFFICE.STYLE(IF([.AK6]=1;&quot;seg1&quot;;IF([.AK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6];[.$G$5:.$M$22];[.AN4];0)" office:value-type="float" office:value="1" table:number-columns-spanned="1" table:number-rows-spanned="2">
            <text:p>1</text:p>
          </table:table-cell>
          <table:table-cell table:style-name="seg1" table:formula="of:=[.AP6]&amp;T(ORG.OPENOFFICE.STYLE(IF([.AN6]=1;&quot;seg1&quot;;IF([.AN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6];[.$G$5:.$M$22];[.AN4];0)" office:value-type="float" office:value="1" table:number-columns-spanned="1" table:number-rows-spanned="2">
            <text:p>1</text:p>
          </table:table-cell>
          <table:table-cell table:style-name="seg1" table:formula="of:=[.AS6]&amp;T(ORG.OPENOFFICE.STYLE(IF([.AQ6]=1;&quot;seg1&quot;;IF([.AQ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6];[.$G$5:.$M$22];[.AT4];0)" office:value-type="float" office:value="1" table:number-columns-spanned="1" table:number-rows-spanned="2">
            <text:p>1</text:p>
          </table:table-cell>
          <table:table-cell table:style-name="seg1" table:formula="of:=[.AV6]&amp;T(ORG.OPENOFFICE.STYLE(IF([.AT6]=1;&quot;seg1&quot;;IF([.AT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6];[.$G$5:.$M$22];[.AT4];0)" office:value-type="float" office:value="0" table:number-columns-spanned="1" table:number-rows-spanned="2">
            <text:p>0</text:p>
          </table:table-cell>
          <table:table-cell table:style-name="seg0" table:formula="of:=[.AY6]&amp;T(ORG.OPENOFFICE.STYLE(IF([.AW6]=1;&quot;seg1&quot;;IF([.AW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6];[.$G$5:.$M$22];[.AZ4];0)" office:value-type="float" office:value="1" table:number-columns-spanned="1" table:number-rows-spanned="2">
            <text:p>1</text:p>
          </table:table-cell>
          <table:table-cell table:style-name="seg1" table:formula="of:=[.BB6]&amp;T(ORG.OPENOFFICE.STYLE(IF([.AZ6]=1;&quot;seg1&quot;;IF([.AZ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6];[.$G$5:.$M$22];[.AZ4];0)" office:value-type="float" office:value="0" table:number-columns-spanned="1" table:number-rows-spanned="2">
            <text:p>0</text:p>
          </table:table-cell>
          <table:table-cell table:style-name="seg0" table:formula="of:=[.BE6]&amp;T(ORG.OPENOFFICE.STYLE(IF([.BC6]=1;&quot;seg1&quot;;IF([.BC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6];[.$G$5:.$M$22];[.BF4];0)" office:value-type="float" office:value="0" table:number-columns-spanned="1" table:number-rows-spanned="2">
            <text:p>0</text:p>
          </table:table-cell>
          <table:table-cell table:style-name="seg0" table:formula="of:=[.BH6]&amp;T(ORG.OPENOFFICE.STYLE(IF([.BF6]=1;&quot;seg1&quot;;IF([.BF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6];[.$G$5:.$M$22];[.BF4];0)" office:value-type="float" office:value="1" table:number-columns-spanned="1" table:number-rows-spanned="2">
            <text:p>1</text:p>
          </table:table-cell>
          <table:table-cell table:style-name="seg1" table:formula="of:=[.BK6]&amp;T(ORG.OPENOFFICE.STYLE(IF([.BI6]=1;&quot;seg1&quot;;IF([.BI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8" office:value-type="float" office:value="0">
            <text:p>0</text:p>
          </table:table-cell>
          <table:table-cell table:style-name="ce31" table:formula="of:=MOD(ROUNDDOWN([.$B7]/[.C$6]);2)" office:value-type="float" office:value="0">
            <text:p>0</text:p>
          </table:table-cell>
          <table:table-cell table:style-name="ce31" table:formula="of:=MOD(ROUNDDOWN([.$B7]/[.D$6]);2)" office:value-type="float" office:value="0">
            <text:p>0</text:p>
          </table:table-cell>
          <table:table-cell table:style-name="ce31" table:formula="of:=MOD(ROUNDDOWN([.$B7]/[.E$6]);2)" office:value-type="float" office:value="0">
            <text:p>0</text:p>
          </table:table-cell>
          <table:table-cell table:style-name="ce43" table:formula="of:=MOD(ROUNDDOWN([.$B7]/[.F$6]);2)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7]+1" office:value-type="float" office:value="1">
            <text:p>1</text:p>
          </table:table-cell>
          <table:table-cell table:style-name="ce31" table:formula="of:=MOD(ROUNDDOWN([.$B8]/[.C$6]);2)" office:value-type="float" office:value="0">
            <text:p>0</text:p>
          </table:table-cell>
          <table:table-cell table:style-name="ce31" table:formula="of:=MOD(ROUNDDOWN([.$B8]/[.D$6]);2)" office:value-type="float" office:value="0">
            <text:p>0</text:p>
          </table:table-cell>
          <table:table-cell table:style-name="ce31" table:formula="of:=MOD(ROUNDDOWN([.$B8]/[.E$6]);2)" office:value-type="float" office:value="0">
            <text:p>0</text:p>
          </table:table-cell>
          <table:table-cell table:style-name="ce43" table:formula="of:=MOD(ROUNDDOWN([.$B8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8];[.$G$5:.$M$22];[.P4];0)" office:value-type="float" office:value="0">
            <text:p>0</text:p>
          </table:table-cell>
          <table:table-cell table:style-name="seg0" table:formula="of:=[.T8]&amp;T(ORG.OPENOFFICE.STYLE(IF([.Q8]=1;&quot;seg1&quot;;IF([.Q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8];[.$G$5:.$M$22];[.V4];0)" office:value-type="float" office:value="0">
            <text:p>0</text:p>
          </table:table-cell>
          <table:table-cell table:style-name="seg0" table:formula="of:=[.Z8]&amp;T(ORG.OPENOFFICE.STYLE(IF([.W8]=1;&quot;seg1&quot;;IF([.W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8];[.$G$5:.$M$22];[.AB4];0)" office:value-type="float" office:value="1">
            <text:p>1</text:p>
          </table:table-cell>
          <table:table-cell table:style-name="seg1" table:formula="of:=[.AF8]&amp;T(ORG.OPENOFFICE.STYLE(IF([.AC8]=1;&quot;seg1&quot;;IF([.AC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8];[.$G$5:.$M$22];[.AH4];0)" office:value-type="float" office:value="1">
            <text:p>1</text:p>
          </table:table-cell>
          <table:table-cell table:style-name="seg1" table:formula="of:=[.AL8]&amp;T(ORG.OPENOFFICE.STYLE(IF([.AI8]=1;&quot;seg1&quot;;IF([.AI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8];[.$G$5:.$M$22];[.AN4];0)" office:value-type="float" office:value="1">
            <text:p>1</text:p>
          </table:table-cell>
          <table:table-cell table:style-name="seg1" table:formula="of:=[.AR8]&amp;T(ORG.OPENOFFICE.STYLE(IF([.AO8]=1;&quot;seg1&quot;;IF([.AO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8];[.$G$5:.$M$22];[.AT4];0)" office:value-type="float" office:value="1">
            <text:p>1</text:p>
          </table:table-cell>
          <table:table-cell table:style-name="seg1" table:formula="of:=[.AX8]&amp;T(ORG.OPENOFFICE.STYLE(IF([.AU8]=1;&quot;seg1&quot;;IF([.AU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8];[.$G$5:.$M$22];[.AZ4];0)" office:value-type="float" office:value="1">
            <text:p>1</text:p>
          </table:table-cell>
          <table:table-cell table:style-name="seg1" table:formula="of:=[.BD8]&amp;T(ORG.OPENOFFICE.STYLE(IF([.BA8]=1;&quot;seg1&quot;;IF([.BA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8];[.$G$5:.$M$22];[.BF4];0)" office:value-type="float" office:value="0">
            <text:p>0</text:p>
          </table:table-cell>
          <table:table-cell table:style-name="seg0" table:formula="of:=[.BJ8]&amp;T(ORG.OPENOFFICE.STYLE(IF([.BG8]=1;&quot;seg1&quot;;IF([.BG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8]+1" office:value-type="float" office:value="2">
            <text:p>2</text:p>
          </table:table-cell>
          <table:table-cell table:style-name="ce31" table:formula="of:=MOD(ROUNDDOWN([.$B9]/[.C$6]);2)" office:value-type="float" office:value="0">
            <text:p>0</text:p>
          </table:table-cell>
          <table:table-cell table:style-name="ce31" table:formula="of:=MOD(ROUNDDOWN([.$B9]/[.D$6]);2)" office:value-type="float" office:value="0">
            <text:p>0</text:p>
          </table:table-cell>
          <table:table-cell table:style-name="ce31" table:formula="of:=MOD(ROUNDDOWN([.$B9]/[.E$6]);2)" office:value-type="float" office:value="1">
            <text:p>1</text:p>
          </table:table-cell>
          <table:table-cell table:style-name="ce43" table:formula="of:=MOD(ROUNDDOWN([.$B9]/[.F$6]);2)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 table:formula="of:=HLOOKUP([.R9];[.$G$5:.$M$22];[.P4];0)" office:value-type="float" office:value="1" table:number-columns-spanned="1" table:number-rows-spanned="2">
            <text:p>1</text:p>
          </table:table-cell>
          <table:table-cell table:style-name="seg1" table:formula="of:=[.R9]&amp;T(ORG.OPENOFFICE.STYLE(IF([.P9]=1;&quot;seg1&quot;;IF([.P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9];[.$G$5:.$M$22];[.P4];0)" office:value-type="float" office:value="1" table:number-columns-spanned="1" table:number-rows-spanned="2">
            <text:p>1</text:p>
          </table:table-cell>
          <table:table-cell table:style-name="seg1" table:formula="of:=[.U9]&amp;T(ORG.OPENOFFICE.STYLE(IF([.S9]=1;&quot;seg1&quot;;IF([.S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9];[.$G$5:.$M$22];[.V4];0)" office:value-type="float" office:value="0" table:number-columns-spanned="1" table:number-rows-spanned="2">
            <text:p>0</text:p>
          </table:table-cell>
          <table:table-cell table:style-name="seg0" table:formula="of:=[.X9]&amp;T(ORG.OPENOFFICE.STYLE(IF([.V9]=1;&quot;seg1&quot;;IF([.V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9];[.$G$5:.$M$22];[.V4];0)" office:value-type="float" office:value="1" table:number-columns-spanned="1" table:number-rows-spanned="2">
            <text:p>1</text:p>
          </table:table-cell>
          <table:table-cell table:style-name="seg1" table:formula="of:=[.AA9]&amp;T(ORG.OPENOFFICE.STYLE(IF([.Y9]=1;&quot;seg1&quot;;IF([.Y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9];[.$G$5:.$M$22];[.AB4];0)" office:value-type="float" office:value="1" table:number-columns-spanned="1" table:number-rows-spanned="2">
            <text:p>1</text:p>
          </table:table-cell>
          <table:table-cell table:style-name="seg1" table:formula="of:=[.AD9]&amp;T(ORG.OPENOFFICE.STYLE(IF([.AB9]=1;&quot;seg1&quot;;IF([.AB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9];[.$G$5:.$M$22];[.AB4];0)" office:value-type="float" office:value="0" table:number-columns-spanned="1" table:number-rows-spanned="2">
            <text:p>0</text:p>
          </table:table-cell>
          <table:table-cell table:style-name="seg0" table:formula="of:=[.AG9]&amp;T(ORG.OPENOFFICE.STYLE(IF([.AE9]=1;&quot;seg1&quot;;IF([.AE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9];[.$G$5:.$M$22];[.AH4];0)" office:value-type="float" office:value="0" table:number-columns-spanned="1" table:number-rows-spanned="2">
            <text:p>0</text:p>
          </table:table-cell>
          <table:table-cell table:style-name="seg0" table:formula="of:=[.AJ9]&amp;T(ORG.OPENOFFICE.STYLE(IF([.AH9]=1;&quot;seg1&quot;;IF([.AH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9];[.$G$5:.$M$22];[.AH4];0)" office:value-type="float" office:value="1" table:number-columns-spanned="1" table:number-rows-spanned="2">
            <text:p>1</text:p>
          </table:table-cell>
          <table:table-cell table:style-name="seg1" table:formula="of:=[.AM9]&amp;T(ORG.OPENOFFICE.STYLE(IF([.AK9]=1;&quot;seg1&quot;;IF([.AK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9];[.$G$5:.$M$22];[.AN4];0)" office:value-type="float" office:value="0" table:number-columns-spanned="1" table:number-rows-spanned="2">
            <text:p>0</text:p>
          </table:table-cell>
          <table:table-cell table:style-name="seg0" table:formula="of:=[.AP9]&amp;T(ORG.OPENOFFICE.STYLE(IF([.AN9]=1;&quot;seg1&quot;;IF([.AN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9];[.$G$5:.$M$22];[.AN4];0)" office:value-type="float" office:value="1" table:number-columns-spanned="1" table:number-rows-spanned="2">
            <text:p>1</text:p>
          </table:table-cell>
          <table:table-cell table:style-name="seg1" table:formula="of:=[.AS9]&amp;T(ORG.OPENOFFICE.STYLE(IF([.AQ9]=1;&quot;seg1&quot;;IF([.AQ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9];[.$G$5:.$M$22];[.AT4];0)" office:value-type="float" office:value="0" table:number-columns-spanned="1" table:number-rows-spanned="2">
            <text:p>0</text:p>
          </table:table-cell>
          <table:table-cell table:style-name="seg0" table:formula="of:=[.AV9]&amp;T(ORG.OPENOFFICE.STYLE(IF([.AT9]=1;&quot;seg1&quot;;IF([.AT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9];[.$G$5:.$M$22];[.AT4];0)" office:value-type="float" office:value="1" table:number-columns-spanned="1" table:number-rows-spanned="2">
            <text:p>1</text:p>
          </table:table-cell>
          <table:table-cell table:style-name="seg1" table:formula="of:=[.AY9]&amp;T(ORG.OPENOFFICE.STYLE(IF([.AW9]=1;&quot;seg1&quot;;IF([.AW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9];[.$G$5:.$M$22];[.AZ4];0)" office:value-type="float" office:value="1" table:number-columns-spanned="1" table:number-rows-spanned="2">
            <text:p>1</text:p>
          </table:table-cell>
          <table:table-cell table:style-name="seg1" table:formula="of:=[.BB9]&amp;T(ORG.OPENOFFICE.STYLE(IF([.AZ9]=1;&quot;seg1&quot;;IF([.AZ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9];[.$G$5:.$M$22];[.AZ4];0)" office:value-type="float" office:value="1" table:number-columns-spanned="1" table:number-rows-spanned="2">
            <text:p>1</text:p>
          </table:table-cell>
          <table:table-cell table:style-name="seg1" table:formula="of:=[.BE9]&amp;T(ORG.OPENOFFICE.STYLE(IF([.BC9]=1;&quot;seg1&quot;;IF([.BC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9];[.$G$5:.$M$22];[.BF4];0)" office:value-type="float" office:value="0" table:number-columns-spanned="1" table:number-rows-spanned="2">
            <text:p>0</text:p>
          </table:table-cell>
          <table:table-cell table:style-name="seg0" table:formula="of:=[.BH9]&amp;T(ORG.OPENOFFICE.STYLE(IF([.BF9]=1;&quot;seg1&quot;;IF([.BF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9];[.$G$5:.$M$22];[.BF4];0)" office:value-type="float" office:value="1" table:number-columns-spanned="1" table:number-rows-spanned="2">
            <text:p>1</text:p>
          </table:table-cell>
          <table:table-cell table:style-name="seg1" table:formula="of:=[.BK9]&amp;T(ORG.OPENOFFICE.STYLE(IF([.BI9]=1;&quot;seg1&quot;;IF([.BI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9]+1" office:value-type="float" office:value="3">
            <text:p>3</text:p>
          </table:table-cell>
          <table:table-cell table:style-name="ce31" table:formula="of:=MOD(ROUNDDOWN([.$B10]/[.C$6]);2)" office:value-type="float" office:value="0">
            <text:p>0</text:p>
          </table:table-cell>
          <table:table-cell table:style-name="ce31" table:formula="of:=MOD(ROUNDDOWN([.$B10]/[.D$6]);2)" office:value-type="float" office:value="0">
            <text:p>0</text:p>
          </table:table-cell>
          <table:table-cell table:style-name="ce31" table:formula="of:=MOD(ROUNDDOWN([.$B10]/[.E$6]);2)" office:value-type="float" office:value="1">
            <text:p>1</text:p>
          </table:table-cell>
          <table:table-cell table:style-name="ce43" table:formula="of:=MOD(ROUNDDOWN([.$B10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0]+1" office:value-type="float" office:value="4">
            <text:p>4</text:p>
          </table:table-cell>
          <table:table-cell table:style-name="ce31" table:formula="of:=MOD(ROUNDDOWN([.$B11]/[.C$6]);2)" office:value-type="float" office:value="0">
            <text:p>0</text:p>
          </table:table-cell>
          <table:table-cell table:style-name="ce31" table:formula="of:=MOD(ROUNDDOWN([.$B11]/[.D$6]);2)" office:value-type="float" office:value="1">
            <text:p>1</text:p>
          </table:table-cell>
          <table:table-cell table:style-name="ce31" table:formula="of:=MOD(ROUNDDOWN([.$B11]/[.E$6]);2)" office:value-type="float" office:value="0">
            <text:p>0</text:p>
          </table:table-cell>
          <table:table-cell table:style-name="ce43" table:formula="of:=MOD(ROUNDDOWN([.$B11]/[.F$6]);2)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11];[.$G$5:.$M$22];[.P4];0)" office:value-type="float" office:value="1">
            <text:p>1</text:p>
          </table:table-cell>
          <table:table-cell table:style-name="seg1" table:formula="of:=[.T11]&amp;T(ORG.OPENOFFICE.STYLE(IF([.Q11]=1;&quot;seg1&quot;;IF([.Q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11];[.$G$5:.$M$22];[.V4];0)" office:value-type="float" office:value="0">
            <text:p>0</text:p>
          </table:table-cell>
          <table:table-cell table:style-name="seg0" table:formula="of:=[.Z11]&amp;T(ORG.OPENOFFICE.STYLE(IF([.W11]=1;&quot;seg1&quot;;IF([.W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11];[.$G$5:.$M$22];[.AB4];0)" office:value-type="float" office:value="1">
            <text:p>1</text:p>
          </table:table-cell>
          <table:table-cell table:style-name="seg1" table:formula="of:=[.AF11]&amp;T(ORG.OPENOFFICE.STYLE(IF([.AC11]=1;&quot;seg1&quot;;IF([.AC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11];[.$G$5:.$M$22];[.AH4];0)" office:value-type="float" office:value="1">
            <text:p>1</text:p>
          </table:table-cell>
          <table:table-cell table:style-name="seg1" table:formula="of:=[.AL11]&amp;T(ORG.OPENOFFICE.STYLE(IF([.AI11]=1;&quot;seg1&quot;;IF([.AI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11];[.$G$5:.$M$22];[.AN4];0)" office:value-type="float" office:value="0">
            <text:p>0</text:p>
          </table:table-cell>
          <table:table-cell table:style-name="seg0" table:formula="of:=[.AR11]&amp;T(ORG.OPENOFFICE.STYLE(IF([.AO11]=1;&quot;seg1&quot;;IF([.AO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11];[.$G$5:.$M$22];[.AT4];0)" office:value-type="float" office:value="1">
            <text:p>1</text:p>
          </table:table-cell>
          <table:table-cell table:style-name="seg1" table:formula="of:=[.AX11]&amp;T(ORG.OPENOFFICE.STYLE(IF([.AU11]=1;&quot;seg1&quot;;IF([.AU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11];[.$G$5:.$M$22];[.AZ4];0)" office:value-type="float" office:value="1">
            <text:p>1</text:p>
          </table:table-cell>
          <table:table-cell table:style-name="seg1" table:formula="of:=[.BD11]&amp;T(ORG.OPENOFFICE.STYLE(IF([.BA11]=1;&quot;seg1&quot;;IF([.BA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11];[.$G$5:.$M$22];[.BF4];0)" office:value-type="float" office:value="0">
            <text:p>0</text:p>
          </table:table-cell>
          <table:table-cell table:style-name="seg0" table:formula="of:=[.BJ11]&amp;T(ORG.OPENOFFICE.STYLE(IF([.BG11]=1;&quot;seg1&quot;;IF([.BG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1]+1" office:value-type="float" office:value="5">
            <text:p>5</text:p>
          </table:table-cell>
          <table:table-cell table:style-name="ce31" table:formula="of:=MOD(ROUNDDOWN([.$B12]/[.C$6]);2)" office:value-type="float" office:value="0">
            <text:p>0</text:p>
          </table:table-cell>
          <table:table-cell table:style-name="ce31" table:formula="of:=MOD(ROUNDDOWN([.$B12]/[.D$6]);2)" office:value-type="float" office:value="1">
            <text:p>1</text:p>
          </table:table-cell>
          <table:table-cell table:style-name="ce31" table:formula="of:=MOD(ROUNDDOWN([.$B12]/[.E$6]);2)" office:value-type="float" office:value="0">
            <text:p>0</text:p>
          </table:table-cell>
          <table:table-cell table:style-name="ce43" table:formula="of:=MOD(ROUNDDOWN([.$B12]/[.F$6]);2)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2]+1" office:value-type="float" office:value="6">
            <text:p>6</text:p>
          </table:table-cell>
          <table:table-cell table:style-name="ce31" table:formula="of:=MOD(ROUNDDOWN([.$B13]/[.C$6]);2)" office:value-type="float" office:value="0">
            <text:p>0</text:p>
          </table:table-cell>
          <table:table-cell table:style-name="ce31" table:formula="of:=MOD(ROUNDDOWN([.$B13]/[.D$6]);2)" office:value-type="float" office:value="1">
            <text:p>1</text:p>
          </table:table-cell>
          <table:table-cell table:style-name="ce31" table:formula="of:=MOD(ROUNDDOWN([.$B13]/[.E$6]);2)" office:value-type="float" office:value="1">
            <text:p>1</text:p>
          </table:table-cell>
          <table:table-cell table:style-name="ce43" table:formula="of:=MOD(ROUNDDOWN([.$B13]/[.F$6]);2)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79" table:formula="of:=[.BF3]+1" office:value-type="float" office:value="8" table:number-columns-spanned="6" table:number-rows-spanned="1">
            <text:p>8</text:p>
          </table:table-cell>
          <table:covered-table-cell table:number-columns-repeated="4" table:style-name="ce91"/>
          <table:covered-table-cell table:style-name="ce101"/>
          <table:table-cell table:style-name="ce79" table:formula="of:=[.P13]+1" office:value-type="float" office:value="9" table:number-columns-spanned="6" table:number-rows-spanned="1">
            <text:p>9</text:p>
          </table:table-cell>
          <table:covered-table-cell table:number-columns-repeated="4" table:style-name="ce91"/>
          <table:covered-table-cell table:style-name="ce101"/>
          <table:table-cell table:style-name="ce79" table:formula="of:=[.V13]+1" office:value-type="float" office:value="10" table:number-columns-spanned="6" table:number-rows-spanned="1">
            <text:p>10</text:p>
          </table:table-cell>
          <table:covered-table-cell table:number-columns-repeated="4" table:style-name="ce91"/>
          <table:covered-table-cell table:style-name="ce101"/>
          <table:table-cell table:style-name="ce79" table:formula="of:=[.AB13]+1" office:value-type="float" office:value="11" table:number-columns-spanned="6" table:number-rows-spanned="1">
            <text:p>11</text:p>
          </table:table-cell>
          <table:covered-table-cell table:number-columns-repeated="4" table:style-name="ce91"/>
          <table:covered-table-cell table:style-name="ce101"/>
          <table:table-cell table:style-name="ce79" table:formula="of:=[.AH13]+1" office:value-type="float" office:value="12" table:number-columns-spanned="6" table:number-rows-spanned="1">
            <text:p>12</text:p>
          </table:table-cell>
          <table:covered-table-cell table:number-columns-repeated="4" table:style-name="ce91"/>
          <table:covered-table-cell table:style-name="ce101"/>
          <table:table-cell table:style-name="ce79" table:formula="of:=[.AN13]+1" office:value-type="float" office:value="13" table:number-columns-spanned="6" table:number-rows-spanned="1">
            <text:p>13</text:p>
          </table:table-cell>
          <table:covered-table-cell table:number-columns-repeated="4" table:style-name="ce91"/>
          <table:covered-table-cell table:style-name="ce101"/>
          <table:table-cell table:style-name="ce79" table:formula="of:=[.AT13]+1" office:value-type="float" office:value="14" table:number-columns-spanned="6" table:number-rows-spanned="1">
            <text:p>14</text:p>
          </table:table-cell>
          <table:covered-table-cell table:number-columns-repeated="4" table:style-name="ce91"/>
          <table:covered-table-cell table:style-name="ce101"/>
          <table:table-cell table:style-name="ce79" table:formula="of:=[.AZ13]+1" office:value-type="float" office:value="15" table:number-columns-spanned="6" table:number-rows-spanned="1">
            <text:p>15</text:p>
          </table:table-cell>
          <table:covered-table-cell table:number-columns-repeated="4" table:style-name="ce91"/>
          <table:covered-table-cell table:style-name="ce101"/>
          <table:table-cell table:number-columns-repeated="815"/>
          <table:table-cell table:style-name="Default" table:number-columns-repeated="111"/>
          <table:table-cell table:number-columns-repeated="35"/>
        </table:table-row>
        <table:table-row table:style-name="ro4">
          <table:table-cell/>
          <table:table-cell table:style-name="ce19" table:formula="of:=[.B13]+1" office:value-type="float" office:value="7">
            <text:p>7</text:p>
          </table:table-cell>
          <table:table-cell table:style-name="ce31" table:formula="of:=MOD(ROUNDDOWN([.$B14]/[.C$6]);2)" office:value-type="float" office:value="0">
            <text:p>0</text:p>
          </table:table-cell>
          <table:table-cell table:style-name="ce31" table:formula="of:=MOD(ROUNDDOWN([.$B14]/[.D$6]);2)" office:value-type="float" office:value="1">
            <text:p>1</text:p>
          </table:table-cell>
          <table:table-cell table:style-name="ce31" table:formula="of:=MOD(ROUNDDOWN([.$B14]/[.E$6]);2)" office:value-type="float" office:value="1">
            <text:p>1</text:p>
          </table:table-cell>
          <table:table-cell table:style-name="ce43" table:formula="of:=MOD(ROUNDDOWN([.$B14]/[.F$6]);2)" office:value-type="float" office:value="1">
            <text:p>1</text:p>
          </table:table-cell>
          <table:table-cell table:number-columns-repeated="3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4"/>
          <table:table-cell table:style-name="ce5"/>
          <table:table-cell table:style-name="ce80" table:formula="of:=MATCH([.P13];[.$B$7:.$B$22];0)+2" office:value-type="float" office:value="11" table:number-columns-spanned="6" table:number-rows-spanned="1">
            <text:p>11</text:p>
          </table:table-cell>
          <table:covered-table-cell table:number-columns-repeated="4" table:style-name="ce92"/>
          <table:covered-table-cell table:style-name="ce102"/>
          <table:table-cell table:style-name="ce80" table:formula="of:=MATCH([.V13];[.$B$7:.$B$22];0)+2" office:value-type="float" office:value="12" table:number-columns-spanned="6" table:number-rows-spanned="1">
            <text:p>12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13];[.$B$7:.$B$22];0)+2" office:value-type="float" office:value="13" table:number-columns-spanned="6" table:number-rows-spanned="1">
            <text:p>13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13];[.$B$7:.$B$22];0)+2" office:value-type="float" office:value="14" table:number-columns-spanned="6" table:number-rows-spanned="1">
            <text:p>1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13];[.$B$7:.$B$22];0)+2" office:value-type="float" office:value="15" table:number-columns-spanned="6" table:number-rows-spanned="1">
            <text:p>1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13];[.$B$7:.$B$22];0)+2" office:value-type="float" office:value="16" table:number-columns-spanned="6" table:number-rows-spanned="1">
            <text:p>1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13];[.$B$7:.$B$22];0)+2" office:value-type="float" office:value="17" table:number-columns-spanned="6" table:number-rows-spanned="1">
            <text:p>17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13];[.$B$7:.$B$22];0)+2" office:value-type="float" office:value="18" table:number-columns-spanned="6" table:number-rows-spanned="1">
            <text:p>18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4]+1" office:value-type="float" office:value="8">
            <text:p>8</text:p>
          </table:table-cell>
          <table:table-cell table:style-name="ce31" table:formula="of:=MOD(ROUNDDOWN([.$B15]/[.C$6]);2)" office:value-type="float" office:value="1">
            <text:p>1</text:p>
          </table:table-cell>
          <table:table-cell table:style-name="ce31" table:formula="of:=MOD(ROUNDDOWN([.$B15]/[.D$6]);2)" office:value-type="float" office:value="0">
            <text:p>0</text:p>
          </table:table-cell>
          <table:table-cell table:style-name="ce31" table:formula="of:=MOD(ROUNDDOWN([.$B15]/[.E$6]);2)" office:value-type="float" office:value="0">
            <text:p>0</text:p>
          </table:table-cell>
          <table:table-cell table:style-name="ce43" table:formula="of:=MOD(ROUNDDOWN([.$B15]/[.F$6]);2)" office:value-type="float" office:value="0">
            <text:p>0</text:p>
          </table:table-cell>
          <table:table-cell table:number-columns-repeated="7"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5];[.$G$5:.$M$22];[.P14];0)" office:value-type="float" office:value="1">
            <text:p>1</text:p>
          </table:table-cell>
          <table:table-cell table:style-name="seg1" table:formula="of:=[.T15]&amp;T(ORG.OPENOFFICE.STYLE(IF([.Q15]=1;&quot;seg1&quot;;IF([.Q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15];[.$G$5:.$M$22];[.V14];0)" office:value-type="float" office:value="1">
            <text:p>1</text:p>
          </table:table-cell>
          <table:table-cell table:style-name="seg1" table:formula="of:=[.Z15]&amp;T(ORG.OPENOFFICE.STYLE(IF([.W15]=1;&quot;seg1&quot;;IF([.W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15];[.$G$5:.$M$22];[.AB14];0)" office:value-type="float" office:value="1">
            <text:p>1</text:p>
          </table:table-cell>
          <table:table-cell table:style-name="seg1" table:formula="of:=[.AF15]&amp;T(ORG.OPENOFFICE.STYLE(IF([.AC15]=1;&quot;seg1&quot;;IF([.AC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15];[.$G$5:.$M$22];[.AH14];0)" office:value-type="float" office:value="0">
            <text:p>0</text:p>
          </table:table-cell>
          <table:table-cell table:style-name="seg0" table:formula="of:=[.AL15]&amp;T(ORG.OPENOFFICE.STYLE(IF([.AI15]=1;&quot;seg1&quot;;IF([.AI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15];[.$G$5:.$M$22];[.AN14];0)" office:value-type="float" office:value="0">
            <text:p>0</text:p>
          </table:table-cell>
          <table:table-cell table:style-name="seg0" table:formula="of:=[.AR15]&amp;T(ORG.OPENOFFICE.STYLE(IF([.AO15]=1;&quot;seg1&quot;;IF([.AO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15];[.$G$5:.$M$22];[.AT14];0)" office:value-type="float" office:value="0">
            <text:p>0</text:p>
          </table:table-cell>
          <table:table-cell table:style-name="seg0" table:formula="of:=[.AX15]&amp;T(ORG.OPENOFFICE.STYLE(IF([.AU15]=1;&quot;seg1&quot;;IF([.AU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15];[.$G$5:.$M$22];[.AZ14];0)" office:value-type="float" office:value="1">
            <text:p>1</text:p>
          </table:table-cell>
          <table:table-cell table:style-name="seg1" table:formula="of:=[.BD15]&amp;T(ORG.OPENOFFICE.STYLE(IF([.BA15]=1;&quot;seg1&quot;;IF([.BA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15];[.$G$5:.$M$22];[.BF14];0)" office:value-type="float" office:value="1">
            <text:p>1</text:p>
          </table:table-cell>
          <table:table-cell table:style-name="seg1" table:formula="of:=[.BJ15]&amp;T(ORG.OPENOFFICE.STYLE(IF([.BG15]=1;&quot;seg1&quot;;IF([.BG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5]+1" office:value-type="float" office:value="9">
            <text:p>9</text:p>
          </table:table-cell>
          <table:table-cell table:style-name="ce31" table:formula="of:=MOD(ROUNDDOWN([.$B16]/[.C$6]);2)" office:value-type="float" office:value="1">
            <text:p>1</text:p>
          </table:table-cell>
          <table:table-cell table:style-name="ce31" table:formula="of:=MOD(ROUNDDOWN([.$B16]/[.D$6]);2)" office:value-type="float" office:value="0">
            <text:p>0</text:p>
          </table:table-cell>
          <table:table-cell table:style-name="ce31" table:formula="of:=MOD(ROUNDDOWN([.$B16]/[.E$6]);2)" office:value-type="float" office:value="0">
            <text:p>0</text:p>
          </table:table-cell>
          <table:table-cell table:style-name="ce43" table:formula="of:=MOD(ROUNDDOWN([.$B16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1" table:formula="of:=HLOOKUP([.R16];[.$G$5:.$M$22];[.P14];0)" office:value-type="float" office:value="1" table:number-columns-spanned="1" table:number-rows-spanned="2">
            <text:p>1</text:p>
          </table:table-cell>
          <table:table-cell table:style-name="seg1" table:formula="of:=[.R16]&amp;T(ORG.OPENOFFICE.STYLE(IF([.P16]=1;&quot;seg1&quot;;IF([.P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16];[.$G$5:.$M$22];[.P14];0)" office:value-type="float" office:value="1" table:number-columns-spanned="1" table:number-rows-spanned="2">
            <text:p>1</text:p>
          </table:table-cell>
          <table:table-cell table:style-name="seg1" table:formula="of:=[.U16]&amp;T(ORG.OPENOFFICE.STYLE(IF([.S16]=1;&quot;seg1&quot;;IF([.S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16];[.$G$5:.$M$22];[.V14];0)" office:value-type="float" office:value="1" table:number-columns-spanned="1" table:number-rows-spanned="2">
            <text:p>1</text:p>
          </table:table-cell>
          <table:table-cell table:style-name="seg1" table:formula="of:=[.X16]&amp;T(ORG.OPENOFFICE.STYLE(IF([.V16]=1;&quot;seg1&quot;;IF([.V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16];[.$G$5:.$M$22];[.V14];0)" office:value-type="float" office:value="1" table:number-columns-spanned="1" table:number-rows-spanned="2">
            <text:p>1</text:p>
          </table:table-cell>
          <table:table-cell table:style-name="seg1" table:formula="of:=[.AA16]&amp;T(ORG.OPENOFFICE.STYLE(IF([.Y16]=1;&quot;seg1&quot;;IF([.Y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16];[.$G$5:.$M$22];[.AB14];0)" office:value-type="float" office:value="1" table:number-columns-spanned="1" table:number-rows-spanned="2">
            <text:p>1</text:p>
          </table:table-cell>
          <table:table-cell table:style-name="seg1" table:formula="of:=[.AD16]&amp;T(ORG.OPENOFFICE.STYLE(IF([.AB16]=1;&quot;seg1&quot;;IF([.AB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16];[.$G$5:.$M$22];[.AB14];0)" office:value-type="float" office:value="1" table:number-columns-spanned="1" table:number-rows-spanned="2">
            <text:p>1</text:p>
          </table:table-cell>
          <table:table-cell table:style-name="seg1" table:formula="of:=[.AG16]&amp;T(ORG.OPENOFFICE.STYLE(IF([.AE16]=1;&quot;seg1&quot;;IF([.AE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16];[.$G$5:.$M$22];[.AH14];0)" office:value-type="float" office:value="1" table:number-columns-spanned="1" table:number-rows-spanned="2">
            <text:p>1</text:p>
          </table:table-cell>
          <table:table-cell table:style-name="seg1" table:formula="of:=[.AJ16]&amp;T(ORG.OPENOFFICE.STYLE(IF([.AH16]=1;&quot;seg1&quot;;IF([.AH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16];[.$G$5:.$M$22];[.AH14];0)" office:value-type="float" office:value="0" table:number-columns-spanned="1" table:number-rows-spanned="2">
            <text:p>0</text:p>
          </table:table-cell>
          <table:table-cell table:style-name="seg0" table:formula="of:=[.AM16]&amp;T(ORG.OPENOFFICE.STYLE(IF([.AK16]=1;&quot;seg1&quot;;IF([.AK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16];[.$G$5:.$M$22];[.AN14];0)" office:value-type="float" office:value="0" table:number-columns-spanned="1" table:number-rows-spanned="2">
            <text:p>0</text:p>
          </table:table-cell>
          <table:table-cell table:style-name="seg0" table:formula="of:=[.AP16]&amp;T(ORG.OPENOFFICE.STYLE(IF([.AN16]=1;&quot;seg1&quot;;IF([.AN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16];[.$G$5:.$M$22];[.AN14];0)" office:value-type="float" office:value="0" table:number-columns-spanned="1" table:number-rows-spanned="2">
            <text:p>0</text:p>
          </table:table-cell>
          <table:table-cell table:style-name="seg0" table:formula="of:=[.AS16]&amp;T(ORG.OPENOFFICE.STYLE(IF([.AQ16]=1;&quot;seg1&quot;;IF([.AQ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16];[.$G$5:.$M$22];[.AT14];0)" office:value-type="float" office:value="0" table:number-columns-spanned="1" table:number-rows-spanned="2">
            <text:p>0</text:p>
          </table:table-cell>
          <table:table-cell table:style-name="seg0" table:formula="of:=[.AV16]&amp;T(ORG.OPENOFFICE.STYLE(IF([.AT16]=1;&quot;seg1&quot;;IF([.AT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16];[.$G$5:.$M$22];[.AT14];0)" office:value-type="float" office:value="1" table:number-columns-spanned="1" table:number-rows-spanned="2">
            <text:p>1</text:p>
          </table:table-cell>
          <table:table-cell table:style-name="seg1" table:formula="of:=[.AY16]&amp;T(ORG.OPENOFFICE.STYLE(IF([.AW16]=1;&quot;seg1&quot;;IF([.AW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16];[.$G$5:.$M$22];[.AZ14];0)" office:value-type="float" office:value="1" table:number-columns-spanned="1" table:number-rows-spanned="2">
            <text:p>1</text:p>
          </table:table-cell>
          <table:table-cell table:style-name="seg1" table:formula="of:=[.BB16]&amp;T(ORG.OPENOFFICE.STYLE(IF([.AZ16]=1;&quot;seg1&quot;;IF([.AZ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16];[.$G$5:.$M$22];[.AZ14];0)" office:value-type="float" office:value="0" table:number-columns-spanned="1" table:number-rows-spanned="2">
            <text:p>0</text:p>
          </table:table-cell>
          <table:table-cell table:style-name="seg0" table:formula="of:=[.BE16]&amp;T(ORG.OPENOFFICE.STYLE(IF([.BC16]=1;&quot;seg1&quot;;IF([.BC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16];[.$G$5:.$M$22];[.BF14];0)" office:value-type="float" office:value="1" table:number-columns-spanned="1" table:number-rows-spanned="2">
            <text:p>1</text:p>
          </table:table-cell>
          <table:table-cell table:style-name="seg1" table:formula="of:=[.BH16]&amp;T(ORG.OPENOFFICE.STYLE(IF([.BF16]=1;&quot;seg1&quot;;IF([.BF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16];[.$G$5:.$M$22];[.BF14];0)" office:value-type="float" office:value="0" table:number-columns-spanned="1" table:number-rows-spanned="2">
            <text:p>0</text:p>
          </table:table-cell>
          <table:table-cell table:style-name="seg0" table:formula="of:=[.BK16]&amp;T(ORG.OPENOFFICE.STYLE(IF([.BI16]=1;&quot;seg1&quot;;IF([.BI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6]+1" office:value-type="float" office:value="10">
            <text:p>10</text:p>
          </table:table-cell>
          <table:table-cell table:style-name="ce31" table:formula="of:=MOD(ROUNDDOWN([.$B17]/[.C$6]);2)" office:value-type="float" office:value="1">
            <text:p>1</text:p>
          </table:table-cell>
          <table:table-cell table:style-name="ce31" table:formula="of:=MOD(ROUNDDOWN([.$B17]/[.D$6]);2)" office:value-type="float" office:value="0">
            <text:p>0</text:p>
          </table:table-cell>
          <table:table-cell table:style-name="ce31" table:formula="of:=MOD(ROUNDDOWN([.$B17]/[.E$6]);2)" office:value-type="float" office:value="1">
            <text:p>1</text:p>
          </table:table-cell>
          <table:table-cell table:style-name="ce43" table:formula="of:=MOD(ROUNDDOWN([.$B17]/[.F$6]);2)" office:value-type="float" office:value="0">
            <text:p>0</text:p>
          </table:table-cell>
          <table:table-cell table:number-columns-repeated="3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3" table:style-name="ce31" office:value-type="float" office:value="1">
            <text:p>1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7]+1" office:value-type="float" office:value="11">
            <text:p>11</text:p>
          </table:table-cell>
          <table:table-cell table:style-name="ce31" table:formula="of:=MOD(ROUNDDOWN([.$B18]/[.C$6]);2)" office:value-type="float" office:value="1">
            <text:p>1</text:p>
          </table:table-cell>
          <table:table-cell table:style-name="ce31" table:formula="of:=MOD(ROUNDDOWN([.$B18]/[.D$6]);2)" office:value-type="float" office:value="0">
            <text:p>0</text:p>
          </table:table-cell>
          <table:table-cell table:style-name="ce31" table:formula="of:=MOD(ROUNDDOWN([.$B18]/[.E$6]);2)" office:value-type="float" office:value="1">
            <text:p>1</text:p>
          </table:table-cell>
          <table:table-cell table:style-name="ce43" table:formula="of:=MOD(ROUNDDOWN([.$B18]/[.F$6]);2)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8];[.$G$5:.$M$22];[.P14];0)" office:value-type="float" office:value="1">
            <text:p>1</text:p>
          </table:table-cell>
          <table:table-cell table:style-name="seg1" table:formula="of:=[.T18]&amp;T(ORG.OPENOFFICE.STYLE(IF([.Q18]=1;&quot;seg1&quot;;IF([.Q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18];[.$G$5:.$M$22];[.V14];0)" office:value-type="float" office:value="1">
            <text:p>1</text:p>
          </table:table-cell>
          <table:table-cell table:style-name="seg1" table:formula="of:=[.Z18]&amp;T(ORG.OPENOFFICE.STYLE(IF([.W18]=1;&quot;seg1&quot;;IF([.W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18];[.$G$5:.$M$22];[.AB14];0)" office:value-type="float" office:value="1">
            <text:p>1</text:p>
          </table:table-cell>
          <table:table-cell table:style-name="seg1" table:formula="of:=[.AF18]&amp;T(ORG.OPENOFFICE.STYLE(IF([.AC18]=1;&quot;seg1&quot;;IF([.AC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18];[.$G$5:.$M$22];[.AH14];0)" office:value-type="float" office:value="1">
            <text:p>1</text:p>
          </table:table-cell>
          <table:table-cell table:style-name="seg1" table:formula="of:=[.AL18]&amp;T(ORG.OPENOFFICE.STYLE(IF([.AI18]=1;&quot;seg1&quot;;IF([.AI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18];[.$G$5:.$M$22];[.AN14];0)" office:value-type="float" office:value="1">
            <text:p>1</text:p>
          </table:table-cell>
          <table:table-cell table:style-name="seg1" table:formula="of:=[.AR18]&amp;T(ORG.OPENOFFICE.STYLE(IF([.AO18]=1;&quot;seg1&quot;;IF([.AO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18];[.$G$5:.$M$22];[.AT14];0)" office:value-type="float" office:value="1">
            <text:p>1</text:p>
          </table:table-cell>
          <table:table-cell table:style-name="seg1" table:formula="of:=[.AX18]&amp;T(ORG.OPENOFFICE.STYLE(IF([.AU18]=1;&quot;seg1&quot;;IF([.AU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18];[.$G$5:.$M$22];[.AZ14];0)" office:value-type="float" office:value="1">
            <text:p>1</text:p>
          </table:table-cell>
          <table:table-cell table:style-name="seg1" table:formula="of:=[.BD18]&amp;T(ORG.OPENOFFICE.STYLE(IF([.BA18]=1;&quot;seg1&quot;;IF([.BA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18];[.$G$5:.$M$22];[.BF14];0)" office:value-type="float" office:value="1">
            <text:p>1</text:p>
          </table:table-cell>
          <table:table-cell table:style-name="seg1" table:formula="of:=[.BJ18]&amp;T(ORG.OPENOFFICE.STYLE(IF([.BG18]=1;&quot;seg1&quot;;IF([.BG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8]+1" office:value-type="float" office:value="12">
            <text:p>12</text:p>
          </table:table-cell>
          <table:table-cell table:style-name="ce31" table:formula="of:=MOD(ROUNDDOWN([.$B19]/[.C$6]);2)" office:value-type="float" office:value="1">
            <text:p>1</text:p>
          </table:table-cell>
          <table:table-cell table:style-name="ce31" table:formula="of:=MOD(ROUNDDOWN([.$B19]/[.D$6]);2)" office:value-type="float" office:value="1">
            <text:p>1</text:p>
          </table:table-cell>
          <table:table-cell table:style-name="ce31" table:formula="of:=MOD(ROUNDDOWN([.$B19]/[.E$6]);2)" office:value-type="float" office:value="0">
            <text:p>0</text:p>
          </table:table-cell>
          <table:table-cell table:style-name="ce43" table:formula="of:=MOD(ROUNDDOWN([.$B19]/[.F$6]);2)" office:value-type="float" office:value="0">
            <text:p>0</text:p>
          </table:table-cell>
          <table:table-cell table:style-name="ce146" office:value-type="float" office:value="0">
            <text:p>0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74"/>
          <table:table-cell table:style-name="ce5"/>
          <table:table-cell table:style-name="ce81" table:formula="of:=HLOOKUP([.R19];[.$G$5:.$M$22];[.P14];0)" office:value-type="float" office:value="1" table:number-columns-spanned="1" table:number-rows-spanned="2">
            <text:p>1</text:p>
          </table:table-cell>
          <table:table-cell table:style-name="seg1" table:formula="of:=[.R19]&amp;T(ORG.OPENOFFICE.STYLE(IF([.P19]=1;&quot;seg1&quot;;IF([.P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19];[.$G$5:.$M$22];[.P14];0)" office:value-type="float" office:value="1" table:number-columns-spanned="1" table:number-rows-spanned="2">
            <text:p>1</text:p>
          </table:table-cell>
          <table:table-cell table:style-name="seg1" table:formula="of:=[.U19]&amp;T(ORG.OPENOFFICE.STYLE(IF([.S19]=1;&quot;seg1&quot;;IF([.S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19];[.$G$5:.$M$22];[.V14];0)" office:value-type="float" office:value="0" table:number-columns-spanned="1" table:number-rows-spanned="2">
            <text:p>0</text:p>
          </table:table-cell>
          <table:table-cell table:style-name="seg0" table:formula="of:=[.X19]&amp;T(ORG.OPENOFFICE.STYLE(IF([.V19]=1;&quot;seg1&quot;;IF([.V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19];[.$G$5:.$M$22];[.V14];0)" office:value-type="float" office:value="1" table:number-columns-spanned="1" table:number-rows-spanned="2">
            <text:p>1</text:p>
          </table:table-cell>
          <table:table-cell table:style-name="seg1" table:formula="of:=[.AA19]&amp;T(ORG.OPENOFFICE.STYLE(IF([.Y19]=1;&quot;seg1&quot;;IF([.Y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19];[.$G$5:.$M$22];[.AB14];0)" office:value-type="float" office:value="1" table:number-columns-spanned="1" table:number-rows-spanned="2">
            <text:p>1</text:p>
          </table:table-cell>
          <table:table-cell table:style-name="seg1" table:formula="of:=[.AD19]&amp;T(ORG.OPENOFFICE.STYLE(IF([.AB19]=1;&quot;seg1&quot;;IF([.AB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19];[.$G$5:.$M$22];[.AB14];0)" office:value-type="float" office:value="1" table:number-columns-spanned="1" table:number-rows-spanned="2">
            <text:p>1</text:p>
          </table:table-cell>
          <table:table-cell table:style-name="seg1" table:formula="of:=[.AG19]&amp;T(ORG.OPENOFFICE.STYLE(IF([.AE19]=1;&quot;seg1&quot;;IF([.AE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19];[.$G$5:.$M$22];[.AH14];0)" office:value-type="float" office:value="1" table:number-columns-spanned="1" table:number-rows-spanned="2">
            <text:p>1</text:p>
          </table:table-cell>
          <table:table-cell table:style-name="seg1" table:formula="of:=[.AJ19]&amp;T(ORG.OPENOFFICE.STYLE(IF([.AH19]=1;&quot;seg1&quot;;IF([.AH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19];[.$G$5:.$M$22];[.AH14];0)" office:value-type="float" office:value="1" table:number-columns-spanned="1" table:number-rows-spanned="2">
            <text:p>1</text:p>
          </table:table-cell>
          <table:table-cell table:style-name="seg1" table:formula="of:=[.AM19]&amp;T(ORG.OPENOFFICE.STYLE(IF([.AK19]=1;&quot;seg1&quot;;IF([.AK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19];[.$G$5:.$M$22];[.AN14];0)" office:value-type="float" office:value="1" table:number-columns-spanned="1" table:number-rows-spanned="2">
            <text:p>1</text:p>
          </table:table-cell>
          <table:table-cell table:style-name="seg1" table:formula="of:=[.AP19]&amp;T(ORG.OPENOFFICE.STYLE(IF([.AN19]=1;&quot;seg1&quot;;IF([.AN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19];[.$G$5:.$M$22];[.AN14];0)" office:value-type="float" office:value="0" table:number-columns-spanned="1" table:number-rows-spanned="2">
            <text:p>0</text:p>
          </table:table-cell>
          <table:table-cell table:style-name="seg0" table:formula="of:=[.AS19]&amp;T(ORG.OPENOFFICE.STYLE(IF([.AQ19]=1;&quot;seg1&quot;;IF([.AQ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19];[.$G$5:.$M$22];[.AT14];0)" office:value-type="float" office:value="1" table:number-columns-spanned="1" table:number-rows-spanned="2">
            <text:p>1</text:p>
          </table:table-cell>
          <table:table-cell table:style-name="seg1" table:formula="of:=[.AV19]&amp;T(ORG.OPENOFFICE.STYLE(IF([.AT19]=1;&quot;seg1&quot;;IF([.AT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19];[.$G$5:.$M$22];[.AT14];0)" office:value-type="float" office:value="1" table:number-columns-spanned="1" table:number-rows-spanned="2">
            <text:p>1</text:p>
          </table:table-cell>
          <table:table-cell table:style-name="seg1" table:formula="of:=[.AY19]&amp;T(ORG.OPENOFFICE.STYLE(IF([.AW19]=1;&quot;seg1&quot;;IF([.AW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19];[.$G$5:.$M$22];[.AZ14];0)" office:value-type="float" office:value="1" table:number-columns-spanned="1" table:number-rows-spanned="2">
            <text:p>1</text:p>
          </table:table-cell>
          <table:table-cell table:style-name="seg1" table:formula="of:=[.BB19]&amp;T(ORG.OPENOFFICE.STYLE(IF([.AZ19]=1;&quot;seg1&quot;;IF([.AZ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19];[.$G$5:.$M$22];[.AZ14];0)" office:value-type="float" office:value="0" table:number-columns-spanned="1" table:number-rows-spanned="2">
            <text:p>0</text:p>
          </table:table-cell>
          <table:table-cell table:style-name="seg0" table:formula="of:=[.BE19]&amp;T(ORG.OPENOFFICE.STYLE(IF([.BC19]=1;&quot;seg1&quot;;IF([.BC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19];[.$G$5:.$M$22];[.BF14];0)" office:value-type="float" office:value="1" table:number-columns-spanned="1" table:number-rows-spanned="2">
            <text:p>1</text:p>
          </table:table-cell>
          <table:table-cell table:style-name="seg1" table:formula="of:=[.BH19]&amp;T(ORG.OPENOFFICE.STYLE(IF([.BF19]=1;&quot;seg1&quot;;IF([.BF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19];[.$G$5:.$M$22];[.BF14];0)" office:value-type="float" office:value="0" table:number-columns-spanned="1" table:number-rows-spanned="2">
            <text:p>0</text:p>
          </table:table-cell>
          <table:table-cell table:style-name="seg0" table:formula="of:=[.BK19]&amp;T(ORG.OPENOFFICE.STYLE(IF([.BI19]=1;&quot;seg1&quot;;IF([.BI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19]+1" office:value-type="float" office:value="13">
            <text:p>13</text:p>
          </table:table-cell>
          <table:table-cell table:style-name="ce31" table:formula="of:=MOD(ROUNDDOWN([.$B20]/[.C$6]);2)" office:value-type="float" office:value="1">
            <text:p>1</text:p>
          </table:table-cell>
          <table:table-cell table:style-name="ce31" table:formula="of:=MOD(ROUNDDOWN([.$B20]/[.D$6]);2)" office:value-type="float" office:value="1">
            <text:p>1</text:p>
          </table:table-cell>
          <table:table-cell table:style-name="ce31" table:formula="of:=MOD(ROUNDDOWN([.$B20]/[.E$6]);2)" office:value-type="float" office:value="0">
            <text:p>0</text:p>
          </table:table-cell>
          <table:table-cell table:style-name="ce43" table:formula="of:=MOD(ROUNDDOWN([.$B20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4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20]+1" office:value-type="float" office:value="14">
            <text:p>14</text:p>
          </table:table-cell>
          <table:table-cell table:style-name="ce31" table:formula="of:=MOD(ROUNDDOWN([.$B21]/[.C$6]);2)" office:value-type="float" office:value="1">
            <text:p>1</text:p>
          </table:table-cell>
          <table:table-cell table:style-name="ce31" table:formula="of:=MOD(ROUNDDOWN([.$B21]/[.D$6]);2)" office:value-type="float" office:value="1">
            <text:p>1</text:p>
          </table:table-cell>
          <table:table-cell table:style-name="ce31" table:formula="of:=MOD(ROUNDDOWN([.$B21]/[.E$6]);2)" office:value-type="float" office:value="1">
            <text:p>1</text:p>
          </table:table-cell>
          <table:table-cell table:style-name="ce43" table:formula="of:=MOD(ROUNDDOWN([.$B21]/[.F$6]);2)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4"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21];[.$G$5:.$M$22];[.P14];0)" office:value-type="float" office:value="1">
            <text:p>1</text:p>
          </table:table-cell>
          <table:table-cell table:style-name="seg1" table:formula="of:=[.T21]&amp;T(ORG.OPENOFFICE.STYLE(IF([.Q21]=1;&quot;seg1&quot;;IF([.Q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21];[.$G$5:.$M$22];[.V14];0)" office:value-type="float" office:value="1">
            <text:p>1</text:p>
          </table:table-cell>
          <table:table-cell table:style-name="seg1" table:formula="of:=[.Z21]&amp;T(ORG.OPENOFFICE.STYLE(IF([.W21]=1;&quot;seg1&quot;;IF([.W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21];[.$G$5:.$M$22];[.AB14];0)" office:value-type="float" office:value="0">
            <text:p>0</text:p>
          </table:table-cell>
          <table:table-cell table:style-name="seg0" table:formula="of:=[.AF21]&amp;T(ORG.OPENOFFICE.STYLE(IF([.AC21]=1;&quot;seg1&quot;;IF([.AC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21];[.$G$5:.$M$22];[.AH14];0)" office:value-type="float" office:value="1">
            <text:p>1</text:p>
          </table:table-cell>
          <table:table-cell table:style-name="seg1" table:formula="of:=[.AL21]&amp;T(ORG.OPENOFFICE.STYLE(IF([.AI21]=1;&quot;seg1&quot;;IF([.AI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21];[.$G$5:.$M$22];[.AN14];0)" office:value-type="float" office:value="1">
            <text:p>1</text:p>
          </table:table-cell>
          <table:table-cell table:style-name="seg1" table:formula="of:=[.AR21]&amp;T(ORG.OPENOFFICE.STYLE(IF([.AO21]=1;&quot;seg1&quot;;IF([.AO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21];[.$G$5:.$M$22];[.AT14];0)" office:value-type="float" office:value="1">
            <text:p>1</text:p>
          </table:table-cell>
          <table:table-cell table:style-name="seg1" table:formula="of:=[.AX21]&amp;T(ORG.OPENOFFICE.STYLE(IF([.AU21]=1;&quot;seg1&quot;;IF([.AU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21];[.$G$5:.$M$22];[.AZ14];0)" office:value-type="float" office:value="1">
            <text:p>1</text:p>
          </table:table-cell>
          <table:table-cell table:style-name="seg1" table:formula="of:=[.BD21]&amp;T(ORG.OPENOFFICE.STYLE(IF([.BA21]=1;&quot;seg1&quot;;IF([.BA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21];[.$G$5:.$M$22];[.BF14];0)" office:value-type="float" office:value="0">
            <text:p>0</text:p>
          </table:table-cell>
          <table:table-cell table:style-name="seg0" table:formula="of:=[.BJ21]&amp;T(ORG.OPENOFFICE.STYLE(IF([.BG21]=1;&quot;seg1&quot;;IF([.BG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7" table:formula="of:=[.B21]+1" office:value-type="float" office:value="15">
            <text:p>15</text:p>
          </table:table-cell>
          <table:table-cell table:style-name="ce31" table:formula="of:=MOD(ROUNDDOWN([.$B22]/[.C$6]);2)" office:value-type="float" office:value="1">
            <text:p>1</text:p>
          </table:table-cell>
          <table:table-cell table:style-name="ce31" table:formula="of:=MOD(ROUNDDOWN([.$B22]/[.D$6]);2)" office:value-type="float" office:value="1">
            <text:p>1</text:p>
          </table:table-cell>
          <table:table-cell table:style-name="ce31" table:formula="of:=MOD(ROUNDDOWN([.$B22]/[.E$6]);2)" office:value-type="float" office:value="1">
            <text:p>1</text:p>
          </table:table-cell>
          <table:table-cell table:style-name="ce43" table:formula="of:=MOD(ROUNDDOWN([.$B22]/[.F$6]);2)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3"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20" table:number-columns-repeated="12"/>
          <table:table-cell table:style-name="Default"/>
          <table:table-cell table:style-name="ce5"/>
          <table:table-cell table:number-columns-repeated="914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 table:number-columns-repeated="14"/>
          <table:table-cell/>
          <table:table-cell table:style-name="ce84" office:value-type="string" table:number-columns-spanned="48" table:number-rows-spanned="1">
            <text:p>Karnaugh-maps</text:p>
          </table:table-cell>
          <table:covered-table-cell table:number-columns-repeated="12" table:style-name="Default"/>
          <table:covered-table-cell table:style-name="ce29"/>
          <table:covered-table-cell table:number-columns-repeated="34"/>
          <table:table-cell table:number-columns-repeated="961"/>
        </table:table-row>
        <table:table-row table:style-name="ro4">
          <table:table-cell table:style-name="Default" table:number-columns-repeated="14"/>
          <table:table-cell table:style-name="ce75"/>
          <table:table-cell table:style-name="ce6" office:value-type="string" table:number-columns-spanned="2" table:number-rows-spanned="2">
            <text:p>a</text:p>
          </table:table-cell>
          <table:covered-table-cell table:style-name="ce21" table:formula="of:=MATCH([.P25];[.$G$5:.$M$5])+5" office:value-type="float" office:value="6">
            <text:p>6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b</text:p>
          </table:table-cell>
          <table:covered-table-cell table:style-name="ce115" table:formula="of:=MATCH([.W25];[.$G$5:.$M$5])+5" office:value-type="float" office:value="7">
            <text:p>7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c</text:p>
          </table:table-cell>
          <table:covered-table-cell table:style-name="ce21" table:formula="of:=MATCH([.AD25];[.$G$5:.$M$5])+5" office:value-type="float" office:value="8">
            <text:p>8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d</text:p>
          </table:table-cell>
          <table:covered-table-cell table:style-name="ce21" table:formula="of:=MATCH([.AK25];[.$G$5:.$M$5])+5" office:value-type="float" office:value="9">
            <text:p>9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e</text:p>
          </table:table-cell>
          <table:covered-table-cell table:style-name="ce21" table:formula="of:=MATCH([.AR25];[.$G$5:.$M$5])+5" office:value-type="float" office:value="10">
            <text:p>10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f</text:p>
          </table:table-cell>
          <table:covered-table-cell table:style-name="ce21" table:formula="of:=MATCH([.AY25];[.$G$5:.$M$5])+5" office:value-type="float" office:value="11">
            <text:p>11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g</text:p>
          </table:table-cell>
          <table:covered-table-cell table:style-name="ce21" table:formula="of:=MATCH([.BF25];[.$G$5:.$M$5])+5" office:value-type="float" office:value="12">
            <text:p>12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110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R25];1;1);[.$C$5:.$F$6];2;0)*MID([.R26];1;1) + HLOOKUP(MID([.R25];2;1);[.$C$5:.$F$6];2;0)*MID([.R26];2;1)" office:value-type="float" office:value="0">
            <text:p>0</text:p>
          </table:table-cell>
          <table:table-cell table:style-name="ce34" table:formula="of:=HLOOKUP(MID([.R25];1;1);[.$C$5:.$F$6];2;0)*MID([.S26];1;1) + HLOOKUP(MID([.R25];2;1);[.$C$5:.$F$6];2;0)*MID([.S26];2;1)" office:value-type="float" office:value="1">
            <text:p>1</text:p>
          </table:table-cell>
          <table:table-cell table:style-name="ce34" table:formula="of:=HLOOKUP(MID([.R25];1;1);[.$C$5:.$F$6];2;0)*MID([.T26];1;1) + HLOOKUP(MID([.R25];2;1);[.$C$5:.$F$6];2;0)*MID([.T26];2;1)" office:value-type="float" office:value="3">
            <text:p>3</text:p>
          </table:table-cell>
          <table:table-cell table:style-name="ce34" table:formula="of:=HLOOKUP(MID([.R25];1;1);[.$C$5:.$F$6];2;0)*MID([.U26];1;1) + HLOOKUP(MID([.R25];2;1);[.$C$5:.$F$6];2;0)*MID([.U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Y25];1;1);[.$C$5:.$F$6];2;0)*MID([.Y26];1;1) + HLOOKUP(MID([.Y25];2;1);[.$C$5:.$F$6];2;0)*MID([.Y26];2;1)" office:value-type="float" office:value="0">
            <text:p>0</text:p>
          </table:table-cell>
          <table:table-cell table:style-name="ce34" table:formula="of:=HLOOKUP(MID([.Y25];1;1);[.$C$5:.$F$6];2;0)*MID([.Z26];1;1) + HLOOKUP(MID([.Y25];2;1);[.$C$5:.$F$6];2;0)*MID([.Z26];2;1)" office:value-type="float" office:value="1">
            <text:p>1</text:p>
          </table:table-cell>
          <table:table-cell table:style-name="ce34" table:formula="of:=HLOOKUP(MID([.Y25];1;1);[.$C$5:.$F$6];2;0)*MID([.AA26];1;1) + HLOOKUP(MID([.Y25];2;1);[.$C$5:.$F$6];2;0)*MID([.AA26];2;1)" office:value-type="float" office:value="3">
            <text:p>3</text:p>
          </table:table-cell>
          <table:table-cell table:style-name="ce119" table:formula="of:=HLOOKUP(MID([.Y25];1;1);[.$C$5:.$F$6];2;0)*MID([.AB26];1;1) + HLOOKUP(MID([.Y25];2;1);[.$C$5:.$F$6];2;0)*MID([.AB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F25];1;1);[.$C$5:.$F$6];2;0)*MID([.AF26];1;1) + HLOOKUP(MID([.AF25];2;1);[.$C$5:.$F$6];2;0)*MID([.AF26];2;1)" office:value-type="float" office:value="0">
            <text:p>0</text:p>
          </table:table-cell>
          <table:table-cell table:style-name="ce34" table:formula="of:=HLOOKUP(MID([.AF25];1;1);[.$C$5:.$F$6];2;0)*MID([.AG26];1;1) + HLOOKUP(MID([.AF25];2;1);[.$C$5:.$F$6];2;0)*MID([.AG26];2;1)" office:value-type="float" office:value="1">
            <text:p>1</text:p>
          </table:table-cell>
          <table:table-cell table:style-name="ce34" table:formula="of:=HLOOKUP(MID([.AF25];1;1);[.$C$5:.$F$6];2;0)*MID([.AH26];1;1) + HLOOKUP(MID([.AF25];2;1);[.$C$5:.$F$6];2;0)*MID([.AH26];2;1)" office:value-type="float" office:value="3">
            <text:p>3</text:p>
          </table:table-cell>
          <table:table-cell table:style-name="ce34" table:formula="of:=HLOOKUP(MID([.AF25];1;1);[.$C$5:.$F$6];2;0)*MID([.AI26];1;1) + HLOOKUP(MID([.AF25];2;1);[.$C$5:.$F$6];2;0)*MID([.AI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M25];1;1);[.$C$5:.$F$6];2;0)*MID([.AM26];1;1) + HLOOKUP(MID([.AM25];2;1);[.$C$5:.$F$6];2;0)*MID([.AM26];2;1)" office:value-type="float" office:value="0">
            <text:p>0</text:p>
          </table:table-cell>
          <table:table-cell table:style-name="ce34" table:formula="of:=HLOOKUP(MID([.AM25];1;1);[.$C$5:.$F$6];2;0)*MID([.AN26];1;1) + HLOOKUP(MID([.AM25];2;1);[.$C$5:.$F$6];2;0)*MID([.AN26];2;1)" office:value-type="float" office:value="1">
            <text:p>1</text:p>
          </table:table-cell>
          <table:table-cell table:style-name="ce34" table:formula="of:=HLOOKUP(MID([.AM25];1;1);[.$C$5:.$F$6];2;0)*MID([.AO26];1;1) + HLOOKUP(MID([.AM25];2;1);[.$C$5:.$F$6];2;0)*MID([.AO26];2;1)" office:value-type="float" office:value="3">
            <text:p>3</text:p>
          </table:table-cell>
          <table:table-cell table:style-name="ce34" table:formula="of:=HLOOKUP(MID([.AM25];1;1);[.$C$5:.$F$6];2;0)*MID([.AP26];1;1) + HLOOKUP(MID([.AM25];2;1);[.$C$5:.$F$6];2;0)*MID([.AP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T25];1;1);[.$C$5:.$F$6];2;0)*MID([.AT26];1;1) + HLOOKUP(MID([.AT25];2;1);[.$C$5:.$F$6];2;0)*MID([.AT26];2;1)" office:value-type="float" office:value="0">
            <text:p>0</text:p>
          </table:table-cell>
          <table:table-cell table:style-name="ce34" table:formula="of:=HLOOKUP(MID([.AT25];1;1);[.$C$5:.$F$6];2;0)*MID([.AU26];1;1) + HLOOKUP(MID([.AT25];2;1);[.$C$5:.$F$6];2;0)*MID([.AU26];2;1)" office:value-type="float" office:value="1">
            <text:p>1</text:p>
          </table:table-cell>
          <table:table-cell table:style-name="ce34" table:formula="of:=HLOOKUP(MID([.AT25];1;1);[.$C$5:.$F$6];2;0)*MID([.AV26];1;1) + HLOOKUP(MID([.AT25];2;1);[.$C$5:.$F$6];2;0)*MID([.AV26];2;1)" office:value-type="float" office:value="3">
            <text:p>3</text:p>
          </table:table-cell>
          <table:table-cell table:style-name="ce34" table:formula="of:=HLOOKUP(MID([.AT25];1;1);[.$C$5:.$F$6];2;0)*MID([.AW26];1;1) + HLOOKUP(MID([.AT25];2;1);[.$C$5:.$F$6];2;0)*MID([.AW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A25];1;1);[.$C$5:.$F$6];2;0)*MID([.BA26];1;1) + HLOOKUP(MID([.BA25];2;1);[.$C$5:.$F$6];2;0)*MID([.BA26];2;1)" office:value-type="float" office:value="0">
            <text:p>0</text:p>
          </table:table-cell>
          <table:table-cell table:style-name="ce34" table:formula="of:=HLOOKUP(MID([.BA25];1;1);[.$C$5:.$F$6];2;0)*MID([.BB26];1;1) + HLOOKUP(MID([.BA25];2;1);[.$C$5:.$F$6];2;0)*MID([.BB26];2;1)" office:value-type="float" office:value="1">
            <text:p>1</text:p>
          </table:table-cell>
          <table:table-cell table:style-name="ce34" table:formula="of:=HLOOKUP(MID([.BA25];1;1);[.$C$5:.$F$6];2;0)*MID([.BC26];1;1) + HLOOKUP(MID([.BA25];2;1);[.$C$5:.$F$6];2;0)*MID([.BC26];2;1)" office:value-type="float" office:value="3">
            <text:p>3</text:p>
          </table:table-cell>
          <table:table-cell table:style-name="ce34" table:formula="of:=HLOOKUP(MID([.BA25];1;1);[.$C$5:.$F$6];2;0)*MID([.BD26];1;1) + HLOOKUP(MID([.BA25];2;1);[.$C$5:.$F$6];2;0)*MID([.BD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H25];1;1);[.$C$5:.$F$6];2;0)*MID([.BH26];1;1) + HLOOKUP(MID([.BH25];2;1);[.$C$5:.$F$6];2;0)*MID([.BH26];2;1)" office:value-type="float" office:value="0">
            <text:p>0</text:p>
          </table:table-cell>
          <table:table-cell table:style-name="ce34" table:formula="of:=HLOOKUP(MID([.BH25];1;1);[.$C$5:.$F$6];2;0)*MID([.BI26];1;1) + HLOOKUP(MID([.BH25];2;1);[.$C$5:.$F$6];2;0)*MID([.BI26];2;1)" office:value-type="float" office:value="1">
            <text:p>1</text:p>
          </table:table-cell>
          <table:table-cell table:style-name="ce34" table:formula="of:=HLOOKUP(MID([.BH25];1;1);[.$C$5:.$F$6];2;0)*MID([.BJ26];1;1) + HLOOKUP(MID([.BH25];2;1);[.$C$5:.$F$6];2;0)*MID([.BJ26];2;1)" office:value-type="float" office:value="3">
            <text:p>3</text:p>
          </table:table-cell>
          <table:table-cell table:style-name="ce34" table:formula="of:=HLOOKUP(MID([.BH25];1;1);[.$C$5:.$F$6];2;0)*MID([.BK26];1;1) + HLOOKUP(MID([.BH25];2;1);[.$C$5:.$F$6];2;0)*MID([.BK26];2;1)" office:value-type="float" office:value="2">
            <text:p>2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0</text:p>
          </table:table-cell>
          <table:table-cell table:style-name="ce23" table:formula="of:=HLOOKUP(MID([.P27];1;1);[.$C$5:.$F$6];2;0)*MID([.P28];1;1) + HLOOKUP(MID([.P27];2;1);[.$C$5:.$F$6];2;0)*MID([.P28];2;1)" office:value-type="float" office:value="0">
            <text:p>0</text:p>
          </table:table-cell>
          <table:table-cell table:style-name="ce35" table:formula="of:=VLOOKUP([.Q28]+[.R27];[.$B$7:.$M$22];[.Q25])" office:value-type="float" office:value="1">
            <text:p>1</text:p>
          </table:table-cell>
          <table:table-cell table:style-name="ce98" table:formula="of:=VLOOKUP([.Q28]+[.S27];[.$B$7:.$M$22];[.Q25])" office:value-type="float" office:value="0">
            <text:p>0</text:p>
          </table:table-cell>
          <table:table-cell table:style-name="ce35" table:formula="of:=VLOOKUP([.Q28]+[.T27];[.$B$7:.$M$22];[.Q25])" office:value-type="float" office:value="1">
            <text:p>1</text:p>
          </table:table-cell>
          <table:table-cell table:style-name="ce35" table:formula="of:=VLOOKUP([.Q28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W27];1;1);[.$C$5:.$F$6];2;0)*MID([.W28];1;1) + HLOOKUP(MID([.W27];2;1);[.$C$5:.$F$6];2;0)*MID([.W28];2;1)" office:value-type="float" office:value="0">
            <text:p>0</text:p>
          </table:table-cell>
          <table:table-cell table:style-name="ce35" table:formula="of:=VLOOKUP([.X28]+[.Y27];[.$B$7:.$M$22];[.X25])" office:value-type="float" office:value="1">
            <text:p>1</text:p>
          </table:table-cell>
          <table:table-cell table:style-name="ce35" table:formula="of:=VLOOKUP([.X28]+[.Z27];[.$B$7:.$M$22];[.X25])" office:value-type="float" office:value="1">
            <text:p>1</text:p>
          </table:table-cell>
          <table:table-cell table:style-name="ce35" table:formula="of:=VLOOKUP([.X28]+[.AA27];[.$B$7:.$M$22];[.X25])" office:value-type="float" office:value="1">
            <text:p>1</text:p>
          </table:table-cell>
          <table:table-cell table:style-name="ce120" table:formula="of:=VLOOKUP([.X28]+[.AB27];[.$B$7:.$M$22];[.X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D27];1;1);[.$C$5:.$F$6];2;0)*MID([.AD28];1;1) + HLOOKUP(MID([.AD27];2;1);[.$C$5:.$F$6];2;0)*MID([.AD28];2;1)" office:value-type="float" office:value="0">
            <text:p>0</text:p>
          </table:table-cell>
          <table:table-cell table:style-name="ce35" table:formula="of:=VLOOKUP([.AE28]+[.AF27];[.$B$7:.$M$22];[.AE25])" office:value-type="float" office:value="1">
            <text:p>1</text:p>
          </table:table-cell>
          <table:table-cell table:style-name="ce35" table:formula="of:=VLOOKUP([.AE28]+[.AG27];[.$B$7:.$M$22];[.AE25])" office:value-type="float" office:value="1">
            <text:p>1</text:p>
          </table:table-cell>
          <table:table-cell table:style-name="ce35" table:formula="of:=VLOOKUP([.AE28]+[.AH27];[.$B$7:.$M$22];[.AE25])" office:value-type="float" office:value="1">
            <text:p>1</text:p>
          </table:table-cell>
          <table:table-cell table:style-name="ce129" table:formula="of:=VLOOKUP([.AE28]+[.AI27];[.$B$7:.$M$22];[.AE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K27];1;1);[.$C$5:.$F$6];2;0)*MID([.AK28];1;1) + HLOOKUP(MID([.AK27];2;1);[.$C$5:.$F$6];2;0)*MID([.AK28];2;1)" office:value-type="float" office:value="0">
            <text:p>0</text:p>
          </table:table-cell>
          <table:table-cell table:style-name="ce35" table:formula="of:=VLOOKUP([.AL28]+[.AM27];[.$B$7:.$M$22];[.AL25])" office:value-type="float" office:value="1">
            <text:p>1</text:p>
          </table:table-cell>
          <table:table-cell table:style-name="ce98" table:formula="of:=VLOOKUP([.AL28]+[.AN27];[.$B$7:.$M$22];[.AL25])" office:value-type="float" office:value="0">
            <text:p>0</text:p>
          </table:table-cell>
          <table:table-cell table:style-name="ce35" table:formula="of:=VLOOKUP([.AL28]+[.AO27];[.$B$7:.$M$22];[.AL25])" office:value-type="float" office:value="1">
            <text:p>1</text:p>
          </table:table-cell>
          <table:table-cell table:style-name="ce35" table:formula="of:=VLOOKUP([.AL28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R27];1;1);[.$C$5:.$F$6];2;0)*MID([.AR28];1;1) + HLOOKUP(MID([.AR27];2;1);[.$C$5:.$F$6];2;0)*MID([.AR28];2;1)" office:value-type="float" office:value="0">
            <text:p>0</text:p>
          </table:table-cell>
          <table:table-cell table:style-name="ce35" table:formula="of:=VLOOKUP([.AS28]+[.AT27];[.$B$7:.$M$22];[.AS25])" office:value-type="float" office:value="1">
            <text:p>1</text:p>
          </table:table-cell>
          <table:table-cell table:style-name="ce121" table:formula="of:=VLOOKUP([.AS28]+[.AU27];[.$B$7:.$M$22];[.AS25])" office:value-type="float" office:value="0">
            <text:p>0</text:p>
          </table:table-cell>
          <table:table-cell table:style-name="ce63" table:formula="of:=VLOOKUP([.AS28]+[.AV27];[.$B$7:.$M$22];[.AS25])" office:value-type="float" office:value="0">
            <text:p>0</text:p>
          </table:table-cell>
          <table:table-cell table:style-name="ce35" table:formula="of:=VLOOKUP([.AS28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Y27];1;1);[.$C$5:.$F$6];2;0)*MID([.AY28];1;1) + HLOOKUP(MID([.AY27];2;1);[.$C$5:.$F$6];2;0)*MID([.AY28];2;1)" office:value-type="float" office:value="0">
            <text:p>0</text:p>
          </table:table-cell>
          <table:table-cell table:style-name="ce35" table:formula="of:=VLOOKUP([.AZ28]+[.BA27];[.$B$7:.$M$22];[.AZ25])" office:value-type="float" office:value="1">
            <text:p>1</text:p>
          </table:table-cell>
          <table:table-cell table:style-name="ce98" table:formula="of:=VLOOKUP([.AZ28]+[.BB27];[.$B$7:.$M$22];[.AZ25])" office:value-type="float" office:value="0">
            <text:p>0</text:p>
          </table:table-cell>
          <table:table-cell table:style-name="ce63" table:formula="of:=VLOOKUP([.AZ28]+[.BC27];[.$B$7:.$M$22];[.AZ25])" office:value-type="float" office:value="0">
            <text:p>0</text:p>
          </table:table-cell>
          <table:table-cell table:style-name="ce129" table:formula="of:=VLOOKUP([.AZ28]+[.BD27];[.$B$7:.$M$22];[.AZ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BF27];1;1);[.$C$5:.$F$6];2;0)*MID([.BF28];1;1) + HLOOKUP(MID([.BF27];2;1);[.$C$5:.$F$6];2;0)*MID([.BF28];2;1)" office:value-type="float" office:value="0">
            <text:p>0</text:p>
          </table:table-cell>
          <table:table-cell table:style-name="ce121" table:formula="of:=VLOOKUP([.BG28]+[.BH27];[.$B$7:.$M$22];[.BG25])" office:value-type="float" office:value="0">
            <text:p>0</text:p>
          </table:table-cell>
          <table:table-cell table:style-name="ce121" table:formula="of:=VLOOKUP([.BG28]+[.BI27];[.$B$7:.$M$22];[.BG25])" office:value-type="float" office:value="0">
            <text:p>0</text:p>
          </table:table-cell>
          <table:table-cell table:style-name="ce35" table:formula="of:=VLOOKUP([.BG28]+[.BJ27];[.$B$7:.$M$22];[.BG25])" office:value-type="float" office:value="1">
            <text:p>1</text:p>
          </table:table-cell>
          <table:table-cell table:style-name="ce35" table:formula="of:=VLOOKUP([.BG28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1</text:p>
          </table:table-cell>
          <table:table-cell table:style-name="ce23" table:formula="of:=HLOOKUP(MID([.P27];1;1);[.$C$5:.$F$6];2;0)*MID([.P29];1;1) + HLOOKUP(MID([.P27];2;1);[.$C$5:.$F$6];2;0)*MID([.P29];2;1)" office:value-type="float" office:value="4">
            <text:p>4</text:p>
          </table:table-cell>
          <table:table-cell table:style-name="ce97" table:formula="of:=VLOOKUP([.Q29]+[.R27];[.$B$7:.$M$22];[.Q25])" office:value-type="float" office:value="0">
            <text:p>0</text:p>
          </table:table-cell>
          <table:table-cell table:style-name="ce35" table:formula="of:=VLOOKUP([.Q29]+[.S27];[.$B$7:.$M$22];[.Q25])" office:value-type="float" office:value="1">
            <text:p>1</text:p>
          </table:table-cell>
          <table:table-cell table:style-name="ce35" table:formula="of:=VLOOKUP([.Q29]+[.T27];[.$B$7:.$M$22];[.Q25])" office:value-type="float" office:value="1">
            <text:p>1</text:p>
          </table:table-cell>
          <table:table-cell table:style-name="ce35" table:formula="of:=VLOOKUP([.Q29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W27];1;1);[.$C$5:.$F$6];2;0)*MID([.W29];1;1) + HLOOKUP(MID([.W27];2;1);[.$C$5:.$F$6];2;0)*MID([.W29];2;1)" office:value-type="float" office:value="4">
            <text:p>4</text:p>
          </table:table-cell>
          <table:table-cell table:style-name="ce35" table:formula="of:=VLOOKUP([.X29]+[.Y27];[.$B$7:.$M$22];[.X25])" office:value-type="float" office:value="1">
            <text:p>1</text:p>
          </table:table-cell>
          <table:table-cell table:style-name="ce117" table:formula="of:=VLOOKUP([.X29]+[.Z27];[.$B$7:.$M$22];[.X25])" office:value-type="float" office:value="0">
            <text:p>0</text:p>
          </table:table-cell>
          <table:table-cell table:style-name="ce35" table:formula="of:=VLOOKUP([.X29]+[.AA27];[.$B$7:.$M$22];[.X25])" office:value-type="float" office:value="1">
            <text:p>1</text:p>
          </table:table-cell>
          <table:table-cell table:style-name="ce121" table:formula="of:=VLOOKUP([.X29]+[.AB27];[.$B$7:.$M$22];[.X25])" office:value-type="float" office:value="0">
            <text:p>0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D27];1;1);[.$C$5:.$F$6];2;0)*MID([.AD29];1;1) + HLOOKUP(MID([.AD27];2;1);[.$C$5:.$F$6];2;0)*MID([.AD29];2;1)" office:value-type="float" office:value="4">
            <text:p>4</text:p>
          </table:table-cell>
          <table:table-cell table:style-name="ce35" table:formula="of:=VLOOKUP([.AE29]+[.AF27];[.$B$7:.$M$22];[.AE25])" office:value-type="float" office:value="1">
            <text:p>1</text:p>
          </table:table-cell>
          <table:table-cell table:style-name="ce35" table:formula="of:=VLOOKUP([.AE29]+[.AG27];[.$B$7:.$M$22];[.AE25])" office:value-type="float" office:value="1">
            <text:p>1</text:p>
          </table:table-cell>
          <table:table-cell table:style-name="ce35" table:formula="of:=VLOOKUP([.AE29]+[.AH27];[.$B$7:.$M$22];[.AE25])" office:value-type="float" office:value="1">
            <text:p>1</text:p>
          </table:table-cell>
          <table:table-cell table:style-name="ce35" table:formula="of:=VLOOKUP([.AE29]+[.AI27];[.$B$7:.$M$22];[.AE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K27];1;1);[.$C$5:.$F$6];2;0)*MID([.AK29];1;1) + HLOOKUP(MID([.AK27];2;1);[.$C$5:.$F$6];2;0)*MID([.AK29];2;1)" office:value-type="float" office:value="4">
            <text:p>4</text:p>
          </table:table-cell>
          <table:table-cell table:style-name="ce97" table:formula="of:=VLOOKUP([.AL29]+[.AM27];[.$B$7:.$M$22];[.AL25])" office:value-type="float" office:value="0">
            <text:p>0</text:p>
          </table:table-cell>
          <table:table-cell table:style-name="ce35" table:formula="of:=VLOOKUP([.AL29]+[.AN27];[.$B$7:.$M$22];[.AL25])" office:value-type="float" office:value="1">
            <text:p>1</text:p>
          </table:table-cell>
          <table:table-cell table:style-name="ce66" table:formula="of:=VLOOKUP([.AL29]+[.AO27];[.$B$7:.$M$22];[.AL25])" office:value-type="float" office:value="0">
            <text:p>0</text:p>
          </table:table-cell>
          <table:table-cell table:style-name="ce35" table:formula="of:=VLOOKUP([.AL29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R27];1;1);[.$C$5:.$F$6];2;0)*MID([.AR29];1;1) + HLOOKUP(MID([.AR27];2;1);[.$C$5:.$F$6];2;0)*MID([.AR29];2;1)" office:value-type="float" office:value="4">
            <text:p>4</text:p>
          </table:table-cell>
          <table:table-cell table:style-name="ce97" table:formula="of:=VLOOKUP([.AS29]+[.AT27];[.$B$7:.$M$22];[.AS25])" office:value-type="float" office:value="0">
            <text:p>0</text:p>
          </table:table-cell>
          <table:table-cell table:style-name="ce117" table:formula="of:=VLOOKUP([.AS29]+[.AU27];[.$B$7:.$M$22];[.AS25])" office:value-type="float" office:value="0">
            <text:p>0</text:p>
          </table:table-cell>
          <table:table-cell table:style-name="ce63" table:formula="of:=VLOOKUP([.AS29]+[.AV27];[.$B$7:.$M$22];[.AS25])" office:value-type="float" office:value="0">
            <text:p>0</text:p>
          </table:table-cell>
          <table:table-cell table:style-name="ce35" table:formula="of:=VLOOKUP([.AS29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Y27];1;1);[.$C$5:.$F$6];2;0)*MID([.AY29];1;1) + HLOOKUP(MID([.AY27];2;1);[.$C$5:.$F$6];2;0)*MID([.AY29];2;1)" office:value-type="float" office:value="4">
            <text:p>4</text:p>
          </table:table-cell>
          <table:table-cell table:style-name="ce35" table:formula="of:=VLOOKUP([.AZ29]+[.BA27];[.$B$7:.$M$22];[.AZ25])" office:value-type="float" office:value="1">
            <text:p>1</text:p>
          </table:table-cell>
          <table:table-cell table:style-name="ce35" table:formula="of:=VLOOKUP([.AZ29]+[.BB27];[.$B$7:.$M$22];[.AZ25])" office:value-type="float" office:value="1">
            <text:p>1</text:p>
          </table:table-cell>
          <table:table-cell table:style-name="ce63" table:formula="of:=VLOOKUP([.AZ29]+[.BC27];[.$B$7:.$M$22];[.AZ25])" office:value-type="float" office:value="0">
            <text:p>0</text:p>
          </table:table-cell>
          <table:table-cell table:style-name="ce35" table:formula="of:=VLOOKUP([.AZ29]+[.BD27];[.$B$7:.$M$22];[.AZ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BF27];1;1);[.$C$5:.$F$6];2;0)*MID([.BF29];1;1) + HLOOKUP(MID([.BF27];2;1);[.$C$5:.$F$6];2;0)*MID([.BF29];2;1)" office:value-type="float" office:value="4">
            <text:p>4</text:p>
          </table:table-cell>
          <table:table-cell table:style-name="ce35" table:formula="of:=VLOOKUP([.BG29]+[.BH27];[.$B$7:.$M$22];[.BG25])" office:value-type="float" office:value="1">
            <text:p>1</text:p>
          </table:table-cell>
          <table:table-cell table:style-name="ce35" table:formula="of:=VLOOKUP([.BG29]+[.BI27];[.$B$7:.$M$22];[.BG25])" office:value-type="float" office:value="1">
            <text:p>1</text:p>
          </table:table-cell>
          <table:table-cell table:style-name="ce66" table:formula="of:=VLOOKUP([.BG29]+[.BJ27];[.$B$7:.$M$22];[.BG25])" office:value-type="float" office:value="0">
            <text:p>0</text:p>
          </table:table-cell>
          <table:table-cell table:style-name="ce35" table:formula="of:=VLOOKUP([.BG29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1</text:p>
          </table:table-cell>
          <table:table-cell table:style-name="ce23" table:formula="of:=HLOOKUP(MID([.P27];1;1);[.$C$5:.$F$6];2;0)*MID([.P30];1;1) + HLOOKUP(MID([.P27];2;1);[.$C$5:.$F$6];2;0)*MID([.P30];2;1)" office:value-type="float" office:value="12">
            <text:p>12</text:p>
          </table:table-cell>
          <table:table-cell table:style-name="ce146" table:formula="of:=VLOOKUP([.Q30]+[.R27];[.$B$7:.$M$22];[.Q25])" office:value-type="float" office:value="0">
            <text:p>0</text:p>
          </table:table-cell>
          <table:table-cell table:style-name="ce99" table:formula="of:=VLOOKUP([.Q30]+[.S27];[.$B$7:.$M$22];[.Q25])" office:value-type="float" office:value="0">
            <text:p>0</text:p>
          </table:table-cell>
          <table:table-cell table:style-name="ce35" table:formula="of:=VLOOKUP([.Q30]+[.T27];[.$B$7:.$M$22];[.Q25])" office:value-type="float" office:value="1">
            <text:p>1</text:p>
          </table:table-cell>
          <table:table-cell table:style-name="ce35" table:formula="of:=VLOOKUP([.Q30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W27];1;1);[.$C$5:.$F$6];2;0)*MID([.W30];1;1) + HLOOKUP(MID([.W27];2;1);[.$C$5:.$F$6];2;0)*MID([.W30];2;1)" office:value-type="float" office:value="12">
            <text:p>12</text:p>
          </table:table-cell>
          <table:table-cell table:style-name="ce116" table:formula="of:=VLOOKUP([.X30]+[.Y27];[.$B$7:.$M$22];[.X25])" office:value-type="float" office:value="0">
            <text:p>0</text:p>
          </table:table-cell>
          <table:table-cell table:style-name="ce35" table:formula="of:=VLOOKUP([.X30]+[.Z27];[.$B$7:.$M$22];[.X25])" office:value-type="float" office:value="1">
            <text:p>1</text:p>
          </table:table-cell>
          <table:table-cell table:style-name="ce118" table:formula="of:=VLOOKUP([.X30]+[.AA27];[.$B$7:.$M$22];[.X25])" office:value-type="float" office:value="0">
            <text:p>0</text:p>
          </table:table-cell>
          <table:table-cell table:style-name="ce116" table:formula="of:=VLOOKUP([.X30]+[.AB27];[.$B$7:.$M$22];[.X25])" office:value-type="float" office:value="0">
            <text:p>0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D27];1;1);[.$C$5:.$F$6];2;0)*MID([.AD30];1;1) + HLOOKUP(MID([.AD27];2;1);[.$C$5:.$F$6];2;0)*MID([.AD30];2;1)" office:value-type="float" office:value="12">
            <text:p>12</text:p>
          </table:table-cell>
          <table:table-cell table:style-name="ce116" table:formula="of:=VLOOKUP([.AE30]+[.AF27];[.$B$7:.$M$22];[.AE25])" office:value-type="float" office:value="0">
            <text:p>0</text:p>
          </table:table-cell>
          <table:table-cell table:style-name="ce35" table:formula="of:=VLOOKUP([.AE30]+[.AG27];[.$B$7:.$M$22];[.AE25])" office:value-type="float" office:value="1">
            <text:p>1</text:p>
          </table:table-cell>
          <table:table-cell table:style-name="ce118" table:formula="of:=VLOOKUP([.AE30]+[.AH27];[.$B$7:.$M$22];[.AE25])" office:value-type="float" office:value="0">
            <text:p>0</text:p>
          </table:table-cell>
          <table:table-cell table:style-name="ce116" table:formula="of:=VLOOKUP([.AE30]+[.AI27];[.$B$7:.$M$22];[.AE25])" office:value-type="float" office:value="0">
            <text:p>0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K27];1;1);[.$C$5:.$F$6];2;0)*MID([.AK30];1;1) + HLOOKUP(MID([.AK27];2;1);[.$C$5:.$F$6];2;0)*MID([.AK30];2;1)" office:value-type="float" office:value="12">
            <text:p>12</text:p>
          </table:table-cell>
          <table:table-cell table:style-name="ce35" table:formula="of:=VLOOKUP([.AL30]+[.AM27];[.$B$7:.$M$22];[.AL25])" office:value-type="float" office:value="1">
            <text:p>1</text:p>
          </table:table-cell>
          <table:table-cell table:style-name="ce35" table:formula="of:=VLOOKUP([.AL30]+[.AN27];[.$B$7:.$M$22];[.AL25])" office:value-type="float" office:value="1">
            <text:p>1</text:p>
          </table:table-cell>
          <table:table-cell table:style-name="ce118" table:formula="of:=VLOOKUP([.AL30]+[.AO27];[.$B$7:.$M$22];[.AL25])" office:value-type="float" office:value="0">
            <text:p>0</text:p>
          </table:table-cell>
          <table:table-cell table:style-name="ce35" table:formula="of:=VLOOKUP([.AL30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R27];1;1);[.$C$5:.$F$6];2;0)*MID([.AR30];1;1) + HLOOKUP(MID([.AR27];2;1);[.$C$5:.$F$6];2;0)*MID([.AR30];2;1)" office:value-type="float" office:value="12">
            <text:p>12</text:p>
          </table:table-cell>
          <table:table-cell table:style-name="ce35" table:formula="of:=VLOOKUP([.AS30]+[.AT27];[.$B$7:.$M$22];[.AS25])" office:value-type="float" office:value="1">
            <text:p>1</text:p>
          </table:table-cell>
          <table:table-cell table:style-name="ce35" table:formula="of:=VLOOKUP([.AS30]+[.AU27];[.$B$7:.$M$22];[.AS25])" office:value-type="float" office:value="1">
            <text:p>1</text:p>
          </table:table-cell>
          <table:table-cell table:style-name="ce35" table:formula="of:=VLOOKUP([.AS30]+[.AV27];[.$B$7:.$M$22];[.AS25])" office:value-type="float" office:value="1">
            <text:p>1</text:p>
          </table:table-cell>
          <table:table-cell table:style-name="ce35" table:formula="of:=VLOOKUP([.AS30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Y27];1;1);[.$C$5:.$F$6];2;0)*MID([.AY30];1;1) + HLOOKUP(MID([.AY27];2;1);[.$C$5:.$F$6];2;0)*MID([.AY30];2;1)" office:value-type="float" office:value="12">
            <text:p>12</text:p>
          </table:table-cell>
          <table:table-cell table:style-name="ce146" table:formula="of:=VLOOKUP([.AZ30]+[.BA27];[.$B$7:.$M$22];[.AZ25])" office:value-type="float" office:value="0">
            <text:p>0</text:p>
          </table:table-cell>
          <table:table-cell table:style-name="ce99" table:formula="of:=VLOOKUP([.AZ30]+[.BB27];[.$B$7:.$M$22];[.AZ25])" office:value-type="float" office:value="0">
            <text:p>0</text:p>
          </table:table-cell>
          <table:table-cell table:style-name="ce35" table:formula="of:=VLOOKUP([.AZ30]+[.BC27];[.$B$7:.$M$22];[.AZ25])" office:value-type="float" office:value="1">
            <text:p>1</text:p>
          </table:table-cell>
          <table:table-cell table:style-name="ce35" table:formula="of:=VLOOKUP([.AZ30]+[.BD27];[.$B$7:.$M$22];[.AZ25])" office:value-type="float" office:value="1">
            <text:p>1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BF27];1;1);[.$C$5:.$F$6];2;0)*MID([.BF30];1;1) + HLOOKUP(MID([.BF27];2;1);[.$C$5:.$F$6];2;0)*MID([.BF30];2;1)" office:value-type="float" office:value="12">
            <text:p>12</text:p>
          </table:table-cell>
          <table:table-cell table:style-name="ce53" table:formula="of:=VLOOKUP([.BG30]+[.BH27];[.$B$7:.$M$22];[.BG25])" office:value-type="float" office:value="1">
            <text:p>1</text:p>
          </table:table-cell>
          <table:table-cell table:style-name="ce35" table:formula="of:=VLOOKUP([.BG30]+[.BI27];[.$B$7:.$M$22];[.BG25])" office:value-type="float" office:value="1">
            <text:p>1</text:p>
          </table:table-cell>
          <table:table-cell table:style-name="ce35" table:formula="of:=VLOOKUP([.BG30]+[.BJ27];[.$B$7:.$M$22];[.BG25])" office:value-type="float" office:value="1">
            <text:p>1</text:p>
          </table:table-cell>
          <table:table-cell table:style-name="ce35" table:formula="of:=VLOOKUP([.BG30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0</text:p>
          </table:table-cell>
          <table:table-cell table:style-name="ce23" table:formula="of:=HLOOKUP(MID([.P27];1;1);[.$C$5:.$F$6];2;0)*MID([.P31];1;1) + HLOOKUP(MID([.P27];2;1);[.$C$5:.$F$6];2;0)*MID([.P31];2;1)" office:value-type="float" office:value="8">
            <text:p>8</text:p>
          </table:table-cell>
          <table:table-cell table:style-name="ce35" table:formula="of:=VLOOKUP([.Q31]+[.R27];[.$B$7:.$M$22];[.Q25])" office:value-type="float" office:value="1">
            <text:p>1</text:p>
          </table:table-cell>
          <table:table-cell table:style-name="ce35" table:formula="of:=VLOOKUP([.Q31]+[.S27];[.$B$7:.$M$22];[.Q25])" office:value-type="float" office:value="1">
            <text:p>1</text:p>
          </table:table-cell>
          <table:table-cell table:style-name="ce100" table:formula="of:=VLOOKUP([.Q31]+[.T27];[.$B$7:.$M$22];[.Q25])" office:value-type="float" office:value="0">
            <text:p>0</text:p>
          </table:table-cell>
          <table:table-cell table:style-name="ce35" table:formula="of:=VLOOKUP([.Q31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W27];1;1);[.$C$5:.$F$6];2;0)*MID([.W31];1;1) + HLOOKUP(MID([.W27];2;1);[.$C$5:.$F$6];2;0)*MID([.W31];2;1)" office:value-type="float" office:value="8">
            <text:p>8</text:p>
          </table:table-cell>
          <table:table-cell table:style-name="ce35" table:formula="of:=VLOOKUP([.X31]+[.Y27];[.$B$7:.$M$22];[.X25])" office:value-type="float" office:value="1">
            <text:p>1</text:p>
          </table:table-cell>
          <table:table-cell table:style-name="ce35" table:formula="of:=VLOOKUP([.X31]+[.Z27];[.$B$7:.$M$22];[.X25])" office:value-type="float" office:value="1">
            <text:p>1</text:p>
          </table:table-cell>
          <table:table-cell table:style-name="ce100" table:formula="of:=VLOOKUP([.X31]+[.AA27];[.$B$7:.$M$22];[.X25])" office:value-type="float" office:value="0">
            <text:p>0</text:p>
          </table:table-cell>
          <table:table-cell table:style-name="ce120" table:formula="of:=VLOOKUP([.X31]+[.AB27];[.$B$7:.$M$22];[.X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D27];1;1);[.$C$5:.$F$6];2;0)*MID([.AD31];1;1) + HLOOKUP(MID([.AD27];2;1);[.$C$5:.$F$6];2;0)*MID([.AD31];2;1)" office:value-type="float" office:value="8">
            <text:p>8</text:p>
          </table:table-cell>
          <table:table-cell table:style-name="ce35" table:formula="of:=VLOOKUP([.AE31]+[.AF27];[.$B$7:.$M$22];[.AE25])" office:value-type="float" office:value="1">
            <text:p>1</text:p>
          </table:table-cell>
          <table:table-cell table:style-name="ce35" table:formula="of:=VLOOKUP([.AE31]+[.AG27];[.$B$7:.$M$22];[.AE25])" office:value-type="float" office:value="1">
            <text:p>1</text:p>
          </table:table-cell>
          <table:table-cell table:style-name="ce35" table:formula="of:=VLOOKUP([.AE31]+[.AH27];[.$B$7:.$M$22];[.AE25])" office:value-type="float" office:value="1">
            <text:p>1</text:p>
          </table:table-cell>
          <table:table-cell table:style-name="ce35" table:formula="of:=VLOOKUP([.AE31]+[.AI27];[.$B$7:.$M$22];[.AE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K27];1;1);[.$C$5:.$F$6];2;0)*MID([.AK31];1;1) + HLOOKUP(MID([.AK27];2;1);[.$C$5:.$F$6];2;0)*MID([.AK31];2;1)" office:value-type="float" office:value="8">
            <text:p>8</text:p>
          </table:table-cell>
          <table:table-cell table:style-name="ce35" table:formula="of:=VLOOKUP([.AL31]+[.AM27];[.$B$7:.$M$22];[.AL25])" office:value-type="float" office:value="1">
            <text:p>1</text:p>
          </table:table-cell>
          <table:table-cell table:style-name="ce35" table:formula="of:=VLOOKUP([.AL31]+[.AN27];[.$B$7:.$M$22];[.AL25])" office:value-type="float" office:value="1">
            <text:p>1</text:p>
          </table:table-cell>
          <table:table-cell table:style-name="ce35" table:formula="of:=VLOOKUP([.AL31]+[.AO27];[.$B$7:.$M$22];[.AL25])" office:value-type="float" office:value="1">
            <text:p>1</text:p>
          </table:table-cell>
          <table:table-cell table:style-name="ce121" table:formula="of:=VLOOKUP([.AL31]+[.AP27];[.$B$7:.$M$22];[.AL25])" office:value-type="float" office:value="0">
            <text:p>0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R27];1;1);[.$C$5:.$F$6];2;0)*MID([.AR31];1;1) + HLOOKUP(MID([.AR27];2;1);[.$C$5:.$F$6];2;0)*MID([.AR31];2;1)" office:value-type="float" office:value="8">
            <text:p>8</text:p>
          </table:table-cell>
          <table:table-cell table:style-name="ce35" table:formula="of:=VLOOKUP([.AS31]+[.AT27];[.$B$7:.$M$22];[.AS25])" office:value-type="float" office:value="1">
            <text:p>1</text:p>
          </table:table-cell>
          <table:table-cell table:style-name="ce121" table:formula="of:=VLOOKUP([.AS31]+[.AU27];[.$B$7:.$M$22];[.AS25])" office:value-type="float" office:value="0">
            <text:p>0</text:p>
          </table:table-cell>
          <table:table-cell table:style-name="ce35" table:formula="of:=VLOOKUP([.AS31]+[.AV27];[.$B$7:.$M$22];[.AS25])" office:value-type="float" office:value="1">
            <text:p>1</text:p>
          </table:table-cell>
          <table:table-cell table:style-name="ce35" table:formula="of:=VLOOKUP([.AS31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Y27];1;1);[.$C$5:.$F$6];2;0)*MID([.AY31];1;1) + HLOOKUP(MID([.AY27];2;1);[.$C$5:.$F$6];2;0)*MID([.AY31];2;1)" office:value-type="float" office:value="8">
            <text:p>8</text:p>
          </table:table-cell>
          <table:table-cell table:style-name="ce35" table:formula="of:=VLOOKUP([.AZ31]+[.BA27];[.$B$7:.$M$22];[.AZ25])" office:value-type="float" office:value="1">
            <text:p>1</text:p>
          </table:table-cell>
          <table:table-cell table:style-name="ce35" table:formula="of:=VLOOKUP([.AZ31]+[.BB27];[.$B$7:.$M$22];[.AZ25])" office:value-type="float" office:value="1">
            <text:p>1</text:p>
          </table:table-cell>
          <table:table-cell table:style-name="ce35" table:formula="of:=VLOOKUP([.AZ31]+[.BC27];[.$B$7:.$M$22];[.AZ25])" office:value-type="float" office:value="1">
            <text:p>1</text:p>
          </table:table-cell>
          <table:table-cell table:style-name="ce35" table:formula="of:=VLOOKUP([.AZ31]+[.BD27];[.$B$7:.$M$22];[.AZ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BF27];1;1);[.$C$5:.$F$6];2;0)*MID([.BF31];1;1) + HLOOKUP(MID([.BF27];2;1);[.$C$5:.$F$6];2;0)*MID([.BF31];2;1)" office:value-type="float" office:value="8">
            <text:p>8</text:p>
          </table:table-cell>
          <table:table-cell table:style-name="ce35" table:formula="of:=VLOOKUP([.BG31]+[.BH27];[.$B$7:.$M$22];[.BG25])" office:value-type="float" office:value="1">
            <text:p>1</text:p>
          </table:table-cell>
          <table:table-cell table:style-name="ce35" table:formula="of:=VLOOKUP([.BG31]+[.BI27];[.$B$7:.$M$22];[.BG25])" office:value-type="float" office:value="1">
            <text:p>1</text:p>
          </table:table-cell>
          <table:table-cell table:style-name="ce35" table:formula="of:=VLOOKUP([.BG31]+[.BJ27];[.$B$7:.$M$22];[.BG25])" office:value-type="float" office:value="1">
            <text:p>1</text:p>
          </table:table-cell>
          <table:table-cell table:style-name="ce35" table:formula="of:=VLOOKUP([.BG31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">
            <text:p>1</text:p>
          </table:table-cell>
          <table:table-cell table:style-name="Default" office:value-type="string">
            <text:p>F</text:p>
          </table:table-cell>
          <table:table-cell table:style-name="ce85" office:value-type="string" table:number-columns-spanned="6" table:number-rows-spanned="1">
            <text:p>F = µ -D C -B -A</text:p>
          </table:table-cell>
          <table:covered-table-cell table:number-columns-repeated="4" table:style-name="ce24"/>
          <table:covered-table-cell table:style-name="ce46"/>
          <table:table-cell table:style-name="ce108"/>
          <table:table-cell table:style-name="ce85" office:value-type="string" table:number-columns-spanned="6" table:number-rows-spanned="1">
            <text:p>F = µ -D C -B -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2">
            <text:p>2</text:p>
          </table:table-cell>
          <table:table-cell table:style-name="Default" office:value-type="string">
            <text:p>G</text:p>
          </table:table-cell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3">
            <text:p>3</text:p>
          </table:table-cell>
          <table:table-cell table:style-name="ce77" office:value-type="string">
            <text:p>H</text:p>
          </table:table-cell>
          <table:table-cell table:style-name="ce87" office:value-type="string" table:number-columns-spanned="6" table:number-rows-spanned="1">
            <text:p>H = µ D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D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D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4">
            <text:p>4</text:p>
          </table:table-cell>
          <table:table-cell table:style-name="Default" office:value-type="string">
            <text:p>I</text:p>
          </table:table-cell>
          <table:table-cell table:style-name="ce88" office:value-type="string" table:number-columns-spanned="6" table:number-rows-spanned="1">
            <text:p>I = µ -D -C B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8" office:value-type="string" table:number-columns-spanned="6" table:number-rows-spanned="1">
            <text:p>I = µ -D -C B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5">
            <text:p>5</text:p>
          </table:table-cell>
          <table:table-cell table:style-name="Default" office:value-type="string">
            <text:p>J</text:p>
          </table:table-cell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1" office:value-type="string" table:number-columns-spanned="6" table:number-rows-spanned="1">
            <text:p>J = µ -C -B A</text:p>
          </table:table-cell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6">
            <text:p>6</text:p>
          </table:table-cell>
          <table:table-cell table:style-name="Default" office:value-type="string">
            <text:p>K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2" office:value-type="string" table:number-columns-spanned="6" table:number-rows-spanned="1">
            <text:p>K = µ D -C B -A</text:p>
          </table:table-cell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2" office:value-type="string" table:number-columns-spanned="6" table:number-rows-spanned="1">
            <text:p>K = µ D -C B -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7">
            <text:p>7</text:p>
          </table:table-cell>
          <table:table-cell table:style-name="Default" office:value-type="string">
            <text:p>L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3" office:value-type="string" table:number-columns-spanned="6" table:number-rows-spanned="1">
            <text:p>L = µ -D -C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13" office:value-type="string" table:number-columns-spanned="6" table:number-rows-spanned="1">
            <text:p>L = µ -D -C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8">
            <text:p>8</text:p>
          </table:table-cell>
          <table:table-cell table:style-name="Default" office:value-type="string">
            <text:p>M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4" office:value-type="string" table:number-columns-spanned="6" table:number-rows-spanned="1">
            <text:p>M = µ -D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4" office:value-type="string" table:number-columns-spanned="6" table:number-rows-spanned="1">
            <text:p>M = µ -D -C -B -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14" office:value-type="string" table:number-columns-spanned="6" table:number-rows-spanned="1">
            <text:p>M = µ -D -C -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9">
            <text:p>9</text:p>
          </table:table-cell>
          <table:table-cell table:style-name="Default" office:value-type="string">
            <text:p>N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D C -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D C -B 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0">
            <text:p>10</text:p>
          </table:table-cell>
          <table:table-cell table:style-name="Default" office:value-type="string">
            <text:p>O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O = µ -D C -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1">
            <text:p>11</text:p>
          </table:table-cell>
          <table:table-cell table:style-name="Default" office:value-type="string">
            <text:p>P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34" office:value-type="string" table:number-columns-spanned="6" table:number-rows-spanned="1">
            <text:p>P = µ D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34" office:value-type="string" table:number-columns-spanned="6" table:number-rows-spanned="1">
            <text:p>P = µ D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2">
            <text:p>12</text:p>
          </table:table-cell>
          <table:table-cell table:style-name="Default" office:value-type="string">
            <text:p>Q</text:p>
          </table:table-cell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58" office:value-type="string" table:number-columns-spanned="6" table:number-rows-spanned="1">
            <text:p>Q = µ D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58" office:value-type="string" table:number-columns-spanned="6" table:number-rows-spanned="1">
            <text:p>Q = µ D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3">
            <text:p>13</text:p>
          </table:table-cell>
          <table:table-cell table:style-name="Default" office:value-type="string">
            <text:p>R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11" office:value-type="string" table:number-columns-spanned="6" table:number-rows-spanned="1">
            <text:p>R = µ C B -A</text:p>
          </table:table-cell>
          <table:covered-table-cell table:number-columns-repeated="5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5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4">
            <text:p>14</text:p>
          </table:table-cell>
          <table:table-cell table:style-name="Default" office:value-type="string">
            <text:p>S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S = µ D C B</text:p>
          </table:table-cell>
          <table:covered-table-cell table:number-columns-repeated="4" table:style-name="ce27"/>
          <table:covered-table-cell table:style-name="ce48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4"/>
          <table:table-cell table:style-name="ce145"/>
          <table:table-cell table:style-name="ce38" table:number-columns-repeated="3"/>
          <table:table-cell table:style-name="ce147"/>
          <table:table-cell table:style-name="ce38" table:number-columns-repeated="4"/>
          <table:table-cell table:style-name="ce47" office:value-type="float" office:value="15">
            <text:p>15</text:p>
          </table:table-cell>
          <table:table-cell table:style-name="Default" office:value-type="string">
            <text:p>T</text:p>
          </table:table-cell>
          <table:table-cell table:style-name="ce12" table:number-columns-spanned="6" table:number-rows-spanned="1"/>
          <table:covered-table-cell table:number-columns-repeated="5" table:style-name="ce3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style-name="ce138"/>
          <table:table-cell table:number-columns-repeated="959"/>
        </table:table-row>
        <table:table-row table:style-name="ro4">
          <table:table-cell table:style-name="Default" table:number-columns-repeated="4"/>
          <table:table-cell table:style-name="ce38"/>
          <table:table-cell table:style-name="Default" table:number-columns-repeated="3"/>
          <table:table-cell table:style-name="ce148" office:value-type="string" table:number-columns-spanned="6" table:number-rows-spanned="1">
            <text:p>Inv. Inputs</text:p>
          </table:table-cell>
          <table:covered-table-cell table:number-columns-repeated="4" table:style-name="ce50"/>
          <table:covered-table-cell table:style-name="ce61"/>
          <table:table-cell table:style-name="ce61"/>
          <table:table-cell table:style-name="ce89" office:value-type="string" table:number-columns-spanned="6" table:number-rows-spanned="1">
            <text:p>a = µ F G H I</text:p>
          </table:table-cell>
          <table:covered-table-cell table:number-columns-repeated="5" table:style-name="ce95"/>
          <table:table-cell table:style-name="ce109"/>
          <table:table-cell table:style-name="ce13" office:value-type="string" table:number-columns-spanned="6" table:number-rows-spanned="1">
            <text:p>b = µ F J K L M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c = µ L M N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d = µ G H M O P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e = µ H K Q R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f = µ G I N Q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g = µ P S</text:p>
          </table:table-cell>
          <table:covered-table-cell table:number-columns-repeated="4" table:style-name="ce28"/>
          <table:covered-table-cell table:style-name="ce49"/>
          <table:table-cell table:style-name="ce135" office:value-type="string" table:number-columns-spanned="6" table:number-rows-spanned="1">
            <text:p>total</text:p>
          </table:table-cell>
          <table:covered-table-cell table:style-name="ce138"/>
          <table:covered-table-cell table:number-columns-repeated="4"/>
          <table:table-cell table:number-columns-repeated="955"/>
        </table:table-row>
        <table:table-row table:style-name="ro4">
          <table:table-cell table:style-name="Default" table:number-columns-repeated="3"/>
          <table:table-cell table:style-name="ce38"/>
          <table:table-cell table:style-name="ce40" office:value-type="string" table:number-columns-spanned="4" table:number-rows-spanned="1">
            <text:p>transistors:</text:p>
          </table:table-cell>
          <table:covered-table-cell table:number-columns-repeated="2" table:style-name="ce20"/>
          <table:covered-table-cell table:style-name="ce60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19" table:number-columns-spanned="6" table:number-rows-spanned="1">
            <text:p>+19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19" table:number-columns-spanned="6" table:number-rows-spanned="1">
            <text:p>+19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7" table:number-columns-spanned="6" table:number-rows-spanned="1">
            <text:p>+7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13" table:number-columns-spanned="6" table:number-rows-spanned="1">
            <text:p>+1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10" table:number-columns-spanned="6" table:number-rows-spanned="1">
            <text:p>+1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4"/>
          <table:table-cell table:style-name="ce132"/>
          <table:table-cell table:style-name="ce62" office:value-type="float" office:value="5" table:number-columns-spanned="6" table:number-rows-spanned="1">
            <text:p>+5</text:p>
          </table:table-cell>
          <table:covered-table-cell table:number-columns-repeated="5" table:style-name="ce64"/>
          <table:table-cell table:style-name="ce136" table:formula="of:=SUM([.I48:.BK48])" office:value-type="float" office:value="81" table:number-columns-spanned="2" table:number-rows-spanned="1">
            <text:p>81</text:p>
          </table:table-cell>
          <table:covered-table-cell table:style-name="ce90"/>
          <table:table-cell table:style-name="ce140" office:value-type="string" table:number-columns-spanned="4" table:number-rows-spanned="1">
            <text:p><text:s/>transistors</text:p>
          </table:table-cell>
          <table:covered-table-cell table:number-columns-repeated="2" table:style-name="ce142"/>
          <table:covered-table-cell table:style-name="ce140"/>
          <table:table-cell table:style-name="ce144"/>
          <table:table-cell table:number-columns-repeated="954"/>
        </table:table-row>
        <table:table-row table:style-name="ro4">
          <table:table-cell table:style-name="Default" table:number-columns-repeated="4"/>
          <table:table-cell table:style-name="ce41" office:value-type="string" table:number-columns-spanned="4" table:number-rows-spanned="1">
            <text:p>gates:</text:p>
          </table:table-cell>
          <table:covered-table-cell table:number-columns-repeated="2" table:style-name="ce50"/>
          <table:covered-table-cell table:style-name="ce61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5" table:number-columns-spanned="6" table:number-rows-spanned="1">
            <text:p>+5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5" table:number-columns-spanned="6" table:number-rows-spanned="1">
            <text:p>+5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1" table:number-columns-spanned="6" table:number-rows-spanned="1">
            <text:p>+1</text:p>
          </table:table-cell>
          <table:covered-table-cell table:number-columns-repeated="5" table:style-name="ce65"/>
          <table:table-cell table:style-name="ce133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137" table:formula="of:=SUM([.I49:.BK49])" office:value-type="float" office:value="25" table:number-columns-spanned="2" table:number-rows-spanned="1">
            <text:p>25</text:p>
          </table:table-cell>
          <table:covered-table-cell table:style-name="ce139"/>
          <table:table-cell table:style-name="ce141" office:value-type="string" table:number-columns-spanned="4" table:number-rows-spanned="1">
            <text:p><text:s/>gates</text:p>
          </table:table-cell>
          <table:covered-table-cell table:number-columns-repeated="2" table:style-name="ce143"/>
          <table:covered-table-cell table:style-name="ce141"/>
          <table:table-cell table:number-columns-repeated="955"/>
        </table:table-row>
        <table:table-row table:style-name="ro4">
          <table:table-cell table:style-name="Default" table:number-columns-repeated="4"/>
          <table:table-cell table:style-name="ce20" table:number-columns-repeated="11"/>
          <table:table-cell table:style-name="ce36"/>
          <table:table-cell table:style-name="ce90" table:number-columns-repeated="54"/>
          <table:table-cell table:number-columns-repeated="954"/>
        </table:table-row>
        <table:table-row table:style-name="ro4" table:number-rows-repeated="26">
          <table:table-cell table:style-name="Default" table:number-columns-repeated="14"/>
          <table:table-cell table:number-columns-repeated="1010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 table:number-rows-repeated="14">
          <table:table-cell table:style-name="Default"/>
          <table:table-cell table:number-columns-repeated="17"/>
          <table:table-cell table:style-name="Default" table:number-columns-repeated="17"/>
          <table:table-cell table:number-columns-repeated="989"/>
        </table:table-row>
        <table:table-row table:style-name="ro4" table:number-rows-repeated="2">
          <table:table-cell table:number-columns-repeated="18"/>
          <table:table-cell table:style-name="Default" table:number-columns-repeated="17"/>
          <table:table-cell table:number-columns-repeated="989"/>
        </table:table-row>
        <table:table-row table:style-name="ro4" table:number-rows-repeated="1048449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digits 0-9" table:style-name="ta1" table:print="false">
        <table:table-column table:style-name="co6" table:default-cell-style-name="ce5"/>
        <table:table-column table:style-name="co6" table:number-columns-repeated="12" table:default-cell-style-name="ce29"/>
        <table:table-column table:style-name="co6" table:default-cell-style-name="ce5"/>
        <table:table-column table:style-name="co6" table:default-cell-style-name="ce29"/>
        <table:table-column table:style-name="co6" table:number-columns-repeated="974" table:default-cell-style-name="ce5"/>
        <table:table-column table:style-name="co6" table:number-columns-repeated="35" table:default-cell-style-name="Default"/>
        <table:table-row table:style-name="ro3">
          <table:table-cell table:style-name="ce4"/>
          <table:table-cell table:style-name="ce4" office:value-type="string" table:number-columns-spanned="62" table:number-rows-spanned="1">
            <text:p>4 bit to 7-segment, digits 0-9</text:p>
          </table:table-cell>
          <table:covered-table-cell table:style-name="ce30"/>
          <table:covered-table-cell table:number-columns-repeated="10" table:style-name="ce15"/>
          <table:covered-table-cell table:number-columns-repeated="50"/>
          <table:table-cell table:number-columns-repeated="961"/>
        </table:table-row>
        <table:table-row table:style-name="ro4">
          <table:table-cell/>
          <table:table-cell table:style-name="ce14" office:value-type="string" table:number-columns-spanned="12" table:number-rows-spanned="2">
            <text:p>Truth table</text:p>
          </table:table-cell>
          <table:covered-table-cell table:style-name="ce30"/>
          <table:covered-table-cell table:number-columns-repeated="10" table:style-name="ce15"/>
          <table:table-cell table:number-columns-repeated="2"/>
          <table:table-cell table:style-name="ce78" office:value-type="string" table:number-columns-spanned="48" table:number-rows-spanned="1">
            <text:p>7-segment display as defined by truth table</text:p>
          </table:table-cell>
          <table:covered-table-cell table:number-columns-repeated="47"/>
          <table:table-cell table:number-columns-repeated="961"/>
        </table:table-row>
        <table:table-row table:style-name="ro4">
          <table:table-cell/>
          <table:covered-table-cell table:number-columns-repeated="12" table:style-name="ce15"/>
          <table:table-cell table:number-columns-repeated="2"/>
          <table:table-cell table:style-name="ce79" office:value-type="float" office:value="0" table:number-columns-spanned="6" table:number-rows-spanned="1">
            <text:p>0</text:p>
          </table:table-cell>
          <table:covered-table-cell table:number-columns-repeated="4" table:style-name="ce91"/>
          <table:covered-table-cell table:style-name="ce101"/>
          <table:table-cell table:style-name="ce79" table:formula="of:=[.P3]+1" office:value-type="float" office:value="1" table:number-columns-spanned="6" table:number-rows-spanned="1">
            <text:p>1</text:p>
          </table:table-cell>
          <table:covered-table-cell table:number-columns-repeated="4" table:style-name="ce91"/>
          <table:covered-table-cell table:style-name="ce101"/>
          <table:table-cell table:style-name="ce79" table:formula="of:=[.V3]+1" office:value-type="float" office:value="2" table:number-columns-spanned="6" table:number-rows-spanned="1">
            <text:p>2</text:p>
          </table:table-cell>
          <table:covered-table-cell table:number-columns-repeated="4" table:style-name="ce91"/>
          <table:covered-table-cell table:style-name="ce101"/>
          <table:table-cell table:style-name="ce79" table:formula="of:=[.AB3]+1" office:value-type="float" office:value="3" table:number-columns-spanned="6" table:number-rows-spanned="1">
            <text:p>3</text:p>
          </table:table-cell>
          <table:covered-table-cell table:number-columns-repeated="4" table:style-name="ce91"/>
          <table:covered-table-cell table:style-name="ce101"/>
          <table:table-cell table:style-name="ce79" table:formula="of:=[.AH3]+1" office:value-type="float" office:value="4" table:number-columns-spanned="6" table:number-rows-spanned="1">
            <text:p>4</text:p>
          </table:table-cell>
          <table:covered-table-cell table:number-columns-repeated="4" table:style-name="ce91"/>
          <table:covered-table-cell table:style-name="ce101"/>
          <table:table-cell table:style-name="ce79" table:formula="of:=[.AN3]+1" office:value-type="float" office:value="5" table:number-columns-spanned="6" table:number-rows-spanned="1">
            <text:p>5</text:p>
          </table:table-cell>
          <table:covered-table-cell table:number-columns-repeated="4" table:style-name="ce91"/>
          <table:covered-table-cell table:style-name="ce101"/>
          <table:table-cell table:style-name="ce79" table:formula="of:=[.AT3]+1" office:value-type="float" office:value="6" table:number-columns-spanned="6" table:number-rows-spanned="1">
            <text:p>6</text:p>
          </table:table-cell>
          <table:covered-table-cell table:number-columns-repeated="4" table:style-name="ce91"/>
          <table:covered-table-cell table:style-name="ce101"/>
          <table:table-cell table:style-name="ce79" table:formula="of:=[.AZ3]+1" office:value-type="float" office:value="7" table:number-columns-spanned="6" table:number-rows-spanned="1">
            <text:p>7</text:p>
          </table:table-cell>
          <table:covered-table-cell table:number-columns-repeated="4" table:style-name="ce91"/>
          <table:covered-table-cell table:style-name="ce101"/>
          <table:table-cell table:number-columns-repeated="961"/>
        </table:table-row>
        <table:table-row table:style-name="ro4">
          <table:table-cell/>
          <table:table-cell table:style-name="ce16" office:value-type="string" table:number-columns-spanned="5" table:number-rows-spanned="1">
            <text:p>Inputs</text:p>
          </table:table-cell>
          <table:covered-table-cell table:number-columns-repeated="2" table:style-name="ce20"/>
          <table:covered-table-cell table:style-name="ce39"/>
          <table:covered-table-cell table:style-name="ce42"/>
          <table:table-cell table:style-name="ce51" office:value-type="string" table:number-columns-spanned="7" table:number-rows-spanned="1">
            <text:p>Outputs</text:p>
          </table:table-cell>
          <table:covered-table-cell table:number-columns-repeated="5" table:style-name="ce39"/>
          <table:covered-table-cell table:style-name="ce42"/>
          <table:table-cell table:style-name="ce73"/>
          <table:table-cell table:style-name="ce5"/>
          <table:table-cell table:style-name="ce80" table:formula="of:=MATCH([.P3];[.$B$7:.$B$22];0)+2" office:value-type="float" office:value="3" table:number-columns-spanned="6" table:number-rows-spanned="1">
            <text:p>3</text:p>
          </table:table-cell>
          <table:covered-table-cell table:number-columns-repeated="4" table:style-name="ce92"/>
          <table:covered-table-cell table:style-name="ce102"/>
          <table:table-cell table:style-name="ce80" table:formula="of:=MATCH([.V3];[.$B$7:.$B$22];0)+2" office:value-type="float" office:value="4" table:number-columns-spanned="6" table:number-rows-spanned="1">
            <text:p>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3];[.$B$7:.$B$22];0)+2" office:value-type="float" office:value="5" table:number-columns-spanned="6" table:number-rows-spanned="1">
            <text:p>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3];[.$B$7:.$B$22];0)+2" office:value-type="float" office:value="6" table:number-columns-spanned="6" table:number-rows-spanned="1">
            <text:p>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3];[.$B$7:.$B$22];0)+2" office:value-type="float" office:value="7" table:number-columns-spanned="6" table:number-rows-spanned="1">
            <text:p>7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3];[.$B$7:.$B$22];0)+2" office:value-type="float" office:value="8" table:number-columns-spanned="6" table:number-rows-spanned="1">
            <text:p>8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3];[.$B$7:.$B$22];0)+2" office:value-type="float" office:value="9" table:number-columns-spanned="6" table:number-rows-spanned="1">
            <text:p>9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3];[.$B$7:.$B$22];0)+2" office:value-type="float" office:value="10" table:number-columns-spanned="6" table:number-rows-spanned="1">
            <text:p>10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7" office:value-type="string" table:number-columns-spanned="1" table:number-rows-spanned="2">
            <text:p>#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52" office:value-type="string" table:number-columns-spanned="1" table:number-rows-spanned="2">
            <text:p>a</text:p>
          </table:table-cell>
          <table:table-cell table:style-name="ce56" office:value-type="string" table:number-columns-spanned="1" table:number-rows-spanned="2">
            <text:p>b</text:p>
          </table:table-cell>
          <table:table-cell table:style-name="ce56" office:value-type="string" table:number-columns-spanned="1" table:number-rows-spanned="2">
            <text:p>c</text:p>
          </table:table-cell>
          <table:table-cell table:style-name="ce56" office:value-type="string" table:number-columns-spanned="1" table:number-rows-spanned="2">
            <text:p>d</text:p>
          </table:table-cell>
          <table:table-cell table:style-name="ce56" office:value-type="string" table:number-columns-spanned="1" table:number-rows-spanned="2">
            <text:p>e</text:p>
          </table:table-cell>
          <table:table-cell table:style-name="ce56" office:value-type="string" table:number-columns-spanned="1" table:number-rows-spanned="2">
            <text:p>f</text:p>
          </table:table-cell>
          <table:table-cell table:style-name="ce68" office:value-type="string" table:number-columns-spanned="1" table:number-rows-spanned="2">
            <text:p>g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5];[.$G$5:.$M$22];[.P4];0)" office:value-type="float" office:value="1">
            <text:p>1</text:p>
          </table:table-cell>
          <table:table-cell table:style-name="seg1" table:formula="of:=[.T5]&amp;T(ORG.OPENOFFICE.STYLE(IF([.Q5]=1;&quot;seg1&quot;;IF([.Q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5];[.$G$5:.$M$22];[.V4];0)" office:value-type="float" office:value="0">
            <text:p>0</text:p>
          </table:table-cell>
          <table:table-cell table:style-name="seg0" table:formula="of:=[.Z5]&amp;T(ORG.OPENOFFICE.STYLE(IF([.W5]=1;&quot;seg1&quot;;IF([.W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5];[.$G$5:.$M$22];[.AB4];0)" office:value-type="float" office:value="1">
            <text:p>1</text:p>
          </table:table-cell>
          <table:table-cell table:style-name="seg1" table:formula="of:=[.AF5]&amp;T(ORG.OPENOFFICE.STYLE(IF([.AC5]=1;&quot;seg1&quot;;IF([.AC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5];[.$G$5:.$M$22];[.AH4];0)" office:value-type="float" office:value="1">
            <text:p>1</text:p>
          </table:table-cell>
          <table:table-cell table:style-name="seg1" table:formula="of:=[.AL5]&amp;T(ORG.OPENOFFICE.STYLE(IF([.AI5]=1;&quot;seg1&quot;;IF([.AI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5];[.$G$5:.$M$22];[.AN4];0)" office:value-type="float" office:value="0">
            <text:p>0</text:p>
          </table:table-cell>
          <table:table-cell table:style-name="seg0" table:formula="of:=[.AR5]&amp;T(ORG.OPENOFFICE.STYLE(IF([.AO5]=1;&quot;seg1&quot;;IF([.AO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5];[.$G$5:.$M$22];[.AT4];0)" office:value-type="float" office:value="1">
            <text:p>1</text:p>
          </table:table-cell>
          <table:table-cell table:style-name="seg1" table:formula="of:=[.AX5]&amp;T(ORG.OPENOFFICE.STYLE(IF([.AU5]=1;&quot;seg1&quot;;IF([.AU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5];[.$G$5:.$M$22];[.AZ4];0)" office:value-type="float" office:value="1">
            <text:p>1</text:p>
          </table:table-cell>
          <table:table-cell table:style-name="seg1" table:formula="of:=[.BD5]&amp;T(ORG.OPENOFFICE.STYLE(IF([.BA5]=1;&quot;seg1&quot;;IF([.BA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5];[.$G$5:.$M$22];[.BF4];0)" office:value-type="float" office:value="1">
            <text:p>1</text:p>
          </table:table-cell>
          <table:table-cell table:style-name="seg1" table:formula="of:=[.BJ5]&amp;T(ORG.OPENOFFICE.STYLE(IF([.BG5]=1;&quot;seg1&quot;;IF([.BG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covered-table-cell table:style-name="ce17"/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covered-table-cell table:style-name="ce52"/>
          <table:covered-table-cell table:number-columns-repeated="5" table:style-name="ce56"/>
          <table:covered-table-cell table:style-name="ce68"/>
          <table:table-cell table:style-name="ce73"/>
          <table:table-cell table:style-name="ce5"/>
          <table:table-cell table:style-name="ce81" table:formula="of:=HLOOKUP([.R6];[.$G$5:.$M$22];[.P4];0)" office:value-type="float" office:value="1" table:number-columns-spanned="1" table:number-rows-spanned="2">
            <text:p>1</text:p>
          </table:table-cell>
          <table:table-cell table:style-name="seg1" table:formula="of:=[.R6]&amp;T(ORG.OPENOFFICE.STYLE(IF([.P6]=1;&quot;seg1&quot;;IF([.P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6];[.$G$5:.$M$22];[.P4];0)" office:value-type="float" office:value="1" table:number-columns-spanned="1" table:number-rows-spanned="2">
            <text:p>1</text:p>
          </table:table-cell>
          <table:table-cell table:style-name="seg1" table:formula="of:=[.U6]&amp;T(ORG.OPENOFFICE.STYLE(IF([.S6]=1;&quot;seg1&quot;;IF([.S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6];[.$G$5:.$M$22];[.V4];0)" office:value-type="float" office:value="0" table:number-columns-spanned="1" table:number-rows-spanned="2">
            <text:p>0</text:p>
          </table:table-cell>
          <table:table-cell table:style-name="seg0" table:formula="of:=[.X6]&amp;T(ORG.OPENOFFICE.STYLE(IF([.V6]=1;&quot;seg1&quot;;IF([.V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6];[.$G$5:.$M$22];[.V4];0)" office:value-type="float" office:value="1" table:number-columns-spanned="1" table:number-rows-spanned="2">
            <text:p>1</text:p>
          </table:table-cell>
          <table:table-cell table:style-name="seg1" table:formula="of:=[.AA6]&amp;T(ORG.OPENOFFICE.STYLE(IF([.Y6]=1;&quot;seg1&quot;;IF([.Y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6];[.$G$5:.$M$22];[.AB4];0)" office:value-type="float" office:value="0" table:number-columns-spanned="1" table:number-rows-spanned="2">
            <text:p>0</text:p>
          </table:table-cell>
          <table:table-cell table:style-name="seg0" table:formula="of:=[.AD6]&amp;T(ORG.OPENOFFICE.STYLE(IF([.AB6]=1;&quot;seg1&quot;;IF([.AB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6];[.$G$5:.$M$22];[.AB4];0)" office:value-type="float" office:value="1" table:number-columns-spanned="1" table:number-rows-spanned="2">
            <text:p>1</text:p>
          </table:table-cell>
          <table:table-cell table:style-name="seg1" table:formula="of:=[.AG6]&amp;T(ORG.OPENOFFICE.STYLE(IF([.AE6]=1;&quot;seg1&quot;;IF([.AE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6];[.$G$5:.$M$22];[.AH4];0)" office:value-type="float" office:value="0" table:number-columns-spanned="1" table:number-rows-spanned="2">
            <text:p>0</text:p>
          </table:table-cell>
          <table:table-cell table:style-name="seg0" table:formula="of:=[.AJ6]&amp;T(ORG.OPENOFFICE.STYLE(IF([.AH6]=1;&quot;seg1&quot;;IF([.AH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6];[.$G$5:.$M$22];[.AH4];0)" office:value-type="float" office:value="1" table:number-columns-spanned="1" table:number-rows-spanned="2">
            <text:p>1</text:p>
          </table:table-cell>
          <table:table-cell table:style-name="seg1" table:formula="of:=[.AM6]&amp;T(ORG.OPENOFFICE.STYLE(IF([.AK6]=1;&quot;seg1&quot;;IF([.AK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6];[.$G$5:.$M$22];[.AN4];0)" office:value-type="float" office:value="1" table:number-columns-spanned="1" table:number-rows-spanned="2">
            <text:p>1</text:p>
          </table:table-cell>
          <table:table-cell table:style-name="seg1" table:formula="of:=[.AP6]&amp;T(ORG.OPENOFFICE.STYLE(IF([.AN6]=1;&quot;seg1&quot;;IF([.AN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6];[.$G$5:.$M$22];[.AN4];0)" office:value-type="float" office:value="1" table:number-columns-spanned="1" table:number-rows-spanned="2">
            <text:p>1</text:p>
          </table:table-cell>
          <table:table-cell table:style-name="seg1" table:formula="of:=[.AS6]&amp;T(ORG.OPENOFFICE.STYLE(IF([.AQ6]=1;&quot;seg1&quot;;IF([.AQ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6];[.$G$5:.$M$22];[.AT4];0)" office:value-type="float" office:value="1" table:number-columns-spanned="1" table:number-rows-spanned="2">
            <text:p>1</text:p>
          </table:table-cell>
          <table:table-cell table:style-name="seg1" table:formula="of:=[.AV6]&amp;T(ORG.OPENOFFICE.STYLE(IF([.AT6]=1;&quot;seg1&quot;;IF([.AT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6];[.$G$5:.$M$22];[.AT4];0)" office:value-type="float" office:value="0" table:number-columns-spanned="1" table:number-rows-spanned="2">
            <text:p>0</text:p>
          </table:table-cell>
          <table:table-cell table:style-name="seg0" table:formula="of:=[.AY6]&amp;T(ORG.OPENOFFICE.STYLE(IF([.AW6]=1;&quot;seg1&quot;;IF([.AW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6];[.$G$5:.$M$22];[.AZ4];0)" office:value-type="float" office:value="1" table:number-columns-spanned="1" table:number-rows-spanned="2">
            <text:p>1</text:p>
          </table:table-cell>
          <table:table-cell table:style-name="seg1" table:formula="of:=[.BB6]&amp;T(ORG.OPENOFFICE.STYLE(IF([.AZ6]=1;&quot;seg1&quot;;IF([.AZ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6];[.$G$5:.$M$22];[.AZ4];0)" office:value-type="float" office:value="0" table:number-columns-spanned="1" table:number-rows-spanned="2">
            <text:p>0</text:p>
          </table:table-cell>
          <table:table-cell table:style-name="seg0" table:formula="of:=[.BE6]&amp;T(ORG.OPENOFFICE.STYLE(IF([.BC6]=1;&quot;seg1&quot;;IF([.BC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6];[.$G$5:.$M$22];[.BF4];0)" office:value-type="float" office:value="0" table:number-columns-spanned="1" table:number-rows-spanned="2">
            <text:p>0</text:p>
          </table:table-cell>
          <table:table-cell table:style-name="seg0" table:formula="of:=[.BH6]&amp;T(ORG.OPENOFFICE.STYLE(IF([.BF6]=1;&quot;seg1&quot;;IF([.BF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6];[.$G$5:.$M$22];[.BF4];0)" office:value-type="float" office:value="1" table:number-columns-spanned="1" table:number-rows-spanned="2">
            <text:p>1</text:p>
          </table:table-cell>
          <table:table-cell table:style-name="seg1" table:formula="of:=[.BK6]&amp;T(ORG.OPENOFFICE.STYLE(IF([.BI6]=1;&quot;seg1&quot;;IF([.BI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8" office:value-type="float" office:value="0">
            <text:p>0</text:p>
          </table:table-cell>
          <table:table-cell table:style-name="ce31" table:formula="of:=MOD(ROUNDDOWN([.$B7]/[.C$6]);2)" office:value-type="float" office:value="0">
            <text:p>0</text:p>
          </table:table-cell>
          <table:table-cell table:style-name="ce31" table:formula="of:=MOD(ROUNDDOWN([.$B7]/[.D$6]);2)" office:value-type="float" office:value="0">
            <text:p>0</text:p>
          </table:table-cell>
          <table:table-cell table:style-name="ce31" table:formula="of:=MOD(ROUNDDOWN([.$B7]/[.E$6]);2)" office:value-type="float" office:value="0">
            <text:p>0</text:p>
          </table:table-cell>
          <table:table-cell table:style-name="ce43" table:formula="of:=MOD(ROUNDDOWN([.$B7]/[.F$6]);2)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7]+1" office:value-type="float" office:value="1">
            <text:p>1</text:p>
          </table:table-cell>
          <table:table-cell table:style-name="ce31" table:formula="of:=MOD(ROUNDDOWN([.$B8]/[.C$6]);2)" office:value-type="float" office:value="0">
            <text:p>0</text:p>
          </table:table-cell>
          <table:table-cell table:style-name="ce31" table:formula="of:=MOD(ROUNDDOWN([.$B8]/[.D$6]);2)" office:value-type="float" office:value="0">
            <text:p>0</text:p>
          </table:table-cell>
          <table:table-cell table:style-name="ce31" table:formula="of:=MOD(ROUNDDOWN([.$B8]/[.E$6]);2)" office:value-type="float" office:value="0">
            <text:p>0</text:p>
          </table:table-cell>
          <table:table-cell table:style-name="ce43" table:formula="of:=MOD(ROUNDDOWN([.$B8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8];[.$G$5:.$M$22];[.P4];0)" office:value-type="float" office:value="0">
            <text:p>0</text:p>
          </table:table-cell>
          <table:table-cell table:style-name="seg0" table:formula="of:=[.T8]&amp;T(ORG.OPENOFFICE.STYLE(IF([.Q8]=1;&quot;seg1&quot;;IF([.Q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8];[.$G$5:.$M$22];[.V4];0)" office:value-type="float" office:value="0">
            <text:p>0</text:p>
          </table:table-cell>
          <table:table-cell table:style-name="seg0" table:formula="of:=[.Z8]&amp;T(ORG.OPENOFFICE.STYLE(IF([.W8]=1;&quot;seg1&quot;;IF([.W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8];[.$G$5:.$M$22];[.AB4];0)" office:value-type="float" office:value="1">
            <text:p>1</text:p>
          </table:table-cell>
          <table:table-cell table:style-name="seg1" table:formula="of:=[.AF8]&amp;T(ORG.OPENOFFICE.STYLE(IF([.AC8]=1;&quot;seg1&quot;;IF([.AC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8];[.$G$5:.$M$22];[.AH4];0)" office:value-type="float" office:value="1">
            <text:p>1</text:p>
          </table:table-cell>
          <table:table-cell table:style-name="seg1" table:formula="of:=[.AL8]&amp;T(ORG.OPENOFFICE.STYLE(IF([.AI8]=1;&quot;seg1&quot;;IF([.AI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8];[.$G$5:.$M$22];[.AN4];0)" office:value-type="float" office:value="1">
            <text:p>1</text:p>
          </table:table-cell>
          <table:table-cell table:style-name="seg1" table:formula="of:=[.AR8]&amp;T(ORG.OPENOFFICE.STYLE(IF([.AO8]=1;&quot;seg1&quot;;IF([.AO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8];[.$G$5:.$M$22];[.AT4];0)" office:value-type="float" office:value="1">
            <text:p>1</text:p>
          </table:table-cell>
          <table:table-cell table:style-name="seg1" table:formula="of:=[.AX8]&amp;T(ORG.OPENOFFICE.STYLE(IF([.AU8]=1;&quot;seg1&quot;;IF([.AU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8];[.$G$5:.$M$22];[.AZ4];0)" office:value-type="float" office:value="1">
            <text:p>1</text:p>
          </table:table-cell>
          <table:table-cell table:style-name="seg1" table:formula="of:=[.BD8]&amp;T(ORG.OPENOFFICE.STYLE(IF([.BA8]=1;&quot;seg1&quot;;IF([.BA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8];[.$G$5:.$M$22];[.BF4];0)" office:value-type="float" office:value="0">
            <text:p>0</text:p>
          </table:table-cell>
          <table:table-cell table:style-name="seg0" table:formula="of:=[.BJ8]&amp;T(ORG.OPENOFFICE.STYLE(IF([.BG8]=1;&quot;seg1&quot;;IF([.BG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8]+1" office:value-type="float" office:value="2">
            <text:p>2</text:p>
          </table:table-cell>
          <table:table-cell table:style-name="ce31" table:formula="of:=MOD(ROUNDDOWN([.$B9]/[.C$6]);2)" office:value-type="float" office:value="0">
            <text:p>0</text:p>
          </table:table-cell>
          <table:table-cell table:style-name="ce31" table:formula="of:=MOD(ROUNDDOWN([.$B9]/[.D$6]);2)" office:value-type="float" office:value="0">
            <text:p>0</text:p>
          </table:table-cell>
          <table:table-cell table:style-name="ce31" table:formula="of:=MOD(ROUNDDOWN([.$B9]/[.E$6]);2)" office:value-type="float" office:value="1">
            <text:p>1</text:p>
          </table:table-cell>
          <table:table-cell table:style-name="ce43" table:formula="of:=MOD(ROUNDDOWN([.$B9]/[.F$6]);2)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 table:formula="of:=HLOOKUP([.R9];[.$G$5:.$M$22];[.P4];0)" office:value-type="float" office:value="1" table:number-columns-spanned="1" table:number-rows-spanned="2">
            <text:p>1</text:p>
          </table:table-cell>
          <table:table-cell table:style-name="seg1" table:formula="of:=[.R9]&amp;T(ORG.OPENOFFICE.STYLE(IF([.P9]=1;&quot;seg1&quot;;IF([.P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9];[.$G$5:.$M$22];[.P4];0)" office:value-type="float" office:value="1" table:number-columns-spanned="1" table:number-rows-spanned="2">
            <text:p>1</text:p>
          </table:table-cell>
          <table:table-cell table:style-name="seg1" table:formula="of:=[.U9]&amp;T(ORG.OPENOFFICE.STYLE(IF([.S9]=1;&quot;seg1&quot;;IF([.S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9];[.$G$5:.$M$22];[.V4];0)" office:value-type="float" office:value="0" table:number-columns-spanned="1" table:number-rows-spanned="2">
            <text:p>0</text:p>
          </table:table-cell>
          <table:table-cell table:style-name="seg0" table:formula="of:=[.X9]&amp;T(ORG.OPENOFFICE.STYLE(IF([.V9]=1;&quot;seg1&quot;;IF([.V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9];[.$G$5:.$M$22];[.V4];0)" office:value-type="float" office:value="1" table:number-columns-spanned="1" table:number-rows-spanned="2">
            <text:p>1</text:p>
          </table:table-cell>
          <table:table-cell table:style-name="seg1" table:formula="of:=[.AA9]&amp;T(ORG.OPENOFFICE.STYLE(IF([.Y9]=1;&quot;seg1&quot;;IF([.Y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9];[.$G$5:.$M$22];[.AB4];0)" office:value-type="float" office:value="1" table:number-columns-spanned="1" table:number-rows-spanned="2">
            <text:p>1</text:p>
          </table:table-cell>
          <table:table-cell table:style-name="seg1" table:formula="of:=[.AD9]&amp;T(ORG.OPENOFFICE.STYLE(IF([.AB9]=1;&quot;seg1&quot;;IF([.AB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9];[.$G$5:.$M$22];[.AB4];0)" office:value-type="float" office:value="0" table:number-columns-spanned="1" table:number-rows-spanned="2">
            <text:p>0</text:p>
          </table:table-cell>
          <table:table-cell table:style-name="seg0" table:formula="of:=[.AG9]&amp;T(ORG.OPENOFFICE.STYLE(IF([.AE9]=1;&quot;seg1&quot;;IF([.AE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9];[.$G$5:.$M$22];[.AH4];0)" office:value-type="float" office:value="0" table:number-columns-spanned="1" table:number-rows-spanned="2">
            <text:p>0</text:p>
          </table:table-cell>
          <table:table-cell table:style-name="seg0" table:formula="of:=[.AJ9]&amp;T(ORG.OPENOFFICE.STYLE(IF([.AH9]=1;&quot;seg1&quot;;IF([.AH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9];[.$G$5:.$M$22];[.AH4];0)" office:value-type="float" office:value="1" table:number-columns-spanned="1" table:number-rows-spanned="2">
            <text:p>1</text:p>
          </table:table-cell>
          <table:table-cell table:style-name="seg1" table:formula="of:=[.AM9]&amp;T(ORG.OPENOFFICE.STYLE(IF([.AK9]=1;&quot;seg1&quot;;IF([.AK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9];[.$G$5:.$M$22];[.AN4];0)" office:value-type="float" office:value="0" table:number-columns-spanned="1" table:number-rows-spanned="2">
            <text:p>0</text:p>
          </table:table-cell>
          <table:table-cell table:style-name="seg0" table:formula="of:=[.AP9]&amp;T(ORG.OPENOFFICE.STYLE(IF([.AN9]=1;&quot;seg1&quot;;IF([.AN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9];[.$G$5:.$M$22];[.AN4];0)" office:value-type="float" office:value="1" table:number-columns-spanned="1" table:number-rows-spanned="2">
            <text:p>1</text:p>
          </table:table-cell>
          <table:table-cell table:style-name="seg1" table:formula="of:=[.AS9]&amp;T(ORG.OPENOFFICE.STYLE(IF([.AQ9]=1;&quot;seg1&quot;;IF([.AQ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9];[.$G$5:.$M$22];[.AT4];0)" office:value-type="float" office:value="0" table:number-columns-spanned="1" table:number-rows-spanned="2">
            <text:p>0</text:p>
          </table:table-cell>
          <table:table-cell table:style-name="seg0" table:formula="of:=[.AV9]&amp;T(ORG.OPENOFFICE.STYLE(IF([.AT9]=1;&quot;seg1&quot;;IF([.AT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9];[.$G$5:.$M$22];[.AT4];0)" office:value-type="float" office:value="1" table:number-columns-spanned="1" table:number-rows-spanned="2">
            <text:p>1</text:p>
          </table:table-cell>
          <table:table-cell table:style-name="seg1" table:formula="of:=[.AY9]&amp;T(ORG.OPENOFFICE.STYLE(IF([.AW9]=1;&quot;seg1&quot;;IF([.AW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9];[.$G$5:.$M$22];[.AZ4];0)" office:value-type="float" office:value="1" table:number-columns-spanned="1" table:number-rows-spanned="2">
            <text:p>1</text:p>
          </table:table-cell>
          <table:table-cell table:style-name="seg1" table:formula="of:=[.BB9]&amp;T(ORG.OPENOFFICE.STYLE(IF([.AZ9]=1;&quot;seg1&quot;;IF([.AZ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9];[.$G$5:.$M$22];[.AZ4];0)" office:value-type="float" office:value="1" table:number-columns-spanned="1" table:number-rows-spanned="2">
            <text:p>1</text:p>
          </table:table-cell>
          <table:table-cell table:style-name="seg1" table:formula="of:=[.BE9]&amp;T(ORG.OPENOFFICE.STYLE(IF([.BC9]=1;&quot;seg1&quot;;IF([.BC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9];[.$G$5:.$M$22];[.BF4];0)" office:value-type="float" office:value="0" table:number-columns-spanned="1" table:number-rows-spanned="2">
            <text:p>0</text:p>
          </table:table-cell>
          <table:table-cell table:style-name="seg0" table:formula="of:=[.BH9]&amp;T(ORG.OPENOFFICE.STYLE(IF([.BF9]=1;&quot;seg1&quot;;IF([.BF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9];[.$G$5:.$M$22];[.BF4];0)" office:value-type="float" office:value="1" table:number-columns-spanned="1" table:number-rows-spanned="2">
            <text:p>1</text:p>
          </table:table-cell>
          <table:table-cell table:style-name="seg1" table:formula="of:=[.BK9]&amp;T(ORG.OPENOFFICE.STYLE(IF([.BI9]=1;&quot;seg1&quot;;IF([.BI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9]+1" office:value-type="float" office:value="3">
            <text:p>3</text:p>
          </table:table-cell>
          <table:table-cell table:style-name="ce31" table:formula="of:=MOD(ROUNDDOWN([.$B10]/[.C$6]);2)" office:value-type="float" office:value="0">
            <text:p>0</text:p>
          </table:table-cell>
          <table:table-cell table:style-name="ce31" table:formula="of:=MOD(ROUNDDOWN([.$B10]/[.D$6]);2)" office:value-type="float" office:value="0">
            <text:p>0</text:p>
          </table:table-cell>
          <table:table-cell table:style-name="ce31" table:formula="of:=MOD(ROUNDDOWN([.$B10]/[.E$6]);2)" office:value-type="float" office:value="1">
            <text:p>1</text:p>
          </table:table-cell>
          <table:table-cell table:style-name="ce43" table:formula="of:=MOD(ROUNDDOWN([.$B10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0]+1" office:value-type="float" office:value="4">
            <text:p>4</text:p>
          </table:table-cell>
          <table:table-cell table:style-name="ce31" table:formula="of:=MOD(ROUNDDOWN([.$B11]/[.C$6]);2)" office:value-type="float" office:value="0">
            <text:p>0</text:p>
          </table:table-cell>
          <table:table-cell table:style-name="ce31" table:formula="of:=MOD(ROUNDDOWN([.$B11]/[.D$6]);2)" office:value-type="float" office:value="1">
            <text:p>1</text:p>
          </table:table-cell>
          <table:table-cell table:style-name="ce31" table:formula="of:=MOD(ROUNDDOWN([.$B11]/[.E$6]);2)" office:value-type="float" office:value="0">
            <text:p>0</text:p>
          </table:table-cell>
          <table:table-cell table:style-name="ce43" table:formula="of:=MOD(ROUNDDOWN([.$B11]/[.F$6]);2)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11];[.$G$5:.$M$22];[.P4];0)" office:value-type="float" office:value="1">
            <text:p>1</text:p>
          </table:table-cell>
          <table:table-cell table:style-name="seg1" table:formula="of:=[.T11]&amp;T(ORG.OPENOFFICE.STYLE(IF([.Q11]=1;&quot;seg1&quot;;IF([.Q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11];[.$G$5:.$M$22];[.V4];0)" office:value-type="float" office:value="0">
            <text:p>0</text:p>
          </table:table-cell>
          <table:table-cell table:style-name="seg0" table:formula="of:=[.Z11]&amp;T(ORG.OPENOFFICE.STYLE(IF([.W11]=1;&quot;seg1&quot;;IF([.W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11];[.$G$5:.$M$22];[.AB4];0)" office:value-type="float" office:value="1">
            <text:p>1</text:p>
          </table:table-cell>
          <table:table-cell table:style-name="seg1" table:formula="of:=[.AF11]&amp;T(ORG.OPENOFFICE.STYLE(IF([.AC11]=1;&quot;seg1&quot;;IF([.AC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11];[.$G$5:.$M$22];[.AH4];0)" office:value-type="float" office:value="1">
            <text:p>1</text:p>
          </table:table-cell>
          <table:table-cell table:style-name="seg1" table:formula="of:=[.AL11]&amp;T(ORG.OPENOFFICE.STYLE(IF([.AI11]=1;&quot;seg1&quot;;IF([.AI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11];[.$G$5:.$M$22];[.AN4];0)" office:value-type="float" office:value="0">
            <text:p>0</text:p>
          </table:table-cell>
          <table:table-cell table:style-name="seg0" table:formula="of:=[.AR11]&amp;T(ORG.OPENOFFICE.STYLE(IF([.AO11]=1;&quot;seg1&quot;;IF([.AO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11];[.$G$5:.$M$22];[.AT4];0)" office:value-type="float" office:value="1">
            <text:p>1</text:p>
          </table:table-cell>
          <table:table-cell table:style-name="seg1" table:formula="of:=[.AX11]&amp;T(ORG.OPENOFFICE.STYLE(IF([.AU11]=1;&quot;seg1&quot;;IF([.AU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11];[.$G$5:.$M$22];[.AZ4];0)" office:value-type="float" office:value="1">
            <text:p>1</text:p>
          </table:table-cell>
          <table:table-cell table:style-name="seg1" table:formula="of:=[.BD11]&amp;T(ORG.OPENOFFICE.STYLE(IF([.BA11]=1;&quot;seg1&quot;;IF([.BA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11];[.$G$5:.$M$22];[.BF4];0)" office:value-type="float" office:value="0">
            <text:p>0</text:p>
          </table:table-cell>
          <table:table-cell table:style-name="seg0" table:formula="of:=[.BJ11]&amp;T(ORG.OPENOFFICE.STYLE(IF([.BG11]=1;&quot;seg1&quot;;IF([.BG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1]+1" office:value-type="float" office:value="5">
            <text:p>5</text:p>
          </table:table-cell>
          <table:table-cell table:style-name="ce31" table:formula="of:=MOD(ROUNDDOWN([.$B12]/[.C$6]);2)" office:value-type="float" office:value="0">
            <text:p>0</text:p>
          </table:table-cell>
          <table:table-cell table:style-name="ce31" table:formula="of:=MOD(ROUNDDOWN([.$B12]/[.D$6]);2)" office:value-type="float" office:value="1">
            <text:p>1</text:p>
          </table:table-cell>
          <table:table-cell table:style-name="ce31" table:formula="of:=MOD(ROUNDDOWN([.$B12]/[.E$6]);2)" office:value-type="float" office:value="0">
            <text:p>0</text:p>
          </table:table-cell>
          <table:table-cell table:style-name="ce43" table:formula="of:=MOD(ROUNDDOWN([.$B12]/[.F$6]);2)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2]+1" office:value-type="float" office:value="6">
            <text:p>6</text:p>
          </table:table-cell>
          <table:table-cell table:style-name="ce31" table:formula="of:=MOD(ROUNDDOWN([.$B13]/[.C$6]);2)" office:value-type="float" office:value="0">
            <text:p>0</text:p>
          </table:table-cell>
          <table:table-cell table:style-name="ce31" table:formula="of:=MOD(ROUNDDOWN([.$B13]/[.D$6]);2)" office:value-type="float" office:value="1">
            <text:p>1</text:p>
          </table:table-cell>
          <table:table-cell table:style-name="ce31" table:formula="of:=MOD(ROUNDDOWN([.$B13]/[.E$6]);2)" office:value-type="float" office:value="1">
            <text:p>1</text:p>
          </table:table-cell>
          <table:table-cell table:style-name="ce43" table:formula="of:=MOD(ROUNDDOWN([.$B13]/[.F$6]);2)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79" table:formula="of:=[.BF3]+1" office:value-type="float" office:value="8" table:number-columns-spanned="6" table:number-rows-spanned="1">
            <text:p>8</text:p>
          </table:table-cell>
          <table:covered-table-cell table:number-columns-repeated="4" table:style-name="ce91"/>
          <table:covered-table-cell table:style-name="ce101"/>
          <table:table-cell table:style-name="ce79" table:formula="of:=[.P13]+1" office:value-type="float" office:value="9" table:number-columns-spanned="6" table:number-rows-spanned="1">
            <text:p>9</text:p>
          </table:table-cell>
          <table:covered-table-cell table:number-columns-repeated="4" table:style-name="ce91"/>
          <table:covered-table-cell table:style-name="ce101"/>
          <table:table-cell table:style-name="ce79" table:formula="of:=[.V13]+1" office:value-type="float" office:value="10" table:number-columns-spanned="6" table:number-rows-spanned="1">
            <text:p>10</text:p>
          </table:table-cell>
          <table:covered-table-cell table:number-columns-repeated="4" table:style-name="ce91"/>
          <table:covered-table-cell table:style-name="ce101"/>
          <table:table-cell table:style-name="ce79" table:formula="of:=[.AB13]+1" office:value-type="float" office:value="11" table:number-columns-spanned="6" table:number-rows-spanned="1">
            <text:p>11</text:p>
          </table:table-cell>
          <table:covered-table-cell table:number-columns-repeated="4" table:style-name="ce91"/>
          <table:covered-table-cell table:style-name="ce101"/>
          <table:table-cell table:style-name="ce79" table:formula="of:=[.AH13]+1" office:value-type="float" office:value="12" table:number-columns-spanned="6" table:number-rows-spanned="1">
            <text:p>12</text:p>
          </table:table-cell>
          <table:covered-table-cell table:number-columns-repeated="4" table:style-name="ce91"/>
          <table:covered-table-cell table:style-name="ce101"/>
          <table:table-cell table:style-name="ce79" table:formula="of:=[.AN13]+1" office:value-type="float" office:value="13" table:number-columns-spanned="6" table:number-rows-spanned="1">
            <text:p>13</text:p>
          </table:table-cell>
          <table:covered-table-cell table:number-columns-repeated="4" table:style-name="ce91"/>
          <table:covered-table-cell table:style-name="ce101"/>
          <table:table-cell table:style-name="ce79" table:formula="of:=[.AT13]+1" office:value-type="float" office:value="14" table:number-columns-spanned="6" table:number-rows-spanned="1">
            <text:p>14</text:p>
          </table:table-cell>
          <table:covered-table-cell table:number-columns-repeated="4" table:style-name="ce91"/>
          <table:covered-table-cell table:style-name="ce101"/>
          <table:table-cell table:style-name="ce79" table:formula="of:=[.AZ13]+1" office:value-type="float" office:value="15" table:number-columns-spanned="6" table:number-rows-spanned="1">
            <text:p>15</text:p>
          </table:table-cell>
          <table:covered-table-cell table:number-columns-repeated="4" table:style-name="ce91"/>
          <table:covered-table-cell table:style-name="ce101"/>
          <table:table-cell table:number-columns-repeated="815"/>
          <table:table-cell table:style-name="Default" table:number-columns-repeated="111"/>
          <table:table-cell table:number-columns-repeated="35"/>
        </table:table-row>
        <table:table-row table:style-name="ro4">
          <table:table-cell/>
          <table:table-cell table:style-name="ce19" table:formula="of:=[.B13]+1" office:value-type="float" office:value="7">
            <text:p>7</text:p>
          </table:table-cell>
          <table:table-cell table:style-name="ce31" table:formula="of:=MOD(ROUNDDOWN([.$B14]/[.C$6]);2)" office:value-type="float" office:value="0">
            <text:p>0</text:p>
          </table:table-cell>
          <table:table-cell table:style-name="ce31" table:formula="of:=MOD(ROUNDDOWN([.$B14]/[.D$6]);2)" office:value-type="float" office:value="1">
            <text:p>1</text:p>
          </table:table-cell>
          <table:table-cell table:style-name="ce31" table:formula="of:=MOD(ROUNDDOWN([.$B14]/[.E$6]);2)" office:value-type="float" office:value="1">
            <text:p>1</text:p>
          </table:table-cell>
          <table:table-cell table:style-name="ce43" table:formula="of:=MOD(ROUNDDOWN([.$B14]/[.F$6]);2)" office:value-type="float" office:value="1">
            <text:p>1</text:p>
          </table:table-cell>
          <table:table-cell table:number-columns-repeated="3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4"/>
          <table:table-cell table:style-name="ce5"/>
          <table:table-cell table:style-name="ce80" table:formula="of:=MATCH([.P13];[.$B$7:.$B$22];0)+2" office:value-type="float" office:value="11" table:number-columns-spanned="6" table:number-rows-spanned="1">
            <text:p>11</text:p>
          </table:table-cell>
          <table:covered-table-cell table:number-columns-repeated="4" table:style-name="ce92"/>
          <table:covered-table-cell table:style-name="ce102"/>
          <table:table-cell table:style-name="ce80" table:formula="of:=MATCH([.V13];[.$B$7:.$B$22];0)+2" office:value-type="float" office:value="12" table:number-columns-spanned="6" table:number-rows-spanned="1">
            <text:p>12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13];[.$B$7:.$B$22];0)+2" office:value-type="float" office:value="13" table:number-columns-spanned="6" table:number-rows-spanned="1">
            <text:p>13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13];[.$B$7:.$B$22];0)+2" office:value-type="float" office:value="14" table:number-columns-spanned="6" table:number-rows-spanned="1">
            <text:p>1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13];[.$B$7:.$B$22];0)+2" office:value-type="float" office:value="15" table:number-columns-spanned="6" table:number-rows-spanned="1">
            <text:p>1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13];[.$B$7:.$B$22];0)+2" office:value-type="float" office:value="16" table:number-columns-spanned="6" table:number-rows-spanned="1">
            <text:p>1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13];[.$B$7:.$B$22];0)+2" office:value-type="float" office:value="17" table:number-columns-spanned="6" table:number-rows-spanned="1">
            <text:p>17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13];[.$B$7:.$B$22];0)+2" office:value-type="float" office:value="18" table:number-columns-spanned="6" table:number-rows-spanned="1">
            <text:p>18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4]+1" office:value-type="float" office:value="8">
            <text:p>8</text:p>
          </table:table-cell>
          <table:table-cell table:style-name="ce31" table:formula="of:=MOD(ROUNDDOWN([.$B15]/[.C$6]);2)" office:value-type="float" office:value="1">
            <text:p>1</text:p>
          </table:table-cell>
          <table:table-cell table:style-name="ce31" table:formula="of:=MOD(ROUNDDOWN([.$B15]/[.D$6]);2)" office:value-type="float" office:value="0">
            <text:p>0</text:p>
          </table:table-cell>
          <table:table-cell table:style-name="ce31" table:formula="of:=MOD(ROUNDDOWN([.$B15]/[.E$6]);2)" office:value-type="float" office:value="0">
            <text:p>0</text:p>
          </table:table-cell>
          <table:table-cell table:style-name="ce43" table:formula="of:=MOD(ROUNDDOWN([.$B15]/[.F$6]);2)" office:value-type="float" office:value="0">
            <text:p>0</text:p>
          </table:table-cell>
          <table:table-cell table:number-columns-repeated="7"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5];[.$G$5:.$M$22];[.P14];0)" office:value-type="float" office:value="1">
            <text:p>1</text:p>
          </table:table-cell>
          <table:table-cell table:style-name="seg1" table:formula="of:=[.T15]&amp;T(ORG.OPENOFFICE.STYLE(IF([.Q15]=1;&quot;seg1&quot;;IF([.Q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15];[.$G$5:.$M$22];[.V14];0)" office:value-type="float" office:value="1">
            <text:p>1</text:p>
          </table:table-cell>
          <table:table-cell table:style-name="seg1" table:formula="of:=[.Z15]&amp;T(ORG.OPENOFFICE.STYLE(IF([.W15]=1;&quot;seg1&quot;;IF([.W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15];[.$G$5:.$M$22];[.AB14];0)" office:value-type="string" office:string-value="X">
            <text:p>X</text:p>
          </table:table-cell>
          <table:table-cell table:style-name="segX" table:formula="of:=[.AF15]&amp;T(ORG.OPENOFFICE.STYLE(IF([.AC15]=1;&quot;seg1&quot;;IF([.AC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15];[.$G$5:.$M$22];[.AH14];0)" office:value-type="string" office:string-value="X">
            <text:p>X</text:p>
          </table:table-cell>
          <table:table-cell table:style-name="segX" table:formula="of:=[.AL15]&amp;T(ORG.OPENOFFICE.STYLE(IF([.AI15]=1;&quot;seg1&quot;;IF([.AI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15];[.$G$5:.$M$22];[.AN14];0)" office:value-type="string" office:string-value="X">
            <text:p>X</text:p>
          </table:table-cell>
          <table:table-cell table:style-name="segX" table:formula="of:=[.AR15]&amp;T(ORG.OPENOFFICE.STYLE(IF([.AO15]=1;&quot;seg1&quot;;IF([.AO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15];[.$G$5:.$M$22];[.AT14];0)" office:value-type="string" office:string-value="X">
            <text:p>X</text:p>
          </table:table-cell>
          <table:table-cell table:style-name="segX" table:formula="of:=[.AX15]&amp;T(ORG.OPENOFFICE.STYLE(IF([.AU15]=1;&quot;seg1&quot;;IF([.AU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15];[.$G$5:.$M$22];[.AZ14];0)" office:value-type="string" office:string-value="X">
            <text:p>X</text:p>
          </table:table-cell>
          <table:table-cell table:style-name="segX" table:formula="of:=[.BD15]&amp;T(ORG.OPENOFFICE.STYLE(IF([.BA15]=1;&quot;seg1&quot;;IF([.BA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15];[.$G$5:.$M$22];[.BF14];0)" office:value-type="string" office:string-value="X">
            <text:p>X</text:p>
          </table:table-cell>
          <table:table-cell table:style-name="segX" table:formula="of:=[.BJ15]&amp;T(ORG.OPENOFFICE.STYLE(IF([.BG15]=1;&quot;seg1&quot;;IF([.BG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5]+1" office:value-type="float" office:value="9">
            <text:p>9</text:p>
          </table:table-cell>
          <table:table-cell table:style-name="ce31" table:formula="of:=MOD(ROUNDDOWN([.$B16]/[.C$6]);2)" office:value-type="float" office:value="1">
            <text:p>1</text:p>
          </table:table-cell>
          <table:table-cell table:style-name="ce31" table:formula="of:=MOD(ROUNDDOWN([.$B16]/[.D$6]);2)" office:value-type="float" office:value="0">
            <text:p>0</text:p>
          </table:table-cell>
          <table:table-cell table:style-name="ce31" table:formula="of:=MOD(ROUNDDOWN([.$B16]/[.E$6]);2)" office:value-type="float" office:value="0">
            <text:p>0</text:p>
          </table:table-cell>
          <table:table-cell table:style-name="ce43" table:formula="of:=MOD(ROUNDDOWN([.$B16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1" table:formula="of:=HLOOKUP([.R16];[.$G$5:.$M$22];[.P14];0)" office:value-type="float" office:value="1" table:number-columns-spanned="1" table:number-rows-spanned="2">
            <text:p>1</text:p>
          </table:table-cell>
          <table:table-cell table:style-name="seg1" table:formula="of:=[.R16]&amp;T(ORG.OPENOFFICE.STYLE(IF([.P16]=1;&quot;seg1&quot;;IF([.P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16];[.$G$5:.$M$22];[.P14];0)" office:value-type="float" office:value="1" table:number-columns-spanned="1" table:number-rows-spanned="2">
            <text:p>1</text:p>
          </table:table-cell>
          <table:table-cell table:style-name="seg1" table:formula="of:=[.U16]&amp;T(ORG.OPENOFFICE.STYLE(IF([.S16]=1;&quot;seg1&quot;;IF([.S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16];[.$G$5:.$M$22];[.V14];0)" office:value-type="float" office:value="1" table:number-columns-spanned="1" table:number-rows-spanned="2">
            <text:p>1</text:p>
          </table:table-cell>
          <table:table-cell table:style-name="seg1" table:formula="of:=[.X16]&amp;T(ORG.OPENOFFICE.STYLE(IF([.V16]=1;&quot;seg1&quot;;IF([.V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16];[.$G$5:.$M$22];[.V14];0)" office:value-type="float" office:value="1" table:number-columns-spanned="1" table:number-rows-spanned="2">
            <text:p>1</text:p>
          </table:table-cell>
          <table:table-cell table:style-name="seg1" table:formula="of:=[.AA16]&amp;T(ORG.OPENOFFICE.STYLE(IF([.Y16]=1;&quot;seg1&quot;;IF([.Y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6]&amp;T(ORG.OPENOFFICE.STYLE(IF([.AB16]=1;&quot;seg1&quot;;IF([.AB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6]&amp;T(ORG.OPENOFFICE.STYLE(IF([.AE16]=1;&quot;seg1&quot;;IF([.AE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6]&amp;T(ORG.OPENOFFICE.STYLE(IF([.AH16]=1;&quot;seg1&quot;;IF([.AH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6]&amp;T(ORG.OPENOFFICE.STYLE(IF([.AK16]=1;&quot;seg1&quot;;IF([.AK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6]&amp;T(ORG.OPENOFFICE.STYLE(IF([.AN16]=1;&quot;seg1&quot;;IF([.AN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6]&amp;T(ORG.OPENOFFICE.STYLE(IF([.AQ16]=1;&quot;seg1&quot;;IF([.AQ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6]&amp;T(ORG.OPENOFFICE.STYLE(IF([.AT16]=1;&quot;seg1&quot;;IF([.AT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6]&amp;T(ORG.OPENOFFICE.STYLE(IF([.AW16]=1;&quot;seg1&quot;;IF([.AW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6]&amp;T(ORG.OPENOFFICE.STYLE(IF([.AZ16]=1;&quot;seg1&quot;;IF([.AZ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6]&amp;T(ORG.OPENOFFICE.STYLE(IF([.BC16]=1;&quot;seg1&quot;;IF([.BC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6]&amp;T(ORG.OPENOFFICE.STYLE(IF([.BF16]=1;&quot;seg1&quot;;IF([.BF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6]&amp;T(ORG.OPENOFFICE.STYLE(IF([.BI16]=1;&quot;seg1&quot;;IF([.BI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6]+1" office:value-type="float" office:value="10">
            <text:p>10</text:p>
          </table:table-cell>
          <table:table-cell table:style-name="ce31" table:formula="of:=MOD(ROUNDDOWN([.$B17]/[.C$6]);2)" office:value-type="float" office:value="1">
            <text:p>1</text:p>
          </table:table-cell>
          <table:table-cell table:style-name="ce31" table:formula="of:=MOD(ROUNDDOWN([.$B17]/[.D$6]);2)" office:value-type="float" office:value="0">
            <text:p>0</text:p>
          </table:table-cell>
          <table:table-cell table:style-name="ce31" table:formula="of:=MOD(ROUNDDOWN([.$B17]/[.E$6]);2)" office:value-type="float" office:value="1">
            <text:p>1</text:p>
          </table:table-cell>
          <table:table-cell table:style-name="ce43" table:formula="of:=MOD(ROUNDDOWN([.$B17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7]+1" office:value-type="float" office:value="11">
            <text:p>11</text:p>
          </table:table-cell>
          <table:table-cell table:style-name="ce31" table:formula="of:=MOD(ROUNDDOWN([.$B18]/[.C$6]);2)" office:value-type="float" office:value="1">
            <text:p>1</text:p>
          </table:table-cell>
          <table:table-cell table:style-name="ce31" table:formula="of:=MOD(ROUNDDOWN([.$B18]/[.D$6]);2)" office:value-type="float" office:value="0">
            <text:p>0</text:p>
          </table:table-cell>
          <table:table-cell table:style-name="ce31" table:formula="of:=MOD(ROUNDDOWN([.$B18]/[.E$6]);2)" office:value-type="float" office:value="1">
            <text:p>1</text:p>
          </table:table-cell>
          <table:table-cell table:style-name="ce43" table:formula="of:=MOD(ROUNDDOWN([.$B18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8];[.$G$5:.$M$22];[.P14];0)" office:value-type="float" office:value="1">
            <text:p>1</text:p>
          </table:table-cell>
          <table:table-cell table:style-name="seg1" table:formula="of:=[.T18]&amp;T(ORG.OPENOFFICE.STYLE(IF([.Q18]=1;&quot;seg1&quot;;IF([.Q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18];[.$G$5:.$M$22];[.V14];0)" office:value-type="float" office:value="1">
            <text:p>1</text:p>
          </table:table-cell>
          <table:table-cell table:style-name="seg1" table:formula="of:=[.Z18]&amp;T(ORG.OPENOFFICE.STYLE(IF([.W18]=1;&quot;seg1&quot;;IF([.W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18];[.$G$5:.$M$22];[.AB14];0)" office:value-type="string" office:string-value="X">
            <text:p>X</text:p>
          </table:table-cell>
          <table:table-cell table:style-name="segX" table:formula="of:=[.AF18]&amp;T(ORG.OPENOFFICE.STYLE(IF([.AC18]=1;&quot;seg1&quot;;IF([.AC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18];[.$G$5:.$M$22];[.AH14];0)" office:value-type="string" office:string-value="X">
            <text:p>X</text:p>
          </table:table-cell>
          <table:table-cell table:style-name="segX" table:formula="of:=[.AL18]&amp;T(ORG.OPENOFFICE.STYLE(IF([.AI18]=1;&quot;seg1&quot;;IF([.AI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18];[.$G$5:.$M$22];[.AN14];0)" office:value-type="string" office:string-value="X">
            <text:p>X</text:p>
          </table:table-cell>
          <table:table-cell table:style-name="segX" table:formula="of:=[.AR18]&amp;T(ORG.OPENOFFICE.STYLE(IF([.AO18]=1;&quot;seg1&quot;;IF([.AO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18];[.$G$5:.$M$22];[.AT14];0)" office:value-type="string" office:string-value="X">
            <text:p>X</text:p>
          </table:table-cell>
          <table:table-cell table:style-name="segX" table:formula="of:=[.AX18]&amp;T(ORG.OPENOFFICE.STYLE(IF([.AU18]=1;&quot;seg1&quot;;IF([.AU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18];[.$G$5:.$M$22];[.AZ14];0)" office:value-type="string" office:string-value="X">
            <text:p>X</text:p>
          </table:table-cell>
          <table:table-cell table:style-name="segX" table:formula="of:=[.BD18]&amp;T(ORG.OPENOFFICE.STYLE(IF([.BA18]=1;&quot;seg1&quot;;IF([.BA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18];[.$G$5:.$M$22];[.BF14];0)" office:value-type="string" office:string-value="X">
            <text:p>X</text:p>
          </table:table-cell>
          <table:table-cell table:style-name="segX" table:formula="of:=[.BJ18]&amp;T(ORG.OPENOFFICE.STYLE(IF([.BG18]=1;&quot;seg1&quot;;IF([.BG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8]+1" office:value-type="float" office:value="12">
            <text:p>12</text:p>
          </table:table-cell>
          <table:table-cell table:style-name="ce31" table:formula="of:=MOD(ROUNDDOWN([.$B19]/[.C$6]);2)" office:value-type="float" office:value="1">
            <text:p>1</text:p>
          </table:table-cell>
          <table:table-cell table:style-name="ce31" table:formula="of:=MOD(ROUNDDOWN([.$B19]/[.D$6]);2)" office:value-type="float" office:value="1">
            <text:p>1</text:p>
          </table:table-cell>
          <table:table-cell table:style-name="ce31" table:formula="of:=MOD(ROUNDDOWN([.$B19]/[.E$6]);2)" office:value-type="float" office:value="0">
            <text:p>0</text:p>
          </table:table-cell>
          <table:table-cell table:style-name="ce43" table:formula="of:=MOD(ROUNDDOWN([.$B19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9];[.$G$5:.$M$22];[.P14];0)" office:value-type="float" office:value="1" table:number-columns-spanned="1" table:number-rows-spanned="2">
            <text:p>1</text:p>
          </table:table-cell>
          <table:table-cell table:style-name="seg1" table:formula="of:=[.R19]&amp;T(ORG.OPENOFFICE.STYLE(IF([.P19]=1;&quot;seg1&quot;;IF([.P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19];[.$G$5:.$M$22];[.P14];0)" office:value-type="float" office:value="1" table:number-columns-spanned="1" table:number-rows-spanned="2">
            <text:p>1</text:p>
          </table:table-cell>
          <table:table-cell table:style-name="seg1" table:formula="of:=[.U19]&amp;T(ORG.OPENOFFICE.STYLE(IF([.S19]=1;&quot;seg1&quot;;IF([.S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19];[.$G$5:.$M$22];[.V14];0)" office:value-type="float" office:value="0" table:number-columns-spanned="1" table:number-rows-spanned="2">
            <text:p>0</text:p>
          </table:table-cell>
          <table:table-cell table:style-name="seg0" table:formula="of:=[.X19]&amp;T(ORG.OPENOFFICE.STYLE(IF([.V19]=1;&quot;seg1&quot;;IF([.V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19];[.$G$5:.$M$22];[.V14];0)" office:value-type="float" office:value="1" table:number-columns-spanned="1" table:number-rows-spanned="2">
            <text:p>1</text:p>
          </table:table-cell>
          <table:table-cell table:style-name="seg1" table:formula="of:=[.AA19]&amp;T(ORG.OPENOFFICE.STYLE(IF([.Y19]=1;&quot;seg1&quot;;IF([.Y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9]&amp;T(ORG.OPENOFFICE.STYLE(IF([.AB19]=1;&quot;seg1&quot;;IF([.AB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9]&amp;T(ORG.OPENOFFICE.STYLE(IF([.AE19]=1;&quot;seg1&quot;;IF([.AE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9]&amp;T(ORG.OPENOFFICE.STYLE(IF([.AH19]=1;&quot;seg1&quot;;IF([.AH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9]&amp;T(ORG.OPENOFFICE.STYLE(IF([.AK19]=1;&quot;seg1&quot;;IF([.AK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9]&amp;T(ORG.OPENOFFICE.STYLE(IF([.AN19]=1;&quot;seg1&quot;;IF([.AN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9]&amp;T(ORG.OPENOFFICE.STYLE(IF([.AQ19]=1;&quot;seg1&quot;;IF([.AQ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9]&amp;T(ORG.OPENOFFICE.STYLE(IF([.AT19]=1;&quot;seg1&quot;;IF([.AT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9]&amp;T(ORG.OPENOFFICE.STYLE(IF([.AW19]=1;&quot;seg1&quot;;IF([.AW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9]&amp;T(ORG.OPENOFFICE.STYLE(IF([.AZ19]=1;&quot;seg1&quot;;IF([.AZ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9]&amp;T(ORG.OPENOFFICE.STYLE(IF([.BC19]=1;&quot;seg1&quot;;IF([.BC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9]&amp;T(ORG.OPENOFFICE.STYLE(IF([.BF19]=1;&quot;seg1&quot;;IF([.BF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9]&amp;T(ORG.OPENOFFICE.STYLE(IF([.BI19]=1;&quot;seg1&quot;;IF([.BI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19]+1" office:value-type="float" office:value="13">
            <text:p>13</text:p>
          </table:table-cell>
          <table:table-cell table:style-name="ce31" table:formula="of:=MOD(ROUNDDOWN([.$B20]/[.C$6]);2)" office:value-type="float" office:value="1">
            <text:p>1</text:p>
          </table:table-cell>
          <table:table-cell table:style-name="ce31" table:formula="of:=MOD(ROUNDDOWN([.$B20]/[.D$6]);2)" office:value-type="float" office:value="1">
            <text:p>1</text:p>
          </table:table-cell>
          <table:table-cell table:style-name="ce31" table:formula="of:=MOD(ROUNDDOWN([.$B20]/[.E$6]);2)" office:value-type="float" office:value="0">
            <text:p>0</text:p>
          </table:table-cell>
          <table:table-cell table:style-name="ce43" table:formula="of:=MOD(ROUNDDOWN([.$B20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20]+1" office:value-type="float" office:value="14">
            <text:p>14</text:p>
          </table:table-cell>
          <table:table-cell table:style-name="ce31" table:formula="of:=MOD(ROUNDDOWN([.$B21]/[.C$6]);2)" office:value-type="float" office:value="1">
            <text:p>1</text:p>
          </table:table-cell>
          <table:table-cell table:style-name="ce31" table:formula="of:=MOD(ROUNDDOWN([.$B21]/[.D$6]);2)" office:value-type="float" office:value="1">
            <text:p>1</text:p>
          </table:table-cell>
          <table:table-cell table:style-name="ce31" table:formula="of:=MOD(ROUNDDOWN([.$B21]/[.E$6]);2)" office:value-type="float" office:value="1">
            <text:p>1</text:p>
          </table:table-cell>
          <table:table-cell table:style-name="ce43" table:formula="of:=MOD(ROUNDDOWN([.$B2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21];[.$G$5:.$M$22];[.P14];0)" office:value-type="float" office:value="1">
            <text:p>1</text:p>
          </table:table-cell>
          <table:table-cell table:style-name="seg1" table:formula="of:=[.T21]&amp;T(ORG.OPENOFFICE.STYLE(IF([.Q21]=1;&quot;seg1&quot;;IF([.Q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21];[.$G$5:.$M$22];[.V14];0)" office:value-type="float" office:value="1">
            <text:p>1</text:p>
          </table:table-cell>
          <table:table-cell table:style-name="seg1" table:formula="of:=[.Z21]&amp;T(ORG.OPENOFFICE.STYLE(IF([.W21]=1;&quot;seg1&quot;;IF([.W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21];[.$G$5:.$M$22];[.AB14];0)" office:value-type="string" office:string-value="X">
            <text:p>X</text:p>
          </table:table-cell>
          <table:table-cell table:style-name="segX" table:formula="of:=[.AF21]&amp;T(ORG.OPENOFFICE.STYLE(IF([.AC21]=1;&quot;seg1&quot;;IF([.AC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21];[.$G$5:.$M$22];[.AH14];0)" office:value-type="string" office:string-value="X">
            <text:p>X</text:p>
          </table:table-cell>
          <table:table-cell table:style-name="segX" table:formula="of:=[.AL21]&amp;T(ORG.OPENOFFICE.STYLE(IF([.AI21]=1;&quot;seg1&quot;;IF([.AI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21];[.$G$5:.$M$22];[.AN14];0)" office:value-type="string" office:string-value="X">
            <text:p>X</text:p>
          </table:table-cell>
          <table:table-cell table:style-name="segX" table:formula="of:=[.AR21]&amp;T(ORG.OPENOFFICE.STYLE(IF([.AO21]=1;&quot;seg1&quot;;IF([.AO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21];[.$G$5:.$M$22];[.AT14];0)" office:value-type="string" office:string-value="X">
            <text:p>X</text:p>
          </table:table-cell>
          <table:table-cell table:style-name="segX" table:formula="of:=[.AX21]&amp;T(ORG.OPENOFFICE.STYLE(IF([.AU21]=1;&quot;seg1&quot;;IF([.AU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21];[.$G$5:.$M$22];[.AZ14];0)" office:value-type="string" office:string-value="X">
            <text:p>X</text:p>
          </table:table-cell>
          <table:table-cell table:style-name="segX" table:formula="of:=[.BD21]&amp;T(ORG.OPENOFFICE.STYLE(IF([.BA21]=1;&quot;seg1&quot;;IF([.BA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21];[.$G$5:.$M$22];[.BF14];0)" office:value-type="string" office:string-value="X">
            <text:p>X</text:p>
          </table:table-cell>
          <table:table-cell table:style-name="segX" table:formula="of:=[.BJ21]&amp;T(ORG.OPENOFFICE.STYLE(IF([.BG21]=1;&quot;seg1&quot;;IF([.BG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7" table:formula="of:=[.B21]+1" office:value-type="float" office:value="15">
            <text:p>15</text:p>
          </table:table-cell>
          <table:table-cell table:style-name="ce31" table:formula="of:=MOD(ROUNDDOWN([.$B22]/[.C$6]);2)" office:value-type="float" office:value="1">
            <text:p>1</text:p>
          </table:table-cell>
          <table:table-cell table:style-name="ce31" table:formula="of:=MOD(ROUNDDOWN([.$B22]/[.D$6]);2)" office:value-type="float" office:value="1">
            <text:p>1</text:p>
          </table:table-cell>
          <table:table-cell table:style-name="ce31" table:formula="of:=MOD(ROUNDDOWN([.$B22]/[.E$6]);2)" office:value-type="float" office:value="1">
            <text:p>1</text:p>
          </table:table-cell>
          <table:table-cell table:style-name="ce43" table:formula="of:=MOD(ROUNDDOWN([.$B2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20" table:number-columns-repeated="12"/>
          <table:table-cell table:style-name="Default"/>
          <table:table-cell table:style-name="ce5"/>
          <table:table-cell table:number-columns-repeated="914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 table:number-columns-repeated="14"/>
          <table:table-cell/>
          <table:table-cell table:style-name="ce84" office:value-type="string" table:number-columns-spanned="48" table:number-rows-spanned="1">
            <text:p>Karnaugh-maps</text:p>
          </table:table-cell>
          <table:covered-table-cell table:number-columns-repeated="12" table:style-name="Default"/>
          <table:covered-table-cell table:style-name="ce29"/>
          <table:covered-table-cell table:number-columns-repeated="34"/>
          <table:table-cell table:number-columns-repeated="961"/>
        </table:table-row>
        <table:table-row table:style-name="ro4">
          <table:table-cell table:style-name="Default" table:number-columns-repeated="14"/>
          <table:table-cell table:style-name="ce75"/>
          <table:table-cell table:style-name="ce6" office:value-type="string" table:number-columns-spanned="2" table:number-rows-spanned="2">
            <text:p>a</text:p>
          </table:table-cell>
          <table:covered-table-cell table:style-name="ce21" table:formula="of:=MATCH([.P25];[.$G$5:.$M$5])+5" office:value-type="float" office:value="6">
            <text:p>6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b</text:p>
          </table:table-cell>
          <table:covered-table-cell table:style-name="ce115" table:formula="of:=MATCH([.W25];[.$G$5:.$M$5])+5" office:value-type="float" office:value="7">
            <text:p>7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c</text:p>
          </table:table-cell>
          <table:covered-table-cell table:style-name="ce21" table:formula="of:=MATCH([.AD25];[.$G$5:.$M$5])+5" office:value-type="float" office:value="8">
            <text:p>8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d</text:p>
          </table:table-cell>
          <table:covered-table-cell table:style-name="ce21" table:formula="of:=MATCH([.AK25];[.$G$5:.$M$5])+5" office:value-type="float" office:value="9">
            <text:p>9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e</text:p>
          </table:table-cell>
          <table:covered-table-cell table:style-name="ce21" table:formula="of:=MATCH([.AR25];[.$G$5:.$M$5])+5" office:value-type="float" office:value="10">
            <text:p>10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f</text:p>
          </table:table-cell>
          <table:covered-table-cell table:style-name="ce21" table:formula="of:=MATCH([.AY25];[.$G$5:.$M$5])+5" office:value-type="float" office:value="11">
            <text:p>11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g</text:p>
          </table:table-cell>
          <table:covered-table-cell table:style-name="ce21" table:formula="of:=MATCH([.BF25];[.$G$5:.$M$5])+5" office:value-type="float" office:value="12">
            <text:p>12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110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R25];1;1);[.$C$5:.$F$6];2;0)*MID([.R26];1;1) + HLOOKUP(MID([.R25];2;1);[.$C$5:.$F$6];2;0)*MID([.R26];2;1)" office:value-type="float" office:value="0">
            <text:p>0</text:p>
          </table:table-cell>
          <table:table-cell table:style-name="ce34" table:formula="of:=HLOOKUP(MID([.R25];1;1);[.$C$5:.$F$6];2;0)*MID([.S26];1;1) + HLOOKUP(MID([.R25];2;1);[.$C$5:.$F$6];2;0)*MID([.S26];2;1)" office:value-type="float" office:value="1">
            <text:p>1</text:p>
          </table:table-cell>
          <table:table-cell table:style-name="ce34" table:formula="of:=HLOOKUP(MID([.R25];1;1);[.$C$5:.$F$6];2;0)*MID([.T26];1;1) + HLOOKUP(MID([.R25];2;1);[.$C$5:.$F$6];2;0)*MID([.T26];2;1)" office:value-type="float" office:value="3">
            <text:p>3</text:p>
          </table:table-cell>
          <table:table-cell table:style-name="ce34" table:formula="of:=HLOOKUP(MID([.R25];1;1);[.$C$5:.$F$6];2;0)*MID([.U26];1;1) + HLOOKUP(MID([.R25];2;1);[.$C$5:.$F$6];2;0)*MID([.U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Y25];1;1);[.$C$5:.$F$6];2;0)*MID([.Y26];1;1) + HLOOKUP(MID([.Y25];2;1);[.$C$5:.$F$6];2;0)*MID([.Y26];2;1)" office:value-type="float" office:value="0">
            <text:p>0</text:p>
          </table:table-cell>
          <table:table-cell table:style-name="ce34" table:formula="of:=HLOOKUP(MID([.Y25];1;1);[.$C$5:.$F$6];2;0)*MID([.Z26];1;1) + HLOOKUP(MID([.Y25];2;1);[.$C$5:.$F$6];2;0)*MID([.Z26];2;1)" office:value-type="float" office:value="1">
            <text:p>1</text:p>
          </table:table-cell>
          <table:table-cell table:style-name="ce34" table:formula="of:=HLOOKUP(MID([.Y25];1;1);[.$C$5:.$F$6];2;0)*MID([.AA26];1;1) + HLOOKUP(MID([.Y25];2;1);[.$C$5:.$F$6];2;0)*MID([.AA26];2;1)" office:value-type="float" office:value="3">
            <text:p>3</text:p>
          </table:table-cell>
          <table:table-cell table:style-name="ce119" table:formula="of:=HLOOKUP(MID([.Y25];1;1);[.$C$5:.$F$6];2;0)*MID([.AB26];1;1) + HLOOKUP(MID([.Y25];2;1);[.$C$5:.$F$6];2;0)*MID([.AB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F25];1;1);[.$C$5:.$F$6];2;0)*MID([.AF26];1;1) + HLOOKUP(MID([.AF25];2;1);[.$C$5:.$F$6];2;0)*MID([.AF26];2;1)" office:value-type="float" office:value="0">
            <text:p>0</text:p>
          </table:table-cell>
          <table:table-cell table:style-name="ce34" table:formula="of:=HLOOKUP(MID([.AF25];1;1);[.$C$5:.$F$6];2;0)*MID([.AG26];1;1) + HLOOKUP(MID([.AF25];2;1);[.$C$5:.$F$6];2;0)*MID([.AG26];2;1)" office:value-type="float" office:value="1">
            <text:p>1</text:p>
          </table:table-cell>
          <table:table-cell table:style-name="ce34" table:formula="of:=HLOOKUP(MID([.AF25];1;1);[.$C$5:.$F$6];2;0)*MID([.AH26];1;1) + HLOOKUP(MID([.AF25];2;1);[.$C$5:.$F$6];2;0)*MID([.AH26];2;1)" office:value-type="float" office:value="3">
            <text:p>3</text:p>
          </table:table-cell>
          <table:table-cell table:style-name="ce34" table:formula="of:=HLOOKUP(MID([.AF25];1;1);[.$C$5:.$F$6];2;0)*MID([.AI26];1;1) + HLOOKUP(MID([.AF25];2;1);[.$C$5:.$F$6];2;0)*MID([.AI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M25];1;1);[.$C$5:.$F$6];2;0)*MID([.AM26];1;1) + HLOOKUP(MID([.AM25];2;1);[.$C$5:.$F$6];2;0)*MID([.AM26];2;1)" office:value-type="float" office:value="0">
            <text:p>0</text:p>
          </table:table-cell>
          <table:table-cell table:style-name="ce34" table:formula="of:=HLOOKUP(MID([.AM25];1;1);[.$C$5:.$F$6];2;0)*MID([.AN26];1;1) + HLOOKUP(MID([.AM25];2;1);[.$C$5:.$F$6];2;0)*MID([.AN26];2;1)" office:value-type="float" office:value="1">
            <text:p>1</text:p>
          </table:table-cell>
          <table:table-cell table:style-name="ce34" table:formula="of:=HLOOKUP(MID([.AM25];1;1);[.$C$5:.$F$6];2;0)*MID([.AO26];1;1) + HLOOKUP(MID([.AM25];2;1);[.$C$5:.$F$6];2;0)*MID([.AO26];2;1)" office:value-type="float" office:value="3">
            <text:p>3</text:p>
          </table:table-cell>
          <table:table-cell table:style-name="ce34" table:formula="of:=HLOOKUP(MID([.AM25];1;1);[.$C$5:.$F$6];2;0)*MID([.AP26];1;1) + HLOOKUP(MID([.AM25];2;1);[.$C$5:.$F$6];2;0)*MID([.AP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T25];1;1);[.$C$5:.$F$6];2;0)*MID([.AT26];1;1) + HLOOKUP(MID([.AT25];2;1);[.$C$5:.$F$6];2;0)*MID([.AT26];2;1)" office:value-type="float" office:value="0">
            <text:p>0</text:p>
          </table:table-cell>
          <table:table-cell table:style-name="ce34" table:formula="of:=HLOOKUP(MID([.AT25];1;1);[.$C$5:.$F$6];2;0)*MID([.AU26];1;1) + HLOOKUP(MID([.AT25];2;1);[.$C$5:.$F$6];2;0)*MID([.AU26];2;1)" office:value-type="float" office:value="1">
            <text:p>1</text:p>
          </table:table-cell>
          <table:table-cell table:style-name="ce34" table:formula="of:=HLOOKUP(MID([.AT25];1;1);[.$C$5:.$F$6];2;0)*MID([.AV26];1;1) + HLOOKUP(MID([.AT25];2;1);[.$C$5:.$F$6];2;0)*MID([.AV26];2;1)" office:value-type="float" office:value="3">
            <text:p>3</text:p>
          </table:table-cell>
          <table:table-cell table:style-name="ce34" table:formula="of:=HLOOKUP(MID([.AT25];1;1);[.$C$5:.$F$6];2;0)*MID([.AW26];1;1) + HLOOKUP(MID([.AT25];2;1);[.$C$5:.$F$6];2;0)*MID([.AW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A25];1;1);[.$C$5:.$F$6];2;0)*MID([.BA26];1;1) + HLOOKUP(MID([.BA25];2;1);[.$C$5:.$F$6];2;0)*MID([.BA26];2;1)" office:value-type="float" office:value="0">
            <text:p>0</text:p>
          </table:table-cell>
          <table:table-cell table:style-name="ce34" table:formula="of:=HLOOKUP(MID([.BA25];1;1);[.$C$5:.$F$6];2;0)*MID([.BB26];1;1) + HLOOKUP(MID([.BA25];2;1);[.$C$5:.$F$6];2;0)*MID([.BB26];2;1)" office:value-type="float" office:value="1">
            <text:p>1</text:p>
          </table:table-cell>
          <table:table-cell table:style-name="ce34" table:formula="of:=HLOOKUP(MID([.BA25];1;1);[.$C$5:.$F$6];2;0)*MID([.BC26];1;1) + HLOOKUP(MID([.BA25];2;1);[.$C$5:.$F$6];2;0)*MID([.BC26];2;1)" office:value-type="float" office:value="3">
            <text:p>3</text:p>
          </table:table-cell>
          <table:table-cell table:style-name="ce34" table:formula="of:=HLOOKUP(MID([.BA25];1;1);[.$C$5:.$F$6];2;0)*MID([.BD26];1;1) + HLOOKUP(MID([.BA25];2;1);[.$C$5:.$F$6];2;0)*MID([.BD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H25];1;1);[.$C$5:.$F$6];2;0)*MID([.BH26];1;1) + HLOOKUP(MID([.BH25];2;1);[.$C$5:.$F$6];2;0)*MID([.BH26];2;1)" office:value-type="float" office:value="0">
            <text:p>0</text:p>
          </table:table-cell>
          <table:table-cell table:style-name="ce34" table:formula="of:=HLOOKUP(MID([.BH25];1;1);[.$C$5:.$F$6];2;0)*MID([.BI26];1;1) + HLOOKUP(MID([.BH25];2;1);[.$C$5:.$F$6];2;0)*MID([.BI26];2;1)" office:value-type="float" office:value="1">
            <text:p>1</text:p>
          </table:table-cell>
          <table:table-cell table:style-name="ce34" table:formula="of:=HLOOKUP(MID([.BH25];1;1);[.$C$5:.$F$6];2;0)*MID([.BJ26];1;1) + HLOOKUP(MID([.BH25];2;1);[.$C$5:.$F$6];2;0)*MID([.BJ26];2;1)" office:value-type="float" office:value="3">
            <text:p>3</text:p>
          </table:table-cell>
          <table:table-cell table:style-name="ce34" table:formula="of:=HLOOKUP(MID([.BH25];1;1);[.$C$5:.$F$6];2;0)*MID([.BK26];1;1) + HLOOKUP(MID([.BH25];2;1);[.$C$5:.$F$6];2;0)*MID([.BK26];2;1)" office:value-type="float" office:value="2">
            <text:p>2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0</text:p>
          </table:table-cell>
          <table:table-cell table:style-name="ce23" table:formula="of:=HLOOKUP(MID([.P27];1;1);[.$C$5:.$F$6];2;0)*MID([.P28];1;1) + HLOOKUP(MID([.P27];2;1);[.$C$5:.$F$6];2;0)*MID([.P28];2;1)" office:value-type="float" office:value="0">
            <text:p>0</text:p>
          </table:table-cell>
          <table:table-cell table:style-name="ce35" table:formula="of:=VLOOKUP([.Q28]+[.R27];[.$B$7:.$M$22];[.Q25])" office:value-type="float" office:value="1">
            <text:p>1</text:p>
          </table:table-cell>
          <table:table-cell table:style-name="ce98" table:formula="of:=VLOOKUP([.Q28]+[.S27];[.$B$7:.$M$22];[.Q25])" office:value-type="float" office:value="0">
            <text:p>0</text:p>
          </table:table-cell>
          <table:table-cell table:style-name="ce35" table:formula="of:=VLOOKUP([.Q28]+[.T27];[.$B$7:.$M$22];[.Q25])" office:value-type="float" office:value="1">
            <text:p>1</text:p>
          </table:table-cell>
          <table:table-cell table:style-name="ce35" table:formula="of:=VLOOKUP([.Q28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W27];1;1);[.$C$5:.$F$6];2;0)*MID([.W28];1;1) + HLOOKUP(MID([.W27];2;1);[.$C$5:.$F$6];2;0)*MID([.W28];2;1)" office:value-type="float" office:value="0">
            <text:p>0</text:p>
          </table:table-cell>
          <table:table-cell table:style-name="ce35" table:formula="of:=VLOOKUP([.X28]+[.Y27];[.$B$7:.$M$22];[.X25])" office:value-type="float" office:value="1">
            <text:p>1</text:p>
          </table:table-cell>
          <table:table-cell table:style-name="ce35" table:formula="of:=VLOOKUP([.X28]+[.Z27];[.$B$7:.$M$22];[.X25])" office:value-type="float" office:value="1">
            <text:p>1</text:p>
          </table:table-cell>
          <table:table-cell table:style-name="ce35" table:formula="of:=VLOOKUP([.X28]+[.AA27];[.$B$7:.$M$22];[.X25])" office:value-type="float" office:value="1">
            <text:p>1</text:p>
          </table:table-cell>
          <table:table-cell table:style-name="ce120" table:formula="of:=VLOOKUP([.X28]+[.AB27];[.$B$7:.$M$22];[.X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D27];1;1);[.$C$5:.$F$6];2;0)*MID([.AD28];1;1) + HLOOKUP(MID([.AD27];2;1);[.$C$5:.$F$6];2;0)*MID([.AD28];2;1)" office:value-type="float" office:value="0">
            <text:p>0</text:p>
          </table:table-cell>
          <table:table-cell table:style-name="ce35" table:formula="of:=VLOOKUP([.AE28]+[.AF27];[.$B$7:.$M$22];[.AE25])" office:value-type="float" office:value="1">
            <text:p>1</text:p>
          </table:table-cell>
          <table:table-cell table:style-name="ce35" table:formula="of:=VLOOKUP([.AE28]+[.AG27];[.$B$7:.$M$22];[.AE25])" office:value-type="float" office:value="1">
            <text:p>1</text:p>
          </table:table-cell>
          <table:table-cell table:style-name="ce35" table:formula="of:=VLOOKUP([.AE28]+[.AH27];[.$B$7:.$M$22];[.AE25])" office:value-type="float" office:value="1">
            <text:p>1</text:p>
          </table:table-cell>
          <table:table-cell table:style-name="ce129" table:formula="of:=VLOOKUP([.AE28]+[.AI27];[.$B$7:.$M$22];[.AE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K27];1;1);[.$C$5:.$F$6];2;0)*MID([.AK28];1;1) + HLOOKUP(MID([.AK27];2;1);[.$C$5:.$F$6];2;0)*MID([.AK28];2;1)" office:value-type="float" office:value="0">
            <text:p>0</text:p>
          </table:table-cell>
          <table:table-cell table:style-name="ce35" table:formula="of:=VLOOKUP([.AL28]+[.AM27];[.$B$7:.$M$22];[.AL25])" office:value-type="float" office:value="1">
            <text:p>1</text:p>
          </table:table-cell>
          <table:table-cell table:style-name="ce98" table:formula="of:=VLOOKUP([.AL28]+[.AN27];[.$B$7:.$M$22];[.AL25])" office:value-type="float" office:value="0">
            <text:p>0</text:p>
          </table:table-cell>
          <table:table-cell table:style-name="ce35" table:formula="of:=VLOOKUP([.AL28]+[.AO27];[.$B$7:.$M$22];[.AL25])" office:value-type="float" office:value="1">
            <text:p>1</text:p>
          </table:table-cell>
          <table:table-cell table:style-name="ce35" table:formula="of:=VLOOKUP([.AL28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R27];1;1);[.$C$5:.$F$6];2;0)*MID([.AR28];1;1) + HLOOKUP(MID([.AR27];2;1);[.$C$5:.$F$6];2;0)*MID([.AR28];2;1)" office:value-type="float" office:value="0">
            <text:p>0</text:p>
          </table:table-cell>
          <table:table-cell table:style-name="ce35" table:formula="of:=VLOOKUP([.AS28]+[.AT27];[.$B$7:.$M$22];[.AS25])" office:value-type="float" office:value="1">
            <text:p>1</text:p>
          </table:table-cell>
          <table:table-cell table:style-name="ce121" table:formula="of:=VLOOKUP([.AS28]+[.AU27];[.$B$7:.$M$22];[.AS25])" office:value-type="float" office:value="0">
            <text:p>0</text:p>
          </table:table-cell>
          <table:table-cell table:style-name="ce121" table:formula="of:=VLOOKUP([.AS28]+[.AV27];[.$B$7:.$M$22];[.AS25])" office:value-type="float" office:value="0">
            <text:p>0</text:p>
          </table:table-cell>
          <table:table-cell table:style-name="ce35" table:formula="of:=VLOOKUP([.AS28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Y27];1;1);[.$C$5:.$F$6];2;0)*MID([.AY28];1;1) + HLOOKUP(MID([.AY27];2;1);[.$C$5:.$F$6];2;0)*MID([.AY28];2;1)" office:value-type="float" office:value="0">
            <text:p>0</text:p>
          </table:table-cell>
          <table:table-cell table:style-name="ce35" table:formula="of:=VLOOKUP([.AZ28]+[.BA27];[.$B$7:.$M$22];[.AZ25])" office:value-type="float" office:value="1">
            <text:p>1</text:p>
          </table:table-cell>
          <table:table-cell table:style-name="ce98" table:formula="of:=VLOOKUP([.AZ28]+[.BB27];[.$B$7:.$M$22];[.AZ25])" office:value-type="float" office:value="0">
            <text:p>0</text:p>
          </table:table-cell>
          <table:table-cell table:style-name="ce121" table:formula="of:=VLOOKUP([.AZ28]+[.BC27];[.$B$7:.$M$22];[.AZ25])" office:value-type="float" office:value="0">
            <text:p>0</text:p>
          </table:table-cell>
          <table:table-cell table:style-name="ce129" table:formula="of:=VLOOKUP([.AZ28]+[.BD27];[.$B$7:.$M$22];[.AZ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BF27];1;1);[.$C$5:.$F$6];2;0)*MID([.BF28];1;1) + HLOOKUP(MID([.BF27];2;1);[.$C$5:.$F$6];2;0)*MID([.BF28];2;1)" office:value-type="float" office:value="0">
            <text:p>0</text:p>
          </table:table-cell>
          <table:table-cell table:style-name="ce121" table:formula="of:=VLOOKUP([.BG28]+[.BH27];[.$B$7:.$M$22];[.BG25])" office:value-type="float" office:value="0">
            <text:p>0</text:p>
          </table:table-cell>
          <table:table-cell table:style-name="ce121" table:formula="of:=VLOOKUP([.BG28]+[.BI27];[.$B$7:.$M$22];[.BG25])" office:value-type="float" office:value="0">
            <text:p>0</text:p>
          </table:table-cell>
          <table:table-cell table:style-name="ce35" table:formula="of:=VLOOKUP([.BG28]+[.BJ27];[.$B$7:.$M$22];[.BG25])" office:value-type="float" office:value="1">
            <text:p>1</text:p>
          </table:table-cell>
          <table:table-cell table:style-name="ce35" table:formula="of:=VLOOKUP([.BG28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1</text:p>
          </table:table-cell>
          <table:table-cell table:style-name="ce23" table:formula="of:=HLOOKUP(MID([.P27];1;1);[.$C$5:.$F$6];2;0)*MID([.P29];1;1) + HLOOKUP(MID([.P27];2;1);[.$C$5:.$F$6];2;0)*MID([.P29];2;1)" office:value-type="float" office:value="4">
            <text:p>4</text:p>
          </table:table-cell>
          <table:table-cell table:style-name="ce97" table:formula="of:=VLOOKUP([.Q29]+[.R27];[.$B$7:.$M$22];[.Q25])" office:value-type="float" office:value="0">
            <text:p>0</text:p>
          </table:table-cell>
          <table:table-cell table:style-name="ce35" table:formula="of:=VLOOKUP([.Q29]+[.S27];[.$B$7:.$M$22];[.Q25])" office:value-type="float" office:value="1">
            <text:p>1</text:p>
          </table:table-cell>
          <table:table-cell table:style-name="ce35" table:formula="of:=VLOOKUP([.Q29]+[.T27];[.$B$7:.$M$22];[.Q25])" office:value-type="float" office:value="1">
            <text:p>1</text:p>
          </table:table-cell>
          <table:table-cell table:style-name="ce35" table:formula="of:=VLOOKUP([.Q29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W27];1;1);[.$C$5:.$F$6];2;0)*MID([.W29];1;1) + HLOOKUP(MID([.W27];2;1);[.$C$5:.$F$6];2;0)*MID([.W29];2;1)" office:value-type="float" office:value="4">
            <text:p>4</text:p>
          </table:table-cell>
          <table:table-cell table:style-name="ce35" table:formula="of:=VLOOKUP([.X29]+[.Y27];[.$B$7:.$M$22];[.X25])" office:value-type="float" office:value="1">
            <text:p>1</text:p>
          </table:table-cell>
          <table:table-cell table:style-name="ce121" table:formula="of:=VLOOKUP([.X29]+[.Z27];[.$B$7:.$M$22];[.X25])" office:value-type="float" office:value="0">
            <text:p>0</text:p>
          </table:table-cell>
          <table:table-cell table:style-name="ce35" table:formula="of:=VLOOKUP([.X29]+[.AA27];[.$B$7:.$M$22];[.X25])" office:value-type="float" office:value="1">
            <text:p>1</text:p>
          </table:table-cell>
          <table:table-cell table:style-name="ce149" table:formula="of:=VLOOKUP([.X29]+[.AB27];[.$B$7:.$M$22];[.X25])" office:value-type="float" office:value="0">
            <text:p>0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D27];1;1);[.$C$5:.$F$6];2;0)*MID([.AD29];1;1) + HLOOKUP(MID([.AD27];2;1);[.$C$5:.$F$6];2;0)*MID([.AD29];2;1)" office:value-type="float" office:value="4">
            <text:p>4</text:p>
          </table:table-cell>
          <table:table-cell table:style-name="ce35" table:formula="of:=VLOOKUP([.AE29]+[.AF27];[.$B$7:.$M$22];[.AE25])" office:value-type="float" office:value="1">
            <text:p>1</text:p>
          </table:table-cell>
          <table:table-cell table:style-name="ce35" table:formula="of:=VLOOKUP([.AE29]+[.AG27];[.$B$7:.$M$22];[.AE25])" office:value-type="float" office:value="1">
            <text:p>1</text:p>
          </table:table-cell>
          <table:table-cell table:style-name="ce35" table:formula="of:=VLOOKUP([.AE29]+[.AH27];[.$B$7:.$M$22];[.AE25])" office:value-type="float" office:value="1">
            <text:p>1</text:p>
          </table:table-cell>
          <table:table-cell table:style-name="ce35" table:formula="of:=VLOOKUP([.AE29]+[.AI27];[.$B$7:.$M$22];[.AE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K27];1;1);[.$C$5:.$F$6];2;0)*MID([.AK29];1;1) + HLOOKUP(MID([.AK27];2;1);[.$C$5:.$F$6];2;0)*MID([.AK29];2;1)" office:value-type="float" office:value="4">
            <text:p>4</text:p>
          </table:table-cell>
          <table:table-cell table:style-name="ce97" table:formula="of:=VLOOKUP([.AL29]+[.AM27];[.$B$7:.$M$22];[.AL25])" office:value-type="float" office:value="0">
            <text:p>0</text:p>
          </table:table-cell>
          <table:table-cell table:style-name="ce35" table:formula="of:=VLOOKUP([.AL29]+[.AN27];[.$B$7:.$M$22];[.AL25])" office:value-type="float" office:value="1">
            <text:p>1</text:p>
          </table:table-cell>
          <table:table-cell table:style-name="ce99" table:formula="of:=VLOOKUP([.AL29]+[.AO27];[.$B$7:.$M$22];[.AL25])" office:value-type="float" office:value="0">
            <text:p>0</text:p>
          </table:table-cell>
          <table:table-cell table:style-name="ce35" table:formula="of:=VLOOKUP([.AL29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R27];1;1);[.$C$5:.$F$6];2;0)*MID([.AR29];1;1) + HLOOKUP(MID([.AR27];2;1);[.$C$5:.$F$6];2;0)*MID([.AR29];2;1)" office:value-type="float" office:value="4">
            <text:p>4</text:p>
          </table:table-cell>
          <table:table-cell table:style-name="ce97" table:formula="of:=VLOOKUP([.AS29]+[.AT27];[.$B$7:.$M$22];[.AS25])" office:value-type="float" office:value="0">
            <text:p>0</text:p>
          </table:table-cell>
          <table:table-cell table:style-name="ce121" table:formula="of:=VLOOKUP([.AS29]+[.AU27];[.$B$7:.$M$22];[.AS25])" office:value-type="float" office:value="0">
            <text:p>0</text:p>
          </table:table-cell>
          <table:table-cell table:style-name="ce121" table:formula="of:=VLOOKUP([.AS29]+[.AV27];[.$B$7:.$M$22];[.AS25])" office:value-type="float" office:value="0">
            <text:p>0</text:p>
          </table:table-cell>
          <table:table-cell table:style-name="ce35" table:formula="of:=VLOOKUP([.AS29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Y27];1;1);[.$C$5:.$F$6];2;0)*MID([.AY29];1;1) + HLOOKUP(MID([.AY27];2;1);[.$C$5:.$F$6];2;0)*MID([.AY29];2;1)" office:value-type="float" office:value="4">
            <text:p>4</text:p>
          </table:table-cell>
          <table:table-cell table:style-name="ce35" table:formula="of:=VLOOKUP([.AZ29]+[.BA27];[.$B$7:.$M$22];[.AZ25])" office:value-type="float" office:value="1">
            <text:p>1</text:p>
          </table:table-cell>
          <table:table-cell table:style-name="ce35" table:formula="of:=VLOOKUP([.AZ29]+[.BB27];[.$B$7:.$M$22];[.AZ25])" office:value-type="float" office:value="1">
            <text:p>1</text:p>
          </table:table-cell>
          <table:table-cell table:style-name="ce121" table:formula="of:=VLOOKUP([.AZ29]+[.BC27];[.$B$7:.$M$22];[.AZ25])" office:value-type="float" office:value="0">
            <text:p>0</text:p>
          </table:table-cell>
          <table:table-cell table:style-name="ce35" table:formula="of:=VLOOKUP([.AZ29]+[.BD27];[.$B$7:.$M$22];[.AZ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BF27];1;1);[.$C$5:.$F$6];2;0)*MID([.BF29];1;1) + HLOOKUP(MID([.BF27];2;1);[.$C$5:.$F$6];2;0)*MID([.BF29];2;1)" office:value-type="float" office:value="4">
            <text:p>4</text:p>
          </table:table-cell>
          <table:table-cell table:style-name="ce35" table:formula="of:=VLOOKUP([.BG29]+[.BH27];[.$B$7:.$M$22];[.BG25])" office:value-type="float" office:value="1">
            <text:p>1</text:p>
          </table:table-cell>
          <table:table-cell table:style-name="ce35" table:formula="of:=VLOOKUP([.BG29]+[.BI27];[.$B$7:.$M$22];[.BG25])" office:value-type="float" office:value="1">
            <text:p>1</text:p>
          </table:table-cell>
          <table:table-cell table:style-name="ce99" table:formula="of:=VLOOKUP([.BG29]+[.BJ27];[.$B$7:.$M$22];[.BG25])" office:value-type="float" office:value="0">
            <text:p>0</text:p>
          </table:table-cell>
          <table:table-cell table:style-name="ce35" table:formula="of:=VLOOKUP([.BG29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1</text:p>
          </table:table-cell>
          <table:table-cell table:style-name="ce23" table:formula="of:=HLOOKUP(MID([.P27];1;1);[.$C$5:.$F$6];2;0)*MID([.P30];1;1) + HLOOKUP(MID([.P27];2;1);[.$C$5:.$F$6];2;0)*MID([.P30];2;1)" office:value-type="float" office:value="12">
            <text:p>12</text:p>
          </table:table-cell>
          <table:table-cell table:style-name="ce97" table:formula="of:=VLOOKUP([.Q30]+[.R27];[.$B$7:.$M$22];[.Q25])" office:value-type="string" office:string-value="X">
            <text:p>X</text:p>
          </table:table-cell>
          <table:table-cell table:style-name="ce35" table:formula="of:=VLOOKUP([.Q30]+[.S27];[.$B$7:.$M$22];[.Q25])" office:value-type="string" office:string-value="X">
            <text:p>X</text:p>
          </table:table-cell>
          <table:table-cell table:style-name="ce35" table:formula="of:=VLOOKUP([.Q30]+[.T27];[.$B$7:.$M$22];[.Q25])" office:value-type="string" office:string-value="X">
            <text:p>X</text:p>
          </table:table-cell>
          <table:table-cell table:style-name="ce35" table:formula="of:=VLOOKUP([.Q30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W27];1;1);[.$C$5:.$F$6];2;0)*MID([.W30];1;1) + HLOOKUP(MID([.W27];2;1);[.$C$5:.$F$6];2;0)*MID([.W30];2;1)" office:value-type="float" office:value="12">
            <text:p>12</text:p>
          </table:table-cell>
          <table:table-cell table:style-name="ce35" table:formula="of:=VLOOKUP([.X30]+[.Y27];[.$B$7:.$M$22];[.X25])" office:value-type="string" office:string-value="X">
            <text:p>X</text:p>
          </table:table-cell>
          <table:table-cell table:style-name="ce121" table:formula="of:=VLOOKUP([.X30]+[.Z27];[.$B$7:.$M$22];[.X25])" office:value-type="string" office:string-value="X">
            <text:p>X</text:p>
          </table:table-cell>
          <table:table-cell table:style-name="ce35" table:formula="of:=VLOOKUP([.X30]+[.AA27];[.$B$7:.$M$22];[.X25])" office:value-type="string" office:string-value="X">
            <text:p>X</text:p>
          </table:table-cell>
          <table:table-cell table:style-name="ce149" table:formula="of:=VLOOKUP([.X30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D27];1;1);[.$C$5:.$F$6];2;0)*MID([.AD30];1;1) + HLOOKUP(MID([.AD27];2;1);[.$C$5:.$F$6];2;0)*MID([.AD30];2;1)" office:value-type="float" office:value="12">
            <text:p>12</text:p>
          </table:table-cell>
          <table:table-cell table:style-name="ce35" table:formula="of:=VLOOKUP([.AE30]+[.AF27];[.$B$7:.$M$22];[.AE25])" office:value-type="string" office:string-value="X">
            <text:p>X</text:p>
          </table:table-cell>
          <table:table-cell table:style-name="ce35" table:formula="of:=VLOOKUP([.AE30]+[.AG27];[.$B$7:.$M$22];[.AE25])" office:value-type="string" office:string-value="X">
            <text:p>X</text:p>
          </table:table-cell>
          <table:table-cell table:style-name="ce35" table:formula="of:=VLOOKUP([.AE30]+[.AH27];[.$B$7:.$M$22];[.AE25])" office:value-type="string" office:string-value="X">
            <text:p>X</text:p>
          </table:table-cell>
          <table:table-cell table:style-name="ce35" table:formula="of:=VLOOKUP([.AE30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K27];1;1);[.$C$5:.$F$6];2;0)*MID([.AK30];1;1) + HLOOKUP(MID([.AK27];2;1);[.$C$5:.$F$6];2;0)*MID([.AK30];2;1)" office:value-type="float" office:value="12">
            <text:p>12</text:p>
          </table:table-cell>
          <table:table-cell table:style-name="ce97" table:formula="of:=VLOOKUP([.AL30]+[.AM27];[.$B$7:.$M$22];[.AL25])" office:value-type="string" office:string-value="X">
            <text:p>X</text:p>
          </table:table-cell>
          <table:table-cell table:style-name="ce35" table:formula="of:=VLOOKUP([.AL30]+[.AN27];[.$B$7:.$M$22];[.AL25])" office:value-type="string" office:string-value="X">
            <text:p>X</text:p>
          </table:table-cell>
          <table:table-cell table:style-name="ce99" table:formula="of:=VLOOKUP([.AL30]+[.AO27];[.$B$7:.$M$22];[.AL25])" office:value-type="string" office:string-value="X">
            <text:p>X</text:p>
          </table:table-cell>
          <table:table-cell table:style-name="ce35" table:formula="of:=VLOOKUP([.AL30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R27];1;1);[.$C$5:.$F$6];2;0)*MID([.AR30];1;1) + HLOOKUP(MID([.AR27];2;1);[.$C$5:.$F$6];2;0)*MID([.AR30];2;1)" office:value-type="float" office:value="12">
            <text:p>12</text:p>
          </table:table-cell>
          <table:table-cell table:style-name="ce97" table:formula="of:=VLOOKUP([.AS30]+[.AT27];[.$B$7:.$M$22];[.AS25])" office:value-type="string" office:string-value="X">
            <text:p>X</text:p>
          </table:table-cell>
          <table:table-cell table:style-name="ce121" table:formula="of:=VLOOKUP([.AS30]+[.AU27];[.$B$7:.$M$22];[.AS25])" office:value-type="string" office:string-value="X">
            <text:p>X</text:p>
          </table:table-cell>
          <table:table-cell table:style-name="ce121" table:formula="of:=VLOOKUP([.AS30]+[.AV27];[.$B$7:.$M$22];[.AS25])" office:value-type="string" office:string-value="X">
            <text:p>X</text:p>
          </table:table-cell>
          <table:table-cell table:style-name="ce35" table:formula="of:=VLOOKUP([.AS30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Y27];1;1);[.$C$5:.$F$6];2;0)*MID([.AY30];1;1) + HLOOKUP(MID([.AY27];2;1);[.$C$5:.$F$6];2;0)*MID([.AY30];2;1)" office:value-type="float" office:value="12">
            <text:p>12</text:p>
          </table:table-cell>
          <table:table-cell table:style-name="ce35" table:formula="of:=VLOOKUP([.AZ30]+[.BA27];[.$B$7:.$M$22];[.AZ25])" office:value-type="string" office:string-value="X">
            <text:p>X</text:p>
          </table:table-cell>
          <table:table-cell table:style-name="ce35" table:formula="of:=VLOOKUP([.AZ30]+[.BB27];[.$B$7:.$M$22];[.AZ25])" office:value-type="string" office:string-value="X">
            <text:p>X</text:p>
          </table:table-cell>
          <table:table-cell table:style-name="ce121" table:formula="of:=VLOOKUP([.AZ30]+[.BC27];[.$B$7:.$M$22];[.AZ25])" office:value-type="string" office:string-value="X">
            <text:p>X</text:p>
          </table:table-cell>
          <table:table-cell table:style-name="ce35" table:formula="of:=VLOOKUP([.AZ30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BF27];1;1);[.$C$5:.$F$6];2;0)*MID([.BF30];1;1) + HLOOKUP(MID([.BF27];2;1);[.$C$5:.$F$6];2;0)*MID([.BF30];2;1)" office:value-type="float" office:value="12">
            <text:p>12</text:p>
          </table:table-cell>
          <table:table-cell table:style-name="ce35" table:formula="of:=VLOOKUP([.BG30]+[.BH27];[.$B$7:.$M$22];[.BG25])" office:value-type="string" office:string-value="X">
            <text:p>X</text:p>
          </table:table-cell>
          <table:table-cell table:style-name="ce35" table:formula="of:=VLOOKUP([.BG30]+[.BI27];[.$B$7:.$M$22];[.BG25])" office:value-type="string" office:string-value="X">
            <text:p>X</text:p>
          </table:table-cell>
          <table:table-cell table:style-name="ce99" table:formula="of:=VLOOKUP([.BG30]+[.BJ27];[.$B$7:.$M$22];[.BG25])" office:value-type="string" office:string-value="X">
            <text:p>X</text:p>
          </table:table-cell>
          <table:table-cell table:style-name="ce35" table:formula="of:=VLOOKUP([.BG30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0</text:p>
          </table:table-cell>
          <table:table-cell table:style-name="ce23" table:formula="of:=HLOOKUP(MID([.P27];1;1);[.$C$5:.$F$6];2;0)*MID([.P31];1;1) + HLOOKUP(MID([.P27];2;1);[.$C$5:.$F$6];2;0)*MID([.P31];2;1)" office:value-type="float" office:value="8">
            <text:p>8</text:p>
          </table:table-cell>
          <table:table-cell table:style-name="ce35" table:formula="of:=VLOOKUP([.Q31]+[.R27];[.$B$7:.$M$22];[.Q25])" office:value-type="float" office:value="1">
            <text:p>1</text:p>
          </table:table-cell>
          <table:table-cell table:style-name="ce35" table:formula="of:=VLOOKUP([.Q31]+[.S27];[.$B$7:.$M$22];[.Q25])" office:value-type="float" office:value="1">
            <text:p>1</text:p>
          </table:table-cell>
          <table:table-cell table:style-name="ce35" table:formula="of:=VLOOKUP([.Q31]+[.T27];[.$B$7:.$M$22];[.Q25])" office:value-type="string" office:string-value="X">
            <text:p>X</text:p>
          </table:table-cell>
          <table:table-cell table:style-name="ce35" table:formula="of:=VLOOKUP([.Q31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W27];1;1);[.$C$5:.$F$6];2;0)*MID([.W31];1;1) + HLOOKUP(MID([.W27];2;1);[.$C$5:.$F$6];2;0)*MID([.W31];2;1)" office:value-type="float" office:value="8">
            <text:p>8</text:p>
          </table:table-cell>
          <table:table-cell table:style-name="ce35" table:formula="of:=VLOOKUP([.X31]+[.Y27];[.$B$7:.$M$22];[.X25])" office:value-type="float" office:value="1">
            <text:p>1</text:p>
          </table:table-cell>
          <table:table-cell table:style-name="ce35" table:formula="of:=VLOOKUP([.X31]+[.Z27];[.$B$7:.$M$22];[.X25])" office:value-type="float" office:value="1">
            <text:p>1</text:p>
          </table:table-cell>
          <table:table-cell table:style-name="ce35" table:formula="of:=VLOOKUP([.X31]+[.AA27];[.$B$7:.$M$22];[.X25])" office:value-type="string" office:string-value="X">
            <text:p>X</text:p>
          </table:table-cell>
          <table:table-cell table:style-name="ce120" table:formula="of:=VLOOKUP([.X31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D27];1;1);[.$C$5:.$F$6];2;0)*MID([.AD31];1;1) + HLOOKUP(MID([.AD27];2;1);[.$C$5:.$F$6];2;0)*MID([.AD31];2;1)" office:value-type="float" office:value="8">
            <text:p>8</text:p>
          </table:table-cell>
          <table:table-cell table:style-name="ce35" table:formula="of:=VLOOKUP([.AE31]+[.AF27];[.$B$7:.$M$22];[.AE25])" office:value-type="float" office:value="1">
            <text:p>1</text:p>
          </table:table-cell>
          <table:table-cell table:style-name="ce35" table:formula="of:=VLOOKUP([.AE31]+[.AG27];[.$B$7:.$M$22];[.AE25])" office:value-type="float" office:value="1">
            <text:p>1</text:p>
          </table:table-cell>
          <table:table-cell table:style-name="ce35" table:formula="of:=VLOOKUP([.AE31]+[.AH27];[.$B$7:.$M$22];[.AE25])" office:value-type="string" office:string-value="X">
            <text:p>X</text:p>
          </table:table-cell>
          <table:table-cell table:style-name="ce129" table:formula="of:=VLOOKUP([.AE31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K27];1;1);[.$C$5:.$F$6];2;0)*MID([.AK31];1;1) + HLOOKUP(MID([.AK27];2;1);[.$C$5:.$F$6];2;0)*MID([.AK31];2;1)" office:value-type="float" office:value="8">
            <text:p>8</text:p>
          </table:table-cell>
          <table:table-cell table:style-name="ce35" table:formula="of:=VLOOKUP([.AL31]+[.AM27];[.$B$7:.$M$22];[.AL25])" office:value-type="float" office:value="1">
            <text:p>1</text:p>
          </table:table-cell>
          <table:table-cell table:style-name="ce35" table:formula="of:=VLOOKUP([.AL31]+[.AN27];[.$B$7:.$M$22];[.AL25])" office:value-type="float" office:value="1">
            <text:p>1</text:p>
          </table:table-cell>
          <table:table-cell table:style-name="ce35" table:formula="of:=VLOOKUP([.AL31]+[.AO27];[.$B$7:.$M$22];[.AL25])" office:value-type="string" office:string-value="X">
            <text:p>X</text:p>
          </table:table-cell>
          <table:table-cell table:style-name="ce35" table:formula="of:=VLOOKUP([.AL31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R27];1;1);[.$C$5:.$F$6];2;0)*MID([.AR31];1;1) + HLOOKUP(MID([.AR27];2;1);[.$C$5:.$F$6];2;0)*MID([.AR31];2;1)" office:value-type="float" office:value="8">
            <text:p>8</text:p>
          </table:table-cell>
          <table:table-cell table:style-name="ce35" table:formula="of:=VLOOKUP([.AS31]+[.AT27];[.$B$7:.$M$22];[.AS25])" office:value-type="float" office:value="1">
            <text:p>1</text:p>
          </table:table-cell>
          <table:table-cell table:style-name="ce121" table:formula="of:=VLOOKUP([.AS31]+[.AU27];[.$B$7:.$M$22];[.AS25])" office:value-type="float" office:value="0">
            <text:p>0</text:p>
          </table:table-cell>
          <table:table-cell table:style-name="ce121" table:formula="of:=VLOOKUP([.AS31]+[.AV27];[.$B$7:.$M$22];[.AS25])" office:value-type="string" office:string-value="X">
            <text:p>X</text:p>
          </table:table-cell>
          <table:table-cell table:style-name="ce35" table:formula="of:=VLOOKUP([.AS31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Y27];1;1);[.$C$5:.$F$6];2;0)*MID([.AY31];1;1) + HLOOKUP(MID([.AY27];2;1);[.$C$5:.$F$6];2;0)*MID([.AY31];2;1)" office:value-type="float" office:value="8">
            <text:p>8</text:p>
          </table:table-cell>
          <table:table-cell table:style-name="ce35" table:formula="of:=VLOOKUP([.AZ31]+[.BA27];[.$B$7:.$M$22];[.AZ25])" office:value-type="float" office:value="1">
            <text:p>1</text:p>
          </table:table-cell>
          <table:table-cell table:style-name="ce35" table:formula="of:=VLOOKUP([.AZ31]+[.BB27];[.$B$7:.$M$22];[.AZ25])" office:value-type="float" office:value="1">
            <text:p>1</text:p>
          </table:table-cell>
          <table:table-cell table:style-name="ce121" table:formula="of:=VLOOKUP([.AZ31]+[.BC27];[.$B$7:.$M$22];[.AZ25])" office:value-type="string" office:string-value="X">
            <text:p>X</text:p>
          </table:table-cell>
          <table:table-cell table:style-name="ce129" table:formula="of:=VLOOKUP([.AZ31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BF27];1;1);[.$C$5:.$F$6];2;0)*MID([.BF31];1;1) + HLOOKUP(MID([.BF27];2;1);[.$C$5:.$F$6];2;0)*MID([.BF31];2;1)" office:value-type="float" office:value="8">
            <text:p>8</text:p>
          </table:table-cell>
          <table:table-cell table:style-name="ce35" table:formula="of:=VLOOKUP([.BG31]+[.BH27];[.$B$7:.$M$22];[.BG25])" office:value-type="float" office:value="1">
            <text:p>1</text:p>
          </table:table-cell>
          <table:table-cell table:style-name="ce35" table:formula="of:=VLOOKUP([.BG31]+[.BI27];[.$B$7:.$M$22];[.BG25])" office:value-type="float" office:value="1">
            <text:p>1</text:p>
          </table:table-cell>
          <table:table-cell table:style-name="ce35" table:formula="of:=VLOOKUP([.BG31]+[.BJ27];[.$B$7:.$M$22];[.BG25])" office:value-type="string" office:string-value="X">
            <text:p>X</text:p>
          </table:table-cell>
          <table:table-cell table:style-name="ce35" table:formula="of:=VLOOKUP([.BG31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">
            <text:p>1</text:p>
          </table:table-cell>
          <table:table-cell table:style-name="Default" office:value-type="string">
            <text:p>F</text:p>
          </table:table-cell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2">
            <text:p>2</text:p>
          </table:table-cell>
          <table:table-cell table:style-name="Default" office:value-type="string">
            <text:p>G</text:p>
          </table:table-cell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3">
            <text:p>3</text:p>
          </table:table-cell>
          <table:table-cell table:style-name="ce77" office:value-type="string">
            <text:p>H</text:p>
          </table:table-cell>
          <table:table-cell table:style-name="ce87" office:value-type="string" table:number-columns-spanned="6" table:number-rows-spanned="1">
            <text:p>H = µ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4">
            <text:p>4</text:p>
          </table:table-cell>
          <table:table-cell table:style-name="Default" office:value-type="string">
            <text:p>I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5">
            <text:p>5</text:p>
          </table:table-cell>
          <table:table-cell table:style-name="Default" office:value-type="string">
            <text:p>J</text:p>
          </table:table-cell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1" office:value-type="string" table:number-columns-spanned="6" table:number-rows-spanned="1">
            <text:p>J = µ -C -B A</text:p>
          </table:table-cell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6">
            <text:p>6</text:p>
          </table:table-cell>
          <table:table-cell table:style-name="Default" office:value-type="string">
            <text:p>K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57" office:value-type="string" table:number-columns-spanned="6" table:number-rows-spanned="1">
            <text:p>K = µ -C B -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7">
            <text:p>7</text:p>
          </table:table-cell>
          <table:table-cell table:style-name="Default" office:value-type="string">
            <text:p>L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8">
            <text:p>8</text:p>
          </table:table-cell>
          <table:table-cell table:style-name="Default" office:value-type="string">
            <text:p>M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9">
            <text:p>9</text:p>
          </table:table-cell>
          <table:table-cell table:style-name="Default" office:value-type="string">
            <text:p>N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C -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C -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0">
            <text:p>10</text:p>
          </table:table-cell>
          <table:table-cell table:style-name="Default" office:value-type="string">
            <text:p>O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1">
            <text:p>11</text:p>
          </table:table-cell>
          <table:table-cell table:style-name="Default" office:value-type="string">
            <text:p>P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88" office:value-type="string" table:number-columns-spanned="6" table:number-rows-spanned="1">
            <text:p>P = µ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88" office:value-type="string" table:number-columns-spanned="6" table:number-rows-spanned="1">
            <text:p>P = µ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2">
            <text:p>12</text:p>
          </table:table-cell>
          <table:table-cell table:style-name="Default" office:value-type="string">
            <text:p>Q</text:p>
          </table:table-cell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Q = 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3">
            <text:p>13</text:p>
          </table:table-cell>
          <table:table-cell table:style-name="Default" office:value-type="string">
            <text:p>R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R = µ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4">
            <text:p>14</text:p>
          </table:table-cell>
          <table:table-cell table:style-name="Default" office:value-type="string">
            <text:p>S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S = µ D C B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4"/>
          <table:table-cell table:style-name="ce145"/>
          <table:table-cell table:style-name="ce38" table:number-columns-repeated="3"/>
          <table:table-cell table:style-name="ce147"/>
          <table:table-cell table:style-name="ce38" table:number-columns-repeated="4"/>
          <table:table-cell table:style-name="ce47" office:value-type="float" office:value="15">
            <text:p>15</text:p>
          </table:table-cell>
          <table:table-cell table:style-name="Default" office:value-type="string">
            <text:p>T</text:p>
          </table:table-cell>
          <table:table-cell table:style-name="ce12" table:number-columns-spanned="6" table:number-rows-spanned="1"/>
          <table:covered-table-cell table:number-columns-repeated="5" table:style-name="ce3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style-name="ce138"/>
          <table:table-cell table:number-columns-repeated="959"/>
        </table:table-row>
        <table:table-row table:style-name="ro4">
          <table:table-cell table:style-name="Default" table:number-columns-repeated="4"/>
          <table:table-cell table:style-name="ce38"/>
          <table:table-cell table:style-name="Default" table:number-columns-repeated="3"/>
          <table:table-cell table:style-name="ce148" office:value-type="string" table:number-columns-spanned="6" table:number-rows-spanned="1">
            <text:p>Inv. Inputs (no -D)</text:p>
          </table:table-cell>
          <table:covered-table-cell table:number-columns-repeated="4" table:style-name="ce50"/>
          <table:covered-table-cell table:style-name="ce61"/>
          <table:table-cell table:style-name="ce61"/>
          <table:table-cell table:style-name="ce89" office:value-type="string" table:number-columns-spanned="6" table:number-rows-spanned="1">
            <text:p>a = µ G H</text:p>
          </table:table-cell>
          <table:covered-table-cell table:number-columns-repeated="5" table:style-name="ce95"/>
          <table:table-cell table:style-name="ce109"/>
          <table:table-cell table:style-name="ce13" office:value-type="string" table:number-columns-spanned="6" table:number-rows-spanned="1">
            <text:p>b = µ J K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c = -N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d = µ G H P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e = µ H 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f = µ G N R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g = µ P S</text:p>
          </table:table-cell>
          <table:covered-table-cell table:number-columns-repeated="4" table:style-name="ce28"/>
          <table:covered-table-cell table:style-name="ce49"/>
          <table:table-cell table:style-name="ce135" office:value-type="string" table:number-columns-spanned="6" table:number-rows-spanned="1">
            <text:p>total</text:p>
          </table:table-cell>
          <table:covered-table-cell table:style-name="ce138"/>
          <table:covered-table-cell table:number-columns-repeated="4"/>
          <table:table-cell table:number-columns-repeated="955"/>
        </table:table-row>
        <table:table-row table:style-name="ro4">
          <table:table-cell table:style-name="Default" table:number-columns-repeated="3"/>
          <table:table-cell table:style-name="ce38"/>
          <table:table-cell table:style-name="ce40" office:value-type="string" table:number-columns-spanned="4" table:number-rows-spanned="1">
            <text:p>transistors:</text:p>
          </table:table-cell>
          <table:covered-table-cell table:number-columns-repeated="2" table:style-name="ce20"/>
          <table:covered-table-cell table:style-name="ce60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9" table:number-columns-spanned="6" table:number-rows-spanned="1">
            <text:p>+9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8" table:number-columns-spanned="6" table:number-rows-spanned="1">
            <text:p>+8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6" table:number-columns-spanned="6" table:number-rows-spanned="1">
            <text:p>+6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5" table:number-columns-spanned="6" table:number-rows-spanned="1">
            <text:p>+5</text:p>
          </table:table-cell>
          <table:covered-table-cell table:number-columns-repeated="5" table:style-name="ce64"/>
          <table:table-cell table:style-name="ce132"/>
          <table:table-cell table:style-name="ce62" office:value-type="float" office:value="5" table:number-columns-spanned="6" table:number-rows-spanned="1">
            <text:p>+5</text:p>
          </table:table-cell>
          <table:covered-table-cell table:number-columns-repeated="5" table:style-name="ce64"/>
          <table:table-cell table:style-name="ce136" table:formula="of:=SUM([.I48:.BK48])" office:value-type="float" office:value="42" table:number-columns-spanned="2" table:number-rows-spanned="1">
            <text:p>42</text:p>
          </table:table-cell>
          <table:covered-table-cell table:style-name="ce90"/>
          <table:table-cell table:style-name="ce140" office:value-type="string" table:number-columns-spanned="4" table:number-rows-spanned="1">
            <text:p><text:s/>transistors</text:p>
          </table:table-cell>
          <table:covered-table-cell table:number-columns-repeated="2" table:style-name="ce142"/>
          <table:covered-table-cell table:style-name="ce140"/>
          <table:table-cell table:style-name="ce144"/>
          <table:table-cell table:number-columns-repeated="954"/>
        </table:table-row>
        <table:table-row table:style-name="ro4">
          <table:table-cell table:style-name="Default" table:number-columns-repeated="4"/>
          <table:table-cell table:style-name="ce41" office:value-type="string" table:number-columns-spanned="4" table:number-rows-spanned="1">
            <text:p>gates:</text:p>
          </table:table-cell>
          <table:covered-table-cell table:number-columns-repeated="2" table:style-name="ce50"/>
          <table:covered-table-cell table:style-name="ce61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1" table:number-columns-spanned="6" table:number-rows-spanned="1">
            <text:p>+1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133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137" table:formula="of:=SUM([.I49:.BK49])" office:value-type="float" office:value="18" table:number-columns-spanned="2" table:number-rows-spanned="1">
            <text:p>18</text:p>
          </table:table-cell>
          <table:covered-table-cell table:style-name="ce139"/>
          <table:table-cell table:style-name="ce141" office:value-type="string" table:number-columns-spanned="4" table:number-rows-spanned="1">
            <text:p><text:s/>gates</text:p>
          </table:table-cell>
          <table:covered-table-cell table:number-columns-repeated="2" table:style-name="ce143"/>
          <table:covered-table-cell table:style-name="ce141"/>
          <table:table-cell table:number-columns-repeated="955"/>
        </table:table-row>
        <table:table-row table:style-name="ro4">
          <table:table-cell table:style-name="Default" table:number-columns-repeated="4"/>
          <table:table-cell table:style-name="ce20" table:number-columns-repeated="11"/>
          <table:table-cell table:style-name="ce36"/>
          <table:table-cell table:style-name="ce90" table:number-columns-repeated="54"/>
          <table:table-cell table:number-columns-repeated="954"/>
        </table:table-row>
        <table:table-row table:style-name="ro4" table:number-rows-repeated="26">
          <table:table-cell table:style-name="Default" table:number-columns-repeated="14"/>
          <table:table-cell table:number-columns-repeated="1010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 table:number-rows-repeated="14">
          <table:table-cell table:style-name="Default"/>
          <table:table-cell table:number-columns-repeated="17"/>
          <table:table-cell table:style-name="Default" table:number-columns-repeated="17"/>
          <table:table-cell table:number-columns-repeated="989"/>
        </table:table-row>
        <table:table-row table:style-name="ro4" table:number-rows-repeated="2">
          <table:table-cell table:number-columns-repeated="18"/>
          <table:table-cell table:style-name="Default" table:number-columns-repeated="17"/>
          <table:table-cell table:number-columns-repeated="989"/>
        </table:table-row>
        <table:table-row table:style-name="ro4" table:number-rows-repeated="1048449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digits 0-7" table:style-name="ta1" table:print="false">
        <table:table-column table:style-name="co6" table:default-cell-style-name="ce5"/>
        <table:table-column table:style-name="co6" table:number-columns-repeated="12" table:default-cell-style-name="ce29"/>
        <table:table-column table:style-name="co6" table:default-cell-style-name="ce5"/>
        <table:table-column table:style-name="co6" table:default-cell-style-name="ce29"/>
        <table:table-column table:style-name="co6" table:number-columns-repeated="974" table:default-cell-style-name="ce5"/>
        <table:table-column table:style-name="co6" table:number-columns-repeated="35" table:default-cell-style-name="Default"/>
        <table:table-row table:style-name="ro3">
          <table:table-cell table:style-name="ce4"/>
          <table:table-cell table:style-name="ce4" office:value-type="string" table:number-columns-spanned="62" table:number-rows-spanned="1">
            <text:p>3 bit to 7-segment, digits 0-7</text:p>
          </table:table-cell>
          <table:covered-table-cell table:style-name="ce30"/>
          <table:covered-table-cell table:number-columns-repeated="10" table:style-name="ce15"/>
          <table:covered-table-cell table:number-columns-repeated="50"/>
          <table:table-cell table:number-columns-repeated="961"/>
        </table:table-row>
        <table:table-row table:style-name="ro4">
          <table:table-cell/>
          <table:table-cell table:style-name="ce14" office:value-type="string" table:number-columns-spanned="12" table:number-rows-spanned="2">
            <text:p>Truth table</text:p>
          </table:table-cell>
          <table:covered-table-cell table:style-name="ce30"/>
          <table:covered-table-cell table:number-columns-repeated="10" table:style-name="ce15"/>
          <table:table-cell table:number-columns-repeated="2"/>
          <table:table-cell table:style-name="ce78" office:value-type="string" table:number-columns-spanned="48" table:number-rows-spanned="1">
            <text:p>7-segment display as defined by truth table</text:p>
          </table:table-cell>
          <table:covered-table-cell table:number-columns-repeated="47"/>
          <table:table-cell table:number-columns-repeated="961"/>
        </table:table-row>
        <table:table-row table:style-name="ro4">
          <table:table-cell/>
          <table:covered-table-cell table:number-columns-repeated="12" table:style-name="ce15"/>
          <table:table-cell table:number-columns-repeated="2"/>
          <table:table-cell table:style-name="ce79" office:value-type="float" office:value="0" table:number-columns-spanned="6" table:number-rows-spanned="1">
            <text:p>0</text:p>
          </table:table-cell>
          <table:covered-table-cell table:number-columns-repeated="4" table:style-name="ce91"/>
          <table:covered-table-cell table:style-name="ce101"/>
          <table:table-cell table:style-name="ce79" table:formula="of:=[.P3]+1" office:value-type="float" office:value="1" table:number-columns-spanned="6" table:number-rows-spanned="1">
            <text:p>1</text:p>
          </table:table-cell>
          <table:covered-table-cell table:number-columns-repeated="4" table:style-name="ce91"/>
          <table:covered-table-cell table:style-name="ce101"/>
          <table:table-cell table:style-name="ce79" table:formula="of:=[.V3]+1" office:value-type="float" office:value="2" table:number-columns-spanned="6" table:number-rows-spanned="1">
            <text:p>2</text:p>
          </table:table-cell>
          <table:covered-table-cell table:number-columns-repeated="4" table:style-name="ce91"/>
          <table:covered-table-cell table:style-name="ce101"/>
          <table:table-cell table:style-name="ce79" table:formula="of:=[.AB3]+1" office:value-type="float" office:value="3" table:number-columns-spanned="6" table:number-rows-spanned="1">
            <text:p>3</text:p>
          </table:table-cell>
          <table:covered-table-cell table:number-columns-repeated="4" table:style-name="ce91"/>
          <table:covered-table-cell table:style-name="ce101"/>
          <table:table-cell table:style-name="ce79" table:formula="of:=[.AH3]+1" office:value-type="float" office:value="4" table:number-columns-spanned="6" table:number-rows-spanned="1">
            <text:p>4</text:p>
          </table:table-cell>
          <table:covered-table-cell table:number-columns-repeated="4" table:style-name="ce91"/>
          <table:covered-table-cell table:style-name="ce101"/>
          <table:table-cell table:style-name="ce79" table:formula="of:=[.AN3]+1" office:value-type="float" office:value="5" table:number-columns-spanned="6" table:number-rows-spanned="1">
            <text:p>5</text:p>
          </table:table-cell>
          <table:covered-table-cell table:number-columns-repeated="4" table:style-name="ce91"/>
          <table:covered-table-cell table:style-name="ce101"/>
          <table:table-cell table:style-name="ce79" table:formula="of:=[.AT3]+1" office:value-type="float" office:value="6" table:number-columns-spanned="6" table:number-rows-spanned="1">
            <text:p>6</text:p>
          </table:table-cell>
          <table:covered-table-cell table:number-columns-repeated="4" table:style-name="ce91"/>
          <table:covered-table-cell table:style-name="ce101"/>
          <table:table-cell table:style-name="ce79" table:formula="of:=[.AZ3]+1" office:value-type="float" office:value="7" table:number-columns-spanned="6" table:number-rows-spanned="1">
            <text:p>7</text:p>
          </table:table-cell>
          <table:covered-table-cell table:number-columns-repeated="4" table:style-name="ce91"/>
          <table:covered-table-cell table:style-name="ce101"/>
          <table:table-cell table:number-columns-repeated="961"/>
        </table:table-row>
        <table:table-row table:style-name="ro4">
          <table:table-cell/>
          <table:table-cell table:style-name="ce16" office:value-type="string" table:number-columns-spanned="5" table:number-rows-spanned="1">
            <text:p>Inputs</text:p>
          </table:table-cell>
          <table:covered-table-cell table:number-columns-repeated="2" table:style-name="ce20"/>
          <table:covered-table-cell table:style-name="ce39"/>
          <table:covered-table-cell table:style-name="ce42"/>
          <table:table-cell table:style-name="ce51" office:value-type="string" table:number-columns-spanned="7" table:number-rows-spanned="1">
            <text:p>Outputs</text:p>
          </table:table-cell>
          <table:covered-table-cell table:number-columns-repeated="5" table:style-name="ce39"/>
          <table:covered-table-cell table:style-name="ce42"/>
          <table:table-cell table:style-name="ce73"/>
          <table:table-cell table:style-name="ce5"/>
          <table:table-cell table:style-name="ce80" table:formula="of:=MATCH([.P3];[.$B$7:.$B$22];0)+2" office:value-type="float" office:value="3" table:number-columns-spanned="6" table:number-rows-spanned="1">
            <text:p>3</text:p>
          </table:table-cell>
          <table:covered-table-cell table:number-columns-repeated="4" table:style-name="ce92"/>
          <table:covered-table-cell table:style-name="ce102"/>
          <table:table-cell table:style-name="ce80" table:formula="of:=MATCH([.V3];[.$B$7:.$B$22];0)+2" office:value-type="float" office:value="4" table:number-columns-spanned="6" table:number-rows-spanned="1">
            <text:p>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3];[.$B$7:.$B$22];0)+2" office:value-type="float" office:value="5" table:number-columns-spanned="6" table:number-rows-spanned="1">
            <text:p>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3];[.$B$7:.$B$22];0)+2" office:value-type="float" office:value="6" table:number-columns-spanned="6" table:number-rows-spanned="1">
            <text:p>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3];[.$B$7:.$B$22];0)+2" office:value-type="float" office:value="7" table:number-columns-spanned="6" table:number-rows-spanned="1">
            <text:p>7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3];[.$B$7:.$B$22];0)+2" office:value-type="float" office:value="8" table:number-columns-spanned="6" table:number-rows-spanned="1">
            <text:p>8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3];[.$B$7:.$B$22];0)+2" office:value-type="float" office:value="9" table:number-columns-spanned="6" table:number-rows-spanned="1">
            <text:p>9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3];[.$B$7:.$B$22];0)+2" office:value-type="float" office:value="10" table:number-columns-spanned="6" table:number-rows-spanned="1">
            <text:p>10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7" office:value-type="string" table:number-columns-spanned="1" table:number-rows-spanned="2">
            <text:p>#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52" office:value-type="string" table:number-columns-spanned="1" table:number-rows-spanned="2">
            <text:p>a</text:p>
          </table:table-cell>
          <table:table-cell table:style-name="ce56" office:value-type="string" table:number-columns-spanned="1" table:number-rows-spanned="2">
            <text:p>b</text:p>
          </table:table-cell>
          <table:table-cell table:style-name="ce56" office:value-type="string" table:number-columns-spanned="1" table:number-rows-spanned="2">
            <text:p>c</text:p>
          </table:table-cell>
          <table:table-cell table:style-name="ce56" office:value-type="string" table:number-columns-spanned="1" table:number-rows-spanned="2">
            <text:p>d</text:p>
          </table:table-cell>
          <table:table-cell table:style-name="ce56" office:value-type="string" table:number-columns-spanned="1" table:number-rows-spanned="2">
            <text:p>e</text:p>
          </table:table-cell>
          <table:table-cell table:style-name="ce56" office:value-type="string" table:number-columns-spanned="1" table:number-rows-spanned="2">
            <text:p>f</text:p>
          </table:table-cell>
          <table:table-cell table:style-name="ce68" office:value-type="string" table:number-columns-spanned="1" table:number-rows-spanned="2">
            <text:p>g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5];[.$G$5:.$M$22];[.P4];0)" office:value-type="float" office:value="1">
            <text:p>1</text:p>
          </table:table-cell>
          <table:table-cell table:style-name="seg1" table:formula="of:=[.T5]&amp;T(ORG.OPENOFFICE.STYLE(IF([.Q5]=1;&quot;seg1&quot;;IF([.Q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5];[.$G$5:.$M$22];[.V4];0)" office:value-type="float" office:value="0">
            <text:p>0</text:p>
          </table:table-cell>
          <table:table-cell table:style-name="seg0" table:formula="of:=[.Z5]&amp;T(ORG.OPENOFFICE.STYLE(IF([.W5]=1;&quot;seg1&quot;;IF([.W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5];[.$G$5:.$M$22];[.AB4];0)" office:value-type="float" office:value="1">
            <text:p>1</text:p>
          </table:table-cell>
          <table:table-cell table:style-name="seg1" table:formula="of:=[.AF5]&amp;T(ORG.OPENOFFICE.STYLE(IF([.AC5]=1;&quot;seg1&quot;;IF([.AC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5];[.$G$5:.$M$22];[.AH4];0)" office:value-type="float" office:value="1">
            <text:p>1</text:p>
          </table:table-cell>
          <table:table-cell table:style-name="seg1" table:formula="of:=[.AL5]&amp;T(ORG.OPENOFFICE.STYLE(IF([.AI5]=1;&quot;seg1&quot;;IF([.AI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5];[.$G$5:.$M$22];[.AN4];0)" office:value-type="float" office:value="0">
            <text:p>0</text:p>
          </table:table-cell>
          <table:table-cell table:style-name="seg0" table:formula="of:=[.AR5]&amp;T(ORG.OPENOFFICE.STYLE(IF([.AO5]=1;&quot;seg1&quot;;IF([.AO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5];[.$G$5:.$M$22];[.AT4];0)" office:value-type="float" office:value="1">
            <text:p>1</text:p>
          </table:table-cell>
          <table:table-cell table:style-name="seg1" table:formula="of:=[.AX5]&amp;T(ORG.OPENOFFICE.STYLE(IF([.AU5]=1;&quot;seg1&quot;;IF([.AU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5];[.$G$5:.$M$22];[.AZ4];0)" office:value-type="float" office:value="1">
            <text:p>1</text:p>
          </table:table-cell>
          <table:table-cell table:style-name="seg1" table:formula="of:=[.BD5]&amp;T(ORG.OPENOFFICE.STYLE(IF([.BA5]=1;&quot;seg1&quot;;IF([.BA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5];[.$G$5:.$M$22];[.BF4];0)" office:value-type="float" office:value="1">
            <text:p>1</text:p>
          </table:table-cell>
          <table:table-cell table:style-name="seg1" table:formula="of:=[.BJ5]&amp;T(ORG.OPENOFFICE.STYLE(IF([.BG5]=1;&quot;seg1&quot;;IF([.BG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covered-table-cell table:style-name="ce17"/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covered-table-cell table:style-name="ce52"/>
          <table:covered-table-cell table:number-columns-repeated="5" table:style-name="ce56"/>
          <table:covered-table-cell table:style-name="ce68"/>
          <table:table-cell table:style-name="ce73"/>
          <table:table-cell table:style-name="ce5"/>
          <table:table-cell table:style-name="ce81" table:formula="of:=HLOOKUP([.R6];[.$G$5:.$M$22];[.P4];0)" office:value-type="float" office:value="1" table:number-columns-spanned="1" table:number-rows-spanned="2">
            <text:p>1</text:p>
          </table:table-cell>
          <table:table-cell table:style-name="seg1" table:formula="of:=[.R6]&amp;T(ORG.OPENOFFICE.STYLE(IF([.P6]=1;&quot;seg1&quot;;IF([.P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6];[.$G$5:.$M$22];[.P4];0)" office:value-type="float" office:value="1" table:number-columns-spanned="1" table:number-rows-spanned="2">
            <text:p>1</text:p>
          </table:table-cell>
          <table:table-cell table:style-name="seg1" table:formula="of:=[.U6]&amp;T(ORG.OPENOFFICE.STYLE(IF([.S6]=1;&quot;seg1&quot;;IF([.S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6];[.$G$5:.$M$22];[.V4];0)" office:value-type="float" office:value="0" table:number-columns-spanned="1" table:number-rows-spanned="2">
            <text:p>0</text:p>
          </table:table-cell>
          <table:table-cell table:style-name="seg0" table:formula="of:=[.X6]&amp;T(ORG.OPENOFFICE.STYLE(IF([.V6]=1;&quot;seg1&quot;;IF([.V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6];[.$G$5:.$M$22];[.V4];0)" office:value-type="float" office:value="1" table:number-columns-spanned="1" table:number-rows-spanned="2">
            <text:p>1</text:p>
          </table:table-cell>
          <table:table-cell table:style-name="seg1" table:formula="of:=[.AA6]&amp;T(ORG.OPENOFFICE.STYLE(IF([.Y6]=1;&quot;seg1&quot;;IF([.Y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6];[.$G$5:.$M$22];[.AB4];0)" office:value-type="float" office:value="0" table:number-columns-spanned="1" table:number-rows-spanned="2">
            <text:p>0</text:p>
          </table:table-cell>
          <table:table-cell table:style-name="seg0" table:formula="of:=[.AD6]&amp;T(ORG.OPENOFFICE.STYLE(IF([.AB6]=1;&quot;seg1&quot;;IF([.AB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6];[.$G$5:.$M$22];[.AB4];0)" office:value-type="float" office:value="1" table:number-columns-spanned="1" table:number-rows-spanned="2">
            <text:p>1</text:p>
          </table:table-cell>
          <table:table-cell table:style-name="seg1" table:formula="of:=[.AG6]&amp;T(ORG.OPENOFFICE.STYLE(IF([.AE6]=1;&quot;seg1&quot;;IF([.AE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6];[.$G$5:.$M$22];[.AH4];0)" office:value-type="float" office:value="0" table:number-columns-spanned="1" table:number-rows-spanned="2">
            <text:p>0</text:p>
          </table:table-cell>
          <table:table-cell table:style-name="seg0" table:formula="of:=[.AJ6]&amp;T(ORG.OPENOFFICE.STYLE(IF([.AH6]=1;&quot;seg1&quot;;IF([.AH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6];[.$G$5:.$M$22];[.AH4];0)" office:value-type="float" office:value="1" table:number-columns-spanned="1" table:number-rows-spanned="2">
            <text:p>1</text:p>
          </table:table-cell>
          <table:table-cell table:style-name="seg1" table:formula="of:=[.AM6]&amp;T(ORG.OPENOFFICE.STYLE(IF([.AK6]=1;&quot;seg1&quot;;IF([.AK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6];[.$G$5:.$M$22];[.AN4];0)" office:value-type="float" office:value="1" table:number-columns-spanned="1" table:number-rows-spanned="2">
            <text:p>1</text:p>
          </table:table-cell>
          <table:table-cell table:style-name="seg1" table:formula="of:=[.AP6]&amp;T(ORG.OPENOFFICE.STYLE(IF([.AN6]=1;&quot;seg1&quot;;IF([.AN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6];[.$G$5:.$M$22];[.AN4];0)" office:value-type="float" office:value="1" table:number-columns-spanned="1" table:number-rows-spanned="2">
            <text:p>1</text:p>
          </table:table-cell>
          <table:table-cell table:style-name="seg1" table:formula="of:=[.AS6]&amp;T(ORG.OPENOFFICE.STYLE(IF([.AQ6]=1;&quot;seg1&quot;;IF([.AQ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6];[.$G$5:.$M$22];[.AT4];0)" office:value-type="float" office:value="1" table:number-columns-spanned="1" table:number-rows-spanned="2">
            <text:p>1</text:p>
          </table:table-cell>
          <table:table-cell table:style-name="seg1" table:formula="of:=[.AV6]&amp;T(ORG.OPENOFFICE.STYLE(IF([.AT6]=1;&quot;seg1&quot;;IF([.AT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6];[.$G$5:.$M$22];[.AT4];0)" office:value-type="float" office:value="0" table:number-columns-spanned="1" table:number-rows-spanned="2">
            <text:p>0</text:p>
          </table:table-cell>
          <table:table-cell table:style-name="seg0" table:formula="of:=[.AY6]&amp;T(ORG.OPENOFFICE.STYLE(IF([.AW6]=1;&quot;seg1&quot;;IF([.AW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6];[.$G$5:.$M$22];[.AZ4];0)" office:value-type="float" office:value="1" table:number-columns-spanned="1" table:number-rows-spanned="2">
            <text:p>1</text:p>
          </table:table-cell>
          <table:table-cell table:style-name="seg1" table:formula="of:=[.BB6]&amp;T(ORG.OPENOFFICE.STYLE(IF([.AZ6]=1;&quot;seg1&quot;;IF([.AZ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6];[.$G$5:.$M$22];[.AZ4];0)" office:value-type="float" office:value="0" table:number-columns-spanned="1" table:number-rows-spanned="2">
            <text:p>0</text:p>
          </table:table-cell>
          <table:table-cell table:style-name="seg0" table:formula="of:=[.BE6]&amp;T(ORG.OPENOFFICE.STYLE(IF([.BC6]=1;&quot;seg1&quot;;IF([.BC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6];[.$G$5:.$M$22];[.BF4];0)" office:value-type="float" office:value="0" table:number-columns-spanned="1" table:number-rows-spanned="2">
            <text:p>0</text:p>
          </table:table-cell>
          <table:table-cell table:style-name="seg0" table:formula="of:=[.BH6]&amp;T(ORG.OPENOFFICE.STYLE(IF([.BF6]=1;&quot;seg1&quot;;IF([.BF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6];[.$G$5:.$M$22];[.BF4];0)" office:value-type="float" office:value="1" table:number-columns-spanned="1" table:number-rows-spanned="2">
            <text:p>1</text:p>
          </table:table-cell>
          <table:table-cell table:style-name="seg1" table:formula="of:=[.BK6]&amp;T(ORG.OPENOFFICE.STYLE(IF([.BI6]=1;&quot;seg1&quot;;IF([.BI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8" office:value-type="float" office:value="0">
            <text:p>0</text:p>
          </table:table-cell>
          <table:table-cell table:style-name="ce31" table:formula="of:=MOD(ROUNDDOWN([.$B7]/[.C$6]);2)" office:value-type="float" office:value="0">
            <text:p>0</text:p>
          </table:table-cell>
          <table:table-cell table:style-name="ce31" table:formula="of:=MOD(ROUNDDOWN([.$B7]/[.D$6]);2)" office:value-type="float" office:value="0">
            <text:p>0</text:p>
          </table:table-cell>
          <table:table-cell table:style-name="ce31" table:formula="of:=MOD(ROUNDDOWN([.$B7]/[.E$6]);2)" office:value-type="float" office:value="0">
            <text:p>0</text:p>
          </table:table-cell>
          <table:table-cell table:style-name="ce43" table:formula="of:=MOD(ROUNDDOWN([.$B7]/[.F$6]);2)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7]+1" office:value-type="float" office:value="1">
            <text:p>1</text:p>
          </table:table-cell>
          <table:table-cell table:style-name="ce31" table:formula="of:=MOD(ROUNDDOWN([.$B8]/[.C$6]);2)" office:value-type="float" office:value="0">
            <text:p>0</text:p>
          </table:table-cell>
          <table:table-cell table:style-name="ce31" table:formula="of:=MOD(ROUNDDOWN([.$B8]/[.D$6]);2)" office:value-type="float" office:value="0">
            <text:p>0</text:p>
          </table:table-cell>
          <table:table-cell table:style-name="ce31" table:formula="of:=MOD(ROUNDDOWN([.$B8]/[.E$6]);2)" office:value-type="float" office:value="0">
            <text:p>0</text:p>
          </table:table-cell>
          <table:table-cell table:style-name="ce43" table:formula="of:=MOD(ROUNDDOWN([.$B8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8];[.$G$5:.$M$22];[.P4];0)" office:value-type="float" office:value="0">
            <text:p>0</text:p>
          </table:table-cell>
          <table:table-cell table:style-name="seg0" table:formula="of:=[.T8]&amp;T(ORG.OPENOFFICE.STYLE(IF([.Q8]=1;&quot;seg1&quot;;IF([.Q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8];[.$G$5:.$M$22];[.V4];0)" office:value-type="float" office:value="0">
            <text:p>0</text:p>
          </table:table-cell>
          <table:table-cell table:style-name="seg0" table:formula="of:=[.Z8]&amp;T(ORG.OPENOFFICE.STYLE(IF([.W8]=1;&quot;seg1&quot;;IF([.W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8];[.$G$5:.$M$22];[.AB4];0)" office:value-type="float" office:value="1">
            <text:p>1</text:p>
          </table:table-cell>
          <table:table-cell table:style-name="seg1" table:formula="of:=[.AF8]&amp;T(ORG.OPENOFFICE.STYLE(IF([.AC8]=1;&quot;seg1&quot;;IF([.AC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8];[.$G$5:.$M$22];[.AH4];0)" office:value-type="float" office:value="1">
            <text:p>1</text:p>
          </table:table-cell>
          <table:table-cell table:style-name="seg1" table:formula="of:=[.AL8]&amp;T(ORG.OPENOFFICE.STYLE(IF([.AI8]=1;&quot;seg1&quot;;IF([.AI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8];[.$G$5:.$M$22];[.AN4];0)" office:value-type="float" office:value="1">
            <text:p>1</text:p>
          </table:table-cell>
          <table:table-cell table:style-name="seg1" table:formula="of:=[.AR8]&amp;T(ORG.OPENOFFICE.STYLE(IF([.AO8]=1;&quot;seg1&quot;;IF([.AO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8];[.$G$5:.$M$22];[.AT4];0)" office:value-type="float" office:value="1">
            <text:p>1</text:p>
          </table:table-cell>
          <table:table-cell table:style-name="seg1" table:formula="of:=[.AX8]&amp;T(ORG.OPENOFFICE.STYLE(IF([.AU8]=1;&quot;seg1&quot;;IF([.AU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8];[.$G$5:.$M$22];[.AZ4];0)" office:value-type="float" office:value="1">
            <text:p>1</text:p>
          </table:table-cell>
          <table:table-cell table:style-name="seg1" table:formula="of:=[.BD8]&amp;T(ORG.OPENOFFICE.STYLE(IF([.BA8]=1;&quot;seg1&quot;;IF([.BA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8];[.$G$5:.$M$22];[.BF4];0)" office:value-type="float" office:value="0">
            <text:p>0</text:p>
          </table:table-cell>
          <table:table-cell table:style-name="seg0" table:formula="of:=[.BJ8]&amp;T(ORG.OPENOFFICE.STYLE(IF([.BG8]=1;&quot;seg1&quot;;IF([.BG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8]+1" office:value-type="float" office:value="2">
            <text:p>2</text:p>
          </table:table-cell>
          <table:table-cell table:style-name="ce31" table:formula="of:=MOD(ROUNDDOWN([.$B9]/[.C$6]);2)" office:value-type="float" office:value="0">
            <text:p>0</text:p>
          </table:table-cell>
          <table:table-cell table:style-name="ce31" table:formula="of:=MOD(ROUNDDOWN([.$B9]/[.D$6]);2)" office:value-type="float" office:value="0">
            <text:p>0</text:p>
          </table:table-cell>
          <table:table-cell table:style-name="ce31" table:formula="of:=MOD(ROUNDDOWN([.$B9]/[.E$6]);2)" office:value-type="float" office:value="1">
            <text:p>1</text:p>
          </table:table-cell>
          <table:table-cell table:style-name="ce43" table:formula="of:=MOD(ROUNDDOWN([.$B9]/[.F$6]);2)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 table:formula="of:=HLOOKUP([.R9];[.$G$5:.$M$22];[.P4];0)" office:value-type="float" office:value="1" table:number-columns-spanned="1" table:number-rows-spanned="2">
            <text:p>1</text:p>
          </table:table-cell>
          <table:table-cell table:style-name="seg1" table:formula="of:=[.R9]&amp;T(ORG.OPENOFFICE.STYLE(IF([.P9]=1;&quot;seg1&quot;;IF([.P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9];[.$G$5:.$M$22];[.P4];0)" office:value-type="float" office:value="1" table:number-columns-spanned="1" table:number-rows-spanned="2">
            <text:p>1</text:p>
          </table:table-cell>
          <table:table-cell table:style-name="seg1" table:formula="of:=[.U9]&amp;T(ORG.OPENOFFICE.STYLE(IF([.S9]=1;&quot;seg1&quot;;IF([.S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9];[.$G$5:.$M$22];[.V4];0)" office:value-type="float" office:value="0" table:number-columns-spanned="1" table:number-rows-spanned="2">
            <text:p>0</text:p>
          </table:table-cell>
          <table:table-cell table:style-name="seg0" table:formula="of:=[.X9]&amp;T(ORG.OPENOFFICE.STYLE(IF([.V9]=1;&quot;seg1&quot;;IF([.V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9];[.$G$5:.$M$22];[.V4];0)" office:value-type="float" office:value="1" table:number-columns-spanned="1" table:number-rows-spanned="2">
            <text:p>1</text:p>
          </table:table-cell>
          <table:table-cell table:style-name="seg1" table:formula="of:=[.AA9]&amp;T(ORG.OPENOFFICE.STYLE(IF([.Y9]=1;&quot;seg1&quot;;IF([.Y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9];[.$G$5:.$M$22];[.AB4];0)" office:value-type="float" office:value="1" table:number-columns-spanned="1" table:number-rows-spanned="2">
            <text:p>1</text:p>
          </table:table-cell>
          <table:table-cell table:style-name="seg1" table:formula="of:=[.AD9]&amp;T(ORG.OPENOFFICE.STYLE(IF([.AB9]=1;&quot;seg1&quot;;IF([.AB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9];[.$G$5:.$M$22];[.AB4];0)" office:value-type="float" office:value="0" table:number-columns-spanned="1" table:number-rows-spanned="2">
            <text:p>0</text:p>
          </table:table-cell>
          <table:table-cell table:style-name="seg0" table:formula="of:=[.AG9]&amp;T(ORG.OPENOFFICE.STYLE(IF([.AE9]=1;&quot;seg1&quot;;IF([.AE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9];[.$G$5:.$M$22];[.AH4];0)" office:value-type="float" office:value="0" table:number-columns-spanned="1" table:number-rows-spanned="2">
            <text:p>0</text:p>
          </table:table-cell>
          <table:table-cell table:style-name="seg0" table:formula="of:=[.AJ9]&amp;T(ORG.OPENOFFICE.STYLE(IF([.AH9]=1;&quot;seg1&quot;;IF([.AH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9];[.$G$5:.$M$22];[.AH4];0)" office:value-type="float" office:value="1" table:number-columns-spanned="1" table:number-rows-spanned="2">
            <text:p>1</text:p>
          </table:table-cell>
          <table:table-cell table:style-name="seg1" table:formula="of:=[.AM9]&amp;T(ORG.OPENOFFICE.STYLE(IF([.AK9]=1;&quot;seg1&quot;;IF([.AK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9];[.$G$5:.$M$22];[.AN4];0)" office:value-type="float" office:value="0" table:number-columns-spanned="1" table:number-rows-spanned="2">
            <text:p>0</text:p>
          </table:table-cell>
          <table:table-cell table:style-name="seg0" table:formula="of:=[.AP9]&amp;T(ORG.OPENOFFICE.STYLE(IF([.AN9]=1;&quot;seg1&quot;;IF([.AN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9];[.$G$5:.$M$22];[.AN4];0)" office:value-type="float" office:value="1" table:number-columns-spanned="1" table:number-rows-spanned="2">
            <text:p>1</text:p>
          </table:table-cell>
          <table:table-cell table:style-name="seg1" table:formula="of:=[.AS9]&amp;T(ORG.OPENOFFICE.STYLE(IF([.AQ9]=1;&quot;seg1&quot;;IF([.AQ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9];[.$G$5:.$M$22];[.AT4];0)" office:value-type="float" office:value="0" table:number-columns-spanned="1" table:number-rows-spanned="2">
            <text:p>0</text:p>
          </table:table-cell>
          <table:table-cell table:style-name="seg0" table:formula="of:=[.AV9]&amp;T(ORG.OPENOFFICE.STYLE(IF([.AT9]=1;&quot;seg1&quot;;IF([.AT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9];[.$G$5:.$M$22];[.AT4];0)" office:value-type="float" office:value="1" table:number-columns-spanned="1" table:number-rows-spanned="2">
            <text:p>1</text:p>
          </table:table-cell>
          <table:table-cell table:style-name="seg1" table:formula="of:=[.AY9]&amp;T(ORG.OPENOFFICE.STYLE(IF([.AW9]=1;&quot;seg1&quot;;IF([.AW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9];[.$G$5:.$M$22];[.AZ4];0)" office:value-type="float" office:value="1" table:number-columns-spanned="1" table:number-rows-spanned="2">
            <text:p>1</text:p>
          </table:table-cell>
          <table:table-cell table:style-name="seg1" table:formula="of:=[.BB9]&amp;T(ORG.OPENOFFICE.STYLE(IF([.AZ9]=1;&quot;seg1&quot;;IF([.AZ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9];[.$G$5:.$M$22];[.AZ4];0)" office:value-type="float" office:value="1" table:number-columns-spanned="1" table:number-rows-spanned="2">
            <text:p>1</text:p>
          </table:table-cell>
          <table:table-cell table:style-name="seg1" table:formula="of:=[.BE9]&amp;T(ORG.OPENOFFICE.STYLE(IF([.BC9]=1;&quot;seg1&quot;;IF([.BC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9];[.$G$5:.$M$22];[.BF4];0)" office:value-type="float" office:value="0" table:number-columns-spanned="1" table:number-rows-spanned="2">
            <text:p>0</text:p>
          </table:table-cell>
          <table:table-cell table:style-name="seg0" table:formula="of:=[.BH9]&amp;T(ORG.OPENOFFICE.STYLE(IF([.BF9]=1;&quot;seg1&quot;;IF([.BF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9];[.$G$5:.$M$22];[.BF4];0)" office:value-type="float" office:value="1" table:number-columns-spanned="1" table:number-rows-spanned="2">
            <text:p>1</text:p>
          </table:table-cell>
          <table:table-cell table:style-name="seg1" table:formula="of:=[.BK9]&amp;T(ORG.OPENOFFICE.STYLE(IF([.BI9]=1;&quot;seg1&quot;;IF([.BI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9]+1" office:value-type="float" office:value="3">
            <text:p>3</text:p>
          </table:table-cell>
          <table:table-cell table:style-name="ce31" table:formula="of:=MOD(ROUNDDOWN([.$B10]/[.C$6]);2)" office:value-type="float" office:value="0">
            <text:p>0</text:p>
          </table:table-cell>
          <table:table-cell table:style-name="ce31" table:formula="of:=MOD(ROUNDDOWN([.$B10]/[.D$6]);2)" office:value-type="float" office:value="0">
            <text:p>0</text:p>
          </table:table-cell>
          <table:table-cell table:style-name="ce31" table:formula="of:=MOD(ROUNDDOWN([.$B10]/[.E$6]);2)" office:value-type="float" office:value="1">
            <text:p>1</text:p>
          </table:table-cell>
          <table:table-cell table:style-name="ce43" table:formula="of:=MOD(ROUNDDOWN([.$B10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0]+1" office:value-type="float" office:value="4">
            <text:p>4</text:p>
          </table:table-cell>
          <table:table-cell table:style-name="ce31" table:formula="of:=MOD(ROUNDDOWN([.$B11]/[.C$6]);2)" office:value-type="float" office:value="0">
            <text:p>0</text:p>
          </table:table-cell>
          <table:table-cell table:style-name="ce31" table:formula="of:=MOD(ROUNDDOWN([.$B11]/[.D$6]);2)" office:value-type="float" office:value="1">
            <text:p>1</text:p>
          </table:table-cell>
          <table:table-cell table:style-name="ce31" table:formula="of:=MOD(ROUNDDOWN([.$B11]/[.E$6]);2)" office:value-type="float" office:value="0">
            <text:p>0</text:p>
          </table:table-cell>
          <table:table-cell table:style-name="ce43" table:formula="of:=MOD(ROUNDDOWN([.$B11]/[.F$6]);2)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11];[.$G$5:.$M$22];[.P4];0)" office:value-type="float" office:value="1">
            <text:p>1</text:p>
          </table:table-cell>
          <table:table-cell table:style-name="seg1" table:formula="of:=[.T11]&amp;T(ORG.OPENOFFICE.STYLE(IF([.Q11]=1;&quot;seg1&quot;;IF([.Q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11];[.$G$5:.$M$22];[.V4];0)" office:value-type="float" office:value="0">
            <text:p>0</text:p>
          </table:table-cell>
          <table:table-cell table:style-name="seg0" table:formula="of:=[.Z11]&amp;T(ORG.OPENOFFICE.STYLE(IF([.W11]=1;&quot;seg1&quot;;IF([.W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11];[.$G$5:.$M$22];[.AB4];0)" office:value-type="float" office:value="1">
            <text:p>1</text:p>
          </table:table-cell>
          <table:table-cell table:style-name="seg1" table:formula="of:=[.AF11]&amp;T(ORG.OPENOFFICE.STYLE(IF([.AC11]=1;&quot;seg1&quot;;IF([.AC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11];[.$G$5:.$M$22];[.AH4];0)" office:value-type="float" office:value="1">
            <text:p>1</text:p>
          </table:table-cell>
          <table:table-cell table:style-name="seg1" table:formula="of:=[.AL11]&amp;T(ORG.OPENOFFICE.STYLE(IF([.AI11]=1;&quot;seg1&quot;;IF([.AI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11];[.$G$5:.$M$22];[.AN4];0)" office:value-type="float" office:value="0">
            <text:p>0</text:p>
          </table:table-cell>
          <table:table-cell table:style-name="seg0" table:formula="of:=[.AR11]&amp;T(ORG.OPENOFFICE.STYLE(IF([.AO11]=1;&quot;seg1&quot;;IF([.AO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11];[.$G$5:.$M$22];[.AT4];0)" office:value-type="float" office:value="1">
            <text:p>1</text:p>
          </table:table-cell>
          <table:table-cell table:style-name="seg1" table:formula="of:=[.AX11]&amp;T(ORG.OPENOFFICE.STYLE(IF([.AU11]=1;&quot;seg1&quot;;IF([.AU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11];[.$G$5:.$M$22];[.AZ4];0)" office:value-type="float" office:value="1">
            <text:p>1</text:p>
          </table:table-cell>
          <table:table-cell table:style-name="seg1" table:formula="of:=[.BD11]&amp;T(ORG.OPENOFFICE.STYLE(IF([.BA11]=1;&quot;seg1&quot;;IF([.BA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11];[.$G$5:.$M$22];[.BF4];0)" office:value-type="float" office:value="0">
            <text:p>0</text:p>
          </table:table-cell>
          <table:table-cell table:style-name="seg0" table:formula="of:=[.BJ11]&amp;T(ORG.OPENOFFICE.STYLE(IF([.BG11]=1;&quot;seg1&quot;;IF([.BG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1]+1" office:value-type="float" office:value="5">
            <text:p>5</text:p>
          </table:table-cell>
          <table:table-cell table:style-name="ce31" table:formula="of:=MOD(ROUNDDOWN([.$B12]/[.C$6]);2)" office:value-type="float" office:value="0">
            <text:p>0</text:p>
          </table:table-cell>
          <table:table-cell table:style-name="ce31" table:formula="of:=MOD(ROUNDDOWN([.$B12]/[.D$6]);2)" office:value-type="float" office:value="1">
            <text:p>1</text:p>
          </table:table-cell>
          <table:table-cell table:style-name="ce31" table:formula="of:=MOD(ROUNDDOWN([.$B12]/[.E$6]);2)" office:value-type="float" office:value="0">
            <text:p>0</text:p>
          </table:table-cell>
          <table:table-cell table:style-name="ce43" table:formula="of:=MOD(ROUNDDOWN([.$B12]/[.F$6]);2)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2]+1" office:value-type="float" office:value="6">
            <text:p>6</text:p>
          </table:table-cell>
          <table:table-cell table:style-name="ce31" table:formula="of:=MOD(ROUNDDOWN([.$B13]/[.C$6]);2)" office:value-type="float" office:value="0">
            <text:p>0</text:p>
          </table:table-cell>
          <table:table-cell table:style-name="ce31" table:formula="of:=MOD(ROUNDDOWN([.$B13]/[.D$6]);2)" office:value-type="float" office:value="1">
            <text:p>1</text:p>
          </table:table-cell>
          <table:table-cell table:style-name="ce31" table:formula="of:=MOD(ROUNDDOWN([.$B13]/[.E$6]);2)" office:value-type="float" office:value="1">
            <text:p>1</text:p>
          </table:table-cell>
          <table:table-cell table:style-name="ce43" table:formula="of:=MOD(ROUNDDOWN([.$B13]/[.F$6]);2)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79" table:formula="of:=[.BF3]+1" office:value-type="float" office:value="8" table:number-columns-spanned="6" table:number-rows-spanned="1">
            <text:p>8</text:p>
          </table:table-cell>
          <table:covered-table-cell table:number-columns-repeated="4" table:style-name="ce91"/>
          <table:covered-table-cell table:style-name="ce101"/>
          <table:table-cell table:style-name="ce79" table:formula="of:=[.P13]+1" office:value-type="float" office:value="9" table:number-columns-spanned="6" table:number-rows-spanned="1">
            <text:p>9</text:p>
          </table:table-cell>
          <table:covered-table-cell table:number-columns-repeated="4" table:style-name="ce91"/>
          <table:covered-table-cell table:style-name="ce101"/>
          <table:table-cell table:style-name="ce79" table:formula="of:=[.V13]+1" office:value-type="float" office:value="10" table:number-columns-spanned="6" table:number-rows-spanned="1">
            <text:p>10</text:p>
          </table:table-cell>
          <table:covered-table-cell table:number-columns-repeated="4" table:style-name="ce91"/>
          <table:covered-table-cell table:style-name="ce101"/>
          <table:table-cell table:style-name="ce79" table:formula="of:=[.AB13]+1" office:value-type="float" office:value="11" table:number-columns-spanned="6" table:number-rows-spanned="1">
            <text:p>11</text:p>
          </table:table-cell>
          <table:covered-table-cell table:number-columns-repeated="4" table:style-name="ce91"/>
          <table:covered-table-cell table:style-name="ce101"/>
          <table:table-cell table:style-name="ce79" table:formula="of:=[.AH13]+1" office:value-type="float" office:value="12" table:number-columns-spanned="6" table:number-rows-spanned="1">
            <text:p>12</text:p>
          </table:table-cell>
          <table:covered-table-cell table:number-columns-repeated="4" table:style-name="ce91"/>
          <table:covered-table-cell table:style-name="ce101"/>
          <table:table-cell table:style-name="ce79" table:formula="of:=[.AN13]+1" office:value-type="float" office:value="13" table:number-columns-spanned="6" table:number-rows-spanned="1">
            <text:p>13</text:p>
          </table:table-cell>
          <table:covered-table-cell table:number-columns-repeated="4" table:style-name="ce91"/>
          <table:covered-table-cell table:style-name="ce101"/>
          <table:table-cell table:style-name="ce79" table:formula="of:=[.AT13]+1" office:value-type="float" office:value="14" table:number-columns-spanned="6" table:number-rows-spanned="1">
            <text:p>14</text:p>
          </table:table-cell>
          <table:covered-table-cell table:number-columns-repeated="4" table:style-name="ce91"/>
          <table:covered-table-cell table:style-name="ce101"/>
          <table:table-cell table:style-name="ce79" table:formula="of:=[.AZ13]+1" office:value-type="float" office:value="15" table:number-columns-spanned="6" table:number-rows-spanned="1">
            <text:p>15</text:p>
          </table:table-cell>
          <table:covered-table-cell table:number-columns-repeated="4" table:style-name="ce91"/>
          <table:covered-table-cell table:style-name="ce101"/>
          <table:table-cell table:number-columns-repeated="815"/>
          <table:table-cell table:style-name="Default" table:number-columns-repeated="111"/>
          <table:table-cell table:number-columns-repeated="35"/>
        </table:table-row>
        <table:table-row table:style-name="ro4">
          <table:table-cell/>
          <table:table-cell table:style-name="ce19" table:formula="of:=[.B13]+1" office:value-type="float" office:value="7">
            <text:p>7</text:p>
          </table:table-cell>
          <table:table-cell table:style-name="ce31" table:formula="of:=MOD(ROUNDDOWN([.$B14]/[.C$6]);2)" office:value-type="float" office:value="0">
            <text:p>0</text:p>
          </table:table-cell>
          <table:table-cell table:style-name="ce31" table:formula="of:=MOD(ROUNDDOWN([.$B14]/[.D$6]);2)" office:value-type="float" office:value="1">
            <text:p>1</text:p>
          </table:table-cell>
          <table:table-cell table:style-name="ce31" table:formula="of:=MOD(ROUNDDOWN([.$B14]/[.E$6]);2)" office:value-type="float" office:value="1">
            <text:p>1</text:p>
          </table:table-cell>
          <table:table-cell table:style-name="ce43" table:formula="of:=MOD(ROUNDDOWN([.$B14]/[.F$6]);2)" office:value-type="float" office:value="1">
            <text:p>1</text:p>
          </table:table-cell>
          <table:table-cell table:number-columns-repeated="3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4"/>
          <table:table-cell table:style-name="ce5"/>
          <table:table-cell table:style-name="ce80" table:formula="of:=MATCH([.P13];[.$B$7:.$B$22];0)+2" office:value-type="float" office:value="11" table:number-columns-spanned="6" table:number-rows-spanned="1">
            <text:p>11</text:p>
          </table:table-cell>
          <table:covered-table-cell table:number-columns-repeated="4" table:style-name="ce92"/>
          <table:covered-table-cell table:style-name="ce102"/>
          <table:table-cell table:style-name="ce80" table:formula="of:=MATCH([.V13];[.$B$7:.$B$22];0)+2" office:value-type="float" office:value="12" table:number-columns-spanned="6" table:number-rows-spanned="1">
            <text:p>12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13];[.$B$7:.$B$22];0)+2" office:value-type="float" office:value="13" table:number-columns-spanned="6" table:number-rows-spanned="1">
            <text:p>13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13];[.$B$7:.$B$22];0)+2" office:value-type="float" office:value="14" table:number-columns-spanned="6" table:number-rows-spanned="1">
            <text:p>1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13];[.$B$7:.$B$22];0)+2" office:value-type="float" office:value="15" table:number-columns-spanned="6" table:number-rows-spanned="1">
            <text:p>1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13];[.$B$7:.$B$22];0)+2" office:value-type="float" office:value="16" table:number-columns-spanned="6" table:number-rows-spanned="1">
            <text:p>1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13];[.$B$7:.$B$22];0)+2" office:value-type="float" office:value="17" table:number-columns-spanned="6" table:number-rows-spanned="1">
            <text:p>17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13];[.$B$7:.$B$22];0)+2" office:value-type="float" office:value="18" table:number-columns-spanned="6" table:number-rows-spanned="1">
            <text:p>18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4]+1" office:value-type="float" office:value="8">
            <text:p>8</text:p>
          </table:table-cell>
          <table:table-cell table:style-name="ce31" table:formula="of:=MOD(ROUNDDOWN([.$B15]/[.C$6]);2)" office:value-type="float" office:value="1">
            <text:p>1</text:p>
          </table:table-cell>
          <table:table-cell table:style-name="ce31" table:formula="of:=MOD(ROUNDDOWN([.$B15]/[.D$6]);2)" office:value-type="float" office:value="0">
            <text:p>0</text:p>
          </table:table-cell>
          <table:table-cell table:style-name="ce31" table:formula="of:=MOD(ROUNDDOWN([.$B15]/[.E$6]);2)" office:value-type="float" office:value="0">
            <text:p>0</text:p>
          </table:table-cell>
          <table:table-cell table:style-name="ce43" table:formula="of:=MOD(ROUNDDOWN([.$B15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5];[.$G$5:.$M$22];[.P14];0)" office:value-type="string" office:string-value="X">
            <text:p>X</text:p>
          </table:table-cell>
          <table:table-cell table:style-name="segX" table:formula="of:=[.T15]&amp;T(ORG.OPENOFFICE.STYLE(IF([.Q15]=1;&quot;seg1&quot;;IF([.Q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15];[.$G$5:.$M$22];[.V14];0)" office:value-type="string" office:string-value="X">
            <text:p>X</text:p>
          </table:table-cell>
          <table:table-cell table:style-name="segX" table:formula="of:=[.Z15]&amp;T(ORG.OPENOFFICE.STYLE(IF([.W15]=1;&quot;seg1&quot;;IF([.W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15];[.$G$5:.$M$22];[.AB14];0)" office:value-type="string" office:string-value="X">
            <text:p>X</text:p>
          </table:table-cell>
          <table:table-cell table:style-name="segX" table:formula="of:=[.AF15]&amp;T(ORG.OPENOFFICE.STYLE(IF([.AC15]=1;&quot;seg1&quot;;IF([.AC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15];[.$G$5:.$M$22];[.AH14];0)" office:value-type="string" office:string-value="X">
            <text:p>X</text:p>
          </table:table-cell>
          <table:table-cell table:style-name="segX" table:formula="of:=[.AL15]&amp;T(ORG.OPENOFFICE.STYLE(IF([.AI15]=1;&quot;seg1&quot;;IF([.AI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15];[.$G$5:.$M$22];[.AN14];0)" office:value-type="string" office:string-value="X">
            <text:p>X</text:p>
          </table:table-cell>
          <table:table-cell table:style-name="segX" table:formula="of:=[.AR15]&amp;T(ORG.OPENOFFICE.STYLE(IF([.AO15]=1;&quot;seg1&quot;;IF([.AO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15];[.$G$5:.$M$22];[.AT14];0)" office:value-type="string" office:string-value="X">
            <text:p>X</text:p>
          </table:table-cell>
          <table:table-cell table:style-name="segX" table:formula="of:=[.AX15]&amp;T(ORG.OPENOFFICE.STYLE(IF([.AU15]=1;&quot;seg1&quot;;IF([.AU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15];[.$G$5:.$M$22];[.AZ14];0)" office:value-type="string" office:string-value="X">
            <text:p>X</text:p>
          </table:table-cell>
          <table:table-cell table:style-name="segX" table:formula="of:=[.BD15]&amp;T(ORG.OPENOFFICE.STYLE(IF([.BA15]=1;&quot;seg1&quot;;IF([.BA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15];[.$G$5:.$M$22];[.BF14];0)" office:value-type="string" office:string-value="X">
            <text:p>X</text:p>
          </table:table-cell>
          <table:table-cell table:style-name="segX" table:formula="of:=[.BJ15]&amp;T(ORG.OPENOFFICE.STYLE(IF([.BG15]=1;&quot;seg1&quot;;IF([.BG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5]+1" office:value-type="float" office:value="9">
            <text:p>9</text:p>
          </table:table-cell>
          <table:table-cell table:style-name="ce31" table:formula="of:=MOD(ROUNDDOWN([.$B16]/[.C$6]);2)" office:value-type="float" office:value="1">
            <text:p>1</text:p>
          </table:table-cell>
          <table:table-cell table:style-name="ce31" table:formula="of:=MOD(ROUNDDOWN([.$B16]/[.D$6]);2)" office:value-type="float" office:value="0">
            <text:p>0</text:p>
          </table:table-cell>
          <table:table-cell table:style-name="ce31" table:formula="of:=MOD(ROUNDDOWN([.$B16]/[.E$6]);2)" office:value-type="float" office:value="0">
            <text:p>0</text:p>
          </table:table-cell>
          <table:table-cell table:style-name="ce43" table:formula="of:=MOD(ROUNDDOWN([.$B16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6];[.$G$5:.$M$22];[.P14];0)" office:value-type="string" office:string-value="X" table:number-columns-spanned="1" table:number-rows-spanned="2">
            <text:p>X</text:p>
          </table:table-cell>
          <table:table-cell table:style-name="segX" table:formula="of:=[.R16]&amp;T(ORG.OPENOFFICE.STYLE(IF([.P16]=1;&quot;seg1&quot;;IF([.P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16];[.$G$5:.$M$22];[.P14];0)" office:value-type="string" office:string-value="X" table:number-columns-spanned="1" table:number-rows-spanned="2">
            <text:p>X</text:p>
          </table:table-cell>
          <table:table-cell table:style-name="segX" table:formula="of:=[.U16]&amp;T(ORG.OPENOFFICE.STYLE(IF([.S16]=1;&quot;seg1&quot;;IF([.S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16];[.$G$5:.$M$22];[.V14];0)" office:value-type="string" office:string-value="X" table:number-columns-spanned="1" table:number-rows-spanned="2">
            <text:p>X</text:p>
          </table:table-cell>
          <table:table-cell table:style-name="segX" table:formula="of:=[.X16]&amp;T(ORG.OPENOFFICE.STYLE(IF([.V16]=1;&quot;seg1&quot;;IF([.V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16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6]&amp;T(ORG.OPENOFFICE.STYLE(IF([.Y16]=1;&quot;seg1&quot;;IF([.Y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6]&amp;T(ORG.OPENOFFICE.STYLE(IF([.AB16]=1;&quot;seg1&quot;;IF([.AB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6]&amp;T(ORG.OPENOFFICE.STYLE(IF([.AE16]=1;&quot;seg1&quot;;IF([.AE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6]&amp;T(ORG.OPENOFFICE.STYLE(IF([.AH16]=1;&quot;seg1&quot;;IF([.AH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6]&amp;T(ORG.OPENOFFICE.STYLE(IF([.AK16]=1;&quot;seg1&quot;;IF([.AK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6]&amp;T(ORG.OPENOFFICE.STYLE(IF([.AN16]=1;&quot;seg1&quot;;IF([.AN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6]&amp;T(ORG.OPENOFFICE.STYLE(IF([.AQ16]=1;&quot;seg1&quot;;IF([.AQ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6]&amp;T(ORG.OPENOFFICE.STYLE(IF([.AT16]=1;&quot;seg1&quot;;IF([.AT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6]&amp;T(ORG.OPENOFFICE.STYLE(IF([.AW16]=1;&quot;seg1&quot;;IF([.AW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6]&amp;T(ORG.OPENOFFICE.STYLE(IF([.AZ16]=1;&quot;seg1&quot;;IF([.AZ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6]&amp;T(ORG.OPENOFFICE.STYLE(IF([.BC16]=1;&quot;seg1&quot;;IF([.BC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6]&amp;T(ORG.OPENOFFICE.STYLE(IF([.BF16]=1;&quot;seg1&quot;;IF([.BF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6]&amp;T(ORG.OPENOFFICE.STYLE(IF([.BI16]=1;&quot;seg1&quot;;IF([.BI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6]+1" office:value-type="float" office:value="10">
            <text:p>10</text:p>
          </table:table-cell>
          <table:table-cell table:style-name="ce31" table:formula="of:=MOD(ROUNDDOWN([.$B17]/[.C$6]);2)" office:value-type="float" office:value="1">
            <text:p>1</text:p>
          </table:table-cell>
          <table:table-cell table:style-name="ce31" table:formula="of:=MOD(ROUNDDOWN([.$B17]/[.D$6]);2)" office:value-type="float" office:value="0">
            <text:p>0</text:p>
          </table:table-cell>
          <table:table-cell table:style-name="ce31" table:formula="of:=MOD(ROUNDDOWN([.$B17]/[.E$6]);2)" office:value-type="float" office:value="1">
            <text:p>1</text:p>
          </table:table-cell>
          <table:table-cell table:style-name="ce43" table:formula="of:=MOD(ROUNDDOWN([.$B17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7]+1" office:value-type="float" office:value="11">
            <text:p>11</text:p>
          </table:table-cell>
          <table:table-cell table:style-name="ce31" table:formula="of:=MOD(ROUNDDOWN([.$B18]/[.C$6]);2)" office:value-type="float" office:value="1">
            <text:p>1</text:p>
          </table:table-cell>
          <table:table-cell table:style-name="ce31" table:formula="of:=MOD(ROUNDDOWN([.$B18]/[.D$6]);2)" office:value-type="float" office:value="0">
            <text:p>0</text:p>
          </table:table-cell>
          <table:table-cell table:style-name="ce31" table:formula="of:=MOD(ROUNDDOWN([.$B18]/[.E$6]);2)" office:value-type="float" office:value="1">
            <text:p>1</text:p>
          </table:table-cell>
          <table:table-cell table:style-name="ce43" table:formula="of:=MOD(ROUNDDOWN([.$B18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8];[.$G$5:.$M$22];[.P14];0)" office:value-type="string" office:string-value="X">
            <text:p>X</text:p>
          </table:table-cell>
          <table:table-cell table:style-name="segX" table:formula="of:=[.T18]&amp;T(ORG.OPENOFFICE.STYLE(IF([.Q18]=1;&quot;seg1&quot;;IF([.Q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18];[.$G$5:.$M$22];[.V14];0)" office:value-type="string" office:string-value="X">
            <text:p>X</text:p>
          </table:table-cell>
          <table:table-cell table:style-name="segX" table:formula="of:=[.Z18]&amp;T(ORG.OPENOFFICE.STYLE(IF([.W18]=1;&quot;seg1&quot;;IF([.W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18];[.$G$5:.$M$22];[.AB14];0)" office:value-type="string" office:string-value="X">
            <text:p>X</text:p>
          </table:table-cell>
          <table:table-cell table:style-name="segX" table:formula="of:=[.AF18]&amp;T(ORG.OPENOFFICE.STYLE(IF([.AC18]=1;&quot;seg1&quot;;IF([.AC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18];[.$G$5:.$M$22];[.AH14];0)" office:value-type="string" office:string-value="X">
            <text:p>X</text:p>
          </table:table-cell>
          <table:table-cell table:style-name="segX" table:formula="of:=[.AL18]&amp;T(ORG.OPENOFFICE.STYLE(IF([.AI18]=1;&quot;seg1&quot;;IF([.AI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18];[.$G$5:.$M$22];[.AN14];0)" office:value-type="string" office:string-value="X">
            <text:p>X</text:p>
          </table:table-cell>
          <table:table-cell table:style-name="segX" table:formula="of:=[.AR18]&amp;T(ORG.OPENOFFICE.STYLE(IF([.AO18]=1;&quot;seg1&quot;;IF([.AO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18];[.$G$5:.$M$22];[.AT14];0)" office:value-type="string" office:string-value="X">
            <text:p>X</text:p>
          </table:table-cell>
          <table:table-cell table:style-name="segX" table:formula="of:=[.AX18]&amp;T(ORG.OPENOFFICE.STYLE(IF([.AU18]=1;&quot;seg1&quot;;IF([.AU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18];[.$G$5:.$M$22];[.AZ14];0)" office:value-type="string" office:string-value="X">
            <text:p>X</text:p>
          </table:table-cell>
          <table:table-cell table:style-name="segX" table:formula="of:=[.BD18]&amp;T(ORG.OPENOFFICE.STYLE(IF([.BA18]=1;&quot;seg1&quot;;IF([.BA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18];[.$G$5:.$M$22];[.BF14];0)" office:value-type="string" office:string-value="X">
            <text:p>X</text:p>
          </table:table-cell>
          <table:table-cell table:style-name="segX" table:formula="of:=[.BJ18]&amp;T(ORG.OPENOFFICE.STYLE(IF([.BG18]=1;&quot;seg1&quot;;IF([.BG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8]+1" office:value-type="float" office:value="12">
            <text:p>12</text:p>
          </table:table-cell>
          <table:table-cell table:style-name="ce31" table:formula="of:=MOD(ROUNDDOWN([.$B19]/[.C$6]);2)" office:value-type="float" office:value="1">
            <text:p>1</text:p>
          </table:table-cell>
          <table:table-cell table:style-name="ce31" table:formula="of:=MOD(ROUNDDOWN([.$B19]/[.D$6]);2)" office:value-type="float" office:value="1">
            <text:p>1</text:p>
          </table:table-cell>
          <table:table-cell table:style-name="ce31" table:formula="of:=MOD(ROUNDDOWN([.$B19]/[.E$6]);2)" office:value-type="float" office:value="0">
            <text:p>0</text:p>
          </table:table-cell>
          <table:table-cell table:style-name="ce43" table:formula="of:=MOD(ROUNDDOWN([.$B19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9];[.$G$5:.$M$22];[.P14];0)" office:value-type="string" office:string-value="X" table:number-columns-spanned="1" table:number-rows-spanned="2">
            <text:p>X</text:p>
          </table:table-cell>
          <table:table-cell table:style-name="segX" table:formula="of:=[.R19]&amp;T(ORG.OPENOFFICE.STYLE(IF([.P19]=1;&quot;seg1&quot;;IF([.P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19];[.$G$5:.$M$22];[.P14];0)" office:value-type="string" office:string-value="X" table:number-columns-spanned="1" table:number-rows-spanned="2">
            <text:p>X</text:p>
          </table:table-cell>
          <table:table-cell table:style-name="segX" table:formula="of:=[.U19]&amp;T(ORG.OPENOFFICE.STYLE(IF([.S19]=1;&quot;seg1&quot;;IF([.S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19];[.$G$5:.$M$22];[.V14];0)" office:value-type="string" office:string-value="X" table:number-columns-spanned="1" table:number-rows-spanned="2">
            <text:p>X</text:p>
          </table:table-cell>
          <table:table-cell table:style-name="segX" table:formula="of:=[.X19]&amp;T(ORG.OPENOFFICE.STYLE(IF([.V19]=1;&quot;seg1&quot;;IF([.V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19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9]&amp;T(ORG.OPENOFFICE.STYLE(IF([.Y19]=1;&quot;seg1&quot;;IF([.Y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9]&amp;T(ORG.OPENOFFICE.STYLE(IF([.AB19]=1;&quot;seg1&quot;;IF([.AB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9]&amp;T(ORG.OPENOFFICE.STYLE(IF([.AE19]=1;&quot;seg1&quot;;IF([.AE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9]&amp;T(ORG.OPENOFFICE.STYLE(IF([.AH19]=1;&quot;seg1&quot;;IF([.AH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9]&amp;T(ORG.OPENOFFICE.STYLE(IF([.AK19]=1;&quot;seg1&quot;;IF([.AK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9]&amp;T(ORG.OPENOFFICE.STYLE(IF([.AN19]=1;&quot;seg1&quot;;IF([.AN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9]&amp;T(ORG.OPENOFFICE.STYLE(IF([.AQ19]=1;&quot;seg1&quot;;IF([.AQ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9]&amp;T(ORG.OPENOFFICE.STYLE(IF([.AT19]=1;&quot;seg1&quot;;IF([.AT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9]&amp;T(ORG.OPENOFFICE.STYLE(IF([.AW19]=1;&quot;seg1&quot;;IF([.AW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9]&amp;T(ORG.OPENOFFICE.STYLE(IF([.AZ19]=1;&quot;seg1&quot;;IF([.AZ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9]&amp;T(ORG.OPENOFFICE.STYLE(IF([.BC19]=1;&quot;seg1&quot;;IF([.BC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9]&amp;T(ORG.OPENOFFICE.STYLE(IF([.BF19]=1;&quot;seg1&quot;;IF([.BF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9]&amp;T(ORG.OPENOFFICE.STYLE(IF([.BI19]=1;&quot;seg1&quot;;IF([.BI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19]+1" office:value-type="float" office:value="13">
            <text:p>13</text:p>
          </table:table-cell>
          <table:table-cell table:style-name="ce31" table:formula="of:=MOD(ROUNDDOWN([.$B20]/[.C$6]);2)" office:value-type="float" office:value="1">
            <text:p>1</text:p>
          </table:table-cell>
          <table:table-cell table:style-name="ce31" table:formula="of:=MOD(ROUNDDOWN([.$B20]/[.D$6]);2)" office:value-type="float" office:value="1">
            <text:p>1</text:p>
          </table:table-cell>
          <table:table-cell table:style-name="ce31" table:formula="of:=MOD(ROUNDDOWN([.$B20]/[.E$6]);2)" office:value-type="float" office:value="0">
            <text:p>0</text:p>
          </table:table-cell>
          <table:table-cell table:style-name="ce43" table:formula="of:=MOD(ROUNDDOWN([.$B20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20]+1" office:value-type="float" office:value="14">
            <text:p>14</text:p>
          </table:table-cell>
          <table:table-cell table:style-name="ce31" table:formula="of:=MOD(ROUNDDOWN([.$B21]/[.C$6]);2)" office:value-type="float" office:value="1">
            <text:p>1</text:p>
          </table:table-cell>
          <table:table-cell table:style-name="ce31" table:formula="of:=MOD(ROUNDDOWN([.$B21]/[.D$6]);2)" office:value-type="float" office:value="1">
            <text:p>1</text:p>
          </table:table-cell>
          <table:table-cell table:style-name="ce31" table:formula="of:=MOD(ROUNDDOWN([.$B21]/[.E$6]);2)" office:value-type="float" office:value="1">
            <text:p>1</text:p>
          </table:table-cell>
          <table:table-cell table:style-name="ce43" table:formula="of:=MOD(ROUNDDOWN([.$B2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21];[.$G$5:.$M$22];[.P14];0)" office:value-type="string" office:string-value="X">
            <text:p>X</text:p>
          </table:table-cell>
          <table:table-cell table:style-name="segX" table:formula="of:=[.T21]&amp;T(ORG.OPENOFFICE.STYLE(IF([.Q21]=1;&quot;seg1&quot;;IF([.Q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21];[.$G$5:.$M$22];[.V14];0)" office:value-type="string" office:string-value="X">
            <text:p>X</text:p>
          </table:table-cell>
          <table:table-cell table:style-name="segX" table:formula="of:=[.Z21]&amp;T(ORG.OPENOFFICE.STYLE(IF([.W21]=1;&quot;seg1&quot;;IF([.W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21];[.$G$5:.$M$22];[.AB14];0)" office:value-type="string" office:string-value="X">
            <text:p>X</text:p>
          </table:table-cell>
          <table:table-cell table:style-name="segX" table:formula="of:=[.AF21]&amp;T(ORG.OPENOFFICE.STYLE(IF([.AC21]=1;&quot;seg1&quot;;IF([.AC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21];[.$G$5:.$M$22];[.AH14];0)" office:value-type="string" office:string-value="X">
            <text:p>X</text:p>
          </table:table-cell>
          <table:table-cell table:style-name="segX" table:formula="of:=[.AL21]&amp;T(ORG.OPENOFFICE.STYLE(IF([.AI21]=1;&quot;seg1&quot;;IF([.AI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21];[.$G$5:.$M$22];[.AN14];0)" office:value-type="string" office:string-value="X">
            <text:p>X</text:p>
          </table:table-cell>
          <table:table-cell table:style-name="segX" table:formula="of:=[.AR21]&amp;T(ORG.OPENOFFICE.STYLE(IF([.AO21]=1;&quot;seg1&quot;;IF([.AO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21];[.$G$5:.$M$22];[.AT14];0)" office:value-type="string" office:string-value="X">
            <text:p>X</text:p>
          </table:table-cell>
          <table:table-cell table:style-name="segX" table:formula="of:=[.AX21]&amp;T(ORG.OPENOFFICE.STYLE(IF([.AU21]=1;&quot;seg1&quot;;IF([.AU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21];[.$G$5:.$M$22];[.AZ14];0)" office:value-type="string" office:string-value="X">
            <text:p>X</text:p>
          </table:table-cell>
          <table:table-cell table:style-name="segX" table:formula="of:=[.BD21]&amp;T(ORG.OPENOFFICE.STYLE(IF([.BA21]=1;&quot;seg1&quot;;IF([.BA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21];[.$G$5:.$M$22];[.BF14];0)" office:value-type="string" office:string-value="X">
            <text:p>X</text:p>
          </table:table-cell>
          <table:table-cell table:style-name="segX" table:formula="of:=[.BJ21]&amp;T(ORG.OPENOFFICE.STYLE(IF([.BG21]=1;&quot;seg1&quot;;IF([.BG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7" table:formula="of:=[.B21]+1" office:value-type="float" office:value="15">
            <text:p>15</text:p>
          </table:table-cell>
          <table:table-cell table:style-name="ce31" table:formula="of:=MOD(ROUNDDOWN([.$B22]/[.C$6]);2)" office:value-type="float" office:value="1">
            <text:p>1</text:p>
          </table:table-cell>
          <table:table-cell table:style-name="ce31" table:formula="of:=MOD(ROUNDDOWN([.$B22]/[.D$6]);2)" office:value-type="float" office:value="1">
            <text:p>1</text:p>
          </table:table-cell>
          <table:table-cell table:style-name="ce31" table:formula="of:=MOD(ROUNDDOWN([.$B22]/[.E$6]);2)" office:value-type="float" office:value="1">
            <text:p>1</text:p>
          </table:table-cell>
          <table:table-cell table:style-name="ce43" table:formula="of:=MOD(ROUNDDOWN([.$B2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20" table:number-columns-repeated="12"/>
          <table:table-cell table:style-name="Default"/>
          <table:table-cell table:style-name="ce5"/>
          <table:table-cell table:number-columns-repeated="914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 table:number-columns-repeated="14"/>
          <table:table-cell/>
          <table:table-cell table:style-name="ce84" office:value-type="string" table:number-columns-spanned="48" table:number-rows-spanned="1">
            <text:p>Karnaugh-maps</text:p>
          </table:table-cell>
          <table:covered-table-cell table:number-columns-repeated="12" table:style-name="Default"/>
          <table:covered-table-cell table:style-name="ce29"/>
          <table:covered-table-cell table:number-columns-repeated="34"/>
          <table:table-cell table:number-columns-repeated="961"/>
        </table:table-row>
        <table:table-row table:style-name="ro4">
          <table:table-cell table:style-name="Default" table:number-columns-repeated="14"/>
          <table:table-cell table:style-name="ce75"/>
          <table:table-cell table:style-name="ce6" office:value-type="string" table:number-columns-spanned="2" table:number-rows-spanned="2">
            <text:p>a</text:p>
          </table:table-cell>
          <table:covered-table-cell table:style-name="ce21" table:formula="of:=MATCH([.P25];[.$G$5:.$M$5])+5" office:value-type="float" office:value="6">
            <text:p>6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b</text:p>
          </table:table-cell>
          <table:covered-table-cell table:style-name="ce115" table:formula="of:=MATCH([.W25];[.$G$5:.$M$5])+5" office:value-type="float" office:value="7">
            <text:p>7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c</text:p>
          </table:table-cell>
          <table:covered-table-cell table:style-name="ce21" table:formula="of:=MATCH([.AD25];[.$G$5:.$M$5])+5" office:value-type="float" office:value="8">
            <text:p>8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d</text:p>
          </table:table-cell>
          <table:covered-table-cell table:style-name="ce21" table:formula="of:=MATCH([.AK25];[.$G$5:.$M$5])+5" office:value-type="float" office:value="9">
            <text:p>9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e</text:p>
          </table:table-cell>
          <table:covered-table-cell table:style-name="ce21" table:formula="of:=MATCH([.AR25];[.$G$5:.$M$5])+5" office:value-type="float" office:value="10">
            <text:p>10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f</text:p>
          </table:table-cell>
          <table:covered-table-cell table:style-name="ce21" table:formula="of:=MATCH([.AY25];[.$G$5:.$M$5])+5" office:value-type="float" office:value="11">
            <text:p>11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g</text:p>
          </table:table-cell>
          <table:covered-table-cell table:style-name="ce21" table:formula="of:=MATCH([.BF25];[.$G$5:.$M$5])+5" office:value-type="float" office:value="12">
            <text:p>12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110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R25];1;1);[.$C$5:.$F$6];2;0)*MID([.R26];1;1) + HLOOKUP(MID([.R25];2;1);[.$C$5:.$F$6];2;0)*MID([.R26];2;1)" office:value-type="float" office:value="0">
            <text:p>0</text:p>
          </table:table-cell>
          <table:table-cell table:style-name="ce34" table:formula="of:=HLOOKUP(MID([.R25];1;1);[.$C$5:.$F$6];2;0)*MID([.S26];1;1) + HLOOKUP(MID([.R25];2;1);[.$C$5:.$F$6];2;0)*MID([.S26];2;1)" office:value-type="float" office:value="1">
            <text:p>1</text:p>
          </table:table-cell>
          <table:table-cell table:style-name="ce34" table:formula="of:=HLOOKUP(MID([.R25];1;1);[.$C$5:.$F$6];2;0)*MID([.T26];1;1) + HLOOKUP(MID([.R25];2;1);[.$C$5:.$F$6];2;0)*MID([.T26];2;1)" office:value-type="float" office:value="3">
            <text:p>3</text:p>
          </table:table-cell>
          <table:table-cell table:style-name="ce34" table:formula="of:=HLOOKUP(MID([.R25];1;1);[.$C$5:.$F$6];2;0)*MID([.U26];1;1) + HLOOKUP(MID([.R25];2;1);[.$C$5:.$F$6];2;0)*MID([.U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Y25];1;1);[.$C$5:.$F$6];2;0)*MID([.Y26];1;1) + HLOOKUP(MID([.Y25];2;1);[.$C$5:.$F$6];2;0)*MID([.Y26];2;1)" office:value-type="float" office:value="0">
            <text:p>0</text:p>
          </table:table-cell>
          <table:table-cell table:style-name="ce34" table:formula="of:=HLOOKUP(MID([.Y25];1;1);[.$C$5:.$F$6];2;0)*MID([.Z26];1;1) + HLOOKUP(MID([.Y25];2;1);[.$C$5:.$F$6];2;0)*MID([.Z26];2;1)" office:value-type="float" office:value="1">
            <text:p>1</text:p>
          </table:table-cell>
          <table:table-cell table:style-name="ce34" table:formula="of:=HLOOKUP(MID([.Y25];1;1);[.$C$5:.$F$6];2;0)*MID([.AA26];1;1) + HLOOKUP(MID([.Y25];2;1);[.$C$5:.$F$6];2;0)*MID([.AA26];2;1)" office:value-type="float" office:value="3">
            <text:p>3</text:p>
          </table:table-cell>
          <table:table-cell table:style-name="ce119" table:formula="of:=HLOOKUP(MID([.Y25];1;1);[.$C$5:.$F$6];2;0)*MID([.AB26];1;1) + HLOOKUP(MID([.Y25];2;1);[.$C$5:.$F$6];2;0)*MID([.AB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F25];1;1);[.$C$5:.$F$6];2;0)*MID([.AF26];1;1) + HLOOKUP(MID([.AF25];2;1);[.$C$5:.$F$6];2;0)*MID([.AF26];2;1)" office:value-type="float" office:value="0">
            <text:p>0</text:p>
          </table:table-cell>
          <table:table-cell table:style-name="ce34" table:formula="of:=HLOOKUP(MID([.AF25];1;1);[.$C$5:.$F$6];2;0)*MID([.AG26];1;1) + HLOOKUP(MID([.AF25];2;1);[.$C$5:.$F$6];2;0)*MID([.AG26];2;1)" office:value-type="float" office:value="1">
            <text:p>1</text:p>
          </table:table-cell>
          <table:table-cell table:style-name="ce34" table:formula="of:=HLOOKUP(MID([.AF25];1;1);[.$C$5:.$F$6];2;0)*MID([.AH26];1;1) + HLOOKUP(MID([.AF25];2;1);[.$C$5:.$F$6];2;0)*MID([.AH26];2;1)" office:value-type="float" office:value="3">
            <text:p>3</text:p>
          </table:table-cell>
          <table:table-cell table:style-name="ce34" table:formula="of:=HLOOKUP(MID([.AF25];1;1);[.$C$5:.$F$6];2;0)*MID([.AI26];1;1) + HLOOKUP(MID([.AF25];2;1);[.$C$5:.$F$6];2;0)*MID([.AI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M25];1;1);[.$C$5:.$F$6];2;0)*MID([.AM26];1;1) + HLOOKUP(MID([.AM25];2;1);[.$C$5:.$F$6];2;0)*MID([.AM26];2;1)" office:value-type="float" office:value="0">
            <text:p>0</text:p>
          </table:table-cell>
          <table:table-cell table:style-name="ce34" table:formula="of:=HLOOKUP(MID([.AM25];1;1);[.$C$5:.$F$6];2;0)*MID([.AN26];1;1) + HLOOKUP(MID([.AM25];2;1);[.$C$5:.$F$6];2;0)*MID([.AN26];2;1)" office:value-type="float" office:value="1">
            <text:p>1</text:p>
          </table:table-cell>
          <table:table-cell table:style-name="ce34" table:formula="of:=HLOOKUP(MID([.AM25];1;1);[.$C$5:.$F$6];2;0)*MID([.AO26];1;1) + HLOOKUP(MID([.AM25];2;1);[.$C$5:.$F$6];2;0)*MID([.AO26];2;1)" office:value-type="float" office:value="3">
            <text:p>3</text:p>
          </table:table-cell>
          <table:table-cell table:style-name="ce34" table:formula="of:=HLOOKUP(MID([.AM25];1;1);[.$C$5:.$F$6];2;0)*MID([.AP26];1;1) + HLOOKUP(MID([.AM25];2;1);[.$C$5:.$F$6];2;0)*MID([.AP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T25];1;1);[.$C$5:.$F$6];2;0)*MID([.AT26];1;1) + HLOOKUP(MID([.AT25];2;1);[.$C$5:.$F$6];2;0)*MID([.AT26];2;1)" office:value-type="float" office:value="0">
            <text:p>0</text:p>
          </table:table-cell>
          <table:table-cell table:style-name="ce34" table:formula="of:=HLOOKUP(MID([.AT25];1;1);[.$C$5:.$F$6];2;0)*MID([.AU26];1;1) + HLOOKUP(MID([.AT25];2;1);[.$C$5:.$F$6];2;0)*MID([.AU26];2;1)" office:value-type="float" office:value="1">
            <text:p>1</text:p>
          </table:table-cell>
          <table:table-cell table:style-name="ce34" table:formula="of:=HLOOKUP(MID([.AT25];1;1);[.$C$5:.$F$6];2;0)*MID([.AV26];1;1) + HLOOKUP(MID([.AT25];2;1);[.$C$5:.$F$6];2;0)*MID([.AV26];2;1)" office:value-type="float" office:value="3">
            <text:p>3</text:p>
          </table:table-cell>
          <table:table-cell table:style-name="ce34" table:formula="of:=HLOOKUP(MID([.AT25];1;1);[.$C$5:.$F$6];2;0)*MID([.AW26];1;1) + HLOOKUP(MID([.AT25];2;1);[.$C$5:.$F$6];2;0)*MID([.AW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A25];1;1);[.$C$5:.$F$6];2;0)*MID([.BA26];1;1) + HLOOKUP(MID([.BA25];2;1);[.$C$5:.$F$6];2;0)*MID([.BA26];2;1)" office:value-type="float" office:value="0">
            <text:p>0</text:p>
          </table:table-cell>
          <table:table-cell table:style-name="ce34" table:formula="of:=HLOOKUP(MID([.BA25];1;1);[.$C$5:.$F$6];2;0)*MID([.BB26];1;1) + HLOOKUP(MID([.BA25];2;1);[.$C$5:.$F$6];2;0)*MID([.BB26];2;1)" office:value-type="float" office:value="1">
            <text:p>1</text:p>
          </table:table-cell>
          <table:table-cell table:style-name="ce34" table:formula="of:=HLOOKUP(MID([.BA25];1;1);[.$C$5:.$F$6];2;0)*MID([.BC26];1;1) + HLOOKUP(MID([.BA25];2;1);[.$C$5:.$F$6];2;0)*MID([.BC26];2;1)" office:value-type="float" office:value="3">
            <text:p>3</text:p>
          </table:table-cell>
          <table:table-cell table:style-name="ce34" table:formula="of:=HLOOKUP(MID([.BA25];1;1);[.$C$5:.$F$6];2;0)*MID([.BD26];1;1) + HLOOKUP(MID([.BA25];2;1);[.$C$5:.$F$6];2;0)*MID([.BD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H25];1;1);[.$C$5:.$F$6];2;0)*MID([.BH26];1;1) + HLOOKUP(MID([.BH25];2;1);[.$C$5:.$F$6];2;0)*MID([.BH26];2;1)" office:value-type="float" office:value="0">
            <text:p>0</text:p>
          </table:table-cell>
          <table:table-cell table:style-name="ce34" table:formula="of:=HLOOKUP(MID([.BH25];1;1);[.$C$5:.$F$6];2;0)*MID([.BI26];1;1) + HLOOKUP(MID([.BH25];2;1);[.$C$5:.$F$6];2;0)*MID([.BI26];2;1)" office:value-type="float" office:value="1">
            <text:p>1</text:p>
          </table:table-cell>
          <table:table-cell table:style-name="ce34" table:formula="of:=HLOOKUP(MID([.BH25];1;1);[.$C$5:.$F$6];2;0)*MID([.BJ26];1;1) + HLOOKUP(MID([.BH25];2;1);[.$C$5:.$F$6];2;0)*MID([.BJ26];2;1)" office:value-type="float" office:value="3">
            <text:p>3</text:p>
          </table:table-cell>
          <table:table-cell table:style-name="ce34" table:formula="of:=HLOOKUP(MID([.BH25];1;1);[.$C$5:.$F$6];2;0)*MID([.BK26];1;1) + HLOOKUP(MID([.BH25];2;1);[.$C$5:.$F$6];2;0)*MID([.BK26];2;1)" office:value-type="float" office:value="2">
            <text:p>2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0</text:p>
          </table:table-cell>
          <table:table-cell table:style-name="ce23" table:formula="of:=HLOOKUP(MID([.P27];1;1);[.$C$5:.$F$6];2;0)*MID([.P28];1;1) + HLOOKUP(MID([.P27];2;1);[.$C$5:.$F$6];2;0)*MID([.P28];2;1)" office:value-type="float" office:value="0">
            <text:p>0</text:p>
          </table:table-cell>
          <table:table-cell table:style-name="ce35" table:formula="of:=VLOOKUP([.Q28]+[.R27];[.$B$7:.$M$22];[.Q25])" office:value-type="float" office:value="1">
            <text:p>1</text:p>
          </table:table-cell>
          <table:table-cell table:style-name="ce98" table:formula="of:=VLOOKUP([.Q28]+[.S27];[.$B$7:.$M$22];[.Q25])" office:value-type="float" office:value="0">
            <text:p>0</text:p>
          </table:table-cell>
          <table:table-cell table:style-name="ce35" table:formula="of:=VLOOKUP([.Q28]+[.T27];[.$B$7:.$M$22];[.Q25])" office:value-type="float" office:value="1">
            <text:p>1</text:p>
          </table:table-cell>
          <table:table-cell table:style-name="ce35" table:formula="of:=VLOOKUP([.Q28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W27];1;1);[.$C$5:.$F$6];2;0)*MID([.W28];1;1) + HLOOKUP(MID([.W27];2;1);[.$C$5:.$F$6];2;0)*MID([.W28];2;1)" office:value-type="float" office:value="0">
            <text:p>0</text:p>
          </table:table-cell>
          <table:table-cell table:style-name="ce35" table:formula="of:=VLOOKUP([.X28]+[.Y27];[.$B$7:.$M$22];[.X25])" office:value-type="float" office:value="1">
            <text:p>1</text:p>
          </table:table-cell>
          <table:table-cell table:style-name="ce35" table:formula="of:=VLOOKUP([.X28]+[.Z27];[.$B$7:.$M$22];[.X25])" office:value-type="float" office:value="1">
            <text:p>1</text:p>
          </table:table-cell>
          <table:table-cell table:style-name="ce35" table:formula="of:=VLOOKUP([.X28]+[.AA27];[.$B$7:.$M$22];[.X25])" office:value-type="float" office:value="1">
            <text:p>1</text:p>
          </table:table-cell>
          <table:table-cell table:style-name="ce120" table:formula="of:=VLOOKUP([.X28]+[.AB27];[.$B$7:.$M$22];[.X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D27];1;1);[.$C$5:.$F$6];2;0)*MID([.AD28];1;1) + HLOOKUP(MID([.AD27];2;1);[.$C$5:.$F$6];2;0)*MID([.AD28];2;1)" office:value-type="float" office:value="0">
            <text:p>0</text:p>
          </table:table-cell>
          <table:table-cell table:style-name="ce35" table:formula="of:=VLOOKUP([.AE28]+[.AF27];[.$B$7:.$M$22];[.AE25])" office:value-type="float" office:value="1">
            <text:p>1</text:p>
          </table:table-cell>
          <table:table-cell table:style-name="ce35" table:formula="of:=VLOOKUP([.AE28]+[.AG27];[.$B$7:.$M$22];[.AE25])" office:value-type="float" office:value="1">
            <text:p>1</text:p>
          </table:table-cell>
          <table:table-cell table:style-name="ce35" table:formula="of:=VLOOKUP([.AE28]+[.AH27];[.$B$7:.$M$22];[.AE25])" office:value-type="float" office:value="1">
            <text:p>1</text:p>
          </table:table-cell>
          <table:table-cell table:style-name="ce129" table:formula="of:=VLOOKUP([.AE28]+[.AI27];[.$B$7:.$M$22];[.AE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K27];1;1);[.$C$5:.$F$6];2;0)*MID([.AK28];1;1) + HLOOKUP(MID([.AK27];2;1);[.$C$5:.$F$6];2;0)*MID([.AK28];2;1)" office:value-type="float" office:value="0">
            <text:p>0</text:p>
          </table:table-cell>
          <table:table-cell table:style-name="ce35" table:formula="of:=VLOOKUP([.AL28]+[.AM27];[.$B$7:.$M$22];[.AL25])" office:value-type="float" office:value="1">
            <text:p>1</text:p>
          </table:table-cell>
          <table:table-cell table:style-name="ce98" table:formula="of:=VLOOKUP([.AL28]+[.AN27];[.$B$7:.$M$22];[.AL25])" office:value-type="float" office:value="0">
            <text:p>0</text:p>
          </table:table-cell>
          <table:table-cell table:style-name="ce35" table:formula="of:=VLOOKUP([.AL28]+[.AO27];[.$B$7:.$M$22];[.AL25])" office:value-type="float" office:value="1">
            <text:p>1</text:p>
          </table:table-cell>
          <table:table-cell table:style-name="ce35" table:formula="of:=VLOOKUP([.AL28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R27];1;1);[.$C$5:.$F$6];2;0)*MID([.AR28];1;1) + HLOOKUP(MID([.AR27];2;1);[.$C$5:.$F$6];2;0)*MID([.AR28];2;1)" office:value-type="float" office:value="0">
            <text:p>0</text:p>
          </table:table-cell>
          <table:table-cell table:style-name="ce35" table:formula="of:=VLOOKUP([.AS28]+[.AT27];[.$B$7:.$M$22];[.AS25])" office:value-type="float" office:value="1">
            <text:p>1</text:p>
          </table:table-cell>
          <table:table-cell table:style-name="ce121" table:formula="of:=VLOOKUP([.AS28]+[.AU27];[.$B$7:.$M$22];[.AS25])" office:value-type="float" office:value="0">
            <text:p>0</text:p>
          </table:table-cell>
          <table:table-cell table:style-name="ce121" table:formula="of:=VLOOKUP([.AS28]+[.AV27];[.$B$7:.$M$22];[.AS25])" office:value-type="float" office:value="0">
            <text:p>0</text:p>
          </table:table-cell>
          <table:table-cell table:style-name="ce35" table:formula="of:=VLOOKUP([.AS28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Y27];1;1);[.$C$5:.$F$6];2;0)*MID([.AY28];1;1) + HLOOKUP(MID([.AY27];2;1);[.$C$5:.$F$6];2;0)*MID([.AY28];2;1)" office:value-type="float" office:value="0">
            <text:p>0</text:p>
          </table:table-cell>
          <table:table-cell table:style-name="ce35" table:formula="of:=VLOOKUP([.AZ28]+[.BA27];[.$B$7:.$M$22];[.AZ25])" office:value-type="float" office:value="1">
            <text:p>1</text:p>
          </table:table-cell>
          <table:table-cell table:style-name="ce98" table:formula="of:=VLOOKUP([.AZ28]+[.BB27];[.$B$7:.$M$22];[.AZ25])" office:value-type="float" office:value="0">
            <text:p>0</text:p>
          </table:table-cell>
          <table:table-cell table:style-name="ce121" table:formula="of:=VLOOKUP([.AZ28]+[.BC27];[.$B$7:.$M$22];[.AZ25])" office:value-type="float" office:value="0">
            <text:p>0</text:p>
          </table:table-cell>
          <table:table-cell table:style-name="ce129" table:formula="of:=VLOOKUP([.AZ28]+[.BD27];[.$B$7:.$M$22];[.AZ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BF27];1;1);[.$C$5:.$F$6];2;0)*MID([.BF28];1;1) + HLOOKUP(MID([.BF27];2;1);[.$C$5:.$F$6];2;0)*MID([.BF28];2;1)" office:value-type="float" office:value="0">
            <text:p>0</text:p>
          </table:table-cell>
          <table:table-cell table:style-name="ce121" table:formula="of:=VLOOKUP([.BG28]+[.BH27];[.$B$7:.$M$22];[.BG25])" office:value-type="float" office:value="0">
            <text:p>0</text:p>
          </table:table-cell>
          <table:table-cell table:style-name="ce121" table:formula="of:=VLOOKUP([.BG28]+[.BI27];[.$B$7:.$M$22];[.BG25])" office:value-type="float" office:value="0">
            <text:p>0</text:p>
          </table:table-cell>
          <table:table-cell table:style-name="ce35" table:formula="of:=VLOOKUP([.BG28]+[.BJ27];[.$B$7:.$M$22];[.BG25])" office:value-type="float" office:value="1">
            <text:p>1</text:p>
          </table:table-cell>
          <table:table-cell table:style-name="ce35" table:formula="of:=VLOOKUP([.BG28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1</text:p>
          </table:table-cell>
          <table:table-cell table:style-name="ce23" table:formula="of:=HLOOKUP(MID([.P27];1;1);[.$C$5:.$F$6];2;0)*MID([.P29];1;1) + HLOOKUP(MID([.P27];2;1);[.$C$5:.$F$6];2;0)*MID([.P29];2;1)" office:value-type="float" office:value="4">
            <text:p>4</text:p>
          </table:table-cell>
          <table:table-cell table:style-name="ce97" table:formula="of:=VLOOKUP([.Q29]+[.R27];[.$B$7:.$M$22];[.Q25])" office:value-type="float" office:value="0">
            <text:p>0</text:p>
          </table:table-cell>
          <table:table-cell table:style-name="ce35" table:formula="of:=VLOOKUP([.Q29]+[.S27];[.$B$7:.$M$22];[.Q25])" office:value-type="float" office:value="1">
            <text:p>1</text:p>
          </table:table-cell>
          <table:table-cell table:style-name="ce35" table:formula="of:=VLOOKUP([.Q29]+[.T27];[.$B$7:.$M$22];[.Q25])" office:value-type="float" office:value="1">
            <text:p>1</text:p>
          </table:table-cell>
          <table:table-cell table:style-name="ce35" table:formula="of:=VLOOKUP([.Q29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W27];1;1);[.$C$5:.$F$6];2;0)*MID([.W29];1;1) + HLOOKUP(MID([.W27];2;1);[.$C$5:.$F$6];2;0)*MID([.W29];2;1)" office:value-type="float" office:value="4">
            <text:p>4</text:p>
          </table:table-cell>
          <table:table-cell table:style-name="ce35" table:formula="of:=VLOOKUP([.X29]+[.Y27];[.$B$7:.$M$22];[.X25])" office:value-type="float" office:value="1">
            <text:p>1</text:p>
          </table:table-cell>
          <table:table-cell table:style-name="ce121" table:formula="of:=VLOOKUP([.X29]+[.Z27];[.$B$7:.$M$22];[.X25])" office:value-type="float" office:value="0">
            <text:p>0</text:p>
          </table:table-cell>
          <table:table-cell table:style-name="ce35" table:formula="of:=VLOOKUP([.X29]+[.AA27];[.$B$7:.$M$22];[.X25])" office:value-type="float" office:value="1">
            <text:p>1</text:p>
          </table:table-cell>
          <table:table-cell table:style-name="ce149" table:formula="of:=VLOOKUP([.X29]+[.AB27];[.$B$7:.$M$22];[.X25])" office:value-type="float" office:value="0">
            <text:p>0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D27];1;1);[.$C$5:.$F$6];2;0)*MID([.AD29];1;1) + HLOOKUP(MID([.AD27];2;1);[.$C$5:.$F$6];2;0)*MID([.AD29];2;1)" office:value-type="float" office:value="4">
            <text:p>4</text:p>
          </table:table-cell>
          <table:table-cell table:style-name="ce35" table:formula="of:=VLOOKUP([.AE29]+[.AF27];[.$B$7:.$M$22];[.AE25])" office:value-type="float" office:value="1">
            <text:p>1</text:p>
          </table:table-cell>
          <table:table-cell table:style-name="ce35" table:formula="of:=VLOOKUP([.AE29]+[.AG27];[.$B$7:.$M$22];[.AE25])" office:value-type="float" office:value="1">
            <text:p>1</text:p>
          </table:table-cell>
          <table:table-cell table:style-name="ce35" table:formula="of:=VLOOKUP([.AE29]+[.AH27];[.$B$7:.$M$22];[.AE25])" office:value-type="float" office:value="1">
            <text:p>1</text:p>
          </table:table-cell>
          <table:table-cell table:style-name="ce35" table:formula="of:=VLOOKUP([.AE29]+[.AI27];[.$B$7:.$M$22];[.AE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K27];1;1);[.$C$5:.$F$6];2;0)*MID([.AK29];1;1) + HLOOKUP(MID([.AK27];2;1);[.$C$5:.$F$6];2;0)*MID([.AK29];2;1)" office:value-type="float" office:value="4">
            <text:p>4</text:p>
          </table:table-cell>
          <table:table-cell table:style-name="ce97" table:formula="of:=VLOOKUP([.AL29]+[.AM27];[.$B$7:.$M$22];[.AL25])" office:value-type="float" office:value="0">
            <text:p>0</text:p>
          </table:table-cell>
          <table:table-cell table:style-name="ce35" table:formula="of:=VLOOKUP([.AL29]+[.AN27];[.$B$7:.$M$22];[.AL25])" office:value-type="float" office:value="1">
            <text:p>1</text:p>
          </table:table-cell>
          <table:table-cell table:style-name="ce99" table:formula="of:=VLOOKUP([.AL29]+[.AO27];[.$B$7:.$M$22];[.AL25])" office:value-type="float" office:value="0">
            <text:p>0</text:p>
          </table:table-cell>
          <table:table-cell table:style-name="ce35" table:formula="of:=VLOOKUP([.AL29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R27];1;1);[.$C$5:.$F$6];2;0)*MID([.AR29];1;1) + HLOOKUP(MID([.AR27];2;1);[.$C$5:.$F$6];2;0)*MID([.AR29];2;1)" office:value-type="float" office:value="4">
            <text:p>4</text:p>
          </table:table-cell>
          <table:table-cell table:style-name="ce97" table:formula="of:=VLOOKUP([.AS29]+[.AT27];[.$B$7:.$M$22];[.AS25])" office:value-type="float" office:value="0">
            <text:p>0</text:p>
          </table:table-cell>
          <table:table-cell table:style-name="ce121" table:formula="of:=VLOOKUP([.AS29]+[.AU27];[.$B$7:.$M$22];[.AS25])" office:value-type="float" office:value="0">
            <text:p>0</text:p>
          </table:table-cell>
          <table:table-cell table:style-name="ce121" table:formula="of:=VLOOKUP([.AS29]+[.AV27];[.$B$7:.$M$22];[.AS25])" office:value-type="float" office:value="0">
            <text:p>0</text:p>
          </table:table-cell>
          <table:table-cell table:style-name="ce35" table:formula="of:=VLOOKUP([.AS29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Y27];1;1);[.$C$5:.$F$6];2;0)*MID([.AY29];1;1) + HLOOKUP(MID([.AY27];2;1);[.$C$5:.$F$6];2;0)*MID([.AY29];2;1)" office:value-type="float" office:value="4">
            <text:p>4</text:p>
          </table:table-cell>
          <table:table-cell table:style-name="ce35" table:formula="of:=VLOOKUP([.AZ29]+[.BA27];[.$B$7:.$M$22];[.AZ25])" office:value-type="float" office:value="1">
            <text:p>1</text:p>
          </table:table-cell>
          <table:table-cell table:style-name="ce35" table:formula="of:=VLOOKUP([.AZ29]+[.BB27];[.$B$7:.$M$22];[.AZ25])" office:value-type="float" office:value="1">
            <text:p>1</text:p>
          </table:table-cell>
          <table:table-cell table:style-name="ce121" table:formula="of:=VLOOKUP([.AZ29]+[.BC27];[.$B$7:.$M$22];[.AZ25])" office:value-type="float" office:value="0">
            <text:p>0</text:p>
          </table:table-cell>
          <table:table-cell table:style-name="ce35" table:formula="of:=VLOOKUP([.AZ29]+[.BD27];[.$B$7:.$M$22];[.AZ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BF27];1;1);[.$C$5:.$F$6];2;0)*MID([.BF29];1;1) + HLOOKUP(MID([.BF27];2;1);[.$C$5:.$F$6];2;0)*MID([.BF29];2;1)" office:value-type="float" office:value="4">
            <text:p>4</text:p>
          </table:table-cell>
          <table:table-cell table:style-name="ce35" table:formula="of:=VLOOKUP([.BG29]+[.BH27];[.$B$7:.$M$22];[.BG25])" office:value-type="float" office:value="1">
            <text:p>1</text:p>
          </table:table-cell>
          <table:table-cell table:style-name="ce35" table:formula="of:=VLOOKUP([.BG29]+[.BI27];[.$B$7:.$M$22];[.BG25])" office:value-type="float" office:value="1">
            <text:p>1</text:p>
          </table:table-cell>
          <table:table-cell table:style-name="ce99" table:formula="of:=VLOOKUP([.BG29]+[.BJ27];[.$B$7:.$M$22];[.BG25])" office:value-type="float" office:value="0">
            <text:p>0</text:p>
          </table:table-cell>
          <table:table-cell table:style-name="ce35" table:formula="of:=VLOOKUP([.BG29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1</text:p>
          </table:table-cell>
          <table:table-cell table:style-name="ce23" table:formula="of:=HLOOKUP(MID([.P27];1;1);[.$C$5:.$F$6];2;0)*MID([.P30];1;1) + HLOOKUP(MID([.P27];2;1);[.$C$5:.$F$6];2;0)*MID([.P30];2;1)" office:value-type="float" office:value="12">
            <text:p>12</text:p>
          </table:table-cell>
          <table:table-cell table:style-name="ce97" table:formula="of:=VLOOKUP([.Q30]+[.R27];[.$B$7:.$M$22];[.Q25])" office:value-type="string" office:string-value="X">
            <text:p>X</text:p>
          </table:table-cell>
          <table:table-cell table:style-name="ce35" table:formula="of:=VLOOKUP([.Q30]+[.S27];[.$B$7:.$M$22];[.Q25])" office:value-type="string" office:string-value="X">
            <text:p>X</text:p>
          </table:table-cell>
          <table:table-cell table:style-name="ce35" table:formula="of:=VLOOKUP([.Q30]+[.T27];[.$B$7:.$M$22];[.Q25])" office:value-type="string" office:string-value="X">
            <text:p>X</text:p>
          </table:table-cell>
          <table:table-cell table:style-name="ce35" table:formula="of:=VLOOKUP([.Q30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W27];1;1);[.$C$5:.$F$6];2;0)*MID([.W30];1;1) + HLOOKUP(MID([.W27];2;1);[.$C$5:.$F$6];2;0)*MID([.W30];2;1)" office:value-type="float" office:value="12">
            <text:p>12</text:p>
          </table:table-cell>
          <table:table-cell table:style-name="ce35" table:formula="of:=VLOOKUP([.X30]+[.Y27];[.$B$7:.$M$22];[.X25])" office:value-type="string" office:string-value="X">
            <text:p>X</text:p>
          </table:table-cell>
          <table:table-cell table:style-name="ce121" table:formula="of:=VLOOKUP([.X30]+[.Z27];[.$B$7:.$M$22];[.X25])" office:value-type="string" office:string-value="X">
            <text:p>X</text:p>
          </table:table-cell>
          <table:table-cell table:style-name="ce35" table:formula="of:=VLOOKUP([.X30]+[.AA27];[.$B$7:.$M$22];[.X25])" office:value-type="string" office:string-value="X">
            <text:p>X</text:p>
          </table:table-cell>
          <table:table-cell table:style-name="ce149" table:formula="of:=VLOOKUP([.X30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D27];1;1);[.$C$5:.$F$6];2;0)*MID([.AD30];1;1) + HLOOKUP(MID([.AD27];2;1);[.$C$5:.$F$6];2;0)*MID([.AD30];2;1)" office:value-type="float" office:value="12">
            <text:p>12</text:p>
          </table:table-cell>
          <table:table-cell table:style-name="ce35" table:formula="of:=VLOOKUP([.AE30]+[.AF27];[.$B$7:.$M$22];[.AE25])" office:value-type="string" office:string-value="X">
            <text:p>X</text:p>
          </table:table-cell>
          <table:table-cell table:style-name="ce35" table:formula="of:=VLOOKUP([.AE30]+[.AG27];[.$B$7:.$M$22];[.AE25])" office:value-type="string" office:string-value="X">
            <text:p>X</text:p>
          </table:table-cell>
          <table:table-cell table:style-name="ce35" table:formula="of:=VLOOKUP([.AE30]+[.AH27];[.$B$7:.$M$22];[.AE25])" office:value-type="string" office:string-value="X">
            <text:p>X</text:p>
          </table:table-cell>
          <table:table-cell table:style-name="ce35" table:formula="of:=VLOOKUP([.AE30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K27];1;1);[.$C$5:.$F$6];2;0)*MID([.AK30];1;1) + HLOOKUP(MID([.AK27];2;1);[.$C$5:.$F$6];2;0)*MID([.AK30];2;1)" office:value-type="float" office:value="12">
            <text:p>12</text:p>
          </table:table-cell>
          <table:table-cell table:style-name="ce97" table:formula="of:=VLOOKUP([.AL30]+[.AM27];[.$B$7:.$M$22];[.AL25])" office:value-type="string" office:string-value="X">
            <text:p>X</text:p>
          </table:table-cell>
          <table:table-cell table:style-name="ce35" table:formula="of:=VLOOKUP([.AL30]+[.AN27];[.$B$7:.$M$22];[.AL25])" office:value-type="string" office:string-value="X">
            <text:p>X</text:p>
          </table:table-cell>
          <table:table-cell table:style-name="ce99" table:formula="of:=VLOOKUP([.AL30]+[.AO27];[.$B$7:.$M$22];[.AL25])" office:value-type="string" office:string-value="X">
            <text:p>X</text:p>
          </table:table-cell>
          <table:table-cell table:style-name="ce35" table:formula="of:=VLOOKUP([.AL30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R27];1;1);[.$C$5:.$F$6];2;0)*MID([.AR30];1;1) + HLOOKUP(MID([.AR27];2;1);[.$C$5:.$F$6];2;0)*MID([.AR30];2;1)" office:value-type="float" office:value="12">
            <text:p>12</text:p>
          </table:table-cell>
          <table:table-cell table:style-name="ce97" table:formula="of:=VLOOKUP([.AS30]+[.AT27];[.$B$7:.$M$22];[.AS25])" office:value-type="string" office:string-value="X">
            <text:p>X</text:p>
          </table:table-cell>
          <table:table-cell table:style-name="ce121" table:formula="of:=VLOOKUP([.AS30]+[.AU27];[.$B$7:.$M$22];[.AS25])" office:value-type="string" office:string-value="X">
            <text:p>X</text:p>
          </table:table-cell>
          <table:table-cell table:style-name="ce121" table:formula="of:=VLOOKUP([.AS30]+[.AV27];[.$B$7:.$M$22];[.AS25])" office:value-type="string" office:string-value="X">
            <text:p>X</text:p>
          </table:table-cell>
          <table:table-cell table:style-name="ce35" table:formula="of:=VLOOKUP([.AS30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Y27];1;1);[.$C$5:.$F$6];2;0)*MID([.AY30];1;1) + HLOOKUP(MID([.AY27];2;1);[.$C$5:.$F$6];2;0)*MID([.AY30];2;1)" office:value-type="float" office:value="12">
            <text:p>12</text:p>
          </table:table-cell>
          <table:table-cell table:style-name="ce35" table:formula="of:=VLOOKUP([.AZ30]+[.BA27];[.$B$7:.$M$22];[.AZ25])" office:value-type="string" office:string-value="X">
            <text:p>X</text:p>
          </table:table-cell>
          <table:table-cell table:style-name="ce35" table:formula="of:=VLOOKUP([.AZ30]+[.BB27];[.$B$7:.$M$22];[.AZ25])" office:value-type="string" office:string-value="X">
            <text:p>X</text:p>
          </table:table-cell>
          <table:table-cell table:style-name="ce121" table:formula="of:=VLOOKUP([.AZ30]+[.BC27];[.$B$7:.$M$22];[.AZ25])" office:value-type="string" office:string-value="X">
            <text:p>X</text:p>
          </table:table-cell>
          <table:table-cell table:style-name="ce35" table:formula="of:=VLOOKUP([.AZ30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BF27];1;1);[.$C$5:.$F$6];2;0)*MID([.BF30];1;1) + HLOOKUP(MID([.BF27];2;1);[.$C$5:.$F$6];2;0)*MID([.BF30];2;1)" office:value-type="float" office:value="12">
            <text:p>12</text:p>
          </table:table-cell>
          <table:table-cell table:style-name="ce35" table:formula="of:=VLOOKUP([.BG30]+[.BH27];[.$B$7:.$M$22];[.BG25])" office:value-type="string" office:string-value="X">
            <text:p>X</text:p>
          </table:table-cell>
          <table:table-cell table:style-name="ce35" table:formula="of:=VLOOKUP([.BG30]+[.BI27];[.$B$7:.$M$22];[.BG25])" office:value-type="string" office:string-value="X">
            <text:p>X</text:p>
          </table:table-cell>
          <table:table-cell table:style-name="ce99" table:formula="of:=VLOOKUP([.BG30]+[.BJ27];[.$B$7:.$M$22];[.BG25])" office:value-type="string" office:string-value="X">
            <text:p>X</text:p>
          </table:table-cell>
          <table:table-cell table:style-name="ce35" table:formula="of:=VLOOKUP([.BG30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0</text:p>
          </table:table-cell>
          <table:table-cell table:style-name="ce23" table:formula="of:=HLOOKUP(MID([.P27];1;1);[.$C$5:.$F$6];2;0)*MID([.P31];1;1) + HLOOKUP(MID([.P27];2;1);[.$C$5:.$F$6];2;0)*MID([.P31];2;1)" office:value-type="float" office:value="8">
            <text:p>8</text:p>
          </table:table-cell>
          <table:table-cell table:style-name="ce35" table:formula="of:=VLOOKUP([.Q31]+[.R27];[.$B$7:.$M$22];[.Q25])" office:value-type="string" office:string-value="X">
            <text:p>X</text:p>
          </table:table-cell>
          <table:table-cell table:style-name="ce98" table:formula="of:=VLOOKUP([.Q31]+[.S27];[.$B$7:.$M$22];[.Q25])" office:value-type="string" office:string-value="X">
            <text:p>X</text:p>
          </table:table-cell>
          <table:table-cell table:style-name="ce35" table:formula="of:=VLOOKUP([.Q31]+[.T27];[.$B$7:.$M$22];[.Q25])" office:value-type="string" office:string-value="X">
            <text:p>X</text:p>
          </table:table-cell>
          <table:table-cell table:style-name="ce35" table:formula="of:=VLOOKUP([.Q31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W27];1;1);[.$C$5:.$F$6];2;0)*MID([.W31];1;1) + HLOOKUP(MID([.W27];2;1);[.$C$5:.$F$6];2;0)*MID([.W31];2;1)" office:value-type="float" office:value="8">
            <text:p>8</text:p>
          </table:table-cell>
          <table:table-cell table:style-name="ce35" table:formula="of:=VLOOKUP([.X31]+[.Y27];[.$B$7:.$M$22];[.X25])" office:value-type="string" office:string-value="X">
            <text:p>X</text:p>
          </table:table-cell>
          <table:table-cell table:style-name="ce35" table:formula="of:=VLOOKUP([.X31]+[.Z27];[.$B$7:.$M$22];[.X25])" office:value-type="string" office:string-value="X">
            <text:p>X</text:p>
          </table:table-cell>
          <table:table-cell table:style-name="ce35" table:formula="of:=VLOOKUP([.X31]+[.AA27];[.$B$7:.$M$22];[.X25])" office:value-type="string" office:string-value="X">
            <text:p>X</text:p>
          </table:table-cell>
          <table:table-cell table:style-name="ce120" table:formula="of:=VLOOKUP([.X31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D27];1;1);[.$C$5:.$F$6];2;0)*MID([.AD31];1;1) + HLOOKUP(MID([.AD27];2;1);[.$C$5:.$F$6];2;0)*MID([.AD31];2;1)" office:value-type="float" office:value="8">
            <text:p>8</text:p>
          </table:table-cell>
          <table:table-cell table:style-name="ce35" table:formula="of:=VLOOKUP([.AE31]+[.AF27];[.$B$7:.$M$22];[.AE25])" office:value-type="string" office:string-value="X">
            <text:p>X</text:p>
          </table:table-cell>
          <table:table-cell table:style-name="ce35" table:formula="of:=VLOOKUP([.AE31]+[.AG27];[.$B$7:.$M$22];[.AE25])" office:value-type="string" office:string-value="X">
            <text:p>X</text:p>
          </table:table-cell>
          <table:table-cell table:style-name="ce35" table:formula="of:=VLOOKUP([.AE31]+[.AH27];[.$B$7:.$M$22];[.AE25])" office:value-type="string" office:string-value="X">
            <text:p>X</text:p>
          </table:table-cell>
          <table:table-cell table:style-name="ce129" table:formula="of:=VLOOKUP([.AE31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K27];1;1);[.$C$5:.$F$6];2;0)*MID([.AK31];1;1) + HLOOKUP(MID([.AK27];2;1);[.$C$5:.$F$6];2;0)*MID([.AK31];2;1)" office:value-type="float" office:value="8">
            <text:p>8</text:p>
          </table:table-cell>
          <table:table-cell table:style-name="ce35" table:formula="of:=VLOOKUP([.AL31]+[.AM27];[.$B$7:.$M$22];[.AL25])" office:value-type="string" office:string-value="X">
            <text:p>X</text:p>
          </table:table-cell>
          <table:table-cell table:style-name="ce98" table:formula="of:=VLOOKUP([.AL31]+[.AN27];[.$B$7:.$M$22];[.AL25])" office:value-type="string" office:string-value="X">
            <text:p>X</text:p>
          </table:table-cell>
          <table:table-cell table:style-name="ce35" table:formula="of:=VLOOKUP([.AL31]+[.AO27];[.$B$7:.$M$22];[.AL25])" office:value-type="string" office:string-value="X">
            <text:p>X</text:p>
          </table:table-cell>
          <table:table-cell table:style-name="ce35" table:formula="of:=VLOOKUP([.AL31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R27];1;1);[.$C$5:.$F$6];2;0)*MID([.AR31];1;1) + HLOOKUP(MID([.AR27];2;1);[.$C$5:.$F$6];2;0)*MID([.AR31];2;1)" office:value-type="float" office:value="8">
            <text:p>8</text:p>
          </table:table-cell>
          <table:table-cell table:style-name="ce35" table:formula="of:=VLOOKUP([.AS31]+[.AT27];[.$B$7:.$M$22];[.AS25])" office:value-type="string" office:string-value="X">
            <text:p>X</text:p>
          </table:table-cell>
          <table:table-cell table:style-name="ce121" table:formula="of:=VLOOKUP([.AS31]+[.AU27];[.$B$7:.$M$22];[.AS25])" office:value-type="string" office:string-value="X">
            <text:p>X</text:p>
          </table:table-cell>
          <table:table-cell table:style-name="ce121" table:formula="of:=VLOOKUP([.AS31]+[.AV27];[.$B$7:.$M$22];[.AS25])" office:value-type="string" office:string-value="X">
            <text:p>X</text:p>
          </table:table-cell>
          <table:table-cell table:style-name="ce35" table:formula="of:=VLOOKUP([.AS31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Y27];1;1);[.$C$5:.$F$6];2;0)*MID([.AY31];1;1) + HLOOKUP(MID([.AY27];2;1);[.$C$5:.$F$6];2;0)*MID([.AY31];2;1)" office:value-type="float" office:value="8">
            <text:p>8</text:p>
          </table:table-cell>
          <table:table-cell table:style-name="ce35" table:formula="of:=VLOOKUP([.AZ31]+[.BA27];[.$B$7:.$M$22];[.AZ25])" office:value-type="string" office:string-value="X">
            <text:p>X</text:p>
          </table:table-cell>
          <table:table-cell table:style-name="ce98" table:formula="of:=VLOOKUP([.AZ31]+[.BB27];[.$B$7:.$M$22];[.AZ25])" office:value-type="string" office:string-value="X">
            <text:p>X</text:p>
          </table:table-cell>
          <table:table-cell table:style-name="ce121" table:formula="of:=VLOOKUP([.AZ31]+[.BC27];[.$B$7:.$M$22];[.AZ25])" office:value-type="string" office:string-value="X">
            <text:p>X</text:p>
          </table:table-cell>
          <table:table-cell table:style-name="ce129" table:formula="of:=VLOOKUP([.AZ31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BF27];1;1);[.$C$5:.$F$6];2;0)*MID([.BF31];1;1) + HLOOKUP(MID([.BF27];2;1);[.$C$5:.$F$6];2;0)*MID([.BF31];2;1)" office:value-type="float" office:value="8">
            <text:p>8</text:p>
          </table:table-cell>
          <table:table-cell table:style-name="ce121" table:formula="of:=VLOOKUP([.BG31]+[.BH27];[.$B$7:.$M$22];[.BG25])" office:value-type="string" office:string-value="X">
            <text:p>X</text:p>
          </table:table-cell>
          <table:table-cell table:style-name="ce121" table:formula="of:=VLOOKUP([.BG31]+[.BI27];[.$B$7:.$M$22];[.BG25])" office:value-type="string" office:string-value="X">
            <text:p>X</text:p>
          </table:table-cell>
          <table:table-cell table:style-name="ce35" table:formula="of:=VLOOKUP([.BG31]+[.BJ27];[.$B$7:.$M$22];[.BG25])" office:value-type="string" office:string-value="X">
            <text:p>X</text:p>
          </table:table-cell>
          <table:table-cell table:style-name="ce35" table:formula="of:=VLOOKUP([.BG31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">
            <text:p>1</text:p>
          </table:table-cell>
          <table:table-cell table:style-name="Default" office:value-type="string">
            <text:p>F</text:p>
          </table:table-cell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2">
            <text:p>2</text:p>
          </table:table-cell>
          <table:table-cell table:style-name="Default" office:value-type="string">
            <text:p>G</text:p>
          </table:table-cell>
          <table:table-cell table:style-name="ce86" office:value-type="string" table:number-columns-spanned="6" table:number-rows-spanned="1">
            <text:p>G = µ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3">
            <text:p>3</text:p>
          </table:table-cell>
          <table:table-cell table:style-name="ce77" office:value-type="string">
            <text:p>H</text:p>
          </table:table-cell>
          <table:table-cell table:style-name="ce87" office:value-type="string" table:number-columns-spanned="6" table:number-rows-spanned="1">
            <text:p>H = µ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4">
            <text:p>4</text:p>
          </table:table-cell>
          <table:table-cell table:style-name="Default" office:value-type="string">
            <text:p>I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5">
            <text:p>5</text:p>
          </table:table-cell>
          <table:table-cell table:style-name="Default" office:value-type="string">
            <text:p>J</text:p>
          </table:table-cell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1" office:value-type="string" table:number-columns-spanned="6" table:number-rows-spanned="1">
            <text:p>J = µ -C -B A</text:p>
          </table:table-cell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6">
            <text:p>6</text:p>
          </table:table-cell>
          <table:table-cell table:style-name="Default" office:value-type="string">
            <text:p>K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57" office:value-type="string" table:number-columns-spanned="6" table:number-rows-spanned="1">
            <text:p>K = µ -C B -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7">
            <text:p>7</text:p>
          </table:table-cell>
          <table:table-cell table:style-name="Default" office:value-type="string">
            <text:p>L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8">
            <text:p>8</text:p>
          </table:table-cell>
          <table:table-cell table:style-name="Default" office:value-type="string">
            <text:p>M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9">
            <text:p>9</text:p>
          </table:table-cell>
          <table:table-cell table:style-name="Default" office:value-type="string">
            <text:p>N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C -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C -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0">
            <text:p>10</text:p>
          </table:table-cell>
          <table:table-cell table:style-name="Default" office:value-type="string">
            <text:p>O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1">
            <text:p>11</text:p>
          </table:table-cell>
          <table:table-cell table:style-name="Default" office:value-type="string">
            <text:p>P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88" office:value-type="string" table:number-columns-spanned="6" table:number-rows-spanned="1">
            <text:p>P = µ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88" office:value-type="string" table:number-columns-spanned="6" table:number-rows-spanned="1">
            <text:p>P = µ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2">
            <text:p>12</text:p>
          </table:table-cell>
          <table:table-cell table:style-name="Default" office:value-type="string">
            <text:p>Q</text:p>
          </table:table-cell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Q = 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3">
            <text:p>13</text:p>
          </table:table-cell>
          <table:table-cell table:style-name="Default" office:value-type="string">
            <text:p>R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R = µ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4">
            <text:p>14</text:p>
          </table:table-cell>
          <table:table-cell table:style-name="Default" office:value-type="string">
            <text:p>S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S = µ C B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4"/>
          <table:table-cell table:style-name="ce145"/>
          <table:table-cell table:style-name="ce38" table:number-columns-repeated="3"/>
          <table:table-cell table:style-name="ce147"/>
          <table:table-cell table:style-name="ce38" table:number-columns-repeated="4"/>
          <table:table-cell table:style-name="ce47" office:value-type="float" office:value="15">
            <text:p>15</text:p>
          </table:table-cell>
          <table:table-cell table:style-name="Default" office:value-type="string">
            <text:p>T</text:p>
          </table:table-cell>
          <table:table-cell table:style-name="ce12" table:number-columns-spanned="6" table:number-rows-spanned="1"/>
          <table:covered-table-cell table:number-columns-repeated="5" table:style-name="ce3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style-name="ce138"/>
          <table:table-cell table:number-columns-repeated="959"/>
        </table:table-row>
        <table:table-row table:style-name="ro4">
          <table:table-cell table:style-name="Default" table:number-columns-repeated="4"/>
          <table:table-cell table:style-name="ce38"/>
          <table:table-cell table:style-name="Default" table:number-columns-repeated="3"/>
          <table:table-cell table:style-name="ce148" office:value-type="string" table:number-columns-spanned="6" table:number-rows-spanned="1">
            <text:p>Inv. Inputs</text:p>
          </table:table-cell>
          <table:covered-table-cell table:number-columns-repeated="4" table:style-name="ce50"/>
          <table:covered-table-cell table:style-name="ce61"/>
          <table:table-cell table:style-name="ce61"/>
          <table:table-cell table:style-name="ce89" office:value-type="string" table:number-columns-spanned="6" table:number-rows-spanned="1">
            <text:p>a = µ G H</text:p>
          </table:table-cell>
          <table:covered-table-cell table:number-columns-repeated="5" table:style-name="ce95"/>
          <table:table-cell table:style-name="ce109"/>
          <table:table-cell table:style-name="ce13" office:value-type="string" table:number-columns-spanned="6" table:number-rows-spanned="1">
            <text:p>b = µ J K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c = -N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d = µ G H P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e = µ H 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f = µ G N R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g = µ P S</text:p>
          </table:table-cell>
          <table:covered-table-cell table:number-columns-repeated="4" table:style-name="ce28"/>
          <table:covered-table-cell table:style-name="ce49"/>
          <table:table-cell table:style-name="ce135" office:value-type="string" table:number-columns-spanned="6" table:number-rows-spanned="1">
            <text:p>total</text:p>
          </table:table-cell>
          <table:covered-table-cell table:style-name="ce138"/>
          <table:covered-table-cell table:number-columns-repeated="4"/>
          <table:table-cell table:number-columns-repeated="955"/>
        </table:table-row>
        <table:table-row table:style-name="ro4">
          <table:table-cell table:style-name="Default" table:number-columns-repeated="3"/>
          <table:table-cell table:style-name="ce38"/>
          <table:table-cell table:style-name="ce40" office:value-type="string" table:number-columns-spanned="4" table:number-rows-spanned="1">
            <text:p>transistors:</text:p>
          </table:table-cell>
          <table:covered-table-cell table:number-columns-repeated="2" table:style-name="ce20"/>
          <table:covered-table-cell table:style-name="ce60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8" table:number-columns-spanned="6" table:number-rows-spanned="1">
            <text:p>+8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8" table:number-columns-spanned="6" table:number-rows-spanned="1">
            <text:p>+8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6" table:number-columns-spanned="6" table:number-rows-spanned="1">
            <text:p>+6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5" table:number-columns-spanned="6" table:number-rows-spanned="1">
            <text:p>+5</text:p>
          </table:table-cell>
          <table:covered-table-cell table:number-columns-repeated="5" table:style-name="ce64"/>
          <table:table-cell table:style-name="ce132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4"/>
          <table:table-cell table:style-name="ce136" table:formula="of:=SUM([.I48:.BK48])" office:value-type="float" office:value="40" table:number-columns-spanned="2" table:number-rows-spanned="1">
            <text:p>40</text:p>
          </table:table-cell>
          <table:covered-table-cell table:style-name="ce90"/>
          <table:table-cell table:style-name="ce140" office:value-type="string" table:number-columns-spanned="4" table:number-rows-spanned="1">
            <text:p><text:s/>transistors</text:p>
          </table:table-cell>
          <table:covered-table-cell table:number-columns-repeated="2" table:style-name="ce142"/>
          <table:covered-table-cell table:style-name="ce140"/>
          <table:table-cell table:style-name="ce144"/>
          <table:table-cell table:number-columns-repeated="954"/>
        </table:table-row>
        <table:table-row table:style-name="ro4">
          <table:table-cell table:style-name="Default" table:number-columns-repeated="4"/>
          <table:table-cell table:style-name="ce41" office:value-type="string" table:number-columns-spanned="4" table:number-rows-spanned="1">
            <text:p>gates:</text:p>
          </table:table-cell>
          <table:covered-table-cell table:number-columns-repeated="2" table:style-name="ce50"/>
          <table:covered-table-cell table:style-name="ce61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1" table:number-columns-spanned="6" table:number-rows-spanned="1">
            <text:p>+1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133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137" table:formula="of:=SUM([.I49:.BK49])" office:value-type="float" office:value="18" table:number-columns-spanned="2" table:number-rows-spanned="1">
            <text:p>18</text:p>
          </table:table-cell>
          <table:covered-table-cell table:style-name="ce139"/>
          <table:table-cell table:style-name="ce141" office:value-type="string" table:number-columns-spanned="4" table:number-rows-spanned="1">
            <text:p><text:s/>gates</text:p>
          </table:table-cell>
          <table:covered-table-cell table:number-columns-repeated="2" table:style-name="ce143"/>
          <table:covered-table-cell table:style-name="ce141"/>
          <table:table-cell table:number-columns-repeated="955"/>
        </table:table-row>
        <table:table-row table:style-name="ro4">
          <table:table-cell table:style-name="Default" table:number-columns-repeated="4"/>
          <table:table-cell table:style-name="ce20" table:number-columns-repeated="11"/>
          <table:table-cell table:style-name="ce36"/>
          <table:table-cell table:style-name="ce90" table:number-columns-repeated="54"/>
          <table:table-cell table:number-columns-repeated="954"/>
        </table:table-row>
        <table:table-row table:style-name="ro4" table:number-rows-repeated="26">
          <table:table-cell table:style-name="Default" table:number-columns-repeated="14"/>
          <table:table-cell table:number-columns-repeated="1010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 table:number-rows-repeated="14">
          <table:table-cell table:style-name="Default"/>
          <table:table-cell table:number-columns-repeated="17"/>
          <table:table-cell table:style-name="Default" table:number-columns-repeated="17"/>
          <table:table-cell table:number-columns-repeated="989"/>
        </table:table-row>
        <table:table-row table:style-name="ro4" table:number-rows-repeated="2">
          <table:table-cell table:number-columns-repeated="18"/>
          <table:table-cell table:style-name="Default" table:number-columns-repeated="17"/>
          <table:table-cell table:number-columns-repeated="989"/>
        </table:table-row>
        <table:table-row table:style-name="ro4" table:number-rows-repeated="1048449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digits 0-5" table:style-name="ta1" table:print="false">
        <table:table-column table:style-name="co6" table:default-cell-style-name="ce5"/>
        <table:table-column table:style-name="co6" table:number-columns-repeated="12" table:default-cell-style-name="ce29"/>
        <table:table-column table:style-name="co6" table:default-cell-style-name="ce5"/>
        <table:table-column table:style-name="co6" table:default-cell-style-name="ce29"/>
        <table:table-column table:style-name="co6" table:number-columns-repeated="974" table:default-cell-style-name="ce5"/>
        <table:table-column table:style-name="co6" table:number-columns-repeated="35" table:default-cell-style-name="Default"/>
        <table:table-row table:style-name="ro3">
          <table:table-cell table:style-name="ce4"/>
          <table:table-cell table:style-name="ce4" office:value-type="string" table:number-columns-spanned="62" table:number-rows-spanned="1">
            <text:p>3 bit to 7-segment, digits 0-5</text:p>
          </table:table-cell>
          <table:covered-table-cell table:style-name="ce30"/>
          <table:covered-table-cell table:number-columns-repeated="10" table:style-name="ce15"/>
          <table:covered-table-cell table:number-columns-repeated="50"/>
          <table:table-cell table:number-columns-repeated="961"/>
        </table:table-row>
        <table:table-row table:style-name="ro4">
          <table:table-cell/>
          <table:table-cell table:style-name="ce14" office:value-type="string" table:number-columns-spanned="12" table:number-rows-spanned="2">
            <text:p>Truth table</text:p>
          </table:table-cell>
          <table:covered-table-cell table:style-name="ce30"/>
          <table:covered-table-cell table:number-columns-repeated="10" table:style-name="ce15"/>
          <table:table-cell table:number-columns-repeated="2"/>
          <table:table-cell table:style-name="ce78" office:value-type="string" table:number-columns-spanned="48" table:number-rows-spanned="1">
            <text:p>7-segment display as defined by truth table</text:p>
          </table:table-cell>
          <table:covered-table-cell table:number-columns-repeated="47"/>
          <table:table-cell table:number-columns-repeated="961"/>
        </table:table-row>
        <table:table-row table:style-name="ro4">
          <table:table-cell/>
          <table:covered-table-cell table:number-columns-repeated="12" table:style-name="ce15"/>
          <table:table-cell table:number-columns-repeated="2"/>
          <table:table-cell table:style-name="ce79" office:value-type="float" office:value="0" table:number-columns-spanned="6" table:number-rows-spanned="1">
            <text:p>0</text:p>
          </table:table-cell>
          <table:covered-table-cell table:number-columns-repeated="4" table:style-name="ce91"/>
          <table:covered-table-cell table:style-name="ce101"/>
          <table:table-cell table:style-name="ce79" table:formula="of:=[.P3]+1" office:value-type="float" office:value="1" table:number-columns-spanned="6" table:number-rows-spanned="1">
            <text:p>1</text:p>
          </table:table-cell>
          <table:covered-table-cell table:number-columns-repeated="4" table:style-name="ce91"/>
          <table:covered-table-cell table:style-name="ce101"/>
          <table:table-cell table:style-name="ce79" table:formula="of:=[.V3]+1" office:value-type="float" office:value="2" table:number-columns-spanned="6" table:number-rows-spanned="1">
            <text:p>2</text:p>
          </table:table-cell>
          <table:covered-table-cell table:number-columns-repeated="4" table:style-name="ce91"/>
          <table:covered-table-cell table:style-name="ce101"/>
          <table:table-cell table:style-name="ce79" table:formula="of:=[.AB3]+1" office:value-type="float" office:value="3" table:number-columns-spanned="6" table:number-rows-spanned="1">
            <text:p>3</text:p>
          </table:table-cell>
          <table:covered-table-cell table:number-columns-repeated="4" table:style-name="ce91"/>
          <table:covered-table-cell table:style-name="ce101"/>
          <table:table-cell table:style-name="ce79" table:formula="of:=[.AH3]+1" office:value-type="float" office:value="4" table:number-columns-spanned="6" table:number-rows-spanned="1">
            <text:p>4</text:p>
          </table:table-cell>
          <table:covered-table-cell table:number-columns-repeated="4" table:style-name="ce91"/>
          <table:covered-table-cell table:style-name="ce101"/>
          <table:table-cell table:style-name="ce79" table:formula="of:=[.AN3]+1" office:value-type="float" office:value="5" table:number-columns-spanned="6" table:number-rows-spanned="1">
            <text:p>5</text:p>
          </table:table-cell>
          <table:covered-table-cell table:number-columns-repeated="4" table:style-name="ce91"/>
          <table:covered-table-cell table:style-name="ce101"/>
          <table:table-cell table:style-name="ce79" table:formula="of:=[.AT3]+1" office:value-type="float" office:value="6" table:number-columns-spanned="6" table:number-rows-spanned="1">
            <text:p>6</text:p>
          </table:table-cell>
          <table:covered-table-cell table:number-columns-repeated="4" table:style-name="ce91"/>
          <table:covered-table-cell table:style-name="ce101"/>
          <table:table-cell table:style-name="ce79" table:formula="of:=[.AZ3]+1" office:value-type="float" office:value="7" table:number-columns-spanned="6" table:number-rows-spanned="1">
            <text:p>7</text:p>
          </table:table-cell>
          <table:covered-table-cell table:number-columns-repeated="4" table:style-name="ce91"/>
          <table:covered-table-cell table:style-name="ce101"/>
          <table:table-cell table:number-columns-repeated="961"/>
        </table:table-row>
        <table:table-row table:style-name="ro4">
          <table:table-cell/>
          <table:table-cell table:style-name="ce16" office:value-type="string" table:number-columns-spanned="5" table:number-rows-spanned="1">
            <text:p>Inputs</text:p>
          </table:table-cell>
          <table:covered-table-cell table:number-columns-repeated="2" table:style-name="ce20"/>
          <table:covered-table-cell table:style-name="ce39"/>
          <table:covered-table-cell table:style-name="ce42"/>
          <table:table-cell table:style-name="ce51" office:value-type="string" table:number-columns-spanned="7" table:number-rows-spanned="1">
            <text:p>Outputs</text:p>
          </table:table-cell>
          <table:covered-table-cell table:number-columns-repeated="5" table:style-name="ce39"/>
          <table:covered-table-cell table:style-name="ce42"/>
          <table:table-cell table:style-name="ce73"/>
          <table:table-cell table:style-name="ce5"/>
          <table:table-cell table:style-name="ce80" table:formula="of:=MATCH([.P3];[.$B$7:.$B$22];0)+2" office:value-type="float" office:value="3" table:number-columns-spanned="6" table:number-rows-spanned="1">
            <text:p>3</text:p>
          </table:table-cell>
          <table:covered-table-cell table:number-columns-repeated="4" table:style-name="ce92"/>
          <table:covered-table-cell table:style-name="ce102"/>
          <table:table-cell table:style-name="ce80" table:formula="of:=MATCH([.V3];[.$B$7:.$B$22];0)+2" office:value-type="float" office:value="4" table:number-columns-spanned="6" table:number-rows-spanned="1">
            <text:p>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3];[.$B$7:.$B$22];0)+2" office:value-type="float" office:value="5" table:number-columns-spanned="6" table:number-rows-spanned="1">
            <text:p>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3];[.$B$7:.$B$22];0)+2" office:value-type="float" office:value="6" table:number-columns-spanned="6" table:number-rows-spanned="1">
            <text:p>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3];[.$B$7:.$B$22];0)+2" office:value-type="float" office:value="7" table:number-columns-spanned="6" table:number-rows-spanned="1">
            <text:p>7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3];[.$B$7:.$B$22];0)+2" office:value-type="float" office:value="8" table:number-columns-spanned="6" table:number-rows-spanned="1">
            <text:p>8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3];[.$B$7:.$B$22];0)+2" office:value-type="float" office:value="9" table:number-columns-spanned="6" table:number-rows-spanned="1">
            <text:p>9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3];[.$B$7:.$B$22];0)+2" office:value-type="float" office:value="10" table:number-columns-spanned="6" table:number-rows-spanned="1">
            <text:p>10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7" office:value-type="string" table:number-columns-spanned="1" table:number-rows-spanned="2">
            <text:p>#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52" office:value-type="string" table:number-columns-spanned="1" table:number-rows-spanned="2">
            <text:p>a</text:p>
          </table:table-cell>
          <table:table-cell table:style-name="ce56" office:value-type="string" table:number-columns-spanned="1" table:number-rows-spanned="2">
            <text:p>b</text:p>
          </table:table-cell>
          <table:table-cell table:style-name="ce56" office:value-type="string" table:number-columns-spanned="1" table:number-rows-spanned="2">
            <text:p>c</text:p>
          </table:table-cell>
          <table:table-cell table:style-name="ce56" office:value-type="string" table:number-columns-spanned="1" table:number-rows-spanned="2">
            <text:p>d</text:p>
          </table:table-cell>
          <table:table-cell table:style-name="ce56" office:value-type="string" table:number-columns-spanned="1" table:number-rows-spanned="2">
            <text:p>e</text:p>
          </table:table-cell>
          <table:table-cell table:style-name="ce56" office:value-type="string" table:number-columns-spanned="1" table:number-rows-spanned="2">
            <text:p>f</text:p>
          </table:table-cell>
          <table:table-cell table:style-name="ce68" office:value-type="string" table:number-columns-spanned="1" table:number-rows-spanned="2">
            <text:p>g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5];[.$G$5:.$M$22];[.P4];0)" office:value-type="float" office:value="1">
            <text:p>1</text:p>
          </table:table-cell>
          <table:table-cell table:style-name="seg1" table:formula="of:=[.T5]&amp;T(ORG.OPENOFFICE.STYLE(IF([.Q5]=1;&quot;seg1&quot;;IF([.Q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5];[.$G$5:.$M$22];[.V4];0)" office:value-type="float" office:value="0">
            <text:p>0</text:p>
          </table:table-cell>
          <table:table-cell table:style-name="seg0" table:formula="of:=[.Z5]&amp;T(ORG.OPENOFFICE.STYLE(IF([.W5]=1;&quot;seg1&quot;;IF([.W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5];[.$G$5:.$M$22];[.AB4];0)" office:value-type="float" office:value="1">
            <text:p>1</text:p>
          </table:table-cell>
          <table:table-cell table:style-name="seg1" table:formula="of:=[.AF5]&amp;T(ORG.OPENOFFICE.STYLE(IF([.AC5]=1;&quot;seg1&quot;;IF([.AC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5];[.$G$5:.$M$22];[.AH4];0)" office:value-type="float" office:value="1">
            <text:p>1</text:p>
          </table:table-cell>
          <table:table-cell table:style-name="seg1" table:formula="of:=[.AL5]&amp;T(ORG.OPENOFFICE.STYLE(IF([.AI5]=1;&quot;seg1&quot;;IF([.AI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5];[.$G$5:.$M$22];[.AN4];0)" office:value-type="float" office:value="0">
            <text:p>0</text:p>
          </table:table-cell>
          <table:table-cell table:style-name="seg0" table:formula="of:=[.AR5]&amp;T(ORG.OPENOFFICE.STYLE(IF([.AO5]=1;&quot;seg1&quot;;IF([.AO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5];[.$G$5:.$M$22];[.AT4];0)" office:value-type="float" office:value="1">
            <text:p>1</text:p>
          </table:table-cell>
          <table:table-cell table:style-name="seg1" table:formula="of:=[.AX5]&amp;T(ORG.OPENOFFICE.STYLE(IF([.AU5]=1;&quot;seg1&quot;;IF([.AU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5];[.$G$5:.$M$22];[.AZ4];0)" office:value-type="string" office:string-value="X">
            <text:p>X</text:p>
          </table:table-cell>
          <table:table-cell table:style-name="segX" table:formula="of:=[.BD5]&amp;T(ORG.OPENOFFICE.STYLE(IF([.BA5]=1;&quot;seg1&quot;;IF([.BA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5];[.$G$5:.$M$22];[.BF4];0)" office:value-type="string" office:string-value="X">
            <text:p>X</text:p>
          </table:table-cell>
          <table:table-cell table:style-name="segX" table:formula="of:=[.BJ5]&amp;T(ORG.OPENOFFICE.STYLE(IF([.BG5]=1;&quot;seg1&quot;;IF([.BG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covered-table-cell table:style-name="ce17"/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covered-table-cell table:style-name="ce52"/>
          <table:covered-table-cell table:number-columns-repeated="5" table:style-name="ce56"/>
          <table:covered-table-cell table:style-name="ce68"/>
          <table:table-cell table:style-name="ce73"/>
          <table:table-cell table:style-name="ce5"/>
          <table:table-cell table:style-name="ce81" table:formula="of:=HLOOKUP([.R6];[.$G$5:.$M$22];[.P4];0)" office:value-type="float" office:value="1" table:number-columns-spanned="1" table:number-rows-spanned="2">
            <text:p>1</text:p>
          </table:table-cell>
          <table:table-cell table:style-name="seg1" table:formula="of:=[.R6]&amp;T(ORG.OPENOFFICE.STYLE(IF([.P6]=1;&quot;seg1&quot;;IF([.P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6];[.$G$5:.$M$22];[.P4];0)" office:value-type="float" office:value="1" table:number-columns-spanned="1" table:number-rows-spanned="2">
            <text:p>1</text:p>
          </table:table-cell>
          <table:table-cell table:style-name="seg1" table:formula="of:=[.U6]&amp;T(ORG.OPENOFFICE.STYLE(IF([.S6]=1;&quot;seg1&quot;;IF([.S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6];[.$G$5:.$M$22];[.V4];0)" office:value-type="float" office:value="0" table:number-columns-spanned="1" table:number-rows-spanned="2">
            <text:p>0</text:p>
          </table:table-cell>
          <table:table-cell table:style-name="seg0" table:formula="of:=[.X6]&amp;T(ORG.OPENOFFICE.STYLE(IF([.V6]=1;&quot;seg1&quot;;IF([.V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6];[.$G$5:.$M$22];[.V4];0)" office:value-type="float" office:value="1" table:number-columns-spanned="1" table:number-rows-spanned="2">
            <text:p>1</text:p>
          </table:table-cell>
          <table:table-cell table:style-name="seg1" table:formula="of:=[.AA6]&amp;T(ORG.OPENOFFICE.STYLE(IF([.Y6]=1;&quot;seg1&quot;;IF([.Y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6];[.$G$5:.$M$22];[.AB4];0)" office:value-type="float" office:value="0" table:number-columns-spanned="1" table:number-rows-spanned="2">
            <text:p>0</text:p>
          </table:table-cell>
          <table:table-cell table:style-name="seg0" table:formula="of:=[.AD6]&amp;T(ORG.OPENOFFICE.STYLE(IF([.AB6]=1;&quot;seg1&quot;;IF([.AB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6];[.$G$5:.$M$22];[.AB4];0)" office:value-type="float" office:value="1" table:number-columns-spanned="1" table:number-rows-spanned="2">
            <text:p>1</text:p>
          </table:table-cell>
          <table:table-cell table:style-name="seg1" table:formula="of:=[.AG6]&amp;T(ORG.OPENOFFICE.STYLE(IF([.AE6]=1;&quot;seg1&quot;;IF([.AE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6];[.$G$5:.$M$22];[.AH4];0)" office:value-type="float" office:value="0" table:number-columns-spanned="1" table:number-rows-spanned="2">
            <text:p>0</text:p>
          </table:table-cell>
          <table:table-cell table:style-name="seg0" table:formula="of:=[.AJ6]&amp;T(ORG.OPENOFFICE.STYLE(IF([.AH6]=1;&quot;seg1&quot;;IF([.AH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6];[.$G$5:.$M$22];[.AH4];0)" office:value-type="float" office:value="1" table:number-columns-spanned="1" table:number-rows-spanned="2">
            <text:p>1</text:p>
          </table:table-cell>
          <table:table-cell table:style-name="seg1" table:formula="of:=[.AM6]&amp;T(ORG.OPENOFFICE.STYLE(IF([.AK6]=1;&quot;seg1&quot;;IF([.AK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6];[.$G$5:.$M$22];[.AN4];0)" office:value-type="float" office:value="1" table:number-columns-spanned="1" table:number-rows-spanned="2">
            <text:p>1</text:p>
          </table:table-cell>
          <table:table-cell table:style-name="seg1" table:formula="of:=[.AP6]&amp;T(ORG.OPENOFFICE.STYLE(IF([.AN6]=1;&quot;seg1&quot;;IF([.AN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6];[.$G$5:.$M$22];[.AN4];0)" office:value-type="float" office:value="1" table:number-columns-spanned="1" table:number-rows-spanned="2">
            <text:p>1</text:p>
          </table:table-cell>
          <table:table-cell table:style-name="seg1" table:formula="of:=[.AS6]&amp;T(ORG.OPENOFFICE.STYLE(IF([.AQ6]=1;&quot;seg1&quot;;IF([.AQ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6];[.$G$5:.$M$22];[.AT4];0)" office:value-type="float" office:value="1" table:number-columns-spanned="1" table:number-rows-spanned="2">
            <text:p>1</text:p>
          </table:table-cell>
          <table:table-cell table:style-name="seg1" table:formula="of:=[.AV6]&amp;T(ORG.OPENOFFICE.STYLE(IF([.AT6]=1;&quot;seg1&quot;;IF([.AT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6];[.$G$5:.$M$22];[.AT4];0)" office:value-type="float" office:value="0" table:number-columns-spanned="1" table:number-rows-spanned="2">
            <text:p>0</text:p>
          </table:table-cell>
          <table:table-cell table:style-name="seg0" table:formula="of:=[.AY6]&amp;T(ORG.OPENOFFICE.STYLE(IF([.AW6]=1;&quot;seg1&quot;;IF([.AW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6];[.$G$5:.$M$22];[.AZ4];0)" office:value-type="string" office:string-value="X" table:number-columns-spanned="1" table:number-rows-spanned="2">
            <text:p>X</text:p>
          </table:table-cell>
          <table:table-cell table:style-name="segX" table:formula="of:=[.BB6]&amp;T(ORG.OPENOFFICE.STYLE(IF([.AZ6]=1;&quot;seg1&quot;;IF([.AZ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6];[.$G$5:.$M$22];[.AZ4];0)" office:value-type="string" office:string-value="X" table:number-columns-spanned="1" table:number-rows-spanned="2">
            <text:p>X</text:p>
          </table:table-cell>
          <table:table-cell table:style-name="segX" table:formula="of:=[.BE6]&amp;T(ORG.OPENOFFICE.STYLE(IF([.BC6]=1;&quot;seg1&quot;;IF([.BC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6];[.$G$5:.$M$22];[.BF4];0)" office:value-type="string" office:string-value="X" table:number-columns-spanned="1" table:number-rows-spanned="2">
            <text:p>X</text:p>
          </table:table-cell>
          <table:table-cell table:style-name="segX" table:formula="of:=[.BH6]&amp;T(ORG.OPENOFFICE.STYLE(IF([.BF6]=1;&quot;seg1&quot;;IF([.BF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6];[.$G$5:.$M$22];[.BF4];0)" office:value-type="string" office:string-value="X" table:number-columns-spanned="1" table:number-rows-spanned="2">
            <text:p>X</text:p>
          </table:table-cell>
          <table:table-cell table:style-name="segX" table:formula="of:=[.BK6]&amp;T(ORG.OPENOFFICE.STYLE(IF([.BI6]=1;&quot;seg1&quot;;IF([.BI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8" office:value-type="float" office:value="0">
            <text:p>0</text:p>
          </table:table-cell>
          <table:table-cell table:style-name="ce31" table:formula="of:=MOD(ROUNDDOWN([.$B7]/[.C$6]);2)" office:value-type="float" office:value="0">
            <text:p>0</text:p>
          </table:table-cell>
          <table:table-cell table:style-name="ce31" table:formula="of:=MOD(ROUNDDOWN([.$B7]/[.D$6]);2)" office:value-type="float" office:value="0">
            <text:p>0</text:p>
          </table:table-cell>
          <table:table-cell table:style-name="ce31" table:formula="of:=MOD(ROUNDDOWN([.$B7]/[.E$6]);2)" office:value-type="float" office:value="0">
            <text:p>0</text:p>
          </table:table-cell>
          <table:table-cell table:style-name="ce43" table:formula="of:=MOD(ROUNDDOWN([.$B7]/[.F$6]);2)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7]+1" office:value-type="float" office:value="1">
            <text:p>1</text:p>
          </table:table-cell>
          <table:table-cell table:style-name="ce31" table:formula="of:=MOD(ROUNDDOWN([.$B8]/[.C$6]);2)" office:value-type="float" office:value="0">
            <text:p>0</text:p>
          </table:table-cell>
          <table:table-cell table:style-name="ce31" table:formula="of:=MOD(ROUNDDOWN([.$B8]/[.D$6]);2)" office:value-type="float" office:value="0">
            <text:p>0</text:p>
          </table:table-cell>
          <table:table-cell table:style-name="ce31" table:formula="of:=MOD(ROUNDDOWN([.$B8]/[.E$6]);2)" office:value-type="float" office:value="0">
            <text:p>0</text:p>
          </table:table-cell>
          <table:table-cell table:style-name="ce43" table:formula="of:=MOD(ROUNDDOWN([.$B8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8];[.$G$5:.$M$22];[.P4];0)" office:value-type="float" office:value="0">
            <text:p>0</text:p>
          </table:table-cell>
          <table:table-cell table:style-name="seg0" table:formula="of:=[.T8]&amp;T(ORG.OPENOFFICE.STYLE(IF([.Q8]=1;&quot;seg1&quot;;IF([.Q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8];[.$G$5:.$M$22];[.V4];0)" office:value-type="float" office:value="0">
            <text:p>0</text:p>
          </table:table-cell>
          <table:table-cell table:style-name="seg0" table:formula="of:=[.Z8]&amp;T(ORG.OPENOFFICE.STYLE(IF([.W8]=1;&quot;seg1&quot;;IF([.W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8];[.$G$5:.$M$22];[.AB4];0)" office:value-type="float" office:value="1">
            <text:p>1</text:p>
          </table:table-cell>
          <table:table-cell table:style-name="seg1" table:formula="of:=[.AF8]&amp;T(ORG.OPENOFFICE.STYLE(IF([.AC8]=1;&quot;seg1&quot;;IF([.AC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8];[.$G$5:.$M$22];[.AH4];0)" office:value-type="float" office:value="1">
            <text:p>1</text:p>
          </table:table-cell>
          <table:table-cell table:style-name="seg1" table:formula="of:=[.AL8]&amp;T(ORG.OPENOFFICE.STYLE(IF([.AI8]=1;&quot;seg1&quot;;IF([.AI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8];[.$G$5:.$M$22];[.AN4];0)" office:value-type="float" office:value="1">
            <text:p>1</text:p>
          </table:table-cell>
          <table:table-cell table:style-name="seg1" table:formula="of:=[.AR8]&amp;T(ORG.OPENOFFICE.STYLE(IF([.AO8]=1;&quot;seg1&quot;;IF([.AO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8];[.$G$5:.$M$22];[.AT4];0)" office:value-type="float" office:value="1">
            <text:p>1</text:p>
          </table:table-cell>
          <table:table-cell table:style-name="seg1" table:formula="of:=[.AX8]&amp;T(ORG.OPENOFFICE.STYLE(IF([.AU8]=1;&quot;seg1&quot;;IF([.AU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8];[.$G$5:.$M$22];[.AZ4];0)" office:value-type="string" office:string-value="X">
            <text:p>X</text:p>
          </table:table-cell>
          <table:table-cell table:style-name="segX" table:formula="of:=[.BD8]&amp;T(ORG.OPENOFFICE.STYLE(IF([.BA8]=1;&quot;seg1&quot;;IF([.BA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8];[.$G$5:.$M$22];[.BF4];0)" office:value-type="string" office:string-value="X">
            <text:p>X</text:p>
          </table:table-cell>
          <table:table-cell table:style-name="segX" table:formula="of:=[.BJ8]&amp;T(ORG.OPENOFFICE.STYLE(IF([.BG8]=1;&quot;seg1&quot;;IF([.BG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8]+1" office:value-type="float" office:value="2">
            <text:p>2</text:p>
          </table:table-cell>
          <table:table-cell table:style-name="ce31" table:formula="of:=MOD(ROUNDDOWN([.$B9]/[.C$6]);2)" office:value-type="float" office:value="0">
            <text:p>0</text:p>
          </table:table-cell>
          <table:table-cell table:style-name="ce31" table:formula="of:=MOD(ROUNDDOWN([.$B9]/[.D$6]);2)" office:value-type="float" office:value="0">
            <text:p>0</text:p>
          </table:table-cell>
          <table:table-cell table:style-name="ce31" table:formula="of:=MOD(ROUNDDOWN([.$B9]/[.E$6]);2)" office:value-type="float" office:value="1">
            <text:p>1</text:p>
          </table:table-cell>
          <table:table-cell table:style-name="ce43" table:formula="of:=MOD(ROUNDDOWN([.$B9]/[.F$6]);2)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 table:formula="of:=HLOOKUP([.R9];[.$G$5:.$M$22];[.P4];0)" office:value-type="float" office:value="1" table:number-columns-spanned="1" table:number-rows-spanned="2">
            <text:p>1</text:p>
          </table:table-cell>
          <table:table-cell table:style-name="seg1" table:formula="of:=[.R9]&amp;T(ORG.OPENOFFICE.STYLE(IF([.P9]=1;&quot;seg1&quot;;IF([.P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9];[.$G$5:.$M$22];[.P4];0)" office:value-type="float" office:value="1" table:number-columns-spanned="1" table:number-rows-spanned="2">
            <text:p>1</text:p>
          </table:table-cell>
          <table:table-cell table:style-name="seg1" table:formula="of:=[.U9]&amp;T(ORG.OPENOFFICE.STYLE(IF([.S9]=1;&quot;seg1&quot;;IF([.S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9];[.$G$5:.$M$22];[.V4];0)" office:value-type="float" office:value="0" table:number-columns-spanned="1" table:number-rows-spanned="2">
            <text:p>0</text:p>
          </table:table-cell>
          <table:table-cell table:style-name="seg0" table:formula="of:=[.X9]&amp;T(ORG.OPENOFFICE.STYLE(IF([.V9]=1;&quot;seg1&quot;;IF([.V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9];[.$G$5:.$M$22];[.V4];0)" office:value-type="float" office:value="1" table:number-columns-spanned="1" table:number-rows-spanned="2">
            <text:p>1</text:p>
          </table:table-cell>
          <table:table-cell table:style-name="seg1" table:formula="of:=[.AA9]&amp;T(ORG.OPENOFFICE.STYLE(IF([.Y9]=1;&quot;seg1&quot;;IF([.Y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9];[.$G$5:.$M$22];[.AB4];0)" office:value-type="float" office:value="1" table:number-columns-spanned="1" table:number-rows-spanned="2">
            <text:p>1</text:p>
          </table:table-cell>
          <table:table-cell table:style-name="seg1" table:formula="of:=[.AD9]&amp;T(ORG.OPENOFFICE.STYLE(IF([.AB9]=1;&quot;seg1&quot;;IF([.AB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9];[.$G$5:.$M$22];[.AB4];0)" office:value-type="float" office:value="0" table:number-columns-spanned="1" table:number-rows-spanned="2">
            <text:p>0</text:p>
          </table:table-cell>
          <table:table-cell table:style-name="seg0" table:formula="of:=[.AG9]&amp;T(ORG.OPENOFFICE.STYLE(IF([.AE9]=1;&quot;seg1&quot;;IF([.AE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9];[.$G$5:.$M$22];[.AH4];0)" office:value-type="float" office:value="0" table:number-columns-spanned="1" table:number-rows-spanned="2">
            <text:p>0</text:p>
          </table:table-cell>
          <table:table-cell table:style-name="seg0" table:formula="of:=[.AJ9]&amp;T(ORG.OPENOFFICE.STYLE(IF([.AH9]=1;&quot;seg1&quot;;IF([.AH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9];[.$G$5:.$M$22];[.AH4];0)" office:value-type="float" office:value="1" table:number-columns-spanned="1" table:number-rows-spanned="2">
            <text:p>1</text:p>
          </table:table-cell>
          <table:table-cell table:style-name="seg1" table:formula="of:=[.AM9]&amp;T(ORG.OPENOFFICE.STYLE(IF([.AK9]=1;&quot;seg1&quot;;IF([.AK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9];[.$G$5:.$M$22];[.AN4];0)" office:value-type="float" office:value="0" table:number-columns-spanned="1" table:number-rows-spanned="2">
            <text:p>0</text:p>
          </table:table-cell>
          <table:table-cell table:style-name="seg0" table:formula="of:=[.AP9]&amp;T(ORG.OPENOFFICE.STYLE(IF([.AN9]=1;&quot;seg1&quot;;IF([.AN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9];[.$G$5:.$M$22];[.AN4];0)" office:value-type="float" office:value="1" table:number-columns-spanned="1" table:number-rows-spanned="2">
            <text:p>1</text:p>
          </table:table-cell>
          <table:table-cell table:style-name="seg1" table:formula="of:=[.AS9]&amp;T(ORG.OPENOFFICE.STYLE(IF([.AQ9]=1;&quot;seg1&quot;;IF([.AQ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9];[.$G$5:.$M$22];[.AT4];0)" office:value-type="float" office:value="0" table:number-columns-spanned="1" table:number-rows-spanned="2">
            <text:p>0</text:p>
          </table:table-cell>
          <table:table-cell table:style-name="seg0" table:formula="of:=[.AV9]&amp;T(ORG.OPENOFFICE.STYLE(IF([.AT9]=1;&quot;seg1&quot;;IF([.AT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9];[.$G$5:.$M$22];[.AT4];0)" office:value-type="float" office:value="1" table:number-columns-spanned="1" table:number-rows-spanned="2">
            <text:p>1</text:p>
          </table:table-cell>
          <table:table-cell table:style-name="seg1" table:formula="of:=[.AY9]&amp;T(ORG.OPENOFFICE.STYLE(IF([.AW9]=1;&quot;seg1&quot;;IF([.AW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9];[.$G$5:.$M$22];[.AZ4];0)" office:value-type="string" office:string-value="X" table:number-columns-spanned="1" table:number-rows-spanned="2">
            <text:p>X</text:p>
          </table:table-cell>
          <table:table-cell table:style-name="segX" table:formula="of:=[.BB9]&amp;T(ORG.OPENOFFICE.STYLE(IF([.AZ9]=1;&quot;seg1&quot;;IF([.AZ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9];[.$G$5:.$M$22];[.AZ4];0)" office:value-type="string" office:string-value="X" table:number-columns-spanned="1" table:number-rows-spanned="2">
            <text:p>X</text:p>
          </table:table-cell>
          <table:table-cell table:style-name="segX" table:formula="of:=[.BE9]&amp;T(ORG.OPENOFFICE.STYLE(IF([.BC9]=1;&quot;seg1&quot;;IF([.BC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9];[.$G$5:.$M$22];[.BF4];0)" office:value-type="string" office:string-value="X" table:number-columns-spanned="1" table:number-rows-spanned="2">
            <text:p>X</text:p>
          </table:table-cell>
          <table:table-cell table:style-name="segX" table:formula="of:=[.BH9]&amp;T(ORG.OPENOFFICE.STYLE(IF([.BF9]=1;&quot;seg1&quot;;IF([.BF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9];[.$G$5:.$M$22];[.BF4];0)" office:value-type="string" office:string-value="X" table:number-columns-spanned="1" table:number-rows-spanned="2">
            <text:p>X</text:p>
          </table:table-cell>
          <table:table-cell table:style-name="segX" table:formula="of:=[.BK9]&amp;T(ORG.OPENOFFICE.STYLE(IF([.BI9]=1;&quot;seg1&quot;;IF([.BI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9]+1" office:value-type="float" office:value="3">
            <text:p>3</text:p>
          </table:table-cell>
          <table:table-cell table:style-name="ce31" table:formula="of:=MOD(ROUNDDOWN([.$B10]/[.C$6]);2)" office:value-type="float" office:value="0">
            <text:p>0</text:p>
          </table:table-cell>
          <table:table-cell table:style-name="ce31" table:formula="of:=MOD(ROUNDDOWN([.$B10]/[.D$6]);2)" office:value-type="float" office:value="0">
            <text:p>0</text:p>
          </table:table-cell>
          <table:table-cell table:style-name="ce31" table:formula="of:=MOD(ROUNDDOWN([.$B10]/[.E$6]);2)" office:value-type="float" office:value="1">
            <text:p>1</text:p>
          </table:table-cell>
          <table:table-cell table:style-name="ce43" table:formula="of:=MOD(ROUNDDOWN([.$B10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0]+1" office:value-type="float" office:value="4">
            <text:p>4</text:p>
          </table:table-cell>
          <table:table-cell table:style-name="ce31" table:formula="of:=MOD(ROUNDDOWN([.$B11]/[.C$6]);2)" office:value-type="float" office:value="0">
            <text:p>0</text:p>
          </table:table-cell>
          <table:table-cell table:style-name="ce31" table:formula="of:=MOD(ROUNDDOWN([.$B11]/[.D$6]);2)" office:value-type="float" office:value="1">
            <text:p>1</text:p>
          </table:table-cell>
          <table:table-cell table:style-name="ce31" table:formula="of:=MOD(ROUNDDOWN([.$B11]/[.E$6]);2)" office:value-type="float" office:value="0">
            <text:p>0</text:p>
          </table:table-cell>
          <table:table-cell table:style-name="ce43" table:formula="of:=MOD(ROUNDDOWN([.$B11]/[.F$6]);2)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11];[.$G$5:.$M$22];[.P4];0)" office:value-type="float" office:value="1">
            <text:p>1</text:p>
          </table:table-cell>
          <table:table-cell table:style-name="seg1" table:formula="of:=[.T11]&amp;T(ORG.OPENOFFICE.STYLE(IF([.Q11]=1;&quot;seg1&quot;;IF([.Q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11];[.$G$5:.$M$22];[.V4];0)" office:value-type="float" office:value="0">
            <text:p>0</text:p>
          </table:table-cell>
          <table:table-cell table:style-name="seg0" table:formula="of:=[.Z11]&amp;T(ORG.OPENOFFICE.STYLE(IF([.W11]=1;&quot;seg1&quot;;IF([.W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11];[.$G$5:.$M$22];[.AB4];0)" office:value-type="float" office:value="1">
            <text:p>1</text:p>
          </table:table-cell>
          <table:table-cell table:style-name="seg1" table:formula="of:=[.AF11]&amp;T(ORG.OPENOFFICE.STYLE(IF([.AC11]=1;&quot;seg1&quot;;IF([.AC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11];[.$G$5:.$M$22];[.AH4];0)" office:value-type="float" office:value="1">
            <text:p>1</text:p>
          </table:table-cell>
          <table:table-cell table:style-name="seg1" table:formula="of:=[.AL11]&amp;T(ORG.OPENOFFICE.STYLE(IF([.AI11]=1;&quot;seg1&quot;;IF([.AI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11];[.$G$5:.$M$22];[.AN4];0)" office:value-type="float" office:value="0">
            <text:p>0</text:p>
          </table:table-cell>
          <table:table-cell table:style-name="seg0" table:formula="of:=[.AR11]&amp;T(ORG.OPENOFFICE.STYLE(IF([.AO11]=1;&quot;seg1&quot;;IF([.AO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11];[.$G$5:.$M$22];[.AT4];0)" office:value-type="float" office:value="1">
            <text:p>1</text:p>
          </table:table-cell>
          <table:table-cell table:style-name="seg1" table:formula="of:=[.AX11]&amp;T(ORG.OPENOFFICE.STYLE(IF([.AU11]=1;&quot;seg1&quot;;IF([.AU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11];[.$G$5:.$M$22];[.AZ4];0)" office:value-type="string" office:string-value="X">
            <text:p>X</text:p>
          </table:table-cell>
          <table:table-cell table:style-name="segX" table:formula="of:=[.BD11]&amp;T(ORG.OPENOFFICE.STYLE(IF([.BA11]=1;&quot;seg1&quot;;IF([.BA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11];[.$G$5:.$M$22];[.BF4];0)" office:value-type="string" office:string-value="X">
            <text:p>X</text:p>
          </table:table-cell>
          <table:table-cell table:style-name="segX" table:formula="of:=[.BJ11]&amp;T(ORG.OPENOFFICE.STYLE(IF([.BG11]=1;&quot;seg1&quot;;IF([.BG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1]+1" office:value-type="float" office:value="5">
            <text:p>5</text:p>
          </table:table-cell>
          <table:table-cell table:style-name="ce31" table:formula="of:=MOD(ROUNDDOWN([.$B12]/[.C$6]);2)" office:value-type="float" office:value="0">
            <text:p>0</text:p>
          </table:table-cell>
          <table:table-cell table:style-name="ce31" table:formula="of:=MOD(ROUNDDOWN([.$B12]/[.D$6]);2)" office:value-type="float" office:value="1">
            <text:p>1</text:p>
          </table:table-cell>
          <table:table-cell table:style-name="ce31" table:formula="of:=MOD(ROUNDDOWN([.$B12]/[.E$6]);2)" office:value-type="float" office:value="0">
            <text:p>0</text:p>
          </table:table-cell>
          <table:table-cell table:style-name="ce43" table:formula="of:=MOD(ROUNDDOWN([.$B12]/[.F$6]);2)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2]+1" office:value-type="float" office:value="6">
            <text:p>6</text:p>
          </table:table-cell>
          <table:table-cell table:style-name="ce31" table:formula="of:=MOD(ROUNDDOWN([.$B13]/[.C$6]);2)" office:value-type="float" office:value="0">
            <text:p>0</text:p>
          </table:table-cell>
          <table:table-cell table:style-name="ce31" table:formula="of:=MOD(ROUNDDOWN([.$B13]/[.D$6]);2)" office:value-type="float" office:value="1">
            <text:p>1</text:p>
          </table:table-cell>
          <table:table-cell table:style-name="ce31" table:formula="of:=MOD(ROUNDDOWN([.$B13]/[.E$6]);2)" office:value-type="float" office:value="1">
            <text:p>1</text:p>
          </table:table-cell>
          <table:table-cell table:style-name="ce43" table:formula="of:=MOD(ROUNDDOWN([.$B13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79" table:formula="of:=[.BF3]+1" office:value-type="float" office:value="8" table:number-columns-spanned="6" table:number-rows-spanned="1">
            <text:p>8</text:p>
          </table:table-cell>
          <table:covered-table-cell table:number-columns-repeated="4" table:style-name="ce91"/>
          <table:covered-table-cell table:style-name="ce101"/>
          <table:table-cell table:style-name="ce79" table:formula="of:=[.P13]+1" office:value-type="float" office:value="9" table:number-columns-spanned="6" table:number-rows-spanned="1">
            <text:p>9</text:p>
          </table:table-cell>
          <table:covered-table-cell table:number-columns-repeated="4" table:style-name="ce91"/>
          <table:covered-table-cell table:style-name="ce101"/>
          <table:table-cell table:style-name="ce79" table:formula="of:=[.V13]+1" office:value-type="float" office:value="10" table:number-columns-spanned="6" table:number-rows-spanned="1">
            <text:p>10</text:p>
          </table:table-cell>
          <table:covered-table-cell table:number-columns-repeated="4" table:style-name="ce91"/>
          <table:covered-table-cell table:style-name="ce101"/>
          <table:table-cell table:style-name="ce79" table:formula="of:=[.AB13]+1" office:value-type="float" office:value="11" table:number-columns-spanned="6" table:number-rows-spanned="1">
            <text:p>11</text:p>
          </table:table-cell>
          <table:covered-table-cell table:number-columns-repeated="4" table:style-name="ce91"/>
          <table:covered-table-cell table:style-name="ce101"/>
          <table:table-cell table:style-name="ce79" table:formula="of:=[.AH13]+1" office:value-type="float" office:value="12" table:number-columns-spanned="6" table:number-rows-spanned="1">
            <text:p>12</text:p>
          </table:table-cell>
          <table:covered-table-cell table:number-columns-repeated="4" table:style-name="ce91"/>
          <table:covered-table-cell table:style-name="ce101"/>
          <table:table-cell table:style-name="ce79" table:formula="of:=[.AN13]+1" office:value-type="float" office:value="13" table:number-columns-spanned="6" table:number-rows-spanned="1">
            <text:p>13</text:p>
          </table:table-cell>
          <table:covered-table-cell table:number-columns-repeated="4" table:style-name="ce91"/>
          <table:covered-table-cell table:style-name="ce101"/>
          <table:table-cell table:style-name="ce79" table:formula="of:=[.AT13]+1" office:value-type="float" office:value="14" table:number-columns-spanned="6" table:number-rows-spanned="1">
            <text:p>14</text:p>
          </table:table-cell>
          <table:covered-table-cell table:number-columns-repeated="4" table:style-name="ce91"/>
          <table:covered-table-cell table:style-name="ce101"/>
          <table:table-cell table:style-name="ce79" table:formula="of:=[.AZ13]+1" office:value-type="float" office:value="15" table:number-columns-spanned="6" table:number-rows-spanned="1">
            <text:p>15</text:p>
          </table:table-cell>
          <table:covered-table-cell table:number-columns-repeated="4" table:style-name="ce91"/>
          <table:covered-table-cell table:style-name="ce101"/>
          <table:table-cell table:number-columns-repeated="815"/>
          <table:table-cell table:style-name="Default" table:number-columns-repeated="111"/>
          <table:table-cell table:number-columns-repeated="35"/>
        </table:table-row>
        <table:table-row table:style-name="ro4">
          <table:table-cell/>
          <table:table-cell table:style-name="ce19" table:formula="of:=[.B13]+1" office:value-type="float" office:value="7">
            <text:p>7</text:p>
          </table:table-cell>
          <table:table-cell table:style-name="ce31" table:formula="of:=MOD(ROUNDDOWN([.$B14]/[.C$6]);2)" office:value-type="float" office:value="0">
            <text:p>0</text:p>
          </table:table-cell>
          <table:table-cell table:style-name="ce31" table:formula="of:=MOD(ROUNDDOWN([.$B14]/[.D$6]);2)" office:value-type="float" office:value="1">
            <text:p>1</text:p>
          </table:table-cell>
          <table:table-cell table:style-name="ce31" table:formula="of:=MOD(ROUNDDOWN([.$B14]/[.E$6]);2)" office:value-type="float" office:value="1">
            <text:p>1</text:p>
          </table:table-cell>
          <table:table-cell table:style-name="ce43" table:formula="of:=MOD(ROUNDDOWN([.$B14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0" table:formula="of:=MATCH([.P13];[.$B$7:.$B$22];0)+2" office:value-type="float" office:value="11" table:number-columns-spanned="6" table:number-rows-spanned="1">
            <text:p>11</text:p>
          </table:table-cell>
          <table:covered-table-cell table:number-columns-repeated="4" table:style-name="ce92"/>
          <table:covered-table-cell table:style-name="ce102"/>
          <table:table-cell table:style-name="ce80" table:formula="of:=MATCH([.V13];[.$B$7:.$B$22];0)+2" office:value-type="float" office:value="12" table:number-columns-spanned="6" table:number-rows-spanned="1">
            <text:p>12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13];[.$B$7:.$B$22];0)+2" office:value-type="float" office:value="13" table:number-columns-spanned="6" table:number-rows-spanned="1">
            <text:p>13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13];[.$B$7:.$B$22];0)+2" office:value-type="float" office:value="14" table:number-columns-spanned="6" table:number-rows-spanned="1">
            <text:p>1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13];[.$B$7:.$B$22];0)+2" office:value-type="float" office:value="15" table:number-columns-spanned="6" table:number-rows-spanned="1">
            <text:p>1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13];[.$B$7:.$B$22];0)+2" office:value-type="float" office:value="16" table:number-columns-spanned="6" table:number-rows-spanned="1">
            <text:p>1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13];[.$B$7:.$B$22];0)+2" office:value-type="float" office:value="17" table:number-columns-spanned="6" table:number-rows-spanned="1">
            <text:p>17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13];[.$B$7:.$B$22];0)+2" office:value-type="float" office:value="18" table:number-columns-spanned="6" table:number-rows-spanned="1">
            <text:p>18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4]+1" office:value-type="float" office:value="8">
            <text:p>8</text:p>
          </table:table-cell>
          <table:table-cell table:style-name="ce31" table:formula="of:=MOD(ROUNDDOWN([.$B15]/[.C$6]);2)" office:value-type="float" office:value="1">
            <text:p>1</text:p>
          </table:table-cell>
          <table:table-cell table:style-name="ce31" table:formula="of:=MOD(ROUNDDOWN([.$B15]/[.D$6]);2)" office:value-type="float" office:value="0">
            <text:p>0</text:p>
          </table:table-cell>
          <table:table-cell table:style-name="ce31" table:formula="of:=MOD(ROUNDDOWN([.$B15]/[.E$6]);2)" office:value-type="float" office:value="0">
            <text:p>0</text:p>
          </table:table-cell>
          <table:table-cell table:style-name="ce43" table:formula="of:=MOD(ROUNDDOWN([.$B15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5];[.$G$5:.$M$22];[.P14];0)" office:value-type="string" office:string-value="X">
            <text:p>X</text:p>
          </table:table-cell>
          <table:table-cell table:style-name="segX" table:formula="of:=[.T15]&amp;T(ORG.OPENOFFICE.STYLE(IF([.Q15]=1;&quot;seg1&quot;;IF([.Q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15];[.$G$5:.$M$22];[.V14];0)" office:value-type="string" office:string-value="X">
            <text:p>X</text:p>
          </table:table-cell>
          <table:table-cell table:style-name="segX" table:formula="of:=[.Z15]&amp;T(ORG.OPENOFFICE.STYLE(IF([.W15]=1;&quot;seg1&quot;;IF([.W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15];[.$G$5:.$M$22];[.AB14];0)" office:value-type="string" office:string-value="X">
            <text:p>X</text:p>
          </table:table-cell>
          <table:table-cell table:style-name="segX" table:formula="of:=[.AF15]&amp;T(ORG.OPENOFFICE.STYLE(IF([.AC15]=1;&quot;seg1&quot;;IF([.AC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15];[.$G$5:.$M$22];[.AH14];0)" office:value-type="string" office:string-value="X">
            <text:p>X</text:p>
          </table:table-cell>
          <table:table-cell table:style-name="segX" table:formula="of:=[.AL15]&amp;T(ORG.OPENOFFICE.STYLE(IF([.AI15]=1;&quot;seg1&quot;;IF([.AI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15];[.$G$5:.$M$22];[.AN14];0)" office:value-type="string" office:string-value="X">
            <text:p>X</text:p>
          </table:table-cell>
          <table:table-cell table:style-name="segX" table:formula="of:=[.AR15]&amp;T(ORG.OPENOFFICE.STYLE(IF([.AO15]=1;&quot;seg1&quot;;IF([.AO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15];[.$G$5:.$M$22];[.AT14];0)" office:value-type="string" office:string-value="X">
            <text:p>X</text:p>
          </table:table-cell>
          <table:table-cell table:style-name="segX" table:formula="of:=[.AX15]&amp;T(ORG.OPENOFFICE.STYLE(IF([.AU15]=1;&quot;seg1&quot;;IF([.AU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15];[.$G$5:.$M$22];[.AZ14];0)" office:value-type="string" office:string-value="X">
            <text:p>X</text:p>
          </table:table-cell>
          <table:table-cell table:style-name="segX" table:formula="of:=[.BD15]&amp;T(ORG.OPENOFFICE.STYLE(IF([.BA15]=1;&quot;seg1&quot;;IF([.BA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15];[.$G$5:.$M$22];[.BF14];0)" office:value-type="string" office:string-value="X">
            <text:p>X</text:p>
          </table:table-cell>
          <table:table-cell table:style-name="segX" table:formula="of:=[.BJ15]&amp;T(ORG.OPENOFFICE.STYLE(IF([.BG15]=1;&quot;seg1&quot;;IF([.BG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5]+1" office:value-type="float" office:value="9">
            <text:p>9</text:p>
          </table:table-cell>
          <table:table-cell table:style-name="ce31" table:formula="of:=MOD(ROUNDDOWN([.$B16]/[.C$6]);2)" office:value-type="float" office:value="1">
            <text:p>1</text:p>
          </table:table-cell>
          <table:table-cell table:style-name="ce31" table:formula="of:=MOD(ROUNDDOWN([.$B16]/[.D$6]);2)" office:value-type="float" office:value="0">
            <text:p>0</text:p>
          </table:table-cell>
          <table:table-cell table:style-name="ce31" table:formula="of:=MOD(ROUNDDOWN([.$B16]/[.E$6]);2)" office:value-type="float" office:value="0">
            <text:p>0</text:p>
          </table:table-cell>
          <table:table-cell table:style-name="ce43" table:formula="of:=MOD(ROUNDDOWN([.$B16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6];[.$G$5:.$M$22];[.P14];0)" office:value-type="string" office:string-value="X" table:number-columns-spanned="1" table:number-rows-spanned="2">
            <text:p>X</text:p>
          </table:table-cell>
          <table:table-cell table:style-name="segX" table:formula="of:=[.R16]&amp;T(ORG.OPENOFFICE.STYLE(IF([.P16]=1;&quot;seg1&quot;;IF([.P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16];[.$G$5:.$M$22];[.P14];0)" office:value-type="string" office:string-value="X" table:number-columns-spanned="1" table:number-rows-spanned="2">
            <text:p>X</text:p>
          </table:table-cell>
          <table:table-cell table:style-name="segX" table:formula="of:=[.U16]&amp;T(ORG.OPENOFFICE.STYLE(IF([.S16]=1;&quot;seg1&quot;;IF([.S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16];[.$G$5:.$M$22];[.V14];0)" office:value-type="string" office:string-value="X" table:number-columns-spanned="1" table:number-rows-spanned="2">
            <text:p>X</text:p>
          </table:table-cell>
          <table:table-cell table:style-name="segX" table:formula="of:=[.X16]&amp;T(ORG.OPENOFFICE.STYLE(IF([.V16]=1;&quot;seg1&quot;;IF([.V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16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6]&amp;T(ORG.OPENOFFICE.STYLE(IF([.Y16]=1;&quot;seg1&quot;;IF([.Y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6]&amp;T(ORG.OPENOFFICE.STYLE(IF([.AB16]=1;&quot;seg1&quot;;IF([.AB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6]&amp;T(ORG.OPENOFFICE.STYLE(IF([.AE16]=1;&quot;seg1&quot;;IF([.AE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6]&amp;T(ORG.OPENOFFICE.STYLE(IF([.AH16]=1;&quot;seg1&quot;;IF([.AH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6]&amp;T(ORG.OPENOFFICE.STYLE(IF([.AK16]=1;&quot;seg1&quot;;IF([.AK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6]&amp;T(ORG.OPENOFFICE.STYLE(IF([.AN16]=1;&quot;seg1&quot;;IF([.AN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6]&amp;T(ORG.OPENOFFICE.STYLE(IF([.AQ16]=1;&quot;seg1&quot;;IF([.AQ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6]&amp;T(ORG.OPENOFFICE.STYLE(IF([.AT16]=1;&quot;seg1&quot;;IF([.AT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6]&amp;T(ORG.OPENOFFICE.STYLE(IF([.AW16]=1;&quot;seg1&quot;;IF([.AW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6]&amp;T(ORG.OPENOFFICE.STYLE(IF([.AZ16]=1;&quot;seg1&quot;;IF([.AZ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6]&amp;T(ORG.OPENOFFICE.STYLE(IF([.BC16]=1;&quot;seg1&quot;;IF([.BC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6]&amp;T(ORG.OPENOFFICE.STYLE(IF([.BF16]=1;&quot;seg1&quot;;IF([.BF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6]&amp;T(ORG.OPENOFFICE.STYLE(IF([.BI16]=1;&quot;seg1&quot;;IF([.BI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6]+1" office:value-type="float" office:value="10">
            <text:p>10</text:p>
          </table:table-cell>
          <table:table-cell table:style-name="ce31" table:formula="of:=MOD(ROUNDDOWN([.$B17]/[.C$6]);2)" office:value-type="float" office:value="1">
            <text:p>1</text:p>
          </table:table-cell>
          <table:table-cell table:style-name="ce31" table:formula="of:=MOD(ROUNDDOWN([.$B17]/[.D$6]);2)" office:value-type="float" office:value="0">
            <text:p>0</text:p>
          </table:table-cell>
          <table:table-cell table:style-name="ce31" table:formula="of:=MOD(ROUNDDOWN([.$B17]/[.E$6]);2)" office:value-type="float" office:value="1">
            <text:p>1</text:p>
          </table:table-cell>
          <table:table-cell table:style-name="ce43" table:formula="of:=MOD(ROUNDDOWN([.$B17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7]+1" office:value-type="float" office:value="11">
            <text:p>11</text:p>
          </table:table-cell>
          <table:table-cell table:style-name="ce31" table:formula="of:=MOD(ROUNDDOWN([.$B18]/[.C$6]);2)" office:value-type="float" office:value="1">
            <text:p>1</text:p>
          </table:table-cell>
          <table:table-cell table:style-name="ce31" table:formula="of:=MOD(ROUNDDOWN([.$B18]/[.D$6]);2)" office:value-type="float" office:value="0">
            <text:p>0</text:p>
          </table:table-cell>
          <table:table-cell table:style-name="ce31" table:formula="of:=MOD(ROUNDDOWN([.$B18]/[.E$6]);2)" office:value-type="float" office:value="1">
            <text:p>1</text:p>
          </table:table-cell>
          <table:table-cell table:style-name="ce43" table:formula="of:=MOD(ROUNDDOWN([.$B18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8];[.$G$5:.$M$22];[.P14];0)" office:value-type="string" office:string-value="X">
            <text:p>X</text:p>
          </table:table-cell>
          <table:table-cell table:style-name="segX" table:formula="of:=[.T18]&amp;T(ORG.OPENOFFICE.STYLE(IF([.Q18]=1;&quot;seg1&quot;;IF([.Q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18];[.$G$5:.$M$22];[.V14];0)" office:value-type="string" office:string-value="X">
            <text:p>X</text:p>
          </table:table-cell>
          <table:table-cell table:style-name="segX" table:formula="of:=[.Z18]&amp;T(ORG.OPENOFFICE.STYLE(IF([.W18]=1;&quot;seg1&quot;;IF([.W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18];[.$G$5:.$M$22];[.AB14];0)" office:value-type="string" office:string-value="X">
            <text:p>X</text:p>
          </table:table-cell>
          <table:table-cell table:style-name="segX" table:formula="of:=[.AF18]&amp;T(ORG.OPENOFFICE.STYLE(IF([.AC18]=1;&quot;seg1&quot;;IF([.AC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18];[.$G$5:.$M$22];[.AH14];0)" office:value-type="string" office:string-value="X">
            <text:p>X</text:p>
          </table:table-cell>
          <table:table-cell table:style-name="segX" table:formula="of:=[.AL18]&amp;T(ORG.OPENOFFICE.STYLE(IF([.AI18]=1;&quot;seg1&quot;;IF([.AI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18];[.$G$5:.$M$22];[.AN14];0)" office:value-type="string" office:string-value="X">
            <text:p>X</text:p>
          </table:table-cell>
          <table:table-cell table:style-name="segX" table:formula="of:=[.AR18]&amp;T(ORG.OPENOFFICE.STYLE(IF([.AO18]=1;&quot;seg1&quot;;IF([.AO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18];[.$G$5:.$M$22];[.AT14];0)" office:value-type="string" office:string-value="X">
            <text:p>X</text:p>
          </table:table-cell>
          <table:table-cell table:style-name="segX" table:formula="of:=[.AX18]&amp;T(ORG.OPENOFFICE.STYLE(IF([.AU18]=1;&quot;seg1&quot;;IF([.AU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18];[.$G$5:.$M$22];[.AZ14];0)" office:value-type="string" office:string-value="X">
            <text:p>X</text:p>
          </table:table-cell>
          <table:table-cell table:style-name="segX" table:formula="of:=[.BD18]&amp;T(ORG.OPENOFFICE.STYLE(IF([.BA18]=1;&quot;seg1&quot;;IF([.BA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18];[.$G$5:.$M$22];[.BF14];0)" office:value-type="string" office:string-value="X">
            <text:p>X</text:p>
          </table:table-cell>
          <table:table-cell table:style-name="segX" table:formula="of:=[.BJ18]&amp;T(ORG.OPENOFFICE.STYLE(IF([.BG18]=1;&quot;seg1&quot;;IF([.BG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8]+1" office:value-type="float" office:value="12">
            <text:p>12</text:p>
          </table:table-cell>
          <table:table-cell table:style-name="ce31" table:formula="of:=MOD(ROUNDDOWN([.$B19]/[.C$6]);2)" office:value-type="float" office:value="1">
            <text:p>1</text:p>
          </table:table-cell>
          <table:table-cell table:style-name="ce31" table:formula="of:=MOD(ROUNDDOWN([.$B19]/[.D$6]);2)" office:value-type="float" office:value="1">
            <text:p>1</text:p>
          </table:table-cell>
          <table:table-cell table:style-name="ce31" table:formula="of:=MOD(ROUNDDOWN([.$B19]/[.E$6]);2)" office:value-type="float" office:value="0">
            <text:p>0</text:p>
          </table:table-cell>
          <table:table-cell table:style-name="ce43" table:formula="of:=MOD(ROUNDDOWN([.$B19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9];[.$G$5:.$M$22];[.P14];0)" office:value-type="string" office:string-value="X" table:number-columns-spanned="1" table:number-rows-spanned="2">
            <text:p>X</text:p>
          </table:table-cell>
          <table:table-cell table:style-name="segX" table:formula="of:=[.R19]&amp;T(ORG.OPENOFFICE.STYLE(IF([.P19]=1;&quot;seg1&quot;;IF([.P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19];[.$G$5:.$M$22];[.P14];0)" office:value-type="string" office:string-value="X" table:number-columns-spanned="1" table:number-rows-spanned="2">
            <text:p>X</text:p>
          </table:table-cell>
          <table:table-cell table:style-name="segX" table:formula="of:=[.U19]&amp;T(ORG.OPENOFFICE.STYLE(IF([.S19]=1;&quot;seg1&quot;;IF([.S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19];[.$G$5:.$M$22];[.V14];0)" office:value-type="string" office:string-value="X" table:number-columns-spanned="1" table:number-rows-spanned="2">
            <text:p>X</text:p>
          </table:table-cell>
          <table:table-cell table:style-name="segX" table:formula="of:=[.X19]&amp;T(ORG.OPENOFFICE.STYLE(IF([.V19]=1;&quot;seg1&quot;;IF([.V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19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9]&amp;T(ORG.OPENOFFICE.STYLE(IF([.Y19]=1;&quot;seg1&quot;;IF([.Y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9]&amp;T(ORG.OPENOFFICE.STYLE(IF([.AB19]=1;&quot;seg1&quot;;IF([.AB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9]&amp;T(ORG.OPENOFFICE.STYLE(IF([.AE19]=1;&quot;seg1&quot;;IF([.AE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9]&amp;T(ORG.OPENOFFICE.STYLE(IF([.AH19]=1;&quot;seg1&quot;;IF([.AH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9]&amp;T(ORG.OPENOFFICE.STYLE(IF([.AK19]=1;&quot;seg1&quot;;IF([.AK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9]&amp;T(ORG.OPENOFFICE.STYLE(IF([.AN19]=1;&quot;seg1&quot;;IF([.AN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9]&amp;T(ORG.OPENOFFICE.STYLE(IF([.AQ19]=1;&quot;seg1&quot;;IF([.AQ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9]&amp;T(ORG.OPENOFFICE.STYLE(IF([.AT19]=1;&quot;seg1&quot;;IF([.AT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9]&amp;T(ORG.OPENOFFICE.STYLE(IF([.AW19]=1;&quot;seg1&quot;;IF([.AW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9]&amp;T(ORG.OPENOFFICE.STYLE(IF([.AZ19]=1;&quot;seg1&quot;;IF([.AZ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9]&amp;T(ORG.OPENOFFICE.STYLE(IF([.BC19]=1;&quot;seg1&quot;;IF([.BC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9]&amp;T(ORG.OPENOFFICE.STYLE(IF([.BF19]=1;&quot;seg1&quot;;IF([.BF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9]&amp;T(ORG.OPENOFFICE.STYLE(IF([.BI19]=1;&quot;seg1&quot;;IF([.BI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19]+1" office:value-type="float" office:value="13">
            <text:p>13</text:p>
          </table:table-cell>
          <table:table-cell table:style-name="ce31" table:formula="of:=MOD(ROUNDDOWN([.$B20]/[.C$6]);2)" office:value-type="float" office:value="1">
            <text:p>1</text:p>
          </table:table-cell>
          <table:table-cell table:style-name="ce31" table:formula="of:=MOD(ROUNDDOWN([.$B20]/[.D$6]);2)" office:value-type="float" office:value="1">
            <text:p>1</text:p>
          </table:table-cell>
          <table:table-cell table:style-name="ce31" table:formula="of:=MOD(ROUNDDOWN([.$B20]/[.E$6]);2)" office:value-type="float" office:value="0">
            <text:p>0</text:p>
          </table:table-cell>
          <table:table-cell table:style-name="ce43" table:formula="of:=MOD(ROUNDDOWN([.$B20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20]+1" office:value-type="float" office:value="14">
            <text:p>14</text:p>
          </table:table-cell>
          <table:table-cell table:style-name="ce31" table:formula="of:=MOD(ROUNDDOWN([.$B21]/[.C$6]);2)" office:value-type="float" office:value="1">
            <text:p>1</text:p>
          </table:table-cell>
          <table:table-cell table:style-name="ce31" table:formula="of:=MOD(ROUNDDOWN([.$B21]/[.D$6]);2)" office:value-type="float" office:value="1">
            <text:p>1</text:p>
          </table:table-cell>
          <table:table-cell table:style-name="ce31" table:formula="of:=MOD(ROUNDDOWN([.$B21]/[.E$6]);2)" office:value-type="float" office:value="1">
            <text:p>1</text:p>
          </table:table-cell>
          <table:table-cell table:style-name="ce43" table:formula="of:=MOD(ROUNDDOWN([.$B2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21];[.$G$5:.$M$22];[.P14];0)" office:value-type="string" office:string-value="X">
            <text:p>X</text:p>
          </table:table-cell>
          <table:table-cell table:style-name="segX" table:formula="of:=[.T21]&amp;T(ORG.OPENOFFICE.STYLE(IF([.Q21]=1;&quot;seg1&quot;;IF([.Q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21];[.$G$5:.$M$22];[.V14];0)" office:value-type="string" office:string-value="X">
            <text:p>X</text:p>
          </table:table-cell>
          <table:table-cell table:style-name="segX" table:formula="of:=[.Z21]&amp;T(ORG.OPENOFFICE.STYLE(IF([.W21]=1;&quot;seg1&quot;;IF([.W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21];[.$G$5:.$M$22];[.AB14];0)" office:value-type="string" office:string-value="X">
            <text:p>X</text:p>
          </table:table-cell>
          <table:table-cell table:style-name="segX" table:formula="of:=[.AF21]&amp;T(ORG.OPENOFFICE.STYLE(IF([.AC21]=1;&quot;seg1&quot;;IF([.AC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21];[.$G$5:.$M$22];[.AH14];0)" office:value-type="string" office:string-value="X">
            <text:p>X</text:p>
          </table:table-cell>
          <table:table-cell table:style-name="segX" table:formula="of:=[.AL21]&amp;T(ORG.OPENOFFICE.STYLE(IF([.AI21]=1;&quot;seg1&quot;;IF([.AI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21];[.$G$5:.$M$22];[.AN14];0)" office:value-type="string" office:string-value="X">
            <text:p>X</text:p>
          </table:table-cell>
          <table:table-cell table:style-name="segX" table:formula="of:=[.AR21]&amp;T(ORG.OPENOFFICE.STYLE(IF([.AO21]=1;&quot;seg1&quot;;IF([.AO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21];[.$G$5:.$M$22];[.AT14];0)" office:value-type="string" office:string-value="X">
            <text:p>X</text:p>
          </table:table-cell>
          <table:table-cell table:style-name="segX" table:formula="of:=[.AX21]&amp;T(ORG.OPENOFFICE.STYLE(IF([.AU21]=1;&quot;seg1&quot;;IF([.AU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21];[.$G$5:.$M$22];[.AZ14];0)" office:value-type="string" office:string-value="X">
            <text:p>X</text:p>
          </table:table-cell>
          <table:table-cell table:style-name="segX" table:formula="of:=[.BD21]&amp;T(ORG.OPENOFFICE.STYLE(IF([.BA21]=1;&quot;seg1&quot;;IF([.BA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21];[.$G$5:.$M$22];[.BF14];0)" office:value-type="string" office:string-value="X">
            <text:p>X</text:p>
          </table:table-cell>
          <table:table-cell table:style-name="segX" table:formula="of:=[.BJ21]&amp;T(ORG.OPENOFFICE.STYLE(IF([.BG21]=1;&quot;seg1&quot;;IF([.BG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7" table:formula="of:=[.B21]+1" office:value-type="float" office:value="15">
            <text:p>15</text:p>
          </table:table-cell>
          <table:table-cell table:style-name="ce31" table:formula="of:=MOD(ROUNDDOWN([.$B22]/[.C$6]);2)" office:value-type="float" office:value="1">
            <text:p>1</text:p>
          </table:table-cell>
          <table:table-cell table:style-name="ce31" table:formula="of:=MOD(ROUNDDOWN([.$B22]/[.D$6]);2)" office:value-type="float" office:value="1">
            <text:p>1</text:p>
          </table:table-cell>
          <table:table-cell table:style-name="ce31" table:formula="of:=MOD(ROUNDDOWN([.$B22]/[.E$6]);2)" office:value-type="float" office:value="1">
            <text:p>1</text:p>
          </table:table-cell>
          <table:table-cell table:style-name="ce43" table:formula="of:=MOD(ROUNDDOWN([.$B2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20" table:number-columns-repeated="12"/>
          <table:table-cell table:style-name="Default"/>
          <table:table-cell table:style-name="ce5"/>
          <table:table-cell table:number-columns-repeated="914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 table:number-columns-repeated="14"/>
          <table:table-cell/>
          <table:table-cell table:style-name="ce84" office:value-type="string" table:number-columns-spanned="48" table:number-rows-spanned="1">
            <text:p>Karnaugh-maps</text:p>
          </table:table-cell>
          <table:covered-table-cell table:number-columns-repeated="12" table:style-name="Default"/>
          <table:covered-table-cell table:style-name="ce29"/>
          <table:covered-table-cell table:number-columns-repeated="34"/>
          <table:table-cell table:number-columns-repeated="961"/>
        </table:table-row>
        <table:table-row table:style-name="ro4">
          <table:table-cell table:style-name="Default" table:number-columns-repeated="14"/>
          <table:table-cell table:style-name="ce75"/>
          <table:table-cell table:style-name="ce6" office:value-type="string" table:number-columns-spanned="2" table:number-rows-spanned="2">
            <text:p>a</text:p>
          </table:table-cell>
          <table:covered-table-cell table:style-name="ce21" table:formula="of:=MATCH([.P25];[.$G$5:.$M$5])+5" office:value-type="float" office:value="6">
            <text:p>6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b</text:p>
          </table:table-cell>
          <table:covered-table-cell table:style-name="ce115" table:formula="of:=MATCH([.W25];[.$G$5:.$M$5])+5" office:value-type="float" office:value="7">
            <text:p>7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c</text:p>
          </table:table-cell>
          <table:covered-table-cell table:style-name="ce21" table:formula="of:=MATCH([.AD25];[.$G$5:.$M$5])+5" office:value-type="float" office:value="8">
            <text:p>8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d</text:p>
          </table:table-cell>
          <table:covered-table-cell table:style-name="ce21" table:formula="of:=MATCH([.AK25];[.$G$5:.$M$5])+5" office:value-type="float" office:value="9">
            <text:p>9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e</text:p>
          </table:table-cell>
          <table:covered-table-cell table:style-name="ce21" table:formula="of:=MATCH([.AR25];[.$G$5:.$M$5])+5" office:value-type="float" office:value="10">
            <text:p>10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f</text:p>
          </table:table-cell>
          <table:covered-table-cell table:style-name="ce21" table:formula="of:=MATCH([.AY25];[.$G$5:.$M$5])+5" office:value-type="float" office:value="11">
            <text:p>11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g</text:p>
          </table:table-cell>
          <table:covered-table-cell table:style-name="ce21" table:formula="of:=MATCH([.BF25];[.$G$5:.$M$5])+5" office:value-type="float" office:value="12">
            <text:p>12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110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R25];1;1);[.$C$5:.$F$6];2;0)*MID([.R26];1;1) + HLOOKUP(MID([.R25];2;1);[.$C$5:.$F$6];2;0)*MID([.R26];2;1)" office:value-type="float" office:value="0">
            <text:p>0</text:p>
          </table:table-cell>
          <table:table-cell table:style-name="ce34" table:formula="of:=HLOOKUP(MID([.R25];1;1);[.$C$5:.$F$6];2;0)*MID([.S26];1;1) + HLOOKUP(MID([.R25];2;1);[.$C$5:.$F$6];2;0)*MID([.S26];2;1)" office:value-type="float" office:value="1">
            <text:p>1</text:p>
          </table:table-cell>
          <table:table-cell table:style-name="ce34" table:formula="of:=HLOOKUP(MID([.R25];1;1);[.$C$5:.$F$6];2;0)*MID([.T26];1;1) + HLOOKUP(MID([.R25];2;1);[.$C$5:.$F$6];2;0)*MID([.T26];2;1)" office:value-type="float" office:value="3">
            <text:p>3</text:p>
          </table:table-cell>
          <table:table-cell table:style-name="ce34" table:formula="of:=HLOOKUP(MID([.R25];1;1);[.$C$5:.$F$6];2;0)*MID([.U26];1;1) + HLOOKUP(MID([.R25];2;1);[.$C$5:.$F$6];2;0)*MID([.U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Y25];1;1);[.$C$5:.$F$6];2;0)*MID([.Y26];1;1) + HLOOKUP(MID([.Y25];2;1);[.$C$5:.$F$6];2;0)*MID([.Y26];2;1)" office:value-type="float" office:value="0">
            <text:p>0</text:p>
          </table:table-cell>
          <table:table-cell table:style-name="ce34" table:formula="of:=HLOOKUP(MID([.Y25];1;1);[.$C$5:.$F$6];2;0)*MID([.Z26];1;1) + HLOOKUP(MID([.Y25];2;1);[.$C$5:.$F$6];2;0)*MID([.Z26];2;1)" office:value-type="float" office:value="1">
            <text:p>1</text:p>
          </table:table-cell>
          <table:table-cell table:style-name="ce34" table:formula="of:=HLOOKUP(MID([.Y25];1;1);[.$C$5:.$F$6];2;0)*MID([.AA26];1;1) + HLOOKUP(MID([.Y25];2;1);[.$C$5:.$F$6];2;0)*MID([.AA26];2;1)" office:value-type="float" office:value="3">
            <text:p>3</text:p>
          </table:table-cell>
          <table:table-cell table:style-name="ce119" table:formula="of:=HLOOKUP(MID([.Y25];1;1);[.$C$5:.$F$6];2;0)*MID([.AB26];1;1) + HLOOKUP(MID([.Y25];2;1);[.$C$5:.$F$6];2;0)*MID([.AB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F25];1;1);[.$C$5:.$F$6];2;0)*MID([.AF26];1;1) + HLOOKUP(MID([.AF25];2;1);[.$C$5:.$F$6];2;0)*MID([.AF26];2;1)" office:value-type="float" office:value="0">
            <text:p>0</text:p>
          </table:table-cell>
          <table:table-cell table:style-name="ce34" table:formula="of:=HLOOKUP(MID([.AF25];1;1);[.$C$5:.$F$6];2;0)*MID([.AG26];1;1) + HLOOKUP(MID([.AF25];2;1);[.$C$5:.$F$6];2;0)*MID([.AG26];2;1)" office:value-type="float" office:value="1">
            <text:p>1</text:p>
          </table:table-cell>
          <table:table-cell table:style-name="ce34" table:formula="of:=HLOOKUP(MID([.AF25];1;1);[.$C$5:.$F$6];2;0)*MID([.AH26];1;1) + HLOOKUP(MID([.AF25];2;1);[.$C$5:.$F$6];2;0)*MID([.AH26];2;1)" office:value-type="float" office:value="3">
            <text:p>3</text:p>
          </table:table-cell>
          <table:table-cell table:style-name="ce34" table:formula="of:=HLOOKUP(MID([.AF25];1;1);[.$C$5:.$F$6];2;0)*MID([.AI26];1;1) + HLOOKUP(MID([.AF25];2;1);[.$C$5:.$F$6];2;0)*MID([.AI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M25];1;1);[.$C$5:.$F$6];2;0)*MID([.AM26];1;1) + HLOOKUP(MID([.AM25];2;1);[.$C$5:.$F$6];2;0)*MID([.AM26];2;1)" office:value-type="float" office:value="0">
            <text:p>0</text:p>
          </table:table-cell>
          <table:table-cell table:style-name="ce34" table:formula="of:=HLOOKUP(MID([.AM25];1;1);[.$C$5:.$F$6];2;0)*MID([.AN26];1;1) + HLOOKUP(MID([.AM25];2;1);[.$C$5:.$F$6];2;0)*MID([.AN26];2;1)" office:value-type="float" office:value="1">
            <text:p>1</text:p>
          </table:table-cell>
          <table:table-cell table:style-name="ce34" table:formula="of:=HLOOKUP(MID([.AM25];1;1);[.$C$5:.$F$6];2;0)*MID([.AO26];1;1) + HLOOKUP(MID([.AM25];2;1);[.$C$5:.$F$6];2;0)*MID([.AO26];2;1)" office:value-type="float" office:value="3">
            <text:p>3</text:p>
          </table:table-cell>
          <table:table-cell table:style-name="ce34" table:formula="of:=HLOOKUP(MID([.AM25];1;1);[.$C$5:.$F$6];2;0)*MID([.AP26];1;1) + HLOOKUP(MID([.AM25];2;1);[.$C$5:.$F$6];2;0)*MID([.AP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T25];1;1);[.$C$5:.$F$6];2;0)*MID([.AT26];1;1) + HLOOKUP(MID([.AT25];2;1);[.$C$5:.$F$6];2;0)*MID([.AT26];2;1)" office:value-type="float" office:value="0">
            <text:p>0</text:p>
          </table:table-cell>
          <table:table-cell table:style-name="ce34" table:formula="of:=HLOOKUP(MID([.AT25];1;1);[.$C$5:.$F$6];2;0)*MID([.AU26];1;1) + HLOOKUP(MID([.AT25];2;1);[.$C$5:.$F$6];2;0)*MID([.AU26];2;1)" office:value-type="float" office:value="1">
            <text:p>1</text:p>
          </table:table-cell>
          <table:table-cell table:style-name="ce34" table:formula="of:=HLOOKUP(MID([.AT25];1;1);[.$C$5:.$F$6];2;0)*MID([.AV26];1;1) + HLOOKUP(MID([.AT25];2;1);[.$C$5:.$F$6];2;0)*MID([.AV26];2;1)" office:value-type="float" office:value="3">
            <text:p>3</text:p>
          </table:table-cell>
          <table:table-cell table:style-name="ce34" table:formula="of:=HLOOKUP(MID([.AT25];1;1);[.$C$5:.$F$6];2;0)*MID([.AW26];1;1) + HLOOKUP(MID([.AT25];2;1);[.$C$5:.$F$6];2;0)*MID([.AW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A25];1;1);[.$C$5:.$F$6];2;0)*MID([.BA26];1;1) + HLOOKUP(MID([.BA25];2;1);[.$C$5:.$F$6];2;0)*MID([.BA26];2;1)" office:value-type="float" office:value="0">
            <text:p>0</text:p>
          </table:table-cell>
          <table:table-cell table:style-name="ce34" table:formula="of:=HLOOKUP(MID([.BA25];1;1);[.$C$5:.$F$6];2;0)*MID([.BB26];1;1) + HLOOKUP(MID([.BA25];2;1);[.$C$5:.$F$6];2;0)*MID([.BB26];2;1)" office:value-type="float" office:value="1">
            <text:p>1</text:p>
          </table:table-cell>
          <table:table-cell table:style-name="ce34" table:formula="of:=HLOOKUP(MID([.BA25];1;1);[.$C$5:.$F$6];2;0)*MID([.BC26];1;1) + HLOOKUP(MID([.BA25];2;1);[.$C$5:.$F$6];2;0)*MID([.BC26];2;1)" office:value-type="float" office:value="3">
            <text:p>3</text:p>
          </table:table-cell>
          <table:table-cell table:style-name="ce34" table:formula="of:=HLOOKUP(MID([.BA25];1;1);[.$C$5:.$F$6];2;0)*MID([.BD26];1;1) + HLOOKUP(MID([.BA25];2;1);[.$C$5:.$F$6];2;0)*MID([.BD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H25];1;1);[.$C$5:.$F$6];2;0)*MID([.BH26];1;1) + HLOOKUP(MID([.BH25];2;1);[.$C$5:.$F$6];2;0)*MID([.BH26];2;1)" office:value-type="float" office:value="0">
            <text:p>0</text:p>
          </table:table-cell>
          <table:table-cell table:style-name="ce34" table:formula="of:=HLOOKUP(MID([.BH25];1;1);[.$C$5:.$F$6];2;0)*MID([.BI26];1;1) + HLOOKUP(MID([.BH25];2;1);[.$C$5:.$F$6];2;0)*MID([.BI26];2;1)" office:value-type="float" office:value="1">
            <text:p>1</text:p>
          </table:table-cell>
          <table:table-cell table:style-name="ce34" table:formula="of:=HLOOKUP(MID([.BH25];1;1);[.$C$5:.$F$6];2;0)*MID([.BJ26];1;1) + HLOOKUP(MID([.BH25];2;1);[.$C$5:.$F$6];2;0)*MID([.BJ26];2;1)" office:value-type="float" office:value="3">
            <text:p>3</text:p>
          </table:table-cell>
          <table:table-cell table:style-name="ce34" table:formula="of:=HLOOKUP(MID([.BH25];1;1);[.$C$5:.$F$6];2;0)*MID([.BK26];1;1) + HLOOKUP(MID([.BH25];2;1);[.$C$5:.$F$6];2;0)*MID([.BK26];2;1)" office:value-type="float" office:value="2">
            <text:p>2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0</text:p>
          </table:table-cell>
          <table:table-cell table:style-name="ce23" table:formula="of:=HLOOKUP(MID([.P27];1;1);[.$C$5:.$F$6];2;0)*MID([.P28];1;1) + HLOOKUP(MID([.P27];2;1);[.$C$5:.$F$6];2;0)*MID([.P28];2;1)" office:value-type="float" office:value="0">
            <text:p>0</text:p>
          </table:table-cell>
          <table:table-cell table:style-name="ce35" table:formula="of:=VLOOKUP([.Q28]+[.R27];[.$B$7:.$M$22];[.Q25])" office:value-type="float" office:value="1">
            <text:p>1</text:p>
          </table:table-cell>
          <table:table-cell table:style-name="ce98" table:formula="of:=VLOOKUP([.Q28]+[.S27];[.$B$7:.$M$22];[.Q25])" office:value-type="float" office:value="0">
            <text:p>0</text:p>
          </table:table-cell>
          <table:table-cell table:style-name="ce35" table:formula="of:=VLOOKUP([.Q28]+[.T27];[.$B$7:.$M$22];[.Q25])" office:value-type="float" office:value="1">
            <text:p>1</text:p>
          </table:table-cell>
          <table:table-cell table:style-name="ce35" table:formula="of:=VLOOKUP([.Q28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W27];1;1);[.$C$5:.$F$6];2;0)*MID([.W28];1;1) + HLOOKUP(MID([.W27];2;1);[.$C$5:.$F$6];2;0)*MID([.W28];2;1)" office:value-type="float" office:value="0">
            <text:p>0</text:p>
          </table:table-cell>
          <table:table-cell table:style-name="ce35" table:formula="of:=VLOOKUP([.X28]+[.Y27];[.$B$7:.$M$22];[.X25])" office:value-type="float" office:value="1">
            <text:p>1</text:p>
          </table:table-cell>
          <table:table-cell table:style-name="ce35" table:formula="of:=VLOOKUP([.X28]+[.Z27];[.$B$7:.$M$22];[.X25])" office:value-type="float" office:value="1">
            <text:p>1</text:p>
          </table:table-cell>
          <table:table-cell table:style-name="ce35" table:formula="of:=VLOOKUP([.X28]+[.AA27];[.$B$7:.$M$22];[.X25])" office:value-type="float" office:value="1">
            <text:p>1</text:p>
          </table:table-cell>
          <table:table-cell table:style-name="ce120" table:formula="of:=VLOOKUP([.X28]+[.AB27];[.$B$7:.$M$22];[.X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D27];1;1);[.$C$5:.$F$6];2;0)*MID([.AD28];1;1) + HLOOKUP(MID([.AD27];2;1);[.$C$5:.$F$6];2;0)*MID([.AD28];2;1)" office:value-type="float" office:value="0">
            <text:p>0</text:p>
          </table:table-cell>
          <table:table-cell table:style-name="ce35" table:formula="of:=VLOOKUP([.AE28]+[.AF27];[.$B$7:.$M$22];[.AE25])" office:value-type="float" office:value="1">
            <text:p>1</text:p>
          </table:table-cell>
          <table:table-cell table:style-name="ce35" table:formula="of:=VLOOKUP([.AE28]+[.AG27];[.$B$7:.$M$22];[.AE25])" office:value-type="float" office:value="1">
            <text:p>1</text:p>
          </table:table-cell>
          <table:table-cell table:style-name="ce35" table:formula="of:=VLOOKUP([.AE28]+[.AH27];[.$B$7:.$M$22];[.AE25])" office:value-type="float" office:value="1">
            <text:p>1</text:p>
          </table:table-cell>
          <table:table-cell table:style-name="ce129" table:formula="of:=VLOOKUP([.AE28]+[.AI27];[.$B$7:.$M$22];[.AE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K27];1;1);[.$C$5:.$F$6];2;0)*MID([.AK28];1;1) + HLOOKUP(MID([.AK27];2;1);[.$C$5:.$F$6];2;0)*MID([.AK28];2;1)" office:value-type="float" office:value="0">
            <text:p>0</text:p>
          </table:table-cell>
          <table:table-cell table:style-name="ce35" table:formula="of:=VLOOKUP([.AL28]+[.AM27];[.$B$7:.$M$22];[.AL25])" office:value-type="float" office:value="1">
            <text:p>1</text:p>
          </table:table-cell>
          <table:table-cell table:style-name="ce98" table:formula="of:=VLOOKUP([.AL28]+[.AN27];[.$B$7:.$M$22];[.AL25])" office:value-type="float" office:value="0">
            <text:p>0</text:p>
          </table:table-cell>
          <table:table-cell table:style-name="ce35" table:formula="of:=VLOOKUP([.AL28]+[.AO27];[.$B$7:.$M$22];[.AL25])" office:value-type="float" office:value="1">
            <text:p>1</text:p>
          </table:table-cell>
          <table:table-cell table:style-name="ce35" table:formula="of:=VLOOKUP([.AL28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R27];1;1);[.$C$5:.$F$6];2;0)*MID([.AR28];1;1) + HLOOKUP(MID([.AR27];2;1);[.$C$5:.$F$6];2;0)*MID([.AR28];2;1)" office:value-type="float" office:value="0">
            <text:p>0</text:p>
          </table:table-cell>
          <table:table-cell table:style-name="ce35" table:formula="of:=VLOOKUP([.AS28]+[.AT27];[.$B$7:.$M$22];[.AS25])" office:value-type="float" office:value="1">
            <text:p>1</text:p>
          </table:table-cell>
          <table:table-cell table:style-name="ce121" table:formula="of:=VLOOKUP([.AS28]+[.AU27];[.$B$7:.$M$22];[.AS25])" office:value-type="float" office:value="0">
            <text:p>0</text:p>
          </table:table-cell>
          <table:table-cell table:style-name="ce121" table:formula="of:=VLOOKUP([.AS28]+[.AV27];[.$B$7:.$M$22];[.AS25])" office:value-type="float" office:value="0">
            <text:p>0</text:p>
          </table:table-cell>
          <table:table-cell table:style-name="ce35" table:formula="of:=VLOOKUP([.AS28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Y27];1;1);[.$C$5:.$F$6];2;0)*MID([.AY28];1;1) + HLOOKUP(MID([.AY27];2;1);[.$C$5:.$F$6];2;0)*MID([.AY28];2;1)" office:value-type="float" office:value="0">
            <text:p>0</text:p>
          </table:table-cell>
          <table:table-cell table:style-name="ce35" table:formula="of:=VLOOKUP([.AZ28]+[.BA27];[.$B$7:.$M$22];[.AZ25])" office:value-type="float" office:value="1">
            <text:p>1</text:p>
          </table:table-cell>
          <table:table-cell table:style-name="ce98" table:formula="of:=VLOOKUP([.AZ28]+[.BB27];[.$B$7:.$M$22];[.AZ25])" office:value-type="float" office:value="0">
            <text:p>0</text:p>
          </table:table-cell>
          <table:table-cell table:style-name="ce121" table:formula="of:=VLOOKUP([.AZ28]+[.BC27];[.$B$7:.$M$22];[.AZ25])" office:value-type="float" office:value="0">
            <text:p>0</text:p>
          </table:table-cell>
          <table:table-cell table:style-name="ce121" table:formula="of:=VLOOKUP([.AZ28]+[.BD27];[.$B$7:.$M$22];[.AZ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BF27];1;1);[.$C$5:.$F$6];2;0)*MID([.BF28];1;1) + HLOOKUP(MID([.BF27];2;1);[.$C$5:.$F$6];2;0)*MID([.BF28];2;1)" office:value-type="float" office:value="0">
            <text:p>0</text:p>
          </table:table-cell>
          <table:table-cell table:style-name="ce121" table:formula="of:=VLOOKUP([.BG28]+[.BH27];[.$B$7:.$M$22];[.BG25])" office:value-type="float" office:value="0">
            <text:p>0</text:p>
          </table:table-cell>
          <table:table-cell table:style-name="ce121" table:formula="of:=VLOOKUP([.BG28]+[.BI27];[.$B$7:.$M$22];[.BG25])" office:value-type="float" office:value="0">
            <text:p>0</text:p>
          </table:table-cell>
          <table:table-cell table:style-name="ce35" table:formula="of:=VLOOKUP([.BG28]+[.BJ27];[.$B$7:.$M$22];[.BG25])" office:value-type="float" office:value="1">
            <text:p>1</text:p>
          </table:table-cell>
          <table:table-cell table:style-name="ce35" table:formula="of:=VLOOKUP([.BG28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1</text:p>
          </table:table-cell>
          <table:table-cell table:style-name="ce23" table:formula="of:=HLOOKUP(MID([.P27];1;1);[.$C$5:.$F$6];2;0)*MID([.P29];1;1) + HLOOKUP(MID([.P27];2;1);[.$C$5:.$F$6];2;0)*MID([.P29];2;1)" office:value-type="float" office:value="4">
            <text:p>4</text:p>
          </table:table-cell>
          <table:table-cell table:style-name="ce97" table:formula="of:=VLOOKUP([.Q29]+[.R27];[.$B$7:.$M$22];[.Q25])" office:value-type="float" office:value="0">
            <text:p>0</text:p>
          </table:table-cell>
          <table:table-cell table:style-name="ce35" table:formula="of:=VLOOKUP([.Q29]+[.S27];[.$B$7:.$M$22];[.Q25])" office:value-type="float" office:value="1">
            <text:p>1</text:p>
          </table:table-cell>
          <table:table-cell table:style-name="ce35" table:formula="of:=VLOOKUP([.Q29]+[.T27];[.$B$7:.$M$22];[.Q25])" office:value-type="string" office:string-value="X">
            <text:p>X</text:p>
          </table:table-cell>
          <table:table-cell table:style-name="ce97" table:formula="of:=VLOOKUP([.Q29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W27];1;1);[.$C$5:.$F$6];2;0)*MID([.W29];1;1) + HLOOKUP(MID([.W27];2;1);[.$C$5:.$F$6];2;0)*MID([.W29];2;1)" office:value-type="float" office:value="4">
            <text:p>4</text:p>
          </table:table-cell>
          <table:table-cell table:style-name="ce35" table:formula="of:=VLOOKUP([.X29]+[.Y27];[.$B$7:.$M$22];[.X25])" office:value-type="float" office:value="1">
            <text:p>1</text:p>
          </table:table-cell>
          <table:table-cell table:style-name="ce121" table:formula="of:=VLOOKUP([.X29]+[.Z27];[.$B$7:.$M$22];[.X25])" office:value-type="float" office:value="0">
            <text:p>0</text:p>
          </table:table-cell>
          <table:table-cell table:style-name="ce121" table:formula="of:=VLOOKUP([.X29]+[.AA27];[.$B$7:.$M$22];[.X25])" office:value-type="string" office:string-value="X">
            <text:p>X</text:p>
          </table:table-cell>
          <table:table-cell table:style-name="ce35" table:formula="of:=VLOOKUP([.X29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D27];1;1);[.$C$5:.$F$6];2;0)*MID([.AD29];1;1) + HLOOKUP(MID([.AD27];2;1);[.$C$5:.$F$6];2;0)*MID([.AD29];2;1)" office:value-type="float" office:value="4">
            <text:p>4</text:p>
          </table:table-cell>
          <table:table-cell table:style-name="ce35" table:formula="of:=VLOOKUP([.AE29]+[.AF27];[.$B$7:.$M$22];[.AE25])" office:value-type="float" office:value="1">
            <text:p>1</text:p>
          </table:table-cell>
          <table:table-cell table:style-name="ce35" table:formula="of:=VLOOKUP([.AE29]+[.AG27];[.$B$7:.$M$22];[.AE25])" office:value-type="float" office:value="1">
            <text:p>1</text:p>
          </table:table-cell>
          <table:table-cell table:style-name="ce35" table:formula="of:=VLOOKUP([.AE29]+[.AH27];[.$B$7:.$M$22];[.AE25])" office:value-type="string" office:string-value="X">
            <text:p>X</text:p>
          </table:table-cell>
          <table:table-cell table:style-name="ce129" table:formula="of:=VLOOKUP([.AE29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K27];1;1);[.$C$5:.$F$6];2;0)*MID([.AK29];1;1) + HLOOKUP(MID([.AK27];2;1);[.$C$5:.$F$6];2;0)*MID([.AK29];2;1)" office:value-type="float" office:value="4">
            <text:p>4</text:p>
          </table:table-cell>
          <table:table-cell table:style-name="ce97" table:formula="of:=VLOOKUP([.AL29]+[.AM27];[.$B$7:.$M$22];[.AL25])" office:value-type="float" office:value="0">
            <text:p>0</text:p>
          </table:table-cell>
          <table:table-cell table:style-name="ce35" table:formula="of:=VLOOKUP([.AL29]+[.AN27];[.$B$7:.$M$22];[.AL25])" office:value-type="float" office:value="1">
            <text:p>1</text:p>
          </table:table-cell>
          <table:table-cell table:style-name="ce35" table:formula="of:=VLOOKUP([.AL29]+[.AO27];[.$B$7:.$M$22];[.AL25])" office:value-type="string" office:string-value="X">
            <text:p>X</text:p>
          </table:table-cell>
          <table:table-cell table:style-name="ce97" table:formula="of:=VLOOKUP([.AL29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R27];1;1);[.$C$5:.$F$6];2;0)*MID([.AR29];1;1) + HLOOKUP(MID([.AR27];2;1);[.$C$5:.$F$6];2;0)*MID([.AR29];2;1)" office:value-type="float" office:value="4">
            <text:p>4</text:p>
          </table:table-cell>
          <table:table-cell table:style-name="ce97" table:formula="of:=VLOOKUP([.AS29]+[.AT27];[.$B$7:.$M$22];[.AS25])" office:value-type="float" office:value="0">
            <text:p>0</text:p>
          </table:table-cell>
          <table:table-cell table:style-name="ce121" table:formula="of:=VLOOKUP([.AS29]+[.AU27];[.$B$7:.$M$22];[.AS25])" office:value-type="float" office:value="0">
            <text:p>0</text:p>
          </table:table-cell>
          <table:table-cell table:style-name="ce121" table:formula="of:=VLOOKUP([.AS29]+[.AV27];[.$B$7:.$M$22];[.AS25])" office:value-type="string" office:string-value="X">
            <text:p>X</text:p>
          </table:table-cell>
          <table:table-cell table:style-name="ce97" table:formula="of:=VLOOKUP([.AS29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Y27];1;1);[.$C$5:.$F$6];2;0)*MID([.AY29];1;1) + HLOOKUP(MID([.AY27];2;1);[.$C$5:.$F$6];2;0)*MID([.AY29];2;1)" office:value-type="float" office:value="4">
            <text:p>4</text:p>
          </table:table-cell>
          <table:table-cell table:style-name="ce35" table:formula="of:=VLOOKUP([.AZ29]+[.BA27];[.$B$7:.$M$22];[.AZ25])" office:value-type="float" office:value="1">
            <text:p>1</text:p>
          </table:table-cell>
          <table:table-cell table:style-name="ce35" table:formula="of:=VLOOKUP([.AZ29]+[.BB27];[.$B$7:.$M$22];[.AZ25])" office:value-type="float" office:value="1">
            <text:p>1</text:p>
          </table:table-cell>
          <table:table-cell table:style-name="ce121" table:formula="of:=VLOOKUP([.AZ29]+[.BC27];[.$B$7:.$M$22];[.AZ25])" office:value-type="string" office:string-value="X">
            <text:p>X</text:p>
          </table:table-cell>
          <table:table-cell table:style-name="ce121" table:formula="of:=VLOOKUP([.AZ29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BF27];1;1);[.$C$5:.$F$6];2;0)*MID([.BF29];1;1) + HLOOKUP(MID([.BF27];2;1);[.$C$5:.$F$6];2;0)*MID([.BF29];2;1)" office:value-type="float" office:value="4">
            <text:p>4</text:p>
          </table:table-cell>
          <table:table-cell table:style-name="ce35" table:formula="of:=VLOOKUP([.BG29]+[.BH27];[.$B$7:.$M$22];[.BG25])" office:value-type="float" office:value="1">
            <text:p>1</text:p>
          </table:table-cell>
          <table:table-cell table:style-name="ce35" table:formula="of:=VLOOKUP([.BG29]+[.BI27];[.$B$7:.$M$22];[.BG25])" office:value-type="float" office:value="1">
            <text:p>1</text:p>
          </table:table-cell>
          <table:table-cell table:style-name="ce35" table:formula="of:=VLOOKUP([.BG29]+[.BJ27];[.$B$7:.$M$22];[.BG25])" office:value-type="string" office:string-value="X">
            <text:p>X</text:p>
          </table:table-cell>
          <table:table-cell table:style-name="ce35" table:formula="of:=VLOOKUP([.BG29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1</text:p>
          </table:table-cell>
          <table:table-cell table:style-name="ce23" table:formula="of:=HLOOKUP(MID([.P27];1;1);[.$C$5:.$F$6];2;0)*MID([.P30];1;1) + HLOOKUP(MID([.P27];2;1);[.$C$5:.$F$6];2;0)*MID([.P30];2;1)" office:value-type="float" office:value="12">
            <text:p>12</text:p>
          </table:table-cell>
          <table:table-cell table:style-name="ce97" table:formula="of:=VLOOKUP([.Q30]+[.R27];[.$B$7:.$M$22];[.Q25])" office:value-type="string" office:string-value="X">
            <text:p>X</text:p>
          </table:table-cell>
          <table:table-cell table:style-name="ce35" table:formula="of:=VLOOKUP([.Q30]+[.S27];[.$B$7:.$M$22];[.Q25])" office:value-type="string" office:string-value="X">
            <text:p>X</text:p>
          </table:table-cell>
          <table:table-cell table:style-name="ce35" table:formula="of:=VLOOKUP([.Q30]+[.T27];[.$B$7:.$M$22];[.Q25])" office:value-type="string" office:string-value="X">
            <text:p>X</text:p>
          </table:table-cell>
          <table:table-cell table:style-name="ce97" table:formula="of:=VLOOKUP([.Q30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W27];1;1);[.$C$5:.$F$6];2;0)*MID([.W30];1;1) + HLOOKUP(MID([.W27];2;1);[.$C$5:.$F$6];2;0)*MID([.W30];2;1)" office:value-type="float" office:value="12">
            <text:p>12</text:p>
          </table:table-cell>
          <table:table-cell table:style-name="ce35" table:formula="of:=VLOOKUP([.X30]+[.Y27];[.$B$7:.$M$22];[.X25])" office:value-type="string" office:string-value="X">
            <text:p>X</text:p>
          </table:table-cell>
          <table:table-cell table:style-name="ce121" table:formula="of:=VLOOKUP([.X30]+[.Z27];[.$B$7:.$M$22];[.X25])" office:value-type="string" office:string-value="X">
            <text:p>X</text:p>
          </table:table-cell>
          <table:table-cell table:style-name="ce121" table:formula="of:=VLOOKUP([.X30]+[.AA27];[.$B$7:.$M$22];[.X25])" office:value-type="string" office:string-value="X">
            <text:p>X</text:p>
          </table:table-cell>
          <table:table-cell table:style-name="ce35" table:formula="of:=VLOOKUP([.X30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D27];1;1);[.$C$5:.$F$6];2;0)*MID([.AD30];1;1) + HLOOKUP(MID([.AD27];2;1);[.$C$5:.$F$6];2;0)*MID([.AD30];2;1)" office:value-type="float" office:value="12">
            <text:p>12</text:p>
          </table:table-cell>
          <table:table-cell table:style-name="ce35" table:formula="of:=VLOOKUP([.AE30]+[.AF27];[.$B$7:.$M$22];[.AE25])" office:value-type="string" office:string-value="X">
            <text:p>X</text:p>
          </table:table-cell>
          <table:table-cell table:style-name="ce35" table:formula="of:=VLOOKUP([.AE30]+[.AG27];[.$B$7:.$M$22];[.AE25])" office:value-type="string" office:string-value="X">
            <text:p>X</text:p>
          </table:table-cell>
          <table:table-cell table:style-name="ce35" table:formula="of:=VLOOKUP([.AE30]+[.AH27];[.$B$7:.$M$22];[.AE25])" office:value-type="string" office:string-value="X">
            <text:p>X</text:p>
          </table:table-cell>
          <table:table-cell table:style-name="ce129" table:formula="of:=VLOOKUP([.AE30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K27];1;1);[.$C$5:.$F$6];2;0)*MID([.AK30];1;1) + HLOOKUP(MID([.AK27];2;1);[.$C$5:.$F$6];2;0)*MID([.AK30];2;1)" office:value-type="float" office:value="12">
            <text:p>12</text:p>
          </table:table-cell>
          <table:table-cell table:style-name="ce97" table:formula="of:=VLOOKUP([.AL30]+[.AM27];[.$B$7:.$M$22];[.AL25])" office:value-type="string" office:string-value="X">
            <text:p>X</text:p>
          </table:table-cell>
          <table:table-cell table:style-name="ce35" table:formula="of:=VLOOKUP([.AL30]+[.AN27];[.$B$7:.$M$22];[.AL25])" office:value-type="string" office:string-value="X">
            <text:p>X</text:p>
          </table:table-cell>
          <table:table-cell table:style-name="ce35" table:formula="of:=VLOOKUP([.AL30]+[.AO27];[.$B$7:.$M$22];[.AL25])" office:value-type="string" office:string-value="X">
            <text:p>X</text:p>
          </table:table-cell>
          <table:table-cell table:style-name="ce97" table:formula="of:=VLOOKUP([.AL30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R27];1;1);[.$C$5:.$F$6];2;0)*MID([.AR30];1;1) + HLOOKUP(MID([.AR27];2;1);[.$C$5:.$F$6];2;0)*MID([.AR30];2;1)" office:value-type="float" office:value="12">
            <text:p>12</text:p>
          </table:table-cell>
          <table:table-cell table:style-name="ce97" table:formula="of:=VLOOKUP([.AS30]+[.AT27];[.$B$7:.$M$22];[.AS25])" office:value-type="string" office:string-value="X">
            <text:p>X</text:p>
          </table:table-cell>
          <table:table-cell table:style-name="ce121" table:formula="of:=VLOOKUP([.AS30]+[.AU27];[.$B$7:.$M$22];[.AS25])" office:value-type="string" office:string-value="X">
            <text:p>X</text:p>
          </table:table-cell>
          <table:table-cell table:style-name="ce121" table:formula="of:=VLOOKUP([.AS30]+[.AV27];[.$B$7:.$M$22];[.AS25])" office:value-type="string" office:string-value="X">
            <text:p>X</text:p>
          </table:table-cell>
          <table:table-cell table:style-name="ce97" table:formula="of:=VLOOKUP([.AS30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Y27];1;1);[.$C$5:.$F$6];2;0)*MID([.AY30];1;1) + HLOOKUP(MID([.AY27];2;1);[.$C$5:.$F$6];2;0)*MID([.AY30];2;1)" office:value-type="float" office:value="12">
            <text:p>12</text:p>
          </table:table-cell>
          <table:table-cell table:style-name="ce35" table:formula="of:=VLOOKUP([.AZ30]+[.BA27];[.$B$7:.$M$22];[.AZ25])" office:value-type="string" office:string-value="X">
            <text:p>X</text:p>
          </table:table-cell>
          <table:table-cell table:style-name="ce35" table:formula="of:=VLOOKUP([.AZ30]+[.BB27];[.$B$7:.$M$22];[.AZ25])" office:value-type="string" office:string-value="X">
            <text:p>X</text:p>
          </table:table-cell>
          <table:table-cell table:style-name="ce121" table:formula="of:=VLOOKUP([.AZ30]+[.BC27];[.$B$7:.$M$22];[.AZ25])" office:value-type="string" office:string-value="X">
            <text:p>X</text:p>
          </table:table-cell>
          <table:table-cell table:style-name="ce121" table:formula="of:=VLOOKUP([.AZ30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BF27];1;1);[.$C$5:.$F$6];2;0)*MID([.BF30];1;1) + HLOOKUP(MID([.BF27];2;1);[.$C$5:.$F$6];2;0)*MID([.BF30];2;1)" office:value-type="float" office:value="12">
            <text:p>12</text:p>
          </table:table-cell>
          <table:table-cell table:style-name="ce35" table:formula="of:=VLOOKUP([.BG30]+[.BH27];[.$B$7:.$M$22];[.BG25])" office:value-type="string" office:string-value="X">
            <text:p>X</text:p>
          </table:table-cell>
          <table:table-cell table:style-name="ce35" table:formula="of:=VLOOKUP([.BG30]+[.BI27];[.$B$7:.$M$22];[.BG25])" office:value-type="string" office:string-value="X">
            <text:p>X</text:p>
          </table:table-cell>
          <table:table-cell table:style-name="ce35" table:formula="of:=VLOOKUP([.BG30]+[.BJ27];[.$B$7:.$M$22];[.BG25])" office:value-type="string" office:string-value="X">
            <text:p>X</text:p>
          </table:table-cell>
          <table:table-cell table:style-name="ce35" table:formula="of:=VLOOKUP([.BG30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0</text:p>
          </table:table-cell>
          <table:table-cell table:style-name="ce23" table:formula="of:=HLOOKUP(MID([.P27];1;1);[.$C$5:.$F$6];2;0)*MID([.P31];1;1) + HLOOKUP(MID([.P27];2;1);[.$C$5:.$F$6];2;0)*MID([.P31];2;1)" office:value-type="float" office:value="8">
            <text:p>8</text:p>
          </table:table-cell>
          <table:table-cell table:style-name="ce35" table:formula="of:=VLOOKUP([.Q31]+[.R27];[.$B$7:.$M$22];[.Q25])" office:value-type="string" office:string-value="X">
            <text:p>X</text:p>
          </table:table-cell>
          <table:table-cell table:style-name="ce98" table:formula="of:=VLOOKUP([.Q31]+[.S27];[.$B$7:.$M$22];[.Q25])" office:value-type="string" office:string-value="X">
            <text:p>X</text:p>
          </table:table-cell>
          <table:table-cell table:style-name="ce35" table:formula="of:=VLOOKUP([.Q31]+[.T27];[.$B$7:.$M$22];[.Q25])" office:value-type="string" office:string-value="X">
            <text:p>X</text:p>
          </table:table-cell>
          <table:table-cell table:style-name="ce35" table:formula="of:=VLOOKUP([.Q31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W27];1;1);[.$C$5:.$F$6];2;0)*MID([.W31];1;1) + HLOOKUP(MID([.W27];2;1);[.$C$5:.$F$6];2;0)*MID([.W31];2;1)" office:value-type="float" office:value="8">
            <text:p>8</text:p>
          </table:table-cell>
          <table:table-cell table:style-name="ce35" table:formula="of:=VLOOKUP([.X31]+[.Y27];[.$B$7:.$M$22];[.X25])" office:value-type="string" office:string-value="X">
            <text:p>X</text:p>
          </table:table-cell>
          <table:table-cell table:style-name="ce35" table:formula="of:=VLOOKUP([.X31]+[.Z27];[.$B$7:.$M$22];[.X25])" office:value-type="string" office:string-value="X">
            <text:p>X</text:p>
          </table:table-cell>
          <table:table-cell table:style-name="ce35" table:formula="of:=VLOOKUP([.X31]+[.AA27];[.$B$7:.$M$22];[.X25])" office:value-type="string" office:string-value="X">
            <text:p>X</text:p>
          </table:table-cell>
          <table:table-cell table:style-name="ce120" table:formula="of:=VLOOKUP([.X31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D27];1;1);[.$C$5:.$F$6];2;0)*MID([.AD31];1;1) + HLOOKUP(MID([.AD27];2;1);[.$C$5:.$F$6];2;0)*MID([.AD31];2;1)" office:value-type="float" office:value="8">
            <text:p>8</text:p>
          </table:table-cell>
          <table:table-cell table:style-name="ce35" table:formula="of:=VLOOKUP([.AE31]+[.AF27];[.$B$7:.$M$22];[.AE25])" office:value-type="string" office:string-value="X">
            <text:p>X</text:p>
          </table:table-cell>
          <table:table-cell table:style-name="ce35" table:formula="of:=VLOOKUP([.AE31]+[.AG27];[.$B$7:.$M$22];[.AE25])" office:value-type="string" office:string-value="X">
            <text:p>X</text:p>
          </table:table-cell>
          <table:table-cell table:style-name="ce35" table:formula="of:=VLOOKUP([.AE31]+[.AH27];[.$B$7:.$M$22];[.AE25])" office:value-type="string" office:string-value="X">
            <text:p>X</text:p>
          </table:table-cell>
          <table:table-cell table:style-name="ce129" table:formula="of:=VLOOKUP([.AE31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K27];1;1);[.$C$5:.$F$6];2;0)*MID([.AK31];1;1) + HLOOKUP(MID([.AK27];2;1);[.$C$5:.$F$6];2;0)*MID([.AK31];2;1)" office:value-type="float" office:value="8">
            <text:p>8</text:p>
          </table:table-cell>
          <table:table-cell table:style-name="ce35" table:formula="of:=VLOOKUP([.AL31]+[.AM27];[.$B$7:.$M$22];[.AL25])" office:value-type="string" office:string-value="X">
            <text:p>X</text:p>
          </table:table-cell>
          <table:table-cell table:style-name="ce98" table:formula="of:=VLOOKUP([.AL31]+[.AN27];[.$B$7:.$M$22];[.AL25])" office:value-type="string" office:string-value="X">
            <text:p>X</text:p>
          </table:table-cell>
          <table:table-cell table:style-name="ce35" table:formula="of:=VLOOKUP([.AL31]+[.AO27];[.$B$7:.$M$22];[.AL25])" office:value-type="string" office:string-value="X">
            <text:p>X</text:p>
          </table:table-cell>
          <table:table-cell table:style-name="ce35" table:formula="of:=VLOOKUP([.AL31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R27];1;1);[.$C$5:.$F$6];2;0)*MID([.AR31];1;1) + HLOOKUP(MID([.AR27];2;1);[.$C$5:.$F$6];2;0)*MID([.AR31];2;1)" office:value-type="float" office:value="8">
            <text:p>8</text:p>
          </table:table-cell>
          <table:table-cell table:style-name="ce35" table:formula="of:=VLOOKUP([.AS31]+[.AT27];[.$B$7:.$M$22];[.AS25])" office:value-type="string" office:string-value="X">
            <text:p>X</text:p>
          </table:table-cell>
          <table:table-cell table:style-name="ce121" table:formula="of:=VLOOKUP([.AS31]+[.AU27];[.$B$7:.$M$22];[.AS25])" office:value-type="string" office:string-value="X">
            <text:p>X</text:p>
          </table:table-cell>
          <table:table-cell table:style-name="ce121" table:formula="of:=VLOOKUP([.AS31]+[.AV27];[.$B$7:.$M$22];[.AS25])" office:value-type="string" office:string-value="X">
            <text:p>X</text:p>
          </table:table-cell>
          <table:table-cell table:style-name="ce35" table:formula="of:=VLOOKUP([.AS31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Y27];1;1);[.$C$5:.$F$6];2;0)*MID([.AY31];1;1) + HLOOKUP(MID([.AY27];2;1);[.$C$5:.$F$6];2;0)*MID([.AY31];2;1)" office:value-type="float" office:value="8">
            <text:p>8</text:p>
          </table:table-cell>
          <table:table-cell table:style-name="ce35" table:formula="of:=VLOOKUP([.AZ31]+[.BA27];[.$B$7:.$M$22];[.AZ25])" office:value-type="string" office:string-value="X">
            <text:p>X</text:p>
          </table:table-cell>
          <table:table-cell table:style-name="ce98" table:formula="of:=VLOOKUP([.AZ31]+[.BB27];[.$B$7:.$M$22];[.AZ25])" office:value-type="string" office:string-value="X">
            <text:p>X</text:p>
          </table:table-cell>
          <table:table-cell table:style-name="ce121" table:formula="of:=VLOOKUP([.AZ31]+[.BC27];[.$B$7:.$M$22];[.AZ25])" office:value-type="string" office:string-value="X">
            <text:p>X</text:p>
          </table:table-cell>
          <table:table-cell table:style-name="ce121" table:formula="of:=VLOOKUP([.AZ31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BF27];1;1);[.$C$5:.$F$6];2;0)*MID([.BF31];1;1) + HLOOKUP(MID([.BF27];2;1);[.$C$5:.$F$6];2;0)*MID([.BF31];2;1)" office:value-type="float" office:value="8">
            <text:p>8</text:p>
          </table:table-cell>
          <table:table-cell table:style-name="ce121" table:formula="of:=VLOOKUP([.BG31]+[.BH27];[.$B$7:.$M$22];[.BG25])" office:value-type="string" office:string-value="X">
            <text:p>X</text:p>
          </table:table-cell>
          <table:table-cell table:style-name="ce121" table:formula="of:=VLOOKUP([.BG31]+[.BI27];[.$B$7:.$M$22];[.BG25])" office:value-type="string" office:string-value="X">
            <text:p>X</text:p>
          </table:table-cell>
          <table:table-cell table:style-name="ce35" table:formula="of:=VLOOKUP([.BG31]+[.BJ27];[.$B$7:.$M$22];[.BG25])" office:value-type="string" office:string-value="X">
            <text:p>X</text:p>
          </table:table-cell>
          <table:table-cell table:style-name="ce35" table:formula="of:=VLOOKUP([.BG31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">
            <text:p>1</text:p>
          </table:table-cell>
          <table:table-cell table:style-name="Default" office:value-type="string">
            <text:p>F</text:p>
          </table:table-cell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2">
            <text:p>2</text:p>
          </table:table-cell>
          <table:table-cell table:style-name="Default" office:value-type="string">
            <text:p>G</text:p>
          </table:table-cell>
          <table:table-cell table:style-name="ce86" office:value-type="string" table:number-columns-spanned="6" table:number-rows-spanned="1">
            <text:p>G = µ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3">
            <text:p>3</text:p>
          </table:table-cell>
          <table:table-cell table:style-name="ce77" office:value-type="string">
            <text:p>H</text:p>
          </table:table-cell>
          <table:table-cell table:style-name="ce87" office:value-type="string" table:number-columns-spanned="6" table:number-rows-spanned="1">
            <text:p>H = µ -C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-C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-C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4">
            <text:p>4</text:p>
          </table:table-cell>
          <table:table-cell table:style-name="Default" office:value-type="string">
            <text:p>I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5">
            <text:p>5</text:p>
          </table:table-cell>
          <table:table-cell table:style-name="Default" office:value-type="string">
            <text:p>J</text:p>
          </table:table-cell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1" office:value-type="string" table:number-columns-spanned="6" table:number-rows-spanned="1">
            <text:p>J = µ -C -A</text:p>
          </table:table-cell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6">
            <text:p>6</text:p>
          </table:table-cell>
          <table:table-cell table:style-name="Default" office:value-type="string">
            <text:p>K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7">
            <text:p>7</text:p>
          </table:table-cell>
          <table:table-cell table:style-name="Default" office:value-type="string">
            <text:p>L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8">
            <text:p>8</text:p>
          </table:table-cell>
          <table:table-cell table:style-name="Default" office:value-type="string">
            <text:p>M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9">
            <text:p>9</text:p>
          </table:table-cell>
          <table:table-cell table:style-name="Default" office:value-type="string">
            <text:p>N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-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0">
            <text:p>10</text:p>
          </table:table-cell>
          <table:table-cell table:style-name="Default" office:value-type="string">
            <text:p>O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1">
            <text:p>11</text:p>
          </table:table-cell>
          <table:table-cell table:style-name="Default" office:value-type="string">
            <text:p>P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2">
            <text:p>12</text:p>
          </table:table-cell>
          <table:table-cell table:style-name="Default" office:value-type="string">
            <text:p>Q</text:p>
          </table:table-cell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Q = 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3">
            <text:p>13</text:p>
          </table:table-cell>
          <table:table-cell table:style-name="Default" office:value-type="string">
            <text:p>R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R = B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4">
            <text:p>14</text:p>
          </table:table-cell>
          <table:table-cell table:style-name="Default" office:value-type="string">
            <text:p>S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S = µ C B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4"/>
          <table:table-cell table:style-name="ce145"/>
          <table:table-cell table:style-name="ce38" table:number-columns-repeated="3"/>
          <table:table-cell table:style-name="ce147"/>
          <table:table-cell table:style-name="ce38" table:number-columns-repeated="4"/>
          <table:table-cell table:style-name="ce47" office:value-type="float" office:value="15">
            <text:p>15</text:p>
          </table:table-cell>
          <table:table-cell table:style-name="Default" office:value-type="string">
            <text:p>T</text:p>
          </table:table-cell>
          <table:table-cell table:style-name="ce12" table:number-columns-spanned="6" table:number-rows-spanned="1"/>
          <table:covered-table-cell table:number-columns-repeated="5" table:style-name="ce3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style-name="ce138"/>
          <table:table-cell table:number-columns-repeated="959"/>
        </table:table-row>
        <table:table-row table:style-name="ro4">
          <table:table-cell table:style-name="Default" table:number-columns-repeated="4"/>
          <table:table-cell table:style-name="ce38"/>
          <table:table-cell table:style-name="Default" table:number-columns-repeated="3"/>
          <table:table-cell table:style-name="ce148" office:value-type="string" table:number-columns-spanned="6" table:number-rows-spanned="1">
            <text:p>Inv. Inputs</text:p>
          </table:table-cell>
          <table:covered-table-cell table:number-columns-repeated="4" table:style-name="ce50"/>
          <table:covered-table-cell table:style-name="ce61"/>
          <table:table-cell table:style-name="ce61"/>
          <table:table-cell table:style-name="ce89" office:value-type="string" table:number-columns-spanned="6" table:number-rows-spanned="1">
            <text:p>a = µ G H</text:p>
          </table:table-cell>
          <table:covered-table-cell table:number-columns-repeated="5" table:style-name="ce95"/>
          <table:table-cell table:style-name="ce109"/>
          <table:table-cell table:style-name="ce13" office:value-type="string" table:number-columns-spanned="6" table:number-rows-spanned="1">
            <text:p>b = -J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c = -N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d = a = µ G H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e = µ H A = µ C 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f = µ G B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g = -S</text:p>
          </table:table-cell>
          <table:covered-table-cell table:number-columns-repeated="4" table:style-name="ce28"/>
          <table:covered-table-cell table:style-name="ce49"/>
          <table:table-cell table:style-name="ce135" office:value-type="string" table:number-columns-spanned="6" table:number-rows-spanned="1">
            <text:p>total</text:p>
          </table:table-cell>
          <table:covered-table-cell table:style-name="ce138"/>
          <table:covered-table-cell table:number-columns-repeated="4"/>
          <table:table-cell table:number-columns-repeated="955"/>
        </table:table-row>
        <table:table-row table:style-name="ro4">
          <table:table-cell table:style-name="Default" table:number-columns-repeated="3"/>
          <table:table-cell table:style-name="ce38"/>
          <table:table-cell table:style-name="ce40" office:value-type="string" table:number-columns-spanned="4" table:number-rows-spanned="1">
            <text:p>transistors:</text:p>
          </table:table-cell>
          <table:covered-table-cell table:number-columns-repeated="2" table:style-name="ce20"/>
          <table:covered-table-cell table:style-name="ce60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7" table:number-columns-spanned="6" table:number-rows-spanned="1">
            <text:p>+7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4"/>
          <table:table-cell table:style-name="ce132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136" table:formula="of:=SUM([.I48:.BK48])" office:value-type="float" office:value="23" table:number-columns-spanned="2" table:number-rows-spanned="1">
            <text:p>23</text:p>
          </table:table-cell>
          <table:covered-table-cell table:style-name="ce90"/>
          <table:table-cell table:style-name="ce140" office:value-type="string" table:number-columns-spanned="4" table:number-rows-spanned="1">
            <text:p><text:s/>transistors</text:p>
          </table:table-cell>
          <table:covered-table-cell table:number-columns-repeated="2" table:style-name="ce142"/>
          <table:covered-table-cell table:style-name="ce140"/>
          <table:table-cell table:style-name="ce144"/>
          <table:table-cell table:number-columns-repeated="954"/>
        </table:table-row>
        <table:table-row table:style-name="ro4">
          <table:table-cell table:style-name="Default" table:number-columns-repeated="4"/>
          <table:table-cell table:style-name="ce41" office:value-type="string" table:number-columns-spanned="4" table:number-rows-spanned="1">
            <text:p>gates:</text:p>
          </table:table-cell>
          <table:covered-table-cell table:number-columns-repeated="2" table:style-name="ce50"/>
          <table:covered-table-cell table:style-name="ce61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1" table:number-columns-spanned="6" table:number-rows-spanned="1">
            <text:p>+1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1" table:number-columns-spanned="6" table:number-rows-spanned="1">
            <text:p>+1</text:p>
          </table:table-cell>
          <table:covered-table-cell table:number-columns-repeated="5" table:style-name="ce65"/>
          <table:table-cell table:style-name="ce133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137" table:formula="of:=SUM([.I49:.BK49])" office:value-type="float" office:value="14" table:number-columns-spanned="2" table:number-rows-spanned="1">
            <text:p>14</text:p>
          </table:table-cell>
          <table:covered-table-cell table:style-name="ce139"/>
          <table:table-cell table:style-name="ce141" office:value-type="string" table:number-columns-spanned="4" table:number-rows-spanned="1">
            <text:p><text:s/>gates</text:p>
          </table:table-cell>
          <table:covered-table-cell table:number-columns-repeated="2" table:style-name="ce143"/>
          <table:covered-table-cell table:style-name="ce141"/>
          <table:table-cell table:number-columns-repeated="955"/>
        </table:table-row>
        <table:table-row table:style-name="ro4">
          <table:table-cell table:style-name="Default" table:number-columns-repeated="4"/>
          <table:table-cell table:style-name="ce20" table:number-columns-repeated="11"/>
          <table:table-cell table:style-name="ce36"/>
          <table:table-cell table:style-name="ce90" table:number-columns-repeated="54"/>
          <table:table-cell table:number-columns-repeated="954"/>
        </table:table-row>
        <table:table-row table:style-name="ro4" table:number-rows-repeated="26">
          <table:table-cell table:style-name="Default" table:number-columns-repeated="14"/>
          <table:table-cell table:number-columns-repeated="1010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 table:number-rows-repeated="14">
          <table:table-cell table:style-name="Default"/>
          <table:table-cell table:number-columns-repeated="17"/>
          <table:table-cell table:style-name="Default" table:number-columns-repeated="17"/>
          <table:table-cell table:number-columns-repeated="989"/>
        </table:table-row>
        <table:table-row table:style-name="ro4" table:number-rows-repeated="2">
          <table:table-cell table:number-columns-repeated="18"/>
          <table:table-cell table:style-name="Default" table:number-columns-repeated="17"/>
          <table:table-cell table:number-columns-repeated="989"/>
        </table:table-row>
        <table:table-row table:style-name="ro4" table:number-rows-repeated="1048449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digits 0-3" table:style-name="ta1" table:print="false">
        <table:table-column table:style-name="co6" table:default-cell-style-name="ce5"/>
        <table:table-column table:style-name="co6" table:number-columns-repeated="12" table:default-cell-style-name="ce29"/>
        <table:table-column table:style-name="co6" table:default-cell-style-name="ce5"/>
        <table:table-column table:style-name="co6" table:default-cell-style-name="ce29"/>
        <table:table-column table:style-name="co6" table:number-columns-repeated="974" table:default-cell-style-name="ce5"/>
        <table:table-column table:style-name="co6" table:number-columns-repeated="35" table:default-cell-style-name="Default"/>
        <table:table-row table:style-name="ro3">
          <table:table-cell table:style-name="ce4"/>
          <table:table-cell table:style-name="ce4" office:value-type="string" table:number-columns-spanned="62" table:number-rows-spanned="1">
            <text:p>2 bit to 7-segment, digits 0-3</text:p>
          </table:table-cell>
          <table:covered-table-cell table:style-name="ce30"/>
          <table:covered-table-cell table:number-columns-repeated="10" table:style-name="ce15"/>
          <table:covered-table-cell table:number-columns-repeated="50"/>
          <table:table-cell table:number-columns-repeated="961"/>
        </table:table-row>
        <table:table-row table:style-name="ro4">
          <table:table-cell/>
          <table:table-cell table:style-name="ce14" office:value-type="string" table:number-columns-spanned="12" table:number-rows-spanned="2">
            <text:p>Truth table</text:p>
          </table:table-cell>
          <table:covered-table-cell table:style-name="ce30"/>
          <table:covered-table-cell table:number-columns-repeated="10" table:style-name="ce15"/>
          <table:table-cell table:number-columns-repeated="2"/>
          <table:table-cell table:style-name="ce78" office:value-type="string" table:number-columns-spanned="48" table:number-rows-spanned="1">
            <text:p>7-segment display as defined by truth table</text:p>
          </table:table-cell>
          <table:covered-table-cell table:number-columns-repeated="47"/>
          <table:table-cell table:number-columns-repeated="961"/>
        </table:table-row>
        <table:table-row table:style-name="ro4">
          <table:table-cell/>
          <table:covered-table-cell table:number-columns-repeated="12" table:style-name="ce15"/>
          <table:table-cell table:number-columns-repeated="2"/>
          <table:table-cell table:style-name="ce79" office:value-type="float" office:value="0" table:number-columns-spanned="6" table:number-rows-spanned="1">
            <text:p>0</text:p>
          </table:table-cell>
          <table:covered-table-cell table:number-columns-repeated="4" table:style-name="ce91"/>
          <table:covered-table-cell table:style-name="ce101"/>
          <table:table-cell table:style-name="ce79" table:formula="of:=[.P3]+1" office:value-type="float" office:value="1" table:number-columns-spanned="6" table:number-rows-spanned="1">
            <text:p>1</text:p>
          </table:table-cell>
          <table:covered-table-cell table:number-columns-repeated="4" table:style-name="ce91"/>
          <table:covered-table-cell table:style-name="ce101"/>
          <table:table-cell table:style-name="ce79" table:formula="of:=[.V3]+1" office:value-type="float" office:value="2" table:number-columns-spanned="6" table:number-rows-spanned="1">
            <text:p>2</text:p>
          </table:table-cell>
          <table:covered-table-cell table:number-columns-repeated="4" table:style-name="ce91"/>
          <table:covered-table-cell table:style-name="ce101"/>
          <table:table-cell table:style-name="ce79" table:formula="of:=[.AB3]+1" office:value-type="float" office:value="3" table:number-columns-spanned="6" table:number-rows-spanned="1">
            <text:p>3</text:p>
          </table:table-cell>
          <table:covered-table-cell table:number-columns-repeated="4" table:style-name="ce91"/>
          <table:covered-table-cell table:style-name="ce101"/>
          <table:table-cell table:style-name="ce79" table:formula="of:=[.AH3]+1" office:value-type="float" office:value="4" table:number-columns-spanned="6" table:number-rows-spanned="1">
            <text:p>4</text:p>
          </table:table-cell>
          <table:covered-table-cell table:number-columns-repeated="4" table:style-name="ce91"/>
          <table:covered-table-cell table:style-name="ce101"/>
          <table:table-cell table:style-name="ce79" table:formula="of:=[.AN3]+1" office:value-type="float" office:value="5" table:number-columns-spanned="6" table:number-rows-spanned="1">
            <text:p>5</text:p>
          </table:table-cell>
          <table:covered-table-cell table:number-columns-repeated="4" table:style-name="ce91"/>
          <table:covered-table-cell table:style-name="ce101"/>
          <table:table-cell table:style-name="ce79" table:formula="of:=[.AT3]+1" office:value-type="float" office:value="6" table:number-columns-spanned="6" table:number-rows-spanned="1">
            <text:p>6</text:p>
          </table:table-cell>
          <table:covered-table-cell table:number-columns-repeated="4" table:style-name="ce91"/>
          <table:covered-table-cell table:style-name="ce101"/>
          <table:table-cell table:style-name="ce79" table:formula="of:=[.AZ3]+1" office:value-type="float" office:value="7" table:number-columns-spanned="6" table:number-rows-spanned="1">
            <text:p>7</text:p>
          </table:table-cell>
          <table:covered-table-cell table:number-columns-repeated="4" table:style-name="ce91"/>
          <table:covered-table-cell table:style-name="ce101"/>
          <table:table-cell table:number-columns-repeated="961"/>
        </table:table-row>
        <table:table-row table:style-name="ro4">
          <table:table-cell/>
          <table:table-cell table:style-name="ce16" office:value-type="string" table:number-columns-spanned="5" table:number-rows-spanned="1">
            <text:p>Inputs</text:p>
          </table:table-cell>
          <table:covered-table-cell table:number-columns-repeated="2" table:style-name="ce20"/>
          <table:covered-table-cell table:style-name="ce39"/>
          <table:covered-table-cell table:style-name="ce42"/>
          <table:table-cell table:style-name="ce51" office:value-type="string" table:number-columns-spanned="7" table:number-rows-spanned="1">
            <text:p>Outputs</text:p>
          </table:table-cell>
          <table:covered-table-cell table:number-columns-repeated="5" table:style-name="ce39"/>
          <table:covered-table-cell table:style-name="ce42"/>
          <table:table-cell table:style-name="ce73"/>
          <table:table-cell table:style-name="ce5"/>
          <table:table-cell table:style-name="ce80" table:formula="of:=MATCH([.P3];[.$B$7:.$B$22];0)+2" office:value-type="float" office:value="3" table:number-columns-spanned="6" table:number-rows-spanned="1">
            <text:p>3</text:p>
          </table:table-cell>
          <table:covered-table-cell table:number-columns-repeated="4" table:style-name="ce92"/>
          <table:covered-table-cell table:style-name="ce102"/>
          <table:table-cell table:style-name="ce80" table:formula="of:=MATCH([.V3];[.$B$7:.$B$22];0)+2" office:value-type="float" office:value="4" table:number-columns-spanned="6" table:number-rows-spanned="1">
            <text:p>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3];[.$B$7:.$B$22];0)+2" office:value-type="float" office:value="5" table:number-columns-spanned="6" table:number-rows-spanned="1">
            <text:p>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3];[.$B$7:.$B$22];0)+2" office:value-type="float" office:value="6" table:number-columns-spanned="6" table:number-rows-spanned="1">
            <text:p>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3];[.$B$7:.$B$22];0)+2" office:value-type="float" office:value="7" table:number-columns-spanned="6" table:number-rows-spanned="1">
            <text:p>7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3];[.$B$7:.$B$22];0)+2" office:value-type="float" office:value="8" table:number-columns-spanned="6" table:number-rows-spanned="1">
            <text:p>8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3];[.$B$7:.$B$22];0)+2" office:value-type="float" office:value="9" table:number-columns-spanned="6" table:number-rows-spanned="1">
            <text:p>9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3];[.$B$7:.$B$22];0)+2" office:value-type="float" office:value="10" table:number-columns-spanned="6" table:number-rows-spanned="1">
            <text:p>10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7" office:value-type="string" table:number-columns-spanned="1" table:number-rows-spanned="2">
            <text:p>#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52" office:value-type="string" table:number-columns-spanned="1" table:number-rows-spanned="2">
            <text:p>a</text:p>
          </table:table-cell>
          <table:table-cell table:style-name="ce56" office:value-type="string" table:number-columns-spanned="1" table:number-rows-spanned="2">
            <text:p>b</text:p>
          </table:table-cell>
          <table:table-cell table:style-name="ce56" office:value-type="string" table:number-columns-spanned="1" table:number-rows-spanned="2">
            <text:p>c</text:p>
          </table:table-cell>
          <table:table-cell table:style-name="ce56" office:value-type="string" table:number-columns-spanned="1" table:number-rows-spanned="2">
            <text:p>d</text:p>
          </table:table-cell>
          <table:table-cell table:style-name="ce56" office:value-type="string" table:number-columns-spanned="1" table:number-rows-spanned="2">
            <text:p>e</text:p>
          </table:table-cell>
          <table:table-cell table:style-name="ce56" office:value-type="string" table:number-columns-spanned="1" table:number-rows-spanned="2">
            <text:p>f</text:p>
          </table:table-cell>
          <table:table-cell table:style-name="ce68" office:value-type="string" table:number-columns-spanned="1" table:number-rows-spanned="2">
            <text:p>g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5];[.$G$5:.$M$22];[.P4];0)" office:value-type="float" office:value="1">
            <text:p>1</text:p>
          </table:table-cell>
          <table:table-cell table:style-name="seg1" table:formula="of:=[.T5]&amp;T(ORG.OPENOFFICE.STYLE(IF([.Q5]=1;&quot;seg1&quot;;IF([.Q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5];[.$G$5:.$M$22];[.V4];0)" office:value-type="float" office:value="0">
            <text:p>0</text:p>
          </table:table-cell>
          <table:table-cell table:style-name="seg0" table:formula="of:=[.Z5]&amp;T(ORG.OPENOFFICE.STYLE(IF([.W5]=1;&quot;seg1&quot;;IF([.W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5];[.$G$5:.$M$22];[.AB4];0)" office:value-type="float" office:value="1">
            <text:p>1</text:p>
          </table:table-cell>
          <table:table-cell table:style-name="seg1" table:formula="of:=[.AF5]&amp;T(ORG.OPENOFFICE.STYLE(IF([.AC5]=1;&quot;seg1&quot;;IF([.AC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5];[.$G$5:.$M$22];[.AH4];0)" office:value-type="float" office:value="1">
            <text:p>1</text:p>
          </table:table-cell>
          <table:table-cell table:style-name="seg1" table:formula="of:=[.AL5]&amp;T(ORG.OPENOFFICE.STYLE(IF([.AI5]=1;&quot;seg1&quot;;IF([.AI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5];[.$G$5:.$M$22];[.AN4];0)" office:value-type="string" office:string-value="X">
            <text:p>X</text:p>
          </table:table-cell>
          <table:table-cell table:style-name="segX" table:formula="of:=[.AR5]&amp;T(ORG.OPENOFFICE.STYLE(IF([.AO5]=1;&quot;seg1&quot;;IF([.AO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5];[.$G$5:.$M$22];[.AT4];0)" office:value-type="string" office:string-value="X">
            <text:p>X</text:p>
          </table:table-cell>
          <table:table-cell table:style-name="segX" table:formula="of:=[.AX5]&amp;T(ORG.OPENOFFICE.STYLE(IF([.AU5]=1;&quot;seg1&quot;;IF([.AU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5];[.$G$5:.$M$22];[.AZ4];0)" office:value-type="string" office:string-value="X">
            <text:p>X</text:p>
          </table:table-cell>
          <table:table-cell table:style-name="segX" table:formula="of:=[.BD5]&amp;T(ORG.OPENOFFICE.STYLE(IF([.BA5]=1;&quot;seg1&quot;;IF([.BA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5];[.$G$5:.$M$22];[.BF4];0)" office:value-type="string" office:string-value="X">
            <text:p>X</text:p>
          </table:table-cell>
          <table:table-cell table:style-name="segX" table:formula="of:=[.BJ5]&amp;T(ORG.OPENOFFICE.STYLE(IF([.BG5]=1;&quot;seg1&quot;;IF([.BG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covered-table-cell table:style-name="ce17"/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covered-table-cell table:style-name="ce52"/>
          <table:covered-table-cell table:number-columns-repeated="5" table:style-name="ce56"/>
          <table:covered-table-cell table:style-name="ce68"/>
          <table:table-cell table:style-name="ce73"/>
          <table:table-cell table:style-name="ce5"/>
          <table:table-cell table:style-name="ce81" table:formula="of:=HLOOKUP([.R6];[.$G$5:.$M$22];[.P4];0)" office:value-type="float" office:value="1" table:number-columns-spanned="1" table:number-rows-spanned="2">
            <text:p>1</text:p>
          </table:table-cell>
          <table:table-cell table:style-name="seg1" table:formula="of:=[.R6]&amp;T(ORG.OPENOFFICE.STYLE(IF([.P6]=1;&quot;seg1&quot;;IF([.P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6];[.$G$5:.$M$22];[.P4];0)" office:value-type="float" office:value="1" table:number-columns-spanned="1" table:number-rows-spanned="2">
            <text:p>1</text:p>
          </table:table-cell>
          <table:table-cell table:style-name="seg1" table:formula="of:=[.U6]&amp;T(ORG.OPENOFFICE.STYLE(IF([.S6]=1;&quot;seg1&quot;;IF([.S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6];[.$G$5:.$M$22];[.V4];0)" office:value-type="float" office:value="0" table:number-columns-spanned="1" table:number-rows-spanned="2">
            <text:p>0</text:p>
          </table:table-cell>
          <table:table-cell table:style-name="seg0" table:formula="of:=[.X6]&amp;T(ORG.OPENOFFICE.STYLE(IF([.V6]=1;&quot;seg1&quot;;IF([.V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6];[.$G$5:.$M$22];[.V4];0)" office:value-type="float" office:value="1" table:number-columns-spanned="1" table:number-rows-spanned="2">
            <text:p>1</text:p>
          </table:table-cell>
          <table:table-cell table:style-name="seg1" table:formula="of:=[.AA6]&amp;T(ORG.OPENOFFICE.STYLE(IF([.Y6]=1;&quot;seg1&quot;;IF([.Y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6];[.$G$5:.$M$22];[.AB4];0)" office:value-type="float" office:value="0" table:number-columns-spanned="1" table:number-rows-spanned="2">
            <text:p>0</text:p>
          </table:table-cell>
          <table:table-cell table:style-name="seg0" table:formula="of:=[.AD6]&amp;T(ORG.OPENOFFICE.STYLE(IF([.AB6]=1;&quot;seg1&quot;;IF([.AB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6];[.$G$5:.$M$22];[.AB4];0)" office:value-type="float" office:value="1" table:number-columns-spanned="1" table:number-rows-spanned="2">
            <text:p>1</text:p>
          </table:table-cell>
          <table:table-cell table:style-name="seg1" table:formula="of:=[.AG6]&amp;T(ORG.OPENOFFICE.STYLE(IF([.AE6]=1;&quot;seg1&quot;;IF([.AE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6];[.$G$5:.$M$22];[.AH4];0)" office:value-type="float" office:value="0" table:number-columns-spanned="1" table:number-rows-spanned="2">
            <text:p>0</text:p>
          </table:table-cell>
          <table:table-cell table:style-name="seg0" table:formula="of:=[.AJ6]&amp;T(ORG.OPENOFFICE.STYLE(IF([.AH6]=1;&quot;seg1&quot;;IF([.AH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6];[.$G$5:.$M$22];[.AH4];0)" office:value-type="float" office:value="1" table:number-columns-spanned="1" table:number-rows-spanned="2">
            <text:p>1</text:p>
          </table:table-cell>
          <table:table-cell table:style-name="seg1" table:formula="of:=[.AM6]&amp;T(ORG.OPENOFFICE.STYLE(IF([.AK6]=1;&quot;seg1&quot;;IF([.AK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6];[.$G$5:.$M$22];[.AN4];0)" office:value-type="string" office:string-value="X" table:number-columns-spanned="1" table:number-rows-spanned="2">
            <text:p>X</text:p>
          </table:table-cell>
          <table:table-cell table:style-name="segX" table:formula="of:=[.AP6]&amp;T(ORG.OPENOFFICE.STYLE(IF([.AN6]=1;&quot;seg1&quot;;IF([.AN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6];[.$G$5:.$M$22];[.AN4];0)" office:value-type="string" office:string-value="X" table:number-columns-spanned="1" table:number-rows-spanned="2">
            <text:p>X</text:p>
          </table:table-cell>
          <table:table-cell table:style-name="segX" table:formula="of:=[.AS6]&amp;T(ORG.OPENOFFICE.STYLE(IF([.AQ6]=1;&quot;seg1&quot;;IF([.AQ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6];[.$G$5:.$M$22];[.AT4];0)" office:value-type="string" office:string-value="X" table:number-columns-spanned="1" table:number-rows-spanned="2">
            <text:p>X</text:p>
          </table:table-cell>
          <table:table-cell table:style-name="segX" table:formula="of:=[.AV6]&amp;T(ORG.OPENOFFICE.STYLE(IF([.AT6]=1;&quot;seg1&quot;;IF([.AT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6];[.$G$5:.$M$22];[.AT4];0)" office:value-type="string" office:string-value="X" table:number-columns-spanned="1" table:number-rows-spanned="2">
            <text:p>X</text:p>
          </table:table-cell>
          <table:table-cell table:style-name="segX" table:formula="of:=[.AY6]&amp;T(ORG.OPENOFFICE.STYLE(IF([.AW6]=1;&quot;seg1&quot;;IF([.AW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6];[.$G$5:.$M$22];[.AZ4];0)" office:value-type="string" office:string-value="X" table:number-columns-spanned="1" table:number-rows-spanned="2">
            <text:p>X</text:p>
          </table:table-cell>
          <table:table-cell table:style-name="segX" table:formula="of:=[.BB6]&amp;T(ORG.OPENOFFICE.STYLE(IF([.AZ6]=1;&quot;seg1&quot;;IF([.AZ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6];[.$G$5:.$M$22];[.AZ4];0)" office:value-type="string" office:string-value="X" table:number-columns-spanned="1" table:number-rows-spanned="2">
            <text:p>X</text:p>
          </table:table-cell>
          <table:table-cell table:style-name="segX" table:formula="of:=[.BE6]&amp;T(ORG.OPENOFFICE.STYLE(IF([.BC6]=1;&quot;seg1&quot;;IF([.BC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6];[.$G$5:.$M$22];[.BF4];0)" office:value-type="string" office:string-value="X" table:number-columns-spanned="1" table:number-rows-spanned="2">
            <text:p>X</text:p>
          </table:table-cell>
          <table:table-cell table:style-name="segX" table:formula="of:=[.BH6]&amp;T(ORG.OPENOFFICE.STYLE(IF([.BF6]=1;&quot;seg1&quot;;IF([.BF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6];[.$G$5:.$M$22];[.BF4];0)" office:value-type="string" office:string-value="X" table:number-columns-spanned="1" table:number-rows-spanned="2">
            <text:p>X</text:p>
          </table:table-cell>
          <table:table-cell table:style-name="segX" table:formula="of:=[.BK6]&amp;T(ORG.OPENOFFICE.STYLE(IF([.BI6]=1;&quot;seg1&quot;;IF([.BI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8" office:value-type="float" office:value="0">
            <text:p>0</text:p>
          </table:table-cell>
          <table:table-cell table:style-name="ce31" table:formula="of:=MOD(ROUNDDOWN([.$B7]/[.C$6]);2)" office:value-type="float" office:value="0">
            <text:p>0</text:p>
          </table:table-cell>
          <table:table-cell table:style-name="ce31" table:formula="of:=MOD(ROUNDDOWN([.$B7]/[.D$6]);2)" office:value-type="float" office:value="0">
            <text:p>0</text:p>
          </table:table-cell>
          <table:table-cell table:style-name="ce31" table:formula="of:=MOD(ROUNDDOWN([.$B7]/[.E$6]);2)" office:value-type="float" office:value="0">
            <text:p>0</text:p>
          </table:table-cell>
          <table:table-cell table:style-name="ce43" table:formula="of:=MOD(ROUNDDOWN([.$B7]/[.F$6]);2)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7]+1" office:value-type="float" office:value="1">
            <text:p>1</text:p>
          </table:table-cell>
          <table:table-cell table:style-name="ce31" table:formula="of:=MOD(ROUNDDOWN([.$B8]/[.C$6]);2)" office:value-type="float" office:value="0">
            <text:p>0</text:p>
          </table:table-cell>
          <table:table-cell table:style-name="ce31" table:formula="of:=MOD(ROUNDDOWN([.$B8]/[.D$6]);2)" office:value-type="float" office:value="0">
            <text:p>0</text:p>
          </table:table-cell>
          <table:table-cell table:style-name="ce31" table:formula="of:=MOD(ROUNDDOWN([.$B8]/[.E$6]);2)" office:value-type="float" office:value="0">
            <text:p>0</text:p>
          </table:table-cell>
          <table:table-cell table:style-name="ce43" table:formula="of:=MOD(ROUNDDOWN([.$B8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8];[.$G$5:.$M$22];[.P4];0)" office:value-type="float" office:value="0">
            <text:p>0</text:p>
          </table:table-cell>
          <table:table-cell table:style-name="seg0" table:formula="of:=[.T8]&amp;T(ORG.OPENOFFICE.STYLE(IF([.Q8]=1;&quot;seg1&quot;;IF([.Q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8];[.$G$5:.$M$22];[.V4];0)" office:value-type="float" office:value="0">
            <text:p>0</text:p>
          </table:table-cell>
          <table:table-cell table:style-name="seg0" table:formula="of:=[.Z8]&amp;T(ORG.OPENOFFICE.STYLE(IF([.W8]=1;&quot;seg1&quot;;IF([.W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8];[.$G$5:.$M$22];[.AB4];0)" office:value-type="float" office:value="1">
            <text:p>1</text:p>
          </table:table-cell>
          <table:table-cell table:style-name="seg1" table:formula="of:=[.AF8]&amp;T(ORG.OPENOFFICE.STYLE(IF([.AC8]=1;&quot;seg1&quot;;IF([.AC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8];[.$G$5:.$M$22];[.AH4];0)" office:value-type="float" office:value="1">
            <text:p>1</text:p>
          </table:table-cell>
          <table:table-cell table:style-name="seg1" table:formula="of:=[.AL8]&amp;T(ORG.OPENOFFICE.STYLE(IF([.AI8]=1;&quot;seg1&quot;;IF([.AI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8];[.$G$5:.$M$22];[.AN4];0)" office:value-type="string" office:string-value="X">
            <text:p>X</text:p>
          </table:table-cell>
          <table:table-cell table:style-name="segX" table:formula="of:=[.AR8]&amp;T(ORG.OPENOFFICE.STYLE(IF([.AO8]=1;&quot;seg1&quot;;IF([.AO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8];[.$G$5:.$M$22];[.AT4];0)" office:value-type="string" office:string-value="X">
            <text:p>X</text:p>
          </table:table-cell>
          <table:table-cell table:style-name="segX" table:formula="of:=[.AX8]&amp;T(ORG.OPENOFFICE.STYLE(IF([.AU8]=1;&quot;seg1&quot;;IF([.AU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8];[.$G$5:.$M$22];[.AZ4];0)" office:value-type="string" office:string-value="X">
            <text:p>X</text:p>
          </table:table-cell>
          <table:table-cell table:style-name="segX" table:formula="of:=[.BD8]&amp;T(ORG.OPENOFFICE.STYLE(IF([.BA8]=1;&quot;seg1&quot;;IF([.BA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8];[.$G$5:.$M$22];[.BF4];0)" office:value-type="string" office:string-value="X">
            <text:p>X</text:p>
          </table:table-cell>
          <table:table-cell table:style-name="segX" table:formula="of:=[.BJ8]&amp;T(ORG.OPENOFFICE.STYLE(IF([.BG8]=1;&quot;seg1&quot;;IF([.BG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8]+1" office:value-type="float" office:value="2">
            <text:p>2</text:p>
          </table:table-cell>
          <table:table-cell table:style-name="ce31" table:formula="of:=MOD(ROUNDDOWN([.$B9]/[.C$6]);2)" office:value-type="float" office:value="0">
            <text:p>0</text:p>
          </table:table-cell>
          <table:table-cell table:style-name="ce31" table:formula="of:=MOD(ROUNDDOWN([.$B9]/[.D$6]);2)" office:value-type="float" office:value="0">
            <text:p>0</text:p>
          </table:table-cell>
          <table:table-cell table:style-name="ce31" table:formula="of:=MOD(ROUNDDOWN([.$B9]/[.E$6]);2)" office:value-type="float" office:value="1">
            <text:p>1</text:p>
          </table:table-cell>
          <table:table-cell table:style-name="ce43" table:formula="of:=MOD(ROUNDDOWN([.$B9]/[.F$6]);2)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 table:formula="of:=HLOOKUP([.R9];[.$G$5:.$M$22];[.P4];0)" office:value-type="float" office:value="1" table:number-columns-spanned="1" table:number-rows-spanned="2">
            <text:p>1</text:p>
          </table:table-cell>
          <table:table-cell table:style-name="seg1" table:formula="of:=[.R9]&amp;T(ORG.OPENOFFICE.STYLE(IF([.P9]=1;&quot;seg1&quot;;IF([.P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9];[.$G$5:.$M$22];[.P4];0)" office:value-type="float" office:value="1" table:number-columns-spanned="1" table:number-rows-spanned="2">
            <text:p>1</text:p>
          </table:table-cell>
          <table:table-cell table:style-name="seg1" table:formula="of:=[.U9]&amp;T(ORG.OPENOFFICE.STYLE(IF([.S9]=1;&quot;seg1&quot;;IF([.S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9];[.$G$5:.$M$22];[.V4];0)" office:value-type="float" office:value="0" table:number-columns-spanned="1" table:number-rows-spanned="2">
            <text:p>0</text:p>
          </table:table-cell>
          <table:table-cell table:style-name="seg0" table:formula="of:=[.X9]&amp;T(ORG.OPENOFFICE.STYLE(IF([.V9]=1;&quot;seg1&quot;;IF([.V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9];[.$G$5:.$M$22];[.V4];0)" office:value-type="float" office:value="1" table:number-columns-spanned="1" table:number-rows-spanned="2">
            <text:p>1</text:p>
          </table:table-cell>
          <table:table-cell table:style-name="seg1" table:formula="of:=[.AA9]&amp;T(ORG.OPENOFFICE.STYLE(IF([.Y9]=1;&quot;seg1&quot;;IF([.Y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9];[.$G$5:.$M$22];[.AB4];0)" office:value-type="float" office:value="1" table:number-columns-spanned="1" table:number-rows-spanned="2">
            <text:p>1</text:p>
          </table:table-cell>
          <table:table-cell table:style-name="seg1" table:formula="of:=[.AD9]&amp;T(ORG.OPENOFFICE.STYLE(IF([.AB9]=1;&quot;seg1&quot;;IF([.AB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9];[.$G$5:.$M$22];[.AB4];0)" office:value-type="float" office:value="0" table:number-columns-spanned="1" table:number-rows-spanned="2">
            <text:p>0</text:p>
          </table:table-cell>
          <table:table-cell table:style-name="seg0" table:formula="of:=[.AG9]&amp;T(ORG.OPENOFFICE.STYLE(IF([.AE9]=1;&quot;seg1&quot;;IF([.AE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9];[.$G$5:.$M$22];[.AH4];0)" office:value-type="float" office:value="0" table:number-columns-spanned="1" table:number-rows-spanned="2">
            <text:p>0</text:p>
          </table:table-cell>
          <table:table-cell table:style-name="seg0" table:formula="of:=[.AJ9]&amp;T(ORG.OPENOFFICE.STYLE(IF([.AH9]=1;&quot;seg1&quot;;IF([.AH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9];[.$G$5:.$M$22];[.AH4];0)" office:value-type="float" office:value="1" table:number-columns-spanned="1" table:number-rows-spanned="2">
            <text:p>1</text:p>
          </table:table-cell>
          <table:table-cell table:style-name="seg1" table:formula="of:=[.AM9]&amp;T(ORG.OPENOFFICE.STYLE(IF([.AK9]=1;&quot;seg1&quot;;IF([.AK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9];[.$G$5:.$M$22];[.AN4];0)" office:value-type="string" office:string-value="X" table:number-columns-spanned="1" table:number-rows-spanned="2">
            <text:p>X</text:p>
          </table:table-cell>
          <table:table-cell table:style-name="segX" table:formula="of:=[.AP9]&amp;T(ORG.OPENOFFICE.STYLE(IF([.AN9]=1;&quot;seg1&quot;;IF([.AN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9];[.$G$5:.$M$22];[.AN4];0)" office:value-type="string" office:string-value="X" table:number-columns-spanned="1" table:number-rows-spanned="2">
            <text:p>X</text:p>
          </table:table-cell>
          <table:table-cell table:style-name="segX" table:formula="of:=[.AS9]&amp;T(ORG.OPENOFFICE.STYLE(IF([.AQ9]=1;&quot;seg1&quot;;IF([.AQ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9];[.$G$5:.$M$22];[.AT4];0)" office:value-type="string" office:string-value="X" table:number-columns-spanned="1" table:number-rows-spanned="2">
            <text:p>X</text:p>
          </table:table-cell>
          <table:table-cell table:style-name="segX" table:formula="of:=[.AV9]&amp;T(ORG.OPENOFFICE.STYLE(IF([.AT9]=1;&quot;seg1&quot;;IF([.AT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9];[.$G$5:.$M$22];[.AT4];0)" office:value-type="string" office:string-value="X" table:number-columns-spanned="1" table:number-rows-spanned="2">
            <text:p>X</text:p>
          </table:table-cell>
          <table:table-cell table:style-name="segX" table:formula="of:=[.AY9]&amp;T(ORG.OPENOFFICE.STYLE(IF([.AW9]=1;&quot;seg1&quot;;IF([.AW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9];[.$G$5:.$M$22];[.AZ4];0)" office:value-type="string" office:string-value="X" table:number-columns-spanned="1" table:number-rows-spanned="2">
            <text:p>X</text:p>
          </table:table-cell>
          <table:table-cell table:style-name="segX" table:formula="of:=[.BB9]&amp;T(ORG.OPENOFFICE.STYLE(IF([.AZ9]=1;&quot;seg1&quot;;IF([.AZ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9];[.$G$5:.$M$22];[.AZ4];0)" office:value-type="string" office:string-value="X" table:number-columns-spanned="1" table:number-rows-spanned="2">
            <text:p>X</text:p>
          </table:table-cell>
          <table:table-cell table:style-name="segX" table:formula="of:=[.BE9]&amp;T(ORG.OPENOFFICE.STYLE(IF([.BC9]=1;&quot;seg1&quot;;IF([.BC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9];[.$G$5:.$M$22];[.BF4];0)" office:value-type="string" office:string-value="X" table:number-columns-spanned="1" table:number-rows-spanned="2">
            <text:p>X</text:p>
          </table:table-cell>
          <table:table-cell table:style-name="segX" table:formula="of:=[.BH9]&amp;T(ORG.OPENOFFICE.STYLE(IF([.BF9]=1;&quot;seg1&quot;;IF([.BF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9];[.$G$5:.$M$22];[.BF4];0)" office:value-type="string" office:string-value="X" table:number-columns-spanned="1" table:number-rows-spanned="2">
            <text:p>X</text:p>
          </table:table-cell>
          <table:table-cell table:style-name="segX" table:formula="of:=[.BK9]&amp;T(ORG.OPENOFFICE.STYLE(IF([.BI9]=1;&quot;seg1&quot;;IF([.BI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9]+1" office:value-type="float" office:value="3">
            <text:p>3</text:p>
          </table:table-cell>
          <table:table-cell table:style-name="ce31" table:formula="of:=MOD(ROUNDDOWN([.$B10]/[.C$6]);2)" office:value-type="float" office:value="0">
            <text:p>0</text:p>
          </table:table-cell>
          <table:table-cell table:style-name="ce31" table:formula="of:=MOD(ROUNDDOWN([.$B10]/[.D$6]);2)" office:value-type="float" office:value="0">
            <text:p>0</text:p>
          </table:table-cell>
          <table:table-cell table:style-name="ce31" table:formula="of:=MOD(ROUNDDOWN([.$B10]/[.E$6]);2)" office:value-type="float" office:value="1">
            <text:p>1</text:p>
          </table:table-cell>
          <table:table-cell table:style-name="ce43" table:formula="of:=MOD(ROUNDDOWN([.$B10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0]+1" office:value-type="float" office:value="4">
            <text:p>4</text:p>
          </table:table-cell>
          <table:table-cell table:style-name="ce31" table:formula="of:=MOD(ROUNDDOWN([.$B11]/[.C$6]);2)" office:value-type="float" office:value="0">
            <text:p>0</text:p>
          </table:table-cell>
          <table:table-cell table:style-name="ce31" table:formula="of:=MOD(ROUNDDOWN([.$B11]/[.D$6]);2)" office:value-type="float" office:value="1">
            <text:p>1</text:p>
          </table:table-cell>
          <table:table-cell table:style-name="ce31" table:formula="of:=MOD(ROUNDDOWN([.$B11]/[.E$6]);2)" office:value-type="float" office:value="0">
            <text:p>0</text:p>
          </table:table-cell>
          <table:table-cell table:style-name="ce43" table:formula="of:=MOD(ROUNDDOWN([.$B1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11];[.$G$5:.$M$22];[.P4];0)" office:value-type="float" office:value="1">
            <text:p>1</text:p>
          </table:table-cell>
          <table:table-cell table:style-name="seg1" table:formula="of:=[.T11]&amp;T(ORG.OPENOFFICE.STYLE(IF([.Q11]=1;&quot;seg1&quot;;IF([.Q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11];[.$G$5:.$M$22];[.V4];0)" office:value-type="float" office:value="0">
            <text:p>0</text:p>
          </table:table-cell>
          <table:table-cell table:style-name="seg0" table:formula="of:=[.Z11]&amp;T(ORG.OPENOFFICE.STYLE(IF([.W11]=1;&quot;seg1&quot;;IF([.W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11];[.$G$5:.$M$22];[.AB4];0)" office:value-type="float" office:value="1">
            <text:p>1</text:p>
          </table:table-cell>
          <table:table-cell table:style-name="seg1" table:formula="of:=[.AF11]&amp;T(ORG.OPENOFFICE.STYLE(IF([.AC11]=1;&quot;seg1&quot;;IF([.AC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11];[.$G$5:.$M$22];[.AH4];0)" office:value-type="float" office:value="1">
            <text:p>1</text:p>
          </table:table-cell>
          <table:table-cell table:style-name="seg1" table:formula="of:=[.AL11]&amp;T(ORG.OPENOFFICE.STYLE(IF([.AI11]=1;&quot;seg1&quot;;IF([.AI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11];[.$G$5:.$M$22];[.AN4];0)" office:value-type="string" office:string-value="X">
            <text:p>X</text:p>
          </table:table-cell>
          <table:table-cell table:style-name="segX" table:formula="of:=[.AR11]&amp;T(ORG.OPENOFFICE.STYLE(IF([.AO11]=1;&quot;seg1&quot;;IF([.AO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11];[.$G$5:.$M$22];[.AT4];0)" office:value-type="string" office:string-value="X">
            <text:p>X</text:p>
          </table:table-cell>
          <table:table-cell table:style-name="segX" table:formula="of:=[.AX11]&amp;T(ORG.OPENOFFICE.STYLE(IF([.AU11]=1;&quot;seg1&quot;;IF([.AU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11];[.$G$5:.$M$22];[.AZ4];0)" office:value-type="string" office:string-value="X">
            <text:p>X</text:p>
          </table:table-cell>
          <table:table-cell table:style-name="segX" table:formula="of:=[.BD11]&amp;T(ORG.OPENOFFICE.STYLE(IF([.BA11]=1;&quot;seg1&quot;;IF([.BA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11];[.$G$5:.$M$22];[.BF4];0)" office:value-type="string" office:string-value="X">
            <text:p>X</text:p>
          </table:table-cell>
          <table:table-cell table:style-name="segX" table:formula="of:=[.BJ11]&amp;T(ORG.OPENOFFICE.STYLE(IF([.BG11]=1;&quot;seg1&quot;;IF([.BG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1]+1" office:value-type="float" office:value="5">
            <text:p>5</text:p>
          </table:table-cell>
          <table:table-cell table:style-name="ce31" table:formula="of:=MOD(ROUNDDOWN([.$B12]/[.C$6]);2)" office:value-type="float" office:value="0">
            <text:p>0</text:p>
          </table:table-cell>
          <table:table-cell table:style-name="ce31" table:formula="of:=MOD(ROUNDDOWN([.$B12]/[.D$6]);2)" office:value-type="float" office:value="1">
            <text:p>1</text:p>
          </table:table-cell>
          <table:table-cell table:style-name="ce31" table:formula="of:=MOD(ROUNDDOWN([.$B12]/[.E$6]);2)" office:value-type="float" office:value="0">
            <text:p>0</text:p>
          </table:table-cell>
          <table:table-cell table:style-name="ce43" table:formula="of:=MOD(ROUNDDOWN([.$B1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2]+1" office:value-type="float" office:value="6">
            <text:p>6</text:p>
          </table:table-cell>
          <table:table-cell table:style-name="ce31" table:formula="of:=MOD(ROUNDDOWN([.$B13]/[.C$6]);2)" office:value-type="float" office:value="0">
            <text:p>0</text:p>
          </table:table-cell>
          <table:table-cell table:style-name="ce31" table:formula="of:=MOD(ROUNDDOWN([.$B13]/[.D$6]);2)" office:value-type="float" office:value="1">
            <text:p>1</text:p>
          </table:table-cell>
          <table:table-cell table:style-name="ce31" table:formula="of:=MOD(ROUNDDOWN([.$B13]/[.E$6]);2)" office:value-type="float" office:value="1">
            <text:p>1</text:p>
          </table:table-cell>
          <table:table-cell table:style-name="ce43" table:formula="of:=MOD(ROUNDDOWN([.$B13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79" table:formula="of:=[.BF3]+1" office:value-type="float" office:value="8" table:number-columns-spanned="6" table:number-rows-spanned="1">
            <text:p>8</text:p>
          </table:table-cell>
          <table:covered-table-cell table:number-columns-repeated="4" table:style-name="ce91"/>
          <table:covered-table-cell table:style-name="ce101"/>
          <table:table-cell table:style-name="ce79" table:formula="of:=[.P13]+1" office:value-type="float" office:value="9" table:number-columns-spanned="6" table:number-rows-spanned="1">
            <text:p>9</text:p>
          </table:table-cell>
          <table:covered-table-cell table:number-columns-repeated="4" table:style-name="ce91"/>
          <table:covered-table-cell table:style-name="ce101"/>
          <table:table-cell table:style-name="ce79" table:formula="of:=[.V13]+1" office:value-type="float" office:value="10" table:number-columns-spanned="6" table:number-rows-spanned="1">
            <text:p>10</text:p>
          </table:table-cell>
          <table:covered-table-cell table:number-columns-repeated="4" table:style-name="ce91"/>
          <table:covered-table-cell table:style-name="ce101"/>
          <table:table-cell table:style-name="ce79" table:formula="of:=[.AB13]+1" office:value-type="float" office:value="11" table:number-columns-spanned="6" table:number-rows-spanned="1">
            <text:p>11</text:p>
          </table:table-cell>
          <table:covered-table-cell table:number-columns-repeated="4" table:style-name="ce91"/>
          <table:covered-table-cell table:style-name="ce101"/>
          <table:table-cell table:style-name="ce79" table:formula="of:=[.AH13]+1" office:value-type="float" office:value="12" table:number-columns-spanned="6" table:number-rows-spanned="1">
            <text:p>12</text:p>
          </table:table-cell>
          <table:covered-table-cell table:number-columns-repeated="4" table:style-name="ce91"/>
          <table:covered-table-cell table:style-name="ce101"/>
          <table:table-cell table:style-name="ce79" table:formula="of:=[.AN13]+1" office:value-type="float" office:value="13" table:number-columns-spanned="6" table:number-rows-spanned="1">
            <text:p>13</text:p>
          </table:table-cell>
          <table:covered-table-cell table:number-columns-repeated="4" table:style-name="ce91"/>
          <table:covered-table-cell table:style-name="ce101"/>
          <table:table-cell table:style-name="ce79" table:formula="of:=[.AT13]+1" office:value-type="float" office:value="14" table:number-columns-spanned="6" table:number-rows-spanned="1">
            <text:p>14</text:p>
          </table:table-cell>
          <table:covered-table-cell table:number-columns-repeated="4" table:style-name="ce91"/>
          <table:covered-table-cell table:style-name="ce101"/>
          <table:table-cell table:style-name="ce79" table:formula="of:=[.AZ13]+1" office:value-type="float" office:value="15" table:number-columns-spanned="6" table:number-rows-spanned="1">
            <text:p>15</text:p>
          </table:table-cell>
          <table:covered-table-cell table:number-columns-repeated="4" table:style-name="ce91"/>
          <table:covered-table-cell table:style-name="ce101"/>
          <table:table-cell table:number-columns-repeated="815"/>
          <table:table-cell table:style-name="Default" table:number-columns-repeated="111"/>
          <table:table-cell table:number-columns-repeated="35"/>
        </table:table-row>
        <table:table-row table:style-name="ro4">
          <table:table-cell/>
          <table:table-cell table:style-name="ce19" table:formula="of:=[.B13]+1" office:value-type="float" office:value="7">
            <text:p>7</text:p>
          </table:table-cell>
          <table:table-cell table:style-name="ce31" table:formula="of:=MOD(ROUNDDOWN([.$B14]/[.C$6]);2)" office:value-type="float" office:value="0">
            <text:p>0</text:p>
          </table:table-cell>
          <table:table-cell table:style-name="ce31" table:formula="of:=MOD(ROUNDDOWN([.$B14]/[.D$6]);2)" office:value-type="float" office:value="1">
            <text:p>1</text:p>
          </table:table-cell>
          <table:table-cell table:style-name="ce31" table:formula="of:=MOD(ROUNDDOWN([.$B14]/[.E$6]);2)" office:value-type="float" office:value="1">
            <text:p>1</text:p>
          </table:table-cell>
          <table:table-cell table:style-name="ce43" table:formula="of:=MOD(ROUNDDOWN([.$B14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0" table:formula="of:=MATCH([.P13];[.$B$7:.$B$22];0)+2" office:value-type="float" office:value="11" table:number-columns-spanned="6" table:number-rows-spanned="1">
            <text:p>11</text:p>
          </table:table-cell>
          <table:covered-table-cell table:number-columns-repeated="4" table:style-name="ce92"/>
          <table:covered-table-cell table:style-name="ce102"/>
          <table:table-cell table:style-name="ce80" table:formula="of:=MATCH([.V13];[.$B$7:.$B$22];0)+2" office:value-type="float" office:value="12" table:number-columns-spanned="6" table:number-rows-spanned="1">
            <text:p>12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13];[.$B$7:.$B$22];0)+2" office:value-type="float" office:value="13" table:number-columns-spanned="6" table:number-rows-spanned="1">
            <text:p>13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13];[.$B$7:.$B$22];0)+2" office:value-type="float" office:value="14" table:number-columns-spanned="6" table:number-rows-spanned="1">
            <text:p>1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13];[.$B$7:.$B$22];0)+2" office:value-type="float" office:value="15" table:number-columns-spanned="6" table:number-rows-spanned="1">
            <text:p>1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13];[.$B$7:.$B$22];0)+2" office:value-type="float" office:value="16" table:number-columns-spanned="6" table:number-rows-spanned="1">
            <text:p>1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13];[.$B$7:.$B$22];0)+2" office:value-type="float" office:value="17" table:number-columns-spanned="6" table:number-rows-spanned="1">
            <text:p>17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13];[.$B$7:.$B$22];0)+2" office:value-type="float" office:value="18" table:number-columns-spanned="6" table:number-rows-spanned="1">
            <text:p>18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4]+1" office:value-type="float" office:value="8">
            <text:p>8</text:p>
          </table:table-cell>
          <table:table-cell table:style-name="ce31" table:formula="of:=MOD(ROUNDDOWN([.$B15]/[.C$6]);2)" office:value-type="float" office:value="1">
            <text:p>1</text:p>
          </table:table-cell>
          <table:table-cell table:style-name="ce31" table:formula="of:=MOD(ROUNDDOWN([.$B15]/[.D$6]);2)" office:value-type="float" office:value="0">
            <text:p>0</text:p>
          </table:table-cell>
          <table:table-cell table:style-name="ce31" table:formula="of:=MOD(ROUNDDOWN([.$B15]/[.E$6]);2)" office:value-type="float" office:value="0">
            <text:p>0</text:p>
          </table:table-cell>
          <table:table-cell table:style-name="ce43" table:formula="of:=MOD(ROUNDDOWN([.$B15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5];[.$G$5:.$M$22];[.P14];0)" office:value-type="string" office:string-value="X">
            <text:p>X</text:p>
          </table:table-cell>
          <table:table-cell table:style-name="segX" table:formula="of:=[.T15]&amp;T(ORG.OPENOFFICE.STYLE(IF([.Q15]=1;&quot;seg1&quot;;IF([.Q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15];[.$G$5:.$M$22];[.V14];0)" office:value-type="string" office:string-value="X">
            <text:p>X</text:p>
          </table:table-cell>
          <table:table-cell table:style-name="segX" table:formula="of:=[.Z15]&amp;T(ORG.OPENOFFICE.STYLE(IF([.W15]=1;&quot;seg1&quot;;IF([.W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15];[.$G$5:.$M$22];[.AB14];0)" office:value-type="string" office:string-value="X">
            <text:p>X</text:p>
          </table:table-cell>
          <table:table-cell table:style-name="segX" table:formula="of:=[.AF15]&amp;T(ORG.OPENOFFICE.STYLE(IF([.AC15]=1;&quot;seg1&quot;;IF([.AC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15];[.$G$5:.$M$22];[.AH14];0)" office:value-type="string" office:string-value="X">
            <text:p>X</text:p>
          </table:table-cell>
          <table:table-cell table:style-name="segX" table:formula="of:=[.AL15]&amp;T(ORG.OPENOFFICE.STYLE(IF([.AI15]=1;&quot;seg1&quot;;IF([.AI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15];[.$G$5:.$M$22];[.AN14];0)" office:value-type="string" office:string-value="X">
            <text:p>X</text:p>
          </table:table-cell>
          <table:table-cell table:style-name="segX" table:formula="of:=[.AR15]&amp;T(ORG.OPENOFFICE.STYLE(IF([.AO15]=1;&quot;seg1&quot;;IF([.AO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15];[.$G$5:.$M$22];[.AT14];0)" office:value-type="string" office:string-value="X">
            <text:p>X</text:p>
          </table:table-cell>
          <table:table-cell table:style-name="segX" table:formula="of:=[.AX15]&amp;T(ORG.OPENOFFICE.STYLE(IF([.AU15]=1;&quot;seg1&quot;;IF([.AU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15];[.$G$5:.$M$22];[.AZ14];0)" office:value-type="string" office:string-value="X">
            <text:p>X</text:p>
          </table:table-cell>
          <table:table-cell table:style-name="segX" table:formula="of:=[.BD15]&amp;T(ORG.OPENOFFICE.STYLE(IF([.BA15]=1;&quot;seg1&quot;;IF([.BA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15];[.$G$5:.$M$22];[.BF14];0)" office:value-type="string" office:string-value="X">
            <text:p>X</text:p>
          </table:table-cell>
          <table:table-cell table:style-name="segX" table:formula="of:=[.BJ15]&amp;T(ORG.OPENOFFICE.STYLE(IF([.BG15]=1;&quot;seg1&quot;;IF([.BG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5]+1" office:value-type="float" office:value="9">
            <text:p>9</text:p>
          </table:table-cell>
          <table:table-cell table:style-name="ce31" table:formula="of:=MOD(ROUNDDOWN([.$B16]/[.C$6]);2)" office:value-type="float" office:value="1">
            <text:p>1</text:p>
          </table:table-cell>
          <table:table-cell table:style-name="ce31" table:formula="of:=MOD(ROUNDDOWN([.$B16]/[.D$6]);2)" office:value-type="float" office:value="0">
            <text:p>0</text:p>
          </table:table-cell>
          <table:table-cell table:style-name="ce31" table:formula="of:=MOD(ROUNDDOWN([.$B16]/[.E$6]);2)" office:value-type="float" office:value="0">
            <text:p>0</text:p>
          </table:table-cell>
          <table:table-cell table:style-name="ce43" table:formula="of:=MOD(ROUNDDOWN([.$B16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6];[.$G$5:.$M$22];[.P14];0)" office:value-type="string" office:string-value="X" table:number-columns-spanned="1" table:number-rows-spanned="2">
            <text:p>X</text:p>
          </table:table-cell>
          <table:table-cell table:style-name="segX" table:formula="of:=[.R16]&amp;T(ORG.OPENOFFICE.STYLE(IF([.P16]=1;&quot;seg1&quot;;IF([.P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16];[.$G$5:.$M$22];[.P14];0)" office:value-type="string" office:string-value="X" table:number-columns-spanned="1" table:number-rows-spanned="2">
            <text:p>X</text:p>
          </table:table-cell>
          <table:table-cell table:style-name="segX" table:formula="of:=[.U16]&amp;T(ORG.OPENOFFICE.STYLE(IF([.S16]=1;&quot;seg1&quot;;IF([.S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16];[.$G$5:.$M$22];[.V14];0)" office:value-type="string" office:string-value="X" table:number-columns-spanned="1" table:number-rows-spanned="2">
            <text:p>X</text:p>
          </table:table-cell>
          <table:table-cell table:style-name="segX" table:formula="of:=[.X16]&amp;T(ORG.OPENOFFICE.STYLE(IF([.V16]=1;&quot;seg1&quot;;IF([.V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16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6]&amp;T(ORG.OPENOFFICE.STYLE(IF([.Y16]=1;&quot;seg1&quot;;IF([.Y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6]&amp;T(ORG.OPENOFFICE.STYLE(IF([.AB16]=1;&quot;seg1&quot;;IF([.AB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6]&amp;T(ORG.OPENOFFICE.STYLE(IF([.AE16]=1;&quot;seg1&quot;;IF([.AE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6]&amp;T(ORG.OPENOFFICE.STYLE(IF([.AH16]=1;&quot;seg1&quot;;IF([.AH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6]&amp;T(ORG.OPENOFFICE.STYLE(IF([.AK16]=1;&quot;seg1&quot;;IF([.AK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6]&amp;T(ORG.OPENOFFICE.STYLE(IF([.AN16]=1;&quot;seg1&quot;;IF([.AN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6]&amp;T(ORG.OPENOFFICE.STYLE(IF([.AQ16]=1;&quot;seg1&quot;;IF([.AQ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6]&amp;T(ORG.OPENOFFICE.STYLE(IF([.AT16]=1;&quot;seg1&quot;;IF([.AT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6]&amp;T(ORG.OPENOFFICE.STYLE(IF([.AW16]=1;&quot;seg1&quot;;IF([.AW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6]&amp;T(ORG.OPENOFFICE.STYLE(IF([.AZ16]=1;&quot;seg1&quot;;IF([.AZ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6]&amp;T(ORG.OPENOFFICE.STYLE(IF([.BC16]=1;&quot;seg1&quot;;IF([.BC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6]&amp;T(ORG.OPENOFFICE.STYLE(IF([.BF16]=1;&quot;seg1&quot;;IF([.BF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6]&amp;T(ORG.OPENOFFICE.STYLE(IF([.BI16]=1;&quot;seg1&quot;;IF([.BI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6]+1" office:value-type="float" office:value="10">
            <text:p>10</text:p>
          </table:table-cell>
          <table:table-cell table:style-name="ce31" table:formula="of:=MOD(ROUNDDOWN([.$B17]/[.C$6]);2)" office:value-type="float" office:value="1">
            <text:p>1</text:p>
          </table:table-cell>
          <table:table-cell table:style-name="ce31" table:formula="of:=MOD(ROUNDDOWN([.$B17]/[.D$6]);2)" office:value-type="float" office:value="0">
            <text:p>0</text:p>
          </table:table-cell>
          <table:table-cell table:style-name="ce31" table:formula="of:=MOD(ROUNDDOWN([.$B17]/[.E$6]);2)" office:value-type="float" office:value="1">
            <text:p>1</text:p>
          </table:table-cell>
          <table:table-cell table:style-name="ce43" table:formula="of:=MOD(ROUNDDOWN([.$B17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7]+1" office:value-type="float" office:value="11">
            <text:p>11</text:p>
          </table:table-cell>
          <table:table-cell table:style-name="ce31" table:formula="of:=MOD(ROUNDDOWN([.$B18]/[.C$6]);2)" office:value-type="float" office:value="1">
            <text:p>1</text:p>
          </table:table-cell>
          <table:table-cell table:style-name="ce31" table:formula="of:=MOD(ROUNDDOWN([.$B18]/[.D$6]);2)" office:value-type="float" office:value="0">
            <text:p>0</text:p>
          </table:table-cell>
          <table:table-cell table:style-name="ce31" table:formula="of:=MOD(ROUNDDOWN([.$B18]/[.E$6]);2)" office:value-type="float" office:value="1">
            <text:p>1</text:p>
          </table:table-cell>
          <table:table-cell table:style-name="ce43" table:formula="of:=MOD(ROUNDDOWN([.$B18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8];[.$G$5:.$M$22];[.P14];0)" office:value-type="string" office:string-value="X">
            <text:p>X</text:p>
          </table:table-cell>
          <table:table-cell table:style-name="segX" table:formula="of:=[.T18]&amp;T(ORG.OPENOFFICE.STYLE(IF([.Q18]=1;&quot;seg1&quot;;IF([.Q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18];[.$G$5:.$M$22];[.V14];0)" office:value-type="string" office:string-value="X">
            <text:p>X</text:p>
          </table:table-cell>
          <table:table-cell table:style-name="segX" table:formula="of:=[.Z18]&amp;T(ORG.OPENOFFICE.STYLE(IF([.W18]=1;&quot;seg1&quot;;IF([.W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18];[.$G$5:.$M$22];[.AB14];0)" office:value-type="string" office:string-value="X">
            <text:p>X</text:p>
          </table:table-cell>
          <table:table-cell table:style-name="segX" table:formula="of:=[.AF18]&amp;T(ORG.OPENOFFICE.STYLE(IF([.AC18]=1;&quot;seg1&quot;;IF([.AC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18];[.$G$5:.$M$22];[.AH14];0)" office:value-type="string" office:string-value="X">
            <text:p>X</text:p>
          </table:table-cell>
          <table:table-cell table:style-name="segX" table:formula="of:=[.AL18]&amp;T(ORG.OPENOFFICE.STYLE(IF([.AI18]=1;&quot;seg1&quot;;IF([.AI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18];[.$G$5:.$M$22];[.AN14];0)" office:value-type="string" office:string-value="X">
            <text:p>X</text:p>
          </table:table-cell>
          <table:table-cell table:style-name="segX" table:formula="of:=[.AR18]&amp;T(ORG.OPENOFFICE.STYLE(IF([.AO18]=1;&quot;seg1&quot;;IF([.AO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18];[.$G$5:.$M$22];[.AT14];0)" office:value-type="string" office:string-value="X">
            <text:p>X</text:p>
          </table:table-cell>
          <table:table-cell table:style-name="segX" table:formula="of:=[.AX18]&amp;T(ORG.OPENOFFICE.STYLE(IF([.AU18]=1;&quot;seg1&quot;;IF([.AU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18];[.$G$5:.$M$22];[.AZ14];0)" office:value-type="string" office:string-value="X">
            <text:p>X</text:p>
          </table:table-cell>
          <table:table-cell table:style-name="segX" table:formula="of:=[.BD18]&amp;T(ORG.OPENOFFICE.STYLE(IF([.BA18]=1;&quot;seg1&quot;;IF([.BA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18];[.$G$5:.$M$22];[.BF14];0)" office:value-type="string" office:string-value="X">
            <text:p>X</text:p>
          </table:table-cell>
          <table:table-cell table:style-name="segX" table:formula="of:=[.BJ18]&amp;T(ORG.OPENOFFICE.STYLE(IF([.BG18]=1;&quot;seg1&quot;;IF([.BG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8]+1" office:value-type="float" office:value="12">
            <text:p>12</text:p>
          </table:table-cell>
          <table:table-cell table:style-name="ce31" table:formula="of:=MOD(ROUNDDOWN([.$B19]/[.C$6]);2)" office:value-type="float" office:value="1">
            <text:p>1</text:p>
          </table:table-cell>
          <table:table-cell table:style-name="ce31" table:formula="of:=MOD(ROUNDDOWN([.$B19]/[.D$6]);2)" office:value-type="float" office:value="1">
            <text:p>1</text:p>
          </table:table-cell>
          <table:table-cell table:style-name="ce31" table:formula="of:=MOD(ROUNDDOWN([.$B19]/[.E$6]);2)" office:value-type="float" office:value="0">
            <text:p>0</text:p>
          </table:table-cell>
          <table:table-cell table:style-name="ce43" table:formula="of:=MOD(ROUNDDOWN([.$B19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9];[.$G$5:.$M$22];[.P14];0)" office:value-type="string" office:string-value="X" table:number-columns-spanned="1" table:number-rows-spanned="2">
            <text:p>X</text:p>
          </table:table-cell>
          <table:table-cell table:style-name="segX" table:formula="of:=[.R19]&amp;T(ORG.OPENOFFICE.STYLE(IF([.P19]=1;&quot;seg1&quot;;IF([.P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19];[.$G$5:.$M$22];[.P14];0)" office:value-type="string" office:string-value="X" table:number-columns-spanned="1" table:number-rows-spanned="2">
            <text:p>X</text:p>
          </table:table-cell>
          <table:table-cell table:style-name="segX" table:formula="of:=[.U19]&amp;T(ORG.OPENOFFICE.STYLE(IF([.S19]=1;&quot;seg1&quot;;IF([.S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19];[.$G$5:.$M$22];[.V14];0)" office:value-type="string" office:string-value="X" table:number-columns-spanned="1" table:number-rows-spanned="2">
            <text:p>X</text:p>
          </table:table-cell>
          <table:table-cell table:style-name="segX" table:formula="of:=[.X19]&amp;T(ORG.OPENOFFICE.STYLE(IF([.V19]=1;&quot;seg1&quot;;IF([.V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19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9]&amp;T(ORG.OPENOFFICE.STYLE(IF([.Y19]=1;&quot;seg1&quot;;IF([.Y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9]&amp;T(ORG.OPENOFFICE.STYLE(IF([.AB19]=1;&quot;seg1&quot;;IF([.AB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9]&amp;T(ORG.OPENOFFICE.STYLE(IF([.AE19]=1;&quot;seg1&quot;;IF([.AE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9]&amp;T(ORG.OPENOFFICE.STYLE(IF([.AH19]=1;&quot;seg1&quot;;IF([.AH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9]&amp;T(ORG.OPENOFFICE.STYLE(IF([.AK19]=1;&quot;seg1&quot;;IF([.AK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9]&amp;T(ORG.OPENOFFICE.STYLE(IF([.AN19]=1;&quot;seg1&quot;;IF([.AN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9]&amp;T(ORG.OPENOFFICE.STYLE(IF([.AQ19]=1;&quot;seg1&quot;;IF([.AQ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9]&amp;T(ORG.OPENOFFICE.STYLE(IF([.AT19]=1;&quot;seg1&quot;;IF([.AT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9]&amp;T(ORG.OPENOFFICE.STYLE(IF([.AW19]=1;&quot;seg1&quot;;IF([.AW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9]&amp;T(ORG.OPENOFFICE.STYLE(IF([.AZ19]=1;&quot;seg1&quot;;IF([.AZ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9]&amp;T(ORG.OPENOFFICE.STYLE(IF([.BC19]=1;&quot;seg1&quot;;IF([.BC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9]&amp;T(ORG.OPENOFFICE.STYLE(IF([.BF19]=1;&quot;seg1&quot;;IF([.BF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9]&amp;T(ORG.OPENOFFICE.STYLE(IF([.BI19]=1;&quot;seg1&quot;;IF([.BI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19]+1" office:value-type="float" office:value="13">
            <text:p>13</text:p>
          </table:table-cell>
          <table:table-cell table:style-name="ce31" table:formula="of:=MOD(ROUNDDOWN([.$B20]/[.C$6]);2)" office:value-type="float" office:value="1">
            <text:p>1</text:p>
          </table:table-cell>
          <table:table-cell table:style-name="ce31" table:formula="of:=MOD(ROUNDDOWN([.$B20]/[.D$6]);2)" office:value-type="float" office:value="1">
            <text:p>1</text:p>
          </table:table-cell>
          <table:table-cell table:style-name="ce31" table:formula="of:=MOD(ROUNDDOWN([.$B20]/[.E$6]);2)" office:value-type="float" office:value="0">
            <text:p>0</text:p>
          </table:table-cell>
          <table:table-cell table:style-name="ce43" table:formula="of:=MOD(ROUNDDOWN([.$B20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20]+1" office:value-type="float" office:value="14">
            <text:p>14</text:p>
          </table:table-cell>
          <table:table-cell table:style-name="ce31" table:formula="of:=MOD(ROUNDDOWN([.$B21]/[.C$6]);2)" office:value-type="float" office:value="1">
            <text:p>1</text:p>
          </table:table-cell>
          <table:table-cell table:style-name="ce31" table:formula="of:=MOD(ROUNDDOWN([.$B21]/[.D$6]);2)" office:value-type="float" office:value="1">
            <text:p>1</text:p>
          </table:table-cell>
          <table:table-cell table:style-name="ce31" table:formula="of:=MOD(ROUNDDOWN([.$B21]/[.E$6]);2)" office:value-type="float" office:value="1">
            <text:p>1</text:p>
          </table:table-cell>
          <table:table-cell table:style-name="ce43" table:formula="of:=MOD(ROUNDDOWN([.$B2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21];[.$G$5:.$M$22];[.P14];0)" office:value-type="string" office:string-value="X">
            <text:p>X</text:p>
          </table:table-cell>
          <table:table-cell table:style-name="segX" table:formula="of:=[.T21]&amp;T(ORG.OPENOFFICE.STYLE(IF([.Q21]=1;&quot;seg1&quot;;IF([.Q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21];[.$G$5:.$M$22];[.V14];0)" office:value-type="string" office:string-value="X">
            <text:p>X</text:p>
          </table:table-cell>
          <table:table-cell table:style-name="segX" table:formula="of:=[.Z21]&amp;T(ORG.OPENOFFICE.STYLE(IF([.W21]=1;&quot;seg1&quot;;IF([.W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21];[.$G$5:.$M$22];[.AB14];0)" office:value-type="string" office:string-value="X">
            <text:p>X</text:p>
          </table:table-cell>
          <table:table-cell table:style-name="segX" table:formula="of:=[.AF21]&amp;T(ORG.OPENOFFICE.STYLE(IF([.AC21]=1;&quot;seg1&quot;;IF([.AC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21];[.$G$5:.$M$22];[.AH14];0)" office:value-type="string" office:string-value="X">
            <text:p>X</text:p>
          </table:table-cell>
          <table:table-cell table:style-name="segX" table:formula="of:=[.AL21]&amp;T(ORG.OPENOFFICE.STYLE(IF([.AI21]=1;&quot;seg1&quot;;IF([.AI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21];[.$G$5:.$M$22];[.AN14];0)" office:value-type="string" office:string-value="X">
            <text:p>X</text:p>
          </table:table-cell>
          <table:table-cell table:style-name="segX" table:formula="of:=[.AR21]&amp;T(ORG.OPENOFFICE.STYLE(IF([.AO21]=1;&quot;seg1&quot;;IF([.AO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21];[.$G$5:.$M$22];[.AT14];0)" office:value-type="string" office:string-value="X">
            <text:p>X</text:p>
          </table:table-cell>
          <table:table-cell table:style-name="segX" table:formula="of:=[.AX21]&amp;T(ORG.OPENOFFICE.STYLE(IF([.AU21]=1;&quot;seg1&quot;;IF([.AU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21];[.$G$5:.$M$22];[.AZ14];0)" office:value-type="string" office:string-value="X">
            <text:p>X</text:p>
          </table:table-cell>
          <table:table-cell table:style-name="segX" table:formula="of:=[.BD21]&amp;T(ORG.OPENOFFICE.STYLE(IF([.BA21]=1;&quot;seg1&quot;;IF([.BA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21];[.$G$5:.$M$22];[.BF14];0)" office:value-type="string" office:string-value="X">
            <text:p>X</text:p>
          </table:table-cell>
          <table:table-cell table:style-name="segX" table:formula="of:=[.BJ21]&amp;T(ORG.OPENOFFICE.STYLE(IF([.BG21]=1;&quot;seg1&quot;;IF([.BG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7" table:formula="of:=[.B21]+1" office:value-type="float" office:value="15">
            <text:p>15</text:p>
          </table:table-cell>
          <table:table-cell table:style-name="ce31" table:formula="of:=MOD(ROUNDDOWN([.$B22]/[.C$6]);2)" office:value-type="float" office:value="1">
            <text:p>1</text:p>
          </table:table-cell>
          <table:table-cell table:style-name="ce31" table:formula="of:=MOD(ROUNDDOWN([.$B22]/[.D$6]);2)" office:value-type="float" office:value="1">
            <text:p>1</text:p>
          </table:table-cell>
          <table:table-cell table:style-name="ce31" table:formula="of:=MOD(ROUNDDOWN([.$B22]/[.E$6]);2)" office:value-type="float" office:value="1">
            <text:p>1</text:p>
          </table:table-cell>
          <table:table-cell table:style-name="ce43" table:formula="of:=MOD(ROUNDDOWN([.$B2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20" table:number-columns-repeated="12"/>
          <table:table-cell table:style-name="Default"/>
          <table:table-cell table:style-name="ce5"/>
          <table:table-cell table:number-columns-repeated="914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 table:number-columns-repeated="14"/>
          <table:table-cell/>
          <table:table-cell table:style-name="ce84" office:value-type="string" table:number-columns-spanned="48" table:number-rows-spanned="1">
            <text:p>Karnaugh-maps</text:p>
          </table:table-cell>
          <table:covered-table-cell table:number-columns-repeated="12" table:style-name="Default"/>
          <table:covered-table-cell table:style-name="ce29"/>
          <table:covered-table-cell table:number-columns-repeated="34"/>
          <table:table-cell table:number-columns-repeated="961"/>
        </table:table-row>
        <table:table-row table:style-name="ro4">
          <table:table-cell table:style-name="Default" table:number-columns-repeated="14"/>
          <table:table-cell table:style-name="ce75"/>
          <table:table-cell table:style-name="ce6" office:value-type="string" table:number-columns-spanned="2" table:number-rows-spanned="2">
            <text:p>a</text:p>
          </table:table-cell>
          <table:covered-table-cell table:style-name="ce21" table:formula="of:=MATCH([.P25];[.$G$5:.$M$5])+5" office:value-type="float" office:value="6">
            <text:p>6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b</text:p>
          </table:table-cell>
          <table:covered-table-cell table:style-name="ce115" table:formula="of:=MATCH([.W25];[.$G$5:.$M$5])+5" office:value-type="float" office:value="7">
            <text:p>7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c</text:p>
          </table:table-cell>
          <table:covered-table-cell table:style-name="ce21" table:formula="of:=MATCH([.AD25];[.$G$5:.$M$5])+5" office:value-type="float" office:value="8">
            <text:p>8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d</text:p>
          </table:table-cell>
          <table:covered-table-cell table:style-name="ce21" table:formula="of:=MATCH([.AK25];[.$G$5:.$M$5])+5" office:value-type="float" office:value="9">
            <text:p>9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e</text:p>
          </table:table-cell>
          <table:covered-table-cell table:style-name="ce21" table:formula="of:=MATCH([.AR25];[.$G$5:.$M$5])+5" office:value-type="float" office:value="10">
            <text:p>10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f</text:p>
          </table:table-cell>
          <table:covered-table-cell table:style-name="ce21" table:formula="of:=MATCH([.AY25];[.$G$5:.$M$5])+5" office:value-type="float" office:value="11">
            <text:p>11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g</text:p>
          </table:table-cell>
          <table:covered-table-cell table:style-name="ce21" table:formula="of:=MATCH([.BF25];[.$G$5:.$M$5])+5" office:value-type="float" office:value="12">
            <text:p>12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110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R25];1;1);[.$C$5:.$F$6];2;0)*MID([.R26];1;1) + HLOOKUP(MID([.R25];2;1);[.$C$5:.$F$6];2;0)*MID([.R26];2;1)" office:value-type="float" office:value="0">
            <text:p>0</text:p>
          </table:table-cell>
          <table:table-cell table:style-name="ce34" table:formula="of:=HLOOKUP(MID([.R25];1;1);[.$C$5:.$F$6];2;0)*MID([.S26];1;1) + HLOOKUP(MID([.R25];2;1);[.$C$5:.$F$6];2;0)*MID([.S26];2;1)" office:value-type="float" office:value="1">
            <text:p>1</text:p>
          </table:table-cell>
          <table:table-cell table:style-name="ce34" table:formula="of:=HLOOKUP(MID([.R25];1;1);[.$C$5:.$F$6];2;0)*MID([.T26];1;1) + HLOOKUP(MID([.R25];2;1);[.$C$5:.$F$6];2;0)*MID([.T26];2;1)" office:value-type="float" office:value="3">
            <text:p>3</text:p>
          </table:table-cell>
          <table:table-cell table:style-name="ce34" table:formula="of:=HLOOKUP(MID([.R25];1;1);[.$C$5:.$F$6];2;0)*MID([.U26];1;1) + HLOOKUP(MID([.R25];2;1);[.$C$5:.$F$6];2;0)*MID([.U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Y25];1;1);[.$C$5:.$F$6];2;0)*MID([.Y26];1;1) + HLOOKUP(MID([.Y25];2;1);[.$C$5:.$F$6];2;0)*MID([.Y26];2;1)" office:value-type="float" office:value="0">
            <text:p>0</text:p>
          </table:table-cell>
          <table:table-cell table:style-name="ce34" table:formula="of:=HLOOKUP(MID([.Y25];1;1);[.$C$5:.$F$6];2;0)*MID([.Z26];1;1) + HLOOKUP(MID([.Y25];2;1);[.$C$5:.$F$6];2;0)*MID([.Z26];2;1)" office:value-type="float" office:value="1">
            <text:p>1</text:p>
          </table:table-cell>
          <table:table-cell table:style-name="ce34" table:formula="of:=HLOOKUP(MID([.Y25];1;1);[.$C$5:.$F$6];2;0)*MID([.AA26];1;1) + HLOOKUP(MID([.Y25];2;1);[.$C$5:.$F$6];2;0)*MID([.AA26];2;1)" office:value-type="float" office:value="3">
            <text:p>3</text:p>
          </table:table-cell>
          <table:table-cell table:style-name="ce119" table:formula="of:=HLOOKUP(MID([.Y25];1;1);[.$C$5:.$F$6];2;0)*MID([.AB26];1;1) + HLOOKUP(MID([.Y25];2;1);[.$C$5:.$F$6];2;0)*MID([.AB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F25];1;1);[.$C$5:.$F$6];2;0)*MID([.AF26];1;1) + HLOOKUP(MID([.AF25];2;1);[.$C$5:.$F$6];2;0)*MID([.AF26];2;1)" office:value-type="float" office:value="0">
            <text:p>0</text:p>
          </table:table-cell>
          <table:table-cell table:style-name="ce34" table:formula="of:=HLOOKUP(MID([.AF25];1;1);[.$C$5:.$F$6];2;0)*MID([.AG26];1;1) + HLOOKUP(MID([.AF25];2;1);[.$C$5:.$F$6];2;0)*MID([.AG26];2;1)" office:value-type="float" office:value="1">
            <text:p>1</text:p>
          </table:table-cell>
          <table:table-cell table:style-name="ce34" table:formula="of:=HLOOKUP(MID([.AF25];1;1);[.$C$5:.$F$6];2;0)*MID([.AH26];1;1) + HLOOKUP(MID([.AF25];2;1);[.$C$5:.$F$6];2;0)*MID([.AH26];2;1)" office:value-type="float" office:value="3">
            <text:p>3</text:p>
          </table:table-cell>
          <table:table-cell table:style-name="ce34" table:formula="of:=HLOOKUP(MID([.AF25];1;1);[.$C$5:.$F$6];2;0)*MID([.AI26];1;1) + HLOOKUP(MID([.AF25];2;1);[.$C$5:.$F$6];2;0)*MID([.AI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M25];1;1);[.$C$5:.$F$6];2;0)*MID([.AM26];1;1) + HLOOKUP(MID([.AM25];2;1);[.$C$5:.$F$6];2;0)*MID([.AM26];2;1)" office:value-type="float" office:value="0">
            <text:p>0</text:p>
          </table:table-cell>
          <table:table-cell table:style-name="ce34" table:formula="of:=HLOOKUP(MID([.AM25];1;1);[.$C$5:.$F$6];2;0)*MID([.AN26];1;1) + HLOOKUP(MID([.AM25];2;1);[.$C$5:.$F$6];2;0)*MID([.AN26];2;1)" office:value-type="float" office:value="1">
            <text:p>1</text:p>
          </table:table-cell>
          <table:table-cell table:style-name="ce34" table:formula="of:=HLOOKUP(MID([.AM25];1;1);[.$C$5:.$F$6];2;0)*MID([.AO26];1;1) + HLOOKUP(MID([.AM25];2;1);[.$C$5:.$F$6];2;0)*MID([.AO26];2;1)" office:value-type="float" office:value="3">
            <text:p>3</text:p>
          </table:table-cell>
          <table:table-cell table:style-name="ce34" table:formula="of:=HLOOKUP(MID([.AM25];1;1);[.$C$5:.$F$6];2;0)*MID([.AP26];1;1) + HLOOKUP(MID([.AM25];2;1);[.$C$5:.$F$6];2;0)*MID([.AP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T25];1;1);[.$C$5:.$F$6];2;0)*MID([.AT26];1;1) + HLOOKUP(MID([.AT25];2;1);[.$C$5:.$F$6];2;0)*MID([.AT26];2;1)" office:value-type="float" office:value="0">
            <text:p>0</text:p>
          </table:table-cell>
          <table:table-cell table:style-name="ce34" table:formula="of:=HLOOKUP(MID([.AT25];1;1);[.$C$5:.$F$6];2;0)*MID([.AU26];1;1) + HLOOKUP(MID([.AT25];2;1);[.$C$5:.$F$6];2;0)*MID([.AU26];2;1)" office:value-type="float" office:value="1">
            <text:p>1</text:p>
          </table:table-cell>
          <table:table-cell table:style-name="ce34" table:formula="of:=HLOOKUP(MID([.AT25];1;1);[.$C$5:.$F$6];2;0)*MID([.AV26];1;1) + HLOOKUP(MID([.AT25];2;1);[.$C$5:.$F$6];2;0)*MID([.AV26];2;1)" office:value-type="float" office:value="3">
            <text:p>3</text:p>
          </table:table-cell>
          <table:table-cell table:style-name="ce34" table:formula="of:=HLOOKUP(MID([.AT25];1;1);[.$C$5:.$F$6];2;0)*MID([.AW26];1;1) + HLOOKUP(MID([.AT25];2;1);[.$C$5:.$F$6];2;0)*MID([.AW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A25];1;1);[.$C$5:.$F$6];2;0)*MID([.BA26];1;1) + HLOOKUP(MID([.BA25];2;1);[.$C$5:.$F$6];2;0)*MID([.BA26];2;1)" office:value-type="float" office:value="0">
            <text:p>0</text:p>
          </table:table-cell>
          <table:table-cell table:style-name="ce34" table:formula="of:=HLOOKUP(MID([.BA25];1;1);[.$C$5:.$F$6];2;0)*MID([.BB26];1;1) + HLOOKUP(MID([.BA25];2;1);[.$C$5:.$F$6];2;0)*MID([.BB26];2;1)" office:value-type="float" office:value="1">
            <text:p>1</text:p>
          </table:table-cell>
          <table:table-cell table:style-name="ce34" table:formula="of:=HLOOKUP(MID([.BA25];1;1);[.$C$5:.$F$6];2;0)*MID([.BC26];1;1) + HLOOKUP(MID([.BA25];2;1);[.$C$5:.$F$6];2;0)*MID([.BC26];2;1)" office:value-type="float" office:value="3">
            <text:p>3</text:p>
          </table:table-cell>
          <table:table-cell table:style-name="ce34" table:formula="of:=HLOOKUP(MID([.BA25];1;1);[.$C$5:.$F$6];2;0)*MID([.BD26];1;1) + HLOOKUP(MID([.BA25];2;1);[.$C$5:.$F$6];2;0)*MID([.BD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H25];1;1);[.$C$5:.$F$6];2;0)*MID([.BH26];1;1) + HLOOKUP(MID([.BH25];2;1);[.$C$5:.$F$6];2;0)*MID([.BH26];2;1)" office:value-type="float" office:value="0">
            <text:p>0</text:p>
          </table:table-cell>
          <table:table-cell table:style-name="ce34" table:formula="of:=HLOOKUP(MID([.BH25];1;1);[.$C$5:.$F$6];2;0)*MID([.BI26];1;1) + HLOOKUP(MID([.BH25];2;1);[.$C$5:.$F$6];2;0)*MID([.BI26];2;1)" office:value-type="float" office:value="1">
            <text:p>1</text:p>
          </table:table-cell>
          <table:table-cell table:style-name="ce34" table:formula="of:=HLOOKUP(MID([.BH25];1;1);[.$C$5:.$F$6];2;0)*MID([.BJ26];1;1) + HLOOKUP(MID([.BH25];2;1);[.$C$5:.$F$6];2;0)*MID([.BJ26];2;1)" office:value-type="float" office:value="3">
            <text:p>3</text:p>
          </table:table-cell>
          <table:table-cell table:style-name="ce34" table:formula="of:=HLOOKUP(MID([.BH25];1;1);[.$C$5:.$F$6];2;0)*MID([.BK26];1;1) + HLOOKUP(MID([.BH25];2;1);[.$C$5:.$F$6];2;0)*MID([.BK26];2;1)" office:value-type="float" office:value="2">
            <text:p>2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0</text:p>
          </table:table-cell>
          <table:table-cell table:style-name="ce23" table:formula="of:=HLOOKUP(MID([.P27];1;1);[.$C$5:.$F$6];2;0)*MID([.P28];1;1) + HLOOKUP(MID([.P27];2;1);[.$C$5:.$F$6];2;0)*MID([.P28];2;1)" office:value-type="float" office:value="0">
            <text:p>0</text:p>
          </table:table-cell>
          <table:table-cell table:style-name="ce35" table:formula="of:=VLOOKUP([.Q28]+[.R27];[.$B$7:.$M$22];[.Q25])" office:value-type="float" office:value="1">
            <text:p>1</text:p>
          </table:table-cell>
          <table:table-cell table:style-name="ce98" table:formula="of:=VLOOKUP([.Q28]+[.S27];[.$B$7:.$M$22];[.Q25])" office:value-type="float" office:value="0">
            <text:p>0</text:p>
          </table:table-cell>
          <table:table-cell table:style-name="ce35" table:formula="of:=VLOOKUP([.Q28]+[.T27];[.$B$7:.$M$22];[.Q25])" office:value-type="float" office:value="1">
            <text:p>1</text:p>
          </table:table-cell>
          <table:table-cell table:style-name="ce35" table:formula="of:=VLOOKUP([.Q28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W27];1;1);[.$C$5:.$F$6];2;0)*MID([.W28];1;1) + HLOOKUP(MID([.W27];2;1);[.$C$5:.$F$6];2;0)*MID([.W28];2;1)" office:value-type="float" office:value="0">
            <text:p>0</text:p>
          </table:table-cell>
          <table:table-cell table:style-name="ce121" table:formula="of:=VLOOKUP([.X28]+[.Y27];[.$B$7:.$M$22];[.X25])" office:value-type="float" office:value="1">
            <text:p>1</text:p>
          </table:table-cell>
          <table:table-cell table:style-name="ce121" table:formula="of:=VLOOKUP([.X28]+[.Z27];[.$B$7:.$M$22];[.X25])" office:value-type="float" office:value="1">
            <text:p>1</text:p>
          </table:table-cell>
          <table:table-cell table:style-name="ce121" table:formula="of:=VLOOKUP([.X28]+[.AA27];[.$B$7:.$M$22];[.X25])" office:value-type="float" office:value="1">
            <text:p>1</text:p>
          </table:table-cell>
          <table:table-cell table:style-name="ce121" table:formula="of:=VLOOKUP([.X28]+[.AB27];[.$B$7:.$M$22];[.X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D27];1;1);[.$C$5:.$F$6];2;0)*MID([.AD28];1;1) + HLOOKUP(MID([.AD27];2;1);[.$C$5:.$F$6];2;0)*MID([.AD28];2;1)" office:value-type="float" office:value="0">
            <text:p>0</text:p>
          </table:table-cell>
          <table:table-cell table:style-name="ce35" table:formula="of:=VLOOKUP([.AE28]+[.AF27];[.$B$7:.$M$22];[.AE25])" office:value-type="float" office:value="1">
            <text:p>1</text:p>
          </table:table-cell>
          <table:table-cell table:style-name="ce35" table:formula="of:=VLOOKUP([.AE28]+[.AG27];[.$B$7:.$M$22];[.AE25])" office:value-type="float" office:value="1">
            <text:p>1</text:p>
          </table:table-cell>
          <table:table-cell table:style-name="ce35" table:formula="of:=VLOOKUP([.AE28]+[.AH27];[.$B$7:.$M$22];[.AE25])" office:value-type="float" office:value="1">
            <text:p>1</text:p>
          </table:table-cell>
          <table:table-cell table:style-name="ce129" table:formula="of:=VLOOKUP([.AE28]+[.AI27];[.$B$7:.$M$22];[.AE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K27];1;1);[.$C$5:.$F$6];2;0)*MID([.AK28];1;1) + HLOOKUP(MID([.AK27];2;1);[.$C$5:.$F$6];2;0)*MID([.AK28];2;1)" office:value-type="float" office:value="0">
            <text:p>0</text:p>
          </table:table-cell>
          <table:table-cell table:style-name="ce35" table:formula="of:=VLOOKUP([.AL28]+[.AM27];[.$B$7:.$M$22];[.AL25])" office:value-type="float" office:value="1">
            <text:p>1</text:p>
          </table:table-cell>
          <table:table-cell table:style-name="ce98" table:formula="of:=VLOOKUP([.AL28]+[.AN27];[.$B$7:.$M$22];[.AL25])" office:value-type="float" office:value="0">
            <text:p>0</text:p>
          </table:table-cell>
          <table:table-cell table:style-name="ce35" table:formula="of:=VLOOKUP([.AL28]+[.AO27];[.$B$7:.$M$22];[.AL25])" office:value-type="float" office:value="1">
            <text:p>1</text:p>
          </table:table-cell>
          <table:table-cell table:style-name="ce35" table:formula="of:=VLOOKUP([.AL28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R27];1;1);[.$C$5:.$F$6];2;0)*MID([.AR28];1;1) + HLOOKUP(MID([.AR27];2;1);[.$C$5:.$F$6];2;0)*MID([.AR28];2;1)" office:value-type="float" office:value="0">
            <text:p>0</text:p>
          </table:table-cell>
          <table:table-cell table:style-name="ce121" table:formula="of:=VLOOKUP([.AS28]+[.AT27];[.$B$7:.$M$22];[.AS25])" office:value-type="float" office:value="1">
            <text:p>1</text:p>
          </table:table-cell>
          <table:table-cell table:style-name="ce35" table:formula="of:=VLOOKUP([.AS28]+[.AU27];[.$B$7:.$M$22];[.AS25])" office:value-type="float" office:value="0">
            <text:p>0</text:p>
          </table:table-cell>
          <table:table-cell table:style-name="ce35" table:formula="of:=VLOOKUP([.AS28]+[.AV27];[.$B$7:.$M$22];[.AS25])" office:value-type="float" office:value="0">
            <text:p>0</text:p>
          </table:table-cell>
          <table:table-cell table:style-name="ce121" table:formula="of:=VLOOKUP([.AS28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Y27];1;1);[.$C$5:.$F$6];2;0)*MID([.AY28];1;1) + HLOOKUP(MID([.AY27];2;1);[.$C$5:.$F$6];2;0)*MID([.AY28];2;1)" office:value-type="float" office:value="0">
            <text:p>0</text:p>
          </table:table-cell>
          <table:table-cell table:style-name="ce121" table:formula="of:=VLOOKUP([.AZ28]+[.BA27];[.$B$7:.$M$22];[.AZ25])" office:value-type="float" office:value="1">
            <text:p>1</text:p>
          </table:table-cell>
          <table:table-cell table:style-name="ce35" table:formula="of:=VLOOKUP([.AZ28]+[.BB27];[.$B$7:.$M$22];[.AZ25])" office:value-type="float" office:value="0">
            <text:p>0</text:p>
          </table:table-cell>
          <table:table-cell table:style-name="ce35" table:formula="of:=VLOOKUP([.AZ28]+[.BC27];[.$B$7:.$M$22];[.AZ25])" office:value-type="float" office:value="0">
            <text:p>0</text:p>
          </table:table-cell>
          <table:table-cell table:style-name="ce35" table:formula="of:=VLOOKUP([.AZ28]+[.BD27];[.$B$7:.$M$22];[.AZ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BF27];1;1);[.$C$5:.$F$6];2;0)*MID([.BF28];1;1) + HLOOKUP(MID([.BF27];2;1);[.$C$5:.$F$6];2;0)*MID([.BF28];2;1)" office:value-type="float" office:value="0">
            <text:p>0</text:p>
          </table:table-cell>
          <table:table-cell table:style-name="ce35" table:formula="of:=VLOOKUP([.BG28]+[.BH27];[.$B$7:.$M$22];[.BG25])" office:value-type="float" office:value="0">
            <text:p>0</text:p>
          </table:table-cell>
          <table:table-cell table:style-name="ce35" table:formula="of:=VLOOKUP([.BG28]+[.BI27];[.$B$7:.$M$22];[.BG25])" office:value-type="float" office:value="0">
            <text:p>0</text:p>
          </table:table-cell>
          <table:table-cell table:style-name="ce121" table:formula="of:=VLOOKUP([.BG28]+[.BJ27];[.$B$7:.$M$22];[.BG25])" office:value-type="float" office:value="1">
            <text:p>1</text:p>
          </table:table-cell>
          <table:table-cell table:style-name="ce121" table:formula="of:=VLOOKUP([.BG28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1</text:p>
          </table:table-cell>
          <table:table-cell table:style-name="ce23" table:formula="of:=HLOOKUP(MID([.P27];1;1);[.$C$5:.$F$6];2;0)*MID([.P29];1;1) + HLOOKUP(MID([.P27];2;1);[.$C$5:.$F$6];2;0)*MID([.P29];2;1)" office:value-type="float" office:value="4">
            <text:p>4</text:p>
          </table:table-cell>
          <table:table-cell table:style-name="ce35" table:formula="of:=VLOOKUP([.Q29]+[.R27];[.$B$7:.$M$22];[.Q25])" office:value-type="string" office:string-value="X">
            <text:p>X</text:p>
          </table:table-cell>
          <table:table-cell table:style-name="ce98" table:formula="of:=VLOOKUP([.Q29]+[.S27];[.$B$7:.$M$22];[.Q25])" office:value-type="string" office:string-value="X">
            <text:p>X</text:p>
          </table:table-cell>
          <table:table-cell table:style-name="ce35" table:formula="of:=VLOOKUP([.Q29]+[.T27];[.$B$7:.$M$22];[.Q25])" office:value-type="string" office:string-value="X">
            <text:p>X</text:p>
          </table:table-cell>
          <table:table-cell table:style-name="ce35" table:formula="of:=VLOOKUP([.Q29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W27];1;1);[.$C$5:.$F$6];2;0)*MID([.W29];1;1) + HLOOKUP(MID([.W27];2;1);[.$C$5:.$F$6];2;0)*MID([.W29];2;1)" office:value-type="float" office:value="4">
            <text:p>4</text:p>
          </table:table-cell>
          <table:table-cell table:style-name="ce121" table:formula="of:=VLOOKUP([.X29]+[.Y27];[.$B$7:.$M$22];[.X25])" office:value-type="string" office:string-value="X">
            <text:p>X</text:p>
          </table:table-cell>
          <table:table-cell table:style-name="ce121" table:formula="of:=VLOOKUP([.X29]+[.Z27];[.$B$7:.$M$22];[.X25])" office:value-type="string" office:string-value="X">
            <text:p>X</text:p>
          </table:table-cell>
          <table:table-cell table:style-name="ce121" table:formula="of:=VLOOKUP([.X29]+[.AA27];[.$B$7:.$M$22];[.X25])" office:value-type="string" office:string-value="X">
            <text:p>X</text:p>
          </table:table-cell>
          <table:table-cell table:style-name="ce121" table:formula="of:=VLOOKUP([.X29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D27];1;1);[.$C$5:.$F$6];2;0)*MID([.AD29];1;1) + HLOOKUP(MID([.AD27];2;1);[.$C$5:.$F$6];2;0)*MID([.AD29];2;1)" office:value-type="float" office:value="4">
            <text:p>4</text:p>
          </table:table-cell>
          <table:table-cell table:style-name="ce35" table:formula="of:=VLOOKUP([.AE29]+[.AF27];[.$B$7:.$M$22];[.AE25])" office:value-type="string" office:string-value="X">
            <text:p>X</text:p>
          </table:table-cell>
          <table:table-cell table:style-name="ce35" table:formula="of:=VLOOKUP([.AE29]+[.AG27];[.$B$7:.$M$22];[.AE25])" office:value-type="string" office:string-value="X">
            <text:p>X</text:p>
          </table:table-cell>
          <table:table-cell table:style-name="ce35" table:formula="of:=VLOOKUP([.AE29]+[.AH27];[.$B$7:.$M$22];[.AE25])" office:value-type="string" office:string-value="X">
            <text:p>X</text:p>
          </table:table-cell>
          <table:table-cell table:style-name="ce129" table:formula="of:=VLOOKUP([.AE29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K27];1;1);[.$C$5:.$F$6];2;0)*MID([.AK29];1;1) + HLOOKUP(MID([.AK27];2;1);[.$C$5:.$F$6];2;0)*MID([.AK29];2;1)" office:value-type="float" office:value="4">
            <text:p>4</text:p>
          </table:table-cell>
          <table:table-cell table:style-name="ce35" table:formula="of:=VLOOKUP([.AL29]+[.AM27];[.$B$7:.$M$22];[.AL25])" office:value-type="string" office:string-value="X">
            <text:p>X</text:p>
          </table:table-cell>
          <table:table-cell table:style-name="ce98" table:formula="of:=VLOOKUP([.AL29]+[.AN27];[.$B$7:.$M$22];[.AL25])" office:value-type="string" office:string-value="X">
            <text:p>X</text:p>
          </table:table-cell>
          <table:table-cell table:style-name="ce35" table:formula="of:=VLOOKUP([.AL29]+[.AO27];[.$B$7:.$M$22];[.AL25])" office:value-type="string" office:string-value="X">
            <text:p>X</text:p>
          </table:table-cell>
          <table:table-cell table:style-name="ce35" table:formula="of:=VLOOKUP([.AL29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R27];1;1);[.$C$5:.$F$6];2;0)*MID([.AR29];1;1) + HLOOKUP(MID([.AR27];2;1);[.$C$5:.$F$6];2;0)*MID([.AR29];2;1)" office:value-type="float" office:value="4">
            <text:p>4</text:p>
          </table:table-cell>
          <table:table-cell table:style-name="ce121" table:formula="of:=VLOOKUP([.AS29]+[.AT27];[.$B$7:.$M$22];[.AS25])" office:value-type="string" office:string-value="X">
            <text:p>X</text:p>
          </table:table-cell>
          <table:table-cell table:style-name="ce35" table:formula="of:=VLOOKUP([.AS29]+[.AU27];[.$B$7:.$M$22];[.AS25])" office:value-type="string" office:string-value="X">
            <text:p>X</text:p>
          </table:table-cell>
          <table:table-cell table:style-name="ce35" table:formula="of:=VLOOKUP([.AS29]+[.AV27];[.$B$7:.$M$22];[.AS25])" office:value-type="string" office:string-value="X">
            <text:p>X</text:p>
          </table:table-cell>
          <table:table-cell table:style-name="ce121" table:formula="of:=VLOOKUP([.AS29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Y27];1;1);[.$C$5:.$F$6];2;0)*MID([.AY29];1;1) + HLOOKUP(MID([.AY27];2;1);[.$C$5:.$F$6];2;0)*MID([.AY29];2;1)" office:value-type="float" office:value="4">
            <text:p>4</text:p>
          </table:table-cell>
          <table:table-cell table:style-name="ce121" table:formula="of:=VLOOKUP([.AZ29]+[.BA27];[.$B$7:.$M$22];[.AZ25])" office:value-type="string" office:string-value="X">
            <text:p>X</text:p>
          </table:table-cell>
          <table:table-cell table:style-name="ce35" table:formula="of:=VLOOKUP([.AZ29]+[.BB27];[.$B$7:.$M$22];[.AZ25])" office:value-type="string" office:string-value="X">
            <text:p>X</text:p>
          </table:table-cell>
          <table:table-cell table:style-name="ce35" table:formula="of:=VLOOKUP([.AZ29]+[.BC27];[.$B$7:.$M$22];[.AZ25])" office:value-type="string" office:string-value="X">
            <text:p>X</text:p>
          </table:table-cell>
          <table:table-cell table:style-name="ce35" table:formula="of:=VLOOKUP([.AZ29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BF27];1;1);[.$C$5:.$F$6];2;0)*MID([.BF29];1;1) + HLOOKUP(MID([.BF27];2;1);[.$C$5:.$F$6];2;0)*MID([.BF29];2;1)" office:value-type="float" office:value="4">
            <text:p>4</text:p>
          </table:table-cell>
          <table:table-cell table:style-name="ce35" table:formula="of:=VLOOKUP([.BG29]+[.BH27];[.$B$7:.$M$22];[.BG25])" office:value-type="string" office:string-value="X">
            <text:p>X</text:p>
          </table:table-cell>
          <table:table-cell table:style-name="ce35" table:formula="of:=VLOOKUP([.BG29]+[.BI27];[.$B$7:.$M$22];[.BG25])" office:value-type="string" office:string-value="X">
            <text:p>X</text:p>
          </table:table-cell>
          <table:table-cell table:style-name="ce121" table:formula="of:=VLOOKUP([.BG29]+[.BJ27];[.$B$7:.$M$22];[.BG25])" office:value-type="string" office:string-value="X">
            <text:p>X</text:p>
          </table:table-cell>
          <table:table-cell table:style-name="ce121" table:formula="of:=VLOOKUP([.BG29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1</text:p>
          </table:table-cell>
          <table:table-cell table:style-name="ce23" table:formula="of:=HLOOKUP(MID([.P27];1;1);[.$C$5:.$F$6];2;0)*MID([.P30];1;1) + HLOOKUP(MID([.P27];2;1);[.$C$5:.$F$6];2;0)*MID([.P30];2;1)" office:value-type="float" office:value="12">
            <text:p>12</text:p>
          </table:table-cell>
          <table:table-cell table:style-name="ce35" table:formula="of:=VLOOKUP([.Q30]+[.R27];[.$B$7:.$M$22];[.Q25])" office:value-type="string" office:string-value="X">
            <text:p>X</text:p>
          </table:table-cell>
          <table:table-cell table:style-name="ce98" table:formula="of:=VLOOKUP([.Q30]+[.S27];[.$B$7:.$M$22];[.Q25])" office:value-type="string" office:string-value="X">
            <text:p>X</text:p>
          </table:table-cell>
          <table:table-cell table:style-name="ce35" table:formula="of:=VLOOKUP([.Q30]+[.T27];[.$B$7:.$M$22];[.Q25])" office:value-type="string" office:string-value="X">
            <text:p>X</text:p>
          </table:table-cell>
          <table:table-cell table:style-name="ce35" table:formula="of:=VLOOKUP([.Q30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W27];1;1);[.$C$5:.$F$6];2;0)*MID([.W30];1;1) + HLOOKUP(MID([.W27];2;1);[.$C$5:.$F$6];2;0)*MID([.W30];2;1)" office:value-type="float" office:value="12">
            <text:p>12</text:p>
          </table:table-cell>
          <table:table-cell table:style-name="ce121" table:formula="of:=VLOOKUP([.X30]+[.Y27];[.$B$7:.$M$22];[.X25])" office:value-type="string" office:string-value="X">
            <text:p>X</text:p>
          </table:table-cell>
          <table:table-cell table:style-name="ce121" table:formula="of:=VLOOKUP([.X30]+[.Z27];[.$B$7:.$M$22];[.X25])" office:value-type="string" office:string-value="X">
            <text:p>X</text:p>
          </table:table-cell>
          <table:table-cell table:style-name="ce121" table:formula="of:=VLOOKUP([.X30]+[.AA27];[.$B$7:.$M$22];[.X25])" office:value-type="string" office:string-value="X">
            <text:p>X</text:p>
          </table:table-cell>
          <table:table-cell table:style-name="ce121" table:formula="of:=VLOOKUP([.X30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D27];1;1);[.$C$5:.$F$6];2;0)*MID([.AD30];1;1) + HLOOKUP(MID([.AD27];2;1);[.$C$5:.$F$6];2;0)*MID([.AD30];2;1)" office:value-type="float" office:value="12">
            <text:p>12</text:p>
          </table:table-cell>
          <table:table-cell table:style-name="ce35" table:formula="of:=VLOOKUP([.AE30]+[.AF27];[.$B$7:.$M$22];[.AE25])" office:value-type="string" office:string-value="X">
            <text:p>X</text:p>
          </table:table-cell>
          <table:table-cell table:style-name="ce35" table:formula="of:=VLOOKUP([.AE30]+[.AG27];[.$B$7:.$M$22];[.AE25])" office:value-type="string" office:string-value="X">
            <text:p>X</text:p>
          </table:table-cell>
          <table:table-cell table:style-name="ce35" table:formula="of:=VLOOKUP([.AE30]+[.AH27];[.$B$7:.$M$22];[.AE25])" office:value-type="string" office:string-value="X">
            <text:p>X</text:p>
          </table:table-cell>
          <table:table-cell table:style-name="ce129" table:formula="of:=VLOOKUP([.AE30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K27];1;1);[.$C$5:.$F$6];2;0)*MID([.AK30];1;1) + HLOOKUP(MID([.AK27];2;1);[.$C$5:.$F$6];2;0)*MID([.AK30];2;1)" office:value-type="float" office:value="12">
            <text:p>12</text:p>
          </table:table-cell>
          <table:table-cell table:style-name="ce35" table:formula="of:=VLOOKUP([.AL30]+[.AM27];[.$B$7:.$M$22];[.AL25])" office:value-type="string" office:string-value="X">
            <text:p>X</text:p>
          </table:table-cell>
          <table:table-cell table:style-name="ce98" table:formula="of:=VLOOKUP([.AL30]+[.AN27];[.$B$7:.$M$22];[.AL25])" office:value-type="string" office:string-value="X">
            <text:p>X</text:p>
          </table:table-cell>
          <table:table-cell table:style-name="ce35" table:formula="of:=VLOOKUP([.AL30]+[.AO27];[.$B$7:.$M$22];[.AL25])" office:value-type="string" office:string-value="X">
            <text:p>X</text:p>
          </table:table-cell>
          <table:table-cell table:style-name="ce35" table:formula="of:=VLOOKUP([.AL30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R27];1;1);[.$C$5:.$F$6];2;0)*MID([.AR30];1;1) + HLOOKUP(MID([.AR27];2;1);[.$C$5:.$F$6];2;0)*MID([.AR30];2;1)" office:value-type="float" office:value="12">
            <text:p>12</text:p>
          </table:table-cell>
          <table:table-cell table:style-name="ce121" table:formula="of:=VLOOKUP([.AS30]+[.AT27];[.$B$7:.$M$22];[.AS25])" office:value-type="string" office:string-value="X">
            <text:p>X</text:p>
          </table:table-cell>
          <table:table-cell table:style-name="ce35" table:formula="of:=VLOOKUP([.AS30]+[.AU27];[.$B$7:.$M$22];[.AS25])" office:value-type="string" office:string-value="X">
            <text:p>X</text:p>
          </table:table-cell>
          <table:table-cell table:style-name="ce35" table:formula="of:=VLOOKUP([.AS30]+[.AV27];[.$B$7:.$M$22];[.AS25])" office:value-type="string" office:string-value="X">
            <text:p>X</text:p>
          </table:table-cell>
          <table:table-cell table:style-name="ce121" table:formula="of:=VLOOKUP([.AS30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Y27];1;1);[.$C$5:.$F$6];2;0)*MID([.AY30];1;1) + HLOOKUP(MID([.AY27];2;1);[.$C$5:.$F$6];2;0)*MID([.AY30];2;1)" office:value-type="float" office:value="12">
            <text:p>12</text:p>
          </table:table-cell>
          <table:table-cell table:style-name="ce121" table:formula="of:=VLOOKUP([.AZ30]+[.BA27];[.$B$7:.$M$22];[.AZ25])" office:value-type="string" office:string-value="X">
            <text:p>X</text:p>
          </table:table-cell>
          <table:table-cell table:style-name="ce35" table:formula="of:=VLOOKUP([.AZ30]+[.BB27];[.$B$7:.$M$22];[.AZ25])" office:value-type="string" office:string-value="X">
            <text:p>X</text:p>
          </table:table-cell>
          <table:table-cell table:style-name="ce35" table:formula="of:=VLOOKUP([.AZ30]+[.BC27];[.$B$7:.$M$22];[.AZ25])" office:value-type="string" office:string-value="X">
            <text:p>X</text:p>
          </table:table-cell>
          <table:table-cell table:style-name="ce35" table:formula="of:=VLOOKUP([.AZ30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BF27];1;1);[.$C$5:.$F$6];2;0)*MID([.BF30];1;1) + HLOOKUP(MID([.BF27];2;1);[.$C$5:.$F$6];2;0)*MID([.BF30];2;1)" office:value-type="float" office:value="12">
            <text:p>12</text:p>
          </table:table-cell>
          <table:table-cell table:style-name="ce35" table:formula="of:=VLOOKUP([.BG30]+[.BH27];[.$B$7:.$M$22];[.BG25])" office:value-type="string" office:string-value="X">
            <text:p>X</text:p>
          </table:table-cell>
          <table:table-cell table:style-name="ce35" table:formula="of:=VLOOKUP([.BG30]+[.BI27];[.$B$7:.$M$22];[.BG25])" office:value-type="string" office:string-value="X">
            <text:p>X</text:p>
          </table:table-cell>
          <table:table-cell table:style-name="ce121" table:formula="of:=VLOOKUP([.BG30]+[.BJ27];[.$B$7:.$M$22];[.BG25])" office:value-type="string" office:string-value="X">
            <text:p>X</text:p>
          </table:table-cell>
          <table:table-cell table:style-name="ce121" table:formula="of:=VLOOKUP([.BG30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0</text:p>
          </table:table-cell>
          <table:table-cell table:style-name="ce23" table:formula="of:=HLOOKUP(MID([.P27];1;1);[.$C$5:.$F$6];2;0)*MID([.P31];1;1) + HLOOKUP(MID([.P27];2;1);[.$C$5:.$F$6];2;0)*MID([.P31];2;1)" office:value-type="float" office:value="8">
            <text:p>8</text:p>
          </table:table-cell>
          <table:table-cell table:style-name="ce35" table:formula="of:=VLOOKUP([.Q31]+[.R27];[.$B$7:.$M$22];[.Q25])" office:value-type="string" office:string-value="X">
            <text:p>X</text:p>
          </table:table-cell>
          <table:table-cell table:style-name="ce98" table:formula="of:=VLOOKUP([.Q31]+[.S27];[.$B$7:.$M$22];[.Q25])" office:value-type="string" office:string-value="X">
            <text:p>X</text:p>
          </table:table-cell>
          <table:table-cell table:style-name="ce35" table:formula="of:=VLOOKUP([.Q31]+[.T27];[.$B$7:.$M$22];[.Q25])" office:value-type="string" office:string-value="X">
            <text:p>X</text:p>
          </table:table-cell>
          <table:table-cell table:style-name="ce35" table:formula="of:=VLOOKUP([.Q31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W27];1;1);[.$C$5:.$F$6];2;0)*MID([.W31];1;1) + HLOOKUP(MID([.W27];2;1);[.$C$5:.$F$6];2;0)*MID([.W31];2;1)" office:value-type="float" office:value="8">
            <text:p>8</text:p>
          </table:table-cell>
          <table:table-cell table:style-name="ce121" table:formula="of:=VLOOKUP([.X31]+[.Y27];[.$B$7:.$M$22];[.X25])" office:value-type="string" office:string-value="X">
            <text:p>X</text:p>
          </table:table-cell>
          <table:table-cell table:style-name="ce121" table:formula="of:=VLOOKUP([.X31]+[.Z27];[.$B$7:.$M$22];[.X25])" office:value-type="string" office:string-value="X">
            <text:p>X</text:p>
          </table:table-cell>
          <table:table-cell table:style-name="ce121" table:formula="of:=VLOOKUP([.X31]+[.AA27];[.$B$7:.$M$22];[.X25])" office:value-type="string" office:string-value="X">
            <text:p>X</text:p>
          </table:table-cell>
          <table:table-cell table:style-name="ce121" table:formula="of:=VLOOKUP([.X31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D27];1;1);[.$C$5:.$F$6];2;0)*MID([.AD31];1;1) + HLOOKUP(MID([.AD27];2;1);[.$C$5:.$F$6];2;0)*MID([.AD31];2;1)" office:value-type="float" office:value="8">
            <text:p>8</text:p>
          </table:table-cell>
          <table:table-cell table:style-name="ce35" table:formula="of:=VLOOKUP([.AE31]+[.AF27];[.$B$7:.$M$22];[.AE25])" office:value-type="string" office:string-value="X">
            <text:p>X</text:p>
          </table:table-cell>
          <table:table-cell table:style-name="ce35" table:formula="of:=VLOOKUP([.AE31]+[.AG27];[.$B$7:.$M$22];[.AE25])" office:value-type="string" office:string-value="X">
            <text:p>X</text:p>
          </table:table-cell>
          <table:table-cell table:style-name="ce35" table:formula="of:=VLOOKUP([.AE31]+[.AH27];[.$B$7:.$M$22];[.AE25])" office:value-type="string" office:string-value="X">
            <text:p>X</text:p>
          </table:table-cell>
          <table:table-cell table:style-name="ce129" table:formula="of:=VLOOKUP([.AE31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K27];1;1);[.$C$5:.$F$6];2;0)*MID([.AK31];1;1) + HLOOKUP(MID([.AK27];2;1);[.$C$5:.$F$6];2;0)*MID([.AK31];2;1)" office:value-type="float" office:value="8">
            <text:p>8</text:p>
          </table:table-cell>
          <table:table-cell table:style-name="ce35" table:formula="of:=VLOOKUP([.AL31]+[.AM27];[.$B$7:.$M$22];[.AL25])" office:value-type="string" office:string-value="X">
            <text:p>X</text:p>
          </table:table-cell>
          <table:table-cell table:style-name="ce98" table:formula="of:=VLOOKUP([.AL31]+[.AN27];[.$B$7:.$M$22];[.AL25])" office:value-type="string" office:string-value="X">
            <text:p>X</text:p>
          </table:table-cell>
          <table:table-cell table:style-name="ce35" table:formula="of:=VLOOKUP([.AL31]+[.AO27];[.$B$7:.$M$22];[.AL25])" office:value-type="string" office:string-value="X">
            <text:p>X</text:p>
          </table:table-cell>
          <table:table-cell table:style-name="ce35" table:formula="of:=VLOOKUP([.AL31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R27];1;1);[.$C$5:.$F$6];2;0)*MID([.AR31];1;1) + HLOOKUP(MID([.AR27];2;1);[.$C$5:.$F$6];2;0)*MID([.AR31];2;1)" office:value-type="float" office:value="8">
            <text:p>8</text:p>
          </table:table-cell>
          <table:table-cell table:style-name="ce121" table:formula="of:=VLOOKUP([.AS31]+[.AT27];[.$B$7:.$M$22];[.AS25])" office:value-type="string" office:string-value="X">
            <text:p>X</text:p>
          </table:table-cell>
          <table:table-cell table:style-name="ce35" table:formula="of:=VLOOKUP([.AS31]+[.AU27];[.$B$7:.$M$22];[.AS25])" office:value-type="string" office:string-value="X">
            <text:p>X</text:p>
          </table:table-cell>
          <table:table-cell table:style-name="ce35" table:formula="of:=VLOOKUP([.AS31]+[.AV27];[.$B$7:.$M$22];[.AS25])" office:value-type="string" office:string-value="X">
            <text:p>X</text:p>
          </table:table-cell>
          <table:table-cell table:style-name="ce121" table:formula="of:=VLOOKUP([.AS31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Y27];1;1);[.$C$5:.$F$6];2;0)*MID([.AY31];1;1) + HLOOKUP(MID([.AY27];2;1);[.$C$5:.$F$6];2;0)*MID([.AY31];2;1)" office:value-type="float" office:value="8">
            <text:p>8</text:p>
          </table:table-cell>
          <table:table-cell table:style-name="ce121" table:formula="of:=VLOOKUP([.AZ31]+[.BA27];[.$B$7:.$M$22];[.AZ25])" office:value-type="string" office:string-value="X">
            <text:p>X</text:p>
          </table:table-cell>
          <table:table-cell table:style-name="ce35" table:formula="of:=VLOOKUP([.AZ31]+[.BB27];[.$B$7:.$M$22];[.AZ25])" office:value-type="string" office:string-value="X">
            <text:p>X</text:p>
          </table:table-cell>
          <table:table-cell table:style-name="ce35" table:formula="of:=VLOOKUP([.AZ31]+[.BC27];[.$B$7:.$M$22];[.AZ25])" office:value-type="string" office:string-value="X">
            <text:p>X</text:p>
          </table:table-cell>
          <table:table-cell table:style-name="ce35" table:formula="of:=VLOOKUP([.AZ31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BF27];1;1);[.$C$5:.$F$6];2;0)*MID([.BF31];1;1) + HLOOKUP(MID([.BF27];2;1);[.$C$5:.$F$6];2;0)*MID([.BF31];2;1)" office:value-type="float" office:value="8">
            <text:p>8</text:p>
          </table:table-cell>
          <table:table-cell table:style-name="ce35" table:formula="of:=VLOOKUP([.BG31]+[.BH27];[.$B$7:.$M$22];[.BG25])" office:value-type="string" office:string-value="X">
            <text:p>X</text:p>
          </table:table-cell>
          <table:table-cell table:style-name="ce35" table:formula="of:=VLOOKUP([.BG31]+[.BI27];[.$B$7:.$M$22];[.BG25])" office:value-type="string" office:string-value="X">
            <text:p>X</text:p>
          </table:table-cell>
          <table:table-cell table:style-name="ce121" table:formula="of:=VLOOKUP([.BG31]+[.BJ27];[.$B$7:.$M$22];[.BG25])" office:value-type="string" office:string-value="X">
            <text:p>X</text:p>
          </table:table-cell>
          <table:table-cell table:style-name="ce121" table:formula="of:=VLOOKUP([.BG31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">
            <text:p>1</text:p>
          </table:table-cell>
          <table:table-cell table:style-name="Default" office:value-type="string">
            <text:p>F</text:p>
          </table:table-cell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2">
            <text:p>2</text:p>
          </table:table-cell>
          <table:table-cell table:style-name="Default" office:value-type="string">
            <text:p>G</text:p>
          </table:table-cell>
          <table:table-cell table:style-name="ce86" office:value-type="string" table:number-columns-spanned="6" table:number-rows-spanned="1">
            <text:p>G = µ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3">
            <text:p>3</text:p>
          </table:table-cell>
          <table:table-cell table:style-name="ce77" office:value-type="string">
            <text:p>H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4">
            <text:p>4</text:p>
          </table:table-cell>
          <table:table-cell table:style-name="Default" office:value-type="string">
            <text:p>I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5">
            <text:p>5</text:p>
          </table:table-cell>
          <table:table-cell table:style-name="Default" office:value-type="string">
            <text:p>J</text:p>
          </table:table-cell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6">
            <text:p>6</text:p>
          </table:table-cell>
          <table:table-cell table:style-name="Default" office:value-type="string">
            <text:p>K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7">
            <text:p>7</text:p>
          </table:table-cell>
          <table:table-cell table:style-name="Default" office:value-type="string">
            <text:p>L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8">
            <text:p>8</text:p>
          </table:table-cell>
          <table:table-cell table:style-name="Default" office:value-type="string">
            <text:p>M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9">
            <text:p>9</text:p>
          </table:table-cell>
          <table:table-cell table:style-name="Default" office:value-type="string">
            <text:p>N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-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0">
            <text:p>10</text:p>
          </table:table-cell>
          <table:table-cell table:style-name="Default" office:value-type="string">
            <text:p>O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1">
            <text:p>11</text:p>
          </table:table-cell>
          <table:table-cell table:style-name="Default" office:value-type="string">
            <text:p>P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2">
            <text:p>12</text:p>
          </table:table-cell>
          <table:table-cell table:style-name="Default" office:value-type="string">
            <text:p>Q</text:p>
          </table:table-cell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3">
            <text:p>13</text:p>
          </table:table-cell>
          <table:table-cell table:style-name="Default" office:value-type="string">
            <text:p>R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-R = µ B 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4">
            <text:p>14</text:p>
          </table:table-cell>
          <table:table-cell table:style-name="Default" office:value-type="string">
            <text:p>S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4"/>
          <table:table-cell table:style-name="ce145"/>
          <table:table-cell table:style-name="ce38" table:number-columns-repeated="3"/>
          <table:table-cell table:style-name="ce147"/>
          <table:table-cell table:style-name="ce38" table:number-columns-repeated="4"/>
          <table:table-cell table:style-name="ce47" office:value-type="float" office:value="15">
            <text:p>15</text:p>
          </table:table-cell>
          <table:table-cell table:style-name="Default" office:value-type="string">
            <text:p>T</text:p>
          </table:table-cell>
          <table:table-cell table:style-name="ce12" table:number-columns-spanned="6" table:number-rows-spanned="1"/>
          <table:covered-table-cell table:number-columns-repeated="5" table:style-name="ce3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style-name="ce138"/>
          <table:table-cell table:number-columns-repeated="959"/>
        </table:table-row>
        <table:table-row table:style-name="ro4">
          <table:table-cell table:style-name="Default" table:number-columns-repeated="4"/>
          <table:table-cell table:style-name="ce38"/>
          <table:table-cell table:style-name="Default" table:number-columns-repeated="3"/>
          <table:table-cell table:style-name="ce148" office:value-type="string" table:number-columns-spanned="6" table:number-rows-spanned="1">
            <text:p>Inv. Inputs</text:p>
          </table:table-cell>
          <table:covered-table-cell table:number-columns-repeated="4" table:style-name="ce50"/>
          <table:covered-table-cell table:style-name="ce61"/>
          <table:table-cell table:style-name="ce61"/>
          <table:table-cell table:style-name="ce89" office:value-type="string" table:number-columns-spanned="6" table:number-rows-spanned="1">
            <text:p>a = -G</text:p>
          </table:table-cell>
          <table:covered-table-cell table:number-columns-repeated="5" table:style-name="ce95"/>
          <table:table-cell table:style-name="ce109"/>
          <table:table-cell table:style-name="ce13" office:value-type="string" table:number-columns-spanned="6" table:number-rows-spanned="1">
            <text:p>b = 1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c = -N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d = a = -G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e =-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f = -R = µ B 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g = B</text:p>
          </table:table-cell>
          <table:covered-table-cell table:number-columns-repeated="4" table:style-name="ce28"/>
          <table:covered-table-cell table:style-name="ce49"/>
          <table:table-cell table:style-name="ce135" office:value-type="string" table:number-columns-spanned="6" table:number-rows-spanned="1">
            <text:p>total</text:p>
          </table:table-cell>
          <table:covered-table-cell table:style-name="ce138"/>
          <table:covered-table-cell table:number-columns-repeated="4"/>
          <table:table-cell table:number-columns-repeated="955"/>
        </table:table-row>
        <table:table-row table:style-name="ro4">
          <table:table-cell table:style-name="Default" table:number-columns-repeated="3"/>
          <table:table-cell table:style-name="ce38"/>
          <table:table-cell table:style-name="ce40" office:value-type="string" table:number-columns-spanned="4" table:number-rows-spanned="1">
            <text:p>transistors:</text:p>
          </table:table-cell>
          <table:covered-table-cell table:number-columns-repeated="2" table:style-name="ce20"/>
          <table:covered-table-cell table:style-name="ce60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4"/>
          <table:table-cell table:style-name="ce132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136" table:formula="of:=SUM([.I48:.BK48])" office:value-type="float" office:value="10" table:number-columns-spanned="2" table:number-rows-spanned="1">
            <text:p>10</text:p>
          </table:table-cell>
          <table:covered-table-cell table:style-name="ce90"/>
          <table:table-cell table:style-name="ce140" office:value-type="string" table:number-columns-spanned="4" table:number-rows-spanned="1">
            <text:p><text:s/>transistors</text:p>
          </table:table-cell>
          <table:covered-table-cell table:number-columns-repeated="2" table:style-name="ce142"/>
          <table:covered-table-cell table:style-name="ce140"/>
          <table:table-cell table:style-name="ce144"/>
          <table:table-cell table:number-columns-repeated="954"/>
        </table:table-row>
        <table:table-row table:style-name="ro4">
          <table:table-cell table:style-name="Default" table:number-columns-repeated="4"/>
          <table:table-cell table:style-name="ce41" office:value-type="string" table:number-columns-spanned="4" table:number-rows-spanned="1">
            <text:p>gates:</text:p>
          </table:table-cell>
          <table:covered-table-cell table:number-columns-repeated="2" table:style-name="ce50"/>
          <table:covered-table-cell table:style-name="ce61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1" table:number-columns-spanned="6" table:number-rows-spanned="1">
            <text:p>+1</text:p>
          </table:table-cell>
          <table:covered-table-cell table:number-columns-repeated="5" table:style-name="ce65"/>
          <table:table-cell table:style-name="ce133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137" table:formula="of:=SUM([.I49:.BK49])" office:value-type="float" office:value="7" table:number-columns-spanned="2" table:number-rows-spanned="1">
            <text:p>7</text:p>
          </table:table-cell>
          <table:covered-table-cell table:style-name="ce139"/>
          <table:table-cell table:style-name="ce141" office:value-type="string" table:number-columns-spanned="4" table:number-rows-spanned="1">
            <text:p><text:s/>gates</text:p>
          </table:table-cell>
          <table:covered-table-cell table:number-columns-repeated="2" table:style-name="ce143"/>
          <table:covered-table-cell table:style-name="ce141"/>
          <table:table-cell table:number-columns-repeated="955"/>
        </table:table-row>
        <table:table-row table:style-name="ro4">
          <table:table-cell table:style-name="Default" table:number-columns-repeated="4"/>
          <table:table-cell table:style-name="ce20" table:number-columns-repeated="11"/>
          <table:table-cell table:style-name="ce36"/>
          <table:table-cell table:style-name="ce90" table:number-columns-repeated="54"/>
          <table:table-cell table:number-columns-repeated="954"/>
        </table:table-row>
        <table:table-row table:style-name="ro4" table:number-rows-repeated="26">
          <table:table-cell table:style-name="Default" table:number-columns-repeated="14"/>
          <table:table-cell table:number-columns-repeated="1010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 table:number-rows-repeated="14">
          <table:table-cell table:style-name="Default"/>
          <table:table-cell table:number-columns-repeated="17"/>
          <table:table-cell table:style-name="Default" table:number-columns-repeated="17"/>
          <table:table-cell table:number-columns-repeated="989"/>
        </table:table-row>
        <table:table-row table:style-name="ro4" table:number-rows-repeated="2">
          <table:table-cell table:number-columns-repeated="18"/>
          <table:table-cell table:style-name="Default" table:number-columns-repeated="17"/>
          <table:table-cell table:number-columns-repeated="989"/>
        </table:table-row>
        <table:table-row table:style-name="ro4" table:number-rows-repeated="1048449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digits 0-2" table:style-name="ta1" table:print="false">
        <table:table-column table:style-name="co6" table:default-cell-style-name="ce5"/>
        <table:table-column table:style-name="co6" table:number-columns-repeated="12" table:default-cell-style-name="ce29"/>
        <table:table-column table:style-name="co6" table:default-cell-style-name="ce5"/>
        <table:table-column table:style-name="co6" table:default-cell-style-name="ce29"/>
        <table:table-column table:style-name="co6" table:number-columns-repeated="974" table:default-cell-style-name="ce5"/>
        <table:table-column table:style-name="co6" table:number-columns-repeated="35" table:default-cell-style-name="Default"/>
        <table:table-row table:style-name="ro3">
          <table:table-cell table:style-name="ce4"/>
          <table:table-cell table:style-name="ce4" office:value-type="string" table:number-columns-spanned="62" table:number-rows-spanned="1">
            <text:p>2 bit to 7-segment, digits 0-2</text:p>
          </table:table-cell>
          <table:covered-table-cell table:style-name="ce30"/>
          <table:covered-table-cell table:number-columns-repeated="10" table:style-name="ce15"/>
          <table:covered-table-cell table:number-columns-repeated="50"/>
          <table:table-cell table:number-columns-repeated="961"/>
        </table:table-row>
        <table:table-row table:style-name="ro4">
          <table:table-cell/>
          <table:table-cell table:style-name="ce14" office:value-type="string" table:number-columns-spanned="12" table:number-rows-spanned="2">
            <text:p>Truth table</text:p>
          </table:table-cell>
          <table:covered-table-cell table:style-name="ce30"/>
          <table:covered-table-cell table:number-columns-repeated="10" table:style-name="ce15"/>
          <table:table-cell table:number-columns-repeated="2"/>
          <table:table-cell table:style-name="ce78" office:value-type="string" table:number-columns-spanned="48" table:number-rows-spanned="1">
            <text:p>7-segment display as defined by truth table</text:p>
          </table:table-cell>
          <table:covered-table-cell table:number-columns-repeated="47"/>
          <table:table-cell table:number-columns-repeated="961"/>
        </table:table-row>
        <table:table-row table:style-name="ro4">
          <table:table-cell/>
          <table:covered-table-cell table:number-columns-repeated="12" table:style-name="ce15"/>
          <table:table-cell table:number-columns-repeated="2"/>
          <table:table-cell table:style-name="ce79" office:value-type="float" office:value="0" table:number-columns-spanned="6" table:number-rows-spanned="1">
            <text:p>0</text:p>
          </table:table-cell>
          <table:covered-table-cell table:number-columns-repeated="4" table:style-name="ce91"/>
          <table:covered-table-cell table:style-name="ce101"/>
          <table:table-cell table:style-name="ce79" table:formula="of:=[.P3]+1" office:value-type="float" office:value="1" table:number-columns-spanned="6" table:number-rows-spanned="1">
            <text:p>1</text:p>
          </table:table-cell>
          <table:covered-table-cell table:number-columns-repeated="4" table:style-name="ce91"/>
          <table:covered-table-cell table:style-name="ce101"/>
          <table:table-cell table:style-name="ce79" table:formula="of:=[.V3]+1" office:value-type="float" office:value="2" table:number-columns-spanned="6" table:number-rows-spanned="1">
            <text:p>2</text:p>
          </table:table-cell>
          <table:covered-table-cell table:number-columns-repeated="4" table:style-name="ce91"/>
          <table:covered-table-cell table:style-name="ce101"/>
          <table:table-cell table:style-name="ce79" table:formula="of:=[.AB3]+1" office:value-type="float" office:value="3" table:number-columns-spanned="6" table:number-rows-spanned="1">
            <text:p>3</text:p>
          </table:table-cell>
          <table:covered-table-cell table:number-columns-repeated="4" table:style-name="ce91"/>
          <table:covered-table-cell table:style-name="ce101"/>
          <table:table-cell table:style-name="ce79" table:formula="of:=[.AH3]+1" office:value-type="float" office:value="4" table:number-columns-spanned="6" table:number-rows-spanned="1">
            <text:p>4</text:p>
          </table:table-cell>
          <table:covered-table-cell table:number-columns-repeated="4" table:style-name="ce91"/>
          <table:covered-table-cell table:style-name="ce101"/>
          <table:table-cell table:style-name="ce79" table:formula="of:=[.AN3]+1" office:value-type="float" office:value="5" table:number-columns-spanned="6" table:number-rows-spanned="1">
            <text:p>5</text:p>
          </table:table-cell>
          <table:covered-table-cell table:number-columns-repeated="4" table:style-name="ce91"/>
          <table:covered-table-cell table:style-name="ce101"/>
          <table:table-cell table:style-name="ce79" table:formula="of:=[.AT3]+1" office:value-type="float" office:value="6" table:number-columns-spanned="6" table:number-rows-spanned="1">
            <text:p>6</text:p>
          </table:table-cell>
          <table:covered-table-cell table:number-columns-repeated="4" table:style-name="ce91"/>
          <table:covered-table-cell table:style-name="ce101"/>
          <table:table-cell table:style-name="ce79" table:formula="of:=[.AZ3]+1" office:value-type="float" office:value="7" table:number-columns-spanned="6" table:number-rows-spanned="1">
            <text:p>7</text:p>
          </table:table-cell>
          <table:covered-table-cell table:number-columns-repeated="4" table:style-name="ce91"/>
          <table:covered-table-cell table:style-name="ce101"/>
          <table:table-cell table:number-columns-repeated="961"/>
        </table:table-row>
        <table:table-row table:style-name="ro4">
          <table:table-cell/>
          <table:table-cell table:style-name="ce16" office:value-type="string" table:number-columns-spanned="5" table:number-rows-spanned="1">
            <text:p>Inputs</text:p>
          </table:table-cell>
          <table:covered-table-cell table:number-columns-repeated="2" table:style-name="ce20"/>
          <table:covered-table-cell table:style-name="ce39"/>
          <table:covered-table-cell table:style-name="ce42"/>
          <table:table-cell table:style-name="ce51" office:value-type="string" table:number-columns-spanned="7" table:number-rows-spanned="1">
            <text:p>Outputs</text:p>
          </table:table-cell>
          <table:covered-table-cell table:number-columns-repeated="5" table:style-name="ce39"/>
          <table:covered-table-cell table:style-name="ce42"/>
          <table:table-cell table:style-name="ce73"/>
          <table:table-cell table:style-name="ce5"/>
          <table:table-cell table:style-name="ce80" table:formula="of:=MATCH([.P3];[.$B$7:.$B$22];0)+2" office:value-type="float" office:value="3" table:number-columns-spanned="6" table:number-rows-spanned="1">
            <text:p>3</text:p>
          </table:table-cell>
          <table:covered-table-cell table:number-columns-repeated="4" table:style-name="ce92"/>
          <table:covered-table-cell table:style-name="ce102"/>
          <table:table-cell table:style-name="ce80" table:formula="of:=MATCH([.V3];[.$B$7:.$B$22];0)+2" office:value-type="float" office:value="4" table:number-columns-spanned="6" table:number-rows-spanned="1">
            <text:p>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3];[.$B$7:.$B$22];0)+2" office:value-type="float" office:value="5" table:number-columns-spanned="6" table:number-rows-spanned="1">
            <text:p>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3];[.$B$7:.$B$22];0)+2" office:value-type="float" office:value="6" table:number-columns-spanned="6" table:number-rows-spanned="1">
            <text:p>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3];[.$B$7:.$B$22];0)+2" office:value-type="float" office:value="7" table:number-columns-spanned="6" table:number-rows-spanned="1">
            <text:p>7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3];[.$B$7:.$B$22];0)+2" office:value-type="float" office:value="8" table:number-columns-spanned="6" table:number-rows-spanned="1">
            <text:p>8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3];[.$B$7:.$B$22];0)+2" office:value-type="float" office:value="9" table:number-columns-spanned="6" table:number-rows-spanned="1">
            <text:p>9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3];[.$B$7:.$B$22];0)+2" office:value-type="float" office:value="10" table:number-columns-spanned="6" table:number-rows-spanned="1">
            <text:p>10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7" office:value-type="string" table:number-columns-spanned="1" table:number-rows-spanned="2">
            <text:p>#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52" office:value-type="string" table:number-columns-spanned="1" table:number-rows-spanned="2">
            <text:p>a</text:p>
          </table:table-cell>
          <table:table-cell table:style-name="ce56" office:value-type="string" table:number-columns-spanned="1" table:number-rows-spanned="2">
            <text:p>b</text:p>
          </table:table-cell>
          <table:table-cell table:style-name="ce56" office:value-type="string" table:number-columns-spanned="1" table:number-rows-spanned="2">
            <text:p>c</text:p>
          </table:table-cell>
          <table:table-cell table:style-name="ce56" office:value-type="string" table:number-columns-spanned="1" table:number-rows-spanned="2">
            <text:p>d</text:p>
          </table:table-cell>
          <table:table-cell table:style-name="ce56" office:value-type="string" table:number-columns-spanned="1" table:number-rows-spanned="2">
            <text:p>e</text:p>
          </table:table-cell>
          <table:table-cell table:style-name="ce56" office:value-type="string" table:number-columns-spanned="1" table:number-rows-spanned="2">
            <text:p>f</text:p>
          </table:table-cell>
          <table:table-cell table:style-name="ce68" office:value-type="string" table:number-columns-spanned="1" table:number-rows-spanned="2">
            <text:p>g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5];[.$G$5:.$M$22];[.P4];0)" office:value-type="float" office:value="1">
            <text:p>1</text:p>
          </table:table-cell>
          <table:table-cell table:style-name="seg1" table:formula="of:=[.T5]&amp;T(ORG.OPENOFFICE.STYLE(IF([.Q5]=1;&quot;seg1&quot;;IF([.Q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5];[.$G$5:.$M$22];[.V4];0)" office:value-type="float" office:value="0">
            <text:p>0</text:p>
          </table:table-cell>
          <table:table-cell table:style-name="seg0" table:formula="of:=[.Z5]&amp;T(ORG.OPENOFFICE.STYLE(IF([.W5]=1;&quot;seg1&quot;;IF([.W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5];[.$G$5:.$M$22];[.AB4];0)" office:value-type="float" office:value="1">
            <text:p>1</text:p>
          </table:table-cell>
          <table:table-cell table:style-name="seg1" table:formula="of:=[.AF5]&amp;T(ORG.OPENOFFICE.STYLE(IF([.AC5]=1;&quot;seg1&quot;;IF([.AC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5];[.$G$5:.$M$22];[.AH4];0)" office:value-type="string" office:string-value="X">
            <text:p>X</text:p>
          </table:table-cell>
          <table:table-cell table:style-name="segX" table:formula="of:=[.AL5]&amp;T(ORG.OPENOFFICE.STYLE(IF([.AI5]=1;&quot;seg1&quot;;IF([.AI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5];[.$G$5:.$M$22];[.AN4];0)" office:value-type="string" office:string-value="X">
            <text:p>X</text:p>
          </table:table-cell>
          <table:table-cell table:style-name="segX" table:formula="of:=[.AR5]&amp;T(ORG.OPENOFFICE.STYLE(IF([.AO5]=1;&quot;seg1&quot;;IF([.AO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5];[.$G$5:.$M$22];[.AT4];0)" office:value-type="string" office:string-value="X">
            <text:p>X</text:p>
          </table:table-cell>
          <table:table-cell table:style-name="segX" table:formula="of:=[.AX5]&amp;T(ORG.OPENOFFICE.STYLE(IF([.AU5]=1;&quot;seg1&quot;;IF([.AU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5];[.$G$5:.$M$22];[.AZ4];0)" office:value-type="string" office:string-value="X">
            <text:p>X</text:p>
          </table:table-cell>
          <table:table-cell table:style-name="segX" table:formula="of:=[.BD5]&amp;T(ORG.OPENOFFICE.STYLE(IF([.BA5]=1;&quot;seg1&quot;;IF([.BA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5];[.$G$5:.$M$22];[.BF4];0)" office:value-type="string" office:string-value="X">
            <text:p>X</text:p>
          </table:table-cell>
          <table:table-cell table:style-name="segX" table:formula="of:=[.BJ5]&amp;T(ORG.OPENOFFICE.STYLE(IF([.BG5]=1;&quot;seg1&quot;;IF([.BG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covered-table-cell table:style-name="ce17"/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covered-table-cell table:style-name="ce52"/>
          <table:covered-table-cell table:number-columns-repeated="5" table:style-name="ce56"/>
          <table:covered-table-cell table:style-name="ce68"/>
          <table:table-cell table:style-name="ce73"/>
          <table:table-cell table:style-name="ce5"/>
          <table:table-cell table:style-name="ce81" table:formula="of:=HLOOKUP([.R6];[.$G$5:.$M$22];[.P4];0)" office:value-type="float" office:value="1" table:number-columns-spanned="1" table:number-rows-spanned="2">
            <text:p>1</text:p>
          </table:table-cell>
          <table:table-cell table:style-name="seg1" table:formula="of:=[.R6]&amp;T(ORG.OPENOFFICE.STYLE(IF([.P6]=1;&quot;seg1&quot;;IF([.P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6];[.$G$5:.$M$22];[.P4];0)" office:value-type="float" office:value="1" table:number-columns-spanned="1" table:number-rows-spanned="2">
            <text:p>1</text:p>
          </table:table-cell>
          <table:table-cell table:style-name="seg1" table:formula="of:=[.U6]&amp;T(ORG.OPENOFFICE.STYLE(IF([.S6]=1;&quot;seg1&quot;;IF([.S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6];[.$G$5:.$M$22];[.V4];0)" office:value-type="float" office:value="0" table:number-columns-spanned="1" table:number-rows-spanned="2">
            <text:p>0</text:p>
          </table:table-cell>
          <table:table-cell table:style-name="seg0" table:formula="of:=[.X6]&amp;T(ORG.OPENOFFICE.STYLE(IF([.V6]=1;&quot;seg1&quot;;IF([.V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6];[.$G$5:.$M$22];[.V4];0)" office:value-type="float" office:value="1" table:number-columns-spanned="1" table:number-rows-spanned="2">
            <text:p>1</text:p>
          </table:table-cell>
          <table:table-cell table:style-name="seg1" table:formula="of:=[.AA6]&amp;T(ORG.OPENOFFICE.STYLE(IF([.Y6]=1;&quot;seg1&quot;;IF([.Y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6];[.$G$5:.$M$22];[.AB4];0)" office:value-type="float" office:value="0" table:number-columns-spanned="1" table:number-rows-spanned="2">
            <text:p>0</text:p>
          </table:table-cell>
          <table:table-cell table:style-name="seg0" table:formula="of:=[.AD6]&amp;T(ORG.OPENOFFICE.STYLE(IF([.AB6]=1;&quot;seg1&quot;;IF([.AB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6];[.$G$5:.$M$22];[.AB4];0)" office:value-type="float" office:value="1" table:number-columns-spanned="1" table:number-rows-spanned="2">
            <text:p>1</text:p>
          </table:table-cell>
          <table:table-cell table:style-name="seg1" table:formula="of:=[.AG6]&amp;T(ORG.OPENOFFICE.STYLE(IF([.AE6]=1;&quot;seg1&quot;;IF([.AE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6];[.$G$5:.$M$22];[.AH4];0)" office:value-type="string" office:string-value="X" table:number-columns-spanned="1" table:number-rows-spanned="2">
            <text:p>X</text:p>
          </table:table-cell>
          <table:table-cell table:style-name="segX" table:formula="of:=[.AJ6]&amp;T(ORG.OPENOFFICE.STYLE(IF([.AH6]=1;&quot;seg1&quot;;IF([.AH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6];[.$G$5:.$M$22];[.AH4];0)" office:value-type="string" office:string-value="X" table:number-columns-spanned="1" table:number-rows-spanned="2">
            <text:p>X</text:p>
          </table:table-cell>
          <table:table-cell table:style-name="segX" table:formula="of:=[.AM6]&amp;T(ORG.OPENOFFICE.STYLE(IF([.AK6]=1;&quot;seg1&quot;;IF([.AK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6];[.$G$5:.$M$22];[.AN4];0)" office:value-type="string" office:string-value="X" table:number-columns-spanned="1" table:number-rows-spanned="2">
            <text:p>X</text:p>
          </table:table-cell>
          <table:table-cell table:style-name="segX" table:formula="of:=[.AP6]&amp;T(ORG.OPENOFFICE.STYLE(IF([.AN6]=1;&quot;seg1&quot;;IF([.AN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6];[.$G$5:.$M$22];[.AN4];0)" office:value-type="string" office:string-value="X" table:number-columns-spanned="1" table:number-rows-spanned="2">
            <text:p>X</text:p>
          </table:table-cell>
          <table:table-cell table:style-name="segX" table:formula="of:=[.AS6]&amp;T(ORG.OPENOFFICE.STYLE(IF([.AQ6]=1;&quot;seg1&quot;;IF([.AQ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6];[.$G$5:.$M$22];[.AT4];0)" office:value-type="string" office:string-value="X" table:number-columns-spanned="1" table:number-rows-spanned="2">
            <text:p>X</text:p>
          </table:table-cell>
          <table:table-cell table:style-name="segX" table:formula="of:=[.AV6]&amp;T(ORG.OPENOFFICE.STYLE(IF([.AT6]=1;&quot;seg1&quot;;IF([.AT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6];[.$G$5:.$M$22];[.AT4];0)" office:value-type="string" office:string-value="X" table:number-columns-spanned="1" table:number-rows-spanned="2">
            <text:p>X</text:p>
          </table:table-cell>
          <table:table-cell table:style-name="segX" table:formula="of:=[.AY6]&amp;T(ORG.OPENOFFICE.STYLE(IF([.AW6]=1;&quot;seg1&quot;;IF([.AW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6];[.$G$5:.$M$22];[.AZ4];0)" office:value-type="string" office:string-value="X" table:number-columns-spanned="1" table:number-rows-spanned="2">
            <text:p>X</text:p>
          </table:table-cell>
          <table:table-cell table:style-name="segX" table:formula="of:=[.BB6]&amp;T(ORG.OPENOFFICE.STYLE(IF([.AZ6]=1;&quot;seg1&quot;;IF([.AZ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6];[.$G$5:.$M$22];[.AZ4];0)" office:value-type="string" office:string-value="X" table:number-columns-spanned="1" table:number-rows-spanned="2">
            <text:p>X</text:p>
          </table:table-cell>
          <table:table-cell table:style-name="segX" table:formula="of:=[.BE6]&amp;T(ORG.OPENOFFICE.STYLE(IF([.BC6]=1;&quot;seg1&quot;;IF([.BC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6];[.$G$5:.$M$22];[.BF4];0)" office:value-type="string" office:string-value="X" table:number-columns-spanned="1" table:number-rows-spanned="2">
            <text:p>X</text:p>
          </table:table-cell>
          <table:table-cell table:style-name="segX" table:formula="of:=[.BH6]&amp;T(ORG.OPENOFFICE.STYLE(IF([.BF6]=1;&quot;seg1&quot;;IF([.BF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6];[.$G$5:.$M$22];[.BF4];0)" office:value-type="string" office:string-value="X" table:number-columns-spanned="1" table:number-rows-spanned="2">
            <text:p>X</text:p>
          </table:table-cell>
          <table:table-cell table:style-name="segX" table:formula="of:=[.BK6]&amp;T(ORG.OPENOFFICE.STYLE(IF([.BI6]=1;&quot;seg1&quot;;IF([.BI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8" office:value-type="float" office:value="0">
            <text:p>0</text:p>
          </table:table-cell>
          <table:table-cell table:style-name="ce31" table:formula="of:=MOD(ROUNDDOWN([.$B7]/[.C$6]);2)" office:value-type="float" office:value="0">
            <text:p>0</text:p>
          </table:table-cell>
          <table:table-cell table:style-name="ce31" table:formula="of:=MOD(ROUNDDOWN([.$B7]/[.D$6]);2)" office:value-type="float" office:value="0">
            <text:p>0</text:p>
          </table:table-cell>
          <table:table-cell table:style-name="ce31" table:formula="of:=MOD(ROUNDDOWN([.$B7]/[.E$6]);2)" office:value-type="float" office:value="0">
            <text:p>0</text:p>
          </table:table-cell>
          <table:table-cell table:style-name="ce43" table:formula="of:=MOD(ROUNDDOWN([.$B7]/[.F$6]);2)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7]+1" office:value-type="float" office:value="1">
            <text:p>1</text:p>
          </table:table-cell>
          <table:table-cell table:style-name="ce31" table:formula="of:=MOD(ROUNDDOWN([.$B8]/[.C$6]);2)" office:value-type="float" office:value="0">
            <text:p>0</text:p>
          </table:table-cell>
          <table:table-cell table:style-name="ce31" table:formula="of:=MOD(ROUNDDOWN([.$B8]/[.D$6]);2)" office:value-type="float" office:value="0">
            <text:p>0</text:p>
          </table:table-cell>
          <table:table-cell table:style-name="ce31" table:formula="of:=MOD(ROUNDDOWN([.$B8]/[.E$6]);2)" office:value-type="float" office:value="0">
            <text:p>0</text:p>
          </table:table-cell>
          <table:table-cell table:style-name="ce43" table:formula="of:=MOD(ROUNDDOWN([.$B8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8];[.$G$5:.$M$22];[.P4];0)" office:value-type="float" office:value="0">
            <text:p>0</text:p>
          </table:table-cell>
          <table:table-cell table:style-name="seg0" table:formula="of:=[.T8]&amp;T(ORG.OPENOFFICE.STYLE(IF([.Q8]=1;&quot;seg1&quot;;IF([.Q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8];[.$G$5:.$M$22];[.V4];0)" office:value-type="float" office:value="0">
            <text:p>0</text:p>
          </table:table-cell>
          <table:table-cell table:style-name="seg0" table:formula="of:=[.Z8]&amp;T(ORG.OPENOFFICE.STYLE(IF([.W8]=1;&quot;seg1&quot;;IF([.W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8];[.$G$5:.$M$22];[.AB4];0)" office:value-type="float" office:value="1">
            <text:p>1</text:p>
          </table:table-cell>
          <table:table-cell table:style-name="seg1" table:formula="of:=[.AF8]&amp;T(ORG.OPENOFFICE.STYLE(IF([.AC8]=1;&quot;seg1&quot;;IF([.AC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8];[.$G$5:.$M$22];[.AH4];0)" office:value-type="string" office:string-value="X">
            <text:p>X</text:p>
          </table:table-cell>
          <table:table-cell table:style-name="segX" table:formula="of:=[.AL8]&amp;T(ORG.OPENOFFICE.STYLE(IF([.AI8]=1;&quot;seg1&quot;;IF([.AI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8];[.$G$5:.$M$22];[.AN4];0)" office:value-type="string" office:string-value="X">
            <text:p>X</text:p>
          </table:table-cell>
          <table:table-cell table:style-name="segX" table:formula="of:=[.AR8]&amp;T(ORG.OPENOFFICE.STYLE(IF([.AO8]=1;&quot;seg1&quot;;IF([.AO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8];[.$G$5:.$M$22];[.AT4];0)" office:value-type="string" office:string-value="X">
            <text:p>X</text:p>
          </table:table-cell>
          <table:table-cell table:style-name="segX" table:formula="of:=[.AX8]&amp;T(ORG.OPENOFFICE.STYLE(IF([.AU8]=1;&quot;seg1&quot;;IF([.AU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8];[.$G$5:.$M$22];[.AZ4];0)" office:value-type="string" office:string-value="X">
            <text:p>X</text:p>
          </table:table-cell>
          <table:table-cell table:style-name="segX" table:formula="of:=[.BD8]&amp;T(ORG.OPENOFFICE.STYLE(IF([.BA8]=1;&quot;seg1&quot;;IF([.BA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8];[.$G$5:.$M$22];[.BF4];0)" office:value-type="string" office:string-value="X">
            <text:p>X</text:p>
          </table:table-cell>
          <table:table-cell table:style-name="segX" table:formula="of:=[.BJ8]&amp;T(ORG.OPENOFFICE.STYLE(IF([.BG8]=1;&quot;seg1&quot;;IF([.BG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8]+1" office:value-type="float" office:value="2">
            <text:p>2</text:p>
          </table:table-cell>
          <table:table-cell table:style-name="ce31" table:formula="of:=MOD(ROUNDDOWN([.$B9]/[.C$6]);2)" office:value-type="float" office:value="0">
            <text:p>0</text:p>
          </table:table-cell>
          <table:table-cell table:style-name="ce31" table:formula="of:=MOD(ROUNDDOWN([.$B9]/[.D$6]);2)" office:value-type="float" office:value="0">
            <text:p>0</text:p>
          </table:table-cell>
          <table:table-cell table:style-name="ce31" table:formula="of:=MOD(ROUNDDOWN([.$B9]/[.E$6]);2)" office:value-type="float" office:value="1">
            <text:p>1</text:p>
          </table:table-cell>
          <table:table-cell table:style-name="ce43" table:formula="of:=MOD(ROUNDDOWN([.$B9]/[.F$6]);2)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 table:formula="of:=HLOOKUP([.R9];[.$G$5:.$M$22];[.P4];0)" office:value-type="float" office:value="1" table:number-columns-spanned="1" table:number-rows-spanned="2">
            <text:p>1</text:p>
          </table:table-cell>
          <table:table-cell table:style-name="seg1" table:formula="of:=[.R9]&amp;T(ORG.OPENOFFICE.STYLE(IF([.P9]=1;&quot;seg1&quot;;IF([.P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9];[.$G$5:.$M$22];[.P4];0)" office:value-type="float" office:value="1" table:number-columns-spanned="1" table:number-rows-spanned="2">
            <text:p>1</text:p>
          </table:table-cell>
          <table:table-cell table:style-name="seg1" table:formula="of:=[.U9]&amp;T(ORG.OPENOFFICE.STYLE(IF([.S9]=1;&quot;seg1&quot;;IF([.S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9];[.$G$5:.$M$22];[.V4];0)" office:value-type="float" office:value="0" table:number-columns-spanned="1" table:number-rows-spanned="2">
            <text:p>0</text:p>
          </table:table-cell>
          <table:table-cell table:style-name="seg0" table:formula="of:=[.X9]&amp;T(ORG.OPENOFFICE.STYLE(IF([.V9]=1;&quot;seg1&quot;;IF([.V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9];[.$G$5:.$M$22];[.V4];0)" office:value-type="float" office:value="1" table:number-columns-spanned="1" table:number-rows-spanned="2">
            <text:p>1</text:p>
          </table:table-cell>
          <table:table-cell table:style-name="seg1" table:formula="of:=[.AA9]&amp;T(ORG.OPENOFFICE.STYLE(IF([.Y9]=1;&quot;seg1&quot;;IF([.Y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9];[.$G$5:.$M$22];[.AB4];0)" office:value-type="float" office:value="1" table:number-columns-spanned="1" table:number-rows-spanned="2">
            <text:p>1</text:p>
          </table:table-cell>
          <table:table-cell table:style-name="seg1" table:formula="of:=[.AD9]&amp;T(ORG.OPENOFFICE.STYLE(IF([.AB9]=1;&quot;seg1&quot;;IF([.AB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9];[.$G$5:.$M$22];[.AB4];0)" office:value-type="float" office:value="0" table:number-columns-spanned="1" table:number-rows-spanned="2">
            <text:p>0</text:p>
          </table:table-cell>
          <table:table-cell table:style-name="seg0" table:formula="of:=[.AG9]&amp;T(ORG.OPENOFFICE.STYLE(IF([.AE9]=1;&quot;seg1&quot;;IF([.AE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9];[.$G$5:.$M$22];[.AH4];0)" office:value-type="string" office:string-value="X" table:number-columns-spanned="1" table:number-rows-spanned="2">
            <text:p>X</text:p>
          </table:table-cell>
          <table:table-cell table:style-name="segX" table:formula="of:=[.AJ9]&amp;T(ORG.OPENOFFICE.STYLE(IF([.AH9]=1;&quot;seg1&quot;;IF([.AH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9];[.$G$5:.$M$22];[.AH4];0)" office:value-type="string" office:string-value="X" table:number-columns-spanned="1" table:number-rows-spanned="2">
            <text:p>X</text:p>
          </table:table-cell>
          <table:table-cell table:style-name="segX" table:formula="of:=[.AM9]&amp;T(ORG.OPENOFFICE.STYLE(IF([.AK9]=1;&quot;seg1&quot;;IF([.AK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9];[.$G$5:.$M$22];[.AN4];0)" office:value-type="string" office:string-value="X" table:number-columns-spanned="1" table:number-rows-spanned="2">
            <text:p>X</text:p>
          </table:table-cell>
          <table:table-cell table:style-name="segX" table:formula="of:=[.AP9]&amp;T(ORG.OPENOFFICE.STYLE(IF([.AN9]=1;&quot;seg1&quot;;IF([.AN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9];[.$G$5:.$M$22];[.AN4];0)" office:value-type="string" office:string-value="X" table:number-columns-spanned="1" table:number-rows-spanned="2">
            <text:p>X</text:p>
          </table:table-cell>
          <table:table-cell table:style-name="segX" table:formula="of:=[.AS9]&amp;T(ORG.OPENOFFICE.STYLE(IF([.AQ9]=1;&quot;seg1&quot;;IF([.AQ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9];[.$G$5:.$M$22];[.AT4];0)" office:value-type="string" office:string-value="X" table:number-columns-spanned="1" table:number-rows-spanned="2">
            <text:p>X</text:p>
          </table:table-cell>
          <table:table-cell table:style-name="segX" table:formula="of:=[.AV9]&amp;T(ORG.OPENOFFICE.STYLE(IF([.AT9]=1;&quot;seg1&quot;;IF([.AT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9];[.$G$5:.$M$22];[.AT4];0)" office:value-type="string" office:string-value="X" table:number-columns-spanned="1" table:number-rows-spanned="2">
            <text:p>X</text:p>
          </table:table-cell>
          <table:table-cell table:style-name="segX" table:formula="of:=[.AY9]&amp;T(ORG.OPENOFFICE.STYLE(IF([.AW9]=1;&quot;seg1&quot;;IF([.AW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9];[.$G$5:.$M$22];[.AZ4];0)" office:value-type="string" office:string-value="X" table:number-columns-spanned="1" table:number-rows-spanned="2">
            <text:p>X</text:p>
          </table:table-cell>
          <table:table-cell table:style-name="segX" table:formula="of:=[.BB9]&amp;T(ORG.OPENOFFICE.STYLE(IF([.AZ9]=1;&quot;seg1&quot;;IF([.AZ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9];[.$G$5:.$M$22];[.AZ4];0)" office:value-type="string" office:string-value="X" table:number-columns-spanned="1" table:number-rows-spanned="2">
            <text:p>X</text:p>
          </table:table-cell>
          <table:table-cell table:style-name="segX" table:formula="of:=[.BE9]&amp;T(ORG.OPENOFFICE.STYLE(IF([.BC9]=1;&quot;seg1&quot;;IF([.BC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9];[.$G$5:.$M$22];[.BF4];0)" office:value-type="string" office:string-value="X" table:number-columns-spanned="1" table:number-rows-spanned="2">
            <text:p>X</text:p>
          </table:table-cell>
          <table:table-cell table:style-name="segX" table:formula="of:=[.BH9]&amp;T(ORG.OPENOFFICE.STYLE(IF([.BF9]=1;&quot;seg1&quot;;IF([.BF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9];[.$G$5:.$M$22];[.BF4];0)" office:value-type="string" office:string-value="X" table:number-columns-spanned="1" table:number-rows-spanned="2">
            <text:p>X</text:p>
          </table:table-cell>
          <table:table-cell table:style-name="segX" table:formula="of:=[.BK9]&amp;T(ORG.OPENOFFICE.STYLE(IF([.BI9]=1;&quot;seg1&quot;;IF([.BI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9]+1" office:value-type="float" office:value="3">
            <text:p>3</text:p>
          </table:table-cell>
          <table:table-cell table:style-name="ce31" table:formula="of:=MOD(ROUNDDOWN([.$B10]/[.C$6]);2)" office:value-type="float" office:value="0">
            <text:p>0</text:p>
          </table:table-cell>
          <table:table-cell table:style-name="ce31" table:formula="of:=MOD(ROUNDDOWN([.$B10]/[.D$6]);2)" office:value-type="float" office:value="0">
            <text:p>0</text:p>
          </table:table-cell>
          <table:table-cell table:style-name="ce31" table:formula="of:=MOD(ROUNDDOWN([.$B10]/[.E$6]);2)" office:value-type="float" office:value="1">
            <text:p>1</text:p>
          </table:table-cell>
          <table:table-cell table:style-name="ce43" table:formula="of:=MOD(ROUNDDOWN([.$B10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0]+1" office:value-type="float" office:value="4">
            <text:p>4</text:p>
          </table:table-cell>
          <table:table-cell table:style-name="ce31" table:formula="of:=MOD(ROUNDDOWN([.$B11]/[.C$6]);2)" office:value-type="float" office:value="0">
            <text:p>0</text:p>
          </table:table-cell>
          <table:table-cell table:style-name="ce31" table:formula="of:=MOD(ROUNDDOWN([.$B11]/[.D$6]);2)" office:value-type="float" office:value="1">
            <text:p>1</text:p>
          </table:table-cell>
          <table:table-cell table:style-name="ce31" table:formula="of:=MOD(ROUNDDOWN([.$B11]/[.E$6]);2)" office:value-type="float" office:value="0">
            <text:p>0</text:p>
          </table:table-cell>
          <table:table-cell table:style-name="ce43" table:formula="of:=MOD(ROUNDDOWN([.$B1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11];[.$G$5:.$M$22];[.P4];0)" office:value-type="float" office:value="1">
            <text:p>1</text:p>
          </table:table-cell>
          <table:table-cell table:style-name="seg1" table:formula="of:=[.T11]&amp;T(ORG.OPENOFFICE.STYLE(IF([.Q11]=1;&quot;seg1&quot;;IF([.Q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11];[.$G$5:.$M$22];[.V4];0)" office:value-type="float" office:value="0">
            <text:p>0</text:p>
          </table:table-cell>
          <table:table-cell table:style-name="seg0" table:formula="of:=[.Z11]&amp;T(ORG.OPENOFFICE.STYLE(IF([.W11]=1;&quot;seg1&quot;;IF([.W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11];[.$G$5:.$M$22];[.AB4];0)" office:value-type="float" office:value="1">
            <text:p>1</text:p>
          </table:table-cell>
          <table:table-cell table:style-name="seg1" table:formula="of:=[.AF11]&amp;T(ORG.OPENOFFICE.STYLE(IF([.AC11]=1;&quot;seg1&quot;;IF([.AC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11];[.$G$5:.$M$22];[.AH4];0)" office:value-type="string" office:string-value="X">
            <text:p>X</text:p>
          </table:table-cell>
          <table:table-cell table:style-name="segX" table:formula="of:=[.AL11]&amp;T(ORG.OPENOFFICE.STYLE(IF([.AI11]=1;&quot;seg1&quot;;IF([.AI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11];[.$G$5:.$M$22];[.AN4];0)" office:value-type="string" office:string-value="X">
            <text:p>X</text:p>
          </table:table-cell>
          <table:table-cell table:style-name="segX" table:formula="of:=[.AR11]&amp;T(ORG.OPENOFFICE.STYLE(IF([.AO11]=1;&quot;seg1&quot;;IF([.AO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11];[.$G$5:.$M$22];[.AT4];0)" office:value-type="string" office:string-value="X">
            <text:p>X</text:p>
          </table:table-cell>
          <table:table-cell table:style-name="segX" table:formula="of:=[.AX11]&amp;T(ORG.OPENOFFICE.STYLE(IF([.AU11]=1;&quot;seg1&quot;;IF([.AU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11];[.$G$5:.$M$22];[.AZ4];0)" office:value-type="string" office:string-value="X">
            <text:p>X</text:p>
          </table:table-cell>
          <table:table-cell table:style-name="segX" table:formula="of:=[.BD11]&amp;T(ORG.OPENOFFICE.STYLE(IF([.BA11]=1;&quot;seg1&quot;;IF([.BA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11];[.$G$5:.$M$22];[.BF4];0)" office:value-type="string" office:string-value="X">
            <text:p>X</text:p>
          </table:table-cell>
          <table:table-cell table:style-name="segX" table:formula="of:=[.BJ11]&amp;T(ORG.OPENOFFICE.STYLE(IF([.BG11]=1;&quot;seg1&quot;;IF([.BG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1]+1" office:value-type="float" office:value="5">
            <text:p>5</text:p>
          </table:table-cell>
          <table:table-cell table:style-name="ce31" table:formula="of:=MOD(ROUNDDOWN([.$B12]/[.C$6]);2)" office:value-type="float" office:value="0">
            <text:p>0</text:p>
          </table:table-cell>
          <table:table-cell table:style-name="ce31" table:formula="of:=MOD(ROUNDDOWN([.$B12]/[.D$6]);2)" office:value-type="float" office:value="1">
            <text:p>1</text:p>
          </table:table-cell>
          <table:table-cell table:style-name="ce31" table:formula="of:=MOD(ROUNDDOWN([.$B12]/[.E$6]);2)" office:value-type="float" office:value="0">
            <text:p>0</text:p>
          </table:table-cell>
          <table:table-cell table:style-name="ce43" table:formula="of:=MOD(ROUNDDOWN([.$B1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2]+1" office:value-type="float" office:value="6">
            <text:p>6</text:p>
          </table:table-cell>
          <table:table-cell table:style-name="ce31" table:formula="of:=MOD(ROUNDDOWN([.$B13]/[.C$6]);2)" office:value-type="float" office:value="0">
            <text:p>0</text:p>
          </table:table-cell>
          <table:table-cell table:style-name="ce31" table:formula="of:=MOD(ROUNDDOWN([.$B13]/[.D$6]);2)" office:value-type="float" office:value="1">
            <text:p>1</text:p>
          </table:table-cell>
          <table:table-cell table:style-name="ce31" table:formula="of:=MOD(ROUNDDOWN([.$B13]/[.E$6]);2)" office:value-type="float" office:value="1">
            <text:p>1</text:p>
          </table:table-cell>
          <table:table-cell table:style-name="ce43" table:formula="of:=MOD(ROUNDDOWN([.$B13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79" table:formula="of:=[.BF3]+1" office:value-type="float" office:value="8" table:number-columns-spanned="6" table:number-rows-spanned="1">
            <text:p>8</text:p>
          </table:table-cell>
          <table:covered-table-cell table:number-columns-repeated="4" table:style-name="ce91"/>
          <table:covered-table-cell table:style-name="ce101"/>
          <table:table-cell table:style-name="ce79" table:formula="of:=[.P13]+1" office:value-type="float" office:value="9" table:number-columns-spanned="6" table:number-rows-spanned="1">
            <text:p>9</text:p>
          </table:table-cell>
          <table:covered-table-cell table:number-columns-repeated="4" table:style-name="ce91"/>
          <table:covered-table-cell table:style-name="ce101"/>
          <table:table-cell table:style-name="ce79" table:formula="of:=[.V13]+1" office:value-type="float" office:value="10" table:number-columns-spanned="6" table:number-rows-spanned="1">
            <text:p>10</text:p>
          </table:table-cell>
          <table:covered-table-cell table:number-columns-repeated="4" table:style-name="ce91"/>
          <table:covered-table-cell table:style-name="ce101"/>
          <table:table-cell table:style-name="ce79" table:formula="of:=[.AB13]+1" office:value-type="float" office:value="11" table:number-columns-spanned="6" table:number-rows-spanned="1">
            <text:p>11</text:p>
          </table:table-cell>
          <table:covered-table-cell table:number-columns-repeated="4" table:style-name="ce91"/>
          <table:covered-table-cell table:style-name="ce101"/>
          <table:table-cell table:style-name="ce79" table:formula="of:=[.AH13]+1" office:value-type="float" office:value="12" table:number-columns-spanned="6" table:number-rows-spanned="1">
            <text:p>12</text:p>
          </table:table-cell>
          <table:covered-table-cell table:number-columns-repeated="4" table:style-name="ce91"/>
          <table:covered-table-cell table:style-name="ce101"/>
          <table:table-cell table:style-name="ce79" table:formula="of:=[.AN13]+1" office:value-type="float" office:value="13" table:number-columns-spanned="6" table:number-rows-spanned="1">
            <text:p>13</text:p>
          </table:table-cell>
          <table:covered-table-cell table:number-columns-repeated="4" table:style-name="ce91"/>
          <table:covered-table-cell table:style-name="ce101"/>
          <table:table-cell table:style-name="ce79" table:formula="of:=[.AT13]+1" office:value-type="float" office:value="14" table:number-columns-spanned="6" table:number-rows-spanned="1">
            <text:p>14</text:p>
          </table:table-cell>
          <table:covered-table-cell table:number-columns-repeated="4" table:style-name="ce91"/>
          <table:covered-table-cell table:style-name="ce101"/>
          <table:table-cell table:style-name="ce79" table:formula="of:=[.AZ13]+1" office:value-type="float" office:value="15" table:number-columns-spanned="6" table:number-rows-spanned="1">
            <text:p>15</text:p>
          </table:table-cell>
          <table:covered-table-cell table:number-columns-repeated="4" table:style-name="ce91"/>
          <table:covered-table-cell table:style-name="ce101"/>
          <table:table-cell table:number-columns-repeated="815"/>
          <table:table-cell table:style-name="Default" table:number-columns-repeated="111"/>
          <table:table-cell table:number-columns-repeated="35"/>
        </table:table-row>
        <table:table-row table:style-name="ro4">
          <table:table-cell/>
          <table:table-cell table:style-name="ce19" table:formula="of:=[.B13]+1" office:value-type="float" office:value="7">
            <text:p>7</text:p>
          </table:table-cell>
          <table:table-cell table:style-name="ce31" table:formula="of:=MOD(ROUNDDOWN([.$B14]/[.C$6]);2)" office:value-type="float" office:value="0">
            <text:p>0</text:p>
          </table:table-cell>
          <table:table-cell table:style-name="ce31" table:formula="of:=MOD(ROUNDDOWN([.$B14]/[.D$6]);2)" office:value-type="float" office:value="1">
            <text:p>1</text:p>
          </table:table-cell>
          <table:table-cell table:style-name="ce31" table:formula="of:=MOD(ROUNDDOWN([.$B14]/[.E$6]);2)" office:value-type="float" office:value="1">
            <text:p>1</text:p>
          </table:table-cell>
          <table:table-cell table:style-name="ce43" table:formula="of:=MOD(ROUNDDOWN([.$B14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0" table:formula="of:=MATCH([.P13];[.$B$7:.$B$22];0)+2" office:value-type="float" office:value="11" table:number-columns-spanned="6" table:number-rows-spanned="1">
            <text:p>11</text:p>
          </table:table-cell>
          <table:covered-table-cell table:number-columns-repeated="4" table:style-name="ce92"/>
          <table:covered-table-cell table:style-name="ce102"/>
          <table:table-cell table:style-name="ce80" table:formula="of:=MATCH([.V13];[.$B$7:.$B$22];0)+2" office:value-type="float" office:value="12" table:number-columns-spanned="6" table:number-rows-spanned="1">
            <text:p>12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13];[.$B$7:.$B$22];0)+2" office:value-type="float" office:value="13" table:number-columns-spanned="6" table:number-rows-spanned="1">
            <text:p>13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13];[.$B$7:.$B$22];0)+2" office:value-type="float" office:value="14" table:number-columns-spanned="6" table:number-rows-spanned="1">
            <text:p>1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13];[.$B$7:.$B$22];0)+2" office:value-type="float" office:value="15" table:number-columns-spanned="6" table:number-rows-spanned="1">
            <text:p>1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13];[.$B$7:.$B$22];0)+2" office:value-type="float" office:value="16" table:number-columns-spanned="6" table:number-rows-spanned="1">
            <text:p>1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13];[.$B$7:.$B$22];0)+2" office:value-type="float" office:value="17" table:number-columns-spanned="6" table:number-rows-spanned="1">
            <text:p>17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13];[.$B$7:.$B$22];0)+2" office:value-type="float" office:value="18" table:number-columns-spanned="6" table:number-rows-spanned="1">
            <text:p>18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4]+1" office:value-type="float" office:value="8">
            <text:p>8</text:p>
          </table:table-cell>
          <table:table-cell table:style-name="ce31" table:formula="of:=MOD(ROUNDDOWN([.$B15]/[.C$6]);2)" office:value-type="float" office:value="1">
            <text:p>1</text:p>
          </table:table-cell>
          <table:table-cell table:style-name="ce31" table:formula="of:=MOD(ROUNDDOWN([.$B15]/[.D$6]);2)" office:value-type="float" office:value="0">
            <text:p>0</text:p>
          </table:table-cell>
          <table:table-cell table:style-name="ce31" table:formula="of:=MOD(ROUNDDOWN([.$B15]/[.E$6]);2)" office:value-type="float" office:value="0">
            <text:p>0</text:p>
          </table:table-cell>
          <table:table-cell table:style-name="ce43" table:formula="of:=MOD(ROUNDDOWN([.$B15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5];[.$G$5:.$M$22];[.P14];0)" office:value-type="string" office:string-value="X">
            <text:p>X</text:p>
          </table:table-cell>
          <table:table-cell table:style-name="segX" table:formula="of:=[.T15]&amp;T(ORG.OPENOFFICE.STYLE(IF([.Q15]=1;&quot;seg1&quot;;IF([.Q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15];[.$G$5:.$M$22];[.V14];0)" office:value-type="string" office:string-value="X">
            <text:p>X</text:p>
          </table:table-cell>
          <table:table-cell table:style-name="segX" table:formula="of:=[.Z15]&amp;T(ORG.OPENOFFICE.STYLE(IF([.W15]=1;&quot;seg1&quot;;IF([.W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15];[.$G$5:.$M$22];[.AB14];0)" office:value-type="string" office:string-value="X">
            <text:p>X</text:p>
          </table:table-cell>
          <table:table-cell table:style-name="segX" table:formula="of:=[.AF15]&amp;T(ORG.OPENOFFICE.STYLE(IF([.AC15]=1;&quot;seg1&quot;;IF([.AC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15];[.$G$5:.$M$22];[.AH14];0)" office:value-type="string" office:string-value="X">
            <text:p>X</text:p>
          </table:table-cell>
          <table:table-cell table:style-name="segX" table:formula="of:=[.AL15]&amp;T(ORG.OPENOFFICE.STYLE(IF([.AI15]=1;&quot;seg1&quot;;IF([.AI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15];[.$G$5:.$M$22];[.AN14];0)" office:value-type="string" office:string-value="X">
            <text:p>X</text:p>
          </table:table-cell>
          <table:table-cell table:style-name="segX" table:formula="of:=[.AR15]&amp;T(ORG.OPENOFFICE.STYLE(IF([.AO15]=1;&quot;seg1&quot;;IF([.AO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15];[.$G$5:.$M$22];[.AT14];0)" office:value-type="string" office:string-value="X">
            <text:p>X</text:p>
          </table:table-cell>
          <table:table-cell table:style-name="segX" table:formula="of:=[.AX15]&amp;T(ORG.OPENOFFICE.STYLE(IF([.AU15]=1;&quot;seg1&quot;;IF([.AU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15];[.$G$5:.$M$22];[.AZ14];0)" office:value-type="string" office:string-value="X">
            <text:p>X</text:p>
          </table:table-cell>
          <table:table-cell table:style-name="segX" table:formula="of:=[.BD15]&amp;T(ORG.OPENOFFICE.STYLE(IF([.BA15]=1;&quot;seg1&quot;;IF([.BA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15];[.$G$5:.$M$22];[.BF14];0)" office:value-type="string" office:string-value="X">
            <text:p>X</text:p>
          </table:table-cell>
          <table:table-cell table:style-name="segX" table:formula="of:=[.BJ15]&amp;T(ORG.OPENOFFICE.STYLE(IF([.BG15]=1;&quot;seg1&quot;;IF([.BG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5]+1" office:value-type="float" office:value="9">
            <text:p>9</text:p>
          </table:table-cell>
          <table:table-cell table:style-name="ce31" table:formula="of:=MOD(ROUNDDOWN([.$B16]/[.C$6]);2)" office:value-type="float" office:value="1">
            <text:p>1</text:p>
          </table:table-cell>
          <table:table-cell table:style-name="ce31" table:formula="of:=MOD(ROUNDDOWN([.$B16]/[.D$6]);2)" office:value-type="float" office:value="0">
            <text:p>0</text:p>
          </table:table-cell>
          <table:table-cell table:style-name="ce31" table:formula="of:=MOD(ROUNDDOWN([.$B16]/[.E$6]);2)" office:value-type="float" office:value="0">
            <text:p>0</text:p>
          </table:table-cell>
          <table:table-cell table:style-name="ce43" table:formula="of:=MOD(ROUNDDOWN([.$B16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6];[.$G$5:.$M$22];[.P14];0)" office:value-type="string" office:string-value="X" table:number-columns-spanned="1" table:number-rows-spanned="2">
            <text:p>X</text:p>
          </table:table-cell>
          <table:table-cell table:style-name="segX" table:formula="of:=[.R16]&amp;T(ORG.OPENOFFICE.STYLE(IF([.P16]=1;&quot;seg1&quot;;IF([.P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16];[.$G$5:.$M$22];[.P14];0)" office:value-type="string" office:string-value="X" table:number-columns-spanned="1" table:number-rows-spanned="2">
            <text:p>X</text:p>
          </table:table-cell>
          <table:table-cell table:style-name="segX" table:formula="of:=[.U16]&amp;T(ORG.OPENOFFICE.STYLE(IF([.S16]=1;&quot;seg1&quot;;IF([.S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16];[.$G$5:.$M$22];[.V14];0)" office:value-type="string" office:string-value="X" table:number-columns-spanned="1" table:number-rows-spanned="2">
            <text:p>X</text:p>
          </table:table-cell>
          <table:table-cell table:style-name="segX" table:formula="of:=[.X16]&amp;T(ORG.OPENOFFICE.STYLE(IF([.V16]=1;&quot;seg1&quot;;IF([.V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16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6]&amp;T(ORG.OPENOFFICE.STYLE(IF([.Y16]=1;&quot;seg1&quot;;IF([.Y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6]&amp;T(ORG.OPENOFFICE.STYLE(IF([.AB16]=1;&quot;seg1&quot;;IF([.AB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6]&amp;T(ORG.OPENOFFICE.STYLE(IF([.AE16]=1;&quot;seg1&quot;;IF([.AE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6]&amp;T(ORG.OPENOFFICE.STYLE(IF([.AH16]=1;&quot;seg1&quot;;IF([.AH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6]&amp;T(ORG.OPENOFFICE.STYLE(IF([.AK16]=1;&quot;seg1&quot;;IF([.AK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6]&amp;T(ORG.OPENOFFICE.STYLE(IF([.AN16]=1;&quot;seg1&quot;;IF([.AN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6]&amp;T(ORG.OPENOFFICE.STYLE(IF([.AQ16]=1;&quot;seg1&quot;;IF([.AQ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6]&amp;T(ORG.OPENOFFICE.STYLE(IF([.AT16]=1;&quot;seg1&quot;;IF([.AT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6]&amp;T(ORG.OPENOFFICE.STYLE(IF([.AW16]=1;&quot;seg1&quot;;IF([.AW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6]&amp;T(ORG.OPENOFFICE.STYLE(IF([.AZ16]=1;&quot;seg1&quot;;IF([.AZ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6]&amp;T(ORG.OPENOFFICE.STYLE(IF([.BC16]=1;&quot;seg1&quot;;IF([.BC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6]&amp;T(ORG.OPENOFFICE.STYLE(IF([.BF16]=1;&quot;seg1&quot;;IF([.BF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6]&amp;T(ORG.OPENOFFICE.STYLE(IF([.BI16]=1;&quot;seg1&quot;;IF([.BI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6]+1" office:value-type="float" office:value="10">
            <text:p>10</text:p>
          </table:table-cell>
          <table:table-cell table:style-name="ce31" table:formula="of:=MOD(ROUNDDOWN([.$B17]/[.C$6]);2)" office:value-type="float" office:value="1">
            <text:p>1</text:p>
          </table:table-cell>
          <table:table-cell table:style-name="ce31" table:formula="of:=MOD(ROUNDDOWN([.$B17]/[.D$6]);2)" office:value-type="float" office:value="0">
            <text:p>0</text:p>
          </table:table-cell>
          <table:table-cell table:style-name="ce31" table:formula="of:=MOD(ROUNDDOWN([.$B17]/[.E$6]);2)" office:value-type="float" office:value="1">
            <text:p>1</text:p>
          </table:table-cell>
          <table:table-cell table:style-name="ce43" table:formula="of:=MOD(ROUNDDOWN([.$B17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7]+1" office:value-type="float" office:value="11">
            <text:p>11</text:p>
          </table:table-cell>
          <table:table-cell table:style-name="ce31" table:formula="of:=MOD(ROUNDDOWN([.$B18]/[.C$6]);2)" office:value-type="float" office:value="1">
            <text:p>1</text:p>
          </table:table-cell>
          <table:table-cell table:style-name="ce31" table:formula="of:=MOD(ROUNDDOWN([.$B18]/[.D$6]);2)" office:value-type="float" office:value="0">
            <text:p>0</text:p>
          </table:table-cell>
          <table:table-cell table:style-name="ce31" table:formula="of:=MOD(ROUNDDOWN([.$B18]/[.E$6]);2)" office:value-type="float" office:value="1">
            <text:p>1</text:p>
          </table:table-cell>
          <table:table-cell table:style-name="ce43" table:formula="of:=MOD(ROUNDDOWN([.$B18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8];[.$G$5:.$M$22];[.P14];0)" office:value-type="string" office:string-value="X">
            <text:p>X</text:p>
          </table:table-cell>
          <table:table-cell table:style-name="segX" table:formula="of:=[.T18]&amp;T(ORG.OPENOFFICE.STYLE(IF([.Q18]=1;&quot;seg1&quot;;IF([.Q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18];[.$G$5:.$M$22];[.V14];0)" office:value-type="string" office:string-value="X">
            <text:p>X</text:p>
          </table:table-cell>
          <table:table-cell table:style-name="segX" table:formula="of:=[.Z18]&amp;T(ORG.OPENOFFICE.STYLE(IF([.W18]=1;&quot;seg1&quot;;IF([.W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18];[.$G$5:.$M$22];[.AB14];0)" office:value-type="string" office:string-value="X">
            <text:p>X</text:p>
          </table:table-cell>
          <table:table-cell table:style-name="segX" table:formula="of:=[.AF18]&amp;T(ORG.OPENOFFICE.STYLE(IF([.AC18]=1;&quot;seg1&quot;;IF([.AC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18];[.$G$5:.$M$22];[.AH14];0)" office:value-type="string" office:string-value="X">
            <text:p>X</text:p>
          </table:table-cell>
          <table:table-cell table:style-name="segX" table:formula="of:=[.AL18]&amp;T(ORG.OPENOFFICE.STYLE(IF([.AI18]=1;&quot;seg1&quot;;IF([.AI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18];[.$G$5:.$M$22];[.AN14];0)" office:value-type="string" office:string-value="X">
            <text:p>X</text:p>
          </table:table-cell>
          <table:table-cell table:style-name="segX" table:formula="of:=[.AR18]&amp;T(ORG.OPENOFFICE.STYLE(IF([.AO18]=1;&quot;seg1&quot;;IF([.AO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18];[.$G$5:.$M$22];[.AT14];0)" office:value-type="string" office:string-value="X">
            <text:p>X</text:p>
          </table:table-cell>
          <table:table-cell table:style-name="segX" table:formula="of:=[.AX18]&amp;T(ORG.OPENOFFICE.STYLE(IF([.AU18]=1;&quot;seg1&quot;;IF([.AU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18];[.$G$5:.$M$22];[.AZ14];0)" office:value-type="string" office:string-value="X">
            <text:p>X</text:p>
          </table:table-cell>
          <table:table-cell table:style-name="segX" table:formula="of:=[.BD18]&amp;T(ORG.OPENOFFICE.STYLE(IF([.BA18]=1;&quot;seg1&quot;;IF([.BA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18];[.$G$5:.$M$22];[.BF14];0)" office:value-type="string" office:string-value="X">
            <text:p>X</text:p>
          </table:table-cell>
          <table:table-cell table:style-name="segX" table:formula="of:=[.BJ18]&amp;T(ORG.OPENOFFICE.STYLE(IF([.BG18]=1;&quot;seg1&quot;;IF([.BG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8]+1" office:value-type="float" office:value="12">
            <text:p>12</text:p>
          </table:table-cell>
          <table:table-cell table:style-name="ce31" table:formula="of:=MOD(ROUNDDOWN([.$B19]/[.C$6]);2)" office:value-type="float" office:value="1">
            <text:p>1</text:p>
          </table:table-cell>
          <table:table-cell table:style-name="ce31" table:formula="of:=MOD(ROUNDDOWN([.$B19]/[.D$6]);2)" office:value-type="float" office:value="1">
            <text:p>1</text:p>
          </table:table-cell>
          <table:table-cell table:style-name="ce31" table:formula="of:=MOD(ROUNDDOWN([.$B19]/[.E$6]);2)" office:value-type="float" office:value="0">
            <text:p>0</text:p>
          </table:table-cell>
          <table:table-cell table:style-name="ce43" table:formula="of:=MOD(ROUNDDOWN([.$B19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9];[.$G$5:.$M$22];[.P14];0)" office:value-type="string" office:string-value="X" table:number-columns-spanned="1" table:number-rows-spanned="2">
            <text:p>X</text:p>
          </table:table-cell>
          <table:table-cell table:style-name="segX" table:formula="of:=[.R19]&amp;T(ORG.OPENOFFICE.STYLE(IF([.P19]=1;&quot;seg1&quot;;IF([.P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19];[.$G$5:.$M$22];[.P14];0)" office:value-type="string" office:string-value="X" table:number-columns-spanned="1" table:number-rows-spanned="2">
            <text:p>X</text:p>
          </table:table-cell>
          <table:table-cell table:style-name="segX" table:formula="of:=[.U19]&amp;T(ORG.OPENOFFICE.STYLE(IF([.S19]=1;&quot;seg1&quot;;IF([.S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19];[.$G$5:.$M$22];[.V14];0)" office:value-type="string" office:string-value="X" table:number-columns-spanned="1" table:number-rows-spanned="2">
            <text:p>X</text:p>
          </table:table-cell>
          <table:table-cell table:style-name="segX" table:formula="of:=[.X19]&amp;T(ORG.OPENOFFICE.STYLE(IF([.V19]=1;&quot;seg1&quot;;IF([.V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19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9]&amp;T(ORG.OPENOFFICE.STYLE(IF([.Y19]=1;&quot;seg1&quot;;IF([.Y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9]&amp;T(ORG.OPENOFFICE.STYLE(IF([.AB19]=1;&quot;seg1&quot;;IF([.AB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9]&amp;T(ORG.OPENOFFICE.STYLE(IF([.AE19]=1;&quot;seg1&quot;;IF([.AE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9]&amp;T(ORG.OPENOFFICE.STYLE(IF([.AH19]=1;&quot;seg1&quot;;IF([.AH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9]&amp;T(ORG.OPENOFFICE.STYLE(IF([.AK19]=1;&quot;seg1&quot;;IF([.AK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9]&amp;T(ORG.OPENOFFICE.STYLE(IF([.AN19]=1;&quot;seg1&quot;;IF([.AN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9]&amp;T(ORG.OPENOFFICE.STYLE(IF([.AQ19]=1;&quot;seg1&quot;;IF([.AQ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9]&amp;T(ORG.OPENOFFICE.STYLE(IF([.AT19]=1;&quot;seg1&quot;;IF([.AT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9]&amp;T(ORG.OPENOFFICE.STYLE(IF([.AW19]=1;&quot;seg1&quot;;IF([.AW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9]&amp;T(ORG.OPENOFFICE.STYLE(IF([.AZ19]=1;&quot;seg1&quot;;IF([.AZ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9]&amp;T(ORG.OPENOFFICE.STYLE(IF([.BC19]=1;&quot;seg1&quot;;IF([.BC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9]&amp;T(ORG.OPENOFFICE.STYLE(IF([.BF19]=1;&quot;seg1&quot;;IF([.BF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9]&amp;T(ORG.OPENOFFICE.STYLE(IF([.BI19]=1;&quot;seg1&quot;;IF([.BI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19]+1" office:value-type="float" office:value="13">
            <text:p>13</text:p>
          </table:table-cell>
          <table:table-cell table:style-name="ce31" table:formula="of:=MOD(ROUNDDOWN([.$B20]/[.C$6]);2)" office:value-type="float" office:value="1">
            <text:p>1</text:p>
          </table:table-cell>
          <table:table-cell table:style-name="ce31" table:formula="of:=MOD(ROUNDDOWN([.$B20]/[.D$6]);2)" office:value-type="float" office:value="1">
            <text:p>1</text:p>
          </table:table-cell>
          <table:table-cell table:style-name="ce31" table:formula="of:=MOD(ROUNDDOWN([.$B20]/[.E$6]);2)" office:value-type="float" office:value="0">
            <text:p>0</text:p>
          </table:table-cell>
          <table:table-cell table:style-name="ce43" table:formula="of:=MOD(ROUNDDOWN([.$B20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20]+1" office:value-type="float" office:value="14">
            <text:p>14</text:p>
          </table:table-cell>
          <table:table-cell table:style-name="ce31" table:formula="of:=MOD(ROUNDDOWN([.$B21]/[.C$6]);2)" office:value-type="float" office:value="1">
            <text:p>1</text:p>
          </table:table-cell>
          <table:table-cell table:style-name="ce31" table:formula="of:=MOD(ROUNDDOWN([.$B21]/[.D$6]);2)" office:value-type="float" office:value="1">
            <text:p>1</text:p>
          </table:table-cell>
          <table:table-cell table:style-name="ce31" table:formula="of:=MOD(ROUNDDOWN([.$B21]/[.E$6]);2)" office:value-type="float" office:value="1">
            <text:p>1</text:p>
          </table:table-cell>
          <table:table-cell table:style-name="ce43" table:formula="of:=MOD(ROUNDDOWN([.$B2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21];[.$G$5:.$M$22];[.P14];0)" office:value-type="string" office:string-value="X">
            <text:p>X</text:p>
          </table:table-cell>
          <table:table-cell table:style-name="segX" table:formula="of:=[.T21]&amp;T(ORG.OPENOFFICE.STYLE(IF([.Q21]=1;&quot;seg1&quot;;IF([.Q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21];[.$G$5:.$M$22];[.V14];0)" office:value-type="string" office:string-value="X">
            <text:p>X</text:p>
          </table:table-cell>
          <table:table-cell table:style-name="segX" table:formula="of:=[.Z21]&amp;T(ORG.OPENOFFICE.STYLE(IF([.W21]=1;&quot;seg1&quot;;IF([.W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21];[.$G$5:.$M$22];[.AB14];0)" office:value-type="string" office:string-value="X">
            <text:p>X</text:p>
          </table:table-cell>
          <table:table-cell table:style-name="segX" table:formula="of:=[.AF21]&amp;T(ORG.OPENOFFICE.STYLE(IF([.AC21]=1;&quot;seg1&quot;;IF([.AC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21];[.$G$5:.$M$22];[.AH14];0)" office:value-type="string" office:string-value="X">
            <text:p>X</text:p>
          </table:table-cell>
          <table:table-cell table:style-name="segX" table:formula="of:=[.AL21]&amp;T(ORG.OPENOFFICE.STYLE(IF([.AI21]=1;&quot;seg1&quot;;IF([.AI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21];[.$G$5:.$M$22];[.AN14];0)" office:value-type="string" office:string-value="X">
            <text:p>X</text:p>
          </table:table-cell>
          <table:table-cell table:style-name="segX" table:formula="of:=[.AR21]&amp;T(ORG.OPENOFFICE.STYLE(IF([.AO21]=1;&quot;seg1&quot;;IF([.AO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21];[.$G$5:.$M$22];[.AT14];0)" office:value-type="string" office:string-value="X">
            <text:p>X</text:p>
          </table:table-cell>
          <table:table-cell table:style-name="segX" table:formula="of:=[.AX21]&amp;T(ORG.OPENOFFICE.STYLE(IF([.AU21]=1;&quot;seg1&quot;;IF([.AU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21];[.$G$5:.$M$22];[.AZ14];0)" office:value-type="string" office:string-value="X">
            <text:p>X</text:p>
          </table:table-cell>
          <table:table-cell table:style-name="segX" table:formula="of:=[.BD21]&amp;T(ORG.OPENOFFICE.STYLE(IF([.BA21]=1;&quot;seg1&quot;;IF([.BA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21];[.$G$5:.$M$22];[.BF14];0)" office:value-type="string" office:string-value="X">
            <text:p>X</text:p>
          </table:table-cell>
          <table:table-cell table:style-name="segX" table:formula="of:=[.BJ21]&amp;T(ORG.OPENOFFICE.STYLE(IF([.BG21]=1;&quot;seg1&quot;;IF([.BG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7" table:formula="of:=[.B21]+1" office:value-type="float" office:value="15">
            <text:p>15</text:p>
          </table:table-cell>
          <table:table-cell table:style-name="ce31" table:formula="of:=MOD(ROUNDDOWN([.$B22]/[.C$6]);2)" office:value-type="float" office:value="1">
            <text:p>1</text:p>
          </table:table-cell>
          <table:table-cell table:style-name="ce31" table:formula="of:=MOD(ROUNDDOWN([.$B22]/[.D$6]);2)" office:value-type="float" office:value="1">
            <text:p>1</text:p>
          </table:table-cell>
          <table:table-cell table:style-name="ce31" table:formula="of:=MOD(ROUNDDOWN([.$B22]/[.E$6]);2)" office:value-type="float" office:value="1">
            <text:p>1</text:p>
          </table:table-cell>
          <table:table-cell table:style-name="ce43" table:formula="of:=MOD(ROUNDDOWN([.$B2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20" table:number-columns-repeated="12"/>
          <table:table-cell table:style-name="Default"/>
          <table:table-cell table:style-name="ce5"/>
          <table:table-cell table:number-columns-repeated="914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 table:number-columns-repeated="14"/>
          <table:table-cell/>
          <table:table-cell table:style-name="ce84" office:value-type="string" table:number-columns-spanned="48" table:number-rows-spanned="1">
            <text:p>Karnaugh-maps</text:p>
          </table:table-cell>
          <table:covered-table-cell table:number-columns-repeated="12" table:style-name="Default"/>
          <table:covered-table-cell table:style-name="ce29"/>
          <table:covered-table-cell table:number-columns-repeated="34"/>
          <table:table-cell table:number-columns-repeated="961"/>
        </table:table-row>
        <table:table-row table:style-name="ro4">
          <table:table-cell table:style-name="Default" table:number-columns-repeated="14"/>
          <table:table-cell table:style-name="ce75"/>
          <table:table-cell table:style-name="ce6" office:value-type="string" table:number-columns-spanned="2" table:number-rows-spanned="2">
            <text:p>a</text:p>
          </table:table-cell>
          <table:covered-table-cell table:style-name="ce21" table:formula="of:=MATCH([.P25];[.$G$5:.$M$5])+5" office:value-type="float" office:value="6">
            <text:p>6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b</text:p>
          </table:table-cell>
          <table:covered-table-cell table:style-name="ce115" table:formula="of:=MATCH([.W25];[.$G$5:.$M$5])+5" office:value-type="float" office:value="7">
            <text:p>7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c</text:p>
          </table:table-cell>
          <table:covered-table-cell table:style-name="ce21" table:formula="of:=MATCH([.AD25];[.$G$5:.$M$5])+5" office:value-type="float" office:value="8">
            <text:p>8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d</text:p>
          </table:table-cell>
          <table:covered-table-cell table:style-name="ce21" table:formula="of:=MATCH([.AK25];[.$G$5:.$M$5])+5" office:value-type="float" office:value="9">
            <text:p>9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e</text:p>
          </table:table-cell>
          <table:covered-table-cell table:style-name="ce21" table:formula="of:=MATCH([.AR25];[.$G$5:.$M$5])+5" office:value-type="float" office:value="10">
            <text:p>10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f</text:p>
          </table:table-cell>
          <table:covered-table-cell table:style-name="ce21" table:formula="of:=MATCH([.AY25];[.$G$5:.$M$5])+5" office:value-type="float" office:value="11">
            <text:p>11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g</text:p>
          </table:table-cell>
          <table:covered-table-cell table:style-name="ce21" table:formula="of:=MATCH([.BF25];[.$G$5:.$M$5])+5" office:value-type="float" office:value="12">
            <text:p>12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110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R25];1;1);[.$C$5:.$F$6];2;0)*MID([.R26];1;1) + HLOOKUP(MID([.R25];2;1);[.$C$5:.$F$6];2;0)*MID([.R26];2;1)" office:value-type="float" office:value="0">
            <text:p>0</text:p>
          </table:table-cell>
          <table:table-cell table:style-name="ce34" table:formula="of:=HLOOKUP(MID([.R25];1;1);[.$C$5:.$F$6];2;0)*MID([.S26];1;1) + HLOOKUP(MID([.R25];2;1);[.$C$5:.$F$6];2;0)*MID([.S26];2;1)" office:value-type="float" office:value="1">
            <text:p>1</text:p>
          </table:table-cell>
          <table:table-cell table:style-name="ce34" table:formula="of:=HLOOKUP(MID([.R25];1;1);[.$C$5:.$F$6];2;0)*MID([.T26];1;1) + HLOOKUP(MID([.R25];2;1);[.$C$5:.$F$6];2;0)*MID([.T26];2;1)" office:value-type="float" office:value="3">
            <text:p>3</text:p>
          </table:table-cell>
          <table:table-cell table:style-name="ce34" table:formula="of:=HLOOKUP(MID([.R25];1;1);[.$C$5:.$F$6];2;0)*MID([.U26];1;1) + HLOOKUP(MID([.R25];2;1);[.$C$5:.$F$6];2;0)*MID([.U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Y25];1;1);[.$C$5:.$F$6];2;0)*MID([.Y26];1;1) + HLOOKUP(MID([.Y25];2;1);[.$C$5:.$F$6];2;0)*MID([.Y26];2;1)" office:value-type="float" office:value="0">
            <text:p>0</text:p>
          </table:table-cell>
          <table:table-cell table:style-name="ce34" table:formula="of:=HLOOKUP(MID([.Y25];1;1);[.$C$5:.$F$6];2;0)*MID([.Z26];1;1) + HLOOKUP(MID([.Y25];2;1);[.$C$5:.$F$6];2;0)*MID([.Z26];2;1)" office:value-type="float" office:value="1">
            <text:p>1</text:p>
          </table:table-cell>
          <table:table-cell table:style-name="ce34" table:formula="of:=HLOOKUP(MID([.Y25];1;1);[.$C$5:.$F$6];2;0)*MID([.AA26];1;1) + HLOOKUP(MID([.Y25];2;1);[.$C$5:.$F$6];2;0)*MID([.AA26];2;1)" office:value-type="float" office:value="3">
            <text:p>3</text:p>
          </table:table-cell>
          <table:table-cell table:style-name="ce119" table:formula="of:=HLOOKUP(MID([.Y25];1;1);[.$C$5:.$F$6];2;0)*MID([.AB26];1;1) + HLOOKUP(MID([.Y25];2;1);[.$C$5:.$F$6];2;0)*MID([.AB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F25];1;1);[.$C$5:.$F$6];2;0)*MID([.AF26];1;1) + HLOOKUP(MID([.AF25];2;1);[.$C$5:.$F$6];2;0)*MID([.AF26];2;1)" office:value-type="float" office:value="0">
            <text:p>0</text:p>
          </table:table-cell>
          <table:table-cell table:style-name="ce34" table:formula="of:=HLOOKUP(MID([.AF25];1;1);[.$C$5:.$F$6];2;0)*MID([.AG26];1;1) + HLOOKUP(MID([.AF25];2;1);[.$C$5:.$F$6];2;0)*MID([.AG26];2;1)" office:value-type="float" office:value="1">
            <text:p>1</text:p>
          </table:table-cell>
          <table:table-cell table:style-name="ce34" table:formula="of:=HLOOKUP(MID([.AF25];1;1);[.$C$5:.$F$6];2;0)*MID([.AH26];1;1) + HLOOKUP(MID([.AF25];2;1);[.$C$5:.$F$6];2;0)*MID([.AH26];2;1)" office:value-type="float" office:value="3">
            <text:p>3</text:p>
          </table:table-cell>
          <table:table-cell table:style-name="ce34" table:formula="of:=HLOOKUP(MID([.AF25];1;1);[.$C$5:.$F$6];2;0)*MID([.AI26];1;1) + HLOOKUP(MID([.AF25];2;1);[.$C$5:.$F$6];2;0)*MID([.AI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M25];1;1);[.$C$5:.$F$6];2;0)*MID([.AM26];1;1) + HLOOKUP(MID([.AM25];2;1);[.$C$5:.$F$6];2;0)*MID([.AM26];2;1)" office:value-type="float" office:value="0">
            <text:p>0</text:p>
          </table:table-cell>
          <table:table-cell table:style-name="ce34" table:formula="of:=HLOOKUP(MID([.AM25];1;1);[.$C$5:.$F$6];2;0)*MID([.AN26];1;1) + HLOOKUP(MID([.AM25];2;1);[.$C$5:.$F$6];2;0)*MID([.AN26];2;1)" office:value-type="float" office:value="1">
            <text:p>1</text:p>
          </table:table-cell>
          <table:table-cell table:style-name="ce34" table:formula="of:=HLOOKUP(MID([.AM25];1;1);[.$C$5:.$F$6];2;0)*MID([.AO26];1;1) + HLOOKUP(MID([.AM25];2;1);[.$C$5:.$F$6];2;0)*MID([.AO26];2;1)" office:value-type="float" office:value="3">
            <text:p>3</text:p>
          </table:table-cell>
          <table:table-cell table:style-name="ce34" table:formula="of:=HLOOKUP(MID([.AM25];1;1);[.$C$5:.$F$6];2;0)*MID([.AP26];1;1) + HLOOKUP(MID([.AM25];2;1);[.$C$5:.$F$6];2;0)*MID([.AP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T25];1;1);[.$C$5:.$F$6];2;0)*MID([.AT26];1;1) + HLOOKUP(MID([.AT25];2;1);[.$C$5:.$F$6];2;0)*MID([.AT26];2;1)" office:value-type="float" office:value="0">
            <text:p>0</text:p>
          </table:table-cell>
          <table:table-cell table:style-name="ce34" table:formula="of:=HLOOKUP(MID([.AT25];1;1);[.$C$5:.$F$6];2;0)*MID([.AU26];1;1) + HLOOKUP(MID([.AT25];2;1);[.$C$5:.$F$6];2;0)*MID([.AU26];2;1)" office:value-type="float" office:value="1">
            <text:p>1</text:p>
          </table:table-cell>
          <table:table-cell table:style-name="ce34" table:formula="of:=HLOOKUP(MID([.AT25];1;1);[.$C$5:.$F$6];2;0)*MID([.AV26];1;1) + HLOOKUP(MID([.AT25];2;1);[.$C$5:.$F$6];2;0)*MID([.AV26];2;1)" office:value-type="float" office:value="3">
            <text:p>3</text:p>
          </table:table-cell>
          <table:table-cell table:style-name="ce34" table:formula="of:=HLOOKUP(MID([.AT25];1;1);[.$C$5:.$F$6];2;0)*MID([.AW26];1;1) + HLOOKUP(MID([.AT25];2;1);[.$C$5:.$F$6];2;0)*MID([.AW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A25];1;1);[.$C$5:.$F$6];2;0)*MID([.BA26];1;1) + HLOOKUP(MID([.BA25];2;1);[.$C$5:.$F$6];2;0)*MID([.BA26];2;1)" office:value-type="float" office:value="0">
            <text:p>0</text:p>
          </table:table-cell>
          <table:table-cell table:style-name="ce34" table:formula="of:=HLOOKUP(MID([.BA25];1;1);[.$C$5:.$F$6];2;0)*MID([.BB26];1;1) + HLOOKUP(MID([.BA25];2;1);[.$C$5:.$F$6];2;0)*MID([.BB26];2;1)" office:value-type="float" office:value="1">
            <text:p>1</text:p>
          </table:table-cell>
          <table:table-cell table:style-name="ce34" table:formula="of:=HLOOKUP(MID([.BA25];1;1);[.$C$5:.$F$6];2;0)*MID([.BC26];1;1) + HLOOKUP(MID([.BA25];2;1);[.$C$5:.$F$6];2;0)*MID([.BC26];2;1)" office:value-type="float" office:value="3">
            <text:p>3</text:p>
          </table:table-cell>
          <table:table-cell table:style-name="ce34" table:formula="of:=HLOOKUP(MID([.BA25];1;1);[.$C$5:.$F$6];2;0)*MID([.BD26];1;1) + HLOOKUP(MID([.BA25];2;1);[.$C$5:.$F$6];2;0)*MID([.BD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H25];1;1);[.$C$5:.$F$6];2;0)*MID([.BH26];1;1) + HLOOKUP(MID([.BH25];2;1);[.$C$5:.$F$6];2;0)*MID([.BH26];2;1)" office:value-type="float" office:value="0">
            <text:p>0</text:p>
          </table:table-cell>
          <table:table-cell table:style-name="ce34" table:formula="of:=HLOOKUP(MID([.BH25];1;1);[.$C$5:.$F$6];2;0)*MID([.BI26];1;1) + HLOOKUP(MID([.BH25];2;1);[.$C$5:.$F$6];2;0)*MID([.BI26];2;1)" office:value-type="float" office:value="1">
            <text:p>1</text:p>
          </table:table-cell>
          <table:table-cell table:style-name="ce34" table:formula="of:=HLOOKUP(MID([.BH25];1;1);[.$C$5:.$F$6];2;0)*MID([.BJ26];1;1) + HLOOKUP(MID([.BH25];2;1);[.$C$5:.$F$6];2;0)*MID([.BJ26];2;1)" office:value-type="float" office:value="3">
            <text:p>3</text:p>
          </table:table-cell>
          <table:table-cell table:style-name="ce34" table:formula="of:=HLOOKUP(MID([.BH25];1;1);[.$C$5:.$F$6];2;0)*MID([.BK26];1;1) + HLOOKUP(MID([.BH25];2;1);[.$C$5:.$F$6];2;0)*MID([.BK26];2;1)" office:value-type="float" office:value="2">
            <text:p>2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0</text:p>
          </table:table-cell>
          <table:table-cell table:style-name="ce23" table:formula="of:=HLOOKUP(MID([.P27];1;1);[.$C$5:.$F$6];2;0)*MID([.P28];1;1) + HLOOKUP(MID([.P27];2;1);[.$C$5:.$F$6];2;0)*MID([.P28];2;1)" office:value-type="float" office:value="0">
            <text:p>0</text:p>
          </table:table-cell>
          <table:table-cell table:style-name="ce121" table:formula="of:=VLOOKUP([.Q28]+[.R27];[.$B$7:.$M$22];[.Q25])" office:value-type="float" office:value="1">
            <text:p>1</text:p>
          </table:table-cell>
          <table:table-cell table:style-name="ce35" table:formula="of:=VLOOKUP([.Q28]+[.S27];[.$B$7:.$M$22];[.Q25])" office:value-type="float" office:value="0">
            <text:p>0</text:p>
          </table:table-cell>
          <table:table-cell table:style-name="ce35" table:formula="of:=VLOOKUP([.Q28]+[.T27];[.$B$7:.$M$22];[.Q25])" office:value-type="string" office:string-value="X">
            <text:p>X</text:p>
          </table:table-cell>
          <table:table-cell table:style-name="ce121" table:formula="of:=VLOOKUP([.Q28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W27];1;1);[.$C$5:.$F$6];2;0)*MID([.W28];1;1) + HLOOKUP(MID([.W27];2;1);[.$C$5:.$F$6];2;0)*MID([.W28];2;1)" office:value-type="float" office:value="0">
            <text:p>0</text:p>
          </table:table-cell>
          <table:table-cell table:style-name="ce121" table:formula="of:=VLOOKUP([.X28]+[.Y27];[.$B$7:.$M$22];[.X25])" office:value-type="float" office:value="1">
            <text:p>1</text:p>
          </table:table-cell>
          <table:table-cell table:style-name="ce121" table:formula="of:=VLOOKUP([.X28]+[.Z27];[.$B$7:.$M$22];[.X25])" office:value-type="float" office:value="1">
            <text:p>1</text:p>
          </table:table-cell>
          <table:table-cell table:style-name="ce121" table:formula="of:=VLOOKUP([.X28]+[.AA27];[.$B$7:.$M$22];[.X25])" office:value-type="string" office:string-value="X">
            <text:p>X</text:p>
          </table:table-cell>
          <table:table-cell table:style-name="ce121" table:formula="of:=VLOOKUP([.X28]+[.AB27];[.$B$7:.$M$22];[.X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D27];1;1);[.$C$5:.$F$6];2;0)*MID([.AD28];1;1) + HLOOKUP(MID([.AD27];2;1);[.$C$5:.$F$6];2;0)*MID([.AD28];2;1)" office:value-type="float" office:value="0">
            <text:p>0</text:p>
          </table:table-cell>
          <table:table-cell table:style-name="ce121" table:formula="of:=VLOOKUP([.AE28]+[.AF27];[.$B$7:.$M$22];[.AE25])" office:value-type="float" office:value="1">
            <text:p>1</text:p>
          </table:table-cell>
          <table:table-cell table:style-name="ce121" table:formula="of:=VLOOKUP([.AE28]+[.AG27];[.$B$7:.$M$22];[.AE25])" office:value-type="float" office:value="1">
            <text:p>1</text:p>
          </table:table-cell>
          <table:table-cell table:style-name="ce35" table:formula="of:=VLOOKUP([.AE28]+[.AH27];[.$B$7:.$M$22];[.AE25])" office:value-type="string" office:string-value="X">
            <text:p>X</text:p>
          </table:table-cell>
          <table:table-cell table:style-name="ce35" table:formula="of:=VLOOKUP([.AE28]+[.AI27];[.$B$7:.$M$22];[.AE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K27];1;1);[.$C$5:.$F$6];2;0)*MID([.AK28];1;1) + HLOOKUP(MID([.AK27];2;1);[.$C$5:.$F$6];2;0)*MID([.AK28];2;1)" office:value-type="float" office:value="0">
            <text:p>0</text:p>
          </table:table-cell>
          <table:table-cell table:style-name="ce121" table:formula="of:=VLOOKUP([.AL28]+[.AM27];[.$B$7:.$M$22];[.AL25])" office:value-type="float" office:value="1">
            <text:p>1</text:p>
          </table:table-cell>
          <table:table-cell table:style-name="ce35" table:formula="of:=VLOOKUP([.AL28]+[.AN27];[.$B$7:.$M$22];[.AL25])" office:value-type="float" office:value="0">
            <text:p>0</text:p>
          </table:table-cell>
          <table:table-cell table:style-name="ce35" table:formula="of:=VLOOKUP([.AL28]+[.AO27];[.$B$7:.$M$22];[.AL25])" office:value-type="string" office:string-value="X">
            <text:p>X</text:p>
          </table:table-cell>
          <table:table-cell table:style-name="ce121" table:formula="of:=VLOOKUP([.AL28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R27];1;1);[.$C$5:.$F$6];2;0)*MID([.AR28];1;1) + HLOOKUP(MID([.AR27];2;1);[.$C$5:.$F$6];2;0)*MID([.AR28];2;1)" office:value-type="float" office:value="0">
            <text:p>0</text:p>
          </table:table-cell>
          <table:table-cell table:style-name="ce121" table:formula="of:=VLOOKUP([.AS28]+[.AT27];[.$B$7:.$M$22];[.AS25])" office:value-type="float" office:value="1">
            <text:p>1</text:p>
          </table:table-cell>
          <table:table-cell table:style-name="ce35" table:formula="of:=VLOOKUP([.AS28]+[.AU27];[.$B$7:.$M$22];[.AS25])" office:value-type="float" office:value="0">
            <text:p>0</text:p>
          </table:table-cell>
          <table:table-cell table:style-name="ce35" table:formula="of:=VLOOKUP([.AS28]+[.AV27];[.$B$7:.$M$22];[.AS25])" office:value-type="string" office:string-value="X">
            <text:p>X</text:p>
          </table:table-cell>
          <table:table-cell table:style-name="ce121" table:formula="of:=VLOOKUP([.AS28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Y27];1;1);[.$C$5:.$F$6];2;0)*MID([.AY28];1;1) + HLOOKUP(MID([.AY27];2;1);[.$C$5:.$F$6];2;0)*MID([.AY28];2;1)" office:value-type="float" office:value="0">
            <text:p>0</text:p>
          </table:table-cell>
          <table:table-cell table:style-name="ce121" table:formula="of:=VLOOKUP([.AZ28]+[.BA27];[.$B$7:.$M$22];[.AZ25])" office:value-type="float" office:value="1">
            <text:p>1</text:p>
          </table:table-cell>
          <table:table-cell table:style-name="ce35" table:formula="of:=VLOOKUP([.AZ28]+[.BB27];[.$B$7:.$M$22];[.AZ25])" office:value-type="float" office:value="0">
            <text:p>0</text:p>
          </table:table-cell>
          <table:table-cell table:style-name="ce35" table:formula="of:=VLOOKUP([.AZ28]+[.BC27];[.$B$7:.$M$22];[.AZ25])" office:value-type="string" office:string-value="X">
            <text:p>X</text:p>
          </table:table-cell>
          <table:table-cell table:style-name="ce35" table:formula="of:=VLOOKUP([.AZ28]+[.BD27];[.$B$7:.$M$22];[.AZ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BF27];1;1);[.$C$5:.$F$6];2;0)*MID([.BF28];1;1) + HLOOKUP(MID([.BF27];2;1);[.$C$5:.$F$6];2;0)*MID([.BF28];2;1)" office:value-type="float" office:value="0">
            <text:p>0</text:p>
          </table:table-cell>
          <table:table-cell table:style-name="ce35" table:formula="of:=VLOOKUP([.BG28]+[.BH27];[.$B$7:.$M$22];[.BG25])" office:value-type="float" office:value="0">
            <text:p>0</text:p>
          </table:table-cell>
          <table:table-cell table:style-name="ce35" table:formula="of:=VLOOKUP([.BG28]+[.BI27];[.$B$7:.$M$22];[.BG25])" office:value-type="float" office:value="0">
            <text:p>0</text:p>
          </table:table-cell>
          <table:table-cell table:style-name="ce121" table:formula="of:=VLOOKUP([.BG28]+[.BJ27];[.$B$7:.$M$22];[.BG25])" office:value-type="string" office:string-value="X">
            <text:p>X</text:p>
          </table:table-cell>
          <table:table-cell table:style-name="ce121" table:formula="of:=VLOOKUP([.BG28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1</text:p>
          </table:table-cell>
          <table:table-cell table:style-name="ce23" table:formula="of:=HLOOKUP(MID([.P27];1;1);[.$C$5:.$F$6];2;0)*MID([.P29];1;1) + HLOOKUP(MID([.P27];2;1);[.$C$5:.$F$6];2;0)*MID([.P29];2;1)" office:value-type="float" office:value="4">
            <text:p>4</text:p>
          </table:table-cell>
          <table:table-cell table:style-name="ce121" table:formula="of:=VLOOKUP([.Q29]+[.R27];[.$B$7:.$M$22];[.Q25])" office:value-type="string" office:string-value="X">
            <text:p>X</text:p>
          </table:table-cell>
          <table:table-cell table:style-name="ce35" table:formula="of:=VLOOKUP([.Q29]+[.S27];[.$B$7:.$M$22];[.Q25])" office:value-type="string" office:string-value="X">
            <text:p>X</text:p>
          </table:table-cell>
          <table:table-cell table:style-name="ce35" table:formula="of:=VLOOKUP([.Q29]+[.T27];[.$B$7:.$M$22];[.Q25])" office:value-type="string" office:string-value="X">
            <text:p>X</text:p>
          </table:table-cell>
          <table:table-cell table:style-name="ce121" table:formula="of:=VLOOKUP([.Q29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W27];1;1);[.$C$5:.$F$6];2;0)*MID([.W29];1;1) + HLOOKUP(MID([.W27];2;1);[.$C$5:.$F$6];2;0)*MID([.W29];2;1)" office:value-type="float" office:value="4">
            <text:p>4</text:p>
          </table:table-cell>
          <table:table-cell table:style-name="ce121" table:formula="of:=VLOOKUP([.X29]+[.Y27];[.$B$7:.$M$22];[.X25])" office:value-type="string" office:string-value="X">
            <text:p>X</text:p>
          </table:table-cell>
          <table:table-cell table:style-name="ce121" table:formula="of:=VLOOKUP([.X29]+[.Z27];[.$B$7:.$M$22];[.X25])" office:value-type="string" office:string-value="X">
            <text:p>X</text:p>
          </table:table-cell>
          <table:table-cell table:style-name="ce121" table:formula="of:=VLOOKUP([.X29]+[.AA27];[.$B$7:.$M$22];[.X25])" office:value-type="string" office:string-value="X">
            <text:p>X</text:p>
          </table:table-cell>
          <table:table-cell table:style-name="ce121" table:formula="of:=VLOOKUP([.X29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D27];1;1);[.$C$5:.$F$6];2;0)*MID([.AD29];1;1) + HLOOKUP(MID([.AD27];2;1);[.$C$5:.$F$6];2;0)*MID([.AD29];2;1)" office:value-type="float" office:value="4">
            <text:p>4</text:p>
          </table:table-cell>
          <table:table-cell table:style-name="ce121" table:formula="of:=VLOOKUP([.AE29]+[.AF27];[.$B$7:.$M$22];[.AE25])" office:value-type="string" office:string-value="X">
            <text:p>X</text:p>
          </table:table-cell>
          <table:table-cell table:style-name="ce121" table:formula="of:=VLOOKUP([.AE29]+[.AG27];[.$B$7:.$M$22];[.AE25])" office:value-type="string" office:string-value="X">
            <text:p>X</text:p>
          </table:table-cell>
          <table:table-cell table:style-name="ce35" table:formula="of:=VLOOKUP([.AE29]+[.AH27];[.$B$7:.$M$22];[.AE25])" office:value-type="string" office:string-value="X">
            <text:p>X</text:p>
          </table:table-cell>
          <table:table-cell table:style-name="ce35" table:formula="of:=VLOOKUP([.AE29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K27];1;1);[.$C$5:.$F$6];2;0)*MID([.AK29];1;1) + HLOOKUP(MID([.AK27];2;1);[.$C$5:.$F$6];2;0)*MID([.AK29];2;1)" office:value-type="float" office:value="4">
            <text:p>4</text:p>
          </table:table-cell>
          <table:table-cell table:style-name="ce121" table:formula="of:=VLOOKUP([.AL29]+[.AM27];[.$B$7:.$M$22];[.AL25])" office:value-type="string" office:string-value="X">
            <text:p>X</text:p>
          </table:table-cell>
          <table:table-cell table:style-name="ce35" table:formula="of:=VLOOKUP([.AL29]+[.AN27];[.$B$7:.$M$22];[.AL25])" office:value-type="string" office:string-value="X">
            <text:p>X</text:p>
          </table:table-cell>
          <table:table-cell table:style-name="ce35" table:formula="of:=VLOOKUP([.AL29]+[.AO27];[.$B$7:.$M$22];[.AL25])" office:value-type="string" office:string-value="X">
            <text:p>X</text:p>
          </table:table-cell>
          <table:table-cell table:style-name="ce121" table:formula="of:=VLOOKUP([.AL29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R27];1;1);[.$C$5:.$F$6];2;0)*MID([.AR29];1;1) + HLOOKUP(MID([.AR27];2;1);[.$C$5:.$F$6];2;0)*MID([.AR29];2;1)" office:value-type="float" office:value="4">
            <text:p>4</text:p>
          </table:table-cell>
          <table:table-cell table:style-name="ce121" table:formula="of:=VLOOKUP([.AS29]+[.AT27];[.$B$7:.$M$22];[.AS25])" office:value-type="string" office:string-value="X">
            <text:p>X</text:p>
          </table:table-cell>
          <table:table-cell table:style-name="ce35" table:formula="of:=VLOOKUP([.AS29]+[.AU27];[.$B$7:.$M$22];[.AS25])" office:value-type="string" office:string-value="X">
            <text:p>X</text:p>
          </table:table-cell>
          <table:table-cell table:style-name="ce35" table:formula="of:=VLOOKUP([.AS29]+[.AV27];[.$B$7:.$M$22];[.AS25])" office:value-type="string" office:string-value="X">
            <text:p>X</text:p>
          </table:table-cell>
          <table:table-cell table:style-name="ce121" table:formula="of:=VLOOKUP([.AS29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Y27];1;1);[.$C$5:.$F$6];2;0)*MID([.AY29];1;1) + HLOOKUP(MID([.AY27];2;1);[.$C$5:.$F$6];2;0)*MID([.AY29];2;1)" office:value-type="float" office:value="4">
            <text:p>4</text:p>
          </table:table-cell>
          <table:table-cell table:style-name="ce121" table:formula="of:=VLOOKUP([.AZ29]+[.BA27];[.$B$7:.$M$22];[.AZ25])" office:value-type="string" office:string-value="X">
            <text:p>X</text:p>
          </table:table-cell>
          <table:table-cell table:style-name="ce35" table:formula="of:=VLOOKUP([.AZ29]+[.BB27];[.$B$7:.$M$22];[.AZ25])" office:value-type="string" office:string-value="X">
            <text:p>X</text:p>
          </table:table-cell>
          <table:table-cell table:style-name="ce35" table:formula="of:=VLOOKUP([.AZ29]+[.BC27];[.$B$7:.$M$22];[.AZ25])" office:value-type="string" office:string-value="X">
            <text:p>X</text:p>
          </table:table-cell>
          <table:table-cell table:style-name="ce35" table:formula="of:=VLOOKUP([.AZ29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BF27];1;1);[.$C$5:.$F$6];2;0)*MID([.BF29];1;1) + HLOOKUP(MID([.BF27];2;1);[.$C$5:.$F$6];2;0)*MID([.BF29];2;1)" office:value-type="float" office:value="4">
            <text:p>4</text:p>
          </table:table-cell>
          <table:table-cell table:style-name="ce35" table:formula="of:=VLOOKUP([.BG29]+[.BH27];[.$B$7:.$M$22];[.BG25])" office:value-type="string" office:string-value="X">
            <text:p>X</text:p>
          </table:table-cell>
          <table:table-cell table:style-name="ce35" table:formula="of:=VLOOKUP([.BG29]+[.BI27];[.$B$7:.$M$22];[.BG25])" office:value-type="string" office:string-value="X">
            <text:p>X</text:p>
          </table:table-cell>
          <table:table-cell table:style-name="ce121" table:formula="of:=VLOOKUP([.BG29]+[.BJ27];[.$B$7:.$M$22];[.BG25])" office:value-type="string" office:string-value="X">
            <text:p>X</text:p>
          </table:table-cell>
          <table:table-cell table:style-name="ce121" table:formula="of:=VLOOKUP([.BG29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1</text:p>
          </table:table-cell>
          <table:table-cell table:style-name="ce23" table:formula="of:=HLOOKUP(MID([.P27];1;1);[.$C$5:.$F$6];2;0)*MID([.P30];1;1) + HLOOKUP(MID([.P27];2;1);[.$C$5:.$F$6];2;0)*MID([.P30];2;1)" office:value-type="float" office:value="12">
            <text:p>12</text:p>
          </table:table-cell>
          <table:table-cell table:style-name="ce121" table:formula="of:=VLOOKUP([.Q30]+[.R27];[.$B$7:.$M$22];[.Q25])" office:value-type="string" office:string-value="X">
            <text:p>X</text:p>
          </table:table-cell>
          <table:table-cell table:style-name="ce35" table:formula="of:=VLOOKUP([.Q30]+[.S27];[.$B$7:.$M$22];[.Q25])" office:value-type="string" office:string-value="X">
            <text:p>X</text:p>
          </table:table-cell>
          <table:table-cell table:style-name="ce35" table:formula="of:=VLOOKUP([.Q30]+[.T27];[.$B$7:.$M$22];[.Q25])" office:value-type="string" office:string-value="X">
            <text:p>X</text:p>
          </table:table-cell>
          <table:table-cell table:style-name="ce121" table:formula="of:=VLOOKUP([.Q30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W27];1;1);[.$C$5:.$F$6];2;0)*MID([.W30];1;1) + HLOOKUP(MID([.W27];2;1);[.$C$5:.$F$6];2;0)*MID([.W30];2;1)" office:value-type="float" office:value="12">
            <text:p>12</text:p>
          </table:table-cell>
          <table:table-cell table:style-name="ce121" table:formula="of:=VLOOKUP([.X30]+[.Y27];[.$B$7:.$M$22];[.X25])" office:value-type="string" office:string-value="X">
            <text:p>X</text:p>
          </table:table-cell>
          <table:table-cell table:style-name="ce121" table:formula="of:=VLOOKUP([.X30]+[.Z27];[.$B$7:.$M$22];[.X25])" office:value-type="string" office:string-value="X">
            <text:p>X</text:p>
          </table:table-cell>
          <table:table-cell table:style-name="ce121" table:formula="of:=VLOOKUP([.X30]+[.AA27];[.$B$7:.$M$22];[.X25])" office:value-type="string" office:string-value="X">
            <text:p>X</text:p>
          </table:table-cell>
          <table:table-cell table:style-name="ce121" table:formula="of:=VLOOKUP([.X30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D27];1;1);[.$C$5:.$F$6];2;0)*MID([.AD30];1;1) + HLOOKUP(MID([.AD27];2;1);[.$C$5:.$F$6];2;0)*MID([.AD30];2;1)" office:value-type="float" office:value="12">
            <text:p>12</text:p>
          </table:table-cell>
          <table:table-cell table:style-name="ce121" table:formula="of:=VLOOKUP([.AE30]+[.AF27];[.$B$7:.$M$22];[.AE25])" office:value-type="string" office:string-value="X">
            <text:p>X</text:p>
          </table:table-cell>
          <table:table-cell table:style-name="ce121" table:formula="of:=VLOOKUP([.AE30]+[.AG27];[.$B$7:.$M$22];[.AE25])" office:value-type="string" office:string-value="X">
            <text:p>X</text:p>
          </table:table-cell>
          <table:table-cell table:style-name="ce35" table:formula="of:=VLOOKUP([.AE30]+[.AH27];[.$B$7:.$M$22];[.AE25])" office:value-type="string" office:string-value="X">
            <text:p>X</text:p>
          </table:table-cell>
          <table:table-cell table:style-name="ce35" table:formula="of:=VLOOKUP([.AE30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K27];1;1);[.$C$5:.$F$6];2;0)*MID([.AK30];1;1) + HLOOKUP(MID([.AK27];2;1);[.$C$5:.$F$6];2;0)*MID([.AK30];2;1)" office:value-type="float" office:value="12">
            <text:p>12</text:p>
          </table:table-cell>
          <table:table-cell table:style-name="ce121" table:formula="of:=VLOOKUP([.AL30]+[.AM27];[.$B$7:.$M$22];[.AL25])" office:value-type="string" office:string-value="X">
            <text:p>X</text:p>
          </table:table-cell>
          <table:table-cell table:style-name="ce35" table:formula="of:=VLOOKUP([.AL30]+[.AN27];[.$B$7:.$M$22];[.AL25])" office:value-type="string" office:string-value="X">
            <text:p>X</text:p>
          </table:table-cell>
          <table:table-cell table:style-name="ce35" table:formula="of:=VLOOKUP([.AL30]+[.AO27];[.$B$7:.$M$22];[.AL25])" office:value-type="string" office:string-value="X">
            <text:p>X</text:p>
          </table:table-cell>
          <table:table-cell table:style-name="ce121" table:formula="of:=VLOOKUP([.AL30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R27];1;1);[.$C$5:.$F$6];2;0)*MID([.AR30];1;1) + HLOOKUP(MID([.AR27];2;1);[.$C$5:.$F$6];2;0)*MID([.AR30];2;1)" office:value-type="float" office:value="12">
            <text:p>12</text:p>
          </table:table-cell>
          <table:table-cell table:style-name="ce121" table:formula="of:=VLOOKUP([.AS30]+[.AT27];[.$B$7:.$M$22];[.AS25])" office:value-type="string" office:string-value="X">
            <text:p>X</text:p>
          </table:table-cell>
          <table:table-cell table:style-name="ce35" table:formula="of:=VLOOKUP([.AS30]+[.AU27];[.$B$7:.$M$22];[.AS25])" office:value-type="string" office:string-value="X">
            <text:p>X</text:p>
          </table:table-cell>
          <table:table-cell table:style-name="ce35" table:formula="of:=VLOOKUP([.AS30]+[.AV27];[.$B$7:.$M$22];[.AS25])" office:value-type="string" office:string-value="X">
            <text:p>X</text:p>
          </table:table-cell>
          <table:table-cell table:style-name="ce121" table:formula="of:=VLOOKUP([.AS30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Y27];1;1);[.$C$5:.$F$6];2;0)*MID([.AY30];1;1) + HLOOKUP(MID([.AY27];2;1);[.$C$5:.$F$6];2;0)*MID([.AY30];2;1)" office:value-type="float" office:value="12">
            <text:p>12</text:p>
          </table:table-cell>
          <table:table-cell table:style-name="ce121" table:formula="of:=VLOOKUP([.AZ30]+[.BA27];[.$B$7:.$M$22];[.AZ25])" office:value-type="string" office:string-value="X">
            <text:p>X</text:p>
          </table:table-cell>
          <table:table-cell table:style-name="ce35" table:formula="of:=VLOOKUP([.AZ30]+[.BB27];[.$B$7:.$M$22];[.AZ25])" office:value-type="string" office:string-value="X">
            <text:p>X</text:p>
          </table:table-cell>
          <table:table-cell table:style-name="ce35" table:formula="of:=VLOOKUP([.AZ30]+[.BC27];[.$B$7:.$M$22];[.AZ25])" office:value-type="string" office:string-value="X">
            <text:p>X</text:p>
          </table:table-cell>
          <table:table-cell table:style-name="ce35" table:formula="of:=VLOOKUP([.AZ30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BF27];1;1);[.$C$5:.$F$6];2;0)*MID([.BF30];1;1) + HLOOKUP(MID([.BF27];2;1);[.$C$5:.$F$6];2;0)*MID([.BF30];2;1)" office:value-type="float" office:value="12">
            <text:p>12</text:p>
          </table:table-cell>
          <table:table-cell table:style-name="ce35" table:formula="of:=VLOOKUP([.BG30]+[.BH27];[.$B$7:.$M$22];[.BG25])" office:value-type="string" office:string-value="X">
            <text:p>X</text:p>
          </table:table-cell>
          <table:table-cell table:style-name="ce35" table:formula="of:=VLOOKUP([.BG30]+[.BI27];[.$B$7:.$M$22];[.BG25])" office:value-type="string" office:string-value="X">
            <text:p>X</text:p>
          </table:table-cell>
          <table:table-cell table:style-name="ce121" table:formula="of:=VLOOKUP([.BG30]+[.BJ27];[.$B$7:.$M$22];[.BG25])" office:value-type="string" office:string-value="X">
            <text:p>X</text:p>
          </table:table-cell>
          <table:table-cell table:style-name="ce121" table:formula="of:=VLOOKUP([.BG30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0</text:p>
          </table:table-cell>
          <table:table-cell table:style-name="ce23" table:formula="of:=HLOOKUP(MID([.P27];1;1);[.$C$5:.$F$6];2;0)*MID([.P31];1;1) + HLOOKUP(MID([.P27];2;1);[.$C$5:.$F$6];2;0)*MID([.P31];2;1)" office:value-type="float" office:value="8">
            <text:p>8</text:p>
          </table:table-cell>
          <table:table-cell table:style-name="ce121" table:formula="of:=VLOOKUP([.Q31]+[.R27];[.$B$7:.$M$22];[.Q25])" office:value-type="string" office:string-value="X">
            <text:p>X</text:p>
          </table:table-cell>
          <table:table-cell table:style-name="ce35" table:formula="of:=VLOOKUP([.Q31]+[.S27];[.$B$7:.$M$22];[.Q25])" office:value-type="string" office:string-value="X">
            <text:p>X</text:p>
          </table:table-cell>
          <table:table-cell table:style-name="ce35" table:formula="of:=VLOOKUP([.Q31]+[.T27];[.$B$7:.$M$22];[.Q25])" office:value-type="string" office:string-value="X">
            <text:p>X</text:p>
          </table:table-cell>
          <table:table-cell table:style-name="ce121" table:formula="of:=VLOOKUP([.Q31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W27];1;1);[.$C$5:.$F$6];2;0)*MID([.W31];1;1) + HLOOKUP(MID([.W27];2;1);[.$C$5:.$F$6];2;0)*MID([.W31];2;1)" office:value-type="float" office:value="8">
            <text:p>8</text:p>
          </table:table-cell>
          <table:table-cell table:style-name="ce121" table:formula="of:=VLOOKUP([.X31]+[.Y27];[.$B$7:.$M$22];[.X25])" office:value-type="string" office:string-value="X">
            <text:p>X</text:p>
          </table:table-cell>
          <table:table-cell table:style-name="ce121" table:formula="of:=VLOOKUP([.X31]+[.Z27];[.$B$7:.$M$22];[.X25])" office:value-type="string" office:string-value="X">
            <text:p>X</text:p>
          </table:table-cell>
          <table:table-cell table:style-name="ce121" table:formula="of:=VLOOKUP([.X31]+[.AA27];[.$B$7:.$M$22];[.X25])" office:value-type="string" office:string-value="X">
            <text:p>X</text:p>
          </table:table-cell>
          <table:table-cell table:style-name="ce121" table:formula="of:=VLOOKUP([.X31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D27];1;1);[.$C$5:.$F$6];2;0)*MID([.AD31];1;1) + HLOOKUP(MID([.AD27];2;1);[.$C$5:.$F$6];2;0)*MID([.AD31];2;1)" office:value-type="float" office:value="8">
            <text:p>8</text:p>
          </table:table-cell>
          <table:table-cell table:style-name="ce121" table:formula="of:=VLOOKUP([.AE31]+[.AF27];[.$B$7:.$M$22];[.AE25])" office:value-type="string" office:string-value="X">
            <text:p>X</text:p>
          </table:table-cell>
          <table:table-cell table:style-name="ce121" table:formula="of:=VLOOKUP([.AE31]+[.AG27];[.$B$7:.$M$22];[.AE25])" office:value-type="string" office:string-value="X">
            <text:p>X</text:p>
          </table:table-cell>
          <table:table-cell table:style-name="ce35" table:formula="of:=VLOOKUP([.AE31]+[.AH27];[.$B$7:.$M$22];[.AE25])" office:value-type="string" office:string-value="X">
            <text:p>X</text:p>
          </table:table-cell>
          <table:table-cell table:style-name="ce35" table:formula="of:=VLOOKUP([.AE31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K27];1;1);[.$C$5:.$F$6];2;0)*MID([.AK31];1;1) + HLOOKUP(MID([.AK27];2;1);[.$C$5:.$F$6];2;0)*MID([.AK31];2;1)" office:value-type="float" office:value="8">
            <text:p>8</text:p>
          </table:table-cell>
          <table:table-cell table:style-name="ce121" table:formula="of:=VLOOKUP([.AL31]+[.AM27];[.$B$7:.$M$22];[.AL25])" office:value-type="string" office:string-value="X">
            <text:p>X</text:p>
          </table:table-cell>
          <table:table-cell table:style-name="ce35" table:formula="of:=VLOOKUP([.AL31]+[.AN27];[.$B$7:.$M$22];[.AL25])" office:value-type="string" office:string-value="X">
            <text:p>X</text:p>
          </table:table-cell>
          <table:table-cell table:style-name="ce35" table:formula="of:=VLOOKUP([.AL31]+[.AO27];[.$B$7:.$M$22];[.AL25])" office:value-type="string" office:string-value="X">
            <text:p>X</text:p>
          </table:table-cell>
          <table:table-cell table:style-name="ce121" table:formula="of:=VLOOKUP([.AL31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R27];1;1);[.$C$5:.$F$6];2;0)*MID([.AR31];1;1) + HLOOKUP(MID([.AR27];2;1);[.$C$5:.$F$6];2;0)*MID([.AR31];2;1)" office:value-type="float" office:value="8">
            <text:p>8</text:p>
          </table:table-cell>
          <table:table-cell table:style-name="ce121" table:formula="of:=VLOOKUP([.AS31]+[.AT27];[.$B$7:.$M$22];[.AS25])" office:value-type="string" office:string-value="X">
            <text:p>X</text:p>
          </table:table-cell>
          <table:table-cell table:style-name="ce35" table:formula="of:=VLOOKUP([.AS31]+[.AU27];[.$B$7:.$M$22];[.AS25])" office:value-type="string" office:string-value="X">
            <text:p>X</text:p>
          </table:table-cell>
          <table:table-cell table:style-name="ce35" table:formula="of:=VLOOKUP([.AS31]+[.AV27];[.$B$7:.$M$22];[.AS25])" office:value-type="string" office:string-value="X">
            <text:p>X</text:p>
          </table:table-cell>
          <table:table-cell table:style-name="ce121" table:formula="of:=VLOOKUP([.AS31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Y27];1;1);[.$C$5:.$F$6];2;0)*MID([.AY31];1;1) + HLOOKUP(MID([.AY27];2;1);[.$C$5:.$F$6];2;0)*MID([.AY31];2;1)" office:value-type="float" office:value="8">
            <text:p>8</text:p>
          </table:table-cell>
          <table:table-cell table:style-name="ce121" table:formula="of:=VLOOKUP([.AZ31]+[.BA27];[.$B$7:.$M$22];[.AZ25])" office:value-type="string" office:string-value="X">
            <text:p>X</text:p>
          </table:table-cell>
          <table:table-cell table:style-name="ce35" table:formula="of:=VLOOKUP([.AZ31]+[.BB27];[.$B$7:.$M$22];[.AZ25])" office:value-type="string" office:string-value="X">
            <text:p>X</text:p>
          </table:table-cell>
          <table:table-cell table:style-name="ce35" table:formula="of:=VLOOKUP([.AZ31]+[.BC27];[.$B$7:.$M$22];[.AZ25])" office:value-type="string" office:string-value="X">
            <text:p>X</text:p>
          </table:table-cell>
          <table:table-cell table:style-name="ce35" table:formula="of:=VLOOKUP([.AZ31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BF27];1;1);[.$C$5:.$F$6];2;0)*MID([.BF31];1;1) + HLOOKUP(MID([.BF27];2;1);[.$C$5:.$F$6];2;0)*MID([.BF31];2;1)" office:value-type="float" office:value="8">
            <text:p>8</text:p>
          </table:table-cell>
          <table:table-cell table:style-name="ce35" table:formula="of:=VLOOKUP([.BG31]+[.BH27];[.$B$7:.$M$22];[.BG25])" office:value-type="string" office:string-value="X">
            <text:p>X</text:p>
          </table:table-cell>
          <table:table-cell table:style-name="ce35" table:formula="of:=VLOOKUP([.BG31]+[.BI27];[.$B$7:.$M$22];[.BG25])" office:value-type="string" office:string-value="X">
            <text:p>X</text:p>
          </table:table-cell>
          <table:table-cell table:style-name="ce121" table:formula="of:=VLOOKUP([.BG31]+[.BJ27];[.$B$7:.$M$22];[.BG25])" office:value-type="string" office:string-value="X">
            <text:p>X</text:p>
          </table:table-cell>
          <table:table-cell table:style-name="ce121" table:formula="of:=VLOOKUP([.BG31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">
            <text:p>1</text:p>
          </table:table-cell>
          <table:table-cell table:style-name="Default" office:value-type="string">
            <text:p>F</text:p>
          </table:table-cell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2">
            <text:p>2</text:p>
          </table:table-cell>
          <table:table-cell table:style-name="Default" office:value-type="string">
            <text:p>G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3">
            <text:p>3</text:p>
          </table:table-cell>
          <table:table-cell table:style-name="ce77" office:value-type="string">
            <text:p>H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4">
            <text:p>4</text:p>
          </table:table-cell>
          <table:table-cell table:style-name="Default" office:value-type="string">
            <text:p>I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5">
            <text:p>5</text:p>
          </table:table-cell>
          <table:table-cell table:style-name="Default" office:value-type="string">
            <text:p>J</text:p>
          </table:table-cell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6">
            <text:p>6</text:p>
          </table:table-cell>
          <table:table-cell table:style-name="Default" office:value-type="string">
            <text:p>K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7">
            <text:p>7</text:p>
          </table:table-cell>
          <table:table-cell table:style-name="Default" office:value-type="string">
            <text:p>L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8">
            <text:p>8</text:p>
          </table:table-cell>
          <table:table-cell table:style-name="Default" office:value-type="string">
            <text:p>M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9">
            <text:p>9</text:p>
          </table:table-cell>
          <table:table-cell table:style-name="Default" office:value-type="string">
            <text:p>N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0">
            <text:p>10</text:p>
          </table:table-cell>
          <table:table-cell table:style-name="Default" office:value-type="string">
            <text:p>O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1">
            <text:p>11</text:p>
          </table:table-cell>
          <table:table-cell table:style-name="Default" office:value-type="string">
            <text:p>P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2">
            <text:p>12</text:p>
          </table:table-cell>
          <table:table-cell table:style-name="Default" office:value-type="string">
            <text:p>Q</text:p>
          </table:table-cell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3">
            <text:p>13</text:p>
          </table:table-cell>
          <table:table-cell table:style-name="Default" office:value-type="string">
            <text:p>R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-R = µ B 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4">
            <text:p>14</text:p>
          </table:table-cell>
          <table:table-cell table:style-name="Default" office:value-type="string">
            <text:p>S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4"/>
          <table:table-cell table:style-name="ce145"/>
          <table:table-cell table:style-name="ce38" table:number-columns-repeated="3"/>
          <table:table-cell table:style-name="ce147"/>
          <table:table-cell table:style-name="ce38" table:number-columns-repeated="4"/>
          <table:table-cell table:style-name="ce47" office:value-type="float" office:value="15">
            <text:p>15</text:p>
          </table:table-cell>
          <table:table-cell table:style-name="Default" office:value-type="string">
            <text:p>T</text:p>
          </table:table-cell>
          <table:table-cell table:style-name="ce12" table:number-columns-spanned="6" table:number-rows-spanned="1"/>
          <table:covered-table-cell table:number-columns-repeated="5" table:style-name="ce3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style-name="ce138"/>
          <table:table-cell table:number-columns-repeated="959"/>
        </table:table-row>
        <table:table-row table:style-name="ro4">
          <table:table-cell table:style-name="Default" table:number-columns-repeated="4"/>
          <table:table-cell table:style-name="ce38"/>
          <table:table-cell table:style-name="Default" table:number-columns-repeated="3"/>
          <table:table-cell table:style-name="ce148" office:value-type="string" table:number-columns-spanned="6" table:number-rows-spanned="1">
            <text:p>Inv. Inputs</text:p>
          </table:table-cell>
          <table:covered-table-cell table:number-columns-repeated="4" table:style-name="ce50"/>
          <table:covered-table-cell table:style-name="ce61"/>
          <table:table-cell table:style-name="ce61"/>
          <table:table-cell table:style-name="ce89" office:value-type="string" table:number-columns-spanned="6" table:number-rows-spanned="1">
            <text:p>a = -A</text:p>
          </table:table-cell>
          <table:covered-table-cell table:number-columns-repeated="5" table:style-name="ce95"/>
          <table:table-cell table:style-name="ce109"/>
          <table:table-cell table:style-name="ce13" office:value-type="string" table:number-columns-spanned="6" table:number-rows-spanned="1">
            <text:p>b = 1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c = -B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d = a = -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e = a = -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f = -R = µ B 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g = B</text:p>
          </table:table-cell>
          <table:covered-table-cell table:number-columns-repeated="4" table:style-name="ce28"/>
          <table:covered-table-cell table:style-name="ce49"/>
          <table:table-cell table:style-name="ce135" office:value-type="string" table:number-columns-spanned="6" table:number-rows-spanned="1">
            <text:p>total</text:p>
          </table:table-cell>
          <table:covered-table-cell table:style-name="ce138"/>
          <table:covered-table-cell table:number-columns-repeated="4"/>
          <table:table-cell table:number-columns-repeated="955"/>
        </table:table-row>
        <table:table-row table:style-name="ro4">
          <table:table-cell table:style-name="Default" table:number-columns-repeated="3"/>
          <table:table-cell table:style-name="ce38"/>
          <table:table-cell table:style-name="ce40" office:value-type="string" table:number-columns-spanned="4" table:number-rows-spanned="1">
            <text:p>transistors:</text:p>
          </table:table-cell>
          <table:covered-table-cell table:number-columns-repeated="2" table:style-name="ce20"/>
          <table:covered-table-cell table:style-name="ce60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4"/>
          <table:table-cell table:style-name="ce132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136" table:formula="of:=SUM([.I48:.BK48])" office:value-type="float" office:value="4" table:number-columns-spanned="2" table:number-rows-spanned="1">
            <text:p>4</text:p>
          </table:table-cell>
          <table:covered-table-cell table:style-name="ce90"/>
          <table:table-cell table:style-name="ce140" office:value-type="string" table:number-columns-spanned="4" table:number-rows-spanned="1">
            <text:p><text:s/>transistors</text:p>
          </table:table-cell>
          <table:covered-table-cell table:number-columns-repeated="2" table:style-name="ce142"/>
          <table:covered-table-cell table:style-name="ce140"/>
          <table:table-cell table:style-name="ce144"/>
          <table:table-cell table:number-columns-repeated="954"/>
        </table:table-row>
        <table:table-row table:style-name="ro4">
          <table:table-cell table:style-name="Default" table:number-columns-repeated="4"/>
          <table:table-cell table:style-name="ce41" office:value-type="string" table:number-columns-spanned="4" table:number-rows-spanned="1">
            <text:p>gates:</text:p>
          </table:table-cell>
          <table:covered-table-cell table:number-columns-repeated="2" table:style-name="ce50"/>
          <table:covered-table-cell table:style-name="ce61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1" table:number-columns-spanned="6" table:number-rows-spanned="1">
            <text:p>+1</text:p>
          </table:table-cell>
          <table:covered-table-cell table:number-columns-repeated="5" table:style-name="ce65"/>
          <table:table-cell table:style-name="ce133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137" table:formula="of:=SUM([.I49:.BK49])" office:value-type="float" office:value="3" table:number-columns-spanned="2" table:number-rows-spanned="1">
            <text:p>3</text:p>
          </table:table-cell>
          <table:covered-table-cell table:style-name="ce139"/>
          <table:table-cell table:style-name="ce141" office:value-type="string" table:number-columns-spanned="4" table:number-rows-spanned="1">
            <text:p><text:s/>gates</text:p>
          </table:table-cell>
          <table:covered-table-cell table:number-columns-repeated="2" table:style-name="ce143"/>
          <table:covered-table-cell table:style-name="ce141"/>
          <table:table-cell table:number-columns-repeated="955"/>
        </table:table-row>
        <table:table-row table:style-name="ro4">
          <table:table-cell table:style-name="Default" table:number-columns-repeated="4"/>
          <table:table-cell table:style-name="ce20" table:number-columns-repeated="11"/>
          <table:table-cell table:style-name="ce36"/>
          <table:table-cell table:style-name="ce90" table:number-columns-repeated="54"/>
          <table:table-cell table:number-columns-repeated="954"/>
        </table:table-row>
        <table:table-row table:style-name="ro4" table:number-rows-repeated="26">
          <table:table-cell table:style-name="Default" table:number-columns-repeated="14"/>
          <table:table-cell table:number-columns-repeated="1010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 table:number-rows-repeated="14">
          <table:table-cell table:style-name="Default"/>
          <table:table-cell table:number-columns-repeated="17"/>
          <table:table-cell table:style-name="Default" table:number-columns-repeated="17"/>
          <table:table-cell table:number-columns-repeated="989"/>
        </table:table-row>
        <table:table-row table:style-name="ro4" table:number-rows-repeated="2">
          <table:table-cell table:number-columns-repeated="18"/>
          <table:table-cell table:style-name="Default" table:number-columns-repeated="17"/>
          <table:table-cell table:number-columns-repeated="989"/>
        </table:table-row>
        <table:table-row table:style-name="ro4" table:number-rows-repeated="1048449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digits 1-2 (0 off)" table:style-name="ta1" table:print="false">
        <office:forms form:automatic-focus="false" form:apply-design-mode="false"/>
        <table:table-column table:style-name="co6" table:default-cell-style-name="ce5"/>
        <table:table-column table:style-name="co6" table:number-columns-repeated="12" table:default-cell-style-name="ce29"/>
        <table:table-column table:style-name="co6" table:default-cell-style-name="ce5"/>
        <table:table-column table:style-name="co6" table:default-cell-style-name="ce29"/>
        <table:table-column table:style-name="co6" table:number-columns-repeated="974" table:default-cell-style-name="ce5"/>
        <table:table-column table:style-name="co6" table:number-columns-repeated="35" table:default-cell-style-name="Default"/>
        <table:table-row table:style-name="ro3">
          <table:table-cell table:style-name="ce4"/>
          <table:table-cell table:style-name="ce4" office:value-type="string" table:number-columns-spanned="62" table:number-rows-spanned="1">
            <text:p>2 bit to 7-segment, digits 1-2 (0 off)</text:p>
          </table:table-cell>
          <table:covered-table-cell table:style-name="ce30"/>
          <table:covered-table-cell table:number-columns-repeated="10" table:style-name="ce15"/>
          <table:covered-table-cell table:number-columns-repeated="50"/>
          <table:table-cell table:number-columns-repeated="961"/>
        </table:table-row>
        <table:table-row table:style-name="ro4">
          <table:table-cell/>
          <table:table-cell table:style-name="ce14" office:value-type="string" table:number-columns-spanned="12" table:number-rows-spanned="2">
            <text:p>Truth table</text:p>
          </table:table-cell>
          <table:covered-table-cell table:style-name="ce30"/>
          <table:covered-table-cell table:number-columns-repeated="10" table:style-name="ce15"/>
          <table:table-cell table:number-columns-repeated="2"/>
          <table:table-cell table:style-name="ce78" office:value-type="string" table:number-columns-spanned="48" table:number-rows-spanned="1">
            <text:p>7-segment display as defined by truth table</text:p>
          </table:table-cell>
          <table:covered-table-cell table:number-columns-repeated="47"/>
          <table:table-cell table:number-columns-repeated="961"/>
        </table:table-row>
        <table:table-row table:style-name="ro4">
          <table:table-cell/>
          <table:covered-table-cell table:number-columns-repeated="12" table:style-name="ce15"/>
          <table:table-cell table:number-columns-repeated="2"/>
          <table:table-cell table:style-name="ce79" office:value-type="float" office:value="0" table:number-columns-spanned="6" table:number-rows-spanned="1">
            <text:p>0</text:p>
          </table:table-cell>
          <table:covered-table-cell table:number-columns-repeated="4" table:style-name="ce91"/>
          <table:covered-table-cell table:style-name="ce101"/>
          <table:table-cell table:style-name="ce79" table:formula="of:=[.P3]+1" office:value-type="float" office:value="1" table:number-columns-spanned="6" table:number-rows-spanned="1">
            <text:p>1</text:p>
          </table:table-cell>
          <table:covered-table-cell table:number-columns-repeated="4" table:style-name="ce91"/>
          <table:covered-table-cell table:style-name="ce101"/>
          <table:table-cell table:style-name="ce79" table:formula="of:=[.V3]+1" office:value-type="float" office:value="2" table:number-columns-spanned="6" table:number-rows-spanned="1">
            <text:p>2</text:p>
          </table:table-cell>
          <table:covered-table-cell table:number-columns-repeated="4" table:style-name="ce91"/>
          <table:covered-table-cell table:style-name="ce101"/>
          <table:table-cell table:style-name="ce79" table:formula="of:=[.AB3]+1" office:value-type="float" office:value="3" table:number-columns-spanned="6" table:number-rows-spanned="1">
            <text:p>3</text:p>
          </table:table-cell>
          <table:covered-table-cell table:number-columns-repeated="4" table:style-name="ce91"/>
          <table:covered-table-cell table:style-name="ce101"/>
          <table:table-cell table:style-name="ce79" table:formula="of:=[.AH3]+1" office:value-type="float" office:value="4" table:number-columns-spanned="6" table:number-rows-spanned="1">
            <text:p>4</text:p>
          </table:table-cell>
          <table:covered-table-cell table:number-columns-repeated="4" table:style-name="ce91"/>
          <table:covered-table-cell table:style-name="ce101"/>
          <table:table-cell table:style-name="ce79" table:formula="of:=[.AN3]+1" office:value-type="float" office:value="5" table:number-columns-spanned="6" table:number-rows-spanned="1">
            <text:p>5</text:p>
          </table:table-cell>
          <table:covered-table-cell table:number-columns-repeated="4" table:style-name="ce91"/>
          <table:covered-table-cell table:style-name="ce101"/>
          <table:table-cell table:style-name="ce79" table:formula="of:=[.AT3]+1" office:value-type="float" office:value="6" table:number-columns-spanned="6" table:number-rows-spanned="1">
            <text:p>6</text:p>
          </table:table-cell>
          <table:covered-table-cell table:number-columns-repeated="4" table:style-name="ce91"/>
          <table:covered-table-cell table:style-name="ce101"/>
          <table:table-cell table:style-name="ce79" table:formula="of:=[.AZ3]+1" office:value-type="float" office:value="7" table:number-columns-spanned="6" table:number-rows-spanned="1">
            <text:p>7</text:p>
          </table:table-cell>
          <table:covered-table-cell table:number-columns-repeated="4" table:style-name="ce91"/>
          <table:covered-table-cell table:style-name="ce101"/>
          <table:table-cell table:number-columns-repeated="961"/>
        </table:table-row>
        <table:table-row table:style-name="ro4">
          <table:table-cell/>
          <table:table-cell table:style-name="ce16" office:value-type="string" table:number-columns-spanned="5" table:number-rows-spanned="1">
            <text:p>Inputs</text:p>
          </table:table-cell>
          <table:covered-table-cell table:number-columns-repeated="2" table:style-name="ce20"/>
          <table:covered-table-cell table:style-name="ce39"/>
          <table:covered-table-cell table:style-name="ce42"/>
          <table:table-cell table:style-name="ce51" office:value-type="string" table:number-columns-spanned="7" table:number-rows-spanned="1">
            <text:p>Outputs</text:p>
          </table:table-cell>
          <table:covered-table-cell table:number-columns-repeated="5" table:style-name="ce39"/>
          <table:covered-table-cell table:style-name="ce42"/>
          <table:table-cell table:style-name="ce73"/>
          <table:table-cell table:style-name="ce5"/>
          <table:table-cell table:style-name="ce80" table:formula="of:=MATCH([.P3];[.$B$7:.$B$22];0)+2" office:value-type="float" office:value="3" table:number-columns-spanned="6" table:number-rows-spanned="1">
            <text:p>3</text:p>
          </table:table-cell>
          <table:covered-table-cell table:number-columns-repeated="4" table:style-name="ce92"/>
          <table:covered-table-cell table:style-name="ce102"/>
          <table:table-cell table:style-name="ce80" table:formula="of:=MATCH([.V3];[.$B$7:.$B$22];0)+2" office:value-type="float" office:value="4" table:number-columns-spanned="6" table:number-rows-spanned="1">
            <text:p>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3];[.$B$7:.$B$22];0)+2" office:value-type="float" office:value="5" table:number-columns-spanned="6" table:number-rows-spanned="1">
            <text:p>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3];[.$B$7:.$B$22];0)+2" office:value-type="float" office:value="6" table:number-columns-spanned="6" table:number-rows-spanned="1">
            <text:p>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3];[.$B$7:.$B$22];0)+2" office:value-type="float" office:value="7" table:number-columns-spanned="6" table:number-rows-spanned="1">
            <text:p>7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3];[.$B$7:.$B$22];0)+2" office:value-type="float" office:value="8" table:number-columns-spanned="6" table:number-rows-spanned="1">
            <text:p>8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3];[.$B$7:.$B$22];0)+2" office:value-type="float" office:value="9" table:number-columns-spanned="6" table:number-rows-spanned="1">
            <text:p>9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3];[.$B$7:.$B$22];0)+2" office:value-type="float" office:value="10" table:number-columns-spanned="6" table:number-rows-spanned="1">
            <text:p>10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7" office:value-type="string" table:number-columns-spanned="1" table:number-rows-spanned="2">
            <text:p>#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52" office:value-type="string" table:number-columns-spanned="1" table:number-rows-spanned="2">
            <text:p>a</text:p>
          </table:table-cell>
          <table:table-cell table:style-name="ce56" office:value-type="string" table:number-columns-spanned="1" table:number-rows-spanned="2">
            <text:p>b</text:p>
          </table:table-cell>
          <table:table-cell table:style-name="ce56" office:value-type="string" table:number-columns-spanned="1" table:number-rows-spanned="2">
            <text:p>c</text:p>
          </table:table-cell>
          <table:table-cell table:style-name="ce56" office:value-type="string" table:number-columns-spanned="1" table:number-rows-spanned="2">
            <text:p>d</text:p>
          </table:table-cell>
          <table:table-cell table:style-name="ce56" office:value-type="string" table:number-columns-spanned="1" table:number-rows-spanned="2">
            <text:p>e</text:p>
          </table:table-cell>
          <table:table-cell table:style-name="ce56" office:value-type="string" table:number-columns-spanned="1" table:number-rows-spanned="2">
            <text:p>f</text:p>
          </table:table-cell>
          <table:table-cell table:style-name="ce68" office:value-type="string" table:number-columns-spanned="1" table:number-rows-spanned="2">
            <text:p>g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5];[.$G$5:.$M$22];[.P4];0)" office:value-type="float" office:value="0">
            <text:p>0</text:p>
          </table:table-cell>
          <table:table-cell table:style-name="seg0" table:formula="of:=[.T5]&amp;T(ORG.OPENOFFICE.STYLE(IF([.Q5]=1;&quot;seg1&quot;;IF([.Q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5];[.$G$5:.$M$22];[.V4];0)" office:value-type="float" office:value="0">
            <text:p>0</text:p>
          </table:table-cell>
          <table:table-cell table:style-name="seg0" table:formula="of:=[.Z5]&amp;T(ORG.OPENOFFICE.STYLE(IF([.W5]=1;&quot;seg1&quot;;IF([.W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5];[.$G$5:.$M$22];[.AB4];0)" office:value-type="float" office:value="1">
            <text:p>1</text:p>
          </table:table-cell>
          <table:table-cell table:style-name="seg1" table:formula="of:=[.AF5]&amp;T(ORG.OPENOFFICE.STYLE(IF([.AC5]=1;&quot;seg1&quot;;IF([.AC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5];[.$G$5:.$M$22];[.AH4];0)" office:value-type="string" office:string-value="X">
            <text:p>X</text:p>
          </table:table-cell>
          <table:table-cell table:style-name="segX" table:formula="of:=[.AL5]&amp;T(ORG.OPENOFFICE.STYLE(IF([.AI5]=1;&quot;seg1&quot;;IF([.AI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5];[.$G$5:.$M$22];[.AN4];0)" office:value-type="string" office:string-value="X">
            <text:p>X</text:p>
          </table:table-cell>
          <table:table-cell table:style-name="segX" table:formula="of:=[.AR5]&amp;T(ORG.OPENOFFICE.STYLE(IF([.AO5]=1;&quot;seg1&quot;;IF([.AO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5];[.$G$5:.$M$22];[.AT4];0)" office:value-type="string" office:string-value="X">
            <text:p>X</text:p>
          </table:table-cell>
          <table:table-cell table:style-name="segX" table:formula="of:=[.AX5]&amp;T(ORG.OPENOFFICE.STYLE(IF([.AU5]=1;&quot;seg1&quot;;IF([.AU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5];[.$G$5:.$M$22];[.AZ4];0)" office:value-type="string" office:string-value="X">
            <text:p>X</text:p>
          </table:table-cell>
          <table:table-cell table:style-name="segX" table:formula="of:=[.BD5]&amp;T(ORG.OPENOFFICE.STYLE(IF([.BA5]=1;&quot;seg1&quot;;IF([.BA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5];[.$G$5:.$M$22];[.BF4];0)" office:value-type="string" office:string-value="X">
            <text:p>X</text:p>
          </table:table-cell>
          <table:table-cell table:style-name="segX" table:formula="of:=[.BJ5]&amp;T(ORG.OPENOFFICE.STYLE(IF([.BG5]=1;&quot;seg1&quot;;IF([.BG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covered-table-cell table:style-name="ce17"/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covered-table-cell table:style-name="ce52"/>
          <table:covered-table-cell table:number-columns-repeated="5" table:style-name="ce56"/>
          <table:covered-table-cell table:style-name="ce68"/>
          <table:table-cell table:style-name="ce73"/>
          <table:table-cell table:style-name="ce5"/>
          <table:table-cell table:style-name="ce81" table:formula="of:=HLOOKUP([.R6];[.$G$5:.$M$22];[.P4];0)" office:value-type="float" office:value="0" table:number-columns-spanned="1" table:number-rows-spanned="2">
            <text:p>0</text:p>
          </table:table-cell>
          <table:table-cell table:style-name="seg0" table:formula="of:=[.R6]&amp;T(ORG.OPENOFFICE.STYLE(IF([.P6]=1;&quot;seg1&quot;;IF([.P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6];[.$G$5:.$M$22];[.P4];0)" office:value-type="float" office:value="0" table:number-columns-spanned="1" table:number-rows-spanned="2">
            <text:p>0</text:p>
          </table:table-cell>
          <table:table-cell table:style-name="seg0" table:formula="of:=[.U6]&amp;T(ORG.OPENOFFICE.STYLE(IF([.S6]=1;&quot;seg1&quot;;IF([.S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6];[.$G$5:.$M$22];[.V4];0)" office:value-type="float" office:value="0" table:number-columns-spanned="1" table:number-rows-spanned="2">
            <text:p>0</text:p>
          </table:table-cell>
          <table:table-cell table:style-name="seg0" table:formula="of:=[.X6]&amp;T(ORG.OPENOFFICE.STYLE(IF([.V6]=1;&quot;seg1&quot;;IF([.V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6];[.$G$5:.$M$22];[.V4];0)" office:value-type="float" office:value="1" table:number-columns-spanned="1" table:number-rows-spanned="2">
            <text:p>1</text:p>
          </table:table-cell>
          <table:table-cell table:style-name="seg1" table:formula="of:=[.AA6]&amp;T(ORG.OPENOFFICE.STYLE(IF([.Y6]=1;&quot;seg1&quot;;IF([.Y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6];[.$G$5:.$M$22];[.AB4];0)" office:value-type="float" office:value="0" table:number-columns-spanned="1" table:number-rows-spanned="2">
            <text:p>0</text:p>
          </table:table-cell>
          <table:table-cell table:style-name="seg0" table:formula="of:=[.AD6]&amp;T(ORG.OPENOFFICE.STYLE(IF([.AB6]=1;&quot;seg1&quot;;IF([.AB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6];[.$G$5:.$M$22];[.AB4];0)" office:value-type="float" office:value="1" table:number-columns-spanned="1" table:number-rows-spanned="2">
            <text:p>1</text:p>
          </table:table-cell>
          <table:table-cell table:style-name="seg1" table:formula="of:=[.AG6]&amp;T(ORG.OPENOFFICE.STYLE(IF([.AE6]=1;&quot;seg1&quot;;IF([.AE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6];[.$G$5:.$M$22];[.AH4];0)" office:value-type="string" office:string-value="X" table:number-columns-spanned="1" table:number-rows-spanned="2">
            <text:p>X</text:p>
          </table:table-cell>
          <table:table-cell table:style-name="segX" table:formula="of:=[.AJ6]&amp;T(ORG.OPENOFFICE.STYLE(IF([.AH6]=1;&quot;seg1&quot;;IF([.AH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6];[.$G$5:.$M$22];[.AH4];0)" office:value-type="string" office:string-value="X" table:number-columns-spanned="1" table:number-rows-spanned="2">
            <text:p>X</text:p>
          </table:table-cell>
          <table:table-cell table:style-name="segX" table:formula="of:=[.AM6]&amp;T(ORG.OPENOFFICE.STYLE(IF([.AK6]=1;&quot;seg1&quot;;IF([.AK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6];[.$G$5:.$M$22];[.AN4];0)" office:value-type="string" office:string-value="X" table:number-columns-spanned="1" table:number-rows-spanned="2">
            <text:p>X</text:p>
          </table:table-cell>
          <table:table-cell table:style-name="segX" table:formula="of:=[.AP6]&amp;T(ORG.OPENOFFICE.STYLE(IF([.AN6]=1;&quot;seg1&quot;;IF([.AN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6];[.$G$5:.$M$22];[.AN4];0)" office:value-type="string" office:string-value="X" table:number-columns-spanned="1" table:number-rows-spanned="2">
            <text:p>X</text:p>
          </table:table-cell>
          <table:table-cell table:style-name="segX" table:formula="of:=[.AS6]&amp;T(ORG.OPENOFFICE.STYLE(IF([.AQ6]=1;&quot;seg1&quot;;IF([.AQ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6];[.$G$5:.$M$22];[.AT4];0)" office:value-type="string" office:string-value="X" table:number-columns-spanned="1" table:number-rows-spanned="2">
            <text:p>X</text:p>
          </table:table-cell>
          <table:table-cell table:style-name="segX" table:formula="of:=[.AV6]&amp;T(ORG.OPENOFFICE.STYLE(IF([.AT6]=1;&quot;seg1&quot;;IF([.AT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6];[.$G$5:.$M$22];[.AT4];0)" office:value-type="string" office:string-value="X" table:number-columns-spanned="1" table:number-rows-spanned="2">
            <text:p>X</text:p>
          </table:table-cell>
          <table:table-cell table:style-name="segX" table:formula="of:=[.AY6]&amp;T(ORG.OPENOFFICE.STYLE(IF([.AW6]=1;&quot;seg1&quot;;IF([.AW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6];[.$G$5:.$M$22];[.AZ4];0)" office:value-type="string" office:string-value="X" table:number-columns-spanned="1" table:number-rows-spanned="2">
            <text:p>X</text:p>
          </table:table-cell>
          <table:table-cell table:style-name="segX" table:formula="of:=[.BB6]&amp;T(ORG.OPENOFFICE.STYLE(IF([.AZ6]=1;&quot;seg1&quot;;IF([.AZ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6];[.$G$5:.$M$22];[.AZ4];0)" office:value-type="string" office:string-value="X" table:number-columns-spanned="1" table:number-rows-spanned="2">
            <text:p>X</text:p>
          </table:table-cell>
          <table:table-cell table:style-name="segX" table:formula="of:=[.BE6]&amp;T(ORG.OPENOFFICE.STYLE(IF([.BC6]=1;&quot;seg1&quot;;IF([.BC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6];[.$G$5:.$M$22];[.BF4];0)" office:value-type="string" office:string-value="X" table:number-columns-spanned="1" table:number-rows-spanned="2">
            <text:p>X</text:p>
          </table:table-cell>
          <table:table-cell table:style-name="segX" table:formula="of:=[.BH6]&amp;T(ORG.OPENOFFICE.STYLE(IF([.BF6]=1;&quot;seg1&quot;;IF([.BF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6];[.$G$5:.$M$22];[.BF4];0)" office:value-type="string" office:string-value="X" table:number-columns-spanned="1" table:number-rows-spanned="2">
            <text:p>X</text:p>
          </table:table-cell>
          <table:table-cell table:style-name="segX" table:formula="of:=[.BK6]&amp;T(ORG.OPENOFFICE.STYLE(IF([.BI6]=1;&quot;seg1&quot;;IF([.BI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8" office:value-type="float" office:value="0">
            <text:p>0</text:p>
          </table:table-cell>
          <table:table-cell table:style-name="ce31" table:formula="of:=MOD(ROUNDDOWN([.$B7]/[.C$6]);2)" office:value-type="float" office:value="0">
            <text:p>0</text:p>
          </table:table-cell>
          <table:table-cell table:style-name="ce31" table:formula="of:=MOD(ROUNDDOWN([.$B7]/[.D$6]);2)" office:value-type="float" office:value="0">
            <text:p>0</text:p>
          </table:table-cell>
          <table:table-cell table:style-name="ce31" table:formula="of:=MOD(ROUNDDOWN([.$B7]/[.E$6]);2)" office:value-type="float" office:value="0">
            <text:p>0</text:p>
          </table:table-cell>
          <table:table-cell table:style-name="ce43" table:formula="of:=MOD(ROUNDDOWN([.$B7]/[.F$6]);2)" office:value-type="float" office:value="0">
            <text:p>0</text:p>
          </table:table-cell>
          <table:table-cell table:number-columns-repeated="7"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7]+1" office:value-type="float" office:value="1">
            <text:p>1</text:p>
          </table:table-cell>
          <table:table-cell table:style-name="ce31" table:formula="of:=MOD(ROUNDDOWN([.$B8]/[.C$6]);2)" office:value-type="float" office:value="0">
            <text:p>0</text:p>
          </table:table-cell>
          <table:table-cell table:style-name="ce31" table:formula="of:=MOD(ROUNDDOWN([.$B8]/[.D$6]);2)" office:value-type="float" office:value="0">
            <text:p>0</text:p>
          </table:table-cell>
          <table:table-cell table:style-name="ce31" table:formula="of:=MOD(ROUNDDOWN([.$B8]/[.E$6]);2)" office:value-type="float" office:value="0">
            <text:p>0</text:p>
          </table:table-cell>
          <table:table-cell table:style-name="ce43" table:formula="of:=MOD(ROUNDDOWN([.$B8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8];[.$G$5:.$M$22];[.P4];0)" office:value-type="float" office:value="0">
            <text:p>0</text:p>
          </table:table-cell>
          <table:table-cell table:style-name="seg0" table:formula="of:=[.T8]&amp;T(ORG.OPENOFFICE.STYLE(IF([.Q8]=1;&quot;seg1&quot;;IF([.Q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8];[.$G$5:.$M$22];[.V4];0)" office:value-type="float" office:value="0">
            <text:p>0</text:p>
          </table:table-cell>
          <table:table-cell table:style-name="seg0" table:formula="of:=[.Z8]&amp;T(ORG.OPENOFFICE.STYLE(IF([.W8]=1;&quot;seg1&quot;;IF([.W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8];[.$G$5:.$M$22];[.AB4];0)" office:value-type="float" office:value="1">
            <text:p>1</text:p>
          </table:table-cell>
          <table:table-cell table:style-name="seg1" table:formula="of:=[.AF8]&amp;T(ORG.OPENOFFICE.STYLE(IF([.AC8]=1;&quot;seg1&quot;;IF([.AC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8];[.$G$5:.$M$22];[.AH4];0)" office:value-type="string" office:string-value="X">
            <text:p>X</text:p>
          </table:table-cell>
          <table:table-cell table:style-name="segX" table:formula="of:=[.AL8]&amp;T(ORG.OPENOFFICE.STYLE(IF([.AI8]=1;&quot;seg1&quot;;IF([.AI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8];[.$G$5:.$M$22];[.AN4];0)" office:value-type="string" office:string-value="X">
            <text:p>X</text:p>
          </table:table-cell>
          <table:table-cell table:style-name="segX" table:formula="of:=[.AR8]&amp;T(ORG.OPENOFFICE.STYLE(IF([.AO8]=1;&quot;seg1&quot;;IF([.AO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8];[.$G$5:.$M$22];[.AT4];0)" office:value-type="string" office:string-value="X">
            <text:p>X</text:p>
          </table:table-cell>
          <table:table-cell table:style-name="segX" table:formula="of:=[.AX8]&amp;T(ORG.OPENOFFICE.STYLE(IF([.AU8]=1;&quot;seg1&quot;;IF([.AU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8];[.$G$5:.$M$22];[.AZ4];0)" office:value-type="string" office:string-value="X">
            <text:p>X</text:p>
          </table:table-cell>
          <table:table-cell table:style-name="segX" table:formula="of:=[.BD8]&amp;T(ORG.OPENOFFICE.STYLE(IF([.BA8]=1;&quot;seg1&quot;;IF([.BA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8];[.$G$5:.$M$22];[.BF4];0)" office:value-type="string" office:string-value="X">
            <text:p>X</text:p>
          </table:table-cell>
          <table:table-cell table:style-name="segX" table:formula="of:=[.BJ8]&amp;T(ORG.OPENOFFICE.STYLE(IF([.BG8]=1;&quot;seg1&quot;;IF([.BG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8]+1" office:value-type="float" office:value="2">
            <text:p>2</text:p>
          </table:table-cell>
          <table:table-cell table:style-name="ce31" table:formula="of:=MOD(ROUNDDOWN([.$B9]/[.C$6]);2)" office:value-type="float" office:value="0">
            <text:p>0</text:p>
          </table:table-cell>
          <table:table-cell table:style-name="ce31" table:formula="of:=MOD(ROUNDDOWN([.$B9]/[.D$6]);2)" office:value-type="float" office:value="0">
            <text:p>0</text:p>
          </table:table-cell>
          <table:table-cell table:style-name="ce31" table:formula="of:=MOD(ROUNDDOWN([.$B9]/[.E$6]);2)" office:value-type="float" office:value="1">
            <text:p>1</text:p>
          </table:table-cell>
          <table:table-cell table:style-name="ce43" table:formula="of:=MOD(ROUNDDOWN([.$B9]/[.F$6]);2)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 table:formula="of:=HLOOKUP([.R9];[.$G$5:.$M$22];[.P4];0)" office:value-type="float" office:value="0" table:number-columns-spanned="1" table:number-rows-spanned="2">
            <text:p>0</text:p>
          </table:table-cell>
          <table:table-cell table:style-name="seg0" table:formula="of:=[.R9]&amp;T(ORG.OPENOFFICE.STYLE(IF([.P9]=1;&quot;seg1&quot;;IF([.P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9];[.$G$5:.$M$22];[.P4];0)" office:value-type="float" office:value="0" table:number-columns-spanned="1" table:number-rows-spanned="2">
            <text:p>0</text:p>
          </table:table-cell>
          <table:table-cell table:style-name="seg0" table:formula="of:=[.U9]&amp;T(ORG.OPENOFFICE.STYLE(IF([.S9]=1;&quot;seg1&quot;;IF([.S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9];[.$G$5:.$M$22];[.V4];0)" office:value-type="float" office:value="0" table:number-columns-spanned="1" table:number-rows-spanned="2">
            <text:p>0</text:p>
          </table:table-cell>
          <table:table-cell table:style-name="seg0" table:formula="of:=[.X9]&amp;T(ORG.OPENOFFICE.STYLE(IF([.V9]=1;&quot;seg1&quot;;IF([.V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9];[.$G$5:.$M$22];[.V4];0)" office:value-type="float" office:value="1" table:number-columns-spanned="1" table:number-rows-spanned="2">
            <text:p>1</text:p>
          </table:table-cell>
          <table:table-cell table:style-name="seg1" table:formula="of:=[.AA9]&amp;T(ORG.OPENOFFICE.STYLE(IF([.Y9]=1;&quot;seg1&quot;;IF([.Y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9];[.$G$5:.$M$22];[.AB4];0)" office:value-type="float" office:value="1" table:number-columns-spanned="1" table:number-rows-spanned="2">
            <text:p>1</text:p>
          </table:table-cell>
          <table:table-cell table:style-name="seg1" table:formula="of:=[.AD9]&amp;T(ORG.OPENOFFICE.STYLE(IF([.AB9]=1;&quot;seg1&quot;;IF([.AB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9];[.$G$5:.$M$22];[.AB4];0)" office:value-type="float" office:value="0" table:number-columns-spanned="1" table:number-rows-spanned="2">
            <text:p>0</text:p>
          </table:table-cell>
          <table:table-cell table:style-name="seg0" table:formula="of:=[.AG9]&amp;T(ORG.OPENOFFICE.STYLE(IF([.AE9]=1;&quot;seg1&quot;;IF([.AE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9];[.$G$5:.$M$22];[.AH4];0)" office:value-type="string" office:string-value="X" table:number-columns-spanned="1" table:number-rows-spanned="2">
            <text:p>X</text:p>
          </table:table-cell>
          <table:table-cell table:style-name="segX" table:formula="of:=[.AJ9]&amp;T(ORG.OPENOFFICE.STYLE(IF([.AH9]=1;&quot;seg1&quot;;IF([.AH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9];[.$G$5:.$M$22];[.AH4];0)" office:value-type="string" office:string-value="X" table:number-columns-spanned="1" table:number-rows-spanned="2">
            <text:p>X</text:p>
          </table:table-cell>
          <table:table-cell table:style-name="segX" table:formula="of:=[.AM9]&amp;T(ORG.OPENOFFICE.STYLE(IF([.AK9]=1;&quot;seg1&quot;;IF([.AK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9];[.$G$5:.$M$22];[.AN4];0)" office:value-type="string" office:string-value="X" table:number-columns-spanned="1" table:number-rows-spanned="2">
            <text:p>X</text:p>
          </table:table-cell>
          <table:table-cell table:style-name="segX" table:formula="of:=[.AP9]&amp;T(ORG.OPENOFFICE.STYLE(IF([.AN9]=1;&quot;seg1&quot;;IF([.AN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9];[.$G$5:.$M$22];[.AN4];0)" office:value-type="string" office:string-value="X" table:number-columns-spanned="1" table:number-rows-spanned="2">
            <text:p>X</text:p>
          </table:table-cell>
          <table:table-cell table:style-name="segX" table:formula="of:=[.AS9]&amp;T(ORG.OPENOFFICE.STYLE(IF([.AQ9]=1;&quot;seg1&quot;;IF([.AQ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9];[.$G$5:.$M$22];[.AT4];0)" office:value-type="string" office:string-value="X" table:number-columns-spanned="1" table:number-rows-spanned="2">
            <text:p>X</text:p>
          </table:table-cell>
          <table:table-cell table:style-name="segX" table:formula="of:=[.AV9]&amp;T(ORG.OPENOFFICE.STYLE(IF([.AT9]=1;&quot;seg1&quot;;IF([.AT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9];[.$G$5:.$M$22];[.AT4];0)" office:value-type="string" office:string-value="X" table:number-columns-spanned="1" table:number-rows-spanned="2">
            <text:p>X</text:p>
          </table:table-cell>
          <table:table-cell table:style-name="segX" table:formula="of:=[.AY9]&amp;T(ORG.OPENOFFICE.STYLE(IF([.AW9]=1;&quot;seg1&quot;;IF([.AW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9];[.$G$5:.$M$22];[.AZ4];0)" office:value-type="string" office:string-value="X" table:number-columns-spanned="1" table:number-rows-spanned="2">
            <text:p>X</text:p>
          </table:table-cell>
          <table:table-cell table:style-name="segX" table:formula="of:=[.BB9]&amp;T(ORG.OPENOFFICE.STYLE(IF([.AZ9]=1;&quot;seg1&quot;;IF([.AZ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9];[.$G$5:.$M$22];[.AZ4];0)" office:value-type="string" office:string-value="X" table:number-columns-spanned="1" table:number-rows-spanned="2">
            <text:p>X</text:p>
          </table:table-cell>
          <table:table-cell table:style-name="segX" table:formula="of:=[.BE9]&amp;T(ORG.OPENOFFICE.STYLE(IF([.BC9]=1;&quot;seg1&quot;;IF([.BC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9];[.$G$5:.$M$22];[.BF4];0)" office:value-type="string" office:string-value="X" table:number-columns-spanned="1" table:number-rows-spanned="2">
            <text:p>X</text:p>
          </table:table-cell>
          <table:table-cell table:style-name="segX" table:formula="of:=[.BH9]&amp;T(ORG.OPENOFFICE.STYLE(IF([.BF9]=1;&quot;seg1&quot;;IF([.BF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9];[.$G$5:.$M$22];[.BF4];0)" office:value-type="string" office:string-value="X" table:number-columns-spanned="1" table:number-rows-spanned="2">
            <text:p>X</text:p>
          </table:table-cell>
          <table:table-cell table:style-name="segX" table:formula="of:=[.BK9]&amp;T(ORG.OPENOFFICE.STYLE(IF([.BI9]=1;&quot;seg1&quot;;IF([.BI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9]+1" office:value-type="float" office:value="3">
            <text:p>3</text:p>
          </table:table-cell>
          <table:table-cell table:style-name="ce31" table:formula="of:=MOD(ROUNDDOWN([.$B10]/[.C$6]);2)" office:value-type="float" office:value="0">
            <text:p>0</text:p>
          </table:table-cell>
          <table:table-cell table:style-name="ce31" table:formula="of:=MOD(ROUNDDOWN([.$B10]/[.D$6]);2)" office:value-type="float" office:value="0">
            <text:p>0</text:p>
          </table:table-cell>
          <table:table-cell table:style-name="ce31" table:formula="of:=MOD(ROUNDDOWN([.$B10]/[.E$6]);2)" office:value-type="float" office:value="1">
            <text:p>1</text:p>
          </table:table-cell>
          <table:table-cell table:style-name="ce43" table:formula="of:=MOD(ROUNDDOWN([.$B10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0]+1" office:value-type="float" office:value="4">
            <text:p>4</text:p>
          </table:table-cell>
          <table:table-cell table:style-name="ce31" table:formula="of:=MOD(ROUNDDOWN([.$B11]/[.C$6]);2)" office:value-type="float" office:value="0">
            <text:p>0</text:p>
          </table:table-cell>
          <table:table-cell table:style-name="ce31" table:formula="of:=MOD(ROUNDDOWN([.$B11]/[.D$6]);2)" office:value-type="float" office:value="1">
            <text:p>1</text:p>
          </table:table-cell>
          <table:table-cell table:style-name="ce31" table:formula="of:=MOD(ROUNDDOWN([.$B11]/[.E$6]);2)" office:value-type="float" office:value="0">
            <text:p>0</text:p>
          </table:table-cell>
          <table:table-cell table:style-name="ce43" table:formula="of:=MOD(ROUNDDOWN([.$B1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11];[.$G$5:.$M$22];[.P4];0)" office:value-type="float" office:value="0">
            <text:p>0</text:p>
          </table:table-cell>
          <table:table-cell table:style-name="seg0" table:formula="of:=[.T11]&amp;T(ORG.OPENOFFICE.STYLE(IF([.Q11]=1;&quot;seg1&quot;;IF([.Q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11];[.$G$5:.$M$22];[.V4];0)" office:value-type="float" office:value="0">
            <text:p>0</text:p>
          </table:table-cell>
          <table:table-cell table:style-name="seg0" table:formula="of:=[.Z11]&amp;T(ORG.OPENOFFICE.STYLE(IF([.W11]=1;&quot;seg1&quot;;IF([.W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11];[.$G$5:.$M$22];[.AB4];0)" office:value-type="float" office:value="1">
            <text:p>1</text:p>
          </table:table-cell>
          <table:table-cell table:style-name="seg1" table:formula="of:=[.AF11]&amp;T(ORG.OPENOFFICE.STYLE(IF([.AC11]=1;&quot;seg1&quot;;IF([.AC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11];[.$G$5:.$M$22];[.AH4];0)" office:value-type="string" office:string-value="X">
            <text:p>X</text:p>
          </table:table-cell>
          <table:table-cell table:style-name="segX" table:formula="of:=[.AL11]&amp;T(ORG.OPENOFFICE.STYLE(IF([.AI11]=1;&quot;seg1&quot;;IF([.AI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11];[.$G$5:.$M$22];[.AN4];0)" office:value-type="string" office:string-value="X">
            <text:p>X</text:p>
          </table:table-cell>
          <table:table-cell table:style-name="segX" table:formula="of:=[.AR11]&amp;T(ORG.OPENOFFICE.STYLE(IF([.AO11]=1;&quot;seg1&quot;;IF([.AO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11];[.$G$5:.$M$22];[.AT4];0)" office:value-type="string" office:string-value="X">
            <text:p>X</text:p>
          </table:table-cell>
          <table:table-cell table:style-name="segX" table:formula="of:=[.AX11]&amp;T(ORG.OPENOFFICE.STYLE(IF([.AU11]=1;&quot;seg1&quot;;IF([.AU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11];[.$G$5:.$M$22];[.AZ4];0)" office:value-type="string" office:string-value="X">
            <text:p>X</text:p>
          </table:table-cell>
          <table:table-cell table:style-name="segX" table:formula="of:=[.BD11]&amp;T(ORG.OPENOFFICE.STYLE(IF([.BA11]=1;&quot;seg1&quot;;IF([.BA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11];[.$G$5:.$M$22];[.BF4];0)" office:value-type="string" office:string-value="X">
            <text:p>X</text:p>
          </table:table-cell>
          <table:table-cell table:style-name="segX" table:formula="of:=[.BJ11]&amp;T(ORG.OPENOFFICE.STYLE(IF([.BG11]=1;&quot;seg1&quot;;IF([.BG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1]+1" office:value-type="float" office:value="5">
            <text:p>5</text:p>
          </table:table-cell>
          <table:table-cell table:style-name="ce31" table:formula="of:=MOD(ROUNDDOWN([.$B12]/[.C$6]);2)" office:value-type="float" office:value="0">
            <text:p>0</text:p>
          </table:table-cell>
          <table:table-cell table:style-name="ce31" table:formula="of:=MOD(ROUNDDOWN([.$B12]/[.D$6]);2)" office:value-type="float" office:value="1">
            <text:p>1</text:p>
          </table:table-cell>
          <table:table-cell table:style-name="ce31" table:formula="of:=MOD(ROUNDDOWN([.$B12]/[.E$6]);2)" office:value-type="float" office:value="0">
            <text:p>0</text:p>
          </table:table-cell>
          <table:table-cell table:style-name="ce43" table:formula="of:=MOD(ROUNDDOWN([.$B1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2]+1" office:value-type="float" office:value="6">
            <text:p>6</text:p>
          </table:table-cell>
          <table:table-cell table:style-name="ce31" table:formula="of:=MOD(ROUNDDOWN([.$B13]/[.C$6]);2)" office:value-type="float" office:value="0">
            <text:p>0</text:p>
          </table:table-cell>
          <table:table-cell table:style-name="ce31" table:formula="of:=MOD(ROUNDDOWN([.$B13]/[.D$6]);2)" office:value-type="float" office:value="1">
            <text:p>1</text:p>
          </table:table-cell>
          <table:table-cell table:style-name="ce31" table:formula="of:=MOD(ROUNDDOWN([.$B13]/[.E$6]);2)" office:value-type="float" office:value="1">
            <text:p>1</text:p>
          </table:table-cell>
          <table:table-cell table:style-name="ce43" table:formula="of:=MOD(ROUNDDOWN([.$B13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79" table:formula="of:=[.BF3]+1" office:value-type="float" office:value="8" table:number-columns-spanned="6" table:number-rows-spanned="1">
            <text:p>8</text:p>
          </table:table-cell>
          <table:covered-table-cell table:number-columns-repeated="4" table:style-name="ce91"/>
          <table:covered-table-cell table:style-name="ce101"/>
          <table:table-cell table:style-name="ce79" table:formula="of:=[.P13]+1" office:value-type="float" office:value="9" table:number-columns-spanned="6" table:number-rows-spanned="1">
            <text:p>9</text:p>
          </table:table-cell>
          <table:covered-table-cell table:number-columns-repeated="4" table:style-name="ce91"/>
          <table:covered-table-cell table:style-name="ce101"/>
          <table:table-cell table:style-name="ce79" table:formula="of:=[.V13]+1" office:value-type="float" office:value="10" table:number-columns-spanned="6" table:number-rows-spanned="1">
            <text:p>10</text:p>
          </table:table-cell>
          <table:covered-table-cell table:number-columns-repeated="4" table:style-name="ce91"/>
          <table:covered-table-cell table:style-name="ce101"/>
          <table:table-cell table:style-name="ce79" table:formula="of:=[.AB13]+1" office:value-type="float" office:value="11" table:number-columns-spanned="6" table:number-rows-spanned="1">
            <text:p>11</text:p>
          </table:table-cell>
          <table:covered-table-cell table:number-columns-repeated="4" table:style-name="ce91"/>
          <table:covered-table-cell table:style-name="ce101"/>
          <table:table-cell table:style-name="ce79" table:formula="of:=[.AH13]+1" office:value-type="float" office:value="12" table:number-columns-spanned="6" table:number-rows-spanned="1">
            <text:p>12</text:p>
          </table:table-cell>
          <table:covered-table-cell table:number-columns-repeated="4" table:style-name="ce91"/>
          <table:covered-table-cell table:style-name="ce101"/>
          <table:table-cell table:style-name="ce79" table:formula="of:=[.AN13]+1" office:value-type="float" office:value="13" table:number-columns-spanned="6" table:number-rows-spanned="1">
            <text:p>13</text:p>
          </table:table-cell>
          <table:covered-table-cell table:number-columns-repeated="4" table:style-name="ce91"/>
          <table:covered-table-cell table:style-name="ce101"/>
          <table:table-cell table:style-name="ce79" table:formula="of:=[.AT13]+1" office:value-type="float" office:value="14" table:number-columns-spanned="6" table:number-rows-spanned="1">
            <text:p>14</text:p>
          </table:table-cell>
          <table:covered-table-cell table:number-columns-repeated="4" table:style-name="ce91"/>
          <table:covered-table-cell table:style-name="ce101"/>
          <table:table-cell table:style-name="ce79" table:formula="of:=[.AZ13]+1" office:value-type="float" office:value="15" table:number-columns-spanned="6" table:number-rows-spanned="1">
            <text:p>15</text:p>
          </table:table-cell>
          <table:covered-table-cell table:number-columns-repeated="4" table:style-name="ce91"/>
          <table:covered-table-cell table:style-name="ce101"/>
          <table:table-cell table:number-columns-repeated="815"/>
          <table:table-cell table:style-name="Default" table:number-columns-repeated="111"/>
          <table:table-cell table:number-columns-repeated="35"/>
        </table:table-row>
        <table:table-row table:style-name="ro4">
          <table:table-cell/>
          <table:table-cell table:style-name="ce19" table:formula="of:=[.B13]+1" office:value-type="float" office:value="7">
            <text:p>7</text:p>
          </table:table-cell>
          <table:table-cell table:style-name="ce31" table:formula="of:=MOD(ROUNDDOWN([.$B14]/[.C$6]);2)" office:value-type="float" office:value="0">
            <text:p>0</text:p>
          </table:table-cell>
          <table:table-cell table:style-name="ce31" table:formula="of:=MOD(ROUNDDOWN([.$B14]/[.D$6]);2)" office:value-type="float" office:value="1">
            <text:p>1</text:p>
          </table:table-cell>
          <table:table-cell table:style-name="ce31" table:formula="of:=MOD(ROUNDDOWN([.$B14]/[.E$6]);2)" office:value-type="float" office:value="1">
            <text:p>1</text:p>
          </table:table-cell>
          <table:table-cell table:style-name="ce43" table:formula="of:=MOD(ROUNDDOWN([.$B14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0" table:formula="of:=MATCH([.P13];[.$B$7:.$B$22];0)+2" office:value-type="float" office:value="11" table:number-columns-spanned="6" table:number-rows-spanned="1">
            <text:p>11</text:p>
          </table:table-cell>
          <table:covered-table-cell table:number-columns-repeated="4" table:style-name="ce92"/>
          <table:covered-table-cell table:style-name="ce102"/>
          <table:table-cell table:style-name="ce80" table:formula="of:=MATCH([.V13];[.$B$7:.$B$22];0)+2" office:value-type="float" office:value="12" table:number-columns-spanned="6" table:number-rows-spanned="1">
            <text:p>12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13];[.$B$7:.$B$22];0)+2" office:value-type="float" office:value="13" table:number-columns-spanned="6" table:number-rows-spanned="1">
            <text:p>13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13];[.$B$7:.$B$22];0)+2" office:value-type="float" office:value="14" table:number-columns-spanned="6" table:number-rows-spanned="1">
            <text:p>1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13];[.$B$7:.$B$22];0)+2" office:value-type="float" office:value="15" table:number-columns-spanned="6" table:number-rows-spanned="1">
            <text:p>1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13];[.$B$7:.$B$22];0)+2" office:value-type="float" office:value="16" table:number-columns-spanned="6" table:number-rows-spanned="1">
            <text:p>1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13];[.$B$7:.$B$22];0)+2" office:value-type="float" office:value="17" table:number-columns-spanned="6" table:number-rows-spanned="1">
            <text:p>17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13];[.$B$7:.$B$22];0)+2" office:value-type="float" office:value="18" table:number-columns-spanned="6" table:number-rows-spanned="1">
            <text:p>18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4]+1" office:value-type="float" office:value="8">
            <text:p>8</text:p>
          </table:table-cell>
          <table:table-cell table:style-name="ce31" table:formula="of:=MOD(ROUNDDOWN([.$B15]/[.C$6]);2)" office:value-type="float" office:value="1">
            <text:p>1</text:p>
          </table:table-cell>
          <table:table-cell table:style-name="ce31" table:formula="of:=MOD(ROUNDDOWN([.$B15]/[.D$6]);2)" office:value-type="float" office:value="0">
            <text:p>0</text:p>
          </table:table-cell>
          <table:table-cell table:style-name="ce31" table:formula="of:=MOD(ROUNDDOWN([.$B15]/[.E$6]);2)" office:value-type="float" office:value="0">
            <text:p>0</text:p>
          </table:table-cell>
          <table:table-cell table:style-name="ce43" table:formula="of:=MOD(ROUNDDOWN([.$B15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5];[.$G$5:.$M$22];[.P14];0)" office:value-type="string" office:string-value="X">
            <text:p>X</text:p>
          </table:table-cell>
          <table:table-cell table:style-name="segX" table:formula="of:=[.T15]&amp;T(ORG.OPENOFFICE.STYLE(IF([.Q15]=1;&quot;seg1&quot;;IF([.Q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15];[.$G$5:.$M$22];[.V14];0)" office:value-type="string" office:string-value="X">
            <text:p>X</text:p>
          </table:table-cell>
          <table:table-cell table:style-name="segX" table:formula="of:=[.Z15]&amp;T(ORG.OPENOFFICE.STYLE(IF([.W15]=1;&quot;seg1&quot;;IF([.W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15];[.$G$5:.$M$22];[.AB14];0)" office:value-type="string" office:string-value="X">
            <text:p>X</text:p>
          </table:table-cell>
          <table:table-cell table:style-name="segX" table:formula="of:=[.AF15]&amp;T(ORG.OPENOFFICE.STYLE(IF([.AC15]=1;&quot;seg1&quot;;IF([.AC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15];[.$G$5:.$M$22];[.AH14];0)" office:value-type="string" office:string-value="X">
            <text:p>X</text:p>
          </table:table-cell>
          <table:table-cell table:style-name="segX" table:formula="of:=[.AL15]&amp;T(ORG.OPENOFFICE.STYLE(IF([.AI15]=1;&quot;seg1&quot;;IF([.AI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15];[.$G$5:.$M$22];[.AN14];0)" office:value-type="string" office:string-value="X">
            <text:p>X</text:p>
          </table:table-cell>
          <table:table-cell table:style-name="segX" table:formula="of:=[.AR15]&amp;T(ORG.OPENOFFICE.STYLE(IF([.AO15]=1;&quot;seg1&quot;;IF([.AO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15];[.$G$5:.$M$22];[.AT14];0)" office:value-type="string" office:string-value="X">
            <text:p>X</text:p>
          </table:table-cell>
          <table:table-cell table:style-name="segX" table:formula="of:=[.AX15]&amp;T(ORG.OPENOFFICE.STYLE(IF([.AU15]=1;&quot;seg1&quot;;IF([.AU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15];[.$G$5:.$M$22];[.AZ14];0)" office:value-type="string" office:string-value="X">
            <text:p>X</text:p>
          </table:table-cell>
          <table:table-cell table:style-name="segX" table:formula="of:=[.BD15]&amp;T(ORG.OPENOFFICE.STYLE(IF([.BA15]=1;&quot;seg1&quot;;IF([.BA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15];[.$G$5:.$M$22];[.BF14];0)" office:value-type="string" office:string-value="X">
            <text:p>X</text:p>
          </table:table-cell>
          <table:table-cell table:style-name="segX" table:formula="of:=[.BJ15]&amp;T(ORG.OPENOFFICE.STYLE(IF([.BG15]=1;&quot;seg1&quot;;IF([.BG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5]+1" office:value-type="float" office:value="9">
            <text:p>9</text:p>
          </table:table-cell>
          <table:table-cell table:style-name="ce31" table:formula="of:=MOD(ROUNDDOWN([.$B16]/[.C$6]);2)" office:value-type="float" office:value="1">
            <text:p>1</text:p>
          </table:table-cell>
          <table:table-cell table:style-name="ce31" table:formula="of:=MOD(ROUNDDOWN([.$B16]/[.D$6]);2)" office:value-type="float" office:value="0">
            <text:p>0</text:p>
          </table:table-cell>
          <table:table-cell table:style-name="ce31" table:formula="of:=MOD(ROUNDDOWN([.$B16]/[.E$6]);2)" office:value-type="float" office:value="0">
            <text:p>0</text:p>
          </table:table-cell>
          <table:table-cell table:style-name="ce43" table:formula="of:=MOD(ROUNDDOWN([.$B16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6];[.$G$5:.$M$22];[.P14];0)" office:value-type="string" office:string-value="X" table:number-columns-spanned="1" table:number-rows-spanned="2">
            <text:p>X</text:p>
          </table:table-cell>
          <table:table-cell table:style-name="segX" table:formula="of:=[.R16]&amp;T(ORG.OPENOFFICE.STYLE(IF([.P16]=1;&quot;seg1&quot;;IF([.P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16];[.$G$5:.$M$22];[.P14];0)" office:value-type="string" office:string-value="X" table:number-columns-spanned="1" table:number-rows-spanned="2">
            <text:p>X</text:p>
          </table:table-cell>
          <table:table-cell table:style-name="segX" table:formula="of:=[.U16]&amp;T(ORG.OPENOFFICE.STYLE(IF([.S16]=1;&quot;seg1&quot;;IF([.S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16];[.$G$5:.$M$22];[.V14];0)" office:value-type="string" office:string-value="X" table:number-columns-spanned="1" table:number-rows-spanned="2">
            <text:p>X</text:p>
          </table:table-cell>
          <table:table-cell table:style-name="segX" table:formula="of:=[.X16]&amp;T(ORG.OPENOFFICE.STYLE(IF([.V16]=1;&quot;seg1&quot;;IF([.V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16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6]&amp;T(ORG.OPENOFFICE.STYLE(IF([.Y16]=1;&quot;seg1&quot;;IF([.Y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6]&amp;T(ORG.OPENOFFICE.STYLE(IF([.AB16]=1;&quot;seg1&quot;;IF([.AB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6]&amp;T(ORG.OPENOFFICE.STYLE(IF([.AE16]=1;&quot;seg1&quot;;IF([.AE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6]&amp;T(ORG.OPENOFFICE.STYLE(IF([.AH16]=1;&quot;seg1&quot;;IF([.AH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6]&amp;T(ORG.OPENOFFICE.STYLE(IF([.AK16]=1;&quot;seg1&quot;;IF([.AK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6]&amp;T(ORG.OPENOFFICE.STYLE(IF([.AN16]=1;&quot;seg1&quot;;IF([.AN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6]&amp;T(ORG.OPENOFFICE.STYLE(IF([.AQ16]=1;&quot;seg1&quot;;IF([.AQ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6]&amp;T(ORG.OPENOFFICE.STYLE(IF([.AT16]=1;&quot;seg1&quot;;IF([.AT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6]&amp;T(ORG.OPENOFFICE.STYLE(IF([.AW16]=1;&quot;seg1&quot;;IF([.AW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6]&amp;T(ORG.OPENOFFICE.STYLE(IF([.AZ16]=1;&quot;seg1&quot;;IF([.AZ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6]&amp;T(ORG.OPENOFFICE.STYLE(IF([.BC16]=1;&quot;seg1&quot;;IF([.BC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6]&amp;T(ORG.OPENOFFICE.STYLE(IF([.BF16]=1;&quot;seg1&quot;;IF([.BF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6]&amp;T(ORG.OPENOFFICE.STYLE(IF([.BI16]=1;&quot;seg1&quot;;IF([.BI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6]+1" office:value-type="float" office:value="10">
            <text:p>10</text:p>
          </table:table-cell>
          <table:table-cell table:style-name="ce31" table:formula="of:=MOD(ROUNDDOWN([.$B17]/[.C$6]);2)" office:value-type="float" office:value="1">
            <text:p>1</text:p>
          </table:table-cell>
          <table:table-cell table:style-name="ce31" table:formula="of:=MOD(ROUNDDOWN([.$B17]/[.D$6]);2)" office:value-type="float" office:value="0">
            <text:p>0</text:p>
          </table:table-cell>
          <table:table-cell table:style-name="ce31" table:formula="of:=MOD(ROUNDDOWN([.$B17]/[.E$6]);2)" office:value-type="float" office:value="1">
            <text:p>1</text:p>
          </table:table-cell>
          <table:table-cell table:style-name="ce43" table:formula="of:=MOD(ROUNDDOWN([.$B17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7]+1" office:value-type="float" office:value="11">
            <text:p>11</text:p>
          </table:table-cell>
          <table:table-cell table:style-name="ce31" table:formula="of:=MOD(ROUNDDOWN([.$B18]/[.C$6]);2)" office:value-type="float" office:value="1">
            <text:p>1</text:p>
          </table:table-cell>
          <table:table-cell table:style-name="ce31" table:formula="of:=MOD(ROUNDDOWN([.$B18]/[.D$6]);2)" office:value-type="float" office:value="0">
            <text:p>0</text:p>
          </table:table-cell>
          <table:table-cell table:style-name="ce31" table:formula="of:=MOD(ROUNDDOWN([.$B18]/[.E$6]);2)" office:value-type="float" office:value="1">
            <text:p>1</text:p>
          </table:table-cell>
          <table:table-cell table:style-name="ce43" table:formula="of:=MOD(ROUNDDOWN([.$B18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8];[.$G$5:.$M$22];[.P14];0)" office:value-type="string" office:string-value="X">
            <text:p>X</text:p>
          </table:table-cell>
          <table:table-cell table:style-name="segX" table:formula="of:=[.T18]&amp;T(ORG.OPENOFFICE.STYLE(IF([.Q18]=1;&quot;seg1&quot;;IF([.Q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18];[.$G$5:.$M$22];[.V14];0)" office:value-type="string" office:string-value="X">
            <text:p>X</text:p>
          </table:table-cell>
          <table:table-cell table:style-name="segX" table:formula="of:=[.Z18]&amp;T(ORG.OPENOFFICE.STYLE(IF([.W18]=1;&quot;seg1&quot;;IF([.W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18];[.$G$5:.$M$22];[.AB14];0)" office:value-type="string" office:string-value="X">
            <text:p>X</text:p>
          </table:table-cell>
          <table:table-cell table:style-name="segX" table:formula="of:=[.AF18]&amp;T(ORG.OPENOFFICE.STYLE(IF([.AC18]=1;&quot;seg1&quot;;IF([.AC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18];[.$G$5:.$M$22];[.AH14];0)" office:value-type="string" office:string-value="X">
            <text:p>X</text:p>
          </table:table-cell>
          <table:table-cell table:style-name="segX" table:formula="of:=[.AL18]&amp;T(ORG.OPENOFFICE.STYLE(IF([.AI18]=1;&quot;seg1&quot;;IF([.AI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18];[.$G$5:.$M$22];[.AN14];0)" office:value-type="string" office:string-value="X">
            <text:p>X</text:p>
          </table:table-cell>
          <table:table-cell table:style-name="segX" table:formula="of:=[.AR18]&amp;T(ORG.OPENOFFICE.STYLE(IF([.AO18]=1;&quot;seg1&quot;;IF([.AO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18];[.$G$5:.$M$22];[.AT14];0)" office:value-type="string" office:string-value="X">
            <text:p>X</text:p>
          </table:table-cell>
          <table:table-cell table:style-name="segX" table:formula="of:=[.AX18]&amp;T(ORG.OPENOFFICE.STYLE(IF([.AU18]=1;&quot;seg1&quot;;IF([.AU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18];[.$G$5:.$M$22];[.AZ14];0)" office:value-type="string" office:string-value="X">
            <text:p>X</text:p>
          </table:table-cell>
          <table:table-cell table:style-name="segX" table:formula="of:=[.BD18]&amp;T(ORG.OPENOFFICE.STYLE(IF([.BA18]=1;&quot;seg1&quot;;IF([.BA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18];[.$G$5:.$M$22];[.BF14];0)" office:value-type="string" office:string-value="X">
            <text:p>X</text:p>
          </table:table-cell>
          <table:table-cell table:style-name="segX" table:formula="of:=[.BJ18]&amp;T(ORG.OPENOFFICE.STYLE(IF([.BG18]=1;&quot;seg1&quot;;IF([.BG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8]+1" office:value-type="float" office:value="12">
            <text:p>12</text:p>
          </table:table-cell>
          <table:table-cell table:style-name="ce31" table:formula="of:=MOD(ROUNDDOWN([.$B19]/[.C$6]);2)" office:value-type="float" office:value="1">
            <text:p>1</text:p>
          </table:table-cell>
          <table:table-cell table:style-name="ce31" table:formula="of:=MOD(ROUNDDOWN([.$B19]/[.D$6]);2)" office:value-type="float" office:value="1">
            <text:p>1</text:p>
          </table:table-cell>
          <table:table-cell table:style-name="ce31" table:formula="of:=MOD(ROUNDDOWN([.$B19]/[.E$6]);2)" office:value-type="float" office:value="0">
            <text:p>0</text:p>
          </table:table-cell>
          <table:table-cell table:style-name="ce43" table:formula="of:=MOD(ROUNDDOWN([.$B19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9];[.$G$5:.$M$22];[.P14];0)" office:value-type="string" office:string-value="X" table:number-columns-spanned="1" table:number-rows-spanned="2">
            <text:p>X</text:p>
          </table:table-cell>
          <table:table-cell table:style-name="segX" table:formula="of:=[.R19]&amp;T(ORG.OPENOFFICE.STYLE(IF([.P19]=1;&quot;seg1&quot;;IF([.P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19];[.$G$5:.$M$22];[.P14];0)" office:value-type="string" office:string-value="X" table:number-columns-spanned="1" table:number-rows-spanned="2">
            <text:p>X</text:p>
          </table:table-cell>
          <table:table-cell table:style-name="segX" table:formula="of:=[.U19]&amp;T(ORG.OPENOFFICE.STYLE(IF([.S19]=1;&quot;seg1&quot;;IF([.S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19];[.$G$5:.$M$22];[.V14];0)" office:value-type="string" office:string-value="X" table:number-columns-spanned="1" table:number-rows-spanned="2">
            <text:p>X</text:p>
          </table:table-cell>
          <table:table-cell table:style-name="segX" table:formula="of:=[.X19]&amp;T(ORG.OPENOFFICE.STYLE(IF([.V19]=1;&quot;seg1&quot;;IF([.V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19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9]&amp;T(ORG.OPENOFFICE.STYLE(IF([.Y19]=1;&quot;seg1&quot;;IF([.Y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9]&amp;T(ORG.OPENOFFICE.STYLE(IF([.AB19]=1;&quot;seg1&quot;;IF([.AB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9]&amp;T(ORG.OPENOFFICE.STYLE(IF([.AE19]=1;&quot;seg1&quot;;IF([.AE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9]&amp;T(ORG.OPENOFFICE.STYLE(IF([.AH19]=1;&quot;seg1&quot;;IF([.AH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9]&amp;T(ORG.OPENOFFICE.STYLE(IF([.AK19]=1;&quot;seg1&quot;;IF([.AK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9]&amp;T(ORG.OPENOFFICE.STYLE(IF([.AN19]=1;&quot;seg1&quot;;IF([.AN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9]&amp;T(ORG.OPENOFFICE.STYLE(IF([.AQ19]=1;&quot;seg1&quot;;IF([.AQ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9]&amp;T(ORG.OPENOFFICE.STYLE(IF([.AT19]=1;&quot;seg1&quot;;IF([.AT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9]&amp;T(ORG.OPENOFFICE.STYLE(IF([.AW19]=1;&quot;seg1&quot;;IF([.AW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9]&amp;T(ORG.OPENOFFICE.STYLE(IF([.AZ19]=1;&quot;seg1&quot;;IF([.AZ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9]&amp;T(ORG.OPENOFFICE.STYLE(IF([.BC19]=1;&quot;seg1&quot;;IF([.BC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9]&amp;T(ORG.OPENOFFICE.STYLE(IF([.BF19]=1;&quot;seg1&quot;;IF([.BF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9]&amp;T(ORG.OPENOFFICE.STYLE(IF([.BI19]=1;&quot;seg1&quot;;IF([.BI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19]+1" office:value-type="float" office:value="13">
            <text:p>13</text:p>
          </table:table-cell>
          <table:table-cell table:style-name="ce31" table:formula="of:=MOD(ROUNDDOWN([.$B20]/[.C$6]);2)" office:value-type="float" office:value="1">
            <text:p>1</text:p>
          </table:table-cell>
          <table:table-cell table:style-name="ce31" table:formula="of:=MOD(ROUNDDOWN([.$B20]/[.D$6]);2)" office:value-type="float" office:value="1">
            <text:p>1</text:p>
          </table:table-cell>
          <table:table-cell table:style-name="ce31" table:formula="of:=MOD(ROUNDDOWN([.$B20]/[.E$6]);2)" office:value-type="float" office:value="0">
            <text:p>0</text:p>
          </table:table-cell>
          <table:table-cell table:style-name="ce43" table:formula="of:=MOD(ROUNDDOWN([.$B20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20]+1" office:value-type="float" office:value="14">
            <text:p>14</text:p>
          </table:table-cell>
          <table:table-cell table:style-name="ce31" table:formula="of:=MOD(ROUNDDOWN([.$B21]/[.C$6]);2)" office:value-type="float" office:value="1">
            <text:p>1</text:p>
          </table:table-cell>
          <table:table-cell table:style-name="ce31" table:formula="of:=MOD(ROUNDDOWN([.$B21]/[.D$6]);2)" office:value-type="float" office:value="1">
            <text:p>1</text:p>
          </table:table-cell>
          <table:table-cell table:style-name="ce31" table:formula="of:=MOD(ROUNDDOWN([.$B21]/[.E$6]);2)" office:value-type="float" office:value="1">
            <text:p>1</text:p>
          </table:table-cell>
          <table:table-cell table:style-name="ce43" table:formula="of:=MOD(ROUNDDOWN([.$B2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21];[.$G$5:.$M$22];[.P14];0)" office:value-type="string" office:string-value="X">
            <text:p>X</text:p>
          </table:table-cell>
          <table:table-cell table:style-name="segX" table:formula="of:=[.T21]&amp;T(ORG.OPENOFFICE.STYLE(IF([.Q21]=1;&quot;seg1&quot;;IF([.Q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21];[.$G$5:.$M$22];[.V14];0)" office:value-type="string" office:string-value="X">
            <text:p>X</text:p>
          </table:table-cell>
          <table:table-cell table:style-name="segX" table:formula="of:=[.Z21]&amp;T(ORG.OPENOFFICE.STYLE(IF([.W21]=1;&quot;seg1&quot;;IF([.W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21];[.$G$5:.$M$22];[.AB14];0)" office:value-type="string" office:string-value="X">
            <text:p>X</text:p>
          </table:table-cell>
          <table:table-cell table:style-name="segX" table:formula="of:=[.AF21]&amp;T(ORG.OPENOFFICE.STYLE(IF([.AC21]=1;&quot;seg1&quot;;IF([.AC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21];[.$G$5:.$M$22];[.AH14];0)" office:value-type="string" office:string-value="X">
            <text:p>X</text:p>
          </table:table-cell>
          <table:table-cell table:style-name="segX" table:formula="of:=[.AL21]&amp;T(ORG.OPENOFFICE.STYLE(IF([.AI21]=1;&quot;seg1&quot;;IF([.AI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21];[.$G$5:.$M$22];[.AN14];0)" office:value-type="string" office:string-value="X">
            <text:p>X</text:p>
          </table:table-cell>
          <table:table-cell table:style-name="segX" table:formula="of:=[.AR21]&amp;T(ORG.OPENOFFICE.STYLE(IF([.AO21]=1;&quot;seg1&quot;;IF([.AO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21];[.$G$5:.$M$22];[.AT14];0)" office:value-type="string" office:string-value="X">
            <text:p>X</text:p>
          </table:table-cell>
          <table:table-cell table:style-name="segX" table:formula="of:=[.AX21]&amp;T(ORG.OPENOFFICE.STYLE(IF([.AU21]=1;&quot;seg1&quot;;IF([.AU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21];[.$G$5:.$M$22];[.AZ14];0)" office:value-type="string" office:string-value="X">
            <text:p>X</text:p>
          </table:table-cell>
          <table:table-cell table:style-name="segX" table:formula="of:=[.BD21]&amp;T(ORG.OPENOFFICE.STYLE(IF([.BA21]=1;&quot;seg1&quot;;IF([.BA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21];[.$G$5:.$M$22];[.BF14];0)" office:value-type="string" office:string-value="X">
            <text:p>X</text:p>
          </table:table-cell>
          <table:table-cell table:style-name="segX" table:formula="of:=[.BJ21]&amp;T(ORG.OPENOFFICE.STYLE(IF([.BG21]=1;&quot;seg1&quot;;IF([.BG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7" table:formula="of:=[.B21]+1" office:value-type="float" office:value="15">
            <text:p>15</text:p>
          </table:table-cell>
          <table:table-cell table:style-name="ce31" table:formula="of:=MOD(ROUNDDOWN([.$B22]/[.C$6]);2)" office:value-type="float" office:value="1">
            <text:p>1</text:p>
          </table:table-cell>
          <table:table-cell table:style-name="ce31" table:formula="of:=MOD(ROUNDDOWN([.$B22]/[.D$6]);2)" office:value-type="float" office:value="1">
            <text:p>1</text:p>
          </table:table-cell>
          <table:table-cell table:style-name="ce31" table:formula="of:=MOD(ROUNDDOWN([.$B22]/[.E$6]);2)" office:value-type="float" office:value="1">
            <text:p>1</text:p>
          </table:table-cell>
          <table:table-cell table:style-name="ce43" table:formula="of:=MOD(ROUNDDOWN([.$B2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20" table:number-columns-repeated="12"/>
          <table:table-cell table:style-name="Default"/>
          <table:table-cell table:style-name="ce5"/>
          <table:table-cell table:number-columns-repeated="914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 table:number-columns-repeated="14"/>
          <table:table-cell/>
          <table:table-cell table:style-name="ce84" office:value-type="string" table:number-columns-spanned="48" table:number-rows-spanned="1">
            <text:p>Karnaugh-maps</text:p>
          </table:table-cell>
          <table:covered-table-cell table:number-columns-repeated="12" table:style-name="Default"/>
          <table:covered-table-cell table:style-name="ce29"/>
          <table:covered-table-cell table:number-columns-repeated="34"/>
          <table:table-cell table:number-columns-repeated="961"/>
        </table:table-row>
        <table:table-row table:style-name="ro4">
          <table:table-cell table:style-name="Default" table:number-columns-repeated="14"/>
          <table:table-cell table:style-name="ce75"/>
          <table:table-cell table:style-name="ce6" office:value-type="string" table:number-columns-spanned="2" table:number-rows-spanned="2">
            <text:p>a</text:p>
          </table:table-cell>
          <table:covered-table-cell table:style-name="ce21" table:formula="of:=MATCH([.P25];[.$G$5:.$M$5])+5" office:value-type="float" office:value="6">
            <text:p>6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b</text:p>
          </table:table-cell>
          <table:covered-table-cell table:style-name="ce115" table:formula="of:=MATCH([.W25];[.$G$5:.$M$5])+5" office:value-type="float" office:value="7">
            <text:p>7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c</text:p>
          </table:table-cell>
          <table:covered-table-cell table:style-name="ce21" table:formula="of:=MATCH([.AD25];[.$G$5:.$M$5])+5" office:value-type="float" office:value="8">
            <text:p>8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d</text:p>
          </table:table-cell>
          <table:covered-table-cell table:style-name="ce21" table:formula="of:=MATCH([.AK25];[.$G$5:.$M$5])+5" office:value-type="float" office:value="9">
            <text:p>9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e</text:p>
          </table:table-cell>
          <table:covered-table-cell table:style-name="ce21" table:formula="of:=MATCH([.AR25];[.$G$5:.$M$5])+5" office:value-type="float" office:value="10">
            <text:p>10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f</text:p>
          </table:table-cell>
          <table:covered-table-cell table:style-name="ce21" table:formula="of:=MATCH([.AY25];[.$G$5:.$M$5])+5" office:value-type="float" office:value="11">
            <text:p>11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g</text:p>
          </table:table-cell>
          <table:covered-table-cell table:style-name="ce21" table:formula="of:=MATCH([.BF25];[.$G$5:.$M$5])+5" office:value-type="float" office:value="12">
            <text:p>12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110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R25];1;1);[.$C$5:.$F$6];2;0)*MID([.R26];1;1) + HLOOKUP(MID([.R25];2;1);[.$C$5:.$F$6];2;0)*MID([.R26];2;1)" office:value-type="float" office:value="0">
            <text:p>0</text:p>
          </table:table-cell>
          <table:table-cell table:style-name="ce34" table:formula="of:=HLOOKUP(MID([.R25];1;1);[.$C$5:.$F$6];2;0)*MID([.S26];1;1) + HLOOKUP(MID([.R25];2;1);[.$C$5:.$F$6];2;0)*MID([.S26];2;1)" office:value-type="float" office:value="1">
            <text:p>1</text:p>
          </table:table-cell>
          <table:table-cell table:style-name="ce34" table:formula="of:=HLOOKUP(MID([.R25];1;1);[.$C$5:.$F$6];2;0)*MID([.T26];1;1) + HLOOKUP(MID([.R25];2;1);[.$C$5:.$F$6];2;0)*MID([.T26];2;1)" office:value-type="float" office:value="3">
            <text:p>3</text:p>
          </table:table-cell>
          <table:table-cell table:style-name="ce34" table:formula="of:=HLOOKUP(MID([.R25];1;1);[.$C$5:.$F$6];2;0)*MID([.U26];1;1) + HLOOKUP(MID([.R25];2;1);[.$C$5:.$F$6];2;0)*MID([.U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Y25];1;1);[.$C$5:.$F$6];2;0)*MID([.Y26];1;1) + HLOOKUP(MID([.Y25];2;1);[.$C$5:.$F$6];2;0)*MID([.Y26];2;1)" office:value-type="float" office:value="0">
            <text:p>0</text:p>
          </table:table-cell>
          <table:table-cell table:style-name="ce34" table:formula="of:=HLOOKUP(MID([.Y25];1;1);[.$C$5:.$F$6];2;0)*MID([.Z26];1;1) + HLOOKUP(MID([.Y25];2;1);[.$C$5:.$F$6];2;0)*MID([.Z26];2;1)" office:value-type="float" office:value="1">
            <text:p>1</text:p>
          </table:table-cell>
          <table:table-cell table:style-name="ce34" table:formula="of:=HLOOKUP(MID([.Y25];1;1);[.$C$5:.$F$6];2;0)*MID([.AA26];1;1) + HLOOKUP(MID([.Y25];2;1);[.$C$5:.$F$6];2;0)*MID([.AA26];2;1)" office:value-type="float" office:value="3">
            <text:p>3</text:p>
          </table:table-cell>
          <table:table-cell table:style-name="ce119" table:formula="of:=HLOOKUP(MID([.Y25];1;1);[.$C$5:.$F$6];2;0)*MID([.AB26];1;1) + HLOOKUP(MID([.Y25];2;1);[.$C$5:.$F$6];2;0)*MID([.AB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F25];1;1);[.$C$5:.$F$6];2;0)*MID([.AF26];1;1) + HLOOKUP(MID([.AF25];2;1);[.$C$5:.$F$6];2;0)*MID([.AF26];2;1)" office:value-type="float" office:value="0">
            <text:p>0</text:p>
          </table:table-cell>
          <table:table-cell table:style-name="ce34" table:formula="of:=HLOOKUP(MID([.AF25];1;1);[.$C$5:.$F$6];2;0)*MID([.AG26];1;1) + HLOOKUP(MID([.AF25];2;1);[.$C$5:.$F$6];2;0)*MID([.AG26];2;1)" office:value-type="float" office:value="1">
            <text:p>1</text:p>
          </table:table-cell>
          <table:table-cell table:style-name="ce34" table:formula="of:=HLOOKUP(MID([.AF25];1;1);[.$C$5:.$F$6];2;0)*MID([.AH26];1;1) + HLOOKUP(MID([.AF25];2;1);[.$C$5:.$F$6];2;0)*MID([.AH26];2;1)" office:value-type="float" office:value="3">
            <text:p>3</text:p>
          </table:table-cell>
          <table:table-cell table:style-name="ce34" table:formula="of:=HLOOKUP(MID([.AF25];1;1);[.$C$5:.$F$6];2;0)*MID([.AI26];1;1) + HLOOKUP(MID([.AF25];2;1);[.$C$5:.$F$6];2;0)*MID([.AI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M25];1;1);[.$C$5:.$F$6];2;0)*MID([.AM26];1;1) + HLOOKUP(MID([.AM25];2;1);[.$C$5:.$F$6];2;0)*MID([.AM26];2;1)" office:value-type="float" office:value="0">
            <text:p>0</text:p>
          </table:table-cell>
          <table:table-cell table:style-name="ce34" table:formula="of:=HLOOKUP(MID([.AM25];1;1);[.$C$5:.$F$6];2;0)*MID([.AN26];1;1) + HLOOKUP(MID([.AM25];2;1);[.$C$5:.$F$6];2;0)*MID([.AN26];2;1)" office:value-type="float" office:value="1">
            <text:p>1</text:p>
          </table:table-cell>
          <table:table-cell table:style-name="ce34" table:formula="of:=HLOOKUP(MID([.AM25];1;1);[.$C$5:.$F$6];2;0)*MID([.AO26];1;1) + HLOOKUP(MID([.AM25];2;1);[.$C$5:.$F$6];2;0)*MID([.AO26];2;1)" office:value-type="float" office:value="3">
            <text:p>3</text:p>
          </table:table-cell>
          <table:table-cell table:style-name="ce34" table:formula="of:=HLOOKUP(MID([.AM25];1;1);[.$C$5:.$F$6];2;0)*MID([.AP26];1;1) + HLOOKUP(MID([.AM25];2;1);[.$C$5:.$F$6];2;0)*MID([.AP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T25];1;1);[.$C$5:.$F$6];2;0)*MID([.AT26];1;1) + HLOOKUP(MID([.AT25];2;1);[.$C$5:.$F$6];2;0)*MID([.AT26];2;1)" office:value-type="float" office:value="0">
            <text:p>0</text:p>
          </table:table-cell>
          <table:table-cell table:style-name="ce34" table:formula="of:=HLOOKUP(MID([.AT25];1;1);[.$C$5:.$F$6];2;0)*MID([.AU26];1;1) + HLOOKUP(MID([.AT25];2;1);[.$C$5:.$F$6];2;0)*MID([.AU26];2;1)" office:value-type="float" office:value="1">
            <text:p>1</text:p>
          </table:table-cell>
          <table:table-cell table:style-name="ce34" table:formula="of:=HLOOKUP(MID([.AT25];1;1);[.$C$5:.$F$6];2;0)*MID([.AV26];1;1) + HLOOKUP(MID([.AT25];2;1);[.$C$5:.$F$6];2;0)*MID([.AV26];2;1)" office:value-type="float" office:value="3">
            <text:p>3</text:p>
          </table:table-cell>
          <table:table-cell table:style-name="ce34" table:formula="of:=HLOOKUP(MID([.AT25];1;1);[.$C$5:.$F$6];2;0)*MID([.AW26];1;1) + HLOOKUP(MID([.AT25];2;1);[.$C$5:.$F$6];2;0)*MID([.AW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A25];1;1);[.$C$5:.$F$6];2;0)*MID([.BA26];1;1) + HLOOKUP(MID([.BA25];2;1);[.$C$5:.$F$6];2;0)*MID([.BA26];2;1)" office:value-type="float" office:value="0">
            <text:p>0</text:p>
          </table:table-cell>
          <table:table-cell table:style-name="ce34" table:formula="of:=HLOOKUP(MID([.BA25];1;1);[.$C$5:.$F$6];2;0)*MID([.BB26];1;1) + HLOOKUP(MID([.BA25];2;1);[.$C$5:.$F$6];2;0)*MID([.BB26];2;1)" office:value-type="float" office:value="1">
            <text:p>1</text:p>
          </table:table-cell>
          <table:table-cell table:style-name="ce34" table:formula="of:=HLOOKUP(MID([.BA25];1;1);[.$C$5:.$F$6];2;0)*MID([.BC26];1;1) + HLOOKUP(MID([.BA25];2;1);[.$C$5:.$F$6];2;0)*MID([.BC26];2;1)" office:value-type="float" office:value="3">
            <text:p>3</text:p>
          </table:table-cell>
          <table:table-cell table:style-name="ce34" table:formula="of:=HLOOKUP(MID([.BA25];1;1);[.$C$5:.$F$6];2;0)*MID([.BD26];1;1) + HLOOKUP(MID([.BA25];2;1);[.$C$5:.$F$6];2;0)*MID([.BD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H25];1;1);[.$C$5:.$F$6];2;0)*MID([.BH26];1;1) + HLOOKUP(MID([.BH25];2;1);[.$C$5:.$F$6];2;0)*MID([.BH26];2;1)" office:value-type="float" office:value="0">
            <text:p>0</text:p>
          </table:table-cell>
          <table:table-cell table:style-name="ce34" table:formula="of:=HLOOKUP(MID([.BH25];1;1);[.$C$5:.$F$6];2;0)*MID([.BI26];1;1) + HLOOKUP(MID([.BH25];2;1);[.$C$5:.$F$6];2;0)*MID([.BI26];2;1)" office:value-type="float" office:value="1">
            <text:p>1</text:p>
          </table:table-cell>
          <table:table-cell table:style-name="ce34" table:formula="of:=HLOOKUP(MID([.BH25];1;1);[.$C$5:.$F$6];2;0)*MID([.BJ26];1;1) + HLOOKUP(MID([.BH25];2;1);[.$C$5:.$F$6];2;0)*MID([.BJ26];2;1)" office:value-type="float" office:value="3">
            <text:p>3</text:p>
          </table:table-cell>
          <table:table-cell table:style-name="ce34" table:formula="of:=HLOOKUP(MID([.BH25];1;1);[.$C$5:.$F$6];2;0)*MID([.BK26];1;1) + HLOOKUP(MID([.BH25];2;1);[.$C$5:.$F$6];2;0)*MID([.BK26];2;1)" office:value-type="float" office:value="2">
            <text:p>2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0</text:p>
          </table:table-cell>
          <table:table-cell table:style-name="ce23" table:formula="of:=HLOOKUP(MID([.P27];1;1);[.$C$5:.$F$6];2;0)*MID([.P28];1;1) + HLOOKUP(MID([.P27];2;1);[.$C$5:.$F$6];2;0)*MID([.P28];2;1)" office:value-type="float" office:value="0">
            <text:p>0</text:p>
          </table:table-cell>
          <table:table-cell table:style-name="ce35" table:formula="of:=VLOOKUP([.Q28]+[.R27];[.$B$7:.$M$22];[.Q25])" office:value-type="float" office:value="0">
            <text:p>0</text:p>
          </table:table-cell>
          <table:table-cell table:style-name="ce35" table:formula="of:=VLOOKUP([.Q28]+[.S27];[.$B$7:.$M$22];[.Q25])" office:value-type="float" office:value="0">
            <text:p>0</text:p>
          </table:table-cell>
          <table:table-cell table:style-name="ce121" table:formula="of:=VLOOKUP([.Q28]+[.T27];[.$B$7:.$M$22];[.Q25])" office:value-type="string" office:string-value="X">
            <text:p>X</text:p>
          </table:table-cell>
          <table:table-cell table:style-name="ce121" table:formula="of:=VLOOKUP([.Q28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W27];1;1);[.$C$5:.$F$6];2;0)*MID([.W28];1;1) + HLOOKUP(MID([.W27];2;1);[.$C$5:.$F$6];2;0)*MID([.W28];2;1)" office:value-type="float" office:value="0">
            <text:p>0</text:p>
          </table:table-cell>
          <table:table-cell table:style-name="ce97" table:formula="of:=VLOOKUP([.X28]+[.Y27];[.$B$7:.$M$22];[.X25])" office:value-type="float" office:value="0">
            <text:p>0</text:p>
          </table:table-cell>
          <table:table-cell table:style-name="ce35" table:formula="of:=VLOOKUP([.X28]+[.Z27];[.$B$7:.$M$22];[.X25])" office:value-type="float" office:value="1">
            <text:p>1</text:p>
          </table:table-cell>
          <table:table-cell table:style-name="ce35" table:formula="of:=VLOOKUP([.X28]+[.AA27];[.$B$7:.$M$22];[.X25])" office:value-type="string" office:string-value="X">
            <text:p>X</text:p>
          </table:table-cell>
          <table:table-cell table:style-name="ce35" table:formula="of:=VLOOKUP([.X28]+[.AB27];[.$B$7:.$M$22];[.X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D27];1;1);[.$C$5:.$F$6];2;0)*MID([.AD28];1;1) + HLOOKUP(MID([.AD27];2;1);[.$C$5:.$F$6];2;0)*MID([.AD28];2;1)" office:value-type="float" office:value="0">
            <text:p>0</text:p>
          </table:table-cell>
          <table:table-cell table:style-name="ce35" table:formula="of:=VLOOKUP([.AE28]+[.AF27];[.$B$7:.$M$22];[.AE25])" office:value-type="float" office:value="0">
            <text:p>0</text:p>
          </table:table-cell>
          <table:table-cell table:style-name="ce121" table:formula="of:=VLOOKUP([.AE28]+[.AG27];[.$B$7:.$M$22];[.AE25])" office:value-type="float" office:value="1">
            <text:p>1</text:p>
          </table:table-cell>
          <table:table-cell table:style-name="ce121" table:formula="of:=VLOOKUP([.AE28]+[.AH27];[.$B$7:.$M$22];[.AE25])" office:value-type="string" office:string-value="X">
            <text:p>X</text:p>
          </table:table-cell>
          <table:table-cell table:style-name="ce35" table:formula="of:=VLOOKUP([.AE28]+[.AI27];[.$B$7:.$M$22];[.AE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K27];1;1);[.$C$5:.$F$6];2;0)*MID([.AK28];1;1) + HLOOKUP(MID([.AK27];2;1);[.$C$5:.$F$6];2;0)*MID([.AK28];2;1)" office:value-type="float" office:value="0">
            <text:p>0</text:p>
          </table:table-cell>
          <table:table-cell table:style-name="ce35" table:formula="of:=VLOOKUP([.AL28]+[.AM27];[.$B$7:.$M$22];[.AL25])" office:value-type="float" office:value="0">
            <text:p>0</text:p>
          </table:table-cell>
          <table:table-cell table:style-name="ce35" table:formula="of:=VLOOKUP([.AL28]+[.AN27];[.$B$7:.$M$22];[.AL25])" office:value-type="float" office:value="0">
            <text:p>0</text:p>
          </table:table-cell>
          <table:table-cell table:style-name="ce121" table:formula="of:=VLOOKUP([.AL28]+[.AO27];[.$B$7:.$M$22];[.AL25])" office:value-type="string" office:string-value="X">
            <text:p>X</text:p>
          </table:table-cell>
          <table:table-cell table:style-name="ce121" table:formula="of:=VLOOKUP([.AL28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R27];1;1);[.$C$5:.$F$6];2;0)*MID([.AR28];1;1) + HLOOKUP(MID([.AR27];2;1);[.$C$5:.$F$6];2;0)*MID([.AR28];2;1)" office:value-type="float" office:value="0">
            <text:p>0</text:p>
          </table:table-cell>
          <table:table-cell table:style-name="ce35" table:formula="of:=VLOOKUP([.AS28]+[.AT27];[.$B$7:.$M$22];[.AS25])" office:value-type="float" office:value="0">
            <text:p>0</text:p>
          </table:table-cell>
          <table:table-cell table:style-name="ce35" table:formula="of:=VLOOKUP([.AS28]+[.AU27];[.$B$7:.$M$22];[.AS25])" office:value-type="float" office:value="0">
            <text:p>0</text:p>
          </table:table-cell>
          <table:table-cell table:style-name="ce121" table:formula="of:=VLOOKUP([.AS28]+[.AV27];[.$B$7:.$M$22];[.AS25])" office:value-type="string" office:string-value="X">
            <text:p>X</text:p>
          </table:table-cell>
          <table:table-cell table:style-name="ce121" table:formula="of:=VLOOKUP([.AS28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Y27];1;1);[.$C$5:.$F$6];2;0)*MID([.AY28];1;1) + HLOOKUP(MID([.AY27];2;1);[.$C$5:.$F$6];2;0)*MID([.AY28];2;1)" office:value-type="float" office:value="0">
            <text:p>0</text:p>
          </table:table-cell>
          <table:table-cell table:style-name="ce35" table:formula="of:=VLOOKUP([.AZ28]+[.BA27];[.$B$7:.$M$22];[.AZ25])" office:value-type="float" office:value="0">
            <text:p>0</text:p>
          </table:table-cell>
          <table:table-cell table:style-name="ce35" table:formula="of:=VLOOKUP([.AZ28]+[.BB27];[.$B$7:.$M$22];[.AZ25])" office:value-type="float" office:value="0">
            <text:p>0</text:p>
          </table:table-cell>
          <table:table-cell table:style-name="ce35" table:formula="of:=VLOOKUP([.AZ28]+[.BC27];[.$B$7:.$M$22];[.AZ25])" office:value-type="string" office:string-value="X">
            <text:p>X</text:p>
          </table:table-cell>
          <table:table-cell table:style-name="ce35" table:formula="of:=VLOOKUP([.AZ28]+[.BD27];[.$B$7:.$M$22];[.AZ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BF27];1;1);[.$C$5:.$F$6];2;0)*MID([.BF28];1;1) + HLOOKUP(MID([.BF27];2;1);[.$C$5:.$F$6];2;0)*MID([.BF28];2;1)" office:value-type="float" office:value="0">
            <text:p>0</text:p>
          </table:table-cell>
          <table:table-cell table:style-name="ce35" table:formula="of:=VLOOKUP([.BG28]+[.BH27];[.$B$7:.$M$22];[.BG25])" office:value-type="float" office:value="0">
            <text:p>0</text:p>
          </table:table-cell>
          <table:table-cell table:style-name="ce35" table:formula="of:=VLOOKUP([.BG28]+[.BI27];[.$B$7:.$M$22];[.BG25])" office:value-type="float" office:value="0">
            <text:p>0</text:p>
          </table:table-cell>
          <table:table-cell table:style-name="ce121" table:formula="of:=VLOOKUP([.BG28]+[.BJ27];[.$B$7:.$M$22];[.BG25])" office:value-type="string" office:string-value="X">
            <text:p>X</text:p>
          </table:table-cell>
          <table:table-cell table:style-name="ce121" table:formula="of:=VLOOKUP([.BG28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1</text:p>
          </table:table-cell>
          <table:table-cell table:style-name="ce23" table:formula="of:=HLOOKUP(MID([.P27];1;1);[.$C$5:.$F$6];2;0)*MID([.P29];1;1) + HLOOKUP(MID([.P27];2;1);[.$C$5:.$F$6];2;0)*MID([.P29];2;1)" office:value-type="float" office:value="4">
            <text:p>4</text:p>
          </table:table-cell>
          <table:table-cell table:style-name="ce35" table:formula="of:=VLOOKUP([.Q29]+[.R27];[.$B$7:.$M$22];[.Q25])" office:value-type="string" office:string-value="X">
            <text:p>X</text:p>
          </table:table-cell>
          <table:table-cell table:style-name="ce35" table:formula="of:=VLOOKUP([.Q29]+[.S27];[.$B$7:.$M$22];[.Q25])" office:value-type="string" office:string-value="X">
            <text:p>X</text:p>
          </table:table-cell>
          <table:table-cell table:style-name="ce121" table:formula="of:=VLOOKUP([.Q29]+[.T27];[.$B$7:.$M$22];[.Q25])" office:value-type="string" office:string-value="X">
            <text:p>X</text:p>
          </table:table-cell>
          <table:table-cell table:style-name="ce121" table:formula="of:=VLOOKUP([.Q29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W27];1;1);[.$C$5:.$F$6];2;0)*MID([.W29];1;1) + HLOOKUP(MID([.W27];2;1);[.$C$5:.$F$6];2;0)*MID([.W29];2;1)" office:value-type="float" office:value="4">
            <text:p>4</text:p>
          </table:table-cell>
          <table:table-cell table:style-name="ce97" table:formula="of:=VLOOKUP([.X29]+[.Y27];[.$B$7:.$M$22];[.X25])" office:value-type="string" office:string-value="X">
            <text:p>X</text:p>
          </table:table-cell>
          <table:table-cell table:style-name="ce35" table:formula="of:=VLOOKUP([.X29]+[.Z27];[.$B$7:.$M$22];[.X25])" office:value-type="string" office:string-value="X">
            <text:p>X</text:p>
          </table:table-cell>
          <table:table-cell table:style-name="ce35" table:formula="of:=VLOOKUP([.X29]+[.AA27];[.$B$7:.$M$22];[.X25])" office:value-type="string" office:string-value="X">
            <text:p>X</text:p>
          </table:table-cell>
          <table:table-cell table:style-name="ce35" table:formula="of:=VLOOKUP([.X29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D27];1;1);[.$C$5:.$F$6];2;0)*MID([.AD29];1;1) + HLOOKUP(MID([.AD27];2;1);[.$C$5:.$F$6];2;0)*MID([.AD29];2;1)" office:value-type="float" office:value="4">
            <text:p>4</text:p>
          </table:table-cell>
          <table:table-cell table:style-name="ce35" table:formula="of:=VLOOKUP([.AE29]+[.AF27];[.$B$7:.$M$22];[.AE25])" office:value-type="string" office:string-value="X">
            <text:p>X</text:p>
          </table:table-cell>
          <table:table-cell table:style-name="ce121" table:formula="of:=VLOOKUP([.AE29]+[.AG27];[.$B$7:.$M$22];[.AE25])" office:value-type="string" office:string-value="X">
            <text:p>X</text:p>
          </table:table-cell>
          <table:table-cell table:style-name="ce121" table:formula="of:=VLOOKUP([.AE29]+[.AH27];[.$B$7:.$M$22];[.AE25])" office:value-type="string" office:string-value="X">
            <text:p>X</text:p>
          </table:table-cell>
          <table:table-cell table:style-name="ce35" table:formula="of:=VLOOKUP([.AE29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K27];1;1);[.$C$5:.$F$6];2;0)*MID([.AK29];1;1) + HLOOKUP(MID([.AK27];2;1);[.$C$5:.$F$6];2;0)*MID([.AK29];2;1)" office:value-type="float" office:value="4">
            <text:p>4</text:p>
          </table:table-cell>
          <table:table-cell table:style-name="ce35" table:formula="of:=VLOOKUP([.AL29]+[.AM27];[.$B$7:.$M$22];[.AL25])" office:value-type="string" office:string-value="X">
            <text:p>X</text:p>
          </table:table-cell>
          <table:table-cell table:style-name="ce35" table:formula="of:=VLOOKUP([.AL29]+[.AN27];[.$B$7:.$M$22];[.AL25])" office:value-type="string" office:string-value="X">
            <text:p>X</text:p>
          </table:table-cell>
          <table:table-cell table:style-name="ce121" table:formula="of:=VLOOKUP([.AL29]+[.AO27];[.$B$7:.$M$22];[.AL25])" office:value-type="string" office:string-value="X">
            <text:p>X</text:p>
          </table:table-cell>
          <table:table-cell table:style-name="ce121" table:formula="of:=VLOOKUP([.AL29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R27];1;1);[.$C$5:.$F$6];2;0)*MID([.AR29];1;1) + HLOOKUP(MID([.AR27];2;1);[.$C$5:.$F$6];2;0)*MID([.AR29];2;1)" office:value-type="float" office:value="4">
            <text:p>4</text:p>
          </table:table-cell>
          <table:table-cell table:style-name="ce35" table:formula="of:=VLOOKUP([.AS29]+[.AT27];[.$B$7:.$M$22];[.AS25])" office:value-type="string" office:string-value="X">
            <text:p>X</text:p>
          </table:table-cell>
          <table:table-cell table:style-name="ce35" table:formula="of:=VLOOKUP([.AS29]+[.AU27];[.$B$7:.$M$22];[.AS25])" office:value-type="string" office:string-value="X">
            <text:p>X</text:p>
          </table:table-cell>
          <table:table-cell table:style-name="ce121" table:formula="of:=VLOOKUP([.AS29]+[.AV27];[.$B$7:.$M$22];[.AS25])" office:value-type="string" office:string-value="X">
            <text:p>X</text:p>
          </table:table-cell>
          <table:table-cell table:style-name="ce121" table:formula="of:=VLOOKUP([.AS29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Y27];1;1);[.$C$5:.$F$6];2;0)*MID([.AY29];1;1) + HLOOKUP(MID([.AY27];2;1);[.$C$5:.$F$6];2;0)*MID([.AY29];2;1)" office:value-type="float" office:value="4">
            <text:p>4</text:p>
          </table:table-cell>
          <table:table-cell table:style-name="ce35" table:formula="of:=VLOOKUP([.AZ29]+[.BA27];[.$B$7:.$M$22];[.AZ25])" office:value-type="string" office:string-value="X">
            <text:p>X</text:p>
          </table:table-cell>
          <table:table-cell table:style-name="ce35" table:formula="of:=VLOOKUP([.AZ29]+[.BB27];[.$B$7:.$M$22];[.AZ25])" office:value-type="string" office:string-value="X">
            <text:p>X</text:p>
          </table:table-cell>
          <table:table-cell table:style-name="ce35" table:formula="of:=VLOOKUP([.AZ29]+[.BC27];[.$B$7:.$M$22];[.AZ25])" office:value-type="string" office:string-value="X">
            <text:p>X</text:p>
          </table:table-cell>
          <table:table-cell table:style-name="ce35" table:formula="of:=VLOOKUP([.AZ29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BF27];1;1);[.$C$5:.$F$6];2;0)*MID([.BF29];1;1) + HLOOKUP(MID([.BF27];2;1);[.$C$5:.$F$6];2;0)*MID([.BF29];2;1)" office:value-type="float" office:value="4">
            <text:p>4</text:p>
          </table:table-cell>
          <table:table-cell table:style-name="ce35" table:formula="of:=VLOOKUP([.BG29]+[.BH27];[.$B$7:.$M$22];[.BG25])" office:value-type="string" office:string-value="X">
            <text:p>X</text:p>
          </table:table-cell>
          <table:table-cell table:style-name="ce35" table:formula="of:=VLOOKUP([.BG29]+[.BI27];[.$B$7:.$M$22];[.BG25])" office:value-type="string" office:string-value="X">
            <text:p>X</text:p>
          </table:table-cell>
          <table:table-cell table:style-name="ce121" table:formula="of:=VLOOKUP([.BG29]+[.BJ27];[.$B$7:.$M$22];[.BG25])" office:value-type="string" office:string-value="X">
            <text:p>X</text:p>
          </table:table-cell>
          <table:table-cell table:style-name="ce121" table:formula="of:=VLOOKUP([.BG29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1</text:p>
          </table:table-cell>
          <table:table-cell table:style-name="ce23" table:formula="of:=HLOOKUP(MID([.P27];1;1);[.$C$5:.$F$6];2;0)*MID([.P30];1;1) + HLOOKUP(MID([.P27];2;1);[.$C$5:.$F$6];2;0)*MID([.P30];2;1)" office:value-type="float" office:value="12">
            <text:p>12</text:p>
          </table:table-cell>
          <table:table-cell table:style-name="ce35" table:formula="of:=VLOOKUP([.Q30]+[.R27];[.$B$7:.$M$22];[.Q25])" office:value-type="string" office:string-value="X">
            <text:p>X</text:p>
          </table:table-cell>
          <table:table-cell table:style-name="ce35" table:formula="of:=VLOOKUP([.Q30]+[.S27];[.$B$7:.$M$22];[.Q25])" office:value-type="string" office:string-value="X">
            <text:p>X</text:p>
          </table:table-cell>
          <table:table-cell table:style-name="ce121" table:formula="of:=VLOOKUP([.Q30]+[.T27];[.$B$7:.$M$22];[.Q25])" office:value-type="string" office:string-value="X">
            <text:p>X</text:p>
          </table:table-cell>
          <table:table-cell table:style-name="ce121" table:formula="of:=VLOOKUP([.Q30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W27];1;1);[.$C$5:.$F$6];2;0)*MID([.W30];1;1) + HLOOKUP(MID([.W27];2;1);[.$C$5:.$F$6];2;0)*MID([.W30];2;1)" office:value-type="float" office:value="12">
            <text:p>12</text:p>
          </table:table-cell>
          <table:table-cell table:style-name="ce97" table:formula="of:=VLOOKUP([.X30]+[.Y27];[.$B$7:.$M$22];[.X25])" office:value-type="string" office:string-value="X">
            <text:p>X</text:p>
          </table:table-cell>
          <table:table-cell table:style-name="ce35" table:formula="of:=VLOOKUP([.X30]+[.Z27];[.$B$7:.$M$22];[.X25])" office:value-type="string" office:string-value="X">
            <text:p>X</text:p>
          </table:table-cell>
          <table:table-cell table:style-name="ce35" table:formula="of:=VLOOKUP([.X30]+[.AA27];[.$B$7:.$M$22];[.X25])" office:value-type="string" office:string-value="X">
            <text:p>X</text:p>
          </table:table-cell>
          <table:table-cell table:style-name="ce35" table:formula="of:=VLOOKUP([.X30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D27];1;1);[.$C$5:.$F$6];2;0)*MID([.AD30];1;1) + HLOOKUP(MID([.AD27];2;1);[.$C$5:.$F$6];2;0)*MID([.AD30];2;1)" office:value-type="float" office:value="12">
            <text:p>12</text:p>
          </table:table-cell>
          <table:table-cell table:style-name="ce35" table:formula="of:=VLOOKUP([.AE30]+[.AF27];[.$B$7:.$M$22];[.AE25])" office:value-type="string" office:string-value="X">
            <text:p>X</text:p>
          </table:table-cell>
          <table:table-cell table:style-name="ce121" table:formula="of:=VLOOKUP([.AE30]+[.AG27];[.$B$7:.$M$22];[.AE25])" office:value-type="string" office:string-value="X">
            <text:p>X</text:p>
          </table:table-cell>
          <table:table-cell table:style-name="ce121" table:formula="of:=VLOOKUP([.AE30]+[.AH27];[.$B$7:.$M$22];[.AE25])" office:value-type="string" office:string-value="X">
            <text:p>X</text:p>
          </table:table-cell>
          <table:table-cell table:style-name="ce35" table:formula="of:=VLOOKUP([.AE30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K27];1;1);[.$C$5:.$F$6];2;0)*MID([.AK30];1;1) + HLOOKUP(MID([.AK27];2;1);[.$C$5:.$F$6];2;0)*MID([.AK30];2;1)" office:value-type="float" office:value="12">
            <text:p>12</text:p>
          </table:table-cell>
          <table:table-cell table:style-name="ce35" table:formula="of:=VLOOKUP([.AL30]+[.AM27];[.$B$7:.$M$22];[.AL25])" office:value-type="string" office:string-value="X">
            <text:p>X</text:p>
          </table:table-cell>
          <table:table-cell table:style-name="ce35" table:formula="of:=VLOOKUP([.AL30]+[.AN27];[.$B$7:.$M$22];[.AL25])" office:value-type="string" office:string-value="X">
            <text:p>X</text:p>
          </table:table-cell>
          <table:table-cell table:style-name="ce121" table:formula="of:=VLOOKUP([.AL30]+[.AO27];[.$B$7:.$M$22];[.AL25])" office:value-type="string" office:string-value="X">
            <text:p>X</text:p>
          </table:table-cell>
          <table:table-cell table:style-name="ce121" table:formula="of:=VLOOKUP([.AL30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R27];1;1);[.$C$5:.$F$6];2;0)*MID([.AR30];1;1) + HLOOKUP(MID([.AR27];2;1);[.$C$5:.$F$6];2;0)*MID([.AR30];2;1)" office:value-type="float" office:value="12">
            <text:p>12</text:p>
          </table:table-cell>
          <table:table-cell table:style-name="ce35" table:formula="of:=VLOOKUP([.AS30]+[.AT27];[.$B$7:.$M$22];[.AS25])" office:value-type="string" office:string-value="X">
            <text:p>X</text:p>
          </table:table-cell>
          <table:table-cell table:style-name="ce35" table:formula="of:=VLOOKUP([.AS30]+[.AU27];[.$B$7:.$M$22];[.AS25])" office:value-type="string" office:string-value="X">
            <text:p>X</text:p>
          </table:table-cell>
          <table:table-cell table:style-name="ce121" table:formula="of:=VLOOKUP([.AS30]+[.AV27];[.$B$7:.$M$22];[.AS25])" office:value-type="string" office:string-value="X">
            <text:p>X</text:p>
          </table:table-cell>
          <table:table-cell table:style-name="ce121" table:formula="of:=VLOOKUP([.AS30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Y27];1;1);[.$C$5:.$F$6];2;0)*MID([.AY30];1;1) + HLOOKUP(MID([.AY27];2;1);[.$C$5:.$F$6];2;0)*MID([.AY30];2;1)" office:value-type="float" office:value="12">
            <text:p>12</text:p>
          </table:table-cell>
          <table:table-cell table:style-name="ce35" table:formula="of:=VLOOKUP([.AZ30]+[.BA27];[.$B$7:.$M$22];[.AZ25])" office:value-type="string" office:string-value="X">
            <text:p>X</text:p>
          </table:table-cell>
          <table:table-cell table:style-name="ce35" table:formula="of:=VLOOKUP([.AZ30]+[.BB27];[.$B$7:.$M$22];[.AZ25])" office:value-type="string" office:string-value="X">
            <text:p>X</text:p>
          </table:table-cell>
          <table:table-cell table:style-name="ce35" table:formula="of:=VLOOKUP([.AZ30]+[.BC27];[.$B$7:.$M$22];[.AZ25])" office:value-type="string" office:string-value="X">
            <text:p>X</text:p>
          </table:table-cell>
          <table:table-cell table:style-name="ce35" table:formula="of:=VLOOKUP([.AZ30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BF27];1;1);[.$C$5:.$F$6];2;0)*MID([.BF30];1;1) + HLOOKUP(MID([.BF27];2;1);[.$C$5:.$F$6];2;0)*MID([.BF30];2;1)" office:value-type="float" office:value="12">
            <text:p>12</text:p>
          </table:table-cell>
          <table:table-cell table:style-name="ce35" table:formula="of:=VLOOKUP([.BG30]+[.BH27];[.$B$7:.$M$22];[.BG25])" office:value-type="string" office:string-value="X">
            <text:p>X</text:p>
          </table:table-cell>
          <table:table-cell table:style-name="ce35" table:formula="of:=VLOOKUP([.BG30]+[.BI27];[.$B$7:.$M$22];[.BG25])" office:value-type="string" office:string-value="X">
            <text:p>X</text:p>
          </table:table-cell>
          <table:table-cell table:style-name="ce121" table:formula="of:=VLOOKUP([.BG30]+[.BJ27];[.$B$7:.$M$22];[.BG25])" office:value-type="string" office:string-value="X">
            <text:p>X</text:p>
          </table:table-cell>
          <table:table-cell table:style-name="ce121" table:formula="of:=VLOOKUP([.BG30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0</text:p>
          </table:table-cell>
          <table:table-cell table:style-name="ce23" table:formula="of:=HLOOKUP(MID([.P27];1;1);[.$C$5:.$F$6];2;0)*MID([.P31];1;1) + HLOOKUP(MID([.P27];2;1);[.$C$5:.$F$6];2;0)*MID([.P31];2;1)" office:value-type="float" office:value="8">
            <text:p>8</text:p>
          </table:table-cell>
          <table:table-cell table:style-name="ce35" table:formula="of:=VLOOKUP([.Q31]+[.R27];[.$B$7:.$M$22];[.Q25])" office:value-type="string" office:string-value="X">
            <text:p>X</text:p>
          </table:table-cell>
          <table:table-cell table:style-name="ce35" table:formula="of:=VLOOKUP([.Q31]+[.S27];[.$B$7:.$M$22];[.Q25])" office:value-type="string" office:string-value="X">
            <text:p>X</text:p>
          </table:table-cell>
          <table:table-cell table:style-name="ce121" table:formula="of:=VLOOKUP([.Q31]+[.T27];[.$B$7:.$M$22];[.Q25])" office:value-type="string" office:string-value="X">
            <text:p>X</text:p>
          </table:table-cell>
          <table:table-cell table:style-name="ce121" table:formula="of:=VLOOKUP([.Q31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W27];1;1);[.$C$5:.$F$6];2;0)*MID([.W31];1;1) + HLOOKUP(MID([.W27];2;1);[.$C$5:.$F$6];2;0)*MID([.W31];2;1)" office:value-type="float" office:value="8">
            <text:p>8</text:p>
          </table:table-cell>
          <table:table-cell table:style-name="ce97" table:formula="of:=VLOOKUP([.X31]+[.Y27];[.$B$7:.$M$22];[.X25])" office:value-type="string" office:string-value="X">
            <text:p>X</text:p>
          </table:table-cell>
          <table:table-cell table:style-name="ce35" table:formula="of:=VLOOKUP([.X31]+[.Z27];[.$B$7:.$M$22];[.X25])" office:value-type="string" office:string-value="X">
            <text:p>X</text:p>
          </table:table-cell>
          <table:table-cell table:style-name="ce35" table:formula="of:=VLOOKUP([.X31]+[.AA27];[.$B$7:.$M$22];[.X25])" office:value-type="string" office:string-value="X">
            <text:p>X</text:p>
          </table:table-cell>
          <table:table-cell table:style-name="ce35" table:formula="of:=VLOOKUP([.X31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D27];1;1);[.$C$5:.$F$6];2;0)*MID([.AD31];1;1) + HLOOKUP(MID([.AD27];2;1);[.$C$5:.$F$6];2;0)*MID([.AD31];2;1)" office:value-type="float" office:value="8">
            <text:p>8</text:p>
          </table:table-cell>
          <table:table-cell table:style-name="ce35" table:formula="of:=VLOOKUP([.AE31]+[.AF27];[.$B$7:.$M$22];[.AE25])" office:value-type="string" office:string-value="X">
            <text:p>X</text:p>
          </table:table-cell>
          <table:table-cell table:style-name="ce121" table:formula="of:=VLOOKUP([.AE31]+[.AG27];[.$B$7:.$M$22];[.AE25])" office:value-type="string" office:string-value="X">
            <text:p>X</text:p>
          </table:table-cell>
          <table:table-cell table:style-name="ce121" table:formula="of:=VLOOKUP([.AE31]+[.AH27];[.$B$7:.$M$22];[.AE25])" office:value-type="string" office:string-value="X">
            <text:p>X</text:p>
          </table:table-cell>
          <table:table-cell table:style-name="ce35" table:formula="of:=VLOOKUP([.AE31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K27];1;1);[.$C$5:.$F$6];2;0)*MID([.AK31];1;1) + HLOOKUP(MID([.AK27];2;1);[.$C$5:.$F$6];2;0)*MID([.AK31];2;1)" office:value-type="float" office:value="8">
            <text:p>8</text:p>
          </table:table-cell>
          <table:table-cell table:style-name="ce35" table:formula="of:=VLOOKUP([.AL31]+[.AM27];[.$B$7:.$M$22];[.AL25])" office:value-type="string" office:string-value="X">
            <text:p>X</text:p>
          </table:table-cell>
          <table:table-cell table:style-name="ce35" table:formula="of:=VLOOKUP([.AL31]+[.AN27];[.$B$7:.$M$22];[.AL25])" office:value-type="string" office:string-value="X">
            <text:p>X</text:p>
          </table:table-cell>
          <table:table-cell table:style-name="ce121" table:formula="of:=VLOOKUP([.AL31]+[.AO27];[.$B$7:.$M$22];[.AL25])" office:value-type="string" office:string-value="X">
            <text:p>X</text:p>
          </table:table-cell>
          <table:table-cell table:style-name="ce121" table:formula="of:=VLOOKUP([.AL31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R27];1;1);[.$C$5:.$F$6];2;0)*MID([.AR31];1;1) + HLOOKUP(MID([.AR27];2;1);[.$C$5:.$F$6];2;0)*MID([.AR31];2;1)" office:value-type="float" office:value="8">
            <text:p>8</text:p>
          </table:table-cell>
          <table:table-cell table:style-name="ce35" table:formula="of:=VLOOKUP([.AS31]+[.AT27];[.$B$7:.$M$22];[.AS25])" office:value-type="string" office:string-value="X">
            <text:p>X</text:p>
          </table:table-cell>
          <table:table-cell table:style-name="ce35" table:formula="of:=VLOOKUP([.AS31]+[.AU27];[.$B$7:.$M$22];[.AS25])" office:value-type="string" office:string-value="X">
            <text:p>X</text:p>
          </table:table-cell>
          <table:table-cell table:style-name="ce121" table:formula="of:=VLOOKUP([.AS31]+[.AV27];[.$B$7:.$M$22];[.AS25])" office:value-type="string" office:string-value="X">
            <text:p>X</text:p>
          </table:table-cell>
          <table:table-cell table:style-name="ce121" table:formula="of:=VLOOKUP([.AS31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Y27];1;1);[.$C$5:.$F$6];2;0)*MID([.AY31];1;1) + HLOOKUP(MID([.AY27];2;1);[.$C$5:.$F$6];2;0)*MID([.AY31];2;1)" office:value-type="float" office:value="8">
            <text:p>8</text:p>
          </table:table-cell>
          <table:table-cell table:style-name="ce35" table:formula="of:=VLOOKUP([.AZ31]+[.BA27];[.$B$7:.$M$22];[.AZ25])" office:value-type="string" office:string-value="X">
            <text:p>X</text:p>
          </table:table-cell>
          <table:table-cell table:style-name="ce35" table:formula="of:=VLOOKUP([.AZ31]+[.BB27];[.$B$7:.$M$22];[.AZ25])" office:value-type="string" office:string-value="X">
            <text:p>X</text:p>
          </table:table-cell>
          <table:table-cell table:style-name="ce35" table:formula="of:=VLOOKUP([.AZ31]+[.BC27];[.$B$7:.$M$22];[.AZ25])" office:value-type="string" office:string-value="X">
            <text:p>X</text:p>
          </table:table-cell>
          <table:table-cell table:style-name="ce35" table:formula="of:=VLOOKUP([.AZ31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BF27];1;1);[.$C$5:.$F$6];2;0)*MID([.BF31];1;1) + HLOOKUP(MID([.BF27];2;1);[.$C$5:.$F$6];2;0)*MID([.BF31];2;1)" office:value-type="float" office:value="8">
            <text:p>8</text:p>
          </table:table-cell>
          <table:table-cell table:style-name="ce35" table:formula="of:=VLOOKUP([.BG31]+[.BH27];[.$B$7:.$M$22];[.BG25])" office:value-type="string" office:string-value="X">
            <text:p>X</text:p>
          </table:table-cell>
          <table:table-cell table:style-name="ce35" table:formula="of:=VLOOKUP([.BG31]+[.BI27];[.$B$7:.$M$22];[.BG25])" office:value-type="string" office:string-value="X">
            <text:p>X</text:p>
          </table:table-cell>
          <table:table-cell table:style-name="ce121" table:formula="of:=VLOOKUP([.BG31]+[.BJ27];[.$B$7:.$M$22];[.BG25])" office:value-type="string" office:string-value="X">
            <text:p>X</text:p>
          </table:table-cell>
          <table:table-cell table:style-name="ce121" table:formula="of:=VLOOKUP([.BG31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">
            <text:p>1</text:p>
          </table:table-cell>
          <table:table-cell table:style-name="ce77" office:value-type="string">
            <text:p>F</text:p>
          </table:table-cell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2">
            <text:p>2</text:p>
          </table:table-cell>
          <table:table-cell table:style-name="ce77" office:value-type="string">
            <text:p>G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B A</text:p>
          </table:table-cell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3">
            <text:p>3</text:p>
          </table:table-cell>
          <table:table-cell table:style-name="ce77" office:value-type="string">
            <text:p>H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4">
            <text:p>4</text:p>
          </table:table-cell>
          <table:table-cell table:style-name="ce77" office:value-type="string">
            <text:p>I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5">
            <text:p>5</text:p>
          </table:table-cell>
          <table:table-cell table:style-name="ce77" office:value-type="string">
            <text:p>J</text:p>
          </table:table-cell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6">
            <text:p>6</text:p>
          </table:table-cell>
          <table:table-cell table:style-name="ce77" office:value-type="string">
            <text:p>K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7">
            <text:p>7</text:p>
          </table:table-cell>
          <table:table-cell table:style-name="ce77" office:value-type="string">
            <text:p>L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8">
            <text:p>8</text:p>
          </table:table-cell>
          <table:table-cell table:style-name="ce77" office:value-type="string">
            <text:p>M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9">
            <text:p>9</text:p>
          </table:table-cell>
          <table:table-cell table:style-name="ce77" office:value-type="string">
            <text:p>N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0">
            <text:p>10</text:p>
          </table:table-cell>
          <table:table-cell table:style-name="ce77" office:value-type="string">
            <text:p>O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1">
            <text:p>11</text:p>
          </table:table-cell>
          <table:table-cell table:style-name="ce77" office:value-type="string">
            <text:p>P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2">
            <text:p>12</text:p>
          </table:table-cell>
          <table:table-cell table:style-name="ce77" office:value-type="string">
            <text:p>Q</text:p>
          </table:table-cell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3">
            <text:p>13</text:p>
          </table:table-cell>
          <table:table-cell table:style-name="ce77" office:value-type="string">
            <text:p>R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4">
            <text:p>14</text:p>
          </table:table-cell>
          <table:table-cell table:style-name="ce77" office:value-type="string">
            <text:p>S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4"/>
          <table:table-cell table:style-name="ce145"/>
          <table:table-cell table:style-name="ce38" table:number-columns-repeated="3"/>
          <table:table-cell table:style-name="ce147"/>
          <table:table-cell table:style-name="ce38" table:number-columns-repeated="4"/>
          <table:table-cell table:style-name="ce47" office:value-type="float" office:value="15">
            <text:p>15</text:p>
          </table:table-cell>
          <table:table-cell table:style-name="ce77" office:value-type="string">
            <text:p>T</text:p>
          </table:table-cell>
          <table:table-cell table:style-name="ce12" table:number-columns-spanned="6" table:number-rows-spanned="1"/>
          <table:covered-table-cell table:number-columns-repeated="5" table:style-name="ce3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style-name="ce138"/>
          <table:table-cell table:number-columns-repeated="959"/>
        </table:table-row>
        <table:table-row table:style-name="ro4">
          <table:table-cell table:style-name="Default" table:number-columns-repeated="4"/>
          <table:table-cell table:style-name="ce38"/>
          <table:table-cell table:style-name="Default" table:number-columns-repeated="3"/>
          <table:table-cell table:style-name="ce148" office:value-type="string" table:number-columns-spanned="6" table:number-rows-spanned="1">
            <text:p>Inv. Inputs (none used)</text:p>
          </table:table-cell>
          <table:covered-table-cell table:number-columns-repeated="4" table:style-name="ce50"/>
          <table:covered-table-cell table:style-name="ce61"/>
          <table:table-cell table:style-name="ce61"/>
          <table:table-cell table:style-name="ce89" office:value-type="string" table:number-columns-spanned="6" table:number-rows-spanned="1">
            <text:p>a = B</text:p>
          </table:table-cell>
          <table:covered-table-cell table:number-columns-repeated="5" table:style-name="ce95"/>
          <table:table-cell table:style-name="ce109"/>
          <table:table-cell table:style-name="ce13" office:value-type="string" table:number-columns-spanned="6" table:number-rows-spanned="1">
            <text:p>b = -H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c = 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d = a = B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e = a = B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f = 0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g = a = B</text:p>
          </table:table-cell>
          <table:covered-table-cell table:number-columns-repeated="4" table:style-name="ce28"/>
          <table:covered-table-cell table:style-name="ce49"/>
          <table:table-cell table:style-name="ce135" office:value-type="string" table:number-columns-spanned="6" table:number-rows-spanned="1">
            <text:p>total</text:p>
          </table:table-cell>
          <table:covered-table-cell table:style-name="ce138"/>
          <table:covered-table-cell table:number-columns-repeated="4"/>
          <table:table-cell table:number-columns-repeated="955"/>
        </table:table-row>
        <table:table-row table:style-name="ro4">
          <table:table-cell table:style-name="Default" table:number-columns-repeated="3"/>
          <table:table-cell table:style-name="ce38"/>
          <table:table-cell table:style-name="ce40" office:value-type="string" table:number-columns-spanned="4" table:number-rows-spanned="1">
            <text:p>transistors:</text:p>
          </table:table-cell>
          <table:covered-table-cell table:number-columns-repeated="2" table:style-name="ce20"/>
          <table:covered-table-cell table:style-name="ce60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132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136" table:formula="of:=SUM([.I48:.BK48])" office:value-type="float" office:value="3" table:number-columns-spanned="2" table:number-rows-spanned="1">
            <text:p>3</text:p>
          </table:table-cell>
          <table:covered-table-cell table:style-name="ce90"/>
          <table:table-cell table:style-name="ce140" office:value-type="string" table:number-columns-spanned="4" table:number-rows-spanned="1">
            <text:p><text:s/>transistors</text:p>
          </table:table-cell>
          <table:covered-table-cell table:number-columns-repeated="2" table:style-name="ce142"/>
          <table:covered-table-cell table:style-name="ce140"/>
          <table:table-cell table:style-name="ce144"/>
          <table:table-cell table:number-columns-repeated="954"/>
        </table:table-row>
        <table:table-row table:style-name="ro4">
          <table:table-cell table:style-name="Default" table:number-columns-repeated="4"/>
          <table:table-cell table:style-name="ce41" office:value-type="string" table:number-columns-spanned="4" table:number-rows-spanned="1">
            <text:p>gates:</text:p>
          </table:table-cell>
          <table:covered-table-cell table:number-columns-repeated="2" table:style-name="ce50"/>
          <table:covered-table-cell table:style-name="ce61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133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137" table:formula="of:=SUM([.I49:.BK49])" office:value-type="float" office:value="2" table:number-columns-spanned="2" table:number-rows-spanned="1">
            <text:p>2</text:p>
          </table:table-cell>
          <table:covered-table-cell table:style-name="ce139"/>
          <table:table-cell table:style-name="ce141" office:value-type="string" table:number-columns-spanned="4" table:number-rows-spanned="1">
            <text:p><text:s/>gates</text:p>
          </table:table-cell>
          <table:covered-table-cell table:number-columns-repeated="2" table:style-name="ce143"/>
          <table:covered-table-cell table:style-name="ce141"/>
          <table:table-cell table:number-columns-repeated="955"/>
        </table:table-row>
        <table:table-row table:style-name="ro4">
          <table:table-cell table:style-name="Default" table:number-columns-repeated="4"/>
          <table:table-cell table:style-name="ce20" table:number-columns-repeated="11"/>
          <table:table-cell table:style-name="ce36"/>
          <table:table-cell table:style-name="ce90" table:number-columns-repeated="54"/>
          <table:table-cell table:number-columns-repeated="954"/>
        </table:table-row>
        <table:table-row table:style-name="ro4" table:number-rows-repeated="26">
          <table:table-cell table:style-name="Default" table:number-columns-repeated="14"/>
          <table:table-cell table:number-columns-repeated="1010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 table:number-rows-repeated="14">
          <table:table-cell table:style-name="Default"/>
          <table:table-cell table:number-columns-repeated="17"/>
          <table:table-cell table:style-name="Default" table:number-columns-repeated="17"/>
          <table:table-cell table:number-columns-repeated="989"/>
        </table:table-row>
        <table:table-row table:style-name="ro4" table:number-rows-repeated="2">
          <table:table-cell table:number-columns-repeated="18"/>
          <table:table-cell table:style-name="Default" table:number-columns-repeated="17"/>
          <table:table-cell table:number-columns-repeated="989"/>
        </table:table-row>
        <table:table-row table:style-name="ro4" table:number-rows-repeated="1048449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expression table:name="a" table:base-cell-address="$totals.$B$87" table:expression="$'3bit-to-7seg, 0-7'.$b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date-style style:name="N111">
      <number:day-of-week/>
      <number:text>, </number:text>
      <number:day number:style="long"/>
      <number:text>.</number:text>
      <number:month number:style="long"/>
      <number:text>.</number:text>
      <number:year number:style="long"/>
    </number:date-style>
    <number:number-style style:name="N112">
      <number:number number:decimal-places="0" number:min-integer-digits="1"/>
      <number:text>x </number:text>
    </number:number-style>
    <number:number-style style:name="N113">
      <number:number number:decimal-places="0" number:min-integer-digits="0"/>
      <number:text> mm</number:text>
    </number:number-style>
    <number:number-style style:name="N114">
      <number:number number:decimal-places="1" number:min-integer-digits="0"/>
      <number:text> mm</number:text>
    </number:number-style>
    <number:number-style style:name="N115">
      <number:number number:decimal-places="0" number:min-integer-digits="0"/>
    </number:number-style>
    <number:number-style style:name="N116">
      <number:number number:decimal-places="1" number:min-integer-digits="0"/>
    </number:number-style>
    <number:number-style style:name="N117">
      <number:text/>
    </number:number-style>
    <number:number-style style:name="N118">
      <number:number number:decimal-places="0" number:min-integer-digits="2"/>
    </number:number-style>
    <number:number-style style:name="N120P0" style:volatile="true">
      <style:text-properties fo:color="#00ff00"/>
      <number:number number:decimal-places="0" number:min-integer-digits="1"/>
    </number:number-style>
    <number:number-style style:name="N120P1" style:volatile="true">
      <style:text-properties fo:color="#00ff00"/>
      <number:number number:decimal-places="0" number:min-integer-digits="1"/>
    </number:number-style>
    <number:number-style style:name="N120">
      <style:text-properties fo:color="#ff0000"/>
      <number:number number:decimal-places="0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style:text-properties fo:color="#00ff00"/>
      <number:text>PASS</number:text>
    </number:number-style>
    <number:number-style style:name="N122P1" style:volatile="true">
      <style:text-properties fo:color="#00ff00"/>
      <number:text>PASS</number:text>
    </number:number-style>
    <number:number-style style:name="N122">
      <style:text-properties fo:color="#ff0000"/>
      <number:text>FAIL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number number:decimal-places="0" number:min-integer-digits="1"/>
    </number:number-style>
    <number:number-style style:name="N123">
      <style:text-properties fo:color="#ff0000"/>
      <number:text>-</number:text>
      <number:number number:decimal-places="0" number:min-integer-digits="1"/>
      <style:map style:condition="value()&gt;=0" style:apply-style-name="N123P0"/>
    </number:number-style>
    <number:number-style style:name="N125P0" style:volatile="true">
      <number:text>+</number:text>
      <number:number number:decimal-places="0" number:min-integer-digits="1"/>
    </number:number-style>
    <number:number-style style:name="N125">
      <style:text-properties fo:color="#ff0000"/>
      <number:text>-</number:text>
      <number:number number:decimal-places="0" number:min-integer-digits="1"/>
      <style:map style:condition="value()&gt;=0" style:apply-style-name="N125P0"/>
    </number:number-style>
    <number:number-style style:name="N127P0" style:volatile="true">
      <number:text>+</number:text>
      <number:number number:decimal-places="0" number:min-integer-digits="1"/>
    </number:number-style>
    <number:number-style style:name="N127P1" style:volatile="true">
      <style:text-properties fo:color="#ff0000"/>
      <number:text>-</number:text>
      <number:number number:decimal-places="0" number:min-integer-digits="1"/>
    </number:number-style>
    <number:number-style style:name="N127">
      <number:number number:decimal-places="0" number:min-integer-digits="1"/>
      <style:map style:condition="value()&gt;0" style:apply-style-name="N127P0"/>
      <style:map style:condition="value()&lt;0" style:apply-style-name="N127P1"/>
    </number:number-style>
    <style:style style:name="Default" style:family="table-cell">
      <style:text-properties style:font-name="Arial" fo:font-size="10pt" style:font-size-asian="10pt" style:font-name-complex="Mang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gment_5f_On" style:display-name="Segment_On" style:family="table-cell" style:parent-style-name="Default" style:data-style-name="N0">
      <style:table-cell-properties fo:background-color="#0000ff" style:text-align-source="fix" style:repeat-content="false" fo:border="0.002cm solid #999999"/>
      <style:paragraph-properties fo:text-align="center" fo:margin-left="0cm"/>
      <style:text-properties style:font-name="Arial" fo:font-size="10pt" style:font-size-asian="10pt" style:font-size-complex="10pt"/>
    </style:style>
    <style:style style:name="Segment_5f_Off" style:display-name="Segment_Off" style:family="table-cell" style:parent-style-name="Default">
      <style:table-cell-properties fo:background-color="#cccccc" style:text-align-source="fix" style:repeat-content="false" fo:border="0.002cm solid #999999"/>
      <style:paragraph-properties fo:text-align="center" fo:margin-left="0cm"/>
      <style:text-properties style:font-name="Arial" fo:font-size="10pt" style:font-size-asian="10pt" style:font-size-complex="10pt"/>
    </style:style>
    <style:style style:name="Segment_5f_Indet" style:display-name="Segment_Indet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seg0" style:family="table-cell" style:parent-style-name="Segment_5f_On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seg1" style:family="table-cell" style:parent-style-name="Segment_5f_On">
      <style:table-cell-properties fo:border="0.002cm solid #000000" style:vertical-align="middle"/>
    </style:style>
    <style:style style:name="segX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/>
    </style:style>
    <style:style style:name="SegBG" style:family="table-cell" style:parent-style-name="Default" style:data-style-name="N1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color="#e6e6e6" style:font-name="Arial" fo:font-size="8pt" fo:font-style="italic" style:font-size-asian="8pt" style:font-style-asian="italic" style:font-size-complex="8pt" style:font-style-complex="ital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1.04.2017</text:date>, <text:time>01:55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7:45:12.96</meta:creation-date>
    <dc:date>2017-04-01T01:55:40.90</dc:date>
    <meta:editing-duration>P129DT1H31M37S</meta:editing-duration>
    <meta:editing-cycles>181</meta:editing-cycles>
    <meta:generator>OpenOffice/4.1.2$Win32 OpenOffice.org_project/412m3$Build-9782</meta:generator>
    <meta:document-statistic meta:table-count="9" meta:cell-count="7455" meta:object-count="0"/>
  </office:meta>
</office:document-meta>
</file>